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831in" svg:y="1.1268in">
            <draw:object draw:notify-on-update-of-ranges="Sheet1.B2:Sheet1.B95 Sheet1.C1:Sheet1.C1 Sheet1.C2:Sheet1.C95 Sheet1.Q2:Sheet1.Q127 Sheet1.R2:Sheet1.R127 Sheet1.AF2:Sheet1.AF89 Sheet1.AG2:Sheet1.AG89 Sheet1.BJ2:Sheet1.BJ89 Sheet1.BK2:Sheet1.BK89 Sheet1.AU2:Sheet1.AU89 Sheet1.AV2:Sheet1.AV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386in" svg:y="0.6665in">
            <draw:object draw:notify-on-update-of-ranges="Sheet1.E2:Sheet1.E89 Sheet1.F1:Sheet1.F1 Sheet1.F2:Sheet1.F89 Sheet1.AX2:Sheet1.AX89 Sheet1.AY2:Sheet1.AY89 Sheet1.AI2:Sheet1.AI89 Sheet1.AJ2:Sheet1.AJ89 Sheet1.BM2:Sheet1.BM89 Sheet1.BN2:Sheet1.BN89 Sheet1.T2:Sheet1.T127 Sheet1.U2:Sheet1.U1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7059in" svg:y="4.3717in">
            <draw:object draw:notify-on-update-of-ranges="Sheet1.E2:Sheet1.E95 Sheet1.G1:Sheet1.G1 Sheet1.G2:Sheet1.G95 Sheet1.AX2:Sheet1.AX100 Sheet1.AZ2:Sheet1.AZ100 Sheet1.AI2:Sheet1.AI89 Sheet1.AK2:Sheet1.AK89 Sheet1.BM2:Sheet1.BM89 Sheet1.BO2:Sheet1.BO89 Sheet1.T2:Sheet1.T89 Sheet1.V2:Sheet1.V8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4" table:default-cell-style-name="Default"/>
        <table:table-row table:style-name="ro2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float" office:value="0.202792">
            <text:p>0.202792</text:p>
          </table:table-cell>
          <table:table-cell office:value-type="float" office:value="-0.0595181">
            <text:p>-0.0595181</text:p>
          </table:table-cell>
          <table:table-cell office:value-type="float" office:value="0.72463">
            <text:p>0.72463</text:p>
          </table:table-cell>
          <table:table-cell office:value-type="float" office:value="1">
            <text:p>1</text:p>
          </table:table-cell>
          <table:table-cell office:value-type="float" office:value="0.00131245">
            <text:p>0.00131245</text:p>
          </table:table-cell>
          <table:table-cell office:value-type="float" office:value="0.000597973">
            <text:p>0.000597973</text:p>
          </table:table-cell>
          <table:table-cell office:value-type="float" office:value="0.000445258">
            <text:p>0.000445258</text:p>
          </table:table-cell>
          <table:table-cell table:number-columns-repeated="3" office:value-type="float" office:value="0">
            <text:p>0</text:p>
          </table:table-cell>
          <table:table-cell office:value-type="float" office:value="0.0398118">
            <text:p>0.0398118</text:p>
          </table:table-cell>
          <table:table-cell office:value-type="float" office:value="0.0181388">
            <text:p>0.0181388</text:p>
          </table:table-cell>
          <table:table-cell office:value-type="float" office:value="0.0135064">
            <text:p>0.0135064</text:p>
          </table:table-cell>
          <table:table-cell/>
          <table:table-cell office:value-type="float" office:value="0">
            <text:p>0</text:p>
          </table:table-cell>
          <table:table-cell office:value-type="float" office:value="0.128301">
            <text:p>0.128301</text:p>
          </table:table-cell>
          <table:table-cell office:value-type="float" office:value="-0.0812766">
            <text:p>-0.0812766</text:p>
          </table:table-cell>
          <table:table-cell office:value-type="float" office:value="0.708763">
            <text:p>0.708763</text:p>
          </table:table-cell>
          <table:table-cell office:value-type="float" office:value="1">
            <text:p>1</text:p>
          </table:table-cell>
          <table:table-cell office:value-type="float" office:value="-0.00474514">
            <text:p>-0.00474514</text:p>
          </table:table-cell>
          <table:table-cell office:value-type="float" office:value="-0.00355449">
            <text:p>-0.00355449</text:p>
          </table:table-cell>
          <table:table-cell office:value-type="float" office:value="-0.00444643">
            <text:p>-0.00444643</text:p>
          </table:table-cell>
          <table:table-cell table:number-columns-repeated="3" office:value-type="float" office:value="0">
            <text:p>0</text:p>
          </table:table-cell>
          <table:table-cell office:value-type="float" office:value="-0.222151">
            <text:p>-0.222151</text:p>
          </table:table-cell>
          <table:table-cell office:value-type="float" office:value="-0.166408">
            <text:p>-0.166408</text:p>
          </table:table-cell>
          <table:table-cell office:value-type="float" office:value="-0.208166">
            <text:p>-0.208166</text:p>
          </table:table-cell>
          <table:table-cell/>
          <table:table-cell office:value-type="float" office:value="0">
            <text:p>0</text:p>
          </table:table-cell>
          <table:table-cell office:value-type="float" office:value="0.315308">
            <text:p>0.315308</text:p>
          </table:table-cell>
          <table:table-cell office:value-type="float" office:value="-0.218343">
            <text:p>-0.218343</text:p>
          </table:table-cell>
          <table:table-cell office:value-type="float" office:value="1.02009">
            <text:p>1.02009</text:p>
          </table:table-cell>
          <table:table-cell office:value-type="float" office:value="1">
            <text:p>1</text:p>
          </table:table-cell>
          <table:table-cell office:value-type="float" office:value="0.00275368">
            <text:p>0.00275368</text:p>
          </table:table-cell>
          <table:table-cell office:value-type="float" office:value="0.00208028">
            <text:p>0.00208028</text:p>
          </table:table-cell>
          <table:table-cell office:value-type="float" office:value="-0.00146933">
            <text:p>-0.00146933</text:p>
          </table:table-cell>
          <table:table-cell table:number-columns-repeated="3" office:value-type="float" office:value="0">
            <text:p>0</text:p>
          </table:table-cell>
          <table:table-cell office:value-type="float" office:value="0.0531064">
            <text:p>0.0531064</text:p>
          </table:table-cell>
          <table:table-cell office:value-type="float" office:value="0.0401194">
            <text:p>0.0401194</text:p>
          </table:table-cell>
          <table:table-cell office:value-type="float" office:value="-0.028337">
            <text:p>-0.028337</text:p>
          </table:table-cell>
          <table:table-cell/>
          <table:table-cell office:value-type="float" office:value="0">
            <text:p>0</text:p>
          </table:table-cell>
          <table:table-cell office:value-type="float" office:value="0.324963">
            <text:p>0.324963</text:p>
          </table:table-cell>
          <table:table-cell office:value-type="float" office:value="-0.234251">
            <text:p>-0.234251</text:p>
          </table:table-cell>
          <table:table-cell office:value-type="float" office:value="1.06833">
            <text:p>1.06833</text:p>
          </table:table-cell>
          <table:table-cell office:value-type="float" office:value="1">
            <text:p>1</text:p>
          </table:table-cell>
          <table:table-cell office:value-type="float" office:value="-0.0059527">
            <text:p>-0.0059527</text:p>
          </table:table-cell>
          <table:table-cell office:value-type="float" office:value="-0.000548228">
            <text:p>-0.000548228</text:p>
          </table:table-cell>
          <table:table-cell office:value-type="float" office:value="-0.00196259">
            <text:p>-0.00196259</text:p>
          </table:table-cell>
          <table:table-cell table:number-columns-repeated="3" office:value-type="float" office:value="0">
            <text:p>0</text:p>
          </table:table-cell>
          <table:table-cell office:value-type="float" office:value="-0.103617">
            <text:p>-0.103617</text:p>
          </table:table-cell>
          <table:table-cell office:value-type="float" office:value="-0.00954288">
            <text:p>-0.00954288</text:p>
          </table:table-cell>
          <table:table-cell office:value-type="float" office:value="-0.0341624">
            <text:p>-0.0341624</text:p>
          </table:table-cell>
          <table:table-cell/>
          <table:table-cell office:value-type="float" office:value="0">
            <text:p>0</text:p>
          </table:table-cell>
          <table:table-cell office:value-type="float" office:value="0.236292">
            <text:p>0.236292</text:p>
          </table:table-cell>
          <table:table-cell office:value-type="float" office:value="-0.0250796">
            <text:p>-0.0250796</text:p>
          </table:table-cell>
          <table:table-cell office:value-type="float" office:value="0.738247">
            <text:p>0.738247</text:p>
          </table:table-cell>
          <table:table-cell office:value-type="float" office:value="1">
            <text:p>1</text:p>
          </table:table-cell>
          <table:table-cell office:value-type="float" office:value="-0.0017374">
            <text:p>-0.0017374</text:p>
          </table:table-cell>
          <table:table-cell office:value-type="float" office:value="0.0121942">
            <text:p>0.0121942</text:p>
          </table:table-cell>
          <table:table-cell office:value-type="float" office:value="0.00182218">
            <text:p>0.00182218</text:p>
          </table:table-cell>
          <table:table-cell table:number-columns-repeated="3" office:value-type="float" office:value="0">
            <text:p>0</text:p>
          </table:table-cell>
          <table:table-cell office:value-type="float" office:value="-0.0609726">
            <text:p>-0.0609726</text:p>
          </table:table-cell>
          <table:table-cell office:value-type="float" office:value="0.427946">
            <text:p>0.427946</text:p>
          </table:table-cell>
          <table:table-cell office:value-type="float" office:value="0.0639478">
            <text:p>0.0639478</text:p>
          </table:table-cell>
        </table:table-row>
        <table:table-row table:style-name="ro4">
          <table:table-cell office:value-type="float" office:value="0.171026">
            <text:p>0.171026</text:p>
          </table:table-cell>
          <table:table-cell office:value-type="float" office:value="0.203956">
            <text:p>0.203956</text:p>
          </table:table-cell>
          <table:table-cell office:value-type="float" office:value="-0.0589876">
            <text:p>-0.0589876</text:p>
          </table:table-cell>
          <table:table-cell office:value-type="float" office:value="0.725025">
            <text:p>0.725025</text:p>
          </table:table-cell>
          <table:table-cell office:value-type="float" office:value="0.953342">
            <text:p>0.953342</text:p>
          </table:table-cell>
          <table:table-cell office:value-type="float" office:value="-0.000754693">
            <text:p>-0.000754693</text:p>
          </table:table-cell>
          <table:table-cell office:value-type="float" office:value="-0.00231765">
            <text:p>-0.00231765</text:p>
          </table:table-cell>
          <table:table-cell office:value-type="float" office:value="-0.00183668">
            <text:p>-0.00183668</text:p>
          </table:table-cell>
          <table:table-cell office:value-type="float" office:value="0.00680885">
            <text:p>0.00680885</text:p>
          </table:table-cell>
          <table:table-cell office:value-type="float" office:value="0.00310221">
            <text:p>0.00310221</text:p>
          </table:table-cell>
          <table:table-cell office:value-type="float" office:value="0.00230994">
            <text:p>0.00230994</text:p>
          </table:table-cell>
          <table:table-cell office:value-type="float" office:value="-0.000371271">
            <text:p>-0.000371271</text:p>
          </table:table-cell>
          <table:table-cell office:value-type="float" office:value="-0.106395">
            <text:p>-0.106395</text:p>
          </table:table-cell>
          <table:table-cell office:value-type="float" office:value="-0.0062207">
            <text:p>-0.0062207</text:p>
          </table:table-cell>
          <table:table-cell/>
          <table:table-cell office:value-type="float" office:value="0.057429">
            <text:p>0.057429</text:p>
          </table:table-cell>
          <table:table-cell office:value-type="float" office:value="0.127568">
            <text:p>0.127568</text:p>
          </table:table-cell>
          <table:table-cell office:value-type="float" office:value="-0.0818254">
            <text:p>-0.0818254</text:p>
          </table:table-cell>
          <table:table-cell office:value-type="float" office:value="0.708076">
            <text:p>0.708076</text:p>
          </table:table-cell>
          <table:table-cell office:value-type="float" office:value="0.975541">
            <text:p>0.975541</text:p>
          </table:table-cell>
          <table:table-cell office:value-type="float" office:value="0.184144">
            <text:p>0.184144</text:p>
          </table:table-cell>
          <table:table-cell office:value-type="float" office:value="0.155801">
            <text:p>0.155801</text:p>
          </table:table-cell>
          <table:table-cell office:value-type="float" office:value="-0.232151">
            <text:p>-0.232151</text:p>
          </table:table-cell>
          <table:table-cell office:value-type="float" office:value="-0.0127579">
            <text:p>-0.0127579</text:p>
          </table:table-cell>
          <table:table-cell office:value-type="float" office:value="-0.00955667">
            <text:p>-0.00955667</text:p>
          </table:table-cell>
          <table:table-cell office:value-type="float" office:value="-0.0119548">
            <text:p>-0.0119548</text:p>
          </table:table-cell>
          <table:table-cell office:value-type="float" office:value="8.6916">
            <text:p>8.6916</text:p>
          </table:table-cell>
          <table:table-cell office:value-type="float" office:value="7.35203">
            <text:p>7.35203</text:p>
          </table:table-cell>
          <table:table-cell office:value-type="float" office:value="-10.8186">
            <text:p>-10.8186</text:p>
          </table:table-cell>
          <table:table-cell/>
          <table:table-cell office:value-type="float" office:value="0.335089">
            <text:p>0.335089</text:p>
          </table:table-cell>
          <table:table-cell office:value-type="float" office:value="0.321271">
            <text:p>0.321271</text:p>
          </table:table-cell>
          <table:table-cell office:value-type="float" office:value="-0.213838">
            <text:p>-0.213838</text:p>
          </table:table-cell>
          <table:table-cell office:value-type="float" office:value="1.01691">
            <text:p>1.01691</text:p>
          </table:table-cell>
          <table:table-cell office:value-type="float" office:value="0.942216">
            <text:p>0.942216</text:p>
          </table:table-cell>
          <table:table-cell office:value-type="float" office:value="0.0054697">
            <text:p>0.0054697</text:p>
          </table:table-cell>
          <table:table-cell office:value-type="float" office:value="0.00284318">
            <text:p>0.00284318</text:p>
          </table:table-cell>
          <table:table-cell office:value-type="float" office:value="-0.00332668">
            <text:p>-0.00332668</text:p>
          </table:table-cell>
          <table:table-cell office:value-type="float" office:value="0.0177954">
            <text:p>0.0177954</text:p>
          </table:table-cell>
          <table:table-cell office:value-type="float" office:value="0.0134436">
            <text:p>0.0134436</text:p>
          </table:table-cell>
          <table:table-cell office:value-type="float" office:value="-0.0094954">
            <text:p>-0.0094954</text:p>
          </table:table-cell>
          <table:table-cell office:value-type="float" office:value="-0.0295931">
            <text:p>-0.0295931</text:p>
          </table:table-cell>
          <table:table-cell office:value-type="float" office:value="-0.0158576">
            <text:p>-0.0158576</text:p>
          </table:table-cell>
          <table:table-cell office:value-type="float" office:value="0.00534454">
            <text:p>0.00534454</text:p>
          </table:table-cell>
          <table:table-cell/>
          <table:table-cell office:value-type="float" office:value="0.392476">
            <text:p>0.392476</text:p>
          </table:table-cell>
          <table:table-cell office:value-type="float" office:value="0.309002">
            <text:p>0.309002</text:p>
          </table:table-cell>
          <table:table-cell office:value-type="float" office:value="-0.235721">
            <text:p>-0.235721</text:p>
          </table:table-cell>
          <table:table-cell office:value-type="float" office:value="1.06307">
            <text:p>1.06307</text:p>
          </table:table-cell>
          <table:table-cell office:value-type="float" office:value="0.939016">
            <text:p>0.939016</text:p>
          </table:table-cell>
          <table:table-cell office:value-type="float" office:value="-0.0137497">
            <text:p>-0.0137497</text:p>
          </table:table-cell>
          <table:table-cell office:value-type="float" office:value="-0.00195258">
            <text:p>-0.00195258</text:p>
          </table:table-cell>
          <table:table-cell office:value-type="float" office:value="0.00333633">
            <text:p>0.00333633</text:p>
          </table:table-cell>
          <table:table-cell office:value-type="float" office:value="-0.0406673">
            <text:p>-0.0406673</text:p>
          </table:table-cell>
          <table:table-cell office:value-type="float" office:value="-0.00374535">
            <text:p>-0.00374535</text:p>
          </table:table-cell>
          <table:table-cell office:value-type="float" office:value="-0.0134079">
            <text:p>-0.0134079</text:p>
          </table:table-cell>
          <table:table-cell office:value-type="float" office:value="0.134388">
            <text:p>0.134388</text:p>
          </table:table-cell>
          <table:table-cell office:value-type="float" office:value="0.0148806">
            <text:p>0.0148806</text:p>
          </table:table-cell>
          <table:table-cell office:value-type="float" office:value="0.106371">
            <text:p>0.106371</text:p>
          </table:table-cell>
          <table:table-cell/>
          <table:table-cell office:value-type="float" office:value="0.199399">
            <text:p>0.199399</text:p>
          </table:table-cell>
          <table:table-cell office:value-type="float" office:value="0.233867">
            <text:p>0.233867</text:p>
          </table:table-cell>
          <table:table-cell office:value-type="float" office:value="-0.00806451">
            <text:p>-0.00806451</text:p>
          </table:table-cell>
          <table:table-cell office:value-type="float" office:value="0.74079">
            <text:p>0.74079</text:p>
          </table:table-cell>
          <table:table-cell office:value-type="float" office:value="0.937582">
            <text:p>0.937582</text:p>
          </table:table-cell>
          <table:table-cell office:value-type="float" office:value="-0.0019696">
            <text:p>-0.0019696</text:p>
          </table:table-cell>
          <table:table-cell office:value-type="float" office:value="0.0158209">
            <text:p>0.0158209</text:p>
          </table:table-cell>
          <table:table-cell office:value-type="float" office:value="-0.00412935">
            <text:p>-0.00412935</text:p>
          </table:table-cell>
          <table:table-cell office:value-type="float" office:value="-0.0121579">
            <text:p>-0.0121579</text:p>
          </table:table-cell>
          <table:table-cell office:value-type="float" office:value="0.0853319">
            <text:p>0.0853319</text:p>
          </table:table-cell>
          <table:table-cell office:value-type="float" office:value="0.0127511">
            <text:p>0.0127511</text:p>
          </table:table-cell>
          <table:table-cell office:value-type="float" office:value="0.149821">
            <text:p>0.149821</text:p>
          </table:table-cell>
          <table:table-cell office:value-type="float" office:value="-0.421787">
            <text:p>-0.421787</text:p>
          </table:table-cell>
          <table:table-cell office:value-type="float" office:value="-0.20497">
            <text:p>-0.20497</text:p>
          </table:table-cell>
        </table:table-row>
        <table:table-row table:style-name="ro4">
          <table:table-cell office:value-type="float" office:value="0.26559">
            <text:p>0.26559</text:p>
          </table:table-cell>
          <table:table-cell office:value-type="float" office:value="0.204597">
            <text:p>0.204597</text:p>
          </table:table-cell>
          <table:table-cell office:value-type="float" office:value="-0.0596456">
            <text:p>-0.0596456</text:p>
          </table:table-cell>
          <table:table-cell office:value-type="float" office:value="0.725188">
            <text:p>0.725188</text:p>
          </table:table-cell>
          <table:table-cell office:value-type="float" office:value="0.928484">
            <text:p>0.928484</text:p>
          </table:table-cell>
          <table:table-cell office:value-type="float" office:value="-0.00558615">
            <text:p>-0.00558615</text:p>
          </table:table-cell>
          <table:table-cell table:style-name="ce1" office:value-type="string">
            <text:p>-3.29499e-05</text:p>
          </table:table-cell>
          <table:table-cell office:value-type="float" office:value="-0.00355075">
            <text:p>-0.00355075</text:p>
          </table:table-cell>
          <table:table-cell office:value-type="float" office:value="0.00677374">
            <text:p>0.00677374</text:p>
          </table:table-cell>
          <table:table-cell office:value-type="float" office:value="-0.00695889">
            <text:p>-0.00695889</text:p>
          </table:table-cell>
          <table:table-cell office:value-type="float" office:value="0.00172169">
            <text:p>0.00172169</text:p>
          </table:table-cell>
          <table:table-cell office:value-type="float" office:value="-0.125605">
            <text:p>-0.125605</text:p>
          </table:table-cell>
          <table:table-cell office:value-type="float" office:value="0.00399787">
            <text:p>0.00399787</text:p>
          </table:table-cell>
          <table:table-cell office:value-type="float" office:value="-0.0254674">
            <text:p>-0.0254674</text:p>
          </table:table-cell>
          <table:table-cell/>
          <table:table-cell office:value-type="float" office:value="0.067497">
            <text:p>0.067497</text:p>
          </table:table-cell>
          <table:table-cell office:value-type="float" office:value="0.128321">
            <text:p>0.128321</text:p>
          </table:table-cell>
          <table:table-cell office:value-type="float" office:value="-0.0811764">
            <text:p>-0.0811764</text:p>
          </table:table-cell>
          <table:table-cell office:value-type="float" office:value="0.706859">
            <text:p>0.706859</text:p>
          </table:table-cell>
          <table:table-cell office:value-type="float" office:value="0.971315">
            <text:p>0.971315</text:p>
          </table:table-cell>
          <table:table-cell table:style-name="ce1" office:value-type="string">
            <text:p>8.6991e-05</text:p>
          </table:table-cell>
          <table:table-cell office:value-type="float" office:value="-0.000155446">
            <text:p>-0.000155446</text:p>
          </table:table-cell>
          <table:table-cell office:value-type="float" office:value="-0.000542292">
            <text:p>-0.000542292</text:p>
          </table:table-cell>
          <table:table-cell office:value-type="float" office:value="0.0747489">
            <text:p>0.0747489</text:p>
          </table:table-cell>
          <table:table-cell office:value-type="float" office:value="0.0644633">
            <text:p>0.0644633</text:p>
          </table:table-cell>
          <table:table-cell office:value-type="float" office:value="-0.120876">
            <text:p>-0.120876</text:p>
          </table:table-cell>
          <table:table-cell office:value-type="float" office:value="-0.329907">
            <text:p>-0.329907</text:p>
          </table:table-cell>
          <table:table-cell office:value-type="float" office:value="-0.290964">
            <text:p>-0.290964</text:p>
          </table:table-cell>
          <table:table-cell office:value-type="float" office:value="0.532029">
            <text:p>0.532029</text:p>
          </table:table-cell>
          <table:table-cell/>
          <table:table-cell office:value-type="float" office:value="1.30513">
            <text:p>1.30513</text:p>
          </table:table-cell>
          <table:table-cell office:value-type="float" office:value="0.310687">
            <text:p>0.310687</text:p>
          </table:table-cell>
          <table:table-cell office:value-type="float" office:value="-0.215719">
            <text:p>-0.215719</text:p>
          </table:table-cell>
          <table:table-cell office:value-type="float" office:value="1.01273">
            <text:p>1.01273</text:p>
          </table:table-cell>
          <table:table-cell office:value-type="float" office:value="0.793084">
            <text:p>0.793084</text:p>
          </table:table-cell>
          <table:table-cell office:value-type="float" office:value="-0.0078767">
            <text:p>-0.0078767</text:p>
          </table:table-cell>
          <table:table-cell office:value-type="float" office:value="0.014579">
            <text:p>0.014579</text:p>
          </table:table-cell>
          <table:table-cell office:value-type="float" office:value="0.0159395">
            <text:p>0.0159395</text:p>
          </table:table-cell>
          <table:table-cell office:value-type="float" office:value="-0.0109111">
            <text:p>-0.0109111</text:p>
          </table:table-cell>
          <table:table-cell office:value-type="float" office:value="-0.00193895">
            <text:p>-0.00193895</text:p>
          </table:table-cell>
          <table:table-cell office:value-type="float" office:value="-0.00431099">
            <text:p>-0.00431099</text:p>
          </table:table-cell>
          <table:table-cell office:value-type="float" office:value="-0.00594379">
            <text:p>-0.00594379</text:p>
          </table:table-cell>
          <table:table-cell office:value-type="float" office:value="0.374908">
            <text:p>0.374908</text:p>
          </table:table-cell>
          <table:table-cell office:value-type="float" office:value="0.427343">
            <text:p>0.427343</text:p>
          </table:table-cell>
          <table:table-cell/>
          <table:table-cell office:value-type="float" office:value="0.662549">
            <text:p>0.662549</text:p>
          </table:table-cell>
          <table:table-cell office:value-type="float" office:value="0.307821">
            <text:p>0.307821</text:p>
          </table:table-cell>
          <table:table-cell office:value-type="float" office:value="-0.235647">
            <text:p>-0.235647</text:p>
          </table:table-cell>
          <table:table-cell office:value-type="float" office:value="1.0672">
            <text:p>1.0672</text:p>
          </table:table-cell>
          <table:table-cell office:value-type="float" office:value="0.899226">
            <text:p>0.899226</text:p>
          </table:table-cell>
          <table:table-cell office:value-type="float" office:value="-0.0176926">
            <text:p>-0.0176926</text:p>
          </table:table-cell>
          <table:table-cell office:value-type="float" office:value="-0.00249833">
            <text:p>-0.00249833</text:p>
          </table:table-cell>
          <table:table-cell office:value-type="float" office:value="-0.00302044">
            <text:p>-0.00302044</text:p>
          </table:table-cell>
          <table:table-cell office:value-type="float" office:value="-0.00437266">
            <text:p>-0.00437266</text:p>
          </table:table-cell>
          <table:table-cell office:value-type="float" office:value="0.000273491">
            <text:p>0.000273491</text:p>
          </table:table-cell>
          <table:table-cell office:value-type="float" office:value="0.0153201">
            <text:p>0.0153201</text:p>
          </table:table-cell>
          <table:table-cell office:value-type="float" office:value="0.0510617">
            <text:p>0.0510617</text:p>
          </table:table-cell>
          <table:table-cell office:value-type="float" office:value="0.00922397">
            <text:p>0.00922397</text:p>
          </table:table-cell>
          <table:table-cell office:value-type="float" office:value="-0.162902">
            <text:p>-0.162902</text:p>
          </table:table-cell>
          <table:table-cell/>
          <table:table-cell office:value-type="float" office:value="0.402591">
            <text:p>0.402591</text:p>
          </table:table-cell>
          <table:table-cell office:value-type="float" office:value="0.237583">
            <text:p>0.237583</text:p>
          </table:table-cell>
          <table:table-cell office:value-type="float" office:value="-0.00814008">
            <text:p>-0.00814008</text:p>
          </table:table-cell>
          <table:table-cell office:value-type="float" office:value="0.734918">
            <text:p>0.734918</text:p>
          </table:table-cell>
          <table:table-cell office:value-type="float" office:value="0.877982">
            <text:p>0.877982</text:p>
          </table:table-cell>
          <table:table-cell office:value-type="float" office:value="-0.00603873">
            <text:p>-0.00603873</text:p>
          </table:table-cell>
          <table:table-cell office:value-type="float" office:value="0.0247247">
            <text:p>0.0247247</text:p>
          </table:table-cell>
          <table:table-cell office:value-type="float" office:value="-0.00548818">
            <text:p>-0.00548818</text:p>
          </table:table-cell>
          <table:table-cell table:style-name="ce1" office:value-type="float" office:value="0.0182846">
            <text:p>0.0182846</text:p>
          </table:table-cell>
          <table:table-cell office:value-type="float" office:value="-0.0003719">
            <text:p>-0.0003719</text:p>
          </table:table-cell>
          <table:table-cell office:value-type="float" office:value="-0.0288971">
            <text:p>-0.0288971</text:p>
          </table:table-cell>
          <table:table-cell office:value-type="float" office:value="-0.127542">
            <text:p>-0.127542</text:p>
          </table:table-cell>
          <table:table-cell office:value-type="float" office:value="0.0553844">
            <text:p>0.0553844</text:p>
          </table:table-cell>
          <table:table-cell office:value-type="float" office:value="0.150209">
            <text:p>0.150209</text:p>
          </table:table-cell>
        </table:table-row>
        <table:table-row table:style-name="ro4">
          <table:table-cell office:value-type="float" office:value="0.380422">
            <text:p>0.380422</text:p>
          </table:table-cell>
          <table:table-cell office:value-type="float" office:value="0.203718">
            <text:p>0.203718</text:p>
          </table:table-cell>
          <table:table-cell office:value-type="float" office:value="-0.060392">
            <text:p>-0.060392</text:p>
          </table:table-cell>
          <table:table-cell office:value-type="float" office:value="0.725049">
            <text:p>0.725049</text:p>
          </table:table-cell>
          <table:table-cell office:value-type="float" office:value="0.899169">
            <text:p>0.899169</text:p>
          </table:table-cell>
          <table:table-cell office:value-type="float" office:value="-0.00474647">
            <text:p>-0.00474647</text:p>
          </table:table-cell>
          <table:table-cell office:value-type="float" office:value="-0.000167022">
            <text:p>-0.000167022</text:p>
          </table:table-cell>
          <table:table-cell office:value-type="float" office:value="-0.00436283">
            <text:p>-0.00436283</text:p>
          </table:table-cell>
          <table:table-cell office:value-type="float" office:value="-0.00764971">
            <text:p>-0.00764971</text:p>
          </table:table-cell>
          <table:table-cell office:value-type="float" office:value="-0.0064998">
            <text:p>-0.0064998</text:p>
          </table:table-cell>
          <table:table-cell office:value-type="float" office:value="-0.00120279">
            <text:p>-0.00120279</text:p>
          </table:table-cell>
          <table:table-cell office:value-type="float" office:value="0.0135954">
            <text:p>0.0135954</text:p>
          </table:table-cell>
          <table:table-cell office:value-type="float" office:value="0.0140499">
            <text:p>0.0140499</text:p>
          </table:table-cell>
          <table:table-cell office:value-type="float" office:value="0.00458627">
            <text:p>0.00458627</text:p>
          </table:table-cell>
          <table:table-cell/>
          <table:table-cell office:value-type="float" office:value="0.267599">
            <text:p>0.267599</text:p>
          </table:table-cell>
          <table:table-cell office:value-type="float" office:value="0.130068">
            <text:p>0.130068</text:p>
          </table:table-cell>
          <table:table-cell office:value-type="float" office:value="-0.0799276">
            <text:p>-0.0799276</text:p>
          </table:table-cell>
          <table:table-cell office:value-type="float" office:value="0.703974">
            <text:p>0.703974</text:p>
          </table:table-cell>
          <table:table-cell office:value-type="float" office:value="0.891021">
            <text:p>0.891021</text:p>
          </table:table-cell>
          <table:table-cell office:value-type="float" office:value="0.00346807">
            <text:p>0.00346807</text:p>
          </table:table-cell>
          <table:table-cell office:value-type="float" office:value="0.00229213">
            <text:p>0.00229213</text:p>
          </table:table-cell>
          <table:table-cell office:value-type="float" office:value="-0.0025781">
            <text:p>-0.0025781</text:p>
          </table:table-cell>
          <table:table-cell office:value-type="float" office:value="0.0087337">
            <text:p>0.0087337</text:p>
          </table:table-cell>
          <table:table-cell office:value-type="float" office:value="0.00624083">
            <text:p>0.00624083</text:p>
          </table:table-cell>
          <table:table-cell office:value-type="float" office:value="-0.0144157">
            <text:p>-0.0144157</text:p>
          </table:table-cell>
          <table:table-cell office:value-type="float" office:value="-0.0331152">
            <text:p>-0.0331152</text:p>
          </table:table-cell>
          <table:table-cell office:value-type="float" office:value="-0.0164098">
            <text:p>-0.0164098</text:p>
          </table:table-cell>
          <table:table-cell office:value-type="float" office:value="0.0200169">
            <text:p>0.0200169</text:p>
          </table:table-cell>
          <table:table-cell/>
          <table:table-cell office:value-type="float" office:value="1.37069">
            <text:p>1.37069</text:p>
          </table:table-cell>
          <table:table-cell office:value-type="float" office:value="0.309946">
            <text:p>0.309946</text:p>
          </table:table-cell>
          <table:table-cell office:value-type="float" office:value="-0.214235">
            <text:p>-0.214235</text:p>
          </table:table-cell>
          <table:table-cell office:value-type="float" office:value="1.01428">
            <text:p>1.01428</text:p>
          </table:table-cell>
          <table:table-cell office:value-type="float" office:value="0.783902">
            <text:p>0.783902</text:p>
          </table:table-cell>
          <table:table-cell office:value-type="float" office:value="-0.00673308">
            <text:p>-0.00673308</text:p>
          </table:table-cell>
          <table:table-cell office:value-type="float" office:value="-0.0172979">
            <text:p>-0.0172979</text:p>
          </table:table-cell>
          <table:table-cell office:value-type="float" office:value="-0.0165221">
            <text:p>-0.0165221</text:p>
          </table:table-cell>
          <table:table-cell office:value-type="float" office:value="-0.0113008">
            <text:p>-0.0113008</text:p>
          </table:table-cell>
          <table:table-cell office:value-type="float" office:value="0.0226389">
            <text:p>0.0226389</text:p>
          </table:table-cell>
          <table:table-cell office:value-type="float" office:value="0.0237044">
            <text:p>0.0237044</text:p>
          </table:table-cell>
          <table:table-cell office:value-type="float" office:value="0.0327585">
            <text:p>0.0327585</text:p>
          </table:table-cell>
          <table:table-cell office:value-type="float" office:value="-0.304619">
            <text:p>-0.304619</text:p>
          </table:table-cell>
          <table:table-cell office:value-type="float" office:value="-0.278302">
            <text:p>-0.278302</text:p>
          </table:table-cell>
          <table:table-cell/>
          <table:table-cell office:value-type="float" office:value="0.826853">
            <text:p>0.826853</text:p>
          </table:table-cell>
          <table:table-cell office:value-type="float" office:value="0.308481">
            <text:p>0.308481</text:p>
          </table:table-cell>
          <table:table-cell office:value-type="float" office:value="-0.235353">
            <text:p>-0.235353</text:p>
          </table:table-cell>
          <table:table-cell office:value-type="float" office:value="1.06532">
            <text:p>1.06532</text:p>
          </table:table-cell>
          <table:table-cell office:value-type="float" office:value="0.875848">
            <text:p>0.875848</text:p>
          </table:table-cell>
          <table:table-cell office:value-type="float" office:value="-0.0289295">
            <text:p>-0.0289295</text:p>
          </table:table-cell>
          <table:table-cell office:value-type="float" office:value="-0.00660066">
            <text:p>-0.00660066</text:p>
          </table:table-cell>
          <table:table-cell office:value-type="float" office:value="0.00424626">
            <text:p>0.00424626</text:p>
          </table:table-cell>
          <table:table-cell office:value-type="float" office:value="0.00401698">
            <text:p>0.00401698</text:p>
          </table:table-cell>
          <table:table-cell office:value-type="float" office:value="0.00178902">
            <text:p>0.00178902</text:p>
          </table:table-cell>
          <table:table-cell office:value-type="float" office:value="-0.0114454">
            <text:p>-0.0114454</text:p>
          </table:table-cell>
          <table:table-cell office:value-type="float" office:value="-0.156597">
            <text:p>-0.156597</text:p>
          </table:table-cell>
          <table:table-cell office:value-type="float" office:value="-0.0629711">
            <text:p>-0.0629711</text:p>
          </table:table-cell>
          <table:table-cell office:value-type="float" office:value="0.0133907">
            <text:p>0.0133907</text:p>
          </table:table-cell>
          <table:table-cell/>
          <table:table-cell office:value-type="float" office:value="0.635129">
            <text:p>0.635129</text:p>
          </table:table-cell>
          <table:table-cell office:value-type="float" office:value="0.234938">
            <text:p>0.234938</text:p>
          </table:table-cell>
          <table:table-cell office:value-type="float" office:value="-0.00523171">
            <text:p>-0.00523171</text:p>
          </table:table-cell>
          <table:table-cell office:value-type="float" office:value="0.736321">
            <text:p>0.736321</text:p>
          </table:table-cell>
          <table:table-cell office:value-type="float" office:value="0.81441">
            <text:p>0.81441</text:p>
          </table:table-cell>
          <table:table-cell office:value-type="float" office:value="-0.0164653">
            <text:p>-0.0164653</text:p>
          </table:table-cell>
          <table:table-cell office:value-type="float" office:value="0.017483">
            <text:p>0.017483</text:p>
          </table:table-cell>
          <table:table-cell table:style-name="ce1" office:value-type="float" office:value="-0.00897696">
            <text:p>-0.00897696</text:p>
          </table:table-cell>
          <table:table-cell office:value-type="float" office:value="-0.0113737">
            <text:p>-0.0113737</text:p>
          </table:table-cell>
          <table:table-cell office:value-type="float" office:value="0.0125071">
            <text:p>0.0125071</text:p>
          </table:table-cell>
          <table:table-cell office:value-type="float" office:value="0.00603215">
            <text:p>0.00603215</text:p>
          </table:table-cell>
          <table:table-cell office:value-type="float" office:value="-0.210068">
            <text:p>-0.210068</text:p>
          </table:table-cell>
          <table:table-cell office:value-type="float" office:value="-0.45535">
            <text:p>-0.45535</text:p>
          </table:table-cell>
          <table:table-cell office:value-type="float" office:value="-0.0606141">
            <text:p>-0.0606141</text:p>
          </table:table-cell>
        </table:table-row>
        <table:table-row table:style-name="ro4">
          <table:table-cell office:value-type="float" office:value="1.0467">
            <text:p>1.0467</text:p>
          </table:table-cell>
          <table:table-cell office:value-type="float" office:value="0.204657">
            <text:p>0.204657</text:p>
          </table:table-cell>
          <table:table-cell office:value-type="float" office:value="-0.0584856">
            <text:p>-0.0584856</text:p>
          </table:table-cell>
          <table:table-cell office:value-type="float" office:value="0.726284">
            <text:p>0.726284</text:p>
          </table:table-cell>
          <table:table-cell office:value-type="float" office:value="0.746446">
            <text:p>0.746446</text:p>
          </table:table-cell>
          <table:table-cell office:value-type="float" office:value="0.00107202">
            <text:p>0.00107202</text:p>
          </table:table-cell>
          <table:table-cell office:value-type="float" office:value="0.016138">
            <text:p>0.016138</text:p>
          </table:table-cell>
          <table:table-cell office:value-type="float" office:value="-0.0291424">
            <text:p>-0.0291424</text:p>
          </table:table-cell>
          <table:table-cell office:value-type="float" office:value="0.00140855">
            <text:p>0.00140855</text:p>
          </table:table-cell>
          <table:table-cell office:value-type="float" office:value="0.00286132">
            <text:p>0.00286132</text:p>
          </table:table-cell>
          <table:table-cell office:value-type="float" office:value="0.00185293">
            <text:p>0.00185293</text:p>
          </table:table-cell>
          <table:table-cell office:value-type="float" office:value="0.386854">
            <text:p>0.386854</text:p>
          </table:table-cell>
          <table:table-cell office:value-type="float" office:value="0.387509">
            <text:p>0.387509</text:p>
          </table:table-cell>
          <table:table-cell office:value-type="float" office:value="-0.571074">
            <text:p>-0.571074</text:p>
          </table:table-cell>
          <table:table-cell/>
          <table:table-cell office:value-type="float" office:value="0.59956">
            <text:p>0.59956</text:p>
          </table:table-cell>
          <table:table-cell office:value-type="float" office:value="0.129318">
            <text:p>0.129318</text:p>
          </table:table-cell>
          <table:table-cell office:value-type="float" office:value="-0.0796642">
            <text:p>-0.0796642</text:p>
          </table:table-cell>
          <table:table-cell office:value-type="float" office:value="0.701395">
            <text:p>0.701395</text:p>
          </table:table-cell>
          <table:table-cell office:value-type="float" office:value="0.772188">
            <text:p>0.772188</text:p>
          </table:table-cell>
          <table:table-cell office:value-type="float" office:value="0.00410865">
            <text:p>0.00410865</text:p>
          </table:table-cell>
          <table:table-cell office:value-type="float" office:value="0.00310524">
            <text:p>0.00310524</text:p>
          </table:table-cell>
          <table:table-cell office:value-type="float" office:value="-0.00106463">
            <text:p>-0.00106463</text:p>
          </table:table-cell>
          <table:table-cell office:value-type="float" office:value="-0.00225925">
            <text:p>-0.00225925</text:p>
          </table:table-cell>
          <table:table-cell office:value-type="float" office:value="0.000793415">
            <text:p>0.000793415</text:p>
          </table:table-cell>
          <table:table-cell office:value-type="float" office:value="-0.00777087">
            <text:p>-0.00777087</text:p>
          </table:table-cell>
          <table:table-cell office:value-type="float" office:value="-0.00502527">
            <text:p>-0.00502527</text:p>
          </table:table-cell>
          <table:table-cell office:value-type="float" office:value="-0.0054078">
            <text:p>-0.0054078</text:p>
          </table:table-cell>
          <table:table-cell office:value-type="float" office:value="0.0270002">
            <text:p>0.0270002</text:p>
          </table:table-cell>
          <table:table-cell/>
          <table:table-cell office:value-type="float" office:value="1.50475">
            <text:p>1.50475</text:p>
          </table:table-cell>
          <table:table-cell office:value-type="float" office:value="0.30902">
            <text:p>0.30902</text:p>
          </table:table-cell>
          <table:table-cell office:value-type="float" office:value="-0.216675">
            <text:p>-0.216675</text:p>
          </table:table-cell>
          <table:table-cell office:value-type="float" office:value="1.01246">
            <text:p>1.01246</text:p>
          </table:table-cell>
          <table:table-cell office:value-type="float" office:value="0.765455">
            <text:p>0.765455</text:p>
          </table:table-cell>
          <table:table-cell office:value-type="float" office:value="-0.009138">
            <text:p>-0.009138</text:p>
          </table:table-cell>
          <table:table-cell office:value-type="float" office:value="-0.00555599">
            <text:p>-0.00555599</text:p>
          </table:table-cell>
          <table:table-cell office:value-type="float" office:value="-0.00512169">
            <text:p>-0.00512169</text:p>
          </table:table-cell>
          <table:table-cell office:value-type="float" office:value="-0.00690904">
            <text:p>-0.00690904</text:p>
          </table:table-cell>
          <table:table-cell office:value-type="float" office:value="-0.0181998">
            <text:p>-0.0181998</text:p>
          </table:table-cell>
          <table:table-cell office:value-type="float" office:value="-0.0136062">
            <text:p>-0.0136062</text:p>
          </table:table-cell>
          <table:table-cell table:style-name="ce1" office:value-type="string">
            <text:p>5.54026e-05</text:p>
          </table:table-cell>
          <table:table-cell office:value-type="float" office:value="0.0519036">
            <text:p>0.0519036</text:p>
          </table:table-cell>
          <table:table-cell office:value-type="float" office:value="0.0384685">
            <text:p>0.0384685</text:p>
          </table:table-cell>
          <table:table-cell/>
          <table:table-cell office:value-type="float" office:value="0.958808">
            <text:p>0.958808</text:p>
          </table:table-cell>
          <table:table-cell office:value-type="float" office:value="0.306284">
            <text:p>0.306284</text:p>
          </table:table-cell>
          <table:table-cell office:value-type="float" office:value="-0.236214">
            <text:p>-0.236214</text:p>
          </table:table-cell>
          <table:table-cell office:value-type="float" office:value="1.06405">
            <text:p>1.06405</text:p>
          </table:table-cell>
          <table:table-cell office:value-type="float" office:value="0.857514">
            <text:p>0.857514</text:p>
          </table:table-cell>
          <table:table-cell office:value-type="float" office:value="-0.0259245">
            <text:p>-0.0259245</text:p>
          </table:table-cell>
          <table:table-cell office:value-type="float" office:value="-0.0145198">
            <text:p>-0.0145198</text:p>
          </table:table-cell>
          <table:table-cell office:value-type="float" office:value="0.00943287">
            <text:p>0.00943287</text:p>
          </table:table-cell>
          <table:table-cell office:value-type="float" office:value="-0.0166467">
            <text:p>-0.0166467</text:p>
          </table:table-cell>
          <table:table-cell office:value-type="float" office:value="-0.00652032">
            <text:p>-0.00652032</text:p>
          </table:table-cell>
          <table:table-cell office:value-type="float" office:value="-0.00967846">
            <text:p>-0.00967846</text:p>
          </table:table-cell>
          <table:table-cell office:value-type="float" office:value="-0.0240874">
            <text:p>-0.0240874</text:p>
          </table:table-cell>
          <table:table-cell office:value-type="float" office:value="-0.167658">
            <text:p>-0.167658</text:p>
          </table:table-cell>
          <table:table-cell office:value-type="float" office:value="0.103858">
            <text:p>0.103858</text:p>
          </table:table-cell>
          <table:table-cell/>
          <table:table-cell office:value-type="float" office:value="0.699108">
            <text:p>0.699108</text:p>
          </table:table-cell>
          <table:table-cell office:value-type="float" office:value="0.23335">
            <text:p>0.23335</text:p>
          </table:table-cell>
          <table:table-cell office:value-type="float" office:value="-0.00629541">
            <text:p>-0.00629541</text:p>
          </table:table-cell>
          <table:table-cell office:value-type="float" office:value="0.736458">
            <text:p>0.736458</text:p>
          </table:table-cell>
          <table:table-cell office:value-type="float" office:value="0.797741">
            <text:p>0.797741</text:p>
          </table:table-cell>
          <table:table-cell office:value-type="float" office:value="-0.0133519">
            <text:p>-0.0133519</text:p>
          </table:table-cell>
          <table:table-cell office:value-type="float" office:value="0.0281365">
            <text:p>0.0281365</text:p>
          </table:table-cell>
          <table:table-cell office:value-type="float" office:value="-0.00980082">
            <text:p>-0.00980082</text:p>
          </table:table-cell>
          <table:table-cell office:value-type="float" office:value="-0.0248137">
            <text:p>-0.0248137</text:p>
          </table:table-cell>
          <table:table-cell office:value-type="float" office:value="-0.0166258">
            <text:p>-0.0166258</text:p>
          </table:table-cell>
          <table:table-cell office:value-type="float" office:value="0.00215412">
            <text:p>0.00215412</text:p>
          </table:table-cell>
          <table:table-cell office:value-type="float" office:value="0.0226529">
            <text:p>0.0226529</text:p>
          </table:table-cell>
          <table:table-cell office:value-type="float" office:value="0.0173828">
            <text:p>0.0173828</text:p>
          </table:table-cell>
          <table:table-cell office:value-type="float" office:value="-0.0637107">
            <text:p>-0.0637107</text:p>
          </table:table-cell>
        </table:table-row>
        <table:table-row table:style-name="ro4">
          <table:table-cell office:value-type="float" office:value="1.07256">
            <text:p>1.07256</text:p>
          </table:table-cell>
          <table:table-cell office:value-type="float" office:value="0.204952">
            <text:p>0.204952</text:p>
          </table:table-cell>
          <table:table-cell office:value-type="float" office:value="-0.0581525">
            <text:p>-0.0581525</text:p>
          </table:table-cell>
          <table:table-cell office:value-type="float" office:value="0.72595">
            <text:p>0.72595</text:p>
          </table:table-cell>
          <table:table-cell office:value-type="float" office:value="0.741073">
            <text:p>0.741073</text:p>
          </table:table-cell>
          <table:table-cell office:value-type="float" office:value="-0.0134503">
            <text:p>-0.0134503</text:p>
          </table:table-cell>
          <table:table-cell office:value-type="float" office:value="0.00113859">
            <text:p>0.00113859</text:p>
          </table:table-cell>
          <table:table-cell office:value-type="float" office:value="-0.00964875">
            <text:p>-0.00964875</text:p>
          </table:table-cell>
          <table:table-cell office:value-type="float" office:value="0.0114121">
            <text:p>0.0114121</text:p>
          </table:table-cell>
          <table:table-cell office:value-type="float" office:value="0.0128818">
            <text:p>0.0128818</text:p>
          </table:table-cell>
          <table:table-cell office:value-type="float" office:value="-0.0129144">
            <text:p>-0.0129144</text:p>
          </table:table-cell>
          <table:table-cell office:value-type="float" office:value="-0.0809689">
            <text:p>-0.0809689</text:p>
          </table:table-cell>
          <table:table-cell office:value-type="float" office:value="-0.106105">
            <text:p>-0.106105</text:p>
          </table:table-cell>
          <table:table-cell office:value-type="float" office:value="0.0782404">
            <text:p>0.0782404</text:p>
          </table:table-cell>
          <table:table-cell/>
          <table:table-cell office:value-type="float" office:value="0.840482">
            <text:p>0.840482</text:p>
          </table:table-cell>
          <table:table-cell office:value-type="float" office:value="0.128482">
            <text:p>0.128482</text:p>
          </table:table-cell>
          <table:table-cell office:value-type="float" office:value="-0.079787">
            <text:p>-0.079787</text:p>
          </table:table-cell>
          <table:table-cell office:value-type="float" office:value="0.70109">
            <text:p>0.70109</text:p>
          </table:table-cell>
          <table:table-cell office:value-type="float" office:value="0.695995">
            <text:p>0.695995</text:p>
          </table:table-cell>
          <table:table-cell office:value-type="float" office:value="0.00592326">
            <text:p>0.00592326</text:p>
          </table:table-cell>
          <table:table-cell office:value-type="float" office:value="0.00324573">
            <text:p>0.00324573</text:p>
          </table:table-cell>
          <table:table-cell office:value-type="float" office:value="0.0012702">
            <text:p>0.0012702</text:p>
          </table:table-cell>
          <table:table-cell office:value-type="float" office:value="-0.00346995">
            <text:p>-0.00346995</text:p>
          </table:table-cell>
          <table:table-cell office:value-type="float" office:value="-0.000509444">
            <text:p>-0.000509444</text:p>
          </table:table-cell>
          <table:table-cell office:value-type="float" office:value="-0.00126593">
            <text:p>-0.00126593</text:p>
          </table:table-cell>
          <table:table-cell office:value-type="float" office:value="0.0708914">
            <text:p>0.0708914</text:p>
          </table:table-cell>
          <table:table-cell office:value-type="float" office:value="-0.0117016">
            <text:p>-0.0117016</text:p>
          </table:table-cell>
          <table:table-cell office:value-type="float" office:value="0.0228022">
            <text:p>0.0228022</text:p>
          </table:table-cell>
          <table:table-cell/>
          <table:table-cell office:value-type="float" office:value="1.93398">
            <text:p>1.93398</text:p>
          </table:table-cell>
          <table:table-cell office:value-type="float" office:value="0.306065">
            <text:p>0.306065</text:p>
          </table:table-cell>
          <table:table-cell office:value-type="float" office:value="-0.214924">
            <text:p>-0.214924</text:p>
          </table:table-cell>
          <table:table-cell office:value-type="float" office:value="1.0137">
            <text:p>1.0137</text:p>
          </table:table-cell>
          <table:table-cell office:value-type="float" office:value="0.709265">
            <text:p>0.709265</text:p>
          </table:table-cell>
          <table:table-cell office:value-type="float" office:value="-0.010708">
            <text:p>-0.010708</text:p>
          </table:table-cell>
          <table:table-cell office:value-type="float" office:value="-0.00510496">
            <text:p>-0.00510496</text:p>
          </table:table-cell>
          <table:table-cell office:value-type="float" office:value="-0.00608727">
            <text:p>-0.00608727</text:p>
          </table:table-cell>
          <table:table-cell office:value-type="float" office:value="-0.00688526">
            <text:p>-0.00688526</text:p>
          </table:table-cell>
          <table:table-cell office:value-type="float" office:value="0.00407857">
            <text:p>0.00407857</text:p>
          </table:table-cell>
          <table:table-cell office:value-type="float" office:value="0.00290544">
            <text:p>0.00290544</text:p>
          </table:table-cell>
          <table:table-cell office:value-type="float" office:value="0.037055">
            <text:p>0.037055</text:p>
          </table:table-cell>
          <table:table-cell office:value-type="float" office:value="0.0267021">
            <text:p>0.0267021</text:p>
          </table:table-cell>
          <table:table-cell office:value-type="float" office:value="-0.0406998">
            <text:p>-0.0406998</text:p>
          </table:table-cell>
          <table:table-cell/>
          <table:table-cell office:value-type="float" office:value="1.06466">
            <text:p>1.06466</text:p>
          </table:table-cell>
          <table:table-cell office:value-type="float" office:value="0.304252">
            <text:p>0.304252</text:p>
          </table:table-cell>
          <table:table-cell office:value-type="float" office:value="-0.238782">
            <text:p>-0.238782</text:p>
          </table:table-cell>
          <table:table-cell office:value-type="float" office:value="1.06418">
            <text:p>1.06418</text:p>
          </table:table-cell>
          <table:table-cell office:value-type="float" office:value="0.843084">
            <text:p>0.843084</text:p>
          </table:table-cell>
          <table:table-cell office:value-type="float" office:value="-0.0229381">
            <text:p>-0.0229381</text:p>
          </table:table-cell>
          <table:table-cell office:value-type="float" office:value="-0.0022353">
            <text:p>-0.0022353</text:p>
          </table:table-cell>
          <table:table-cell office:value-type="float" office:value="0.0143261">
            <text:p>0.0143261</text:p>
          </table:table-cell>
          <table:table-cell office:value-type="float" office:value="-0.0191963">
            <text:p>-0.0191963</text:p>
          </table:table-cell>
          <table:table-cell office:value-type="float" office:value="-0.0242666">
            <text:p>-0.0242666</text:p>
          </table:table-cell>
          <table:table-cell office:value-type="float" office:value="0.00131471">
            <text:p>0.00131471</text:p>
          </table:table-cell>
          <table:table-cell office:value-type="float" office:value="0.0749435">
            <text:p>0.0749435</text:p>
          </table:table-cell>
          <table:table-cell office:value-type="float" office:value="0.122644">
            <text:p>0.122644</text:p>
          </table:table-cell>
          <table:table-cell office:value-type="float" office:value="0.15431">
            <text:p>0.15431</text:p>
          </table:table-cell>
          <table:table-cell/>
          <table:table-cell office:value-type="float" office:value="0.935085">
            <text:p>0.935085</text:p>
          </table:table-cell>
          <table:table-cell office:value-type="float" office:value="0.228756">
            <text:p>0.228756</text:p>
          </table:table-cell>
          <table:table-cell office:value-type="float" office:value="-0.00925075">
            <text:p>-0.00925075</text:p>
          </table:table-cell>
          <table:table-cell office:value-type="float" office:value="0.733419">
            <text:p>0.733419</text:p>
          </table:table-cell>
          <table:table-cell office:value-type="float" office:value="0.739156">
            <text:p>0.739156</text:p>
          </table:table-cell>
          <table:table-cell office:value-type="float" office:value="-0.0176763">
            <text:p>-0.0176763</text:p>
          </table:table-cell>
          <table:table-cell office:value-type="float" office:value="0.0286584">
            <text:p>0.0286584</text:p>
          </table:table-cell>
          <table:table-cell office:value-type="float" office:value="-0.011949">
            <text:p>-0.011949</text:p>
          </table:table-cell>
          <table:table-cell office:value-type="float" office:value="-0.0194681">
            <text:p>-0.0194681</text:p>
          </table:table-cell>
          <table:table-cell office:value-type="float" office:value="-0.0125238">
            <text:p>-0.0125238</text:p>
          </table:table-cell>
          <table:table-cell office:value-type="float" office:value="-0.0128801">
            <text:p>-0.0128801</text:p>
          </table:table-cell>
          <table:table-cell office:value-type="float" office:value="0.105159">
            <text:p>0.105159</text:p>
          </table:table-cell>
          <table:table-cell office:value-type="float" office:value="0.0213906">
            <text:p>0.0213906</text:p>
          </table:table-cell>
          <table:table-cell office:value-type="float" office:value="0.079707">
            <text:p>0.079707</text:p>
          </table:table-cell>
        </table:table-row>
        <table:table-row table:style-name="ro4">
          <table:table-cell office:value-type="float" office:value="1.23274">
            <text:p>1.23274</text:p>
          </table:table-cell>
          <table:table-cell office:value-type="float" office:value="0.204703">
            <text:p>0.204703</text:p>
          </table:table-cell>
          <table:table-cell office:value-type="float" office:value="-0.0588115">
            <text:p>-0.0588115</text:p>
          </table:table-cell>
          <table:table-cell office:value-type="float" office:value="0.725889">
            <text:p>0.725889</text:p>
          </table:table-cell>
          <table:table-cell office:value-type="float" office:value="0.708639">
            <text:p>0.708639</text:p>
          </table:table-cell>
          <table:table-cell office:value-type="float" office:value="-0.0120033">
            <text:p>-0.0120033</text:p>
          </table:table-cell>
          <table:table-cell office:value-type="float" office:value="0.00474749">
            <text:p>0.00474749</text:p>
          </table:table-cell>
          <table:table-cell office:value-type="float" office:value="-0.0131441">
            <text:p>-0.0131441</text:p>
          </table:table-cell>
          <table:table-cell office:value-type="float" office:value="-0.00155778">
            <text:p>-0.00155778</text:p>
          </table:table-cell>
          <table:table-cell office:value-type="float" office:value="-0.00411453">
            <text:p>-0.00411453</text:p>
          </table:table-cell>
          <table:table-cell office:value-type="float" office:value="-0.000381507">
            <text:p>-0.000381507</text:p>
          </table:table-cell>
          <table:table-cell office:value-type="float" office:value="0.058737">
            <text:p>0.058737</text:p>
          </table:table-cell>
          <table:table-cell office:value-type="float" office:value="0.0614221">
            <text:p>0.0614221</text:p>
          </table:table-cell>
          <table:table-cell office:value-type="float" office:value="-0.0128466">
            <text:p>-0.0128466</text:p>
          </table:table-cell>
          <table:table-cell/>
          <table:table-cell office:value-type="float" office:value="0.967912">
            <text:p>0.967912</text:p>
          </table:table-cell>
          <table:table-cell office:value-type="float" office:value="0.129191">
            <text:p>0.129191</text:p>
          </table:table-cell>
          <table:table-cell office:value-type="float" office:value="-0.0800419">
            <text:p>-0.0800419</text:p>
          </table:table-cell>
          <table:table-cell office:value-type="float" office:value="0.701299">
            <text:p>0.701299</text:p>
          </table:table-cell>
          <table:table-cell office:value-type="float" office:value="0.658784">
            <text:p>0.658784</text:p>
          </table:table-cell>
          <table:table-cell office:value-type="float" office:value="0.0051286">
            <text:p>0.0051286</text:p>
          </table:table-cell>
          <table:table-cell office:value-type="float" office:value="0.00367728">
            <text:p>0.00367728</text:p>
          </table:table-cell>
          <table:table-cell office:value-type="float" office:value="0.0011076">
            <text:p>0.0011076</text:p>
          </table:table-cell>
          <table:table-cell office:value-type="float" office:value="0.00556373">
            <text:p>0.00556373</text:p>
          </table:table-cell>
          <table:table-cell office:value-type="float" office:value="-0.00200057">
            <text:p>-0.00200057</text:p>
          </table:table-cell>
          <table:table-cell office:value-type="float" office:value="0.00163975">
            <text:p>0.00163975</text:p>
          </table:table-cell>
          <table:table-cell office:value-type="float" office:value="-0.0633356">
            <text:p>-0.0633356</text:p>
          </table:table-cell>
          <table:table-cell office:value-type="float" office:value="0.0149243">
            <text:p>0.0149243</text:p>
          </table:table-cell>
          <table:table-cell office:value-type="float" office:value="-0.0558654">
            <text:p>-0.0558654</text:p>
          </table:table-cell>
          <table:table-cell/>
          <table:table-cell office:value-type="float" office:value="2.13436">
            <text:p>2.13436</text:p>
          </table:table-cell>
          <table:table-cell office:value-type="float" office:value="0.306173">
            <text:p>0.306173</text:p>
          </table:table-cell>
          <table:table-cell office:value-type="float" office:value="-0.213035">
            <text:p>-0.213035</text:p>
          </table:table-cell>
          <table:table-cell office:value-type="float" office:value="1.01265">
            <text:p>1.01265</text:p>
          </table:table-cell>
          <table:table-cell office:value-type="float" office:value="0.684463">
            <text:p>0.684463</text:p>
          </table:table-cell>
          <table:table-cell office:value-type="float" office:value="-0.0138823">
            <text:p>-0.0138823</text:p>
          </table:table-cell>
          <table:table-cell office:value-type="float" office:value="-0.00292533">
            <text:p>-0.00292533</text:p>
          </table:table-cell>
          <table:table-cell office:value-type="float" office:value="-0.00729301">
            <text:p>-0.00729301</text:p>
          </table:table-cell>
          <table:table-cell office:value-type="float" office:value="0.000540019">
            <text:p>0.000540019</text:p>
          </table:table-cell>
          <table:table-cell office:value-type="float" office:value="0.00942928">
            <text:p>0.00942928</text:p>
          </table:table-cell>
          <table:table-cell office:value-type="float" office:value="-0.00525019">
            <text:p>-0.00525019</text:p>
          </table:table-cell>
          <table:table-cell office:value-type="float" office:value="-0.0344998">
            <text:p>-0.0344998</text:p>
          </table:table-cell>
          <table:table-cell office:value-type="float" office:value="0.0399688">
            <text:p>0.0399688</text:p>
          </table:table-cell>
          <table:table-cell office:value-type="float" office:value="-0.0331325">
            <text:p>-0.0331325</text:p>
          </table:table-cell>
          <table:table-cell/>
          <table:table-cell office:value-type="float" office:value="1.16133">
            <text:p>1.16133</text:p>
          </table:table-cell>
          <table:table-cell office:value-type="float" office:value="0.303097">
            <text:p>0.303097</text:p>
          </table:table-cell>
          <table:table-cell office:value-type="float" office:value="-0.239982">
            <text:p>-0.239982</text:p>
          </table:table-cell>
          <table:table-cell office:value-type="float" office:value="1.06575">
            <text:p>1.06575</text:p>
          </table:table-cell>
          <table:table-cell office:value-type="float" office:value="0.830118">
            <text:p>0.830118</text:p>
          </table:table-cell>
          <table:table-cell office:value-type="float" office:value="-0.0241849">
            <text:p>-0.0241849</text:p>
          </table:table-cell>
          <table:table-cell office:value-type="float" office:value="-0.005922">
            <text:p>-0.005922</text:p>
          </table:table-cell>
          <table:table-cell office:value-type="float" office:value="0.00328279">
            <text:p>0.00328279</text:p>
          </table:table-cell>
          <table:table-cell office:value-type="float" office:value="-0.0119513">
            <text:p>-0.0119513</text:p>
          </table:table-cell>
          <table:table-cell office:value-type="float" office:value="-0.0124102">
            <text:p>-0.0124102</text:p>
          </table:table-cell>
          <table:table-cell office:value-type="float" office:value="0.0162324">
            <text:p>0.0162324</text:p>
          </table:table-cell>
          <table:table-cell office:value-type="float" office:value="0.0690006">
            <text:p>0.0690006</text:p>
          </table:table-cell>
          <table:table-cell office:value-type="float" office:value="0.0646052">
            <text:p>0.0646052</text:p>
          </table:table-cell>
          <table:table-cell office:value-type="float" office:value="-0.102103">
            <text:p>-0.102103</text:p>
          </table:table-cell>
          <table:table-cell/>
          <table:table-cell office:value-type="float" office:value="1.13493">
            <text:p>1.13493</text:p>
          </table:table-cell>
          <table:table-cell office:value-type="float" office:value="0.229066">
            <text:p>0.229066</text:p>
          </table:table-cell>
          <table:table-cell office:value-type="float" office:value="-0.0108993">
            <text:p>-0.0108993</text:p>
          </table:table-cell>
          <table:table-cell office:value-type="float" office:value="0.734028">
            <text:p>0.734028</text:p>
          </table:table-cell>
          <table:table-cell office:value-type="float" office:value="0.69292">
            <text:p>0.69292</text:p>
          </table:table-cell>
          <table:table-cell office:value-type="float" office:value="-0.0227845">
            <text:p>-0.0227845</text:p>
          </table:table-cell>
          <table:table-cell office:value-type="float" office:value="0.0323924">
            <text:p>0.0323924</text:p>
          </table:table-cell>
          <table:table-cell office:value-type="float" office:value="-0.0163394">
            <text:p>-0.0163394</text:p>
          </table:table-cell>
          <table:table-cell office:value-type="float" office:value="0.00154699">
            <text:p>0.00154699</text:p>
          </table:table-cell>
          <table:table-cell office:value-type="float" office:value="-0.00824909">
            <text:p>-0.00824909</text:p>
          </table:table-cell>
          <table:table-cell office:value-type="float" office:value="0.00304867">
            <text:p>0.00304867</text:p>
          </table:table-cell>
          <table:table-cell office:value-type="float" office:value="-0.0800318">
            <text:p>-0.0800318</text:p>
          </table:table-cell>
          <table:table-cell office:value-type="float" office:value="0.113883">
            <text:p>0.113883</text:p>
          </table:table-cell>
          <table:table-cell office:value-type="float" office:value="-0.0944905">
            <text:p>-0.0944905</text:p>
          </table:table-cell>
        </table:table-row>
        <table:table-row table:style-name="ro4">
          <table:table-cell office:value-type="float" office:value="1.333">
            <text:p>1.333</text:p>
          </table:table-cell>
          <table:table-cell office:value-type="float" office:value="0.205137">
            <text:p>0.205137</text:p>
          </table:table-cell>
          <table:table-cell office:value-type="float" office:value="-0.0586067">
            <text:p>-0.0586067</text:p>
          </table:table-cell>
          <table:table-cell office:value-type="float" office:value="0.725722">
            <text:p>0.725722</text:p>
          </table:table-cell>
          <table:table-cell office:value-type="float" office:value="0.689065">
            <text:p>0.689065</text:p>
          </table:table-cell>
          <table:table-cell office:value-type="float" office:value="-0.0165604">
            <text:p>-0.0165604</text:p>
          </table:table-cell>
          <table:table-cell office:value-type="float" office:value="0.00305048">
            <text:p>0.00305048</text:p>
          </table:table-cell>
          <table:table-cell office:value-type="float" office:value="-0.0121764">
            <text:p>-0.0121764</text:p>
          </table:table-cell>
          <table:table-cell office:value-type="float" office:value="0.00433089">
            <text:p>0.00433089</text:p>
          </table:table-cell>
          <table:table-cell office:value-type="float" office:value="0.00204335">
            <text:p>0.00204335</text:p>
          </table:table-cell>
          <table:table-cell office:value-type="float" office:value="-0.00166945">
            <text:p>-0.00166945</text:p>
          </table:table-cell>
          <table:table-cell office:value-type="float" office:value="-0.0766289">
            <text:p>-0.0766289</text:p>
          </table:table-cell>
          <table:table-cell office:value-type="float" office:value="-0.0178342">
            <text:p>-0.0178342</text:p>
          </table:table-cell>
          <table:table-cell office:value-type="float" office:value="0.0534973">
            <text:p>0.0534973</text:p>
          </table:table-cell>
          <table:table-cell/>
          <table:table-cell office:value-type="float" office:value="1.13799">
            <text:p>1.13799</text:p>
          </table:table-cell>
          <table:table-cell office:value-type="float" office:value="0.128305">
            <text:p>0.128305</text:p>
          </table:table-cell>
          <table:table-cell office:value-type="float" office:value="-0.0799504">
            <text:p>-0.0799504</text:p>
          </table:table-cell>
          <table:table-cell office:value-type="float" office:value="0.699962">
            <text:p>0.699962</text:p>
          </table:table-cell>
          <table:table-cell office:value-type="float" office:value="0.612199">
            <text:p>0.612199</text:p>
          </table:table-cell>
          <table:table-cell office:value-type="float" office:value="0.00637189">
            <text:p>0.00637189</text:p>
          </table:table-cell>
          <table:table-cell office:value-type="float" office:value="0.0038768">
            <text:p>0.0038768</text:p>
          </table:table-cell>
          <table:table-cell office:value-type="float" office:value="0.00291351">
            <text:p>0.00291351</text:p>
          </table:table-cell>
          <table:table-cell office:value-type="float" office:value="-0.00520845">
            <text:p>-0.00520845</text:p>
          </table:table-cell>
          <table:table-cell office:value-type="float" office:value="0.000537776">
            <text:p>0.000537776</text:p>
          </table:table-cell>
          <table:table-cell office:value-type="float" office:value="-0.0078619">
            <text:p>-0.0078619</text:p>
          </table:table-cell>
          <table:table-cell office:value-type="float" office:value="0.0488965">
            <text:p>0.0488965</text:p>
          </table:table-cell>
          <table:table-cell office:value-type="float" office:value="-0.00536458">
            <text:p>-0.00536458</text:p>
          </table:table-cell>
          <table:table-cell office:value-type="float" office:value="0.0695936">
            <text:p>0.0695936</text:p>
          </table:table-cell>
          <table:table-cell/>
          <table:table-cell office:value-type="float" office:value="2.47017">
            <text:p>2.47017</text:p>
          </table:table-cell>
          <table:table-cell office:value-type="float" office:value="0.302464">
            <text:p>0.302464</text:p>
          </table:table-cell>
          <table:table-cell office:value-type="float" office:value="-0.205361">
            <text:p>-0.205361</text:p>
          </table:table-cell>
          <table:table-cell office:value-type="float" office:value="1.00715">
            <text:p>1.00715</text:p>
          </table:table-cell>
          <table:table-cell office:value-type="float" office:value="0.644829">
            <text:p>0.644829</text:p>
          </table:table-cell>
          <table:table-cell office:value-type="float" office:value="-0.0198261">
            <text:p>-0.0198261</text:p>
          </table:table-cell>
          <table:table-cell office:value-type="float" office:value="0.00255584">
            <text:p>0.00255584</text:p>
          </table:table-cell>
          <table:table-cell office:value-type="float" office:value="-0.0126677">
            <text:p>-0.0126677</text:p>
          </table:table-cell>
          <table:table-cell office:value-type="float" office:value="-0.0110454">
            <text:p>-0.0110454</text:p>
          </table:table-cell>
          <table:table-cell office:value-type="float" office:value="0.0228513">
            <text:p>0.0228513</text:p>
          </table:table-cell>
          <table:table-cell office:value-type="float" office:value="-0.0163765">
            <text:p>-0.0163765</text:p>
          </table:table-cell>
          <table:table-cell office:value-type="float" office:value="-0.05033">
            <text:p>-0.05033</text:p>
          </table:table-cell>
          <table:table-cell office:value-type="float" office:value="0.00154006">
            <text:p>0.00154006</text:p>
          </table:table-cell>
          <table:table-cell office:value-type="float" office:value="-0.0171866">
            <text:p>-0.0171866</text:p>
          </table:table-cell>
          <table:table-cell/>
          <table:table-cell office:value-type="float" office:value="1.39917">
            <text:p>1.39917</text:p>
          </table:table-cell>
          <table:table-cell office:value-type="float" office:value="0.304158">
            <text:p>0.304158</text:p>
          </table:table-cell>
          <table:table-cell office:value-type="float" office:value="-0.239279">
            <text:p>-0.239279</text:p>
          </table:table-cell>
          <table:table-cell office:value-type="float" office:value="1.06384">
            <text:p>1.06384</text:p>
          </table:table-cell>
          <table:table-cell office:value-type="float" office:value="0.799061">
            <text:p>0.799061</text:p>
          </table:table-cell>
          <table:table-cell office:value-type="float" office:value="-0.0270022">
            <text:p>-0.0270022</text:p>
          </table:table-cell>
          <table:table-cell office:value-type="float" office:value="-0.00746289">
            <text:p>-0.00746289</text:p>
          </table:table-cell>
          <table:table-cell office:value-type="float" office:value="0.00660108">
            <text:p>0.00660108</text:p>
          </table:table-cell>
          <table:table-cell office:value-type="float" office:value="0.0044599">
            <text:p>0.0044599</text:p>
          </table:table-cell>
          <table:table-cell office:value-type="float" office:value="0.00295557">
            <text:p>0.00295557</text:p>
          </table:table-cell>
          <table:table-cell office:value-type="float" office:value="-0.00805213">
            <text:p>-0.00805213</text:p>
          </table:table-cell>
          <table:table-cell office:value-type="float" office:value="-0.00746302">
            <text:p>-0.00746302</text:p>
          </table:table-cell>
          <table:table-cell office:value-type="float" office:value="0.0105107">
            <text:p>0.0105107</text:p>
          </table:table-cell>
          <table:table-cell office:value-type="float" office:value="-0.00588189">
            <text:p>-0.00588189</text:p>
          </table:table-cell>
          <table:table-cell/>
          <table:table-cell office:value-type="float" office:value="1.30329">
            <text:p>1.30329</text:p>
          </table:table-cell>
          <table:table-cell office:value-type="float" office:value="0.227057">
            <text:p>0.227057</text:p>
          </table:table-cell>
          <table:table-cell office:value-type="float" office:value="-0.00905996">
            <text:p>-0.00905996</text:p>
          </table:table-cell>
          <table:table-cell office:value-type="float" office:value="0.731863">
            <text:p>0.731863</text:p>
          </table:table-cell>
          <table:table-cell office:value-type="float" office:value="0.656219">
            <text:p>0.656219</text:p>
          </table:table-cell>
          <table:table-cell office:value-type="float" office:value="-0.026118">
            <text:p>-0.026118</text:p>
          </table:table-cell>
          <table:table-cell office:value-type="float" office:value="0.0444665">
            <text:p>0.0444665</text:p>
          </table:table-cell>
          <table:table-cell office:value-type="float" office:value="-0.0224547">
            <text:p>-0.0224547</text:p>
          </table:table-cell>
          <table:table-cell office:value-type="float" office:value="-0.0119274">
            <text:p>-0.0119274</text:p>
          </table:table-cell>
          <table:table-cell office:value-type="float" office:value="0.0109246">
            <text:p>0.0109246</text:p>
          </table:table-cell>
          <table:table-cell office:value-type="float" office:value="-0.01286">
            <text:p>-0.01286</text:p>
          </table:table-cell>
          <table:table-cell office:value-type="float" office:value="-0.0279761">
            <text:p>-0.0279761</text:p>
          </table:table-cell>
          <table:table-cell office:value-type="float" office:value="0.347009">
            <text:p>0.347009</text:p>
          </table:table-cell>
          <table:table-cell office:value-type="float" office:value="-0.142492">
            <text:p>-0.142492</text:p>
          </table:table-cell>
        </table:table-row>
        <table:table-row table:style-name="ro4">
          <table:table-cell office:value-type="float" office:value="1.50097">
            <text:p>1.50097</text:p>
          </table:table-cell>
          <table:table-cell office:value-type="float" office:value="0.203702">
            <text:p>0.203702</text:p>
          </table:table-cell>
          <table:table-cell office:value-type="float" office:value="-0.0587667">
            <text:p>-0.0587667</text:p>
          </table:table-cell>
          <table:table-cell office:value-type="float" office:value="0.726951">
            <text:p>0.726951</text:p>
          </table:table-cell>
          <table:table-cell office:value-type="float" office:value="0.657474">
            <text:p>0.657474</text:p>
          </table:table-cell>
          <table:table-cell office:value-type="float" office:value="-0.0278457">
            <text:p>-0.0278457</text:p>
          </table:table-cell>
          <table:table-cell office:value-type="float" office:value="0.0170579">
            <text:p>0.0170579</text:p>
          </table:table-cell>
          <table:table-cell office:value-type="float" office:value="-0.0130647">
            <text:p>-0.0130647</text:p>
          </table:table-cell>
          <table:table-cell office:value-type="float" office:value="-0.00854115">
            <text:p>-0.00854115</text:p>
          </table:table-cell>
          <table:table-cell office:value-type="float" office:value="-0.000952426">
            <text:p>-0.000952426</text:p>
          </table:table-cell>
          <table:table-cell office:value-type="float" office:value="0.00731697">
            <text:p>0.00731697</text:p>
          </table:table-cell>
          <table:table-cell office:value-type="float" office:value="-0.288837">
            <text:p>-0.288837</text:p>
          </table:table-cell>
          <table:table-cell office:value-type="float" office:value="0.412206">
            <text:p>0.412206</text:p>
          </table:table-cell>
          <table:table-cell office:value-type="float" office:value="0.0107571">
            <text:p>0.0107571</text:p>
          </table:table-cell>
          <table:table-cell/>
          <table:table-cell office:value-type="float" office:value="1.28854">
            <text:p>1.28854</text:p>
          </table:table-cell>
          <table:table-cell office:value-type="float" office:value="0.12863">
            <text:p>0.12863</text:p>
          </table:table-cell>
          <table:table-cell table:style-name="ce1" office:value-type="float" office:value="-0.0799911">
            <text:p>-0.0799911</text:p>
          </table:table-cell>
          <table:table-cell office:value-type="float" office:value="0.700355">
            <text:p>0.700355</text:p>
          </table:table-cell>
          <table:table-cell office:value-type="float" office:value="0.57372">
            <text:p>0.57372</text:p>
          </table:table-cell>
          <table:table-cell office:value-type="float" office:value="0.00508203">
            <text:p>0.00508203</text:p>
          </table:table-cell>
          <table:table-cell office:value-type="float" office:value="0.00514363">
            <text:p>0.00514363</text:p>
          </table:table-cell>
          <table:table-cell office:value-type="float" office:value="0.00241607">
            <text:p>0.00241607</text:p>
          </table:table-cell>
          <table:table-cell office:value-type="float" office:value="0.00215282">
            <text:p>0.00215282</text:p>
          </table:table-cell>
          <table:table-cell office:value-type="float" office:value="-0.00026985">
            <text:p>-0.00026985</text:p>
          </table:table-cell>
          <table:table-cell office:value-type="float" office:value="0.00261528">
            <text:p>0.00261528</text:p>
          </table:table-cell>
          <table:table-cell office:value-type="float" office:value="-0.0843777">
            <text:p>-0.0843777</text:p>
          </table:table-cell>
          <table:table-cell office:value-type="float" office:value="0.0470708">
            <text:p>0.0470708</text:p>
          </table:table-cell>
          <table:table-cell office:value-type="float" office:value="-0.066778">
            <text:p>-0.066778</text:p>
          </table:table-cell>
          <table:table-cell/>
          <table:table-cell office:value-type="float" office:value="3.10171">
            <text:p>3.10171</text:p>
          </table:table-cell>
          <table:table-cell office:value-type="float" office:value="0.275415">
            <text:p>0.275415</text:p>
          </table:table-cell>
          <table:table-cell office:value-type="float" office:value="-0.190315">
            <text:p>-0.190315</text:p>
          </table:table-cell>
          <table:table-cell office:value-type="float" office:value="0.989956">
            <text:p>0.989956</text:p>
          </table:table-cell>
          <table:table-cell office:value-type="float" office:value="0.576404">
            <text:p>0.576404</text:p>
          </table:table-cell>
          <table:table-cell office:value-type="float" office:value="-0.0445088">
            <text:p>-0.0445088</text:p>
          </table:table-cell>
          <table:table-cell office:value-type="float" office:value="0.0254896">
            <text:p>0.0254896</text:p>
          </table:table-cell>
          <table:table-cell office:value-type="float" office:value="-0.0446552">
            <text:p>-0.0446552</text:p>
          </table:table-cell>
          <table:table-cell office:value-type="float" office:value="-0.0428305">
            <text:p>-0.0428305</text:p>
          </table:table-cell>
          <table:table-cell office:value-type="float" office:value="0.0238239">
            <text:p>0.0238239</text:p>
          </table:table-cell>
          <table:table-cell office:value-type="float" office:value="-0.0272304">
            <text:p>-0.0272304</text:p>
          </table:table-cell>
          <table:table-cell office:value-type="float" office:value="0.0627039">
            <text:p>0.0627039</text:p>
          </table:table-cell>
          <table:table-cell office:value-type="float" office:value="0.198619">
            <text:p>0.198619</text:p>
          </table:table-cell>
          <table:table-cell office:value-type="float" office:value="-0.293469">
            <text:p>-0.293469</text:p>
          </table:table-cell>
          <table:table-cell/>
          <table:table-cell office:value-type="float" office:value="4.49567">
            <text:p>4.49567</text:p>
          </table:table-cell>
          <table:table-cell office:value-type="float" office:value="0.24641">
            <text:p>0.24641</text:p>
          </table:table-cell>
          <table:table-cell office:value-type="float" office:value="-0.129347">
            <text:p>-0.129347</text:p>
          </table:table-cell>
          <table:table-cell office:value-type="float" office:value="0.982508">
            <text:p>0.982508</text:p>
          </table:table-cell>
          <table:table-cell office:value-type="float" office:value="0.486384">
            <text:p>0.486384</text:p>
          </table:table-cell>
          <table:table-cell office:value-type="float" office:value="-0.0898868">
            <text:p>-0.0898868</text:p>
          </table:table-cell>
          <table:table-cell office:value-type="float" office:value="0.119736">
            <text:p>0.119736</text:p>
          </table:table-cell>
          <table:table-cell office:value-type="float" office:value="-0.0622452">
            <text:p>-0.0622452</text:p>
          </table:table-cell>
          <table:table-cell office:value-type="float" office:value="-0.0186493">
            <text:p>-0.0186493</text:p>
          </table:table-cell>
          <table:table-cell office:value-type="float" office:value="0.035502">
            <text:p>0.035502</text:p>
          </table:table-cell>
          <table:table-cell office:value-type="float" office:value="-0.0262654">
            <text:p>-0.0262654</text:p>
          </table:table-cell>
          <table:table-cell office:value-type="float" office:value="0.10615">
            <text:p>0.10615</text:p>
          </table:table-cell>
          <table:table-cell office:value-type="float" office:value="0.349867">
            <text:p>0.349867</text:p>
          </table:table-cell>
          <table:table-cell office:value-type="float" office:value="-0.0892637">
            <text:p>-0.0892637</text:p>
          </table:table-cell>
          <table:table-cell/>
          <table:table-cell office:value-type="float" office:value="1.53528">
            <text:p>1.53528</text:p>
          </table:table-cell>
          <table:table-cell office:value-type="float" office:value="0.222785">
            <text:p>0.222785</text:p>
          </table:table-cell>
          <table:table-cell office:value-type="float" office:value="0.0121508">
            <text:p>0.0121508</text:p>
          </table:table-cell>
          <table:table-cell office:value-type="float" office:value="0.721211">
            <text:p>0.721211</text:p>
          </table:table-cell>
          <table:table-cell office:value-type="float" office:value="0.608811">
            <text:p>0.608811</text:p>
          </table:table-cell>
          <table:table-cell office:value-type="float" office:value="-0.0382078">
            <text:p>-0.0382078</text:p>
          </table:table-cell>
          <table:table-cell office:value-type="float" office:value="0.0575846">
            <text:p>0.0575846</text:p>
          </table:table-cell>
          <table:table-cell office:value-type="float" office:value="-0.0319587">
            <text:p>-0.0319587</text:p>
          </table:table-cell>
          <table:table-cell office:value-type="float" office:value="-0.0184177">
            <text:p>-0.0184177</text:p>
          </table:table-cell>
          <table:table-cell office:value-type="float" office:value="0.0914284">
            <text:p>0.0914284</text:p>
          </table:table-cell>
          <table:table-cell office:value-type="float" office:value="-0.0459173">
            <text:p>-0.0459173</text:p>
          </table:table-cell>
          <table:table-cell office:value-type="float" office:value="-0.209247">
            <text:p>-0.209247</text:p>
          </table:table-cell>
          <table:table-cell office:value-type="float" office:value="-0.274778">
            <text:p>-0.274778</text:p>
          </table:table-cell>
          <table:table-cell office:value-type="float" office:value="0.0541326">
            <text:p>0.0541326</text:p>
          </table:table-cell>
        </table:table-row>
        <table:table-row table:style-name="ro4">
          <table:table-cell office:value-type="float" office:value="1.73515">
            <text:p>1.73515</text:p>
          </table:table-cell>
          <table:table-cell office:value-type="float" office:value="0.185863">
            <text:p>0.185863</text:p>
          </table:table-cell>
          <table:table-cell office:value-type="float" office:value="-0.0363852">
            <text:p>-0.0363852</text:p>
          </table:table-cell>
          <table:table-cell office:value-type="float" office:value="0.729254">
            <text:p>0.729254</text:p>
          </table:table-cell>
          <table:table-cell office:value-type="float" office:value="0.615836">
            <text:p>0.615836</text:p>
          </table:table-cell>
          <table:table-cell office:value-type="float" office:value="-0.0560591">
            <text:p>-0.0560591</text:p>
          </table:table-cell>
          <table:table-cell office:value-type="float" office:value="0.0426892">
            <text:p>0.0426892</text:p>
          </table:table-cell>
          <table:table-cell table:style-name="ce1" office:value-type="float" office:value="-0.0269639">
            <text:p>-0.0269639</text:p>
          </table:table-cell>
          <table:table-cell office:value-type="float" office:value="-0.0761797">
            <text:p>-0.0761797</text:p>
          </table:table-cell>
          <table:table-cell office:value-type="float" office:value="0.0955758">
            <text:p>0.0955758</text:p>
          </table:table-cell>
          <table:table-cell office:value-type="float" office:value="0.00983602">
            <text:p>0.00983602</text:p>
          </table:table-cell>
          <table:table-cell office:value-type="float" office:value="-0.351904">
            <text:p>-0.351904</text:p>
          </table:table-cell>
          <table:table-cell office:value-type="float" office:value="0.238555">
            <text:p>0.238555</text:p>
          </table:table-cell>
          <table:table-cell office:value-type="float" office:value="-0.427108">
            <text:p>-0.427108</text:p>
          </table:table-cell>
          <table:table-cell/>
          <table:table-cell office:value-type="float" office:value="1.47418">
            <text:p>1.47418</text:p>
          </table:table-cell>
          <table:table-cell office:value-type="float" office:value="0.126121">
            <text:p>0.126121</text:p>
          </table:table-cell>
          <table:table-cell office:value-type="float" office:value="-0.078419">
            <text:p>-0.078419</text:p>
          </table:table-cell>
          <table:table-cell office:value-type="float" office:value="0.698539">
            <text:p>0.698539</text:p>
          </table:table-cell>
          <table:table-cell office:value-type="float" office:value="0.529586">
            <text:p>0.529586</text:p>
          </table:table-cell>
          <table:table-cell office:value-type="float" office:value="0.00204762">
            <text:p>0.00204762</text:p>
          </table:table-cell>
          <table:table-cell office:value-type="float" office:value="0.0083492">
            <text:p>0.0083492</text:p>
          </table:table-cell>
          <table:table-cell office:value-type="float" office:value="0.000538754">
            <text:p>0.000538754</text:p>
          </table:table-cell>
          <table:table-cell office:value-type="float" office:value="-0.013511">
            <text:p>-0.013511</text:p>
          </table:table-cell>
          <table:table-cell office:value-type="float" office:value="0.00846833">
            <text:p>0.00846833</text:p>
          </table:table-cell>
          <table:table-cell office:value-type="float" office:value="-0.00978132">
            <text:p>-0.00978132</text:p>
          </table:table-cell>
          <table:table-cell office:value-type="float" office:value="-0.0742658">
            <text:p>-0.0742658</text:p>
          </table:table-cell>
          <table:table-cell office:value-type="float" office:value="0.0730116">
            <text:p>0.0730116</text:p>
          </table:table-cell>
          <table:table-cell office:value-type="float" office:value="-0.07599">
            <text:p>-0.07599</text:p>
          </table:table-cell>
          <table:table-cell/>
          <table:table-cell office:value-type="float" office:value="3.17133">
            <text:p>3.17133</text:p>
          </table:table-cell>
          <table:table-cell office:value-type="float" office:value="0.272737">
            <text:p>0.272737</text:p>
          </table:table-cell>
          <table:table-cell office:value-type="float" office:value="-0.187694">
            <text:p>-0.187694</text:p>
          </table:table-cell>
          <table:table-cell office:value-type="float" office:value="0.986638">
            <text:p>0.986638</text:p>
          </table:table-cell>
          <table:table-cell office:value-type="float" office:value="0.569319">
            <text:p>0.569319</text:p>
          </table:table-cell>
          <table:table-cell office:value-type="float" office:value="-0.0490562">
            <text:p>-0.0490562</text:p>
          </table:table-cell>
          <table:table-cell office:value-type="float" office:value="0.0251479">
            <text:p>0.0251479</text:p>
          </table:table-cell>
          <table:table-cell office:value-type="float" office:value="-0.0254832">
            <text:p>-0.0254832</text:p>
          </table:table-cell>
          <table:table-cell office:value-type="float" office:value="-0.0384651">
            <text:p>-0.0384651</text:p>
          </table:table-cell>
          <table:table-cell office:value-type="float" office:value="0.0376517">
            <text:p>0.0376517</text:p>
          </table:table-cell>
          <table:table-cell office:value-type="float" office:value="-0.0476616">
            <text:p>-0.0476616</text:p>
          </table:table-cell>
          <table:table-cell office:value-type="float" office:value="0.0204226">
            <text:p>0.0204226</text:p>
          </table:table-cell>
          <table:table-cell office:value-type="float" office:value="0.122451">
            <text:p>0.122451</text:p>
          </table:table-cell>
          <table:table-cell office:value-type="float" office:value="0.174502">
            <text:p>0.174502</text:p>
          </table:table-cell>
          <table:table-cell/>
          <table:table-cell office:value-type="float" office:value="4.63359">
            <text:p>4.63359</text:p>
          </table:table-cell>
          <table:table-cell office:value-type="float" office:value="0.245857">
            <text:p>0.245857</text:p>
          </table:table-cell>
          <table:table-cell office:value-type="float" office:value="-0.117796">
            <text:p>-0.117796</text:p>
          </table:table-cell>
          <table:table-cell office:value-type="float" office:value="0.977188">
            <text:p>0.977188</text:p>
          </table:table-cell>
          <table:table-cell office:value-type="float" office:value="0.475748">
            <text:p>0.475748</text:p>
          </table:table-cell>
          <table:table-cell office:value-type="float" office:value="-0.0967417">
            <text:p>-0.0967417</text:p>
          </table:table-cell>
          <table:table-cell office:value-type="float" office:value="0.109349">
            <text:p>0.109349</text:p>
          </table:table-cell>
          <table:table-cell office:value-type="float" office:value="-0.0608766">
            <text:p>-0.0608766</text:p>
          </table:table-cell>
          <table:table-cell office:value-type="float" office:value="-0.00400927">
            <text:p>-0.00400927</text:p>
          </table:table-cell>
          <table:table-cell office:value-type="float" office:value="0.0837552">
            <text:p>0.0837552</text:p>
          </table:table-cell>
          <table:table-cell office:value-type="float" office:value="-0.0385766">
            <text:p>-0.0385766</text:p>
          </table:table-cell>
          <table:table-cell office:value-type="float" office:value="-0.0206573">
            <text:p>-0.0206573</text:p>
          </table:table-cell>
          <table:table-cell office:value-type="float" office:value="-0.104083">
            <text:p>-0.104083</text:p>
          </table:table-cell>
          <table:table-cell office:value-type="float" office:value="0.0351456">
            <text:p>0.0351456</text:p>
          </table:table-cell>
          <table:table-cell/>
          <table:table-cell office:value-type="float" office:value="1.70461">
            <text:p>1.70461</text:p>
          </table:table-cell>
          <table:table-cell office:value-type="float" office:value="0.213667">
            <text:p>0.213667</text:p>
          </table:table-cell>
          <table:table-cell office:value-type="float" office:value="0.0197538">
            <text:p>0.0197538</text:p>
          </table:table-cell>
          <table:table-cell office:value-type="float" office:value="0.714988">
            <text:p>0.714988</text:p>
          </table:table-cell>
          <table:table-cell office:value-type="float" office:value="0.576386">
            <text:p>0.576386</text:p>
          </table:table-cell>
          <table:table-cell office:value-type="float" office:value="-0.050738">
            <text:p>-0.050738</text:p>
          </table:table-cell>
          <table:table-cell office:value-type="float" office:value="0.0787246">
            <text:p>0.0787246</text:p>
          </table:table-cell>
          <table:table-cell office:value-type="float" office:value="-0.0433315">
            <text:p>-0.0433315</text:p>
          </table:table-cell>
          <table:table-cell office:value-type="float" office:value="-0.0538482">
            <text:p>-0.0538482</text:p>
          </table:table-cell>
          <table:table-cell office:value-type="float" office:value="0.0449019">
            <text:p>0.0449019</text:p>
          </table:table-cell>
          <table:table-cell office:value-type="float" office:value="-0.0367513">
            <text:p>-0.0367513</text:p>
          </table:table-cell>
          <table:table-cell office:value-type="float" office:value="-0.168076">
            <text:p>-0.168076</text:p>
          </table:table-cell>
          <table:table-cell office:value-type="float" office:value="0.288138">
            <text:p>0.288138</text:p>
          </table:table-cell>
          <table:table-cell office:value-type="float" office:value="-0.11942">
            <text:p>-0.11942</text:p>
          </table:table-cell>
        </table:table-row>
        <table:table-row table:style-name="ro4">
          <table:table-cell office:value-type="float" office:value="1.90314">
            <text:p>1.90314</text:p>
          </table:table-cell>
          <table:table-cell office:value-type="float" office:value="0.163135">
            <text:p>0.163135</text:p>
          </table:table-cell>
          <table:table-cell office:value-type="float" office:value="-0.0135976">
            <text:p>-0.0135976</text:p>
          </table:table-cell>
          <table:table-cell office:value-type="float" office:value="0.718853">
            <text:p>0.718853</text:p>
          </table:table-cell>
          <table:table-cell office:value-type="float" office:value="0.5876">
            <text:p>0.5876</text:p>
          </table:table-cell>
          <table:table-cell office:value-type="float" office:value="-0.0621536">
            <text:p>-0.0621536</text:p>
          </table:table-cell>
          <table:table-cell office:value-type="float" office:value="0.06182">
            <text:p>0.06182</text:p>
          </table:table-cell>
          <table:table-cell office:value-type="float" office:value="-0.0343196">
            <text:p>-0.0343196</text:p>
          </table:table-cell>
          <table:table-cell office:value-type="float" office:value="-0.135295">
            <text:p>-0.135295</text:p>
          </table:table-cell>
          <table:table-cell office:value-type="float" office:value="0.13565">
            <text:p>0.13565</text:p>
          </table:table-cell>
          <table:table-cell office:value-type="float" office:value="-0.061913">
            <text:p>-0.061913</text:p>
          </table:table-cell>
          <table:table-cell office:value-type="float" office:value="0.359228">
            <text:p>0.359228</text:p>
          </table:table-cell>
          <table:table-cell office:value-type="float" office:value="0.0118953">
            <text:p>0.0118953</text:p>
          </table:table-cell>
          <table:table-cell office:value-type="float" office:value="-0.0990852">
            <text:p>-0.0990852</text:p>
          </table:table-cell>
          <table:table-cell/>
          <table:table-cell office:value-type="float" office:value="2.0047">
            <text:p>2.0047</text:p>
          </table:table-cell>
          <table:table-cell office:value-type="float" office:value="0.0980514">
            <text:p>0.0980514</text:p>
          </table:table-cell>
          <table:table-cell office:value-type="float" office:value="-0.0533773">
            <text:p>-0.0533773</text:p>
          </table:table-cell>
          <table:table-cell office:value-type="float" office:value="0.671963">
            <text:p>0.671963</text:p>
          </table:table-cell>
          <table:table-cell office:value-type="float" office:value="0.421297">
            <text:p>0.421297</text:p>
          </table:table-cell>
          <table:table-cell office:value-type="float" office:value="-0.0302004">
            <text:p>-0.0302004</text:p>
          </table:table-cell>
          <table:table-cell office:value-type="float" office:value="0.0520387">
            <text:p>0.0520387</text:p>
          </table:table-cell>
          <table:table-cell office:value-type="float" office:value="-0.02597">
            <text:p>-0.02597</text:p>
          </table:table-cell>
          <table:table-cell office:value-type="float" office:value="-0.0529104">
            <text:p>-0.0529104</text:p>
          </table:table-cell>
          <table:table-cell office:value-type="float" office:value="0.0472023">
            <text:p>0.0472023</text:p>
          </table:table-cell>
          <table:table-cell office:value-type="float" office:value="-0.0500954">
            <text:p>-0.0500954</text:p>
          </table:table-cell>
          <table:table-cell office:value-type="float" office:value="-0.180566">
            <text:p>-0.180566</text:p>
          </table:table-cell>
          <table:table-cell office:value-type="float" office:value="0.74963">
            <text:p>0.74963</text:p>
          </table:table-cell>
          <table:table-cell office:value-type="float" office:value="-0.0469093">
            <text:p>-0.0469093</text:p>
          </table:table-cell>
          <table:table-cell/>
          <table:table-cell office:value-type="float" office:value="3.30263">
            <text:p>3.30263</text:p>
          </table:table-cell>
          <table:table-cell office:value-type="float" office:value="0.268039">
            <text:p>0.268039</text:p>
          </table:table-cell>
          <table:table-cell office:value-type="float" office:value="-0.180639">
            <text:p>-0.180639</text:p>
          </table:table-cell>
          <table:table-cell office:value-type="float" office:value="0.983388">
            <text:p>0.983388</text:p>
          </table:table-cell>
          <table:table-cell office:value-type="float" office:value="0.556195">
            <text:p>0.556195</text:p>
          </table:table-cell>
          <table:table-cell office:value-type="float" office:value="-0.0546868">
            <text:p>-0.0546868</text:p>
          </table:table-cell>
          <table:table-cell office:value-type="float" office:value="0.0266056">
            <text:p>0.0266056</text:p>
          </table:table-cell>
          <table:table-cell office:value-type="float" office:value="-0.036842">
            <text:p>-0.036842</text:p>
          </table:table-cell>
          <table:table-cell office:value-type="float" office:value="-0.0357836">
            <text:p>-0.0357836</text:p>
          </table:table-cell>
          <table:table-cell office:value-type="float" office:value="0.0537297">
            <text:p>0.0537297</text:p>
          </table:table-cell>
          <table:table-cell office:value-type="float" office:value="-0.0247494">
            <text:p>-0.0247494</text:p>
          </table:table-cell>
          <table:table-cell office:value-type="float" office:value="0.000231054">
            <text:p>0.000231054</text:p>
          </table:table-cell>
          <table:table-cell office:value-type="float" office:value="-0.00428101">
            <text:p>-0.00428101</text:p>
          </table:table-cell>
          <table:table-cell office:value-type="float" office:value="-0.0232836">
            <text:p>-0.0232836</text:p>
          </table:table-cell>
          <table:table-cell/>
          <table:table-cell office:value-type="float" office:value="5.23124">
            <text:p>5.23124</text:p>
          </table:table-cell>
          <table:table-cell office:value-type="float" office:value="0.236082">
            <text:p>0.236082</text:p>
          </table:table-cell>
          <table:table-cell office:value-type="float" office:value="-0.104916">
            <text:p>-0.104916</text:p>
          </table:table-cell>
          <table:table-cell office:value-type="float" office:value="0.966686">
            <text:p>0.966686</text:p>
          </table:table-cell>
          <table:table-cell office:value-type="float" office:value="0.432279">
            <text:p>0.432279</text:p>
          </table:table-cell>
          <table:table-cell office:value-type="float" office:value="-0.106784">
            <text:p>-0.106784</text:p>
          </table:table-cell>
          <table:table-cell office:value-type="float" office:value="0.115941">
            <text:p>0.115941</text:p>
          </table:table-cell>
          <table:table-cell office:value-type="float" office:value="-0.0621087">
            <text:p>-0.0621087</text:p>
          </table:table-cell>
          <table:table-cell office:value-type="float" office:value="-0.016355">
            <text:p>-0.016355</text:p>
          </table:table-cell>
          <table:table-cell office:value-type="float" office:value="0.0215504">
            <text:p>0.0215504</text:p>
          </table:table-cell>
          <table:table-cell office:value-type="float" office:value="-0.0175719">
            <text:p>-0.0175719</text:p>
          </table:table-cell>
          <table:table-cell office:value-type="float" office:value="0.0171273">
            <text:p>0.0171273</text:p>
          </table:table-cell>
          <table:table-cell office:value-type="float" office:value="-0.104251">
            <text:p>-0.104251</text:p>
          </table:table-cell>
          <table:table-cell office:value-type="float" office:value="0.118053">
            <text:p>0.118053</text:p>
          </table:table-cell>
          <table:table-cell/>
          <table:table-cell office:value-type="float" office:value="1.86887">
            <text:p>1.86887</text:p>
          </table:table-cell>
          <table:table-cell office:value-type="float" office:value="0.200286">
            <text:p>0.200286</text:p>
          </table:table-cell>
          <table:table-cell office:value-type="float" office:value="0.0349044">
            <text:p>0.0349044</text:p>
          </table:table-cell>
          <table:table-cell office:value-type="float" office:value="0.705728">
            <text:p>0.705728</text:p>
          </table:table-cell>
          <table:table-cell office:value-type="float" office:value="0.546581">
            <text:p>0.546581</text:p>
          </table:table-cell>
          <table:table-cell office:value-type="float" office:value="-0.0611697">
            <text:p>-0.0611697</text:p>
          </table:table-cell>
          <table:table-cell office:value-type="float" office:value="0.0898592">
            <text:p>0.0898592</text:p>
          </table:table-cell>
          <table:table-cell table:style-name="ce1" office:value-type="float" office:value="-0.0483339">
            <text:p>-0.0483339</text:p>
          </table:table-cell>
          <table:table-cell office:value-type="float" office:value="-0.0814571">
            <text:p>-0.0814571</text:p>
          </table:table-cell>
          <table:table-cell office:value-type="float" office:value="0.092233">
            <text:p>0.092233</text:p>
          </table:table-cell>
          <table:table-cell office:value-type="float" office:value="-0.0563678">
            <text:p>-0.0563678</text:p>
          </table:table-cell>
          <table:table-cell office:value-type="float" office:value="0.0677723">
            <text:p>0.0677723</text:p>
          </table:table-cell>
          <table:table-cell office:value-type="float" office:value="-0.0548626">
            <text:p>-0.0548626</text:p>
          </table:table-cell>
          <table:table-cell office:value-type="float" office:value="0.124587">
            <text:p>0.124587</text:p>
          </table:table-cell>
        </table:table-row>
        <table:table-row table:style-name="ro4">
          <table:table-cell office:value-type="float" office:value="2.07226">
            <text:p>2.07226</text:p>
          </table:table-cell>
          <table:table-cell office:value-type="float" office:value="0.150528">
            <text:p>0.150528</text:p>
          </table:table-cell>
          <table:table-cell office:value-type="float" office:value="0.00968476">
            <text:p>0.00968476</text:p>
          </table:table-cell>
          <table:table-cell office:value-type="float" office:value="0.705548">
            <text:p>0.705548</text:p>
          </table:table-cell>
          <table:table-cell office:value-type="float" office:value="0.560481">
            <text:p>0.560481</text:p>
          </table:table-cell>
          <table:table-cell office:value-type="float" office:value="-0.0778941">
            <text:p>-0.0778941</text:p>
          </table:table-cell>
          <table:table-cell office:value-type="float" office:value="0.0692011">
            <text:p>0.0692011</text:p>
          </table:table-cell>
          <table:table-cell office:value-type="float" office:value="-0.0397376">
            <text:p>-0.0397376</text:p>
          </table:table-cell>
          <table:table-cell office:value-type="float" office:value="-0.07454">
            <text:p>-0.07454</text:p>
          </table:table-cell>
          <table:table-cell office:value-type="float" office:value="0.137662">
            <text:p>0.137662</text:p>
          </table:table-cell>
          <table:table-cell office:value-type="float" office:value="-0.078671">
            <text:p>-0.078671</text:p>
          </table:table-cell>
          <table:table-cell office:value-type="float" office:value="0.143688">
            <text:p>0.143688</text:p>
          </table:table-cell>
          <table:table-cell office:value-type="float" office:value="-0.48264">
            <text:p>-0.48264</text:p>
          </table:table-cell>
          <table:table-cell office:value-type="float" office:value="0.225011">
            <text:p>0.225011</text:p>
          </table:table-cell>
          <table:table-cell/>
          <table:table-cell office:value-type="float" office:value="2.20389">
            <text:p>2.20389</text:p>
          </table:table-cell>
          <table:table-cell office:value-type="float" office:value="0.0803483">
            <text:p>0.0803483</text:p>
          </table:table-cell>
          <table:table-cell office:value-type="float" office:value="-0.0142334">
            <text:p>-0.0142334</text:p>
          </table:table-cell>
          <table:table-cell office:value-type="float" office:value="0.660123">
            <text:p>0.660123</text:p>
          </table:table-cell>
          <table:table-cell office:value-type="float" office:value="0.386623">
            <text:p>0.386623</text:p>
          </table:table-cell>
          <table:table-cell office:value-type="float" office:value="-0.0432386">
            <text:p>-0.0432386</text:p>
          </table:table-cell>
          <table:table-cell office:value-type="float" office:value="0.0788319">
            <text:p>0.0788319</text:p>
          </table:table-cell>
          <table:table-cell office:value-type="float" office:value="-0.0321794">
            <text:p>-0.0321794</text:p>
          </table:table-cell>
          <table:table-cell office:value-type="float" office:value="-0.0888768">
            <text:p>-0.0888768</text:p>
          </table:table-cell>
          <table:table-cell office:value-type="float" office:value="0.196519">
            <text:p>0.196519</text:p>
          </table:table-cell>
          <table:table-cell office:value-type="float" office:value="-0.0594391">
            <text:p>-0.0594391</text:p>
          </table:table-cell>
          <table:table-cell office:value-type="float" office:value="0.164204">
            <text:p>0.164204</text:p>
          </table:table-cell>
          <table:table-cell office:value-type="float" office:value="-0.46479">
            <text:p>-0.46479</text:p>
          </table:table-cell>
          <table:table-cell office:value-type="float" office:value="0.21004">
            <text:p>0.21004</text:p>
          </table:table-cell>
          <table:table-cell/>
          <table:table-cell office:value-type="float" office:value="4.20182">
            <text:p>4.20182</text:p>
          </table:table-cell>
          <table:table-cell office:value-type="float" office:value="0.236049">
            <text:p>0.236049</text:p>
          </table:table-cell>
          <table:table-cell office:value-type="float" office:value="-0.135787">
            <text:p>-0.135787</text:p>
          </table:table-cell>
          <table:table-cell office:value-type="float" office:value="0.942308">
            <text:p>0.942308</text:p>
          </table:table-cell>
          <table:table-cell office:value-type="float" office:value="0.474091">
            <text:p>0.474091</text:p>
          </table:table-cell>
          <table:table-cell office:value-type="float" office:value="-0.095154">
            <text:p>-0.095154</text:p>
          </table:table-cell>
          <table:table-cell office:value-type="float" office:value="0.0777252">
            <text:p>0.0777252</text:p>
          </table:table-cell>
          <table:table-cell office:value-type="float" office:value="-0.0792683">
            <text:p>-0.0792683</text:p>
          </table:table-cell>
          <table:table-cell office:value-type="float" office:value="-0.0355758">
            <text:p>-0.0355758</text:p>
          </table:table-cell>
          <table:table-cell office:value-type="float" office:value="0.0498802">
            <text:p>0.0498802</text:p>
          </table:table-cell>
          <table:table-cell office:value-type="float" office:value="-0.0456859">
            <text:p>-0.0456859</text:p>
          </table:table-cell>
          <table:table-cell office:value-type="float" office:value="-0.14854">
            <text:p>-0.14854</text:p>
          </table:table-cell>
          <table:table-cell office:value-type="float" office:value="0.179185">
            <text:p>0.179185</text:p>
          </table:table-cell>
          <table:table-cell office:value-type="float" office:value="-0.0248346">
            <text:p>-0.0248346</text:p>
          </table:table-cell>
          <table:table-cell/>
          <table:table-cell office:value-type="float" office:value="5.53547">
            <text:p>5.53547</text:p>
          </table:table-cell>
          <table:table-cell office:value-type="float" office:value="0.232692">
            <text:p>0.232692</text:p>
          </table:table-cell>
          <table:table-cell office:value-type="float" office:value="-0.108009">
            <text:p>-0.108009</text:p>
          </table:table-cell>
          <table:table-cell office:value-type="float" office:value="0.972267">
            <text:p>0.972267</text:p>
          </table:table-cell>
          <table:table-cell office:value-type="float" office:value="0.4117">
            <text:p>0.4117</text:p>
          </table:table-cell>
          <table:table-cell office:value-type="float" office:value="-0.111331">
            <text:p>-0.111331</text:p>
          </table:table-cell>
          <table:table-cell office:value-type="float" office:value="0.116578">
            <text:p>0.116578</text:p>
          </table:table-cell>
          <table:table-cell office:value-type="float" office:value="-0.0604522">
            <text:p>-0.0604522</text:p>
          </table:table-cell>
          <table:table-cell office:value-type="float" office:value="-0.0111443">
            <text:p>-0.0111443</text:p>
          </table:table-cell>
          <table:table-cell office:value-type="float" office:value="-0.0101664">
            <text:p>-0.0101664</text:p>
          </table:table-cell>
          <table:table-cell office:value-type="float" office:value="0.0183442">
            <text:p>0.0183442</text:p>
          </table:table-cell>
          <table:table-cell office:value-type="float" office:value="-0.000131766">
            <text:p>-0.000131766</text:p>
          </table:table-cell>
          <table:table-cell office:value-type="float" office:value="0.0159453">
            <text:p>0.0159453</text:p>
          </table:table-cell>
          <table:table-cell office:value-type="float" office:value="-0.0278332">
            <text:p>-0.0278332</text:p>
          </table:table-cell>
          <table:table-cell/>
          <table:table-cell office:value-type="float" office:value="2.20419">
            <text:p>2.20419</text:p>
          </table:table-cell>
          <table:table-cell office:value-type="float" office:value="0.180592">
            <text:p>0.180592</text:p>
          </table:table-cell>
          <table:table-cell office:value-type="float" office:value="0.0596632">
            <text:p>0.0596632</text:p>
          </table:table-cell>
          <table:table-cell office:value-type="float" office:value="0.700836">
            <text:p>0.700836</text:p>
          </table:table-cell>
          <table:table-cell office:value-type="float" office:value="0.490437">
            <text:p>0.490437</text:p>
          </table:table-cell>
          <table:table-cell office:value-type="float" office:value="-0.0803028">
            <text:p>-0.0803028</text:p>
          </table:table-cell>
          <table:table-cell office:value-type="float" office:value="0.114171">
            <text:p>0.114171</text:p>
          </table:table-cell>
          <table:table-cell office:value-type="float" office:value="-0.053873">
            <text:p>-0.053873</text:p>
          </table:table-cell>
          <table:table-cell office:value-type="float" office:value="-0.0587318">
            <text:p>-0.0587318</text:p>
          </table:table-cell>
          <table:table-cell office:value-type="float" office:value="0.0738365">
            <text:p>0.0738365</text:p>
          </table:table-cell>
          <table:table-cell office:value-type="float" office:value="-0.0145914">
            <text:p>-0.0145914</text:p>
          </table:table-cell>
          <table:table-cell office:value-type="float" office:value="0.102201">
            <text:p>0.102201</text:p>
          </table:table-cell>
          <table:table-cell office:value-type="float" office:value="-0.113578">
            <text:p>-0.113578</text:p>
          </table:table-cell>
          <table:table-cell office:value-type="float" office:value="0.0330175">
            <text:p>0.0330175</text:p>
          </table:table-cell>
        </table:table-row>
        <table:table-row table:style-name="ro4">
          <table:table-cell office:value-type="float" office:value="2.27004">
            <text:p>2.27004</text:p>
          </table:table-cell>
          <table:table-cell office:value-type="float" office:value="0.141406">
            <text:p>0.141406</text:p>
          </table:table-cell>
          <table:table-cell office:value-type="float" office:value="0.0180322">
            <text:p>0.0180322</text:p>
          </table:table-cell>
          <table:table-cell office:value-type="float" office:value="0.69879">
            <text:p>0.69879</text:p>
          </table:table-cell>
          <table:table-cell office:value-type="float" office:value="0.530351">
            <text:p>0.530351</text:p>
          </table:table-cell>
          <table:table-cell office:value-type="float" office:value="-0.0920872">
            <text:p>-0.0920872</text:p>
          </table:table-cell>
          <table:table-cell office:value-type="float" office:value="0.0894646">
            <text:p>0.0894646</text:p>
          </table:table-cell>
          <table:table-cell office:value-type="float" office:value="-0.0515191">
            <text:p>-0.0515191</text:p>
          </table:table-cell>
          <table:table-cell office:value-type="float" office:value="-0.0461215">
            <text:p>-0.0461215</text:p>
          </table:table-cell>
          <table:table-cell office:value-type="float" office:value="0.0422059">
            <text:p>0.0422059</text:p>
          </table:table-cell>
          <table:table-cell office:value-type="float" office:value="-0.0341685">
            <text:p>-0.0341685</text:p>
          </table:table-cell>
          <table:table-cell office:value-type="float" office:value="-0.0379607">
            <text:p>-0.0379607</text:p>
          </table:table-cell>
          <table:table-cell office:value-type="float" office:value="0.130325">
            <text:p>0.130325</text:p>
          </table:table-cell>
          <table:table-cell office:value-type="float" office:value="-0.00437098">
            <text:p>-0.00437098</text:p>
          </table:table-cell>
          <table:table-cell/>
          <table:table-cell office:value-type="float" office:value="2.43661">
            <text:p>2.43661</text:p>
          </table:table-cell>
          <table:table-cell office:value-type="float" office:value="0.0685579">
            <text:p>0.0685579</text:p>
          </table:table-cell>
          <table:table-cell office:value-type="float" office:value="0.00632791">
            <text:p>0.00632791</text:p>
          </table:table-cell>
          <table:table-cell office:value-type="float" office:value="0.657667">
            <text:p>0.657667</text:p>
          </table:table-cell>
          <table:table-cell office:value-type="float" office:value="0.349708">
            <text:p>0.349708</text:p>
          </table:table-cell>
          <table:table-cell office:value-type="float" office:value="-0.0538541">
            <text:p>-0.0538541</text:p>
          </table:table-cell>
          <table:table-cell office:value-type="float" office:value="0.0969691">
            <text:p>0.0969691</text:p>
          </table:table-cell>
          <table:table-cell office:value-type="float" office:value="-0.0329388">
            <text:p>-0.0329388</text:p>
          </table:table-cell>
          <table:table-cell office:value-type="float" office:value="-0.0506617">
            <text:p>-0.0506617</text:p>
          </table:table-cell>
          <table:table-cell office:value-type="float" office:value="0.0883483">
            <text:p>0.0883483</text:p>
          </table:table-cell>
          <table:table-cell office:value-type="float" office:value="-0.0105564">
            <text:p>-0.0105564</text:p>
          </table:table-cell>
          <table:table-cell office:value-type="float" office:value="0.0333929">
            <text:p>0.0333929</text:p>
          </table:table-cell>
          <table:table-cell office:value-type="float" office:value="-0.136992">
            <text:p>-0.136992</text:p>
          </table:table-cell>
          <table:table-cell office:value-type="float" office:value="0.0361033">
            <text:p>0.0361033</text:p>
          </table:table-cell>
          <table:table-cell/>
          <table:table-cell office:value-type="float" office:value="4.43894">
            <text:p>4.43894</text:p>
          </table:table-cell>
          <table:table-cell office:value-type="float" office:value="0.219261">
            <text:p>0.219261</text:p>
          </table:table-cell>
          <table:table-cell office:value-type="float" office:value="-0.113885">
            <text:p>-0.113885</text:p>
          </table:table-cell>
          <table:table-cell office:value-type="float" office:value="0.930078">
            <text:p>0.930078</text:p>
          </table:table-cell>
          <table:table-cell office:value-type="float" office:value="0.454537">
            <text:p>0.454537</text:p>
          </table:table-cell>
          <table:table-cell office:value-type="float" office:value="-0.0997069">
            <text:p>-0.0997069</text:p>
          </table:table-cell>
          <table:table-cell office:value-type="float" office:value="0.0884884">
            <text:p>0.0884884</text:p>
          </table:table-cell>
          <table:table-cell office:value-type="float" office:value="-0.087792">
            <text:p>-0.087792</text:p>
          </table:table-cell>
          <table:table-cell office:value-type="float" office:value="-0.070798">
            <text:p>-0.070798</text:p>
          </table:table-cell>
          <table:table-cell office:value-type="float" office:value="0.0923692">
            <text:p>0.0923692</text:p>
          </table:table-cell>
          <table:table-cell office:value-type="float" office:value="-0.0515747">
            <text:p>-0.0515747</text:p>
          </table:table-cell>
          <table:table-cell office:value-type="float" office:value="0.151768">
            <text:p>0.151768</text:p>
          </table:table-cell>
          <table:table-cell office:value-type="float" office:value="-0.0956164">
            <text:p>-0.0956164</text:p>
          </table:table-cell>
          <table:table-cell office:value-type="float" office:value="0.0540047">
            <text:p>0.0540047</text:p>
          </table:table-cell>
          <table:table-cell/>
          <table:table-cell office:value-type="float" office:value="6.03099">
            <text:p>6.03099</text:p>
          </table:table-cell>
          <table:table-cell office:value-type="float" office:value="0.227137">
            <text:p>0.227137</text:p>
          </table:table-cell>
          <table:table-cell office:value-type="float" office:value="-0.109132">
            <text:p>-0.109132</text:p>
          </table:table-cell>
          <table:table-cell office:value-type="float" office:value="0.974522">
            <text:p>0.974522</text:p>
          </table:table-cell>
          <table:table-cell office:value-type="float" office:value="0.380259">
            <text:p>0.380259</text:p>
          </table:table-cell>
          <table:table-cell office:value-type="float" office:value="-0.119778">
            <text:p>-0.119778</text:p>
          </table:table-cell>
          <table:table-cell office:value-type="float" office:value="0.116067">
            <text:p>0.116067</text:p>
          </table:table-cell>
          <table:table-cell office:value-type="float" office:value="-0.0581946">
            <text:p>-0.0581946</text:p>
          </table:table-cell>
          <table:table-cell office:value-type="float" office:value="-0.0112096">
            <text:p>-0.0112096</text:p>
          </table:table-cell>
          <table:table-cell office:value-type="float" office:value="-0.00226515">
            <text:p>-0.00226515</text:p>
          </table:table-cell>
          <table:table-cell office:value-type="float" office:value="0.00455222">
            <text:p>0.00455222</text:p>
          </table:table-cell>
          <table:table-cell office:value-type="float" office:value="-0.0335758">
            <text:p>-0.0335758</text:p>
          </table:table-cell>
          <table:table-cell office:value-type="float" office:value="0.0232827">
            <text:p>0.0232827</text:p>
          </table:table-cell>
          <table:table-cell office:value-type="float" office:value="-0.039417">
            <text:p>-0.039417</text:p>
          </table:table-cell>
          <table:table-cell/>
          <table:table-cell office:value-type="float" office:value="2.53918">
            <text:p>2.53918</text:p>
          </table:table-cell>
          <table:table-cell office:value-type="float" office:value="0.172387">
            <text:p>0.172387</text:p>
          </table:table-cell>
          <table:table-cell office:value-type="float" office:value="0.0716522">
            <text:p>0.0716522</text:p>
          </table:table-cell>
          <table:table-cell office:value-type="float" office:value="0.699653">
            <text:p>0.699653</text:p>
          </table:table-cell>
          <table:table-cell office:value-type="float" office:value="0.440108">
            <text:p>0.440108</text:p>
          </table:table-cell>
          <table:table-cell office:value-type="float" office:value="-0.0916869">
            <text:p>-0.0916869</text:p>
          </table:table-cell>
          <table:table-cell office:value-type="float" office:value="0.132013">
            <text:p>0.132013</text:p>
          </table:table-cell>
          <table:table-cell office:value-type="float" office:value="-0.0563279">
            <text:p>-0.0563279</text:p>
          </table:table-cell>
          <table:table-cell office:value-type="float" office:value="-0.0244958">
            <text:p>-0.0244958</text:p>
          </table:table-cell>
          <table:table-cell office:value-type="float" office:value="0.0357894">
            <text:p>0.0357894</text:p>
          </table:table-cell>
          <table:table-cell office:value-type="float" office:value="-0.00353099">
            <text:p>-0.00353099</text:p>
          </table:table-cell>
          <table:table-cell office:value-type="float" office:value="-0.0396335">
            <text:p>-0.0396335</text:p>
          </table:table-cell>
          <table:table-cell office:value-type="float" office:value="0.12092">
            <text:p>0.12092</text:p>
          </table:table-cell>
          <table:table-cell office:value-type="float" office:value="0.00945367">
            <text:p>0.00945367</text:p>
          </table:table-cell>
        </table:table-row>
        <table:table-row table:style-name="ro4">
          <table:table-cell office:value-type="float" office:value="2.50131">
            <text:p>2.50131</text:p>
          </table:table-cell>
          <table:table-cell office:value-type="float" office:value="0.128709">
            <text:p>0.128709</text:p>
          </table:table-cell>
          <table:table-cell office:value-type="float" office:value="0.0347633">
            <text:p>0.0347633</text:p>
          </table:table-cell>
          <table:table-cell office:value-type="float" office:value="0.690654">
            <text:p>0.690654</text:p>
          </table:table-cell>
          <table:table-cell office:value-type="float" office:value="0.497167">
            <text:p>0.497167</text:p>
          </table:table-cell>
          <table:table-cell office:value-type="float" office:value="-0.105881">
            <text:p>-0.105881</text:p>
          </table:table-cell>
          <table:table-cell office:value-type="float" office:value="0.105578">
            <text:p>0.105578</text:p>
          </table:table-cell>
          <table:table-cell office:value-type="float" office:value="-0.0618403">
            <text:p>-0.0618403</text:p>
          </table:table-cell>
          <table:table-cell office:value-type="float" office:value="-0.0549005">
            <text:p>-0.0549005</text:p>
          </table:table-cell>
          <table:table-cell office:value-type="float" office:value="0.0723456">
            <text:p>0.0723456</text:p>
          </table:table-cell>
          <table:table-cell office:value-type="float" office:value="-0.0351794">
            <text:p>-0.0351794</text:p>
          </table:table-cell>
          <table:table-cell office:value-type="float" office:value="0.00686495">
            <text:p>0.00686495</text:p>
          </table:table-cell>
          <table:table-cell office:value-type="float" office:value="0.0215696">
            <text:p>0.0215696</text:p>
          </table:table-cell>
          <table:table-cell office:value-type="float" office:value="-0.0197412">
            <text:p>-0.0197412</text:p>
          </table:table-cell>
          <table:table-cell/>
          <table:table-cell office:value-type="float" office:value="2.62162">
            <text:p>2.62162</text:p>
          </table:table-cell>
          <table:table-cell office:value-type="float" office:value="0.0603281">
            <text:p>0.0603281</text:p>
          </table:table-cell>
          <table:table-cell office:value-type="float" office:value="0.017984">
            <text:p>0.017984</text:p>
          </table:table-cell>
          <table:table-cell office:value-type="float" office:value="0.656949">
            <text:p>0.656949</text:p>
          </table:table-cell>
          <table:table-cell office:value-type="float" office:value="0.322894">
            <text:p>0.322894</text:p>
          </table:table-cell>
          <table:table-cell office:value-type="float" office:value="-0.0599191">
            <text:p>-0.0599191</text:p>
          </table:table-cell>
          <table:table-cell office:value-type="float" office:value="0.106198">
            <text:p>0.106198</text:p>
          </table:table-cell>
          <table:table-cell office:value-type="float" office:value="-0.0331569">
            <text:p>-0.0331569</text:p>
          </table:table-cell>
          <table:table-cell office:value-type="float" office:value="-0.0444838">
            <text:p>-0.0444838</text:p>
          </table:table-cell>
          <table:table-cell office:value-type="float" office:value="0.063004">
            <text:p>0.063004</text:p>
          </table:table-cell>
          <table:table-cell office:value-type="float" office:value="-0.00387714">
            <text:p>-0.00387714</text:p>
          </table:table-cell>
          <table:table-cell office:value-type="float" office:value="0.0901329">
            <text:p>0.0901329</text:p>
          </table:table-cell>
          <table:table-cell office:value-type="float" office:value="-0.15298">
            <text:p>-0.15298</text:p>
          </table:table-cell>
          <table:table-cell office:value-type="float" office:value="-0.00388211">
            <text:p>-0.00388211</text:p>
          </table:table-cell>
          <table:table-cell/>
          <table:table-cell office:value-type="float" office:value="4.73941">
            <text:p>4.73941</text:p>
          </table:table-cell>
          <table:table-cell office:value-type="float" office:value="0.21169">
            <text:p>0.21169</text:p>
          </table:table-cell>
          <table:table-cell office:value-type="float" office:value="-0.0947628">
            <text:p>-0.0947628</text:p>
          </table:table-cell>
          <table:table-cell office:value-type="float" office:value="0.919457">
            <text:p>0.919457</text:p>
          </table:table-cell>
          <table:table-cell office:value-type="float" office:value="0.430913">
            <text:p>0.430913</text:p>
          </table:table-cell>
          <table:table-cell office:value-type="float" office:value="-0.116362">
            <text:p>-0.116362</text:p>
          </table:table-cell>
          <table:table-cell office:value-type="float" office:value="0.108256">
            <text:p>0.108256</text:p>
          </table:table-cell>
          <table:table-cell office:value-type="float" office:value="-0.100112">
            <text:p>-0.100112</text:p>
          </table:table-cell>
          <table:table-cell office:value-type="float" office:value="-0.0251964">
            <text:p>-0.0251964</text:p>
          </table:table-cell>
          <table:table-cell office:value-type="float" office:value="0.0636393">
            <text:p>0.0636393</text:p>
          </table:table-cell>
          <table:table-cell office:value-type="float" office:value="-0.0353479">
            <text:p>-0.0353479</text:p>
          </table:table-cell>
          <table:table-cell office:value-type="float" office:value="-0.0977407">
            <text:p>-0.0977407</text:p>
          </table:table-cell>
          <table:table-cell office:value-type="float" office:value="-0.0175055">
            <text:p>-0.0175055</text:p>
          </table:table-cell>
          <table:table-cell office:value-type="float" office:value="-0.01012">
            <text:p>-0.01012</text:p>
          </table:table-cell>
          <table:table-cell/>
          <table:table-cell office:value-type="float" office:value="6.59877">
            <text:p>6.59877</text:p>
          </table:table-cell>
          <table:table-cell office:value-type="float" office:value="0.209949">
            <text:p>0.209949</text:p>
          </table:table-cell>
          <table:table-cell office:value-type="float" office:value="-0.102912">
            <text:p>-0.102912</text:p>
          </table:table-cell>
          <table:table-cell office:value-type="float" office:value="0.9644">
            <text:p>0.9644</text:p>
          </table:table-cell>
          <table:table-cell office:value-type="float" office:value="0.347174">
            <text:p>0.347174</text:p>
          </table:table-cell>
          <table:table-cell office:value-type="float" office:value="-0.1297">
            <text:p>-0.1297</text:p>
          </table:table-cell>
          <table:table-cell office:value-type="float" office:value="0.119397">
            <text:p>0.119397</text:p>
          </table:table-cell>
          <table:table-cell office:value-type="float" office:value="-0.0613335">
            <text:p>-0.0613335</text:p>
          </table:table-cell>
          <table:table-cell office:value-type="float" office:value="-0.0302733">
            <text:p>-0.0302733</text:p>
          </table:table-cell>
          <table:table-cell office:value-type="float" office:value="0.0109543">
            <text:p>0.0109543</text:p>
          </table:table-cell>
          <table:table-cell office:value-type="float" office:value="-0.017828">
            <text:p>-0.017828</text:p>
          </table:table-cell>
          <table:table-cell office:value-type="float" office:value="0.140271">
            <text:p>0.140271</text:p>
          </table:table-cell>
          <table:table-cell office:value-type="float" office:value="-0.0381295">
            <text:p>-0.0381295</text:p>
          </table:table-cell>
          <table:table-cell office:value-type="float" office:value="0.0821694">
            <text:p>0.0821694</text:p>
          </table:table-cell>
          <table:table-cell/>
          <table:table-cell office:value-type="float" office:value="2.67123">
            <text:p>2.67123</text:p>
          </table:table-cell>
          <table:table-cell office:value-type="float" office:value="0.168461">
            <text:p>0.168461</text:p>
          </table:table-cell>
          <table:table-cell office:value-type="float" office:value="0.0784869">
            <text:p>0.0784869</text:p>
          </table:table-cell>
          <table:table-cell office:value-type="float" office:value="0.699351">
            <text:p>0.699351</text:p>
          </table:table-cell>
          <table:table-cell office:value-type="float" office:value="0.421718">
            <text:p>0.421718</text:p>
          </table:table-cell>
          <table:table-cell office:value-type="float" office:value="-0.0979774">
            <text:p>-0.0979774</text:p>
          </table:table-cell>
          <table:table-cell office:value-type="float" office:value="0.158183">
            <text:p>0.158183</text:p>
          </table:table-cell>
          <table:table-cell office:value-type="float" office:value="-0.0656937">
            <text:p>-0.0656937</text:p>
          </table:table-cell>
          <table:table-cell office:value-type="float" office:value="-0.0297295">
            <text:p>-0.0297295</text:p>
          </table:table-cell>
          <table:table-cell office:value-type="float" office:value="0.0517574">
            <text:p>0.0517574</text:p>
          </table:table-cell>
          <table:table-cell office:value-type="float" office:value="-0.0022826">
            <text:p>-0.0022826</text:p>
          </table:table-cell>
          <table:table-cell office:value-type="float" office:value="-0.0779944">
            <text:p>-0.0779944</text:p>
          </table:table-cell>
          <table:table-cell office:value-type="float" office:value="0.71634">
            <text:p>0.71634</text:p>
          </table:table-cell>
          <table:table-cell office:value-type="float" office:value="-0.292182">
            <text:p>-0.292182</text:p>
          </table:table-cell>
        </table:table-row>
        <table:table-row table:style-name="ro4">
          <table:table-cell office:value-type="float" office:value="2.96889">
            <text:p>2.96889</text:p>
          </table:table-cell>
          <table:table-cell office:value-type="float" office:value="0.10454">
            <text:p>0.10454</text:p>
          </table:table-cell>
          <table:table-cell office:value-type="float" office:value="0.0733068">
            <text:p>0.0733068</text:p>
          </table:table-cell>
          <table:table-cell office:value-type="float" office:value="0.669889">
            <text:p>0.669889</text:p>
          </table:table-cell>
          <table:table-cell office:value-type="float" office:value="0.436283">
            <text:p>0.436283</text:p>
          </table:table-cell>
          <table:table-cell office:value-type="float" office:value="-0.131764">
            <text:p>-0.131764</text:p>
          </table:table-cell>
          <table:table-cell table:style-name="ce1" office:value-type="float" office:value="0.148755">
            <text:p>0.148755</text:p>
          </table:table-cell>
          <table:table-cell office:value-type="float" office:value="-0.0839941">
            <text:p>-0.0839941</text:p>
          </table:table-cell>
          <table:table-cell office:value-type="float" office:value="-0.0516905">
            <text:p>-0.0516905</text:p>
          </table:table-cell>
          <table:table-cell office:value-type="float" office:value="0.0824312">
            <text:p>0.0824312</text:p>
          </table:table-cell>
          <table:table-cell office:value-type="float" office:value="-0.0444101">
            <text:p>-0.0444101</text:p>
          </table:table-cell>
          <table:table-cell office:value-type="float" office:value="0.0457543">
            <text:p>0.0457543</text:p>
          </table:table-cell>
          <table:table-cell office:value-type="float" office:value="0.119653">
            <text:p>0.119653</text:p>
          </table:table-cell>
          <table:table-cell office:value-type="float" office:value="0.0515894">
            <text:p>0.0515894</text:p>
          </table:table-cell>
          <table:table-cell/>
          <table:table-cell office:value-type="float" office:value="2.80438">
            <text:p>2.80438</text:p>
          </table:table-cell>
          <table:table-cell office:value-type="float" office:value="0.0552088">
            <text:p>0.0552088</text:p>
          </table:table-cell>
          <table:table-cell office:value-type="float" office:value="0.0243889">
            <text:p>0.0243889</text:p>
          </table:table-cell>
          <table:table-cell office:value-type="float" office:value="0.656111">
            <text:p>0.656111</text:p>
          </table:table-cell>
          <table:table-cell office:value-type="float" office:value="0.298425">
            <text:p>0.298425</text:p>
          </table:table-cell>
          <table:table-cell office:value-type="float" office:value="-0.0678297">
            <text:p>-0.0678297</text:p>
          </table:table-cell>
          <table:table-cell office:value-type="float" office:value="0.128701">
            <text:p>0.128701</text:p>
          </table:table-cell>
          <table:table-cell office:value-type="float" office:value="-0.0324708">
            <text:p>-0.0324708</text:p>
          </table:table-cell>
          <table:table-cell office:value-type="float" office:value="-0.0280111">
            <text:p>-0.0280111</text:p>
          </table:table-cell>
          <table:table-cell office:value-type="float" office:value="0.0350453">
            <text:p>0.0350453</text:p>
          </table:table-cell>
          <table:table-cell office:value-type="float" office:value="-0.00458664">
            <text:p>-0.00458664</text:p>
          </table:table-cell>
          <table:table-cell office:value-type="float" office:value="-0.12662">
            <text:p>-0.12662</text:p>
          </table:table-cell>
          <table:table-cell office:value-type="float" office:value="0.710037">
            <text:p>0.710037</text:p>
          </table:table-cell>
          <table:table-cell office:value-type="float" office:value="0.0381617">
            <text:p>0.0381617</text:p>
          </table:table-cell>
          <table:table-cell/>
          <table:table-cell office:value-type="float" office:value="4.90698">
            <text:p>4.90698</text:p>
          </table:table-cell>
          <table:table-cell office:value-type="float" office:value="0.204724">
            <text:p>0.204724</text:p>
          </table:table-cell>
          <table:table-cell office:value-type="float" office:value="-0.0845907">
            <text:p>-0.0845907</text:p>
          </table:table-cell>
          <table:table-cell office:value-type="float" office:value="0.91325">
            <text:p>0.91325</text:p>
          </table:table-cell>
          <table:table-cell office:value-type="float" office:value="0.418277">
            <text:p>0.418277</text:p>
          </table:table-cell>
          <table:table-cell office:value-type="float" office:value="-0.125252">
            <text:p>-0.125252</text:p>
          </table:table-cell>
          <table:table-cell office:value-type="float" office:value="0.119914">
            <text:p>0.119914</text:p>
          </table:table-cell>
          <table:table-cell office:value-type="float" office:value="-0.10305">
            <text:p>-0.10305</text:p>
          </table:table-cell>
          <table:table-cell office:value-type="float" office:value="-0.0415741">
            <text:p>-0.0415741</text:p>
          </table:table-cell>
          <table:table-cell office:value-type="float" office:value="0.060706">
            <text:p>0.060706</text:p>
          </table:table-cell>
          <table:table-cell office:value-type="float" office:value="-0.0370437">
            <text:p>-0.0370437</text:p>
          </table:table-cell>
          <table:table-cell office:value-type="float" office:value="-0.10428">
            <text:p>-0.10428</text:p>
          </table:table-cell>
          <table:table-cell office:value-type="float" office:value="0.0248266">
            <text:p>0.0248266</text:p>
          </table:table-cell>
          <table:table-cell office:value-type="float" office:value="0.0540501">
            <text:p>0.0540501</text:p>
          </table:table-cell>
          <table:table-cell/>
          <table:table-cell office:value-type="float" office:value="6.73056">
            <text:p>6.73056</text:p>
          </table:table-cell>
          <table:table-cell office:value-type="float" office:value="0.208395">
            <text:p>0.208395</text:p>
          </table:table-cell>
          <table:table-cell office:value-type="float" office:value="-0.102131">
            <text:p>-0.102131</text:p>
          </table:table-cell>
          <table:table-cell office:value-type="float" office:value="0.963478">
            <text:p>0.963478</text:p>
          </table:table-cell>
          <table:table-cell office:value-type="float" office:value="0.339915">
            <text:p>0.339915</text:p>
          </table:table-cell>
          <table:table-cell office:value-type="float" office:value="-0.137767">
            <text:p>-0.137767</text:p>
          </table:table-cell>
          <table:table-cell office:value-type="float" office:value="0.136273">
            <text:p>0.136273</text:p>
          </table:table-cell>
          <table:table-cell office:value-type="float" office:value="-0.0669184">
            <text:p>-0.0669184</text:p>
          </table:table-cell>
          <table:table-cell office:value-type="float" office:value="-0.0117869">
            <text:p>-0.0117869</text:p>
          </table:table-cell>
          <table:table-cell office:value-type="float" office:value="0.00592921">
            <text:p>0.00592921</text:p>
          </table:table-cell>
          <table:table-cell office:value-type="float" office:value="-0.00699889">
            <text:p>-0.00699889</text:p>
          </table:table-cell>
          <table:table-cell office:value-type="float" office:value="0.00198773">
            <text:p>0.00198773</text:p>
          </table:table-cell>
          <table:table-cell office:value-type="float" office:value="0.251937">
            <text:p>0.251937</text:p>
          </table:table-cell>
          <table:table-cell office:value-type="float" office:value="-0.0234891">
            <text:p>-0.0234891</text:p>
          </table:table-cell>
          <table:table-cell/>
          <table:table-cell office:value-type="float" office:value="2.81089">
            <text:p>2.81089</text:p>
          </table:table-cell>
          <table:table-cell office:value-type="float" office:value="0.162787">
            <text:p>0.162787</text:p>
          </table:table-cell>
          <table:table-cell office:value-type="float" office:value="0.0996882">
            <text:p>0.0996882</text:p>
          </table:table-cell>
          <table:table-cell office:value-type="float" office:value="0.693333">
            <text:p>0.693333</text:p>
          </table:table-cell>
          <table:table-cell office:value-type="float" office:value="0.403103">
            <text:p>0.403103</text:p>
          </table:table-cell>
          <table:table-cell office:value-type="float" office:value="-0.106019">
            <text:p>-0.106019</text:p>
          </table:table-cell>
          <table:table-cell office:value-type="float" office:value="0.159424">
            <text:p>0.159424</text:p>
          </table:table-cell>
          <table:table-cell office:value-type="float" office:value="-0.064828">
            <text:p>-0.064828</text:p>
          </table:table-cell>
          <table:table-cell office:value-type="float" office:value="-0.0406225">
            <text:p>-0.0406225</text:p>
          </table:table-cell>
          <table:table-cell office:value-type="float" office:value="0.151803">
            <text:p>0.151803</text:p>
          </table:table-cell>
          <table:table-cell office:value-type="float" office:value="-0.0430896">
            <text:p>-0.0430896</text:p>
          </table:table-cell>
          <table:table-cell office:value-type="float" office:value="-0.0983734">
            <text:p>-0.0983734</text:p>
          </table:table-cell>
          <table:table-cell office:value-type="float" office:value="-0.331584">
            <text:p>-0.331584</text:p>
          </table:table-cell>
          <table:table-cell office:value-type="float" office:value="0.0981204">
            <text:p>0.0981204</text:p>
          </table:table-cell>
        </table:table-row>
        <table:table-row table:style-name="ro4">
          <table:table-cell office:value-type="float" office:value="3.06892">
            <text:p>3.06892</text:p>
          </table:table-cell>
          <table:table-cell office:value-type="float" office:value="0.0998273">
            <text:p>0.0998273</text:p>
          </table:table-cell>
          <table:table-cell table:style-name="ce1" office:value-type="float" office:value="0.082749">
            <text:p>0.082749</text:p>
          </table:table-cell>
          <table:table-cell office:value-type="float" office:value="0.665963">
            <text:p>0.665963</text:p>
          </table:table-cell>
          <table:table-cell office:value-type="float" office:value="0.42426">
            <text:p>0.42426</text:p>
          </table:table-cell>
          <table:table-cell office:value-type="float" office:value="-0.386969">
            <text:p>-0.386969</text:p>
          </table:table-cell>
          <table:table-cell office:value-type="float" office:value="0.884269">
            <text:p>0.884269</text:p>
          </table:table-cell>
          <table:table-cell office:value-type="float" office:value="-0.244879">
            <text:p>-0.244879</text:p>
          </table:table-cell>
          <table:table-cell table:style-name="ce1" office:value-type="float" office:value="-0.047114">
            <text:p>-0.047114</text:p>
          </table:table-cell>
          <table:table-cell office:value-type="float" office:value="0.0943994">
            <text:p>0.0943994</text:p>
          </table:table-cell>
          <table:table-cell office:value-type="float" office:value="-0.0392499">
            <text:p>-0.0392499</text:p>
          </table:table-cell>
          <table:table-cell office:value-type="float" office:value="-7.54538">
            <text:p>-7.54538</text:p>
          </table:table-cell>
          <table:table-cell office:value-type="float" office:value="22.1087">
            <text:p>22.1087</text:p>
          </table:table-cell>
          <table:table-cell office:value-type="float" office:value="-4.70612">
            <text:p>-4.70612</text:p>
          </table:table-cell>
          <table:table-cell/>
          <table:table-cell office:value-type="float" office:value="2.87174">
            <text:p>2.87174</text:p>
          </table:table-cell>
          <table:table-cell office:value-type="float" office:value="0.0527477">
            <text:p>0.0527477</text:p>
          </table:table-cell>
          <table:table-cell office:value-type="float" office:value="0.0299706">
            <text:p>0.0299706</text:p>
          </table:table-cell>
          <table:table-cell office:value-type="float" office:value="0.655975">
            <text:p>0.655975</text:p>
          </table:table-cell>
          <table:table-cell office:value-type="float" office:value="0.289882">
            <text:p>0.289882</text:p>
          </table:table-cell>
          <table:table-cell office:value-type="float" office:value="-0.0671637">
            <text:p>-0.0671637</text:p>
          </table:table-cell>
          <table:table-cell office:value-type="float" office:value="0.118806">
            <text:p>0.118806</text:p>
          </table:table-cell>
          <table:table-cell office:value-type="float" office:value="-0.0332835">
            <text:p>-0.0332835</text:p>
          </table:table-cell>
          <table:table-cell office:value-type="float" office:value="-0.0365396">
            <text:p>-0.0365396</text:p>
          </table:table-cell>
          <table:table-cell office:value-type="float" office:value="0.08287">
            <text:p>0.08287</text:p>
          </table:table-cell>
          <table:table-cell office:value-type="float" office:value="-0.00201626">
            <text:p>-0.00201626</text:p>
          </table:table-cell>
          <table:table-cell office:value-type="float" office:value="0.0495226">
            <text:p>0.0495226</text:p>
          </table:table-cell>
          <table:table-cell office:value-type="float" office:value="-0.217477">
            <text:p>-0.217477</text:p>
          </table:table-cell>
          <table:table-cell table:style-name="ce1" office:value-type="float" office:value="-0.0155605">
            <text:p>-0.0155605</text:p>
          </table:table-cell>
          <table:table-cell/>
          <table:table-cell office:value-type="float" office:value="5.13789">
            <text:p>5.13789</text:p>
          </table:table-cell>
          <table:table-cell office:value-type="float" office:value="0.189564">
            <text:p>0.189564</text:p>
          </table:table-cell>
          <table:table-cell office:value-type="float" office:value="-0.0692492">
            <text:p>-0.0692492</text:p>
          </table:table-cell>
          <table:table-cell office:value-type="float" office:value="0.907578">
            <text:p>0.907578</text:p>
          </table:table-cell>
          <table:table-cell office:value-type="float" office:value="0.401468">
            <text:p>0.401468</text:p>
          </table:table-cell>
          <table:table-cell office:value-type="float" office:value="-0.137642">
            <text:p>-0.137642</text:p>
          </table:table-cell>
          <table:table-cell office:value-type="float" office:value="0.139753">
            <text:p>0.139753</text:p>
          </table:table-cell>
          <table:table-cell office:value-type="float" office:value="-0.112489">
            <text:p>-0.112489</text:p>
          </table:table-cell>
          <table:table-cell office:value-type="float" office:value="-0.0656538">
            <text:p>-0.0656538</text:p>
          </table:table-cell>
          <table:table-cell office:value-type="float" office:value="0.0664388">
            <text:p>0.0664388</text:p>
          </table:table-cell>
          <table:table-cell office:value-type="float" office:value="-0.0245628">
            <text:p>-0.0245628</text:p>
          </table:table-cell>
          <table:table-cell office:value-type="float" office:value="-0.00621826">
            <text:p>-0.00621826</text:p>
          </table:table-cell>
          <table:table-cell office:value-type="float" office:value="0.113117">
            <text:p>0.113117</text:p>
          </table:table-cell>
          <table:table-cell office:value-type="float" office:value="-0.0425358">
            <text:p>-0.0425358</text:p>
          </table:table-cell>
          <table:table-cell/>
          <table:table-cell office:value-type="float" office:value="6.87109">
            <text:p>6.87109</text:p>
          </table:table-cell>
          <table:table-cell office:value-type="float" office:value="0.206778">
            <text:p>0.206778</text:p>
          </table:table-cell>
          <table:table-cell office:value-type="float" office:value="-0.0963227">
            <text:p>-0.0963227</text:p>
          </table:table-cell>
          <table:table-cell office:value-type="float" office:value="0.96203">
            <text:p>0.96203</text:p>
          </table:table-cell>
          <table:table-cell office:value-type="float" office:value="0.332343">
            <text:p>0.332343</text:p>
          </table:table-cell>
          <table:table-cell office:value-type="float" office:value="-0.143441">
            <text:p>-0.143441</text:p>
          </table:table-cell>
          <table:table-cell office:value-type="float" office:value="0.132805">
            <text:p>0.132805</text:p>
          </table:table-cell>
          <table:table-cell office:value-type="float" office:value="-0.0717155">
            <text:p>-0.0717155</text:p>
          </table:table-cell>
          <table:table-cell office:value-type="float" office:value="-0.0115076">
            <text:p>-0.0115076</text:p>
          </table:table-cell>
          <table:table-cell office:value-type="float" office:value="0.0413317">
            <text:p>0.0413317</text:p>
          </table:table-cell>
          <table:table-cell office:value-type="float" office:value="-0.0102996">
            <text:p>-0.0102996</text:p>
          </table:table-cell>
          <table:table-cell office:value-type="float" office:value="-0.0650137">
            <text:p>-0.0650137</text:p>
          </table:table-cell>
          <table:table-cell office:value-type="float" office:value="0.0375176">
            <text:p>0.0375176</text:p>
          </table:table-cell>
          <table:table-cell office:value-type="float" office:value="-0.084628">
            <text:p>-0.084628</text:p>
          </table:table-cell>
          <table:table-cell/>
          <table:table-cell office:value-type="float" office:value="3.1032">
            <text:p>3.1032</text:p>
          </table:table-cell>
          <table:table-cell office:value-type="float" office:value="0.142508">
            <text:p>0.142508</text:p>
          </table:table-cell>
          <table:table-cell office:value-type="float" office:value="0.11573">
            <text:p>0.11573</text:p>
          </table:table-cell>
          <table:table-cell office:value-type="float" office:value="0.689122">
            <text:p>0.689122</text:p>
          </table:table-cell>
          <table:table-cell office:value-type="float" office:value="0.366762">
            <text:p>0.366762</text:p>
          </table:table-cell>
          <table:table-cell office:value-type="float" office:value="-0.126556">
            <text:p>-0.126556</text:p>
          </table:table-cell>
          <table:table-cell office:value-type="float" office:value="0.176094">
            <text:p>0.176094</text:p>
          </table:table-cell>
          <table:table-cell office:value-type="float" office:value="-0.0710905">
            <text:p>-0.0710905</text:p>
          </table:table-cell>
          <table:table-cell office:value-type="float" office:value="-0.0693773">
            <text:p>-0.0693773</text:p>
          </table:table-cell>
          <table:table-cell office:value-type="float" office:value="0.0548805">
            <text:p>0.0548805</text:p>
          </table:table-cell>
          <table:table-cell office:value-type="float" office:value="-0.0144087">
            <text:p>-0.0144087</text:p>
          </table:table-cell>
          <table:table-cell office:value-type="float" office:value="0.0385482">
            <text:p>0.0385482</text:p>
          </table:table-cell>
          <table:table-cell office:value-type="float" office:value="-0.0705211">
            <text:p>-0.0705211</text:p>
          </table:table-cell>
          <table:table-cell office:value-type="float" office:value="-0.0235865">
            <text:p>-0.0235865</text:p>
          </table:table-cell>
        </table:table-row>
        <table:table-row table:style-name="ro4">
          <table:table-cell office:value-type="float" office:value="3.10181">
            <text:p>3.10181</text:p>
          </table:table-cell>
          <table:table-cell office:value-type="float" office:value="0.0901132">
            <text:p>0.0901132</text:p>
          </table:table-cell>
          <table:table-cell office:value-type="float" office:value="0.109776">
            <text:p>0.109776</text:p>
          </table:table-cell>
          <table:table-cell office:value-type="float" office:value="0.65958">
            <text:p>0.65958</text:p>
          </table:table-cell>
          <table:table-cell office:value-type="float" office:value="0.420379">
            <text:p>0.420379</text:p>
          </table:table-cell>
          <table:table-cell office:value-type="float" office:value="-0.136612">
            <text:p>-0.136612</text:p>
          </table:table-cell>
          <table:table-cell table:style-name="ce1" office:value-type="float" office:value="0.137615">
            <text:p>0.137615</text:p>
          </table:table-cell>
          <table:table-cell office:value-type="float" office:value="-0.0861755">
            <text:p>-0.0861755</text:p>
          </table:table-cell>
          <table:table-cell office:value-type="float" office:value="-0.295313">
            <text:p>-0.295313</text:p>
          </table:table-cell>
          <table:table-cell office:value-type="float" office:value="0.821649">
            <text:p>0.821649</text:p>
          </table:table-cell>
          <table:table-cell office:value-type="float" office:value="-0.194054">
            <text:p>-0.194054</text:p>
          </table:table-cell>
          <table:table-cell office:value-type="float" office:value="1.02332">
            <text:p>1.02332</text:p>
          </table:table-cell>
          <table:table-cell office:value-type="float" office:value="-3.33406">
            <text:p>-3.33406</text:p>
          </table:table-cell>
          <table:table-cell office:value-type="float" office:value="0.727231">
            <text:p>0.727231</text:p>
          </table:table-cell>
          <table:table-cell/>
          <table:table-cell office:value-type="float" office:value="3.07169">
            <text:p>3.07169</text:p>
          </table:table-cell>
          <table:table-cell office:value-type="float" office:value="0.0474214">
            <text:p>0.0474214</text:p>
          </table:table-cell>
          <table:table-cell office:value-type="float" office:value="0.0378457">
            <text:p>0.0378457</text:p>
          </table:table-cell>
          <table:table-cell office:value-type="float" office:value="0.65495">
            <text:p>0.65495</text:p>
          </table:table-cell>
          <table:table-cell office:value-type="float" office:value="0.265936">
            <text:p>0.265936</text:p>
          </table:table-cell>
          <table:table-cell office:value-type="float" office:value="-0.0713923">
            <text:p>-0.0713923</text:p>
          </table:table-cell>
          <table:table-cell office:value-type="float" office:value="0.125909">
            <text:p>0.125909</text:p>
          </table:table-cell>
          <table:table-cell office:value-type="float" office:value="-0.0339623">
            <text:p>-0.0339623</text:p>
          </table:table-cell>
          <table:table-cell office:value-type="float" office:value="-0.0266372">
            <text:p>-0.0266372</text:p>
          </table:table-cell>
          <table:table-cell office:value-type="float" office:value="0.0393842">
            <text:p>0.0393842</text:p>
          </table:table-cell>
          <table:table-cell office:value-type="float" office:value="-0.00512767">
            <text:p>-0.00512767</text:p>
          </table:table-cell>
          <table:table-cell office:value-type="float" office:value="0.0427111">
            <text:p>0.0427111</text:p>
          </table:table-cell>
          <table:table-cell office:value-type="float" office:value="-0.0791197">
            <text:p>-0.0791197</text:p>
          </table:table-cell>
          <table:table-cell office:value-type="float" office:value="-0.0179115">
            <text:p>-0.0179115</text:p>
          </table:table-cell>
          <table:table-cell/>
          <table:table-cell office:value-type="float" office:value="5.26998">
            <text:p>5.26998</text:p>
          </table:table-cell>
          <table:table-cell office:value-type="float" office:value="0.180783">
            <text:p>0.180783</text:p>
          </table:table-cell>
          <table:table-cell office:value-type="float" office:value="-0.0584998">
            <text:p>-0.0584998</text:p>
          </table:table-cell>
          <table:table-cell office:value-type="float" office:value="0.903592">
            <text:p>0.903592</text:p>
          </table:table-cell>
          <table:table-cell office:value-type="float" office:value="0.392158">
            <text:p>0.392158</text:p>
          </table:table-cell>
          <table:table-cell office:value-type="float" office:value="-0.144893">
            <text:p>-0.144893</text:p>
          </table:table-cell>
          <table:table-cell office:value-type="float" office:value="0.148465">
            <text:p>0.148465</text:p>
          </table:table-cell>
          <table:table-cell office:value-type="float" office:value="-0.116699">
            <text:p>-0.116699</text:p>
          </table:table-cell>
          <table:table-cell office:value-type="float" office:value="-0.0664751">
            <text:p>-0.0664751</text:p>
          </table:table-cell>
          <table:table-cell office:value-type="float" office:value="0.0813803">
            <text:p>0.0813803</text:p>
          </table:table-cell>
          <table:table-cell office:value-type="float" office:value="-0.0301812">
            <text:p>-0.0301812</text:p>
          </table:table-cell>
          <table:table-cell office:value-type="float" office:value="0.0264021">
            <text:p>0.0264021</text:p>
          </table:table-cell>
          <table:table-cell office:value-type="float" office:value="0.054404">
            <text:p>0.054404</text:p>
          </table:table-cell>
          <table:table-cell office:value-type="float" office:value="-0.0384821">
            <text:p>-0.0384821</text:p>
          </table:table-cell>
          <table:table-cell/>
          <table:table-cell office:value-type="float" office:value="7.06887">
            <text:p>7.06887</text:p>
          </table:table-cell>
          <table:table-cell office:value-type="float" office:value="0.201959">
            <text:p>0.201959</text:p>
          </table:table-cell>
          <table:table-cell office:value-type="float" office:value="-0.0866801">
            <text:p>-0.0866801</text:p>
          </table:table-cell>
          <table:table-cell office:value-type="float" office:value="0.956683">
            <text:p>0.956683</text:p>
          </table:table-cell>
          <table:table-cell office:value-type="float" office:value="0.32197">
            <text:p>0.32197</text:p>
          </table:table-cell>
          <table:table-cell office:value-type="float" office:value="-0.147653">
            <text:p>-0.147653</text:p>
          </table:table-cell>
          <table:table-cell office:value-type="float" office:value="0.139502">
            <text:p>0.139502</text:p>
          </table:table-cell>
          <table:table-cell office:value-type="float" office:value="-0.0724217">
            <text:p>-0.0724217</text:p>
          </table:table-cell>
          <table:table-cell office:value-type="float" office:value="-0.0243664">
            <text:p>-0.0243664</text:p>
          </table:table-cell>
          <table:table-cell office:value-type="float" office:value="0.0487522">
            <text:p>0.0487522</text:p>
          </table:table-cell>
          <table:table-cell office:value-type="float" office:value="-0.0270379">
            <text:p>-0.0270379</text:p>
          </table:table-cell>
          <table:table-cell office:value-type="float" office:value="-0.0288803">
            <text:p>-0.0288803</text:p>
          </table:table-cell>
          <table:table-cell office:value-type="float" office:value="-0.0223375">
            <text:p>-0.0223375</text:p>
          </table:table-cell>
          <table:table-cell office:value-type="float" office:value="0.011311">
            <text:p>0.011311</text:p>
          </table:table-cell>
          <table:table-cell/>
          <table:table-cell office:value-type="float" office:value="3.47095">
            <text:p>3.47095</text:p>
          </table:table-cell>
          <table:table-cell office:value-type="float" office:value="0.122208">
            <text:p>0.122208</text:p>
          </table:table-cell>
          <table:table-cell office:value-type="float" office:value="0.126375">
            <text:p>0.126375</text:p>
          </table:table-cell>
          <table:table-cell office:value-type="float" office:value="0.680633">
            <text:p>0.680633</text:p>
          </table:table-cell>
          <table:table-cell office:value-type="float" office:value="0.325657">
            <text:p>0.325657</text:p>
          </table:table-cell>
          <table:table-cell office:value-type="float" office:value="-0.141183">
            <text:p>-0.141183</text:p>
          </table:table-cell>
          <table:table-cell office:value-type="float" office:value="0.182159">
            <text:p>0.182159</text:p>
          </table:table-cell>
          <table:table-cell office:value-type="float" office:value="-0.0764388">
            <text:p>-0.0764388</text:p>
          </table:table-cell>
          <table:table-cell office:value-type="float" office:value="-0.0552011">
            <text:p>-0.0552011</text:p>
          </table:table-cell>
          <table:table-cell office:value-type="float" office:value="0.0289462">
            <text:p>0.0289462</text:p>
          </table:table-cell>
          <table:table-cell office:value-type="float" office:value="-0.0230827">
            <text:p>-0.0230827</text:p>
          </table:table-cell>
          <table:table-cell office:value-type="float" office:value="0.256182">
            <text:p>0.256182</text:p>
          </table:table-cell>
          <table:table-cell office:value-type="float" office:value="-0.223635">
            <text:p>-0.223635</text:p>
          </table:table-cell>
          <table:table-cell office:value-type="float" office:value="0.159423">
            <text:p>0.159423</text:p>
          </table:table-cell>
        </table:table-row>
        <table:table-row table:style-name="ro4">
          <table:table-cell office:value-type="float" office:value="3.33738">
            <text:p>3.33738</text:p>
          </table:table-cell>
          <table:table-cell office:value-type="float" office:value="0.0773328">
            <text:p>0.0773328</text:p>
          </table:table-cell>
          <table:table-cell office:value-type="float" office:value="0.118317">
            <text:p>0.118317</text:p>
          </table:table-cell>
          <table:table-cell office:value-type="float" office:value="0.654222">
            <text:p>0.654222</text:p>
          </table:table-cell>
          <table:table-cell office:value-type="float" office:value="0.393603">
            <text:p>0.393603</text:p>
          </table:table-cell>
          <table:table-cell office:value-type="float" office:value="-0.156539">
            <text:p>-0.156539</text:p>
          </table:table-cell>
          <table:table-cell table:style-name="ce1" office:value-type="float" office:value="0.177967">
            <text:p>0.177967</text:p>
          </table:table-cell>
          <table:table-cell office:value-type="float" office:value="-0.101144">
            <text:p>-0.101144</text:p>
          </table:table-cell>
          <table:table-cell office:value-type="float" office:value="-0.0542537">
            <text:p>-0.0542537</text:p>
          </table:table-cell>
          <table:table-cell office:value-type="float" office:value="0.0362575">
            <text:p>0.0362575</text:p>
          </table:table-cell>
          <table:table-cell office:value-type="float" office:value="-0.0227431">
            <text:p>-0.0227431</text:p>
          </table:table-cell>
          <table:table-cell office:value-type="float" office:value="0.196286">
            <text:p>0.196286</text:p>
          </table:table-cell>
          <table:table-cell office:value-type="float" office:value="-0.24489">
            <text:p>-0.24489</text:p>
          </table:table-cell>
          <table:table-cell office:value-type="float" office:value="0.00977396">
            <text:p>0.00977396</text:p>
          </table:table-cell>
          <table:table-cell/>
          <table:table-cell office:value-type="float" office:value="3.27154">
            <text:p>3.27154</text:p>
          </table:table-cell>
          <table:table-cell office:value-type="float" office:value="0.0438038">
            <text:p>0.0438038</text:p>
          </table:table-cell>
          <table:table-cell office:value-type="float" office:value="0.0425566">
            <text:p>0.0425566</text:p>
          </table:table-cell>
          <table:table-cell office:value-type="float" office:value="0.65321">
            <text:p>0.65321</text:p>
          </table:table-cell>
          <table:table-cell office:value-type="float" office:value="0.243979">
            <text:p>0.243979</text:p>
          </table:table-cell>
          <table:table-cell office:value-type="float" office:value="-0.0745545">
            <text:p>-0.0745545</text:p>
          </table:table-cell>
          <table:table-cell office:value-type="float" office:value="0.131058">
            <text:p>0.131058</text:p>
          </table:table-cell>
          <table:table-cell office:value-type="float" office:value="-0.0348528">
            <text:p>-0.0348528</text:p>
          </table:table-cell>
          <table:table-cell office:value-type="float" office:value="-0.0181015">
            <text:p>-0.0181015</text:p>
          </table:table-cell>
          <table:table-cell office:value-type="float" office:value="0.0235723">
            <text:p>0.0235723</text:p>
          </table:table-cell>
          <table:table-cell table:style-name="ce1" office:value-type="float" office:value="-0.00870723">
            <text:p>-0.00870723</text:p>
          </table:table-cell>
          <table:table-cell office:value-type="float" office:value="0.0129411">
            <text:p>0.0129411</text:p>
          </table:table-cell>
          <table:table-cell office:value-type="float" office:value="0.000690833">
            <text:p>0.000690833</text:p>
          </table:table-cell>
          <table:table-cell office:value-type="float" office:value="0.00787847">
            <text:p>0.00787847</text:p>
          </table:table-cell>
          <table:table-cell/>
          <table:table-cell office:value-type="float" office:value="5.78379">
            <text:p>5.78379</text:p>
          </table:table-cell>
          <table:table-cell office:value-type="float" office:value="0.153598">
            <text:p>0.153598</text:p>
          </table:table-cell>
          <table:table-cell office:value-type="float" office:value="-0.00232201">
            <text:p>-0.00232201</text:p>
          </table:table-cell>
          <table:table-cell office:value-type="float" office:value="0.877924">
            <text:p>0.877924</text:p>
          </table:table-cell>
          <table:table-cell office:value-type="float" office:value="0.357951">
            <text:p>0.357951</text:p>
          </table:table-cell>
          <table:table-cell office:value-type="float" office:value="-0.175811">
            <text:p>-0.175811</text:p>
          </table:table-cell>
          <table:table-cell office:value-type="float" office:value="0.199893">
            <text:p>0.199893</text:p>
          </table:table-cell>
          <table:table-cell office:value-type="float" office:value="-0.137057">
            <text:p>-0.137057</text:p>
          </table:table-cell>
          <table:table-cell office:value-type="float" office:value="-0.0529093">
            <text:p>-0.0529093</text:p>
          </table:table-cell>
          <table:table-cell office:value-type="float" office:value="0.109334">
            <text:p>0.109334</text:p>
          </table:table-cell>
          <table:table-cell office:value-type="float" office:value="-0.0499541">
            <text:p>-0.0499541</text:p>
          </table:table-cell>
          <table:table-cell office:value-type="float" office:value="-0.0627025">
            <text:p>-0.0627025</text:p>
          </table:table-cell>
          <table:table-cell office:value-type="float" office:value="-0.062108">
            <text:p>-0.062108</text:p>
          </table:table-cell>
          <table:table-cell office:value-type="float" office:value="0.0931488">
            <text:p>0.0931488</text:p>
          </table:table-cell>
          <table:table-cell/>
          <table:table-cell office:value-type="float" office:value="7.39912">
            <text:p>7.39912</text:p>
          </table:table-cell>
          <table:table-cell office:value-type="float" office:value="0.190762">
            <text:p>0.190762</text:p>
          </table:table-cell>
          <table:table-cell office:value-type="float" office:value="-0.0730162">
            <text:p>-0.0730162</text:p>
          </table:table-cell>
          <table:table-cell office:value-type="float" office:value="0.948987">
            <text:p>0.948987</text:p>
          </table:table-cell>
          <table:table-cell office:value-type="float" office:value="0.305366">
            <text:p>0.305366</text:p>
          </table:table-cell>
          <table:table-cell office:value-type="float" office:value="-0.158356">
            <text:p>-0.158356</text:p>
          </table:table-cell>
          <table:table-cell office:value-type="float" office:value="0.155268">
            <text:p>0.155268</text:p>
          </table:table-cell>
          <table:table-cell office:value-type="float" office:value="-0.078795">
            <text:p>-0.078795</text:p>
          </table:table-cell>
          <table:table-cell office:value-type="float" office:value="-0.033904">
            <text:p>-0.033904</text:p>
          </table:table-cell>
          <table:table-cell office:value-type="float" office:value="0.0413753">
            <text:p>0.0413753</text:p>
          </table:table-cell>
          <table:table-cell office:value-type="float" office:value="-0.0233025">
            <text:p>-0.0233025</text:p>
          </table:table-cell>
          <table:table-cell office:value-type="float" office:value="0.00343116">
            <text:p>0.00343116</text:p>
          </table:table-cell>
          <table:table-cell office:value-type="float" office:value="0.0304753">
            <text:p>0.0304753</text:p>
          </table:table-cell>
          <table:table-cell office:value-type="float" office:value="0.0110371">
            <text:p>0.0110371</text:p>
          </table:table-cell>
          <table:table-cell/>
          <table:table-cell office:value-type="float" office:value="3.6389">
            <text:p>3.6389</text:p>
          </table:table-cell>
          <table:table-cell office:value-type="float" office:value="0.120163">
            <text:p>0.120163</text:p>
          </table:table-cell>
          <table:table-cell office:value-type="float" office:value="0.124928">
            <text:p>0.124928</text:p>
          </table:table-cell>
          <table:table-cell office:value-type="float" office:value="0.681253">
            <text:p>0.681253</text:p>
          </table:table-cell>
          <table:table-cell office:value-type="float" office:value="0.308449">
            <text:p>0.308449</text:p>
          </table:table-cell>
          <table:table-cell office:value-type="float" office:value="-0.146964">
            <text:p>-0.146964</text:p>
          </table:table-cell>
          <table:table-cell office:value-type="float" office:value="0.185467">
            <text:p>0.185467</text:p>
          </table:table-cell>
          <table:table-cell office:value-type="float" office:value="-0.0787433">
            <text:p>-0.0787433</text:p>
          </table:table-cell>
          <table:table-cell office:value-type="float" office:value="-0.0121744">
            <text:p>-0.0121744</text:p>
          </table:table-cell>
          <table:table-cell office:value-type="float" office:value="-0.00861418">
            <text:p>-0.00861418</text:p>
          </table:table-cell>
          <table:table-cell office:value-type="float" office:value="0.00369301">
            <text:p>0.00369301</text:p>
          </table:table-cell>
          <table:table-cell office:value-type="float" office:value="0.0163843">
            <text:p>0.0163843</text:p>
          </table:table-cell>
          <table:table-cell office:value-type="float" office:value="0.0302519">
            <text:p>0.0302519</text:p>
          </table:table-cell>
          <table:table-cell office:value-type="float" office:value="-0.00818813">
            <text:p>-0.00818813</text:p>
          </table:table-cell>
        </table:table-row>
        <table:table-row table:style-name="ro4">
          <table:table-cell office:value-type="float" office:value="3.47283">
            <text:p>3.47283</text:p>
          </table:table-cell>
          <table:table-cell office:value-type="float" office:value="0.0735854">
            <text:p>0.0735854</text:p>
          </table:table-cell>
          <table:table-cell office:value-type="float" office:value="0.118736">
            <text:p>0.118736</text:p>
          </table:table-cell>
          <table:table-cell office:value-type="float" office:value="0.651321">
            <text:p>0.651321</text:p>
          </table:table-cell>
          <table:table-cell office:value-type="float" office:value="0.378986">
            <text:p>0.378986</text:p>
          </table:table-cell>
          <table:table-cell office:value-type="float" office:value="-0.164275">
            <text:p>-0.164275</text:p>
          </table:table-cell>
          <table:table-cell table:style-name="ce1" office:value-type="float" office:value="0.186201">
            <text:p>0.186201</text:p>
          </table:table-cell>
          <table:table-cell office:value-type="float" office:value="-0.103504">
            <text:p>-0.103504</text:p>
          </table:table-cell>
          <table:table-cell office:value-type="float" office:value="-0.0276669">
            <text:p>-0.0276669</text:p>
          </table:table-cell>
          <table:table-cell office:value-type="float" office:value="0.00308706">
            <text:p>0.00308706</text:p>
          </table:table-cell>
          <table:table-cell office:value-type="float" office:value="-0.0214192">
            <text:p>-0.0214192</text:p>
          </table:table-cell>
          <table:table-cell office:value-type="float" office:value="0.0270886">
            <text:p>0.0270886</text:p>
          </table:table-cell>
          <table:table-cell office:value-type="float" office:value="0.078561">
            <text:p>0.078561</text:p>
          </table:table-cell>
          <table:table-cell office:value-type="float" office:value="0.0438115">
            <text:p>0.0438115</text:p>
          </table:table-cell>
          <table:table-cell/>
          <table:table-cell office:value-type="float" office:value="3.67149">
            <text:p>3.67149</text:p>
          </table:table-cell>
          <table:table-cell office:value-type="float" office:value="0.0386342">
            <text:p>0.0386342</text:p>
          </table:table-cell>
          <table:table-cell office:value-type="float" office:value="0.0520949">
            <text:p>0.0520949</text:p>
          </table:table-cell>
          <table:table-cell office:value-type="float" office:value="0.650988">
            <text:p>0.650988</text:p>
          </table:table-cell>
          <table:table-cell office:value-type="float" office:value="0.205331">
            <text:p>0.205331</text:p>
          </table:table-cell>
          <table:table-cell office:value-type="float" office:value="-0.0804168">
            <text:p>-0.0804168</text:p>
          </table:table-cell>
          <table:table-cell office:value-type="float" office:value="0.14303">
            <text:p>0.14303</text:p>
          </table:table-cell>
          <table:table-cell office:value-type="float" office:value="-0.0357204">
            <text:p>-0.0357204</text:p>
          </table:table-cell>
          <table:table-cell office:value-type="float" office:value="-0.0129257">
            <text:p>-0.0129257</text:p>
          </table:table-cell>
          <table:table-cell office:value-type="float" office:value="0.0238486">
            <text:p>0.0238486</text:p>
          </table:table-cell>
          <table:table-cell office:value-type="float" office:value="-0.00555621">
            <text:p>-0.00555621</text:p>
          </table:table-cell>
          <table:table-cell office:value-type="float" office:value="-0.068164">
            <text:p>-0.068164</text:p>
          </table:table-cell>
          <table:table-cell office:value-type="float" office:value="0.101262">
            <text:p>0.101262</text:p>
          </table:table-cell>
          <table:table-cell office:value-type="float" office:value="0.00710323">
            <text:p>0.00710323</text:p>
          </table:table-cell>
          <table:table-cell/>
          <table:table-cell office:value-type="float" office:value="6.13773">
            <text:p>6.13773</text:p>
          </table:table-cell>
          <table:table-cell office:value-type="float" office:value="0.127016">
            <text:p>0.127016</text:p>
          </table:table-cell>
          <table:table-cell office:value-type="float" office:value="0.0285949">
            <text:p>0.0285949</text:p>
          </table:table-cell>
          <table:table-cell office:value-type="float" office:value="0.871913">
            <text:p>0.871913</text:p>
          </table:table-cell>
          <table:table-cell office:value-type="float" office:value="0.33614">
            <text:p>0.33614</text:p>
          </table:table-cell>
          <table:table-cell office:value-type="float" office:value="-0.189518">
            <text:p>-0.189518</text:p>
          </table:table-cell>
          <table:table-cell office:value-type="float" office:value="0.185876">
            <text:p>0.185876</text:p>
          </table:table-cell>
          <table:table-cell office:value-type="float" office:value="-0.1986">
            <text:p>-0.1986</text:p>
          </table:table-cell>
          <table:table-cell office:value-type="float" office:value="-0.0751019">
            <text:p>-0.0751019</text:p>
          </table:table-cell>
          <table:table-cell office:value-type="float" office:value="0.0873518">
            <text:p>0.0873518</text:p>
          </table:table-cell>
          <table:table-cell office:value-type="float" office:value="-0.0169854">
            <text:p>-0.0169854</text:p>
          </table:table-cell>
          <table:table-cell office:value-type="float" office:value="0.227891">
            <text:p>0.227891</text:p>
          </table:table-cell>
          <table:table-cell office:value-type="float" office:value="-0.875912">
            <text:p>-0.875912</text:p>
          </table:table-cell>
          <table:table-cell office:value-type="float" office:value="-1.03779">
            <text:p>-1.03779</text:p>
          </table:table-cell>
          <table:table-cell/>
          <table:table-cell office:value-type="float" office:value="7.86816">
            <text:p>7.86816</text:p>
          </table:table-cell>
          <table:table-cell office:value-type="float" office:value="0.175615">
            <text:p>0.175615</text:p>
          </table:table-cell>
          <table:table-cell office:value-type="float" office:value="-0.0469047">
            <text:p>-0.0469047</text:p>
          </table:table-cell>
          <table:table-cell office:value-type="float" office:value="0.940485">
            <text:p>0.940485</text:p>
          </table:table-cell>
          <table:table-cell office:value-type="float" office:value="0.283245">
            <text:p>0.283245</text:p>
          </table:table-cell>
          <table:table-cell office:value-type="float" office:value="-0.15215">
            <text:p>-0.15215</text:p>
          </table:table-cell>
          <table:table-cell office:value-type="float" office:value="0.215296">
            <text:p>0.215296</text:p>
          </table:table-cell>
          <table:table-cell office:value-type="float" office:value="-0.118185">
            <text:p>-0.118185</text:p>
          </table:table-cell>
          <table:table-cell office:value-type="float" office:value="-0.0322946">
            <text:p>-0.0322946</text:p>
          </table:table-cell>
          <table:table-cell office:value-type="float" office:value="0.0556696">
            <text:p>0.0556696</text:p>
          </table:table-cell>
          <table:table-cell office:value-type="float" office:value="-0.0181256">
            <text:p>-0.0181256</text:p>
          </table:table-cell>
          <table:table-cell office:value-type="float" office:value="0.384431">
            <text:p>0.384431</text:p>
          </table:table-cell>
          <table:table-cell office:value-type="float" office:value="0.604938">
            <text:p>0.604938</text:p>
          </table:table-cell>
          <table:table-cell office:value-type="float" office:value="-0.557976">
            <text:p>-0.557976</text:p>
          </table:table-cell>
          <table:table-cell/>
          <table:table-cell office:value-type="float" office:value="3.8938">
            <text:p>3.8938</text:p>
          </table:table-cell>
          <table:table-cell office:value-type="float" office:value="0.118124">
            <text:p>0.118124</text:p>
          </table:table-cell>
          <table:table-cell office:value-type="float" office:value="0.124698">
            <text:p>0.124698</text:p>
          </table:table-cell>
          <table:table-cell office:value-type="float" office:value="0.681663">
            <text:p>0.681663</text:p>
          </table:table-cell>
          <table:table-cell office:value-type="float" office:value="0.284055">
            <text:p>0.284055</text:p>
          </table:table-cell>
          <table:table-cell office:value-type="float" office:value="-0.154518">
            <text:p>-0.154518</text:p>
          </table:table-cell>
          <table:table-cell office:value-type="float" office:value="0.184199">
            <text:p>0.184199</text:p>
          </table:table-cell>
          <table:table-cell office:value-type="float" office:value="-0.0818761">
            <text:p>-0.0818761</text:p>
          </table:table-cell>
          <table:table-cell office:value-type="float" office:value="-0.00799812">
            <text:p>-0.00799812</text:p>
          </table:table-cell>
          <table:table-cell office:value-type="float" office:value="-0.00090311">
            <text:p>-0.00090311</text:p>
          </table:table-cell>
          <table:table-cell office:value-type="float" office:value="0.0016059">
            <text:p>0.0016059</text:p>
          </table:table-cell>
          <table:table-cell office:value-type="float" office:value="-0.152872">
            <text:p>-0.152872</text:p>
          </table:table-cell>
          <table:table-cell office:value-type="float" office:value="-0.0741485">
            <text:p>-0.0741485</text:p>
          </table:table-cell>
          <table:table-cell office:value-type="float" office:value="-0.0989039">
            <text:p>-0.0989039</text:p>
          </table:table-cell>
        </table:table-row>
        <table:table-row table:style-name="ro4">
          <table:table-cell office:value-type="float" office:value="3.71344">
            <text:p>3.71344</text:p>
          </table:table-cell>
          <table:table-cell office:value-type="float" office:value="0.0684966">
            <text:p>0.0684966</text:p>
          </table:table-cell>
          <table:table-cell office:value-type="float" office:value="0.124027">
            <text:p>0.124027</text:p>
          </table:table-cell>
          <table:table-cell office:value-type="float" office:value="0.648704">
            <text:p>0.648704</text:p>
          </table:table-cell>
          <table:table-cell office:value-type="float" office:value="0.354346">
            <text:p>0.354346</text:p>
          </table:table-cell>
          <table:table-cell table:style-name="ce1" office:value-type="float" office:value="-0.169962">
            <text:p>-0.169962</text:p>
          </table:table-cell>
          <table:table-cell table:style-name="ce1" office:value-type="float" office:value="0.188686">
            <text:p>0.188686</text:p>
          </table:table-cell>
          <table:table-cell office:value-type="float" office:value="-0.107303">
            <text:p>-0.107303</text:p>
          </table:table-cell>
          <table:table-cell office:value-type="float" office:value="-0.0211489">
            <text:p>-0.0211489</text:p>
          </table:table-cell>
          <table:table-cell office:value-type="float" office:value="0.02199">
            <text:p>0.02199</text:p>
          </table:table-cell>
          <table:table-cell office:value-type="float" office:value="-0.0108775">
            <text:p>-0.0108775</text:p>
          </table:table-cell>
          <table:table-cell office:value-type="float" office:value="0.0315425">
            <text:p>0.0315425</text:p>
          </table:table-cell>
          <table:table-cell office:value-type="float" office:value="-0.0639799">
            <text:p>-0.0639799</text:p>
          </table:table-cell>
          <table:table-cell office:value-type="float" office:value="0.0151619">
            <text:p>0.0151619</text:p>
          </table:table-cell>
          <table:table-cell/>
          <table:table-cell office:value-type="float" office:value="3.83045">
            <text:p>3.83045</text:p>
          </table:table-cell>
          <table:table-cell office:value-type="float" office:value="0.0348574">
            <text:p>0.0348574</text:p>
          </table:table-cell>
          <table:table-cell office:value-type="float" office:value="0.0584442">
            <text:p>0.0584442</text:p>
          </table:table-cell>
          <table:table-cell office:value-type="float" office:value="0.650284">
            <text:p>0.650284</text:p>
          </table:table-cell>
          <table:table-cell office:value-type="float" office:value="0.191729">
            <text:p>0.191729</text:p>
          </table:table-cell>
          <table:table-cell office:value-type="float" office:value="-0.0829785">
            <text:p>-0.0829785</text:p>
          </table:table-cell>
          <table:table-cell office:value-type="float" office:value="0.148007">
            <text:p>0.148007</text:p>
          </table:table-cell>
          <table:table-cell office:value-type="float" office:value="-0.036376">
            <text:p>-0.036376</text:p>
          </table:table-cell>
          <table:table-cell office:value-type="float" office:value="-0.0237605">
            <text:p>-0.0237605</text:p>
          </table:table-cell>
          <table:table-cell office:value-type="float" office:value="0.0399443">
            <text:p>0.0399443</text:p>
          </table:table-cell>
          <table:table-cell office:value-type="float" office:value="-0.00442713">
            <text:p>-0.00442713</text:p>
          </table:table-cell>
          <table:table-cell office:value-type="float" office:value="0.0245861">
            <text:p>0.0245861</text:p>
          </table:table-cell>
          <table:table-cell office:value-type="float" office:value="-0.0347015">
            <text:p>-0.0347015</text:p>
          </table:table-cell>
          <table:table-cell office:value-type="float" office:value="-0.0133255">
            <text:p>-0.0133255</text:p>
          </table:table-cell>
          <table:table-cell/>
          <table:table-cell office:value-type="float" office:value="6.17352">
            <text:p>6.17352</text:p>
          </table:table-cell>
          <table:table-cell office:value-type="float" office:value="0.12462">
            <text:p>0.12462</text:p>
          </table:table-cell>
          <table:table-cell office:value-type="float" office:value="0.0305993">
            <text:p>0.0305993</text:p>
          </table:table-cell>
          <table:table-cell office:value-type="float" office:value="0.869975">
            <text:p>0.869975</text:p>
          </table:table-cell>
          <table:table-cell office:value-type="float" office:value="0.33401">
            <text:p>0.33401</text:p>
          </table:table-cell>
          <table:table-cell office:value-type="float" office:value="-0.187134">
            <text:p>-0.187134</text:p>
          </table:table-cell>
          <table:table-cell office:value-type="float" office:value="0.214271">
            <text:p>0.214271</text:p>
          </table:table-cell>
          <table:table-cell office:value-type="float" office:value="-0.127072">
            <text:p>-0.127072</text:p>
          </table:table-cell>
          <table:table-cell office:value-type="float" office:value="-0.066945">
            <text:p>-0.066945</text:p>
          </table:table-cell>
          <table:table-cell office:value-type="float" office:value="0.0560004">
            <text:p>0.0560004</text:p>
          </table:table-cell>
          <table:table-cell office:value-type="float" office:value="-0.0541308">
            <text:p>-0.0541308</text:p>
          </table:table-cell>
          <table:table-cell office:value-type="float" office:value="0.306398">
            <text:p>0.306398</text:p>
          </table:table-cell>
          <table:table-cell office:value-type="float" office:value="-0.311413">
            <text:p>-0.311413</text:p>
          </table:table-cell>
          <table:table-cell office:value-type="float" office:value="0.442814">
            <text:p>0.442814</text:p>
          </table:table-cell>
          <table:table-cell/>
          <table:table-cell office:value-type="float" office:value="7.89932">
            <text:p>7.89932</text:p>
          </table:table-cell>
          <table:table-cell office:value-type="float" office:value="0.174982">
            <text:p>0.174982</text:p>
          </table:table-cell>
          <table:table-cell office:value-type="float" office:value="-0.0445827">
            <text:p>-0.0445827</text:p>
          </table:table-cell>
          <table:table-cell office:value-type="float" office:value="0.939379">
            <text:p>0.939379</text:p>
          </table:table-cell>
          <table:table-cell office:value-type="float" office:value="0.281834">
            <text:p>0.281834</text:p>
          </table:table-cell>
          <table:table-cell office:value-type="float" office:value="-0.175774">
            <text:p>-0.175774</text:p>
          </table:table-cell>
          <table:table-cell office:value-type="float" office:value="0.18058">
            <text:p>0.18058</text:p>
          </table:table-cell>
          <table:table-cell office:value-type="float" office:value="-0.0857925">
            <text:p>-0.0857925</text:p>
          </table:table-cell>
          <table:table-cell office:value-type="float" office:value="-0.0203161">
            <text:p>-0.0203161</text:p>
          </table:table-cell>
          <table:table-cell office:value-type="float" office:value="0.0745189">
            <text:p>0.0745189</text:p>
          </table:table-cell>
          <table:table-cell office:value-type="float" office:value="-0.0355116">
            <text:p>-0.0355116</text:p>
          </table:table-cell>
          <table:table-cell office:value-type="float" office:value="-0.0336622">
            <text:p>-0.0336622</text:p>
          </table:table-cell>
          <table:table-cell office:value-type="float" office:value="-0.0687144">
            <text:p>-0.0687144</text:p>
          </table:table-cell>
          <table:table-cell office:value-type="float" office:value="0.0507262">
            <text:p>0.0507262</text:p>
          </table:table-cell>
          <table:table-cell/>
          <table:table-cell office:value-type="float" office:value="3.97575">
            <text:p>3.97575</text:p>
          </table:table-cell>
          <table:table-cell office:value-type="float" office:value="0.116442">
            <text:p>0.116442</text:p>
          </table:table-cell>
          <table:table-cell office:value-type="float" office:value="0.124126">
            <text:p>0.124126</text:p>
          </table:table-cell>
          <table:table-cell office:value-type="float" office:value="0.68113">
            <text:p>0.68113</text:p>
          </table:table-cell>
          <table:table-cell office:value-type="float" office:value="0.276629">
            <text:p>0.276629</text:p>
          </table:table-cell>
          <table:table-cell office:value-type="float" office:value="-0.154283">
            <text:p>-0.154283</text:p>
          </table:table-cell>
          <table:table-cell office:value-type="float" office:value="0.187918">
            <text:p>0.187918</text:p>
          </table:table-cell>
          <table:table-cell office:value-type="float" office:value="-0.0805164">
            <text:p>-0.0805164</text:p>
          </table:table-cell>
          <table:table-cell office:value-type="float" office:value="-0.0205261">
            <text:p>-0.0205261</text:p>
          </table:table-cell>
          <table:table-cell office:value-type="float" office:value="-0.00697965">
            <text:p>-0.00697965</text:p>
          </table:table-cell>
          <table:table-cell office:value-type="float" office:value="-0.00649937">
            <text:p>-0.00649937</text:p>
          </table:table-cell>
          <table:table-cell office:value-type="float" office:value="-0.0348796">
            <text:p>-0.0348796</text:p>
          </table:table-cell>
          <table:table-cell office:value-type="float" office:value="0.0821645">
            <text:p>0.0821645</text:p>
          </table:table-cell>
          <table:table-cell office:value-type="float" office:value="0.00118159">
            <text:p>0.00118159</text:p>
          </table:table-cell>
        </table:table-row>
        <table:table-row table:style-name="ro4">
          <table:table-cell office:value-type="float" office:value="3.90088">
            <text:p>3.90088</text:p>
          </table:table-cell>
          <table:table-cell office:value-type="float" office:value="0.0656407">
            <text:p>0.0656407</text:p>
          </table:table-cell>
          <table:table-cell office:value-type="float" office:value="0.125901">
            <text:p>0.125901</text:p>
          </table:table-cell>
          <table:table-cell office:value-type="float" office:value="0.647198">
            <text:p>0.647198</text:p>
          </table:table-cell>
          <table:table-cell office:value-type="float" office:value="0.336268">
            <text:p>0.336268</text:p>
          </table:table-cell>
          <table:table-cell table:style-name="ce1" office:value-type="float" office:value="-0.176066">
            <text:p>-0.176066</text:p>
          </table:table-cell>
          <table:table-cell office:value-type="float" office:value="0.188667">
            <text:p>0.188667</text:p>
          </table:table-cell>
          <table:table-cell office:value-type="float" office:value="-0.110432">
            <text:p>-0.110432</text:p>
          </table:table-cell>
          <table:table-cell office:value-type="float" office:value="-0.0152367">
            <text:p>-0.0152367</text:p>
          </table:table-cell>
          <table:table-cell office:value-type="float" office:value="0.00999779">
            <text:p>0.00999779</text:p>
          </table:table-cell>
          <table:table-cell office:value-type="float" office:value="-0.0080356">
            <text:p>-0.0080356</text:p>
          </table:table-cell>
          <table:table-cell office:value-type="float" office:value="-0.0534491">
            <text:p>-0.0534491</text:p>
          </table:table-cell>
          <table:table-cell office:value-type="float" office:value="-0.0933403">
            <text:p>-0.0933403</text:p>
          </table:table-cell>
          <table:table-cell office:value-type="float" office:value="-0.0155449">
            <text:p>-0.0155449</text:p>
          </table:table-cell>
          <table:table-cell/>
          <table:table-cell office:value-type="float" office:value="4.10398">
            <text:p>4.10398</text:p>
          </table:table-cell>
          <table:table-cell office:value-type="float" office:value="0.0301976">
            <text:p>0.0301976</text:p>
          </table:table-cell>
          <table:table-cell office:value-type="float" office:value="0.0667739">
            <text:p>0.0667739</text:p>
          </table:table-cell>
          <table:table-cell office:value-type="float" office:value="0.648076">
            <text:p>0.648076</text:p>
          </table:table-cell>
          <table:table-cell office:value-type="float" office:value="0.170398">
            <text:p>0.170398</text:p>
          </table:table-cell>
          <table:table-cell office:value-type="float" office:value="-0.089205">
            <text:p>-0.089205</text:p>
          </table:table-cell>
          <table:table-cell office:value-type="float" office:value="0.155149">
            <text:p>0.155149</text:p>
          </table:table-cell>
          <table:table-cell office:value-type="float" office:value="-0.0372623">
            <text:p>-0.0372623</text:p>
          </table:table-cell>
          <table:table-cell office:value-type="float" office:value="-0.0170353">
            <text:p>-0.0170353</text:p>
          </table:table-cell>
          <table:table-cell office:value-type="float" office:value="0.0304523">
            <text:p>0.0304523</text:p>
          </table:table-cell>
          <table:table-cell office:value-type="float" office:value="-0.00807212">
            <text:p>-0.00807212</text:p>
          </table:table-cell>
          <table:table-cell office:value-type="float" office:value="-0.0918318">
            <text:p>-0.0918318</text:p>
          </table:table-cell>
          <table:table-cell office:value-type="float" office:value="-0.0573115">
            <text:p>-0.0573115</text:p>
          </table:table-cell>
          <table:table-cell office:value-type="float" office:value="0.0356672">
            <text:p>0.0356672</text:p>
          </table:table-cell>
          <table:table-cell/>
          <table:table-cell office:value-type="float" office:value="6.32162">
            <text:p>6.32162</text:p>
          </table:table-cell>
          <table:table-cell office:value-type="float" office:value="0.121426">
            <text:p>0.121426</text:p>
          </table:table-cell>
          <table:table-cell office:value-type="float" office:value="0.0320625">
            <text:p>0.0320625</text:p>
          </table:table-cell>
          <table:table-cell office:value-type="float" office:value="0.871671">
            <text:p>0.871671</text:p>
          </table:table-cell>
          <table:table-cell office:value-type="float" office:value="0.325338">
            <text:p>0.325338</text:p>
          </table:table-cell>
          <table:table-cell office:value-type="float" office:value="-0.2083">
            <text:p>-0.2083</text:p>
          </table:table-cell>
          <table:table-cell office:value-type="float" office:value="0.244429">
            <text:p>0.244429</text:p>
          </table:table-cell>
          <table:table-cell office:value-type="float" office:value="-0.147708">
            <text:p>-0.147708</text:p>
          </table:table-cell>
          <table:table-cell office:value-type="float" office:value="-0.0215669">
            <text:p>-0.0215669</text:p>
          </table:table-cell>
          <table:table-cell office:value-type="float" office:value="0.00987959">
            <text:p>0.00987959</text:p>
          </table:table-cell>
          <table:table-cell office:value-type="float" office:value="0.0114508">
            <text:p>0.0114508</text:p>
          </table:table-cell>
          <table:table-cell office:value-type="float" office:value="-0.116888">
            <text:p>-0.116888</text:p>
          </table:table-cell>
          <table:table-cell office:value-type="float" office:value="0.327446">
            <text:p>0.327446</text:p>
          </table:table-cell>
          <table:table-cell office:value-type="float" office:value="-0.102235">
            <text:p>-0.102235</text:p>
          </table:table-cell>
          <table:table-cell/>
          <table:table-cell office:value-type="float" office:value="8.26679">
            <text:p>8.26679</text:p>
          </table:table-cell>
          <table:table-cell office:value-type="float" office:value="0.16297">
            <text:p>0.16297</text:p>
          </table:table-cell>
          <table:table-cell office:value-type="float" office:value="-0.026478">
            <text:p>-0.026478</text:p>
          </table:table-cell>
          <table:table-cell office:value-type="float" office:value="0.933179">
            <text:p>0.933179</text:p>
          </table:table-cell>
          <table:table-cell office:value-type="float" office:value="0.26571">
            <text:p>0.26571</text:p>
          </table:table-cell>
          <table:table-cell office:value-type="float" office:value="-0.189593">
            <text:p>-0.189593</text:p>
          </table:table-cell>
          <table:table-cell office:value-type="float" office:value="0.2086">
            <text:p>0.2086</text:p>
          </table:table-cell>
          <table:table-cell office:value-type="float" office:value="-0.0827349">
            <text:p>-0.0827349</text:p>
          </table:table-cell>
          <table:table-cell office:value-type="float" office:value="-0.0326861">
            <text:p>-0.0326861</text:p>
          </table:table-cell>
          <table:table-cell office:value-type="float" office:value="0.0492681">
            <text:p>0.0492681</text:p>
          </table:table-cell>
          <table:table-cell office:value-type="float" office:value="-0.0168711">
            <text:p>-0.0168711</text:p>
          </table:table-cell>
          <table:table-cell office:value-type="float" office:value="-0.0372454">
            <text:p>-0.0372454</text:p>
          </table:table-cell>
          <table:table-cell office:value-type="float" office:value="0.147795">
            <text:p>0.147795</text:p>
          </table:table-cell>
          <table:table-cell office:value-type="float" office:value="0.165875">
            <text:p>0.165875</text:p>
          </table:table-cell>
          <table:table-cell/>
          <table:table-cell office:value-type="float" office:value="4.1433">
            <text:p>4.1433</text:p>
          </table:table-cell>
          <table:table-cell office:value-type="float" office:value="0.112024">
            <text:p>0.112024</text:p>
          </table:table-cell>
          <table:table-cell office:value-type="float" office:value="0.125263">
            <text:p>0.125263</text:p>
          </table:table-cell>
          <table:table-cell office:value-type="float" office:value="0.680074">
            <text:p>0.680074</text:p>
          </table:table-cell>
          <table:table-cell office:value-type="float" office:value="0.262046">
            <text:p>0.262046</text:p>
          </table:table-cell>
          <table:table-cell office:value-type="float" office:value="-0.158305">
            <text:p>-0.158305</text:p>
          </table:table-cell>
          <table:table-cell office:value-type="float" office:value="0.190457">
            <text:p>0.190457</text:p>
          </table:table-cell>
          <table:table-cell office:value-type="float" office:value="-0.0825891">
            <text:p>-0.0825891</text:p>
          </table:table-cell>
          <table:table-cell office:value-type="float" office:value="-0.0263702">
            <text:p>-0.0263702</text:p>
          </table:table-cell>
          <table:table-cell office:value-type="float" office:value="0.00678701">
            <text:p>0.00678701</text:p>
          </table:table-cell>
          <table:table-cell office:value-type="float" office:value="-0.00630139">
            <text:p>-0.00630139</text:p>
          </table:table-cell>
          <table:table-cell office:value-type="float" office:value="0.0197258">
            <text:p>0.0197258</text:p>
          </table:table-cell>
          <table:table-cell office:value-type="float" office:value="0.0619888">
            <text:p>0.0619888</text:p>
          </table:table-cell>
          <table:table-cell office:value-type="float" office:value="-0.0189594">
            <text:p>-0.0189594</text:p>
          </table:table-cell>
        </table:table-row>
        <table:table-row table:style-name="ro4">
          <table:table-cell office:value-type="float" office:value="4.06899">
            <text:p>4.06899</text:p>
          </table:table-cell>
          <table:table-cell office:value-type="float" office:value="0.0615689">
            <text:p>0.0615689</text:p>
          </table:table-cell>
          <table:table-cell office:value-type="float" office:value="0.124944">
            <text:p>0.124944</text:p>
          </table:table-cell>
          <table:table-cell office:value-type="float" office:value="0.645407">
            <text:p>0.645407</text:p>
          </table:table-cell>
          <table:table-cell office:value-type="float" office:value="0.32084">
            <text:p>0.32084</text:p>
          </table:table-cell>
          <table:table-cell office:value-type="float" office:value="-0.205951">
            <text:p>-0.205951</text:p>
          </table:table-cell>
          <table:table-cell office:value-type="float" office:value="0.186932">
            <text:p>0.186932</text:p>
          </table:table-cell>
          <table:table-cell office:value-type="float" office:value="-0.116155">
            <text:p>-0.116155</text:p>
          </table:table-cell>
          <table:table-cell office:value-type="float" office:value="-0.0242218">
            <text:p>-0.0242218</text:p>
          </table:table-cell>
          <table:table-cell office:value-type="float" office:value="-0.00569326">
            <text:p>-0.00569326</text:p>
          </table:table-cell>
          <table:table-cell office:value-type="float" office:value="-0.0106488">
            <text:p>-0.0106488</text:p>
          </table:table-cell>
          <table:table-cell office:value-type="float" office:value="-0.786845">
            <text:p>-0.786845</text:p>
          </table:table-cell>
          <table:table-cell office:value-type="float" office:value="-0.0781797">
            <text:p>-0.0781797</text:p>
          </table:table-cell>
          <table:table-cell office:value-type="float" office:value="-0.105331">
            <text:p>-0.105331</text:p>
          </table:table-cell>
          <table:table-cell/>
          <table:table-cell office:value-type="float" office:value="4.24239">
            <text:p>4.24239</text:p>
          </table:table-cell>
          <table:table-cell office:value-type="float" office:value="0.0260805">
            <text:p>0.0260805</text:p>
          </table:table-cell>
          <table:table-cell office:value-type="float" office:value="0.0698909">
            <text:p>0.0698909</text:p>
          </table:table-cell>
          <table:table-cell office:value-type="float" office:value="0.647642">
            <text:p>0.647642</text:p>
          </table:table-cell>
          <table:table-cell office:value-type="float" office:value="0.160526">
            <text:p>0.160526</text:p>
          </table:table-cell>
          <table:table-cell office:value-type="float" office:value="-0.0894596">
            <text:p>-0.0894596</text:p>
          </table:table-cell>
          <table:table-cell office:value-type="float" office:value="0.156419">
            <text:p>0.156419</text:p>
          </table:table-cell>
          <table:table-cell office:value-type="float" office:value="-0.0393224">
            <text:p>-0.0393224</text:p>
          </table:table-cell>
          <table:table-cell office:value-type="float" office:value="-0.0297457">
            <text:p>-0.0297457</text:p>
          </table:table-cell>
          <table:table-cell office:value-type="float" office:value="0.0225198">
            <text:p>0.0225198</text:p>
          </table:table-cell>
          <table:table-cell office:value-type="float" office:value="-0.00313543">
            <text:p>-0.00313543</text:p>
          </table:table-cell>
          <table:table-cell office:value-type="float" office:value="0.135322">
            <text:p>0.135322</text:p>
          </table:table-cell>
          <table:table-cell office:value-type="float" office:value="-0.113694">
            <text:p>-0.113694</text:p>
          </table:table-cell>
          <table:table-cell office:value-type="float" office:value="-0.0741608">
            <text:p>-0.0741608</text:p>
          </table:table-cell>
          <table:table-cell/>
          <table:table-cell office:value-type="float" office:value="6.53799">
            <text:p>6.53799</text:p>
          </table:table-cell>
          <table:table-cell office:value-type="float" office:value="0.111288">
            <text:p>0.111288</text:p>
          </table:table-cell>
          <table:table-cell office:value-type="float" office:value="0.0495288">
            <text:p>0.0495288</text:p>
          </table:table-cell>
          <table:table-cell office:value-type="float" office:value="0.869363">
            <text:p>0.869363</text:p>
          </table:table-cell>
          <table:table-cell office:value-type="float" office:value="0.313072">
            <text:p>0.313072</text:p>
          </table:table-cell>
          <table:table-cell office:value-type="float" office:value="-0.209018">
            <text:p>-0.209018</text:p>
          </table:table-cell>
          <table:table-cell office:value-type="float" office:value="0.2521">
            <text:p>0.2521</text:p>
          </table:table-cell>
          <table:table-cell office:value-type="float" office:value="-0.145272">
            <text:p>-0.145272</text:p>
          </table:table-cell>
          <table:table-cell office:value-type="float" office:value="-0.0468571">
            <text:p>-0.0468571</text:p>
          </table:table-cell>
          <table:table-cell office:value-type="float" office:value="0.0807268">
            <text:p>0.0807268</text:p>
          </table:table-cell>
          <table:table-cell office:value-type="float" office:value="-0.010669">
            <text:p>-0.010669</text:p>
          </table:table-cell>
          <table:table-cell office:value-type="float" office:value="0.110659">
            <text:p>0.110659</text:p>
          </table:table-cell>
          <table:table-cell office:value-type="float" office:value="0.0246962">
            <text:p>0.0246962</text:p>
          </table:table-cell>
          <table:table-cell office:value-type="float" office:value="0.0256609">
            <text:p>0.0256609</text:p>
          </table:table-cell>
          <table:table-cell/>
          <table:table-cell office:value-type="float" office:value="8.30136">
            <text:p>8.30136</text:p>
          </table:table-cell>
          <table:table-cell office:value-type="float" office:value="0.161796">
            <text:p>0.161796</text:p>
          </table:table-cell>
          <table:table-cell office:value-type="float" office:value="-0.0245983">
            <text:p>-0.0245983</text:p>
          </table:table-cell>
          <table:table-cell office:value-type="float" office:value="0.932794">
            <text:p>0.932794</text:p>
          </table:table-cell>
          <table:table-cell office:value-type="float" office:value="0.264241">
            <text:p>0.264241</text:p>
          </table:table-cell>
          <table:table-cell office:value-type="float" office:value="-0.187938">
            <text:p>-0.187938</text:p>
          </table:table-cell>
          <table:table-cell office:value-type="float" office:value="0.20246">
            <text:p>0.20246</text:p>
          </table:table-cell>
          <table:table-cell office:value-type="float" office:value="-0.0878246">
            <text:p>-0.0878246</text:p>
          </table:table-cell>
          <table:table-cell office:value-type="float" office:value="-0.0339736">
            <text:p>-0.0339736</text:p>
          </table:table-cell>
          <table:table-cell office:value-type="float" office:value="0.0543771">
            <text:p>0.0543771</text:p>
          </table:table-cell>
          <table:table-cell office:value-type="float" office:value="-0.0111371">
            <text:p>-0.0111371</text:p>
          </table:table-cell>
          <table:table-cell office:value-type="float" office:value="0.0147911">
            <text:p>0.0147911</text:p>
          </table:table-cell>
          <table:table-cell office:value-type="float" office:value="0.000673045">
            <text:p>0.000673045</text:p>
          </table:table-cell>
          <table:table-cell office:value-type="float" office:value="0.0735072">
            <text:p>0.0735072</text:p>
          </table:table-cell>
          <table:table-cell/>
          <table:table-cell office:value-type="float" office:value="4.33906">
            <text:p>4.33906</text:p>
          </table:table-cell>
          <table:table-cell office:value-type="float" office:value="0.107617">
            <text:p>0.107617</text:p>
          </table:table-cell>
          <table:table-cell office:value-type="float" office:value="0.128967">
            <text:p>0.128967</text:p>
          </table:table-cell>
          <table:table-cell office:value-type="float" office:value="0.678114">
            <text:p>0.678114</text:p>
          </table:table-cell>
          <table:table-cell office:value-type="float" office:value="0.245979">
            <text:p>0.245979</text:p>
          </table:table-cell>
          <table:table-cell office:value-type="float" office:value="-0.162331">
            <text:p>-0.162331</text:p>
          </table:table-cell>
          <table:table-cell office:value-type="float" office:value="0.192759">
            <text:p>0.192759</text:p>
          </table:table-cell>
          <table:table-cell office:value-type="float" office:value="-0.084089">
            <text:p>-0.084089</text:p>
          </table:table-cell>
          <table:table-cell office:value-type="float" office:value="-0.0225086">
            <text:p>-0.0225086</text:p>
          </table:table-cell>
          <table:table-cell office:value-type="float" office:value="0.0189221">
            <text:p>0.0189221</text:p>
          </table:table-cell>
          <table:table-cell office:value-type="float" office:value="-0.0100129">
            <text:p>-0.0100129</text:p>
          </table:table-cell>
          <table:table-cell office:value-type="float" office:value="0.0455987">
            <text:p>0.0455987</text:p>
          </table:table-cell>
          <table:table-cell office:value-type="float" office:value="-0.0541391">
            <text:p>-0.0541391</text:p>
          </table:table-cell>
          <table:table-cell office:value-type="float" office:value="0.0266568">
            <text:p>0.0266568</text:p>
          </table:table-cell>
        </table:table-row>
        <table:table-row table:style-name="ro4">
          <table:table-cell office:value-type="float" office:value="4.13693">
            <text:p>4.13693</text:p>
          </table:table-cell>
          <table:table-cell office:value-type="float" office:value="0.0562902">
            <text:p>0.0562902</text:p>
          </table:table-cell>
          <table:table-cell office:value-type="float" office:value="0.124196">
            <text:p>0.124196</text:p>
          </table:table-cell>
          <table:table-cell office:value-type="float" office:value="0.644198">
            <text:p>0.644198</text:p>
          </table:table-cell>
          <table:table-cell office:value-type="float" office:value="0.314806">
            <text:p>0.314806</text:p>
          </table:table-cell>
          <table:table-cell office:value-type="float" office:value="-0.185062">
            <text:p>-0.185062</text:p>
          </table:table-cell>
          <table:table-cell office:value-type="float" office:value="0.18926">
            <text:p>0.18926</text:p>
          </table:table-cell>
          <table:table-cell office:value-type="float" office:value="-0.113889">
            <text:p>-0.113889</text:p>
          </table:table-cell>
          <table:table-cell office:value-type="float" office:value="-0.0776864">
            <text:p>-0.0776864</text:p>
          </table:table-cell>
          <table:table-cell table:style-name="ce1" office:value-type="float" office:value="-0.0110054">
            <text:p>-0.0110054</text:p>
          </table:table-cell>
          <table:table-cell office:value-type="float" office:value="-0.0178059">
            <text:p>-0.0178059</text:p>
          </table:table-cell>
          <table:table-cell office:value-type="float" office:value="0.161841">
            <text:p>0.161841</text:p>
          </table:table-cell>
          <table:table-cell office:value-type="float" office:value="0.0280219">
            <text:p>0.0280219</text:p>
          </table:table-cell>
          <table:table-cell office:value-type="float" office:value="0.028283">
            <text:p>0.028283</text:p>
          </table:table-cell>
          <table:table-cell/>
          <table:table-cell office:value-type="float" office:value="4.40719">
            <text:p>4.40719</text:p>
          </table:table-cell>
          <table:table-cell office:value-type="float" office:value="0.0248536">
            <text:p>0.0248536</text:p>
          </table:table-cell>
          <table:table-cell office:value-type="float" office:value="0.0705143">
            <text:p>0.0705143</text:p>
          </table:table-cell>
          <table:table-cell office:value-type="float" office:value="0.645111">
            <text:p>0.645111</text:p>
          </table:table-cell>
          <table:table-cell office:value-type="float" office:value="0.149515">
            <text:p>0.149515</text:p>
          </table:table-cell>
          <table:table-cell office:value-type="float" office:value="-0.0950186">
            <text:p>-0.0950186</text:p>
          </table:table-cell>
          <table:table-cell office:value-type="float" office:value="0.161018">
            <text:p>0.161018</text:p>
          </table:table-cell>
          <table:table-cell office:value-type="float" office:value="-0.0391378">
            <text:p>-0.0391378</text:p>
          </table:table-cell>
          <table:table-cell office:value-type="float" office:value="-0.00744472">
            <text:p>-0.00744472</text:p>
          </table:table-cell>
          <table:table-cell office:value-type="float" office:value="0.00378297">
            <text:p>0.00378297</text:p>
          </table:table-cell>
          <table:table-cell office:value-type="float" office:value="-0.0153571">
            <text:p>-0.0153571</text:p>
          </table:table-cell>
          <table:table-cell office:value-type="float" office:value="-0.168572">
            <text:p>-0.168572</text:p>
          </table:table-cell>
          <table:table-cell office:value-type="float" office:value="0.147421">
            <text:p>0.147421</text:p>
          </table:table-cell>
          <table:table-cell office:value-type="float" office:value="0.0896117">
            <text:p>0.0896117</text:p>
          </table:table-cell>
          <table:table-cell/>
          <table:table-cell office:value-type="float" office:value="6.6491">
            <text:p>6.6491</text:p>
          </table:table-cell>
          <table:table-cell office:value-type="float" office:value="0.107448">
            <text:p>0.107448</text:p>
          </table:table-cell>
          <table:table-cell office:value-type="float" office:value="0.0588037">
            <text:p>0.0588037</text:p>
          </table:table-cell>
          <table:table-cell office:value-type="float" office:value="0.868494">
            <text:p>0.868494</text:p>
          </table:table-cell>
          <table:table-cell office:value-type="float" office:value="0.306953">
            <text:p>0.306953</text:p>
          </table:table-cell>
          <table:table-cell office:value-type="float" office:value="-0.217562">
            <text:p>-0.217562</text:p>
          </table:table-cell>
          <table:table-cell office:value-type="float" office:value="0.258004">
            <text:p>0.258004</text:p>
          </table:table-cell>
          <table:table-cell office:value-type="float" office:value="-0.147131">
            <text:p>-0.147131</text:p>
          </table:table-cell>
          <table:table-cell office:value-type="float" office:value="-0.0345612">
            <text:p>-0.0345612</text:p>
          </table:table-cell>
          <table:table-cell office:value-type="float" office:value="0.083471">
            <text:p>0.083471</text:p>
          </table:table-cell>
          <table:table-cell office:value-type="float" office:value="-0.0078177">
            <text:p>-0.0078177</text:p>
          </table:table-cell>
          <table:table-cell office:value-type="float" office:value="-0.000130676">
            <text:p>-0.000130676</text:p>
          </table:table-cell>
          <table:table-cell office:value-type="float" office:value="-0.0408744">
            <text:p>-0.0408744</text:p>
          </table:table-cell>
          <table:table-cell office:value-type="float" office:value="0.000775939">
            <text:p>0.000775939</text:p>
          </table:table-cell>
          <table:table-cell/>
          <table:table-cell office:value-type="float" office:value="8.3993">
            <text:p>8.3993</text:p>
          </table:table-cell>
          <table:table-cell office:value-type="float" office:value="0.158611">
            <text:p>0.158611</text:p>
          </table:table-cell>
          <table:table-cell office:value-type="float" office:value="-0.0192661">
            <text:p>-0.0192661</text:p>
          </table:table-cell>
          <table:table-cell office:value-type="float" office:value="0.932409">
            <text:p>0.932409</text:p>
          </table:table-cell>
          <table:table-cell office:value-type="float" office:value="0.260124">
            <text:p>0.260124</text:p>
          </table:table-cell>
          <table:table-cell office:value-type="float" office:value="-0.190944">
            <text:p>-0.190944</text:p>
          </table:table-cell>
          <table:table-cell office:value-type="float" office:value="0.195531">
            <text:p>0.195531</text:p>
          </table:table-cell>
          <table:table-cell office:value-type="float" office:value="-0.0906614">
            <text:p>-0.0906614</text:p>
          </table:table-cell>
          <table:table-cell office:value-type="float" office:value="-0.032525">
            <text:p>-0.032525</text:p>
          </table:table-cell>
          <table:table-cell office:value-type="float" office:value="0.054443">
            <text:p>0.054443</text:p>
          </table:table-cell>
          <table:table-cell office:value-type="float" office:value="-0.00393781">
            <text:p>-0.00393781</text:p>
          </table:table-cell>
          <table:table-cell office:value-type="float" office:value="0.0178576">
            <text:p>0.0178576</text:p>
          </table:table-cell>
          <table:table-cell office:value-type="float" office:value="-0.211679">
            <text:p>-0.211679</text:p>
          </table:table-cell>
          <table:table-cell office:value-type="float" office:value="0.0153015">
            <text:p>0.0153015</text:p>
          </table:table-cell>
          <table:table-cell/>
          <table:table-cell office:value-type="float" office:value="4.60527">
            <text:p>4.60527</text:p>
          </table:table-cell>
          <table:table-cell office:value-type="float" office:value="0.104857">
            <text:p>0.104857</text:p>
          </table:table-cell>
          <table:table-cell office:value-type="float" office:value="0.130168">
            <text:p>0.130168</text:p>
          </table:table-cell>
          <table:table-cell office:value-type="float" office:value="0.677338">
            <text:p>0.677338</text:p>
          </table:table-cell>
          <table:table-cell office:value-type="float" office:value="0.225698">
            <text:p>0.225698</text:p>
          </table:table-cell>
          <table:table-cell office:value-type="float" office:value="-0.165905">
            <text:p>-0.165905</text:p>
          </table:table-cell>
          <table:table-cell office:value-type="float" office:value="0.194809">
            <text:p>0.194809</text:p>
          </table:table-cell>
          <table:table-cell office:value-type="float" office:value="-0.0851717">
            <text:p>-0.0851717</text:p>
          </table:table-cell>
          <table:table-cell office:value-type="float" office:value="-0.0103697">
            <text:p>-0.0103697</text:p>
          </table:table-cell>
          <table:table-cell office:value-type="float" office:value="0.00450968">
            <text:p>0.00450968</text:p>
          </table:table-cell>
          <table:table-cell office:value-type="float" office:value="-0.00291659">
            <text:p>-0.00291659</text:p>
          </table:table-cell>
          <table:table-cell office:value-type="float" office:value="0.0100302">
            <text:p>0.0100302</text:p>
          </table:table-cell>
          <table:table-cell office:value-type="float" office:value="-0.0155054">
            <text:p>-0.0155054</text:p>
          </table:table-cell>
          <table:table-cell office:value-type="float" office:value="0.0161154">
            <text:p>0.0161154</text:p>
          </table:table-cell>
        </table:table-row>
        <table:table-row table:style-name="ro4">
          <table:table-cell office:value-type="float" office:value="4.54036">
            <text:p>4.54036</text:p>
          </table:table-cell>
          <table:table-cell office:value-type="float" office:value="0.0512894">
            <text:p>0.0512894</text:p>
          </table:table-cell>
          <table:table-cell office:value-type="float" office:value="0.124317">
            <text:p>0.124317</text:p>
          </table:table-cell>
          <table:table-cell office:value-type="float" office:value="0.641617">
            <text:p>0.641617</text:p>
          </table:table-cell>
          <table:table-cell office:value-type="float" office:value="0.281251">
            <text:p>0.281251</text:p>
          </table:table-cell>
          <table:table-cell office:value-type="float" office:value="-0.189073">
            <text:p>-0.189073</text:p>
          </table:table-cell>
          <table:table-cell office:value-type="float" office:value="0.189657">
            <text:p>0.189657</text:p>
          </table:table-cell>
          <table:table-cell office:value-type="float" office:value="-0.117483">
            <text:p>-0.117483</text:p>
          </table:table-cell>
          <table:table-cell office:value-type="float" office:value="-0.012396">
            <text:p>-0.012396</text:p>
          </table:table-cell>
          <table:table-cell office:value-type="float" office:value="0.000299236">
            <text:p>0.000299236</text:p>
          </table:table-cell>
          <table:table-cell office:value-type="float" office:value="-0.00639588">
            <text:p>-0.00639588</text:p>
          </table:table-cell>
          <table:table-cell office:value-type="float" office:value="0.0696043">
            <text:p>0.0696043</text:p>
          </table:table-cell>
          <table:table-cell office:value-type="float" office:value="-0.00260885">
            <text:p>-0.00260885</text:p>
          </table:table-cell>
          <table:table-cell office:value-type="float" office:value="0.0152936">
            <text:p>0.0152936</text:p>
          </table:table-cell>
          <table:table-cell/>
          <table:table-cell office:value-type="float" office:value="4.60379">
            <text:p>4.60379</text:p>
          </table:table-cell>
          <table:table-cell office:value-type="float" office:value="0.0168744">
            <text:p>0.0168744</text:p>
          </table:table-cell>
          <table:table-cell office:value-type="float" office:value="0.0769562">
            <text:p>0.0769562</text:p>
          </table:table-cell>
          <table:table-cell office:value-type="float" office:value="0.645556">
            <text:p>0.645556</text:p>
          </table:table-cell>
          <table:table-cell office:value-type="float" office:value="0.137362">
            <text:p>0.137362</text:p>
          </table:table-cell>
          <table:table-cell office:value-type="float" office:value="-0.100532">
            <text:p>-0.100532</text:p>
          </table:table-cell>
          <table:table-cell office:value-type="float" office:value="0.165895">
            <text:p>0.165895</text:p>
          </table:table-cell>
          <table:table-cell office:value-type="float" office:value="-0.03869">
            <text:p>-0.03869</text:p>
          </table:table-cell>
          <table:table-cell office:value-type="float" office:value="-0.0405862">
            <text:p>-0.0405862</text:p>
          </table:table-cell>
          <table:table-cell office:value-type="float" office:value="0.0327661">
            <text:p>0.0327661</text:p>
          </table:table-cell>
          <table:table-cell office:value-type="float" office:value="0.00226063">
            <text:p>0.00226063</text:p>
          </table:table-cell>
          <table:table-cell office:value-type="float" office:value="0.077174">
            <text:p>0.077174</text:p>
          </table:table-cell>
          <table:table-cell office:value-type="float" office:value="-0.0510546">
            <text:p>-0.0510546</text:p>
          </table:table-cell>
          <table:table-cell table:style-name="ce1" office:value-type="string">
            <text:p>-4.07174e-05</text:p>
          </table:table-cell>
          <table:table-cell/>
          <table:table-cell office:value-type="float" office:value="7.27912">
            <text:p>7.27912</text:p>
          </table:table-cell>
          <table:table-cell office:value-type="float" office:value="0.0856218">
            <text:p>0.0856218</text:p>
          </table:table-cell>
          <table:table-cell office:value-type="float" office:value="0.0951679">
            <text:p>0.0951679</text:p>
          </table:table-cell>
          <table:table-cell office:value-type="float" office:value="0.863877">
            <text:p>0.863877</text:p>
          </table:table-cell>
          <table:table-cell office:value-type="float" office:value="0.274455">
            <text:p>0.274455</text:p>
          </table:table-cell>
          <table:table-cell office:value-type="float" office:value="-0.232611">
            <text:p>-0.232611</text:p>
          </table:table-cell>
          <table:table-cell office:value-type="float" office:value="0.280156">
            <text:p>0.280156</text:p>
          </table:table-cell>
          <table:table-cell office:value-type="float" office:value="-0.150236">
            <text:p>-0.150236</text:p>
          </table:table-cell>
          <table:table-cell office:value-type="float" office:value="-0.0346435">
            <text:p>-0.0346435</text:p>
          </table:table-cell>
          <table:table-cell office:value-type="float" office:value="0.0577195">
            <text:p>0.0577195</text:p>
          </table:table-cell>
          <table:table-cell office:value-type="float" office:value="-0.00732884">
            <text:p>-0.00732884</text:p>
          </table:table-cell>
          <table:table-cell office:value-type="float" office:value="0.136679">
            <text:p>0.136679</text:p>
          </table:table-cell>
          <table:table-cell office:value-type="float" office:value="-0.248403">
            <text:p>-0.248403</text:p>
          </table:table-cell>
          <table:table-cell office:value-type="float" office:value="0.0244749">
            <text:p>0.0244749</text:p>
          </table:table-cell>
          <table:table-cell/>
          <table:table-cell office:value-type="float" office:value="8.53494">
            <text:p>8.53494</text:p>
          </table:table-cell>
          <table:table-cell office:value-type="float" office:value="0.154527">
            <text:p>0.154527</text:p>
          </table:table-cell>
          <table:table-cell office:value-type="float" office:value="-0.015776">
            <text:p>-0.015776</text:p>
          </table:table-cell>
          <table:table-cell office:value-type="float" office:value="0.932156">
            <text:p>0.932156</text:p>
          </table:table-cell>
          <table:table-cell office:value-type="float" office:value="0.254529">
            <text:p>0.254529</text:p>
          </table:table-cell>
          <table:table-cell office:value-type="float" office:value="-0.191139">
            <text:p>-0.191139</text:p>
          </table:table-cell>
          <table:table-cell office:value-type="float" office:value="0.209417">
            <text:p>0.209417</text:p>
          </table:table-cell>
          <table:table-cell office:value-type="float" office:value="-0.0947455">
            <text:p>-0.0947455</text:p>
          </table:table-cell>
          <table:table-cell office:value-type="float" office:value="-0.0301028">
            <text:p>-0.0301028</text:p>
          </table:table-cell>
          <table:table-cell office:value-type="float" office:value="0.0257311">
            <text:p>0.0257311</text:p>
          </table:table-cell>
          <table:table-cell office:value-type="float" office:value="-0.00186232">
            <text:p>-0.00186232</text:p>
          </table:table-cell>
          <table:table-cell office:value-type="float" office:value="0.0847604">
            <text:p>0.0847604</text:p>
          </table:table-cell>
          <table:table-cell office:value-type="float" office:value="0.0155719">
            <text:p>0.0155719</text:p>
          </table:table-cell>
          <table:table-cell office:value-type="float" office:value="-0.0605125">
            <text:p>-0.0605125</text:p>
          </table:table-cell>
          <table:table-cell/>
          <table:table-cell office:value-type="float" office:value="4.81574">
            <text:p>4.81574</text:p>
          </table:table-cell>
          <table:table-cell office:value-type="float" office:value="0.103119">
            <text:p>0.103119</text:p>
          </table:table-cell>
          <table:table-cell office:value-type="float" office:value="0.13043">
            <text:p>0.13043</text:p>
          </table:table-cell>
          <table:table-cell office:value-type="float" office:value="0.677438">
            <text:p>0.677438</text:p>
          </table:table-cell>
          <table:table-cell office:value-type="float" office:value="0.210855">
            <text:p>0.210855</text:p>
          </table:table-cell>
          <table:table-cell office:value-type="float" office:value="-0.165953">
            <text:p>-0.165953</text:p>
          </table:table-cell>
          <table:table-cell office:value-type="float" office:value="0.192624">
            <text:p>0.192624</text:p>
          </table:table-cell>
          <table:table-cell office:value-type="float" office:value="-0.087472">
            <text:p>-0.087472</text:p>
          </table:table-cell>
          <table:table-cell office:value-type="float" office:value="-0.0082587">
            <text:p>-0.0082587</text:p>
          </table:table-cell>
          <table:table-cell office:value-type="float" office:value="0.00124633">
            <text:p>0.00124633</text:p>
          </table:table-cell>
          <table:table-cell office:value-type="float" office:value="0.000475139">
            <text:p>0.000475139</text:p>
          </table:table-cell>
          <table:table-cell office:value-type="float" office:value="0.0854989">
            <text:p>0.0854989</text:p>
          </table:table-cell>
          <table:table-cell office:value-type="float" office:value="-0.117763">
            <text:p>-0.117763</text:p>
          </table:table-cell>
          <table:table-cell office:value-type="float" office:value="-0.0623112">
            <text:p>-0.0623112</text:p>
          </table:table-cell>
        </table:table-row>
        <table:table-row table:style-name="ro4">
          <table:table-cell office:value-type="float" office:value="4.73791">
            <text:p>4.73791</text:p>
          </table:table-cell>
          <table:table-cell office:value-type="float" office:value="0.0515571">
            <text:p>0.0515571</text:p>
          </table:table-cell>
          <table:table-cell office:value-type="float" office:value="0.124274">
            <text:p>0.124274</text:p>
          </table:table-cell>
          <table:table-cell office:value-type="float" office:value="0.640951">
            <text:p>0.640951</text:p>
          </table:table-cell>
          <table:table-cell office:value-type="float" office:value="0.266148">
            <text:p>0.266148</text:p>
          </table:table-cell>
          <table:table-cell office:value-type="float" office:value="-0.191775">
            <text:p>-0.191775</text:p>
          </table:table-cell>
          <table:table-cell office:value-type="float" office:value="0.188211">
            <text:p>0.188211</text:p>
          </table:table-cell>
          <table:table-cell office:value-type="float" office:value="-0.119161">
            <text:p>-0.119161</text:p>
          </table:table-cell>
          <table:table-cell office:value-type="float" office:value="0.00135482">
            <text:p>0.00135482</text:p>
          </table:table-cell>
          <table:table-cell office:value-type="float" office:value="-0.000216161">
            <text:p>-0.000216161</text:p>
          </table:table-cell>
          <table:table-cell office:value-type="float" office:value="-0.00337453">
            <text:p>-0.00337453</text:p>
          </table:table-cell>
          <table:table-cell office:value-type="float" office:value="-0.0330583">
            <text:p>-0.0330583</text:p>
          </table:table-cell>
          <table:table-cell office:value-type="float" office:value="-0.0475056">
            <text:p>-0.0475056</text:p>
          </table:table-cell>
          <table:table-cell office:value-type="float" office:value="-0.00167459">
            <text:p>-0.00167459</text:p>
          </table:table-cell>
          <table:table-cell/>
          <table:table-cell office:value-type="float" office:value="4.87821">
            <text:p>4.87821</text:p>
          </table:table-cell>
          <table:table-cell office:value-type="float" office:value="0.0115484">
            <text:p>0.0115484</text:p>
          </table:table-cell>
          <table:table-cell office:value-type="float" office:value="0.0821031">
            <text:p>0.0821031</text:p>
          </table:table-cell>
          <table:table-cell office:value-type="float" office:value="0.646173">
            <text:p>0.646173</text:p>
          </table:table-cell>
          <table:table-cell office:value-type="float" office:value="0.122033">
            <text:p>0.122033</text:p>
          </table:table-cell>
          <table:table-cell office:value-type="float" office:value="-0.109645">
            <text:p>-0.109645</text:p>
          </table:table-cell>
          <table:table-cell office:value-type="float" office:value="0.165055">
            <text:p>0.165055</text:p>
          </table:table-cell>
          <table:table-cell office:value-type="float" office:value="-0.0383542">
            <text:p>-0.0383542</text:p>
          </table:table-cell>
          <table:table-cell office:value-type="float" office:value="-0.0194085">
            <text:p>-0.0194085</text:p>
          </table:table-cell>
          <table:table-cell office:value-type="float" office:value="0.018756">
            <text:p>0.018756</text:p>
          </table:table-cell>
          <table:table-cell office:value-type="float" office:value="0.00224945">
            <text:p>0.00224945</text:p>
          </table:table-cell>
          <table:table-cell office:value-type="float" office:value="-0.199538">
            <text:p>-0.199538</text:p>
          </table:table-cell>
          <table:table-cell office:value-type="float" office:value="-0.277489">
            <text:p>-0.277489</text:p>
          </table:table-cell>
          <table:table-cell office:value-type="float" office:value="-0.0334014">
            <text:p>-0.0334014</text:p>
          </table:table-cell>
          <table:table-cell/>
          <table:table-cell office:value-type="float" office:value="7.44374">
            <text:p>7.44374</text:p>
          </table:table-cell>
          <table:table-cell office:value-type="float" office:value="0.0836227">
            <text:p>0.0836227</text:p>
          </table:table-cell>
          <table:table-cell office:value-type="float" office:value="0.097938">
            <text:p>0.097938</text:p>
          </table:table-cell>
          <table:table-cell office:value-type="float" office:value="0.863333">
            <text:p>0.863333</text:p>
          </table:table-cell>
          <table:table-cell office:value-type="float" office:value="0.266546">
            <text:p>0.266546</text:p>
          </table:table-cell>
          <table:table-cell office:value-type="float" office:value="-0.240797">
            <text:p>-0.240797</text:p>
          </table:table-cell>
          <table:table-cell office:value-type="float" office:value="0.295148">
            <text:p>0.295148</text:p>
          </table:table-cell>
          <table:table-cell office:value-type="float" office:value="-0.151149">
            <text:p>-0.151149</text:p>
          </table:table-cell>
          <table:table-cell office:value-type="float" office:value="-0.0121436">
            <text:p>-0.0121436</text:p>
          </table:table-cell>
          <table:table-cell office:value-type="float" office:value="0.0168277">
            <text:p>0.0168277</text:p>
          </table:table-cell>
          <table:table-cell office:value-type="float" office:value="-0.00329981">
            <text:p>-0.00329981</text:p>
          </table:table-cell>
          <table:table-cell office:value-type="float" office:value="-0.0200024">
            <text:p>-0.0200024</text:p>
          </table:table-cell>
          <table:table-cell office:value-type="float" office:value="0.0632308">
            <text:p>0.0632308</text:p>
          </table:table-cell>
          <table:table-cell office:value-type="float" office:value="0.00925786">
            <text:p>0.00925786</text:p>
          </table:table-cell>
          <table:table-cell/>
          <table:table-cell office:value-type="float" office:value="8.74592">
            <text:p>8.74592</text:p>
          </table:table-cell>
          <table:table-cell office:value-type="float" office:value="0.151949">
            <text:p>0.151949</text:p>
          </table:table-cell>
          <table:table-cell office:value-type="float" office:value="-0.00965419">
            <text:p>-0.00965419</text:p>
          </table:table-cell>
          <table:table-cell office:value-type="float" office:value="0.929069">
            <text:p>0.929069</text:p>
          </table:table-cell>
          <table:table-cell office:value-type="float" office:value="0.246064">
            <text:p>0.246064</text:p>
          </table:table-cell>
          <table:table-cell office:value-type="float" office:value="-0.20019">
            <text:p>-0.20019</text:p>
          </table:table-cell>
          <table:table-cell office:value-type="float" office:value="0.229548">
            <text:p>0.229548</text:p>
          </table:table-cell>
          <table:table-cell office:value-type="float" office:value="-0.0988179">
            <text:p>-0.0988179</text:p>
          </table:table-cell>
          <table:table-cell office:value-type="float" office:value="-0.0122203">
            <text:p>-0.0122203</text:p>
          </table:table-cell>
          <table:table-cell office:value-type="float" office:value="0.0290164">
            <text:p>0.0290164</text:p>
          </table:table-cell>
          <table:table-cell office:value-type="float" office:value="-0.0146291">
            <text:p>-0.0146291</text:p>
          </table:table-cell>
          <table:table-cell office:value-type="float" office:value="-0.0512419">
            <text:p>-0.0512419</text:p>
          </table:table-cell>
          <table:table-cell office:value-type="float" office:value="0.256741">
            <text:p>0.256741</text:p>
          </table:table-cell>
          <table:table-cell office:value-type="float" office:value="-0.0667087">
            <text:p>-0.0667087</text:p>
          </table:table-cell>
          <table:table-cell/>
          <table:table-cell office:value-type="float" office:value="4.94911">
            <text:p>4.94911</text:p>
          </table:table-cell>
          <table:table-cell office:value-type="float" office:value="0.103538">
            <text:p>0.103538</text:p>
          </table:table-cell>
          <table:table-cell office:value-type="float" office:value="0.128502">
            <text:p>0.128502</text:p>
          </table:table-cell>
          <table:table-cell office:value-type="float" office:value="0.676392">
            <text:p>0.676392</text:p>
          </table:table-cell>
          <table:table-cell office:value-type="float" office:value="0.201958">
            <text:p>0.201958</text:p>
          </table:table-cell>
          <table:table-cell office:value-type="float" office:value="-0.176514">
            <text:p>-0.176514</text:p>
          </table:table-cell>
          <table:table-cell office:value-type="float" office:value="0.182405">
            <text:p>0.182405</text:p>
          </table:table-cell>
          <table:table-cell office:value-type="float" office:value="-0.0898419">
            <text:p>-0.0898419</text:p>
          </table:table-cell>
          <table:table-cell office:value-type="float" office:value="0.00314481">
            <text:p>0.00314481</text:p>
          </table:table-cell>
          <table:table-cell office:value-type="float" office:value="-0.0144605">
            <text:p>-0.0144605</text:p>
          </table:table-cell>
          <table:table-cell office:value-type="float" office:value="-0.00783568">
            <text:p>-0.00783568</text:p>
          </table:table-cell>
          <table:table-cell office:value-type="float" office:value="-0.322029">
            <text:p>-0.322029</text:p>
          </table:table-cell>
          <table:table-cell office:value-type="float" office:value="-0.375397">
            <text:p>-0.375397</text:p>
          </table:table-cell>
          <table:table-cell office:value-type="float" office:value="-0.0728539">
            <text:p>-0.0728539</text:p>
          </table:table-cell>
        </table:table-row>
        <table:table-row table:style-name="ro4">
          <table:table-cell office:value-type="float" office:value="4.9067">
            <text:p>4.9067</text:p>
          </table:table-cell>
          <table:table-cell office:value-type="float" office:value="0.0508439">
            <text:p>0.0508439</text:p>
          </table:table-cell>
          <table:table-cell office:value-type="float" office:value="0.122884">
            <text:p>0.122884</text:p>
          </table:table-cell>
          <table:table-cell office:value-type="float" office:value="0.640333">
            <text:p>0.640333</text:p>
          </table:table-cell>
          <table:table-cell office:value-type="float" office:value="0.253889">
            <text:p>0.253889</text:p>
          </table:table-cell>
          <table:table-cell office:value-type="float" office:value="-0.193412">
            <text:p>-0.193412</text:p>
          </table:table-cell>
          <table:table-cell office:value-type="float" office:value="0.188318">
            <text:p>0.188318</text:p>
          </table:table-cell>
          <table:table-cell office:value-type="float" office:value="-0.120211">
            <text:p>-0.120211</text:p>
          </table:table-cell>
          <table:table-cell office:value-type="float" office:value="-0.00422503">
            <text:p>-0.00422503</text:p>
          </table:table-cell>
          <table:table-cell office:value-type="float" office:value="-0.00823453">
            <text:p>-0.00823453</text:p>
          </table:table-cell>
          <table:table-cell office:value-type="float" office:value="-0.00365718">
            <text:p>-0.00365718</text:p>
          </table:table-cell>
          <table:table-cell office:value-type="float" office:value="-0.02589">
            <text:p>-0.02589</text:p>
          </table:table-cell>
          <table:table-cell office:value-type="float" office:value="0.0165976">
            <text:p>0.0165976</text:p>
          </table:table-cell>
          <table:table-cell office:value-type="float" office:value="0.00377322">
            <text:p>0.00377322</text:p>
          </table:table-cell>
          <table:table-cell/>
          <table:table-cell office:value-type="float" office:value="5.40954">
            <text:p>5.40954</text:p>
          </table:table-cell>
          <table:table-cell office:value-type="float" office:value="-0.055097">
            <text:p>-0.055097</text:p>
          </table:table-cell>
          <table:table-cell office:value-type="float" office:value="0.013729">
            <text:p>0.013729</text:p>
          </table:table-cell>
          <table:table-cell office:value-type="float" office:value="0.637938">
            <text:p>0.637938</text:p>
          </table:table-cell>
          <table:table-cell office:value-type="float" office:value="0.0970459">
            <text:p>0.0970459</text:p>
          </table:table-cell>
          <table:table-cell office:value-type="float" office:value="-0.268764">
            <text:p>-0.268764</text:p>
          </table:table-cell>
          <table:table-cell office:value-type="float" office:value="-0.0166597">
            <text:p>-0.0166597</text:p>
          </table:table-cell>
          <table:table-cell office:value-type="float" office:value="-0.00849039">
            <text:p>-0.00849039</text:p>
          </table:table-cell>
          <table:table-cell office:value-type="float" office:value="-0.12543">
            <text:p>-0.12543</text:p>
          </table:table-cell>
          <table:table-cell office:value-type="float" office:value="-0.128684">
            <text:p>-0.128684</text:p>
          </table:table-cell>
          <table:table-cell office:value-type="float" office:value="-0.0154979">
            <text:p>-0.0154979</text:p>
          </table:table-cell>
          <table:table-cell office:value-type="float" office:value="-4.10233">
            <text:p>-4.10233</text:p>
          </table:table-cell>
          <table:table-cell office:value-type="float" office:value="-4.97421">
            <text:p>-4.97421</text:p>
          </table:table-cell>
          <table:table-cell office:value-type="float" office:value="1.79157">
            <text:p>1.79157</text:p>
          </table:table-cell>
          <table:table-cell/>
          <table:table-cell office:value-type="float" office:value="7.75371">
            <text:p>7.75371</text:p>
          </table:table-cell>
          <table:table-cell office:value-type="float" office:value="0.0779367">
            <text:p>0.0779367</text:p>
          </table:table-cell>
          <table:table-cell office:value-type="float" office:value="0.109229">
            <text:p>0.109229</text:p>
          </table:table-cell>
          <table:table-cell office:value-type="float" office:value="0.8632">
            <text:p>0.8632</text:p>
          </table:table-cell>
          <table:table-cell office:value-type="float" office:value="0.252267">
            <text:p>0.252267</text:p>
          </table:table-cell>
          <table:table-cell office:value-type="float" office:value="-0.24584">
            <text:p>-0.24584</text:p>
          </table:table-cell>
          <table:table-cell office:value-type="float" office:value="0.309095">
            <text:p>0.309095</text:p>
          </table:table-cell>
          <table:table-cell office:value-type="float" office:value="-0.153209">
            <text:p>-0.153209</text:p>
          </table:table-cell>
          <table:table-cell office:value-type="float" office:value="-0.0183437">
            <text:p>-0.0183437</text:p>
          </table:table-cell>
          <table:table-cell office:value-type="float" office:value="0.0364274">
            <text:p>0.0364274</text:p>
          </table:table-cell>
          <table:table-cell office:value-type="float" office:value="-0.000430148">
            <text:p>-0.000430148</text:p>
          </table:table-cell>
          <table:table-cell office:value-type="float" office:value="0.00570974">
            <text:p>0.00570974</text:p>
          </table:table-cell>
          <table:table-cell office:value-type="float" office:value="0.0903666">
            <text:p>0.0903666</text:p>
          </table:table-cell>
          <table:table-cell office:value-type="float" office:value="-0.0348772">
            <text:p>-0.0348772</text:p>
          </table:table-cell>
          <table:table-cell/>
          <table:table-cell office:value-type="float" office:value="8.96712">
            <text:p>8.96712</text:p>
          </table:table-cell>
          <table:table-cell office:value-type="float" office:value="0.146739">
            <text:p>0.146739</text:p>
          </table:table-cell>
          <table:table-cell office:value-type="float" office:value="0.00932655">
            <text:p>0.00932655</text:p>
          </table:table-cell>
          <table:table-cell office:value-type="float" office:value="0.922569">
            <text:p>0.922569</text:p>
          </table:table-cell>
          <table:table-cell office:value-type="float" office:value="0.23749">
            <text:p>0.23749</text:p>
          </table:table-cell>
          <table:table-cell office:value-type="float" office:value="-0.202947">
            <text:p>-0.202947</text:p>
          </table:table-cell>
          <table:table-cell office:value-type="float" office:value="0.236917">
            <text:p>0.236917</text:p>
          </table:table-cell>
          <table:table-cell office:value-type="float" office:value="-0.101219">
            <text:p>-0.101219</text:p>
          </table:table-cell>
          <table:table-cell office:value-type="float" office:value="-0.023555">
            <text:p>-0.023555</text:p>
          </table:table-cell>
          <table:table-cell office:value-type="float" office:value="0.0858077">
            <text:p>0.0858077</text:p>
          </table:table-cell>
          <table:table-cell office:value-type="float" office:value="-0.0293851">
            <text:p>-0.0293851</text:p>
          </table:table-cell>
          <table:table-cell office:value-type="float" office:value="0.0136937">
            <text:p>0.0136937</text:p>
          </table:table-cell>
          <table:table-cell office:value-type="float" office:value="-0.0313477">
            <text:p>-0.0313477</text:p>
          </table:table-cell>
          <table:table-cell office:value-type="float" office:value="0.0185843">
            <text:p>0.0185843</text:p>
          </table:table-cell>
          <table:table-cell/>
          <table:table-cell office:value-type="float" office:value="5.30863">
            <text:p>5.30863</text:p>
          </table:table-cell>
          <table:table-cell office:value-type="float" office:value="0.0630456">
            <text:p>0.0630456</text:p>
          </table:table-cell>
          <table:table-cell office:value-type="float" office:value="0.0747815">
            <text:p>0.0747815</text:p>
          </table:table-cell>
          <table:table-cell office:value-type="float" office:value="0.664159">
            <text:p>0.664159</text:p>
          </table:table-cell>
          <table:table-cell office:value-type="float" office:value="0.179801">
            <text:p>0.179801</text:p>
          </table:table-cell>
          <table:table-cell office:value-type="float" office:value="-0.218283">
            <text:p>-0.218283</text:p>
          </table:table-cell>
          <table:table-cell office:value-type="float" office:value="0.130396">
            <text:p>0.130396</text:p>
          </table:table-cell>
          <table:table-cell office:value-type="float" office:value="-0.102261">
            <text:p>-0.102261</text:p>
          </table:table-cell>
          <table:table-cell office:value-type="float" office:value="-0.11263">
            <text:p>-0.11263</text:p>
          </table:table-cell>
          <table:table-cell office:value-type="float" office:value="-0.149422">
            <text:p>-0.149422</text:p>
          </table:table-cell>
          <table:table-cell office:value-type="float" office:value="-0.034028">
            <text:p>-0.034028</text:p>
          </table:table-cell>
          <table:table-cell office:value-type="float" office:value="0.0305594">
            <text:p>0.0305594</text:p>
          </table:table-cell>
          <table:table-cell office:value-type="float" office:value="0.068518">
            <text:p>0.068518</text:p>
          </table:table-cell>
          <table:table-cell office:value-type="float" office:value="0.0274132">
            <text:p>0.0274132</text:p>
          </table:table-cell>
        </table:table-row>
        <table:table-row table:style-name="ro4">
          <table:table-cell office:value-type="float" office:value="5.13692">
            <text:p>5.13692</text:p>
          </table:table-cell>
          <table:table-cell office:value-type="float" office:value="0.048499">
            <text:p>0.048499</text:p>
          </table:table-cell>
          <table:table-cell office:value-type="float" office:value="0.121868">
            <text:p>0.121868</text:p>
          </table:table-cell>
          <table:table-cell office:value-type="float" office:value="0.639691">
            <text:p>0.639691</text:p>
          </table:table-cell>
          <table:table-cell office:value-type="float" office:value="0.238073">
            <text:p>0.238073</text:p>
          </table:table-cell>
          <table:table-cell office:value-type="float" office:value="-0.210356">
            <text:p>-0.210356</text:p>
          </table:table-cell>
          <table:table-cell office:value-type="float" office:value="0.173237">
            <text:p>0.173237</text:p>
          </table:table-cell>
          <table:table-cell office:value-type="float" office:value="-0.109381">
            <text:p>-0.109381</text:p>
          </table:table-cell>
          <table:table-cell office:value-type="float" office:value="-0.0101854">
            <text:p>-0.0101854</text:p>
          </table:table-cell>
          <table:table-cell office:value-type="float" office:value="-0.00441341">
            <text:p>-0.00441341</text:p>
          </table:table-cell>
          <table:table-cell office:value-type="float" office:value="-0.0027885">
            <text:p>-0.0027885</text:p>
          </table:table-cell>
          <table:table-cell office:value-type="float" office:value="-0.426717">
            <text:p>-0.426717</text:p>
          </table:table-cell>
          <table:table-cell office:value-type="float" office:value="-0.424342">
            <text:p>-0.424342</text:p>
          </table:table-cell>
          <table:table-cell office:value-type="float" office:value="0.372356">
            <text:p>0.372356</text:p>
          </table:table-cell>
          <table:table-cell/>
          <table:table-cell office:value-type="float" office:value="5.44223">
            <text:p>5.44223</text:p>
          </table:table-cell>
          <table:table-cell office:value-type="float" office:value="-0.0635793">
            <text:p>-0.0635793</text:p>
          </table:table-cell>
          <table:table-cell office:value-type="float" office:value="0.00420897">
            <text:p>0.00420897</text:p>
          </table:table-cell>
          <table:table-cell office:value-type="float" office:value="0.639346">
            <text:p>0.639346</text:p>
          </table:table-cell>
          <table:table-cell office:value-type="float" office:value="0.0956878">
            <text:p>0.0956878</text:p>
          </table:table-cell>
          <table:table-cell office:value-type="float" office:value="-0.171272">
            <text:p>-0.171272</text:p>
          </table:table-cell>
          <table:table-cell office:value-type="float" office:value="0.0970533">
            <text:p>0.0970533</text:p>
          </table:table-cell>
          <table:table-cell office:value-type="float" office:value="-0.0470467">
            <text:p>-0.0470467</text:p>
          </table:table-cell>
          <table:table-cell office:value-type="float" office:value="-0.259515">
            <text:p>-0.259515</text:p>
          </table:table-cell>
          <table:table-cell office:value-type="float" office:value="-0.291266">
            <text:p>-0.291266</text:p>
          </table:table-cell>
          <table:table-cell office:value-type="float" office:value="0.0430598">
            <text:p>0.0430598</text:p>
          </table:table-cell>
          <table:table-cell office:value-type="float" office:value="1.41953">
            <text:p>1.41953</text:p>
          </table:table-cell>
          <table:table-cell office:value-type="float" office:value="1.47549">
            <text:p>1.47549</text:p>
          </table:table-cell>
          <table:table-cell office:value-type="float" office:value="-0.326386">
            <text:p>-0.326386</text:p>
          </table:table-cell>
          <table:table-cell/>
          <table:table-cell office:value-type="float" office:value="7.97355">
            <text:p>7.97355</text:p>
          </table:table-cell>
          <table:table-cell office:value-type="float" office:value="0.0741799">
            <text:p>0.0741799</text:p>
          </table:table-cell>
          <table:table-cell office:value-type="float" office:value="0.121605">
            <text:p>0.121605</text:p>
          </table:table-cell>
          <table:table-cell office:value-type="float" office:value="0.86142">
            <text:p>0.86142</text:p>
          </table:table-cell>
          <table:table-cell office:value-type="float" office:value="0.242605">
            <text:p>0.242605</text:p>
          </table:table-cell>
          <table:table-cell office:value-type="float" office:value="-0.246566">
            <text:p>-0.246566</text:p>
          </table:table-cell>
          <table:table-cell office:value-type="float" office:value="0.300532">
            <text:p>0.300532</text:p>
          </table:table-cell>
          <table:table-cell office:value-type="float" office:value="-0.154426">
            <text:p>-0.154426</text:p>
          </table:table-cell>
          <table:table-cell office:value-type="float" office:value="-0.0170885">
            <text:p>-0.0170885</text:p>
          </table:table-cell>
          <table:table-cell office:value-type="float" office:value="0.056294">
            <text:p>0.056294</text:p>
          </table:table-cell>
          <table:table-cell office:value-type="float" office:value="-0.00809772">
            <text:p>-0.00809772</text:p>
          </table:table-cell>
          <table:table-cell office:value-type="float" office:value="0.0637733">
            <text:p>0.0637733</text:p>
          </table:table-cell>
          <table:table-cell office:value-type="float" office:value="-0.341148">
            <text:p>-0.341148</text:p>
          </table:table-cell>
          <table:table-cell office:value-type="float" office:value="-0.0121762">
            <text:p>-0.0121762</text:p>
          </table:table-cell>
          <table:table-cell/>
          <table:table-cell office:value-type="float" office:value="9.33792">
            <text:p>9.33792</text:p>
          </table:table-cell>
          <table:table-cell office:value-type="float" office:value="0.139887">
            <text:p>0.139887</text:p>
          </table:table-cell>
          <table:table-cell office:value-type="float" office:value="0.0368343">
            <text:p>0.0368343</text:p>
          </table:table-cell>
          <table:table-cell office:value-type="float" office:value="0.914229">
            <text:p>0.914229</text:p>
          </table:table-cell>
          <table:table-cell office:value-type="float" office:value="0.223783">
            <text:p>0.223783</text:p>
          </table:table-cell>
          <table:table-cell office:value-type="float" office:value="-0.209094">
            <text:p>-0.209094</text:p>
          </table:table-cell>
          <table:table-cell office:value-type="float" office:value="0.248554">
            <text:p>0.248554</text:p>
          </table:table-cell>
          <table:table-cell office:value-type="float" office:value="-0.104335">
            <text:p>-0.104335</text:p>
          </table:table-cell>
          <table:table-cell office:value-type="float" office:value="-0.0184773">
            <text:p>-0.0184773</text:p>
          </table:table-cell>
          <table:table-cell office:value-type="float" office:value="0.0741838">
            <text:p>0.0741838</text:p>
          </table:table-cell>
          <table:table-cell office:value-type="float" office:value="-0.0224939">
            <text:p>-0.0224939</text:p>
          </table:table-cell>
          <table:table-cell office:value-type="float" office:value="0.0253741">
            <text:p>0.0253741</text:p>
          </table:table-cell>
          <table:table-cell office:value-type="float" office:value="-0.285582">
            <text:p>-0.285582</text:p>
          </table:table-cell>
          <table:table-cell office:value-type="float" office:value="0.0843948">
            <text:p>0.0843948</text:p>
          </table:table-cell>
          <table:table-cell/>
          <table:table-cell office:value-type="float" office:value="5.82023">
            <text:p>5.82023</text:p>
          </table:table-cell>
          <table:table-cell office:value-type="float" office:value="0.0134222">
            <text:p>0.0134222</text:p>
          </table:table-cell>
          <table:table-cell office:value-type="float" office:value="0.0162703">
            <text:p>0.0162703</text:p>
          </table:table-cell>
          <table:table-cell office:value-type="float" office:value="0.653925">
            <text:p>0.653925</text:p>
          </table:table-cell>
          <table:table-cell office:value-type="float" office:value="0.152397">
            <text:p>0.152397</text:p>
          </table:table-cell>
          <table:table-cell office:value-type="float" office:value="-0.252">
            <text:p>-0.252</text:p>
          </table:table-cell>
          <table:table-cell office:value-type="float" office:value="0.0856634">
            <text:p>0.0856634</text:p>
          </table:table-cell>
          <table:table-cell office:value-type="float" office:value="-0.103101">
            <text:p>-0.103101</text:p>
          </table:table-cell>
          <table:table-cell office:value-type="float" office:value="-0.0969961">
            <text:p>-0.0969961</text:p>
          </table:table-cell>
          <table:table-cell office:value-type="float" office:value="-0.114368">
            <text:p>-0.114368</text:p>
          </table:table-cell>
          <table:table-cell office:value-type="float" office:value="-0.0200033">
            <text:p>-0.0200033</text:p>
          </table:table-cell>
          <table:table-cell office:value-type="float" office:value="0.581743">
            <text:p>0.581743</text:p>
          </table:table-cell>
          <table:table-cell office:value-type="float" office:value="0.392859">
            <text:p>0.392859</text:p>
          </table:table-cell>
          <table:table-cell office:value-type="float" office:value="0.343451">
            <text:p>0.343451</text:p>
          </table:table-cell>
        </table:table-row>
        <table:table-row table:style-name="ro4">
          <table:table-cell office:value-type="float" office:value="5.37313">
            <text:p>5.37313</text:p>
          </table:table-cell>
          <table:table-cell office:value-type="float" office:value="0.0222846">
            <text:p>0.0222846</text:p>
          </table:table-cell>
          <table:table-cell office:value-type="float" office:value="0.0971493">
            <text:p>0.0971493</text:p>
          </table:table-cell>
          <table:table-cell office:value-type="float" office:value="0.659808">
            <text:p>0.659808</text:p>
          </table:table-cell>
          <table:table-cell office:value-type="float" office:value="0.222869">
            <text:p>0.222869</text:p>
          </table:table-cell>
          <table:table-cell office:value-type="float" office:value="-0.229365">
            <text:p>-0.229365</text:p>
          </table:table-cell>
          <table:table-cell office:value-type="float" office:value="0.152314">
            <text:p>0.152314</text:p>
          </table:table-cell>
          <table:table-cell office:value-type="float" office:value="-0.129536">
            <text:p>-0.129536</text:p>
          </table:table-cell>
          <table:table-cell office:value-type="float" office:value="-0.11098">
            <text:p>-0.11098</text:p>
          </table:table-cell>
          <table:table-cell office:value-type="float" office:value="-0.104647">
            <text:p>-0.104647</text:p>
          </table:table-cell>
          <table:table-cell office:value-type="float" office:value="0.0851653">
            <text:p>0.0851653</text:p>
          </table:table-cell>
          <table:table-cell office:value-type="float" office:value="0.0902098">
            <text:p>0.0902098</text:p>
          </table:table-cell>
          <table:table-cell office:value-type="float" office:value="-0.0410316">
            <text:p>-0.0410316</text:p>
          </table:table-cell>
          <table:table-cell office:value-type="float" office:value="-1.06579">
            <text:p>-1.06579</text:p>
          </table:table-cell>
          <table:table-cell/>
          <table:table-cell office:value-type="float" office:value="5.57473">
            <text:p>5.57473</text:p>
          </table:table-cell>
          <table:table-cell office:value-type="float" office:value="-0.0730435">
            <text:p>-0.0730435</text:p>
          </table:table-cell>
          <table:table-cell office:value-type="float" office:value="-0.00847973">
            <text:p>-0.00847973</text:p>
          </table:table-cell>
          <table:table-cell office:value-type="float" office:value="0.639321">
            <text:p>0.639321</text:p>
          </table:table-cell>
          <table:table-cell office:value-type="float" office:value="0.0903741">
            <text:p>0.0903741</text:p>
          </table:table-cell>
          <table:table-cell office:value-type="float" office:value="-0.187327">
            <text:p>-0.187327</text:p>
          </table:table-cell>
          <table:table-cell office:value-type="float" office:value="0.0793363">
            <text:p>0.0793363</text:p>
          </table:table-cell>
          <table:table-cell office:value-type="float" office:value="-0.0438619">
            <text:p>-0.0438619</text:p>
          </table:table-cell>
          <table:table-cell office:value-type="float" office:value="-0.0714278">
            <text:p>-0.0714278</text:p>
          </table:table-cell>
          <table:table-cell office:value-type="float" office:value="-0.0957638">
            <text:p>-0.0957638</text:p>
          </table:table-cell>
          <table:table-cell office:value-type="float" office:value="-0.000186348">
            <text:p>-0.000186348</text:p>
          </table:table-cell>
          <table:table-cell office:value-type="float" office:value="0.319659">
            <text:p>0.319659</text:p>
          </table:table-cell>
          <table:table-cell office:value-type="float" office:value="0.419761">
            <text:p>0.419761</text:p>
          </table:table-cell>
          <table:table-cell office:value-type="float" office:value="-0.00204947">
            <text:p>-0.00204947</text:p>
          </table:table-cell>
          <table:table-cell/>
          <table:table-cell office:value-type="float" office:value="8.10581">
            <text:p>8.10581</text:p>
          </table:table-cell>
          <table:table-cell office:value-type="float" office:value="0.0730353">
            <text:p>0.0730353</text:p>
          </table:table-cell>
          <table:table-cell office:value-type="float" office:value="0.123083">
            <text:p>0.123083</text:p>
          </table:table-cell>
          <table:table-cell office:value-type="float" office:value="0.860136">
            <text:p>0.860136</text:p>
          </table:table-cell>
          <table:table-cell office:value-type="float" office:value="0.236973">
            <text:p>0.236973</text:p>
          </table:table-cell>
          <table:table-cell office:value-type="float" office:value="-0.246463">
            <text:p>-0.246463</text:p>
          </table:table-cell>
          <table:table-cell office:value-type="float" office:value="0.312592">
            <text:p>0.312592</text:p>
          </table:table-cell>
          <table:table-cell office:value-type="float" office:value="-0.14995">
            <text:p>-0.14995</text:p>
          </table:table-cell>
          <table:table-cell office:value-type="float" office:value="-0.00865405">
            <text:p>-0.00865405</text:p>
          </table:table-cell>
          <table:table-cell office:value-type="float" office:value="0.0111751">
            <text:p>0.0111751</text:p>
          </table:table-cell>
          <table:table-cell office:value-type="float" office:value="-0.00970809">
            <text:p>-0.00970809</text:p>
          </table:table-cell>
          <table:table-cell office:value-type="float" office:value="0.0743228">
            <text:p>0.0743228</text:p>
          </table:table-cell>
          <table:table-cell office:value-type="float" office:value="-0.0554025">
            <text:p>-0.0554025</text:p>
          </table:table-cell>
          <table:table-cell office:value-type="float" office:value="0.100885">
            <text:p>0.100885</text:p>
          </table:table-cell>
          <table:table-cell/>
          <table:table-cell office:value-type="float" office:value="9.54314">
            <text:p>9.54314</text:p>
          </table:table-cell>
          <table:table-cell office:value-type="float" office:value="0.137164">
            <text:p>0.137164</text:p>
          </table:table-cell>
          <table:table-cell office:value-type="float" office:value="0.040031">
            <text:p>0.040031</text:p>
          </table:table-cell>
          <table:table-cell office:value-type="float" office:value="0.913167">
            <text:p>0.913167</text:p>
          </table:table-cell>
          <table:table-cell office:value-type="float" office:value="0.21654">
            <text:p>0.21654</text:p>
          </table:table-cell>
          <table:table-cell office:value-type="float" office:value="-0.219102">
            <text:p>-0.219102</text:p>
          </table:table-cell>
          <table:table-cell office:value-type="float" office:value="0.267575">
            <text:p>0.267575</text:p>
          </table:table-cell>
          <table:table-cell office:value-type="float" office:value="-0.111983">
            <text:p>-0.111983</text:p>
          </table:table-cell>
          <table:table-cell office:value-type="float" office:value="-0.0132701">
            <text:p>-0.0132701</text:p>
          </table:table-cell>
          <table:table-cell office:value-type="float" office:value="0.0155768">
            <text:p>0.0155768</text:p>
          </table:table-cell>
          <table:table-cell office:value-type="float" office:value="-0.0051745">
            <text:p>-0.0051745</text:p>
          </table:table-cell>
          <table:table-cell office:value-type="float" office:value="-0.105663">
            <text:p>-0.105663</text:p>
          </table:table-cell>
          <table:table-cell office:value-type="float" office:value="0.0831742">
            <text:p>0.0831742</text:p>
          </table:table-cell>
          <table:table-cell office:value-type="float" office:value="-0.0648503">
            <text:p>-0.0648503</text:p>
          </table:table-cell>
          <table:table-cell/>
          <table:table-cell office:value-type="float" office:value="5.907">
            <text:p>5.907</text:p>
          </table:table-cell>
          <table:table-cell office:value-type="float" office:value="0.00938576">
            <text:p>0.00938576</text:p>
          </table:table-cell>
          <table:table-cell office:value-type="float" office:value="0.00930462">
            <text:p>0.00930462</text:p>
          </table:table-cell>
          <table:table-cell office:value-type="float" office:value="0.654775">
            <text:p>0.654775</text:p>
          </table:table-cell>
          <table:table-cell office:value-type="float" office:value="0.148182">
            <text:p>0.148182</text:p>
          </table:table-cell>
          <table:table-cell office:value-type="float" office:value="-0.266926">
            <text:p>-0.266926</text:p>
          </table:table-cell>
          <table:table-cell office:value-type="float" office:value="0.0773478">
            <text:p>0.0773478</text:p>
          </table:table-cell>
          <table:table-cell office:value-type="float" office:value="-0.111132">
            <text:p>-0.111132</text:p>
          </table:table-cell>
          <table:table-cell office:value-type="float" office:value="-0.0465207">
            <text:p>-0.0465207</text:p>
          </table:table-cell>
          <table:table-cell office:value-type="float" office:value="-0.0802818">
            <text:p>-0.0802818</text:p>
          </table:table-cell>
          <table:table-cell office:value-type="float" office:value="0.00979652">
            <text:p>0.00979652</text:p>
          </table:table-cell>
          <table:table-cell office:value-type="float" office:value="0.0475839">
            <text:p>0.0475839</text:p>
          </table:table-cell>
          <table:table-cell office:value-type="float" office:value="0.230926">
            <text:p>0.230926</text:p>
          </table:table-cell>
          <table:table-cell office:value-type="float" office:value="-0.057101">
            <text:p>-0.057101</text:p>
          </table:table-cell>
        </table:table-row>
        <table:table-row table:style-name="ro4">
          <table:table-cell office:value-type="float" office:value="5.57738">
            <text:p>5.57738</text:p>
          </table:table-cell>
          <table:table-cell office:value-type="float" office:value="0.00338039">
            <text:p>0.00338039</text:p>
          </table:table-cell>
          <table:table-cell office:value-type="float" office:value="0.0740636">
            <text:p>0.0740636</text:p>
          </table:table-cell>
          <table:table-cell office:value-type="float" office:value="0.632741">
            <text:p>0.632741</text:p>
          </table:table-cell>
          <table:table-cell office:value-type="float" office:value="0.210507">
            <text:p>0.210507</text:p>
          </table:table-cell>
          <table:table-cell table:style-name="ce1" office:value-type="float" office:value="-0.355065">
            <text:p>-0.355065</text:p>
          </table:table-cell>
          <table:table-cell office:value-type="float" office:value="0.0134606">
            <text:p>0.0134606</text:p>
          </table:table-cell>
          <table:table-cell office:value-type="float" office:value="-0.0830494">
            <text:p>-0.0830494</text:p>
          </table:table-cell>
          <table:table-cell office:value-type="float" office:value="-0.0925547">
            <text:p>-0.0925547</text:p>
          </table:table-cell>
          <table:table-cell office:value-type="float" office:value="-0.113028">
            <text:p>-0.113028</text:p>
          </table:table-cell>
          <table:table-cell office:value-type="float" office:value="-0.132522">
            <text:p>-0.132522</text:p>
          </table:table-cell>
          <table:table-cell office:value-type="float" office:value="-3.17911">
            <text:p>-3.17911</text:p>
          </table:table-cell>
          <table:table-cell office:value-type="float" office:value="-3.53303">
            <text:p>-3.53303</text:p>
          </table:table-cell>
          <table:table-cell office:value-type="float" office:value="1.77396">
            <text:p>1.77396</text:p>
          </table:table-cell>
          <table:table-cell/>
          <table:table-cell office:value-type="float" office:value="5.73958">
            <text:p>5.73958</text:p>
          </table:table-cell>
          <table:table-cell office:value-type="float" office:value="-0.0761312">
            <text:p>-0.0761312</text:p>
          </table:table-cell>
          <table:table-cell office:value-type="float" office:value="-0.0128589">
            <text:p>-0.0128589</text:p>
          </table:table-cell>
          <table:table-cell office:value-type="float" office:value="0.639235">
            <text:p>0.639235</text:p>
          </table:table-cell>
          <table:table-cell office:value-type="float" office:value="0.0841728">
            <text:p>0.0841728</text:p>
          </table:table-cell>
          <table:table-cell office:value-type="float" office:value="-0.218731">
            <text:p>-0.218731</text:p>
          </table:table-cell>
          <table:table-cell office:value-type="float" office:value="0.0240981">
            <text:p>0.0240981</text:p>
          </table:table-cell>
          <table:table-cell office:value-type="float" office:value="-0.0338718">
            <text:p>-0.0338718</text:p>
          </table:table-cell>
          <table:table-cell office:value-type="float" office:value="-0.0187297">
            <text:p>-0.0187297</text:p>
          </table:table-cell>
          <table:table-cell office:value-type="float" office:value="-0.0265632">
            <text:p>-0.0265632</text:p>
          </table:table-cell>
          <table:table-cell office:value-type="float" office:value="-0.000524217">
            <text:p>-0.000524217</text:p>
          </table:table-cell>
          <table:table-cell office:value-type="float" office:value="-1.23098">
            <text:p>-1.23098</text:p>
          </table:table-cell>
          <table:table-cell office:value-type="float" office:value="-2.25301">
            <text:p>-2.25301</text:p>
          </table:table-cell>
          <table:table-cell office:value-type="float" office:value="0.462928">
            <text:p>0.462928</text:p>
          </table:table-cell>
          <table:table-cell/>
          <table:table-cell office:value-type="float" office:value="8.21132">
            <text:p>8.21132</text:p>
          </table:table-cell>
          <table:table-cell office:value-type="float" office:value="0.0729496">
            <text:p>0.0729496</text:p>
          </table:table-cell>
          <table:table-cell office:value-type="float" office:value="0.123646">
            <text:p>0.123646</text:p>
          </table:table-cell>
          <table:table-cell office:value-type="float" office:value="0.860235">
            <text:p>0.860235</text:p>
          </table:table-cell>
          <table:table-cell office:value-type="float" office:value="0.232573">
            <text:p>0.232573</text:p>
          </table:table-cell>
          <table:table-cell office:value-type="float" office:value="-0.249721">
            <text:p>-0.249721</text:p>
          </table:table-cell>
          <table:table-cell office:value-type="float" office:value="0.31493">
            <text:p>0.31493</text:p>
          </table:table-cell>
          <table:table-cell office:value-type="float" office:value="-0.154075">
            <text:p>-0.154075</text:p>
          </table:table-cell>
          <table:table-cell office:value-type="float" office:value="-0.000812393">
            <text:p>-0.000812393</text:p>
          </table:table-cell>
          <table:table-cell office:value-type="float" office:value="0.00532971">
            <text:p>0.00532971</text:p>
          </table:table-cell>
          <table:table-cell office:value-type="float" office:value="0.000936102">
            <text:p>0.000936102</text:p>
          </table:table-cell>
          <table:table-cell office:value-type="float" office:value="0.000431536">
            <text:p>0.000431536</text:p>
          </table:table-cell>
          <table:table-cell office:value-type="float" office:value="-0.00806713">
            <text:p>-0.00806713</text:p>
          </table:table-cell>
          <table:table-cell office:value-type="float" office:value="0.000444889">
            <text:p>0.000444889</text:p>
          </table:table-cell>
          <table:table-cell/>
          <table:table-cell office:value-type="float" office:value="9.80346">
            <text:p>9.80346</text:p>
          </table:table-cell>
          <table:table-cell office:value-type="float" office:value="0.126549">
            <text:p>0.126549</text:p>
          </table:table-cell>
          <table:table-cell office:value-type="float" office:value="0.0497223">
            <text:p>0.0497223</text:p>
          </table:table-cell>
          <table:table-cell office:value-type="float" office:value="0.907425">
            <text:p>0.907425</text:p>
          </table:table-cell>
          <table:table-cell office:value-type="float" office:value="0.207689">
            <text:p>0.207689</text:p>
          </table:table-cell>
          <table:table-cell office:value-type="float" office:value="-0.224658">
            <text:p>-0.224658</text:p>
          </table:table-cell>
          <table:table-cell office:value-type="float" office:value="0.280638">
            <text:p>0.280638</text:p>
          </table:table-cell>
          <table:table-cell office:value-type="float" office:value="-0.115295">
            <text:p>-0.115295</text:p>
          </table:table-cell>
          <table:table-cell office:value-type="float" office:value="-0.0407762">
            <text:p>-0.0407762</text:p>
          </table:table-cell>
          <table:table-cell office:value-type="float" office:value="0.0372287">
            <text:p>0.0372287</text:p>
          </table:table-cell>
          <table:table-cell office:value-type="float" office:value="-0.0220563">
            <text:p>-0.0220563</text:p>
          </table:table-cell>
          <table:table-cell office:value-type="float" office:value="0.0299489">
            <text:p>0.0299489</text:p>
          </table:table-cell>
          <table:table-cell office:value-type="float" office:value="0.110695">
            <text:p>0.110695</text:p>
          </table:table-cell>
          <table:table-cell office:value-type="float" office:value="-0.00558304">
            <text:p>-0.00558304</text:p>
          </table:table-cell>
          <table:table-cell/>
          <table:table-cell office:value-type="float" office:value="6.07096">
            <text:p>6.07096</text:p>
          </table:table-cell>
          <table:table-cell office:value-type="float" office:value="0.00303727">
            <text:p>0.00303727</text:p>
          </table:table-cell>
          <table:table-cell office:value-type="float" office:value="0.00234955">
            <text:p>0.00234955</text:p>
          </table:table-cell>
          <table:table-cell office:value-type="float" office:value="0.654846">
            <text:p>0.654846</text:p>
          </table:table-cell>
          <table:table-cell office:value-type="float" office:value="0.140533">
            <text:p>0.140533</text:p>
          </table:table-cell>
          <table:table-cell office:value-type="float" office:value="-0.272612">
            <text:p>-0.272612</text:p>
          </table:table-cell>
          <table:table-cell office:value-type="float" office:value="0.0688025">
            <text:p>0.0688025</text:p>
          </table:table-cell>
          <table:table-cell office:value-type="float" office:value="-0.110627">
            <text:p>-0.110627</text:p>
          </table:table-cell>
          <table:table-cell office:value-type="float" office:value="-0.0387186">
            <text:p>-0.0387186</text:p>
          </table:table-cell>
          <table:table-cell office:value-type="float" office:value="-0.042418">
            <text:p>-0.042418</text:p>
          </table:table-cell>
          <table:table-cell office:value-type="float" office:value="0.000433946">
            <text:p>0.000433946</text:p>
          </table:table-cell>
          <table:table-cell office:value-type="float" office:value="0.058104">
            <text:p>0.058104</text:p>
          </table:table-cell>
          <table:table-cell office:value-type="float" office:value="0.0425383">
            <text:p>0.0425383</text:p>
          </table:table-cell>
          <table:table-cell office:value-type="float" office:value="-0.0039932">
            <text:p>-0.0039932</text:p>
          </table:table-cell>
        </table:table-row>
        <table:table-row table:style-name="ro4">
          <table:table-cell office:value-type="float" office:value="5.67268">
            <text:p>5.67268</text:p>
          </table:table-cell>
          <table:table-cell office:value-type="float" office:value="-0.0343116">
            <text:p>-0.0343116</text:p>
          </table:table-cell>
          <table:table-cell office:value-type="float" office:value="0.0312063">
            <text:p>0.0312063</text:p>
          </table:table-cell>
          <table:table-cell office:value-type="float" office:value="0.636222">
            <text:p>0.636222</text:p>
          </table:table-cell>
          <table:table-cell office:value-type="float" office:value="0.204976">
            <text:p>0.204976</text:p>
          </table:table-cell>
          <table:table-cell table:style-name="ce1" office:value-type="float" office:value="-0.298488">
            <text:p>-0.298488</text:p>
          </table:table-cell>
          <table:table-cell office:value-type="float" office:value="0.0761354">
            <text:p>0.0761354</text:p>
          </table:table-cell>
          <table:table-cell office:value-type="float" office:value="-0.12445">
            <text:p>-0.12445</text:p>
          </table:table-cell>
          <table:table-cell office:value-type="float" office:value="-0.395517">
            <text:p>-0.395517</text:p>
          </table:table-cell>
          <table:table-cell office:value-type="float" office:value="-0.449719">
            <text:p>-0.449719</text:p>
          </table:table-cell>
          <table:table-cell office:value-type="float" office:value="0.0365326">
            <text:p>0.0365326</text:p>
          </table:table-cell>
          <table:table-cell office:value-type="float" office:value="0.511483">
            <text:p>0.511483</text:p>
          </table:table-cell>
          <table:table-cell office:value-type="float" office:value="0.580279">
            <text:p>0.580279</text:p>
          </table:table-cell>
          <table:table-cell office:value-type="float" office:value="-0.0381325">
            <text:p>-0.0381325</text:p>
          </table:table-cell>
          <table:table-cell/>
          <table:table-cell office:value-type="float" office:value="5.84749">
            <text:p>5.84749</text:p>
          </table:table-cell>
          <table:table-cell office:value-type="float" office:value="-0.0924846">
            <text:p>-0.0924846</text:p>
          </table:table-cell>
          <table:table-cell office:value-type="float" office:value="-0.041957">
            <text:p>-0.041957</text:p>
          </table:table-cell>
          <table:table-cell office:value-type="float" office:value="0.644568">
            <text:p>0.644568</text:p>
          </table:table-cell>
          <table:table-cell office:value-type="float" office:value="0.0803462">
            <text:p>0.0803462</text:p>
          </table:table-cell>
          <table:table-cell office:value-type="float" office:value="-0.209903">
            <text:p>-0.209903</text:p>
          </table:table-cell>
          <table:table-cell office:value-type="float" office:value="0.0388073">
            <text:p>0.0388073</text:p>
          </table:table-cell>
          <table:table-cell office:value-type="float" office:value="-0.0375336">
            <text:p>-0.0375336</text:p>
          </table:table-cell>
          <table:table-cell office:value-type="float" office:value="-0.151556">
            <text:p>-0.151556</text:p>
          </table:table-cell>
          <table:table-cell office:value-type="float" office:value="-0.26967">
            <text:p>-0.26967</text:p>
          </table:table-cell>
          <table:table-cell office:value-type="float" office:value="0.049427">
            <text:p>0.049427</text:p>
          </table:table-cell>
          <table:table-cell office:value-type="float" office:value="0.501423">
            <text:p>0.501423</text:p>
          </table:table-cell>
          <table:table-cell office:value-type="float" office:value="0.814671">
            <text:p>0.814671</text:p>
          </table:table-cell>
          <table:table-cell office:value-type="float" office:value="-0.172409">
            <text:p>-0.172409</text:p>
          </table:table-cell>
          <table:table-cell/>
          <table:table-cell office:value-type="float" office:value="8.51258">
            <text:p>8.51258</text:p>
          </table:table-cell>
          <table:table-cell office:value-type="float" office:value="0.072744">
            <text:p>0.072744</text:p>
          </table:table-cell>
          <table:table-cell office:value-type="float" office:value="0.124519">
            <text:p>0.124519</text:p>
          </table:table-cell>
          <table:table-cell office:value-type="float" office:value="0.860557">
            <text:p>0.860557</text:p>
          </table:table-cell>
          <table:table-cell office:value-type="float" office:value="0.220454">
            <text:p>0.220454</text:p>
          </table:table-cell>
          <table:table-cell office:value-type="float" office:value="-0.250459">
            <text:p>-0.250459</text:p>
          </table:table-cell>
          <table:table-cell office:value-type="float" office:value="0.315231">
            <text:p>0.315231</text:p>
          </table:table-cell>
          <table:table-cell office:value-type="float" office:value="-0.153855">
            <text:p>-0.153855</text:p>
          </table:table-cell>
          <table:table-cell office:value-type="float" office:value="-0.000682386">
            <text:p>-0.000682386</text:p>
          </table:table-cell>
          <table:table-cell office:value-type="float" office:value="0.00289937">
            <text:p>0.00289937</text:p>
          </table:table-cell>
          <table:table-cell office:value-type="float" office:value="0.00107013">
            <text:p>0.00107013</text:p>
          </table:table-cell>
          <table:table-cell office:value-type="float" office:value="-0.0078382">
            <text:p>-0.0078382</text:p>
          </table:table-cell>
          <table:table-cell office:value-type="float" office:value="-0.00665179">
            <text:p>-0.00665179</text:p>
          </table:table-cell>
          <table:table-cell office:value-type="float" office:value="-0.00349609">
            <text:p>-0.00349609</text:p>
          </table:table-cell>
          <table:table-cell/>
          <table:table-cell office:value-type="float" office:value="10.1027">
            <text:p>10.1027</text:p>
          </table:table-cell>
          <table:table-cell office:value-type="float" office:value="0.117029">
            <text:p>0.117029</text:p>
          </table:table-cell>
          <table:table-cell office:value-type="float" office:value="0.0707746">
            <text:p>0.0707746</text:p>
          </table:table-cell>
          <table:table-cell office:value-type="float" office:value="0.900325">
            <text:p>0.900325</text:p>
          </table:table-cell>
          <table:table-cell office:value-type="float" office:value="0.19796">
            <text:p>0.19796</text:p>
          </table:table-cell>
          <table:table-cell office:value-type="float" office:value="-0.23854">
            <text:p>-0.23854</text:p>
          </table:table-cell>
          <table:table-cell office:value-type="float" office:value="0.280496">
            <text:p>0.280496</text:p>
          </table:table-cell>
          <table:table-cell office:value-type="float" office:value="-0.128209">
            <text:p>-0.128209</text:p>
          </table:table-cell>
          <table:table-cell office:value-type="float" office:value="-0.0318143">
            <text:p>-0.0318143</text:p>
          </table:table-cell>
          <table:table-cell office:value-type="float" office:value="0.0703529">
            <text:p>0.0703529</text:p>
          </table:table-cell>
          <table:table-cell office:value-type="float" office:value="-0.0237269">
            <text:p>-0.0237269</text:p>
          </table:table-cell>
          <table:table-cell office:value-type="float" office:value="-0.054732">
            <text:p>-0.054732</text:p>
          </table:table-cell>
          <table:table-cell office:value-type="float" office:value="-0.307015">
            <text:p>-0.307015</text:p>
          </table:table-cell>
          <table:table-cell office:value-type="float" office:value="-0.114414">
            <text:p>-0.114414</text:p>
          </table:table-cell>
          <table:table-cell/>
          <table:table-cell office:value-type="float" office:value="6.41942">
            <text:p>6.41942</text:p>
          </table:table-cell>
          <table:table-cell office:value-type="float" office:value="-0.00339937">
            <text:p>-0.00339937</text:p>
          </table:table-cell>
          <table:table-cell office:value-type="float" office:value="-0.0072662">
            <text:p>-0.0072662</text:p>
          </table:table-cell>
          <table:table-cell office:value-type="float" office:value="0.654513">
            <text:p>0.654513</text:p>
          </table:table-cell>
          <table:table-cell office:value-type="float" office:value="0.125564">
            <text:p>0.125564</text:p>
          </table:table-cell>
          <table:table-cell office:value-type="float" office:value="-0.283366">
            <text:p>-0.283366</text:p>
          </table:table-cell>
          <table:table-cell office:value-type="float" office:value="0.0553981">
            <text:p>0.0553981</text:p>
          </table:table-cell>
          <table:table-cell office:value-type="float" office:value="-0.110796">
            <text:p>-0.110796</text:p>
          </table:table-cell>
          <table:table-cell office:value-type="float" office:value="-0.0184718">
            <text:p>-0.0184718</text:p>
          </table:table-cell>
          <table:table-cell office:value-type="float" office:value="-0.0275952">
            <text:p>-0.0275952</text:p>
          </table:table-cell>
          <table:table-cell office:value-type="float" office:value="-0.000957518">
            <text:p>-0.000957518</text:p>
          </table:table-cell>
          <table:table-cell office:value-type="float" office:value="-0.134021">
            <text:p>-0.134021</text:p>
          </table:table-cell>
          <table:table-cell office:value-type="float" office:value="-0.163816">
            <text:p>-0.163816</text:p>
          </table:table-cell>
          <table:table-cell office:value-type="float" office:value="0.0227373">
            <text:p>0.0227373</text:p>
          </table:table-cell>
        </table:table-row>
        <table:table-row table:style-name="ro4">
          <table:table-cell office:value-type="float" office:value="6.17549">
            <text:p>6.17549</text:p>
          </table:table-cell>
          <table:table-cell office:value-type="float" office:value="-0.10387">
            <text:p>-0.10387</text:p>
          </table:table-cell>
          <table:table-cell office:value-type="float" office:value="-0.0482121">
            <text:p>-0.0482121</text:p>
          </table:table-cell>
          <table:table-cell office:value-type="float" office:value="0.644951">
            <text:p>0.644951</text:p>
          </table:table-cell>
          <table:table-cell office:value-type="float" office:value="0.178113">
            <text:p>0.178113</text:p>
          </table:table-cell>
          <table:table-cell office:value-type="float" office:value="-0.341605">
            <text:p>-0.341605</text:p>
          </table:table-cell>
          <table:table-cell office:value-type="float" office:value="0.0245535">
            <text:p>0.0245535</text:p>
          </table:table-cell>
          <table:table-cell office:value-type="float" office:value="-0.123049">
            <text:p>-0.123049</text:p>
          </table:table-cell>
          <table:table-cell office:value-type="float" office:value="-0.138339">
            <text:p>-0.138339</text:p>
          </table:table-cell>
          <table:table-cell office:value-type="float" office:value="-0.15795">
            <text:p>-0.15795</text:p>
          </table:table-cell>
          <table:table-cell office:value-type="float" office:value="0.0173593">
            <text:p>0.0173593</text:p>
          </table:table-cell>
          <table:table-cell office:value-type="float" office:value="0.659711">
            <text:p>0.659711</text:p>
          </table:table-cell>
          <table:table-cell office:value-type="float" office:value="0.626388">
            <text:p>0.626388</text:p>
          </table:table-cell>
          <table:table-cell office:value-type="float" office:value="-0.169369">
            <text:p>-0.169369</text:p>
          </table:table-cell>
          <table:table-cell/>
          <table:table-cell office:value-type="float" office:value="6.17621">
            <text:p>6.17621</text:p>
          </table:table-cell>
          <table:table-cell office:value-type="float" office:value="-0.0881209">
            <text:p>-0.0881209</text:p>
          </table:table-cell>
          <table:table-cell office:value-type="float" office:value="-0.0425706">
            <text:p>-0.0425706</text:p>
          </table:table-cell>
          <table:table-cell office:value-type="float" office:value="0.642185">
            <text:p>0.642185</text:p>
          </table:table-cell>
          <table:table-cell office:value-type="float" office:value="0.0697278">
            <text:p>0.0697278</text:p>
          </table:table-cell>
          <table:table-cell office:value-type="float" office:value="-0.203352">
            <text:p>-0.203352</text:p>
          </table:table-cell>
          <table:table-cell office:value-type="float" office:value="0.0447209">
            <text:p>0.0447209</text:p>
          </table:table-cell>
          <table:table-cell office:value-type="float" office:value="-0.0391881">
            <text:p>-0.0391881</text:p>
          </table:table-cell>
          <table:table-cell office:value-type="float" office:value="0.0132745">
            <text:p>0.0132745</text:p>
          </table:table-cell>
          <table:table-cell office:value-type="float" office:value="-0.0018664">
            <text:p>-0.0018664</text:p>
          </table:table-cell>
          <table:table-cell office:value-type="float" office:value="-0.00724832">
            <text:p>-0.00724832</text:p>
          </table:table-cell>
          <table:table-cell office:value-type="float" office:value="-0.093791">
            <text:p>-0.093791</text:p>
          </table:table-cell>
          <table:table-cell office:value-type="float" office:value="-0.00450422">
            <text:p>-0.00450422</text:p>
          </table:table-cell>
          <table:table-cell office:value-type="float" office:value="0.0849927">
            <text:p>0.0849927</text:p>
          </table:table-cell>
          <table:table-cell/>
          <table:table-cell office:value-type="float" office:value="9.01084">
            <text:p>9.01084</text:p>
          </table:table-cell>
          <table:table-cell office:value-type="float" office:value="0.0704581">
            <text:p>0.0704581</text:p>
          </table:table-cell>
          <table:table-cell office:value-type="float" office:value="0.124312">
            <text:p>0.124312</text:p>
          </table:table-cell>
          <table:table-cell office:value-type="float" office:value="0.860222">
            <text:p>0.860222</text:p>
          </table:table-cell>
          <table:table-cell office:value-type="float" office:value="0.201782">
            <text:p>0.201782</text:p>
          </table:table-cell>
          <table:table-cell office:value-type="float" office:value="-0.253814">
            <text:p>-0.253814</text:p>
          </table:table-cell>
          <table:table-cell office:value-type="float" office:value="0.313813">
            <text:p>0.313813</text:p>
          </table:table-cell>
          <table:table-cell office:value-type="float" office:value="-0.153855">
            <text:p>-0.153855</text:p>
          </table:table-cell>
          <table:table-cell office:value-type="float" office:value="-0.00458784">
            <text:p>-0.00458784</text:p>
          </table:table-cell>
          <table:table-cell office:value-type="float" office:value="-0.000414948">
            <text:p>-0.000414948</text:p>
          </table:table-cell>
          <table:table-cell office:value-type="float" office:value="-0.000671827">
            <text:p>-0.000671827</text:p>
          </table:table-cell>
          <table:table-cell office:value-type="float" office:value="-0.0182838">
            <text:p>-0.0182838</text:p>
          </table:table-cell>
          <table:table-cell office:value-type="float" office:value="-0.0115876">
            <text:p>-0.0115876</text:p>
          </table:table-cell>
          <table:table-cell office:value-type="float" office:value="0.00330658">
            <text:p>0.00330658</text:p>
          </table:table-cell>
          <table:table-cell/>
          <table:table-cell office:value-type="float" office:value="10.2399">
            <text:p>10.2399</text:p>
          </table:table-cell>
          <table:table-cell office:value-type="float" office:value="0.111632">
            <text:p>0.111632</text:p>
          </table:table-cell>
          <table:table-cell office:value-type="float" office:value="0.0746472">
            <text:p>0.0746472</text:p>
          </table:table-cell>
          <table:table-cell office:value-type="float" office:value="0.894914">
            <text:p>0.894914</text:p>
          </table:table-cell>
          <table:table-cell office:value-type="float" office:value="0.193652">
            <text:p>0.193652</text:p>
          </table:table-cell>
          <table:table-cell office:value-type="float" office:value="-0.255988">
            <text:p>-0.255988</text:p>
          </table:table-cell>
          <table:table-cell office:value-type="float" office:value="0.290807">
            <text:p>0.290807</text:p>
          </table:table-cell>
          <table:table-cell office:value-type="float" office:value="-0.124413">
            <text:p>-0.124413</text:p>
          </table:table-cell>
          <table:table-cell office:value-type="float" office:value="-0.0393259">
            <text:p>-0.0393259</text:p>
          </table:table-cell>
          <table:table-cell office:value-type="float" office:value="0.0282173">
            <text:p>0.0282173</text:p>
          </table:table-cell>
          <table:table-cell office:value-type="float" office:value="-0.0394294">
            <text:p>-0.0394294</text:p>
          </table:table-cell>
          <table:table-cell office:value-type="float" office:value="-0.250504">
            <text:p>-0.250504</text:p>
          </table:table-cell>
          <table:table-cell office:value-type="float" office:value="-0.128115">
            <text:p>-0.128115</text:p>
          </table:table-cell>
          <table:table-cell office:value-type="float" office:value="0.0657708">
            <text:p>0.0657708</text:p>
          </table:table-cell>
          <table:table-cell/>
          <table:table-cell office:value-type="float" office:value="6.54017">
            <text:p>6.54017</text:p>
          </table:table-cell>
          <table:table-cell office:value-type="float" office:value="-0.00758388">
            <text:p>-0.00758388</text:p>
          </table:table-cell>
          <table:table-cell office:value-type="float" office:value="-0.0129868">
            <text:p>-0.0129868</text:p>
          </table:table-cell>
          <table:table-cell office:value-type="float" office:value="0.654728">
            <text:p>0.654728</text:p>
          </table:table-cell>
          <table:table-cell office:value-type="float" office:value="0.120757">
            <text:p>0.120757</text:p>
          </table:table-cell>
          <table:table-cell office:value-type="float" office:value="-0.292262">
            <text:p>-0.292262</text:p>
          </table:table-cell>
          <table:table-cell office:value-type="float" office:value="0.0443511">
            <text:p>0.0443511</text:p>
          </table:table-cell>
          <table:table-cell office:value-type="float" office:value="-0.108078">
            <text:p>-0.108078</text:p>
          </table:table-cell>
          <table:table-cell office:value-type="float" office:value="-0.0346547">
            <text:p>-0.0346547</text:p>
          </table:table-cell>
          <table:table-cell office:value-type="float" office:value="-0.0473758">
            <text:p>-0.0473758</text:p>
          </table:table-cell>
          <table:table-cell office:value-type="float" office:value="0.00178798">
            <text:p>0.00178798</text:p>
          </table:table-cell>
          <table:table-cell office:value-type="float" office:value="-0.241221">
            <text:p>-0.241221</text:p>
          </table:table-cell>
          <table:table-cell office:value-type="float" office:value="-0.297277">
            <text:p>-0.297277</text:p>
          </table:table-cell>
          <table:table-cell office:value-type="float" office:value="0.107249">
            <text:p>0.107249</text:p>
          </table:table-cell>
        </table:table-row>
        <table:table-row table:style-name="ro4">
          <table:table-cell office:value-type="float" office:value="6.33773">
            <text:p>6.33773</text:p>
          </table:table-cell>
          <table:table-cell office:value-type="float" office:value="-0.108949">
            <text:p>-0.108949</text:p>
          </table:table-cell>
          <table:table-cell office:value-type="float" office:value="-0.0573499">
            <text:p>-0.0573499</text:p>
          </table:table-cell>
          <table:table-cell office:value-type="float" office:value="0.643309">
            <text:p>0.643309</text:p>
          </table:table-cell>
          <table:table-cell office:value-type="float" office:value="0.170219">
            <text:p>0.170219</text:p>
          </table:table-cell>
          <table:table-cell office:value-type="float" office:value="-0.354808">
            <text:p>-0.354808</text:p>
          </table:table-cell>
          <table:table-cell office:value-type="float" office:value="0.0128841">
            <text:p>0.0128841</text:p>
          </table:table-cell>
          <table:table-cell office:value-type="float" office:value="-0.122804">
            <text:p>-0.122804</text:p>
          </table:table-cell>
          <table:table-cell table:style-name="ce1" office:value-type="float" office:value="-0.0313033">
            <text:p>-0.0313033</text:p>
          </table:table-cell>
          <table:table-cell office:value-type="float" office:value="-0.0563201">
            <text:p>-0.0563201</text:p>
          </table:table-cell>
          <table:table-cell office:value-type="float" office:value="-0.0101202">
            <text:p>-0.0101202</text:p>
          </table:table-cell>
          <table:table-cell office:value-type="float" office:value="0.135792">
            <text:p>0.135792</text:p>
          </table:table-cell>
          <table:table-cell office:value-type="float" office:value="0.271901">
            <text:p>0.271901</text:p>
          </table:table-cell>
          <table:table-cell office:value-type="float" office:value="-0.0261069">
            <text:p>-0.0261069</text:p>
          </table:table-cell>
          <table:table-cell/>
          <table:table-cell office:value-type="float" office:value="6.31415">
            <text:p>6.31415</text:p>
          </table:table-cell>
          <table:table-cell office:value-type="float" office:value="-0.0880744">
            <text:p>-0.0880744</text:p>
          </table:table-cell>
          <table:table-cell office:value-type="float" office:value="-0.0429137">
            <text:p>-0.0429137</text:p>
          </table:table-cell>
          <table:table-cell office:value-type="float" office:value="0.642802">
            <text:p>0.642802</text:p>
          </table:table-cell>
          <table:table-cell office:value-type="float" office:value="0.0657015">
            <text:p>0.0657015</text:p>
          </table:table-cell>
          <table:table-cell office:value-type="float" office:value="-0.202354">
            <text:p>-0.202354</text:p>
          </table:table-cell>
          <table:table-cell office:value-type="float" office:value="0.0417051">
            <text:p>0.0417051</text:p>
          </table:table-cell>
          <table:table-cell office:value-type="float" office:value="-0.0392143">
            <text:p>-0.0392143</text:p>
          </table:table-cell>
          <table:table-cell office:value-type="float" office:value="0.000337386">
            <text:p>0.000337386</text:p>
          </table:table-cell>
          <table:table-cell office:value-type="float" office:value="-0.00248769">
            <text:p>-0.00248769</text:p>
          </table:table-cell>
          <table:table-cell office:value-type="float" office:value="0.00447516">
            <text:p>0.00447516</text:p>
          </table:table-cell>
          <table:table-cell office:value-type="float" office:value="0.00210716">
            <text:p>0.00210716</text:p>
          </table:table-cell>
          <table:table-cell office:value-type="float" office:value="-0.128299">
            <text:p>-0.128299</text:p>
          </table:table-cell>
          <table:table-cell office:value-type="float" office:value="0.000462572">
            <text:p>0.000462572</text:p>
          </table:table-cell>
          <table:table-cell/>
          <table:table-cell office:value-type="float" office:value="9.33074">
            <text:p>9.33074</text:p>
          </table:table-cell>
          <table:table-cell office:value-type="float" office:value="0.0671194">
            <text:p>0.0671194</text:p>
          </table:table-cell>
          <table:table-cell office:value-type="float" office:value="0.122994">
            <text:p>0.122994</text:p>
          </table:table-cell>
          <table:table-cell office:value-type="float" office:value="0.860346">
            <text:p>0.860346</text:p>
          </table:table-cell>
          <table:table-cell office:value-type="float" office:value="0.190636">
            <text:p>0.190636</text:p>
          </table:table-cell>
          <table:table-cell office:value-type="float" office:value="-0.261116">
            <text:p>-0.261116</text:p>
          </table:table-cell>
          <table:table-cell office:value-type="float" office:value="0.301963">
            <text:p>0.301963</text:p>
          </table:table-cell>
          <table:table-cell office:value-type="float" office:value="-0.161958">
            <text:p>-0.161958</text:p>
          </table:table-cell>
          <table:table-cell office:value-type="float" office:value="-0.0104367">
            <text:p>-0.0104367</text:p>
          </table:table-cell>
          <table:table-cell office:value-type="float" office:value="-0.00412178">
            <text:p>-0.00412178</text:p>
          </table:table-cell>
          <table:table-cell office:value-type="float" office:value="0.000385934">
            <text:p>0.000385934</text:p>
          </table:table-cell>
          <table:table-cell office:value-type="float" office:value="-0.0825965">
            <text:p>-0.0825965</text:p>
          </table:table-cell>
          <table:table-cell office:value-type="float" office:value="-0.200685">
            <text:p>-0.200685</text:p>
          </table:table-cell>
          <table:table-cell office:value-type="float" office:value="-0.158771">
            <text:p>-0.158771</text:p>
          </table:table-cell>
          <table:table-cell/>
          <table:table-cell office:value-type="float" office:value="10.3712">
            <text:p>10.3712</text:p>
          </table:table-cell>
          <table:table-cell office:value-type="float" office:value="0.102155">
            <text:p>0.102155</text:p>
          </table:table-cell>
          <table:table-cell office:value-type="float" office:value="0.0761437">
            <text:p>0.0761437</text:p>
          </table:table-cell>
          <table:table-cell office:value-type="float" office:value="0.890871">
            <text:p>0.890871</text:p>
          </table:table-cell>
          <table:table-cell office:value-type="float" office:value="0.18962">
            <text:p>0.18962</text:p>
          </table:table-cell>
          <table:table-cell office:value-type="float" office:value="-0.238069">
            <text:p>-0.238069</text:p>
          </table:table-cell>
          <table:table-cell office:value-type="float" office:value="0.314118">
            <text:p>0.314118</text:p>
          </table:table-cell>
          <table:table-cell office:value-type="float" office:value="-0.139339">
            <text:p>-0.139339</text:p>
          </table:table-cell>
          <table:table-cell office:value-type="float" office:value="-0.072205">
            <text:p>-0.072205</text:p>
          </table:table-cell>
          <table:table-cell office:value-type="float" office:value="0.0114019">
            <text:p>0.0114019</text:p>
          </table:table-cell>
          <table:table-cell office:value-type="float" office:value="-0.0307969">
            <text:p>-0.0307969</text:p>
          </table:table-cell>
          <table:table-cell office:value-type="float" office:value="0.279722">
            <text:p>0.279722</text:p>
          </table:table-cell>
          <table:table-cell office:value-type="float" office:value="0.278945">
            <text:p>0.278945</text:p>
          </table:table-cell>
          <table:table-cell office:value-type="float" office:value="-0.141367">
            <text:p>-0.141367</text:p>
          </table:table-cell>
          <table:table-cell/>
          <table:table-cell office:value-type="float" office:value="6.70735">
            <text:p>6.70735</text:p>
          </table:table-cell>
          <table:table-cell office:value-type="float" office:value="-0.0201189">
            <text:p>-0.0201189</text:p>
          </table:table-cell>
          <table:table-cell office:value-type="float" office:value="-0.0292151">
            <text:p>-0.0292151</text:p>
          </table:table-cell>
          <table:table-cell office:value-type="float" office:value="0.658025">
            <text:p>0.658025</text:p>
          </table:table-cell>
          <table:table-cell office:value-type="float" office:value="0.114405">
            <text:p>0.114405</text:p>
          </table:table-cell>
          <table:table-cell office:value-type="float" office:value="-0.294588">
            <text:p>-0.294588</text:p>
          </table:table-cell>
          <table:table-cell office:value-type="float" office:value="0.0421947">
            <text:p>0.0421947</text:p>
          </table:table-cell>
          <table:table-cell office:value-type="float" office:value="-0.109999">
            <text:p>-0.109999</text:p>
          </table:table-cell>
          <table:table-cell office:value-type="float" office:value="-0.0749811">
            <text:p>-0.0749811</text:p>
          </table:table-cell>
          <table:table-cell office:value-type="float" office:value="-0.0970735">
            <text:p>-0.0970735</text:p>
          </table:table-cell>
          <table:table-cell office:value-type="float" office:value="0.0197175">
            <text:p>0.0197175</text:p>
          </table:table-cell>
          <table:table-cell office:value-type="float" office:value="0.253382">
            <text:p>0.253382</text:p>
          </table:table-cell>
          <table:table-cell office:value-type="float" office:value="0.341159">
            <text:p>0.341159</text:p>
          </table:table-cell>
          <table:table-cell office:value-type="float" office:value="-0.125083">
            <text:p>-0.125083</text:p>
          </table:table-cell>
        </table:table-row>
        <table:table-row table:style-name="ro4">
          <table:table-cell office:value-type="float" office:value="6.43764">
            <text:p>6.43764</text:p>
          </table:table-cell>
          <table:table-cell office:value-type="float" office:value="-0.110721">
            <text:p>-0.110721</text:p>
          </table:table-cell>
          <table:table-cell office:value-type="float" office:value="-0.0602627">
            <text:p>-0.0602627</text:p>
          </table:table-cell>
          <table:table-cell office:value-type="float" office:value="0.642037">
            <text:p>0.642037</text:p>
          </table:table-cell>
          <table:table-cell office:value-type="float" office:value="0.165534">
            <text:p>0.165534</text:p>
          </table:table-cell>
          <table:table-cell office:value-type="float" office:value="-0.359479">
            <text:p>-0.359479</text:p>
          </table:table-cell>
          <table:table-cell office:value-type="float" office:value="0.00602935">
            <text:p>0.00602935</text:p>
          </table:table-cell>
          <table:table-cell office:value-type="float" office:value="-0.123885">
            <text:p>-0.123885</text:p>
          </table:table-cell>
          <table:table-cell office:value-type="float" office:value="-0.0177373">
            <text:p>-0.0177373</text:p>
          </table:table-cell>
          <table:table-cell office:value-type="float" office:value="-0.0291565">
            <text:p>-0.0291565</text:p>
          </table:table-cell>
          <table:table-cell office:value-type="float" office:value="-0.0127284">
            <text:p>-0.0127284</text:p>
          </table:table-cell>
          <table:table-cell office:value-type="float" office:value="0.0187059">
            <text:p>0.0187059</text:p>
          </table:table-cell>
          <table:table-cell office:value-type="float" office:value="0.0774649">
            <text:p>0.0774649</text:p>
          </table:table-cell>
          <table:table-cell office:value-type="float" office:value="-0.00645569">
            <text:p>-0.00645569</text:p>
          </table:table-cell>
          <table:table-cell/>
          <table:table-cell office:value-type="float" office:value="6.47693">
            <text:p>6.47693</text:p>
          </table:table-cell>
          <table:table-cell office:value-type="float" office:value="-0.0879636">
            <text:p>-0.0879636</text:p>
          </table:table-cell>
          <table:table-cell office:value-type="float" office:value="-0.0467184">
            <text:p>-0.0467184</text:p>
          </table:table-cell>
          <table:table-cell office:value-type="float" office:value="0.643543">
            <text:p>0.643543</text:p>
          </table:table-cell>
          <table:table-cell office:value-type="float" office:value="0.0612479">
            <text:p>0.0612479</text:p>
          </table:table-cell>
          <table:table-cell office:value-type="float" office:value="-0.203975">
            <text:p>-0.203975</text:p>
          </table:table-cell>
          <table:table-cell office:value-type="float" office:value="0.0395303">
            <text:p>0.0395303</text:p>
          </table:table-cell>
          <table:table-cell office:value-type="float" office:value="-0.0386996">
            <text:p>-0.0386996</text:p>
          </table:table-cell>
          <table:table-cell office:value-type="float" office:value="0.000680398">
            <text:p>0.000680398</text:p>
          </table:table-cell>
          <table:table-cell office:value-type="float" office:value="-0.0233727">
            <text:p>-0.0233727</text:p>
          </table:table-cell>
          <table:table-cell office:value-type="float" office:value="0.00455046">
            <text:p>0.00455046</text:p>
          </table:table-cell>
          <table:table-cell office:value-type="float" office:value="-0.083544">
            <text:p>-0.083544</text:p>
          </table:table-cell>
          <table:table-cell office:value-type="float" office:value="0.0340533">
            <text:p>0.0340533</text:p>
          </table:table-cell>
          <table:table-cell office:value-type="float" office:value="-0.0163113">
            <text:p>-0.0163113</text:p>
          </table:table-cell>
          <table:table-cell/>
          <table:table-cell office:value-type="float" office:value="9.4197">
            <text:p>9.4197</text:p>
          </table:table-cell>
          <table:table-cell office:value-type="float" office:value="0.0655373">
            <text:p>0.0655373</text:p>
          </table:table-cell>
          <table:table-cell office:value-type="float" office:value="0.121039">
            <text:p>0.121039</text:p>
          </table:table-cell>
          <table:table-cell office:value-type="float" office:value="0.859124">
            <text:p>0.859124</text:p>
          </table:table-cell>
          <table:table-cell office:value-type="float" office:value="0.187647">
            <text:p>0.187647</text:p>
          </table:table-cell>
          <table:table-cell office:value-type="float" office:value="-0.261908">
            <text:p>-0.261908</text:p>
          </table:table-cell>
          <table:table-cell office:value-type="float" office:value="0.305294">
            <text:p>0.305294</text:p>
          </table:table-cell>
          <table:table-cell office:value-type="float" office:value="-0.156717">
            <text:p>-0.156717</text:p>
          </table:table-cell>
          <table:table-cell office:value-type="float" office:value="-0.0177847">
            <text:p>-0.0177847</text:p>
          </table:table-cell>
          <table:table-cell office:value-type="float" office:value="-0.0219752">
            <text:p>-0.0219752</text:p>
          </table:table-cell>
          <table:table-cell office:value-type="float" office:value="-0.0137387">
            <text:p>-0.0137387</text:p>
          </table:table-cell>
          <table:table-cell office:value-type="float" office:value="-0.0541314">
            <text:p>-0.0541314</text:p>
          </table:table-cell>
          <table:table-cell office:value-type="float" office:value="-0.0659199">
            <text:p>-0.0659199</text:p>
          </table:table-cell>
          <table:table-cell office:value-type="float" office:value="-0.0101839">
            <text:p>-0.0101839</text:p>
          </table:table-cell>
          <table:table-cell/>
          <table:table-cell office:value-type="float" office:value="10.5028">
            <text:p>10.5028</text:p>
          </table:table-cell>
          <table:table-cell office:value-type="float" office:value="0.0974971">
            <text:p>0.0974971</text:p>
          </table:table-cell>
          <table:table-cell office:value-type="float" office:value="0.0824713">
            <text:p>0.0824713</text:p>
          </table:table-cell>
          <table:table-cell office:value-type="float" office:value="0.884373">
            <text:p>0.884373</text:p>
          </table:table-cell>
          <table:table-cell office:value-type="float" office:value="0.185662">
            <text:p>0.185662</text:p>
          </table:table-cell>
          <table:table-cell office:value-type="float" office:value="-0.251813">
            <text:p>-0.251813</text:p>
          </table:table-cell>
          <table:table-cell office:value-type="float" office:value="0.304816">
            <text:p>0.304816</text:p>
          </table:table-cell>
          <table:table-cell office:value-type="float" office:value="-0.121044">
            <text:p>-0.121044</text:p>
          </table:table-cell>
          <table:table-cell office:value-type="float" office:value="-0.0354062">
            <text:p>-0.0354062</text:p>
          </table:table-cell>
          <table:table-cell office:value-type="float" office:value="0.0480985">
            <text:p>0.0480985</text:p>
          </table:table-cell>
          <table:table-cell office:value-type="float" office:value="-0.0493945">
            <text:p>-0.0493945</text:p>
          </table:table-cell>
          <table:table-cell office:value-type="float" office:value="0.0663856">
            <text:p>0.0663856</text:p>
          </table:table-cell>
          <table:table-cell office:value-type="float" office:value="-0.049118">
            <text:p>-0.049118</text:p>
          </table:table-cell>
          <table:table-cell office:value-type="float" office:value="0.314988">
            <text:p>0.314988</text:p>
          </table:table-cell>
          <table:table-cell/>
          <table:table-cell office:value-type="float" office:value="6.90822">
            <text:p>6.90822</text:p>
          </table:table-cell>
          <table:table-cell office:value-type="float" office:value="-0.0249566">
            <text:p>-0.0249566</text:p>
          </table:table-cell>
          <table:table-cell office:value-type="float" office:value="-0.0349487">
            <text:p>-0.0349487</text:p>
          </table:table-cell>
          <table:table-cell office:value-type="float" office:value="0.656938">
            <text:p>0.656938</text:p>
          </table:table-cell>
          <table:table-cell office:value-type="float" office:value="0.107213">
            <text:p>0.107213</text:p>
          </table:table-cell>
          <table:table-cell office:value-type="float" office:value="-0.299265">
            <text:p>-0.299265</text:p>
          </table:table-cell>
          <table:table-cell office:value-type="float" office:value="0.0345376">
            <text:p>0.0345376</text:p>
          </table:table-cell>
          <table:table-cell office:value-type="float" office:value="-0.108569">
            <text:p>-0.108569</text:p>
          </table:table-cell>
          <table:table-cell office:value-type="float" office:value="-0.0240831">
            <text:p>-0.0240831</text:p>
          </table:table-cell>
          <table:table-cell office:value-type="float" office:value="-0.0285431">
            <text:p>-0.0285431</text:p>
          </table:table-cell>
          <table:table-cell office:value-type="float" office:value="-0.00540845">
            <text:p>-0.00540845</text:p>
          </table:table-cell>
          <table:table-cell office:value-type="float" office:value="0.110299">
            <text:p>0.110299</text:p>
          </table:table-cell>
          <table:table-cell office:value-type="float" office:value="0.0456384">
            <text:p>0.0456384</text:p>
          </table:table-cell>
          <table:table-cell office:value-type="float" office:value="0.0500807">
            <text:p>0.0500807</text:p>
          </table:table-cell>
        </table:table-row>
        <table:table-row table:style-name="ro4">
          <table:table-cell office:value-type="float" office:value="6.60483">
            <text:p>6.60483</text:p>
          </table:table-cell>
          <table:table-cell office:value-type="float" office:value="-0.113163">
            <text:p>-0.113163</text:p>
          </table:table-cell>
          <table:table-cell office:value-type="float" office:value="-0.062972">
            <text:p>-0.062972</text:p>
          </table:table-cell>
          <table:table-cell office:value-type="float" office:value="0.639728">
            <text:p>0.639728</text:p>
          </table:table-cell>
          <table:table-cell office:value-type="float" office:value="0.157979">
            <text:p>0.157979</text:p>
          </table:table-cell>
          <table:table-cell office:value-type="float" office:value="-0.370264">
            <text:p>-0.370264</text:p>
          </table:table-cell>
          <table:table-cell office:value-type="float" office:value="-0.00569199">
            <text:p>-0.00569199</text:p>
          </table:table-cell>
          <table:table-cell office:value-type="float" office:value="-0.121361">
            <text:p>-0.121361</text:p>
          </table:table-cell>
          <table:table-cell office:value-type="float" office:value="-0.0146096">
            <text:p>-0.0146096</text:p>
          </table:table-cell>
          <table:table-cell office:value-type="float" office:value="-0.0162044">
            <text:p>-0.0162044</text:p>
          </table:table-cell>
          <table:table-cell office:value-type="float" office:value="-0.0138078">
            <text:p>-0.0138078</text:p>
          </table:table-cell>
          <table:table-cell office:value-type="float" office:value="-0.230477">
            <text:p>-0.230477</text:p>
          </table:table-cell>
          <table:table-cell office:value-type="float" office:value="-0.232919">
            <text:p>-0.232919</text:p>
          </table:table-cell>
          <table:table-cell office:value-type="float" office:value="0.154023">
            <text:p>0.154023</text:p>
          </table:table-cell>
          <table:table-cell/>
          <table:table-cell office:value-type="float" office:value="6.63955">
            <text:p>6.63955</text:p>
          </table:table-cell>
          <table:table-cell office:value-type="float" office:value="-0.0900622">
            <text:p>-0.0900622</text:p>
          </table:table-cell>
          <table:table-cell office:value-type="float" office:value="-0.0496187">
            <text:p>-0.0496187</text:p>
          </table:table-cell>
          <table:table-cell office:value-type="float" office:value="0.643852">
            <text:p>0.643852</text:p>
          </table:table-cell>
          <table:table-cell office:value-type="float" office:value="0.0571004">
            <text:p>0.0571004</text:p>
          </table:table-cell>
          <table:table-cell office:value-type="float" office:value="-0.205768">
            <text:p>-0.205768</text:p>
          </table:table-cell>
          <table:table-cell office:value-type="float" office:value="0.0361571">
            <text:p>0.0361571</text:p>
          </table:table-cell>
          <table:table-cell office:value-type="float" office:value="-0.0380597">
            <text:p>-0.0380597</text:p>
          </table:table-cell>
          <table:table-cell office:value-type="float" office:value="-0.0129053">
            <text:p>-0.0129053</text:p>
          </table:table-cell>
          <table:table-cell office:value-type="float" office:value="-0.0178351">
            <text:p>-0.0178351</text:p>
          </table:table-cell>
          <table:table-cell office:value-type="float" office:value="0.00189797">
            <text:p>0.00189797</text:p>
          </table:table-cell>
          <table:table-cell office:value-type="float" office:value="-0.0152366">
            <text:p>-0.0152366</text:p>
          </table:table-cell>
          <table:table-cell office:value-type="float" office:value="-0.012587">
            <text:p>-0.012587</text:p>
          </table:table-cell>
          <table:table-cell office:value-type="float" office:value="0.00483312">
            <text:p>0.00483312</text:p>
          </table:table-cell>
          <table:table-cell/>
          <table:table-cell office:value-type="float" office:value="9.94237">
            <text:p>9.94237</text:p>
          </table:table-cell>
          <table:table-cell office:value-type="float" office:value="0.0414536">
            <text:p>0.0414536</text:p>
          </table:table-cell>
          <table:table-cell office:value-type="float" office:value="0.0915445">
            <text:p>0.0915445</text:p>
          </table:table-cell>
          <table:table-cell office:value-type="float" office:value="0.849161">
            <text:p>0.849161</text:p>
          </table:table-cell>
          <table:table-cell office:value-type="float" office:value="0.17101">
            <text:p>0.17101</text:p>
          </table:table-cell>
          <table:table-cell office:value-type="float" office:value="-0.274732">
            <text:p>-0.274732</text:p>
          </table:table-cell>
          <table:table-cell office:value-type="float" office:value="0.279685">
            <text:p>0.279685</text:p>
          </table:table-cell>
          <table:table-cell office:value-type="float" office:value="-0.173848">
            <text:p>-0.173848</text:p>
          </table:table-cell>
          <table:table-cell office:value-type="float" office:value="-0.0460778">
            <text:p>-0.0460778</text:p>
          </table:table-cell>
          <table:table-cell office:value-type="float" office:value="-0.0564298">
            <text:p>-0.0564298</text:p>
          </table:table-cell>
          <table:table-cell office:value-type="float" office:value="-0.0190615">
            <text:p>-0.0190615</text:p>
          </table:table-cell>
          <table:table-cell office:value-type="float" office:value="0.214882">
            <text:p>0.214882</text:p>
          </table:table-cell>
          <table:table-cell office:value-type="float" office:value="0.0797864">
            <text:p>0.0797864</text:p>
          </table:table-cell>
          <table:table-cell office:value-type="float" office:value="-0.141619">
            <text:p>-0.141619</text:p>
          </table:table-cell>
          <table:table-cell/>
          <table:table-cell office:value-type="float" office:value="10.6352">
            <text:p>10.6352</text:p>
          </table:table-cell>
          <table:table-cell office:value-type="float" office:value="0.0939716">
            <text:p>0.0939716</text:p>
          </table:table-cell>
          <table:table-cell office:value-type="float" office:value="0.0879815">
            <text:p>0.0879815</text:p>
          </table:table-cell>
          <table:table-cell office:value-type="float" office:value="0.883358">
            <text:p>0.883358</text:p>
          </table:table-cell>
          <table:table-cell office:value-type="float" office:value="0.181761">
            <text:p>0.181761</text:p>
          </table:table-cell>
          <table:table-cell office:value-type="float" office:value="-0.256781">
            <text:p>-0.256781</text:p>
          </table:table-cell>
          <table:table-cell office:value-type="float" office:value="0.308952">
            <text:p>0.308952</text:p>
          </table:table-cell>
          <table:table-cell table:style-name="ce1" office:value-type="float" office:value="-0.137167">
            <text:p>-0.137167</text:p>
          </table:table-cell>
          <table:table-cell office:value-type="float" office:value="-0.0266111">
            <text:p>-0.0266111</text:p>
          </table:table-cell>
          <table:table-cell office:value-type="float" office:value="0.0415911">
            <text:p>0.0415911</text:p>
          </table:table-cell>
          <table:table-cell office:value-type="float" office:value="-0.00766365">
            <text:p>-0.00766365</text:p>
          </table:table-cell>
          <table:table-cell office:value-type="float" office:value="0.029668">
            <text:p>0.029668</text:p>
          </table:table-cell>
          <table:table-cell office:value-type="float" office:value="-0.0617943">
            <text:p>-0.0617943</text:p>
          </table:table-cell>
          <table:table-cell office:value-type="float" office:value="-0.0170682">
            <text:p>-0.0170682</text:p>
          </table:table-cell>
          <table:table-cell/>
          <table:table-cell office:value-type="float" office:value="7.02044">
            <text:p>7.02044</text:p>
          </table:table-cell>
          <table:table-cell table:style-name="ce1" office:value-type="float" office:value="-0.0262702">
            <text:p>-0.0262702</text:p>
          </table:table-cell>
          <table:table-cell office:value-type="float" office:value="-0.0375771">
            <text:p>-0.0375771</text:p>
          </table:table-cell>
          <table:table-cell office:value-type="float" office:value="0.656962">
            <text:p>0.656962</text:p>
          </table:table-cell>
          <table:table-cell office:value-type="float" office:value="0.103394">
            <text:p>0.103394</text:p>
          </table:table-cell>
          <table:table-cell office:value-type="float" office:value="-0.310852">
            <text:p>-0.310852</text:p>
          </table:table-cell>
          <table:table-cell office:value-type="float" office:value="0.022029">
            <text:p>0.022029</text:p>
          </table:table-cell>
          <table:table-cell office:value-type="float" office:value="-0.107718">
            <text:p>-0.107718</text:p>
          </table:table-cell>
          <table:table-cell table:style-name="ce1" office:value-type="float" office:value="-0.0117052">
            <text:p>-0.0117052</text:p>
          </table:table-cell>
          <table:table-cell office:value-type="float" office:value="-0.0234215">
            <text:p>-0.0234215</text:p>
          </table:table-cell>
          <table:table-cell office:value-type="float" office:value="0.000211652">
            <text:p>0.000211652</text:p>
          </table:table-cell>
          <table:table-cell office:value-type="float" office:value="-0.283244">
            <text:p>-0.283244</text:p>
          </table:table-cell>
          <table:table-cell office:value-type="float" office:value="-0.324031">
            <text:p>-0.324031</text:p>
          </table:table-cell>
          <table:table-cell office:value-type="float" office:value="0.0657022">
            <text:p>0.0657022</text:p>
          </table:table-cell>
        </table:table-row>
        <table:table-row table:style-name="ro4">
          <table:table-cell office:value-type="float" office:value="6.77341">
            <text:p>6.77341</text:p>
          </table:table-cell>
          <table:table-cell office:value-type="float" office:value="-0.122176">
            <text:p>-0.122176</text:p>
          </table:table-cell>
          <table:table-cell office:value-type="float" office:value="-0.0723229">
            <text:p>-0.0723229</text:p>
          </table:table-cell>
          <table:table-cell office:value-type="float" office:value="0.641778">
            <text:p>0.641778</text:p>
          </table:table-cell>
          <table:table-cell office:value-type="float" office:value="0.150711">
            <text:p>0.150711</text:p>
          </table:table-cell>
          <table:table-cell office:value-type="float" office:value="-0.370096">
            <text:p>-0.370096</text:p>
          </table:table-cell>
          <table:table-cell office:value-type="float" office:value="-0.00725524">
            <text:p>-0.00725524</text:p>
          </table:table-cell>
          <table:table-cell office:value-type="float" office:value="-0.123994">
            <text:p>-0.123994</text:p>
          </table:table-cell>
          <table:table-cell office:value-type="float" office:value="-0.0534627">
            <text:p>-0.0534627</text:p>
          </table:table-cell>
          <table:table-cell table:style-name="ce1" office:value-type="float" office:value="-0.0554692">
            <text:p>-0.0554692</text:p>
          </table:table-cell>
          <table:table-cell office:value-type="float" office:value="0.012157">
            <text:p>0.012157</text:p>
          </table:table-cell>
          <table:table-cell office:value-type="float" office:value="0.165319">
            <text:p>0.165319</text:p>
          </table:table-cell>
          <table:table-cell office:value-type="float" office:value="0.108035">
            <text:p>0.108035</text:p>
          </table:table-cell>
          <table:table-cell office:value-type="float" office:value="-0.0478891">
            <text:p>-0.0478891</text:p>
          </table:table-cell>
          <table:table-cell/>
          <table:table-cell office:value-type="float" office:value="7.11006">
            <text:p>7.11006</text:p>
          </table:table-cell>
          <table:table-cell office:value-type="float" office:value="-0.0995073">
            <text:p>-0.0995073</text:p>
          </table:table-cell>
          <table:table-cell office:value-type="float" office:value="-0.0607967">
            <text:p>-0.0607967</text:p>
          </table:table-cell>
          <table:table-cell office:value-type="float" office:value="0.645815">
            <text:p>0.645815</text:p>
          </table:table-cell>
          <table:table-cell office:value-type="float" office:value="0.0466153">
            <text:p>0.0466153</text:p>
          </table:table-cell>
          <table:table-cell office:value-type="float" office:value="-0.214577">
            <text:p>-0.214577</text:p>
          </table:table-cell>
          <table:table-cell office:value-type="float" office:value="0.026772">
            <text:p>0.026772</text:p>
          </table:table-cell>
          <table:table-cell office:value-type="float" office:value="-0.0361449">
            <text:p>-0.0361449</text:p>
          </table:table-cell>
          <table:table-cell office:value-type="float" office:value="-0.0200742">
            <text:p>-0.0200742</text:p>
          </table:table-cell>
          <table:table-cell office:value-type="float" office:value="-0.0237574">
            <text:p>-0.0237574</text:p>
          </table:table-cell>
          <table:table-cell office:value-type="float" office:value="0.00417199">
            <text:p>0.00417199</text:p>
          </table:table-cell>
          <table:table-cell office:value-type="float" office:value="0.0372212">
            <text:p>0.0372212</text:p>
          </table:table-cell>
          <table:table-cell office:value-type="float" office:value="0.0928405">
            <text:p>0.0928405</text:p>
          </table:table-cell>
          <table:table-cell office:value-type="float" office:value="-0.0207803">
            <text:p>-0.0207803</text:p>
          </table:table-cell>
          <table:table-cell/>
          <table:table-cell office:value-type="float" office:value="10.0139">
            <text:p>10.0139</text:p>
          </table:table-cell>
          <table:table-cell office:value-type="float" office:value="0.0392578">
            <text:p>0.0392578</text:p>
          </table:table-cell>
          <table:table-cell office:value-type="float" office:value="0.0879182">
            <text:p>0.0879182</text:p>
          </table:table-cell>
          <table:table-cell office:value-type="float" office:value="0.847074">
            <text:p>0.847074</text:p>
          </table:table-cell>
          <table:table-cell office:value-type="float" office:value="0.168852">
            <text:p>0.168852</text:p>
          </table:table-cell>
          <table:table-cell office:value-type="float" office:value="-0.293232">
            <text:p>-0.293232</text:p>
          </table:table-cell>
          <table:table-cell office:value-type="float" office:value="0.264543">
            <text:p>0.264543</text:p>
          </table:table-cell>
          <table:table-cell office:value-type="float" office:value="-0.164479">
            <text:p>-0.164479</text:p>
          </table:table-cell>
          <table:table-cell office:value-type="float" office:value="-0.0307163">
            <text:p>-0.0307163</text:p>
          </table:table-cell>
          <table:table-cell office:value-type="float" office:value="-0.050726">
            <text:p>-0.050726</text:p>
          </table:table-cell>
          <table:table-cell office:value-type="float" office:value="-0.0291856">
            <text:p>-0.0291856</text:p>
          </table:table-cell>
          <table:table-cell office:value-type="float" office:value="-0.125654">
            <text:p>-0.125654</text:p>
          </table:table-cell>
          <table:table-cell office:value-type="float" office:value="-0.150671">
            <text:p>-0.150671</text:p>
          </table:table-cell>
          <table:table-cell office:value-type="float" office:value="0.0964659">
            <text:p>0.0964659</text:p>
          </table:table-cell>
          <table:table-cell/>
          <table:table-cell office:value-type="float" office:value="10.9035">
            <text:p>10.9035</text:p>
          </table:table-cell>
          <table:table-cell office:value-type="float" office:value="0.088968">
            <text:p>0.088968</text:p>
          </table:table-cell>
          <table:table-cell office:value-type="float" office:value="0.0946917">
            <text:p>0.0946917</text:p>
          </table:table-cell>
          <table:table-cell office:value-type="float" office:value="0.880074">
            <text:p>0.880074</text:p>
          </table:table-cell>
          <table:table-cell office:value-type="float" office:value="0.174109">
            <text:p>0.174109</text:p>
          </table:table-cell>
          <table:table-cell office:value-type="float" office:value="-0.26665">
            <text:p>-0.26665</text:p>
          </table:table-cell>
          <table:table-cell office:value-type="float" office:value="0.319917">
            <text:p>0.319917</text:p>
          </table:table-cell>
          <table:table-cell office:value-type="float" office:value="-0.14079">
            <text:p>-0.14079</text:p>
          </table:table-cell>
          <table:table-cell office:value-type="float" office:value="-0.0186527">
            <text:p>-0.0186527</text:p>
          </table:table-cell>
          <table:table-cell office:value-type="float" office:value="0.0250149">
            <text:p>0.0250149</text:p>
          </table:table-cell>
          <table:table-cell office:value-type="float" office:value="-0.0122422">
            <text:p>-0.0122422</text:p>
          </table:table-cell>
          <table:table-cell office:value-type="float" office:value="-0.0633272">
            <text:p>-0.0633272</text:p>
          </table:table-cell>
          <table:table-cell office:value-type="float" office:value="0.04027">
            <text:p>0.04027</text:p>
          </table:table-cell>
          <table:table-cell office:value-type="float" office:value="-0.023892">
            <text:p>-0.023892</text:p>
          </table:table-cell>
          <table:table-cell/>
          <table:table-cell office:value-type="float" office:value="7.13991">
            <text:p>7.13991</text:p>
          </table:table-cell>
          <table:table-cell office:value-type="float" office:value="-0.031711">
            <text:p>-0.031711</text:p>
          </table:table-cell>
          <table:table-cell office:value-type="float" office:value="-0.0449997">
            <text:p>-0.0449997</text:p>
          </table:table-cell>
          <table:table-cell office:value-type="float" office:value="0.657925">
            <text:p>0.657925</text:p>
          </table:table-cell>
          <table:table-cell office:value-type="float" office:value="0.0994775">
            <text:p>0.0994775</text:p>
          </table:table-cell>
          <table:table-cell office:value-type="float" office:value="-0.310029">
            <text:p>-0.310029</text:p>
          </table:table-cell>
          <table:table-cell office:value-type="float" office:value="0.0221811">
            <text:p>0.0221811</text:p>
          </table:table-cell>
          <table:table-cell office:value-type="float" office:value="-0.108417">
            <text:p>-0.108417</text:p>
          </table:table-cell>
          <table:table-cell office:value-type="float" office:value="-0.045543">
            <text:p>-0.045543</text:p>
          </table:table-cell>
          <table:table-cell office:value-type="float" office:value="-0.0621318">
            <text:p>-0.0621318</text:p>
          </table:table-cell>
          <table:table-cell office:value-type="float" office:value="0.00806076">
            <text:p>0.00806076</text:p>
          </table:table-cell>
          <table:table-cell office:value-type="float" office:value="0.0488122">
            <text:p>0.0488122</text:p>
          </table:table-cell>
          <table:table-cell office:value-type="float" office:value="0.0562757">
            <text:p>0.0562757</text:p>
          </table:table-cell>
          <table:table-cell office:value-type="float" office:value="-0.0129265">
            <text:p>-0.0129265</text:p>
          </table:table-cell>
        </table:table-row>
        <table:table-row table:style-name="ro4">
          <table:table-cell office:value-type="float" office:value="7.07289">
            <text:p>7.07289</text:p>
          </table:table-cell>
          <table:table-cell office:value-type="float" office:value="-0.12336">
            <text:p>-0.12336</text:p>
          </table:table-cell>
          <table:table-cell office:value-type="float" office:value="-0.0792453">
            <text:p>-0.0792453</text:p>
          </table:table-cell>
          <table:table-cell office:value-type="float" office:value="0.641123">
            <text:p>0.641123</text:p>
          </table:table-cell>
          <table:table-cell office:value-type="float" office:value="0.138614">
            <text:p>0.138614</text:p>
          </table:table-cell>
          <table:table-cell office:value-type="float" office:value="-0.376085">
            <text:p>-0.376085</text:p>
          </table:table-cell>
          <table:table-cell office:value-type="float" office:value="-0.0169163">
            <text:p>-0.0169163</text:p>
          </table:table-cell>
          <table:table-cell office:value-type="float" office:value="-0.124205">
            <text:p>-0.124205</text:p>
          </table:table-cell>
          <table:table-cell office:value-type="float" office:value="-0.00395296">
            <text:p>-0.00395296</text:p>
          </table:table-cell>
          <table:table-cell office:value-type="float" office:value="-0.0231148">
            <text:p>-0.0231148</text:p>
          </table:table-cell>
          <table:table-cell office:value-type="float" office:value="-0.00218487">
            <text:p>-0.00218487</text:p>
          </table:table-cell>
          <table:table-cell office:value-type="float" office:value="-0.0949862">
            <text:p>-0.0949862</text:p>
          </table:table-cell>
          <table:table-cell office:value-type="float" office:value="-0.065822">
            <text:p>-0.065822</text:p>
          </table:table-cell>
          <table:table-cell office:value-type="float" office:value="0.0220224">
            <text:p>0.0220224</text:p>
          </table:table-cell>
          <table:table-cell/>
          <table:table-cell office:value-type="float" office:value="7.30782">
            <text:p>7.30782</text:p>
          </table:table-cell>
          <table:table-cell office:value-type="float" office:value="-0.102022">
            <text:p>-0.102022</text:p>
          </table:table-cell>
          <table:table-cell office:value-type="float" office:value="-0.0618641">
            <text:p>-0.0618641</text:p>
          </table:table-cell>
          <table:table-cell office:value-type="float" office:value="0.645827">
            <text:p>0.645827</text:p>
          </table:table-cell>
          <table:table-cell office:value-type="float" office:value="0.042805">
            <text:p>0.042805</text:p>
          </table:table-cell>
          <table:table-cell office:value-type="float" office:value="-0.215569">
            <text:p>-0.215569</text:p>
          </table:table-cell>
          <table:table-cell office:value-type="float" office:value="0.025909">
            <text:p>0.025909</text:p>
          </table:table-cell>
          <table:table-cell office:value-type="float" office:value="-0.0356997">
            <text:p>-0.0356997</text:p>
          </table:table-cell>
          <table:table-cell office:value-type="float" office:value="-0.0127132">
            <text:p>-0.0127132</text:p>
          </table:table-cell>
          <table:table-cell office:value-type="float" office:value="-0.00539693">
            <text:p>-0.00539693</text:p>
          </table:table-cell>
          <table:table-cell table:style-name="ce1" office:value-type="string">
            <text:p>6.24221e-05</text:p>
          </table:table-cell>
          <table:table-cell office:value-type="float" office:value="0.0750333">
            <text:p>0.0750333</text:p>
          </table:table-cell>
          <table:table-cell office:value-type="float" office:value="0.0243178">
            <text:p>0.0243178</text:p>
          </table:table-cell>
          <table:table-cell office:value-type="float" office:value="0.0116619">
            <text:p>0.0116619</text:p>
          </table:table-cell>
          <table:table-cell/>
          <table:table-cell office:value-type="float" office:value="10.2429">
            <text:p>10.2429</text:p>
          </table:table-cell>
          <table:table-cell office:value-type="float" office:value="0.0256304">
            <text:p>0.0256304</text:p>
          </table:table-cell>
          <table:table-cell office:value-type="float" office:value="0.0683954">
            <text:p>0.0683954</text:p>
          </table:table-cell>
          <table:table-cell office:value-type="float" office:value="0.84545">
            <text:p>0.84545</text:p>
          </table:table-cell>
          <table:table-cell office:value-type="float" office:value="0.16212">
            <text:p>0.16212</text:p>
          </table:table-cell>
          <table:table-cell office:value-type="float" office:value="-0.298653">
            <text:p>-0.298653</text:p>
          </table:table-cell>
          <table:table-cell office:value-type="float" office:value="0.255953">
            <text:p>0.255953</text:p>
          </table:table-cell>
          <table:table-cell office:value-type="float" office:value="-0.168311">
            <text:p>-0.168311</text:p>
          </table:table-cell>
          <table:table-cell office:value-type="float" office:value="-0.0594966">
            <text:p>-0.0594966</text:p>
          </table:table-cell>
          <table:table-cell office:value-type="float" office:value="-0.0852363">
            <text:p>-0.0852363</text:p>
          </table:table-cell>
          <table:table-cell office:value-type="float" office:value="-0.00709067">
            <text:p>-0.00709067</text:p>
          </table:table-cell>
          <table:table-cell office:value-type="float" office:value="0.0834884">
            <text:p>0.0834884</text:p>
          </table:table-cell>
          <table:table-cell office:value-type="float" office:value="0.124283">
            <text:p>0.124283</text:p>
          </table:table-cell>
          <table:table-cell office:value-type="float" office:value="0.0148166">
            <text:p>0.0148166</text:p>
          </table:table-cell>
          <table:table-cell/>
          <table:table-cell office:value-type="float" office:value="11.5438">
            <text:p>11.5438</text:p>
          </table:table-cell>
          <table:table-cell office:value-type="float" office:value="0.0510555">
            <text:p>0.0510555</text:p>
          </table:table-cell>
          <table:table-cell office:value-type="float" office:value="0.127223">
            <text:p>0.127223</text:p>
          </table:table-cell>
          <table:table-cell office:value-type="float" office:value="0.862438">
            <text:p>0.862438</text:p>
          </table:table-cell>
          <table:table-cell office:value-type="float" office:value="0.157122">
            <text:p>0.157122</text:p>
          </table:table-cell>
          <table:table-cell office:value-type="float" office:value="-0.292707">
            <text:p>-0.292707</text:p>
          </table:table-cell>
          <table:table-cell office:value-type="float" office:value="0.332676">
            <text:p>0.332676</text:p>
          </table:table-cell>
          <table:table-cell office:value-type="float" office:value="-0.152734">
            <text:p>-0.152734</text:p>
          </table:table-cell>
          <table:table-cell office:value-type="float" office:value="-0.0592049">
            <text:p>-0.0592049</text:p>
          </table:table-cell>
          <table:table-cell office:value-type="float" office:value="0.0508021">
            <text:p>0.0508021</text:p>
          </table:table-cell>
          <table:table-cell office:value-type="float" office:value="-0.0275417">
            <text:p>-0.0275417</text:p>
          </table:table-cell>
          <table:table-cell office:value-type="float" office:value="0.215246">
            <text:p>0.215246</text:p>
          </table:table-cell>
          <table:table-cell office:value-type="float" office:value="-0.339191">
            <text:p>-0.339191</text:p>
          </table:table-cell>
          <table:table-cell office:value-type="float" office:value="0.0811416">
            <text:p>0.0811416</text:p>
          </table:table-cell>
          <table:table-cell/>
          <table:table-cell office:value-type="float" office:value="7.70788">
            <text:p>7.70788</text:p>
          </table:table-cell>
          <table:table-cell office:value-type="float" office:value="-0.0418318">
            <text:p>-0.0418318</text:p>
          </table:table-cell>
          <table:table-cell office:value-type="float" office:value="-0.0621347">
            <text:p>-0.0621347</text:p>
          </table:table-cell>
          <table:table-cell office:value-type="float" office:value="0.658333">
            <text:p>0.658333</text:p>
          </table:table-cell>
          <table:table-cell office:value-type="float" office:value="0.0827933">
            <text:p>0.0827933</text:p>
          </table:table-cell>
          <table:table-cell office:value-type="float" office:value="-0.324898">
            <text:p>-0.324898</text:p>
          </table:table-cell>
          <table:table-cell office:value-type="float" office:value="0.0042795">
            <text:p>0.0042795</text:p>
          </table:table-cell>
          <table:table-cell office:value-type="float" office:value="-0.106334">
            <text:p>-0.106334</text:p>
          </table:table-cell>
          <table:table-cell office:value-type="float" office:value="-0.0178193">
            <text:p>-0.0178193</text:p>
          </table:table-cell>
          <table:table-cell office:value-type="float" office:value="-0.0301691">
            <text:p>-0.0301691</text:p>
          </table:table-cell>
          <table:table-cell table:style-name="ce1" office:value-type="float" office:value="0.000718934">
            <text:p>0.000718934</text:p>
          </table:table-cell>
          <table:table-cell office:value-type="float" office:value="-0.179283">
            <text:p>-0.179283</text:p>
          </table:table-cell>
          <table:table-cell office:value-type="float" office:value="-0.1009">
            <text:p>-0.1009</text:p>
          </table:table-cell>
          <table:table-cell office:value-type="float" office:value="0.0874006">
            <text:p>0.0874006</text:p>
          </table:table-cell>
        </table:table-row>
        <table:table-row table:style-name="ro4">
          <table:table-cell office:value-type="float" office:value="7.20584">
            <text:p>7.20584</text:p>
          </table:table-cell>
          <table:table-cell office:value-type="float" office:value="-0.125564">
            <text:p>-0.125564</text:p>
          </table:table-cell>
          <table:table-cell office:value-type="float" office:value="-0.0834817">
            <text:p>-0.0834817</text:p>
          </table:table-cell>
          <table:table-cell office:value-type="float" office:value="0.641222">
            <text:p>0.641222</text:p>
          </table:table-cell>
          <table:table-cell office:value-type="float" office:value="0.13356">
            <text:p>0.13356</text:p>
          </table:table-cell>
          <table:table-cell office:value-type="float" office:value="-0.375544">
            <text:p>-0.375544</text:p>
          </table:table-cell>
          <table:table-cell office:value-type="float" office:value="-0.0179854">
            <text:p>-0.0179854</text:p>
          </table:table-cell>
          <table:table-cell office:value-type="float" office:value="-0.125112">
            <text:p>-0.125112</text:p>
          </table:table-cell>
          <table:table-cell office:value-type="float" office:value="-0.016581">
            <text:p>-0.016581</text:p>
          </table:table-cell>
          <table:table-cell office:value-type="float" office:value="-0.0318656">
            <text:p>-0.0318656</text:p>
          </table:table-cell>
          <table:table-cell office:value-type="float" office:value="0.000742917">
            <text:p>0.000742917</text:p>
          </table:table-cell>
          <table:table-cell office:value-type="float" office:value="0.030811">
            <text:p>0.030811</text:p>
          </table:table-cell>
          <table:table-cell office:value-type="float" office:value="0.0527402">
            <text:p>0.0527402</text:p>
          </table:table-cell>
          <table:table-cell office:value-type="float" office:value="-0.00907814">
            <text:p>-0.00907814</text:p>
          </table:table-cell>
          <table:table-cell/>
          <table:table-cell office:value-type="float" office:value="7.57543">
            <text:p>7.57543</text:p>
          </table:table-cell>
          <table:table-cell office:value-type="float" office:value="-0.10005">
            <text:p>-0.10005</text:p>
          </table:table-cell>
          <table:table-cell office:value-type="float" office:value="-0.0615668">
            <text:p>-0.0615668</text:p>
          </table:table-cell>
          <table:table-cell office:value-type="float" office:value="0.646679">
            <text:p>0.646679</text:p>
          </table:table-cell>
          <table:table-cell office:value-type="float" office:value="0.03814">
            <text:p>0.03814</text:p>
          </table:table-cell>
          <table:table-cell office:value-type="float" office:value="-0.209398">
            <text:p>-0.209398</text:p>
          </table:table-cell>
          <table:table-cell office:value-type="float" office:value="0.0248452">
            <text:p>0.0248452</text:p>
          </table:table-cell>
          <table:table-cell office:value-type="float" office:value="-0.0346415">
            <text:p>-0.0346415</text:p>
          </table:table-cell>
          <table:table-cell office:value-type="float" office:value="0.00736622">
            <text:p>0.00736622</text:p>
          </table:table-cell>
          <table:table-cell office:value-type="float" office:value="0.00111068">
            <text:p>0.00111068</text:p>
          </table:table-cell>
          <table:table-cell office:value-type="float" office:value="0.00318323">
            <text:p>0.00318323</text:p>
          </table:table-cell>
          <table:table-cell office:value-type="float" office:value="0.184304">
            <text:p>0.184304</text:p>
          </table:table-cell>
          <table:table-cell office:value-type="float" office:value="-0.0681245">
            <text:p>-0.0681245</text:p>
          </table:table-cell>
          <table:table-cell office:value-type="float" office:value="0.00210052">
            <text:p>0.00210052</text:p>
          </table:table-cell>
          <table:table-cell/>
          <table:table-cell office:value-type="float" office:value="10.5418">
            <text:p>10.5418</text:p>
          </table:table-cell>
          <table:table-cell office:value-type="float" office:value="0.0153059">
            <text:p>0.0153059</text:p>
          </table:table-cell>
          <table:table-cell office:value-type="float" office:value="0.0540219">
            <text:p>0.0540219</text:p>
          </table:table-cell>
          <table:table-cell office:value-type="float" office:value="0.844654">
            <text:p>0.844654</text:p>
          </table:table-cell>
          <table:table-cell office:value-type="float" office:value="0.153738">
            <text:p>0.153738</text:p>
          </table:table-cell>
          <table:table-cell office:value-type="float" office:value="-0.313616">
            <text:p>-0.313616</text:p>
          </table:table-cell>
          <table:table-cell office:value-type="float" office:value="0.241384">
            <text:p>0.241384</text:p>
          </table:table-cell>
          <table:table-cell office:value-type="float" office:value="-0.172631">
            <text:p>-0.172631</text:p>
          </table:table-cell>
          <table:table-cell office:value-type="float" office:value="-0.0345426">
            <text:p>-0.0345426</text:p>
          </table:table-cell>
          <table:table-cell office:value-type="float" office:value="-0.0480891">
            <text:p>-0.0480891</text:p>
          </table:table-cell>
          <table:table-cell office:value-type="float" office:value="-0.0026621">
            <text:p>-0.0026621</text:p>
          </table:table-cell>
          <table:table-cell office:value-type="float" office:value="-0.0474652">
            <text:p>-0.0474652</text:p>
          </table:table-cell>
          <table:table-cell office:value-type="float" office:value="0.0621478">
            <text:p>0.0621478</text:p>
          </table:table-cell>
          <table:table-cell office:value-type="float" office:value="-0.0619817">
            <text:p>-0.0619817</text:p>
          </table:table-cell>
          <table:table-cell/>
          <table:table-cell office:value-type="float" office:value="11.7412">
            <text:p>11.7412</text:p>
          </table:table-cell>
          <table:table-cell office:value-type="float" office:value="0.0477553">
            <text:p>0.0477553</text:p>
          </table:table-cell>
          <table:table-cell office:value-type="float" office:value="0.124036">
            <text:p>0.124036</text:p>
          </table:table-cell>
          <table:table-cell office:value-type="float" office:value="0.860163">
            <text:p>0.860163</text:p>
          </table:table-cell>
          <table:table-cell office:value-type="float" office:value="0.152227">
            <text:p>0.152227</text:p>
          </table:table-cell>
          <table:table-cell office:value-type="float" office:value="-0.302855">
            <text:p>-0.302855</text:p>
          </table:table-cell>
          <table:table-cell office:value-type="float" office:value="0.344991">
            <text:p>0.344991</text:p>
          </table:table-cell>
          <table:table-cell office:value-type="float" office:value="-0.156226">
            <text:p>-0.156226</text:p>
          </table:table-cell>
          <table:table-cell office:value-type="float" office:value="-0.0167201">
            <text:p>-0.0167201</text:p>
          </table:table-cell>
          <table:table-cell office:value-type="float" office:value="-0.0161468">
            <text:p>-0.0161468</text:p>
          </table:table-cell>
          <table:table-cell office:value-type="float" office:value="-0.0115261">
            <text:p>-0.0115261</text:p>
          </table:table-cell>
          <table:table-cell office:value-type="float" office:value="0.03252">
            <text:p>0.03252</text:p>
          </table:table-cell>
          <table:table-cell office:value-type="float" office:value="0.0362764">
            <text:p>0.0362764</text:p>
          </table:table-cell>
          <table:table-cell office:value-type="float" office:value="0.0298761">
            <text:p>0.0298761</text:p>
          </table:table-cell>
          <table:table-cell/>
          <table:table-cell office:value-type="float" office:value="7.74681">
            <text:p>7.74681</text:p>
          </table:table-cell>
          <table:table-cell office:value-type="float" office:value="-0.0427974">
            <text:p>-0.0427974</text:p>
          </table:table-cell>
          <table:table-cell office:value-type="float" office:value="-0.0634624">
            <text:p>-0.0634624</text:p>
          </table:table-cell>
          <table:table-cell office:value-type="float" office:value="0.658494">
            <text:p>0.658494</text:p>
          </table:table-cell>
          <table:table-cell office:value-type="float" office:value="0.0817579">
            <text:p>0.0817579</text:p>
          </table:table-cell>
          <table:table-cell office:value-type="float" office:value="-0.321105">
            <text:p>-0.321105</text:p>
          </table:table-cell>
          <table:table-cell office:value-type="float" office:value="0.00318112">
            <text:p>0.00318112</text:p>
          </table:table-cell>
          <table:table-cell office:value-type="float" office:value="-0.105702">
            <text:p>-0.105702</text:p>
          </table:table-cell>
          <table:table-cell office:value-type="float" office:value="-0.0247999">
            <text:p>-0.0247999</text:p>
          </table:table-cell>
          <table:table-cell office:value-type="float" office:value="-0.0340977">
            <text:p>-0.0340977</text:p>
          </table:table-cell>
          <table:table-cell office:value-type="float" office:value="0.00412197">
            <text:p>0.00412197</text:p>
          </table:table-cell>
          <table:table-cell office:value-type="float" office:value="0.0112367">
            <text:p>0.0112367</text:p>
          </table:table-cell>
          <table:table-cell office:value-type="float" office:value="-0.0823814">
            <text:p>-0.0823814</text:p>
          </table:table-cell>
          <table:table-cell office:value-type="float" office:value="0.0943941">
            <text:p>0.0943941</text:p>
          </table:table-cell>
        </table:table-row>
        <table:table-row table:style-name="ro4">
          <table:table-cell office:value-type="float" office:value="7.60473">
            <text:p>7.60473</text:p>
          </table:table-cell>
          <table:table-cell office:value-type="float" office:value="-0.127276">
            <text:p>-0.127276</text:p>
          </table:table-cell>
          <table:table-cell office:value-type="float" office:value="-0.0878009">
            <text:p>-0.0878009</text:p>
          </table:table-cell>
          <table:table-cell office:value-type="float" office:value="0.640074">
            <text:p>0.640074</text:p>
          </table:table-cell>
          <table:table-cell office:value-type="float" office:value="0.119475">
            <text:p>0.119475</text:p>
          </table:table-cell>
          <table:table-cell office:value-type="float" office:value="-0.377164">
            <text:p>-0.377164</text:p>
          </table:table-cell>
          <table:table-cell office:value-type="float" office:value="-0.0217142">
            <text:p>-0.0217142</text:p>
          </table:table-cell>
          <table:table-cell office:value-type="float" office:value="-0.126381">
            <text:p>-0.126381</text:p>
          </table:table-cell>
          <table:table-cell office:value-type="float" office:value="-0.00429059">
            <text:p>-0.00429059</text:p>
          </table:table-cell>
          <table:table-cell office:value-type="float" office:value="-0.0108277">
            <text:p>-0.0108277</text:p>
          </table:table-cell>
          <table:table-cell office:value-type="float" office:value="-0.00287832">
            <text:p>-0.00287832</text:p>
          </table:table-cell>
          <table:table-cell office:value-type="float" office:value="0.0232935">
            <text:p>0.0232935</text:p>
          </table:table-cell>
          <table:table-cell office:value-type="float" office:value="0.0100746">
            <text:p>0.0100746</text:p>
          </table:table-cell>
          <table:table-cell office:value-type="float" office:value="0.0175187">
            <text:p>0.0175187</text:p>
          </table:table-cell>
          <table:table-cell/>
          <table:table-cell office:value-type="float" office:value="7.8075">
            <text:p>7.8075</text:p>
          </table:table-cell>
          <table:table-cell office:value-type="float" office:value="-0.0884149">
            <text:p>-0.0884149</text:p>
          </table:table-cell>
          <table:table-cell office:value-type="float" office:value="-0.064978">
            <text:p>-0.064978</text:p>
          </table:table-cell>
          <table:table-cell office:value-type="float" office:value="0.647531">
            <text:p>0.647531</text:p>
          </table:table-cell>
          <table:table-cell office:value-type="float" office:value="0.0345082">
            <text:p>0.0345082</text:p>
          </table:table-cell>
          <table:table-cell office:value-type="float" office:value="-0.131177">
            <text:p>-0.131177</text:p>
          </table:table-cell>
          <table:table-cell office:value-type="float" office:value="0.00745478">
            <text:p>0.00745478</text:p>
          </table:table-cell>
          <table:table-cell office:value-type="float" office:value="-0.0441515">
            <text:p>-0.0441515</text:p>
          </table:table-cell>
          <table:table-cell office:value-type="float" office:value="0.0501375">
            <text:p>0.0501375</text:p>
          </table:table-cell>
          <table:table-cell office:value-type="float" office:value="-0.0146989">
            <text:p>-0.0146989</text:p>
          </table:table-cell>
          <table:table-cell office:value-type="float" office:value="0.00367069">
            <text:p>0.00367069</text:p>
          </table:table-cell>
          <table:table-cell office:value-type="float" office:value="3.11995">
            <text:p>3.11995</text:p>
          </table:table-cell>
          <table:table-cell office:value-type="float" office:value="-0.65753">
            <text:p>-0.65753</text:p>
          </table:table-cell>
          <table:table-cell office:value-type="float" office:value="-0.48984">
            <text:p>-0.48984</text:p>
          </table:table-cell>
          <table:table-cell/>
          <table:table-cell office:value-type="float" office:value="10.7454">
            <text:p>10.7454</text:p>
          </table:table-cell>
          <table:table-cell office:value-type="float" office:value="0.0063059">
            <text:p>0.0063059</text:p>
          </table:table-cell>
          <table:table-cell office:value-type="float" office:value="0.0468074">
            <text:p>0.0468074</text:p>
          </table:table-cell>
          <table:table-cell office:value-type="float" office:value="0.841543">
            <text:p>0.841543</text:p>
          </table:table-cell>
          <table:table-cell office:value-type="float" office:value="0.148277">
            <text:p>0.148277</text:p>
          </table:table-cell>
          <table:table-cell office:value-type="float" office:value="-0.321042">
            <text:p>-0.321042</text:p>
          </table:table-cell>
          <table:table-cell office:value-type="float" office:value="0.228569">
            <text:p>0.228569</text:p>
          </table:table-cell>
          <table:table-cell office:value-type="float" office:value="-0.171512">
            <text:p>-0.171512</text:p>
          </table:table-cell>
          <table:table-cell office:value-type="float" office:value="-0.0442061">
            <text:p>-0.0442061</text:p>
          </table:table-cell>
          <table:table-cell office:value-type="float" office:value="-0.0354363">
            <text:p>-0.0354363</text:p>
          </table:table-cell>
          <table:table-cell office:value-type="float" office:value="-0.0152811">
            <text:p>-0.0152811</text:p>
          </table:table-cell>
          <table:table-cell office:value-type="float" office:value="0.000554888">
            <text:p>0.000554888</text:p>
          </table:table-cell>
          <table:table-cell office:value-type="float" office:value="-0.0639535">
            <text:p>-0.0639535</text:p>
          </table:table-cell>
          <table:table-cell office:value-type="float" office:value="0.0405786">
            <text:p>0.0405786</text:p>
          </table:table-cell>
          <table:table-cell/>
          <table:table-cell office:value-type="float" office:value="12.2396">
            <text:p>12.2396</text:p>
          </table:table-cell>
          <table:table-cell office:value-type="float" office:value="0.0475003">
            <text:p>0.0475003</text:p>
          </table:table-cell>
          <table:table-cell office:value-type="float" office:value="0.125">
            <text:p>0.125</text:p>
          </table:table-cell>
          <table:table-cell office:value-type="float" office:value="0.86184">
            <text:p>0.86184</text:p>
          </table:table-cell>
          <table:table-cell office:value-type="float" office:value="0.140537">
            <text:p>0.140537</text:p>
          </table:table-cell>
          <table:table-cell office:value-type="float" office:value="-0.305533">
            <text:p>-0.305533</text:p>
          </table:table-cell>
          <table:table-cell office:value-type="float" office:value="0.345115">
            <text:p>0.345115</text:p>
          </table:table-cell>
          <table:table-cell office:value-type="float" office:value="-0.155415">
            <text:p>-0.155415</text:p>
          </table:table-cell>
          <table:table-cell table:style-name="ce1" office:value-type="float" office:value="-0.000511652">
            <text:p>-0.000511652</text:p>
          </table:table-cell>
          <table:table-cell office:value-type="float" office:value="0.00193397">
            <text:p>0.00193397</text:p>
          </table:table-cell>
          <table:table-cell office:value-type="float" office:value="0.00336467">
            <text:p>0.00336467</text:p>
          </table:table-cell>
          <table:table-cell office:value-type="float" office:value="-0.0286393">
            <text:p>-0.0286393</text:p>
          </table:table-cell>
          <table:table-cell office:value-type="float" office:value="-0.00315267">
            <text:p>-0.00315267</text:p>
          </table:table-cell>
          <table:table-cell office:value-type="float" office:value="-0.0206922">
            <text:p>-0.0206922</text:p>
          </table:table-cell>
          <table:table-cell/>
          <table:table-cell office:value-type="float" office:value="7.84418">
            <text:p>7.84418</text:p>
          </table:table-cell>
          <table:table-cell office:value-type="float" office:value="-0.0451056">
            <text:p>-0.0451056</text:p>
          </table:table-cell>
          <table:table-cell office:value-type="float" office:value="-0.0675635">
            <text:p>-0.0675635</text:p>
          </table:table-cell>
          <table:table-cell office:value-type="float" office:value="0.65979">
            <text:p>0.65979</text:p>
          </table:table-cell>
          <table:table-cell office:value-type="float" office:value="0.0792248">
            <text:p>0.0792248</text:p>
          </table:table-cell>
          <table:table-cell office:value-type="float" office:value="-0.322434">
            <text:p>-0.322434</text:p>
          </table:table-cell>
          <table:table-cell office:value-type="float" office:value="0.00332947">
            <text:p>0.00332947</text:p>
          </table:table-cell>
          <table:table-cell office:value-type="float" office:value="-0.107624">
            <text:p>-0.107624</text:p>
          </table:table-cell>
          <table:table-cell office:value-type="float" office:value="-0.0237057">
            <text:p>-0.0237057</text:p>
          </table:table-cell>
          <table:table-cell office:value-type="float" office:value="-0.0421192">
            <text:p>-0.0421192</text:p>
          </table:table-cell>
          <table:table-cell office:value-type="float" office:value="0.0133131">
            <text:p>0.0133131</text:p>
          </table:table-cell>
          <table:table-cell office:value-type="float" office:value="0.046021">
            <text:p>0.046021</text:p>
          </table:table-cell>
          <table:table-cell office:value-type="float" office:value="0.0873836">
            <text:p>0.0873836</text:p>
          </table:table-cell>
          <table:table-cell office:value-type="float" office:value="-0.0445601">
            <text:p>-0.0445601</text:p>
          </table:table-cell>
        </table:table-row>
        <table:table-row table:style-name="ro4">
          <table:table-cell office:value-type="float" office:value="7.77322">
            <text:p>7.77322</text:p>
          </table:table-cell>
          <table:table-cell office:value-type="float" office:value="-0.127337">
            <text:p>-0.127337</text:p>
          </table:table-cell>
          <table:table-cell office:value-type="float" office:value="-0.0893392">
            <text:p>-0.0893392</text:p>
          </table:table-cell>
          <table:table-cell office:value-type="float" office:value="0.640086">
            <text:p>0.640086</text:p>
          </table:table-cell>
          <table:table-cell office:value-type="float" office:value="0.113981">
            <text:p>0.113981</text:p>
          </table:table-cell>
          <table:table-cell office:value-type="float" office:value="-0.377815">
            <text:p>-0.377815</text:p>
          </table:table-cell>
          <table:table-cell office:value-type="float" office:value="-0.0228363">
            <text:p>-0.0228363</text:p>
          </table:table-cell>
          <table:table-cell office:value-type="float" office:value="-0.126982">
            <text:p>-0.126982</text:p>
          </table:table-cell>
          <table:table-cell office:value-type="float" office:value="-0.000366028">
            <text:p>-0.000366028</text:p>
          </table:table-cell>
          <table:table-cell office:value-type="float" office:value="-0.00913035">
            <text:p>-0.00913035</text:p>
          </table:table-cell>
          <table:table-cell table:style-name="ce1" office:value-type="string">
            <text:p>7.32878e-05</text:p>
          </table:table-cell>
          <table:table-cell office:value-type="float" office:value="0.00373561">
            <text:p>0.00373561</text:p>
          </table:table-cell>
          <table:table-cell office:value-type="float" office:value="0.016731">
            <text:p>0.016731</text:p>
          </table:table-cell>
          <table:table-cell office:value-type="float" office:value="-0.00110845">
            <text:p>-0.00110845</text:p>
          </table:table-cell>
          <table:table-cell/>
          <table:table-cell office:value-type="float" office:value="7.87908">
            <text:p>7.87908</text:p>
          </table:table-cell>
          <table:table-cell office:value-type="float" office:value="-0.0688413">
            <text:p>-0.0688413</text:p>
          </table:table-cell>
          <table:table-cell office:value-type="float" office:value="-0.0693989">
            <text:p>-0.0693989</text:p>
          </table:table-cell>
          <table:table-cell office:value-type="float" office:value="0.645284">
            <text:p>0.645284</text:p>
          </table:table-cell>
          <table:table-cell office:value-type="float" office:value="0.0334594">
            <text:p>0.0334594</text:p>
          </table:table-cell>
          <table:table-cell office:value-type="float" office:value="-0.177907">
            <text:p>-0.177907</text:p>
          </table:table-cell>
          <table:table-cell office:value-type="float" office:value="0.0159383">
            <text:p>0.0159383</text:p>
          </table:table-cell>
          <table:table-cell office:value-type="float" office:value="-0.0326821">
            <text:p>-0.0326821</text:p>
          </table:table-cell>
          <table:table-cell office:value-type="float" office:value="0.273458">
            <text:p>0.273458</text:p>
          </table:table-cell>
          <table:table-cell office:value-type="float" office:value="-0.0617637">
            <text:p>-0.0617637</text:p>
          </table:table-cell>
          <table:table-cell office:value-type="float" office:value="-0.0313911">
            <text:p>-0.0313911</text:p>
          </table:table-cell>
          <table:table-cell office:value-type="float" office:value="-0.92">
            <text:p>-0.92</text:p>
          </table:table-cell>
          <table:table-cell office:value-type="float" office:value="0.143356">
            <text:p>0.143356</text:p>
          </table:table-cell>
          <table:table-cell office:value-type="float" office:value="0.297743">
            <text:p>0.297743</text:p>
          </table:table-cell>
          <table:table-cell/>
          <table:table-cell office:value-type="float" office:value="11.078">
            <text:p>11.078</text:p>
          </table:table-cell>
          <table:table-cell office:value-type="float" office:value="-0.00833702">
            <text:p>-0.00833702</text:p>
          </table:table-cell>
          <table:table-cell office:value-type="float" office:value="0.0279441">
            <text:p>0.0279441</text:p>
          </table:table-cell>
          <table:table-cell office:value-type="float" office:value="0.84095">
            <text:p>0.84095</text:p>
          </table:table-cell>
          <table:table-cell office:value-type="float" office:value="0.13977">
            <text:p>0.13977</text:p>
          </table:table-cell>
          <table:table-cell office:value-type="float" office:value="-0.333091">
            <text:p>-0.333091</text:p>
          </table:table-cell>
          <table:table-cell office:value-type="float" office:value="0.21142">
            <text:p>0.21142</text:p>
          </table:table-cell>
          <table:table-cell office:value-type="float" office:value="-0.169867">
            <text:p>-0.169867</text:p>
          </table:table-cell>
          <table:table-cell office:value-type="float" office:value="-0.0440216">
            <text:p>-0.0440216</text:p>
          </table:table-cell>
          <table:table-cell office:value-type="float" office:value="-0.0567092">
            <text:p>-0.0567092</text:p>
          </table:table-cell>
          <table:table-cell office:value-type="float" office:value="-0.00178339">
            <text:p>-0.00178339</text:p>
          </table:table-cell>
          <table:table-cell office:value-type="float" office:value="0.0518329">
            <text:p>0.0518329</text:p>
          </table:table-cell>
          <table:table-cell office:value-type="float" office:value="0.011596">
            <text:p>0.011596</text:p>
          </table:table-cell>
          <table:table-cell office:value-type="float" office:value="0.0592555">
            <text:p>0.0592555</text:p>
          </table:table-cell>
          <table:table-cell/>
          <table:table-cell office:value-type="float" office:value="12.6386">
            <text:p>12.6386</text:p>
          </table:table-cell>
          <table:table-cell office:value-type="float" office:value="0.0427387">
            <text:p>0.0427387</text:p>
          </table:table-cell>
          <table:table-cell office:value-type="float" office:value="0.12527">
            <text:p>0.12527</text:p>
          </table:table-cell>
          <table:table-cell office:value-type="float" office:value="0.859889">
            <text:p>0.859889</text:p>
          </table:table-cell>
          <table:table-cell office:value-type="float" office:value="0.13183">
            <text:p>0.13183</text:p>
          </table:table-cell>
          <table:table-cell office:value-type="float" office:value="-0.31072">
            <text:p>-0.31072</text:p>
          </table:table-cell>
          <table:table-cell office:value-type="float" office:value="0.335038">
            <text:p>0.335038</text:p>
          </table:table-cell>
          <table:table-cell office:value-type="float" office:value="-0.152092">
            <text:p>-0.152092</text:p>
          </table:table-cell>
          <table:table-cell office:value-type="float" office:value="-0.0119363">
            <text:p>-0.0119363</text:p>
          </table:table-cell>
          <table:table-cell office:value-type="float" office:value="0.000676319">
            <text:p>0.000676319</text:p>
          </table:table-cell>
          <table:table-cell office:value-type="float" office:value="-0.0048898">
            <text:p>-0.0048898</text:p>
          </table:table-cell>
          <table:table-cell office:value-type="float" office:value="-0.0136089">
            <text:p>-0.0136089</text:p>
          </table:table-cell>
          <table:table-cell office:value-type="float" office:value="-0.178802">
            <text:p>-0.178802</text:p>
          </table:table-cell>
          <table:table-cell office:value-type="float" office:value="0.0747946">
            <text:p>0.0747946</text:p>
          </table:table-cell>
          <table:table-cell/>
          <table:table-cell office:value-type="float" office:value="8.04499">
            <text:p>8.04499</text:p>
          </table:table-cell>
          <table:table-cell office:value-type="float" office:value="-0.0480102">
            <text:p>-0.0480102</text:p>
          </table:table-cell>
          <table:table-cell office:value-type="float" office:value="-0.0724978">
            <text:p>-0.0724978</text:p>
          </table:table-cell>
          <table:table-cell office:value-type="float" office:value="0.660667">
            <text:p>0.660667</text:p>
          </table:table-cell>
          <table:table-cell office:value-type="float" office:value="0.0742459">
            <text:p>0.0742459</text:p>
          </table:table-cell>
          <table:table-cell office:value-type="float" office:value="-0.327829">
            <text:p>-0.327829</text:p>
          </table:table-cell>
          <table:table-cell office:value-type="float" office:value="-0.00540619">
            <text:p>-0.00540619</text:p>
          </table:table-cell>
          <table:table-cell office:value-type="float" office:value="-0.104903">
            <text:p>-0.104903</text:p>
          </table:table-cell>
          <table:table-cell office:value-type="float" office:value="-0.0144643">
            <text:p>-0.0144643</text:p>
          </table:table-cell>
          <table:table-cell office:value-type="float" office:value="-0.0245718">
            <text:p>-0.0245718</text:p>
          </table:table-cell>
          <table:table-cell office:value-type="float" office:value="0.00436506">
            <text:p>0.00436506</text:p>
          </table:table-cell>
          <table:table-cell office:value-type="float" office:value="-0.0627409">
            <text:p>-0.0627409</text:p>
          </table:table-cell>
          <table:table-cell office:value-type="float" office:value="-0.11004">
            <text:p>-0.11004</text:p>
          </table:table-cell>
          <table:table-cell office:value-type="float" office:value="0.0537579">
            <text:p>0.0537579</text:p>
          </table:table-cell>
        </table:table-row>
        <table:table-row table:style-name="ro4">
          <table:table-cell office:value-type="float" office:value="8.17335">
            <text:p>8.17335</text:p>
          </table:table-cell>
          <table:table-cell office:value-type="float" office:value="-0.126886">
            <text:p>-0.126886</text:p>
          </table:table-cell>
          <table:table-cell office:value-type="float" office:value="-0.0903138">
            <text:p>-0.0903138</text:p>
          </table:table-cell>
          <table:table-cell office:value-type="float" office:value="0.639938">
            <text:p>0.639938</text:p>
          </table:table-cell>
          <table:table-cell office:value-type="float" office:value="0.101926">
            <text:p>0.101926</text:p>
          </table:table-cell>
          <table:table-cell office:value-type="float" office:value="-0.377113">
            <text:p>-0.377113</text:p>
          </table:table-cell>
          <table:table-cell office:value-type="float" office:value="-0.0230833">
            <text:p>-0.0230833</text:p>
          </table:table-cell>
          <table:table-cell office:value-type="float" office:value="-0.129146">
            <text:p>-0.129146</text:p>
          </table:table-cell>
          <table:table-cell office:value-type="float" office:value="0.00112872">
            <text:p>0.00112872</text:p>
          </table:table-cell>
          <table:table-cell office:value-type="float" office:value="-0.00243569">
            <text:p>-0.00243569</text:p>
          </table:table-cell>
          <table:table-cell office:value-type="float" office:value="-0.000370241">
            <text:p>-0.000370241</text:p>
          </table:table-cell>
          <table:table-cell office:value-type="float" office:value="0.0270155">
            <text:p>0.0270155</text:p>
          </table:table-cell>
          <table:table-cell office:value-type="float" office:value="0.0176472">
            <text:p>0.0176472</text:p>
          </table:table-cell>
          <table:table-cell office:value-type="float" office:value="-0.0435585">
            <text:p>-0.0435585</text:p>
          </table:table-cell>
          <table:table-cell/>
          <table:table-cell office:value-type="float" office:value="7.9796">
            <text:p>7.9796</text:p>
          </table:table-cell>
          <table:table-cell office:value-type="float" office:value="-0.0506493">
            <text:p>-0.0506493</text:p>
          </table:table-cell>
          <table:table-cell office:value-type="float" office:value="-0.0741589">
            <text:p>-0.0741589</text:p>
          </table:table-cell>
          <table:table-cell office:value-type="float" office:value="0.645137">
            <text:p>0.645137</text:p>
          </table:table-cell>
          <table:table-cell office:value-type="float" office:value="0.0320401">
            <text:p>0.0320401</text:p>
          </table:table-cell>
          <table:table-cell office:value-type="float" office:value="-0.150403">
            <text:p>-0.150403</text:p>
          </table:table-cell>
          <table:table-cell office:value-type="float" office:value="0.012875">
            <text:p>0.012875</text:p>
          </table:table-cell>
          <table:table-cell office:value-type="float" office:value="-0.0210818">
            <text:p>-0.0210818</text:p>
          </table:table-cell>
          <table:table-cell office:value-type="float" office:value="0.180979">
            <text:p>0.180979</text:p>
          </table:table-cell>
          <table:table-cell office:value-type="float" office:value="-0.0473535">
            <text:p>-0.0473535</text:p>
          </table:table-cell>
          <table:table-cell office:value-type="float" office:value="-0.00146206">
            <text:p>-0.00146206</text:p>
          </table:table-cell>
          <table:table-cell office:value-type="float" office:value="-0.0977833">
            <text:p>-0.0977833</text:p>
          </table:table-cell>
          <table:table-cell office:value-type="float" office:value="0.162">
            <text:p>0.162</text:p>
          </table:table-cell>
          <table:table-cell office:value-type="float" office:value="0.72051">
            <text:p>0.72051</text:p>
          </table:table-cell>
          <table:table-cell/>
          <table:table-cell office:value-type="float" office:value="11.1786">
            <text:p>11.1786</text:p>
          </table:table-cell>
          <table:table-cell office:value-type="float" office:value="-0.0122413">
            <text:p>-0.0122413</text:p>
          </table:table-cell>
          <table:table-cell office:value-type="float" office:value="0.022356">
            <text:p>0.022356</text:p>
          </table:table-cell>
          <table:table-cell office:value-type="float" office:value="0.84137">
            <text:p>0.84137</text:p>
          </table:table-cell>
          <table:table-cell office:value-type="float" office:value="0.137295">
            <text:p>0.137295</text:p>
          </table:table-cell>
          <table:table-cell office:value-type="float" office:value="-0.342542">
            <text:p>-0.342542</text:p>
          </table:table-cell>
          <table:table-cell office:value-type="float" office:value="0.203858">
            <text:p>0.203858</text:p>
          </table:table-cell>
          <table:table-cell office:value-type="float" office:value="-0.172356">
            <text:p>-0.172356</text:p>
          </table:table-cell>
          <table:table-cell office:value-type="float" office:value="-0.0388067">
            <text:p>-0.0388067</text:p>
          </table:table-cell>
          <table:table-cell office:value-type="float" office:value="-0.0555426">
            <text:p>-0.0555426</text:p>
          </table:table-cell>
          <table:table-cell office:value-type="float" office:value="0.00417825">
            <text:p>0.00417825</text:p>
          </table:table-cell>
          <table:table-cell office:value-type="float" office:value="-0.0636829">
            <text:p>-0.0636829</text:p>
          </table:table-cell>
          <table:table-cell office:value-type="float" office:value="-0.0268059">
            <text:p>-0.0268059</text:p>
          </table:table-cell>
          <table:table-cell office:value-type="float" office:value="-0.00749543">
            <text:p>-0.00749543</text:p>
          </table:table-cell>
          <table:table-cell/>
          <table:table-cell office:value-type="float" office:value="12.7386">
            <text:p>12.7386</text:p>
          </table:table-cell>
          <table:table-cell office:value-type="float" office:value="0.0414086">
            <text:p>0.0414086</text:p>
          </table:table-cell>
          <table:table-cell office:value-type="float" office:value="0.123549">
            <text:p>0.123549</text:p>
          </table:table-cell>
          <table:table-cell office:value-type="float" office:value="0.860148">
            <text:p>0.860148</text:p>
          </table:table-cell>
          <table:table-cell office:value-type="float" office:value="0.129733">
            <text:p>0.129733</text:p>
          </table:table-cell>
          <table:table-cell office:value-type="float" office:value="-0.314353">
            <text:p>-0.314353</text:p>
          </table:table-cell>
          <table:table-cell office:value-type="float" office:value="0.340566">
            <text:p>0.340566</text:p>
          </table:table-cell>
          <table:table-cell office:value-type="float" office:value="-0.156142">
            <text:p>-0.156142</text:p>
          </table:table-cell>
          <table:table-cell office:value-type="float" office:value="-0.0132976">
            <text:p>-0.0132976</text:p>
          </table:table-cell>
          <table:table-cell office:value-type="float" office:value="-0.017209">
            <text:p>-0.017209</text:p>
          </table:table-cell>
          <table:table-cell office:value-type="float" office:value="0.00259183">
            <text:p>0.00259183</text:p>
          </table:table-cell>
          <table:table-cell office:value-type="float" office:value="-0.0504664">
            <text:p>-0.0504664</text:p>
          </table:table-cell>
          <table:table-cell office:value-type="float" office:value="-0.0241727">
            <text:p>-0.0241727</text:p>
          </table:table-cell>
          <table:table-cell office:value-type="float" office:value="-0.0140742">
            <text:p>-0.0140742</text:p>
          </table:table-cell>
          <table:table-cell/>
          <table:table-cell office:value-type="float" office:value="8.18912">
            <text:p>8.18912</text:p>
          </table:table-cell>
          <table:table-cell office:value-type="float" office:value="-0.0513982">
            <text:p>-0.0513982</text:p>
          </table:table-cell>
          <table:table-cell office:value-type="float" office:value="-0.0783251">
            <text:p>-0.0783251</text:p>
          </table:table-cell>
          <table:table-cell office:value-type="float" office:value="0.662413">
            <text:p>0.662413</text:p>
          </table:table-cell>
          <table:table-cell office:value-type="float" office:value="0.0708664">
            <text:p>0.0708664</text:p>
          </table:table-cell>
          <table:table-cell office:value-type="float" office:value="-0.335462">
            <text:p>-0.335462</text:p>
          </table:table-cell>
          <table:table-cell office:value-type="float" office:value="-0.011917">
            <text:p>-0.011917</text:p>
          </table:table-cell>
          <table:table-cell office:value-type="float" office:value="-0.103402">
            <text:p>-0.103402</text:p>
          </table:table-cell>
          <table:table-cell office:value-type="float" office:value="-0.023507">
            <text:p>-0.023507</text:p>
          </table:table-cell>
          <table:table-cell office:value-type="float" office:value="-0.0404316">
            <text:p>-0.0404316</text:p>
          </table:table-cell>
          <table:table-cell office:value-type="float" office:value="0.0121131">
            <text:p>0.0121131</text:p>
          </table:table-cell>
          <table:table-cell office:value-type="float" office:value="-0.178146">
            <text:p>-0.178146</text:p>
          </table:table-cell>
          <table:table-cell office:value-type="float" office:value="-0.0903091">
            <text:p>-0.0903091</text:p>
          </table:table-cell>
          <table:table-cell office:value-type="float" office:value="0.0245792">
            <text:p>0.0245792</text:p>
          </table:table-cell>
        </table:table-row>
        <table:table-row table:style-name="ro4">
          <table:table-cell office:value-type="float" office:value="8.27297">
            <text:p>8.27297</text:p>
          </table:table-cell>
          <table:table-cell office:value-type="float" office:value="-0.126505">
            <text:p>-0.126505</text:p>
          </table:table-cell>
          <table:table-cell office:value-type="float" office:value="-0.0903813">
            <text:p>-0.0903813</text:p>
          </table:table-cell>
          <table:table-cell office:value-type="float" office:value="0.639469">
            <text:p>0.639469</text:p>
          </table:table-cell>
          <table:table-cell office:value-type="float" office:value="0.099128">
            <text:p>0.099128</text:p>
          </table:table-cell>
          <table:table-cell office:value-type="float" office:value="-0.379898">
            <text:p>-0.379898</text:p>
          </table:table-cell>
          <table:table-cell office:value-type="float" office:value="-0.0201704">
            <text:p>-0.0201704</text:p>
          </table:table-cell>
          <table:table-cell office:value-type="float" office:value="-0.128124">
            <text:p>-0.128124</text:p>
          </table:table-cell>
          <table:table-cell office:value-type="float" office:value="0.00381992">
            <text:p>0.00381992</text:p>
          </table:table-cell>
          <table:table-cell office:value-type="float" office:value="-0.000677728">
            <text:p>-0.000677728</text:p>
          </table:table-cell>
          <table:table-cell office:value-type="float" office:value="-0.00470941">
            <text:p>-0.00470941</text:p>
          </table:table-cell>
          <table:table-cell office:value-type="float" office:value="-0.0717627">
            <text:p>-0.0717627</text:p>
          </table:table-cell>
          <table:table-cell office:value-type="float" office:value="0.102589">
            <text:p>0.102589</text:p>
          </table:table-cell>
          <table:table-cell office:value-type="float" office:value="0.0175007">
            <text:p>0.0175007</text:p>
          </table:table-cell>
          <table:table-cell/>
          <table:table-cell office:value-type="float" office:value="8.07545">
            <text:p>8.07545</text:p>
          </table:table-cell>
          <table:table-cell office:value-type="float" office:value="-0.0341996">
            <text:p>-0.0341996</text:p>
          </table:table-cell>
          <table:table-cell office:value-type="float" office:value="-0.0772095">
            <text:p>-0.0772095</text:p>
          </table:table-cell>
          <table:table-cell office:value-type="float" office:value="0.651617">
            <text:p>0.651617</text:p>
          </table:table-cell>
          <table:table-cell office:value-type="float" office:value="0.0307428">
            <text:p>0.0307428</text:p>
          </table:table-cell>
          <table:table-cell office:value-type="float" office:value="-0.125003">
            <text:p>-0.125003</text:p>
          </table:table-cell>
          <table:table-cell office:value-type="float" office:value="0.0087141">
            <text:p>0.0087141</text:p>
          </table:table-cell>
          <table:table-cell office:value-type="float" office:value="-0.0272517">
            <text:p>-0.0272517</text:p>
          </table:table-cell>
          <table:table-cell office:value-type="float" office:value="0.171606">
            <text:p>0.171606</text:p>
          </table:table-cell>
          <table:table-cell office:value-type="float" office:value="-0.0318247">
            <text:p>-0.0318247</text:p>
          </table:table-cell>
          <table:table-cell office:value-type="float" office:value="0.0676038">
            <text:p>0.0676038</text:p>
          </table:table-cell>
          <table:table-cell office:value-type="float" office:value="0.359567">
            <text:p>0.359567</text:p>
          </table:table-cell>
          <table:table-cell office:value-type="float" office:value="0.0445859">
            <text:p>0.0445859</text:p>
          </table:table-cell>
          <table:table-cell office:value-type="float" office:value="-0.162645">
            <text:p>-0.162645</text:p>
          </table:table-cell>
          <table:table-cell/>
          <table:table-cell office:value-type="float" office:value="11.3101">
            <text:p>11.3101</text:p>
          </table:table-cell>
          <table:table-cell office:value-type="float" office:value="-0.0184438">
            <text:p>-0.0184438</text:p>
          </table:table-cell>
          <table:table-cell office:value-type="float" office:value="0.0145907">
            <text:p>0.0145907</text:p>
          </table:table-cell>
          <table:table-cell office:value-type="float" office:value="0.84179">
            <text:p>0.84179</text:p>
          </table:table-cell>
          <table:table-cell office:value-type="float" office:value="0.134126">
            <text:p>0.134126</text:p>
          </table:table-cell>
          <table:table-cell office:value-type="float" office:value="-0.348044">
            <text:p>-0.348044</text:p>
          </table:table-cell>
          <table:table-cell office:value-type="float" office:value="0.198551">
            <text:p>0.198551</text:p>
          </table:table-cell>
          <table:table-cell office:value-type="float" office:value="-0.173078">
            <text:p>-0.173078</text:p>
          </table:table-cell>
          <table:table-cell office:value-type="float" office:value="-0.0471789">
            <text:p>-0.0471789</text:p>
          </table:table-cell>
          <table:table-cell office:value-type="float" office:value="-0.0590666">
            <text:p>-0.0590666</text:p>
          </table:table-cell>
          <table:table-cell office:value-type="float" office:value="0.00319284">
            <text:p>0.00319284</text:p>
          </table:table-cell>
          <table:table-cell office:value-type="float" office:value="-0.0351429">
            <text:p>-0.0351429</text:p>
          </table:table-cell>
          <table:table-cell office:value-type="float" office:value="0.0288482">
            <text:p>0.0288482</text:p>
          </table:table-cell>
          <table:table-cell office:value-type="float" office:value="-0.0282714">
            <text:p>-0.0282714</text:p>
          </table:table-cell>
          <table:table-cell/>
          <table:table-cell office:value-type="float" office:value="12.9071">
            <text:p>12.9071</text:p>
          </table:table-cell>
          <table:table-cell office:value-type="float" office:value="0.0377339">
            <text:p>0.0377339</text:p>
          </table:table-cell>
          <table:table-cell office:value-type="float" office:value="0.119962">
            <text:p>0.119962</text:p>
          </table:table-cell>
          <table:table-cell office:value-type="float" office:value="0.860185">
            <text:p>0.860185</text:p>
          </table:table-cell>
          <table:table-cell office:value-type="float" office:value="0.126274">
            <text:p>0.126274</text:p>
          </table:table-cell>
          <table:table-cell office:value-type="float" office:value="-0.426">
            <text:p>-0.426</text:p>
          </table:table-cell>
          <table:table-cell office:value-type="float" office:value="0.124535">
            <text:p>0.124535</text:p>
          </table:table-cell>
          <table:table-cell office:value-type="float" office:value="-0.113448">
            <text:p>-0.113448</text:p>
          </table:table-cell>
          <table:table-cell office:value-type="float" office:value="-0.0218032">
            <text:p>-0.0218032</text:p>
          </table:table-cell>
          <table:table-cell office:value-type="float" office:value="-0.0212831">
            <text:p>-0.0212831</text:p>
          </table:table-cell>
          <table:table-cell office:value-type="float" office:value="0.000219758">
            <text:p>0.000219758</text:p>
          </table:table-cell>
          <table:table-cell office:value-type="float" office:value="-1.91482">
            <text:p>-1.91482</text:p>
          </table:table-cell>
          <table:table-cell office:value-type="float" office:value="-3.71481">
            <text:p>-3.71481</text:p>
          </table:table-cell>
          <table:table-cell office:value-type="float" office:value="0.728498">
            <text:p>0.728498</text:p>
          </table:table-cell>
          <table:table-cell/>
          <table:table-cell office:value-type="float" office:value="8.30787">
            <text:p>8.30787</text:p>
          </table:table-cell>
          <table:table-cell office:value-type="float" office:value="-0.0567018">
            <text:p>-0.0567018</text:p>
          </table:table-cell>
          <table:table-cell office:value-type="float" office:value="-0.0843998">
            <text:p>-0.0843998</text:p>
          </table:table-cell>
          <table:table-cell office:value-type="float" office:value="0.664198">
            <text:p>0.664198</text:p>
          </table:table-cell>
          <table:table-cell office:value-type="float" office:value="0.0681978">
            <text:p>0.0681978</text:p>
          </table:table-cell>
          <table:table-cell office:value-type="float" office:value="-0.334937">
            <text:p>-0.334937</text:p>
          </table:table-cell>
          <table:table-cell office:value-type="float" office:value="-0.0130845">
            <text:p>-0.0130845</text:p>
          </table:table-cell>
          <table:table-cell office:value-type="float" office:value="-0.102864">
            <text:p>-0.102864</text:p>
          </table:table-cell>
          <table:table-cell office:value-type="float" office:value="-0.0446619">
            <text:p>-0.0446619</text:p>
          </table:table-cell>
          <table:table-cell office:value-type="float" office:value="-0.0511558">
            <text:p>-0.0511558</text:p>
          </table:table-cell>
          <table:table-cell office:value-type="float" office:value="0.0150319">
            <text:p>0.0150319</text:p>
          </table:table-cell>
          <table:table-cell office:value-type="float" office:value="0.0968858">
            <text:p>0.0968858</text:p>
          </table:table-cell>
          <table:table-cell office:value-type="float" office:value="0.110778">
            <text:p>0.110778</text:p>
          </table:table-cell>
          <table:table-cell office:value-type="float" office:value="-0.0253555">
            <text:p>-0.0253555</text:p>
          </table:table-cell>
        </table:table-row>
        <table:table-row table:style-name="ro4">
          <table:table-cell office:value-type="float" office:value="8.30934">
            <text:p>8.30934</text:p>
          </table:table-cell>
          <table:table-cell office:value-type="float" office:value="-0.126461">
            <text:p>-0.126461</text:p>
          </table:table-cell>
          <table:table-cell office:value-type="float" office:value="-0.0902702">
            <text:p>-0.0902702</text:p>
          </table:table-cell>
          <table:table-cell office:value-type="float" office:value="0.639321">
            <text:p>0.639321</text:p>
          </table:table-cell>
          <table:table-cell office:value-type="float" office:value="0.0981257">
            <text:p>0.0981257</text:p>
          </table:table-cell>
          <table:table-cell office:value-type="float" office:value="-0.377987">
            <text:p>-0.377987</text:p>
          </table:table-cell>
          <table:table-cell office:value-type="float" office:value="-0.0235437">
            <text:p>-0.0235437</text:p>
          </table:table-cell>
          <table:table-cell office:value-type="float" office:value="-0.128239">
            <text:p>-0.128239</text:p>
          </table:table-cell>
          <table:table-cell office:value-type="float" office:value="0.00120955">
            <text:p>0.00120955</text:p>
          </table:table-cell>
          <table:table-cell office:value-type="float" office:value="0.00305395">
            <text:p>0.00305395</text:p>
          </table:table-cell>
          <table:table-cell office:value-type="float" office:value="-0.00407283">
            <text:p>-0.00407283</text:p>
          </table:table-cell>
          <table:table-cell office:value-type="float" office:value="-0.00639612">
            <text:p>-0.00639612</text:p>
          </table:table-cell>
          <table:table-cell office:value-type="float" office:value="-0.0134787">
            <text:p>-0.0134787</text:p>
          </table:table-cell>
          <table:table-cell office:value-type="float" office:value="0.0182361">
            <text:p>0.0182361</text:p>
          </table:table-cell>
          <table:table-cell/>
          <table:table-cell office:value-type="float" office:value="8.37545">
            <text:p>8.37545</text:p>
          </table:table-cell>
          <table:table-cell office:value-type="float" office:value="0.0496441">
            <text:p>0.0496441</text:p>
          </table:table-cell>
          <table:table-cell office:value-type="float" office:value="-0.0827442">
            <text:p>-0.0827442</text:p>
          </table:table-cell>
          <table:table-cell office:value-type="float" office:value="0.65726">
            <text:p>0.65726</text:p>
          </table:table-cell>
          <table:table-cell office:value-type="float" office:value="0.0270124">
            <text:p>0.0270124</text:p>
          </table:table-cell>
          <table:table-cell office:value-type="float" office:value="-0.0500916">
            <text:p>-0.0500916</text:p>
          </table:table-cell>
          <table:table-cell office:value-type="float" office:value="0.00434646">
            <text:p>0.00434646</text:p>
          </table:table-cell>
          <table:table-cell office:value-type="float" office:value="-0.0214871">
            <text:p>-0.0214871</text:p>
          </table:table-cell>
          <table:table-cell office:value-type="float" office:value="0.279477">
            <text:p>0.279477</text:p>
          </table:table-cell>
          <table:table-cell office:value-type="float" office:value="-0.0184489">
            <text:p>-0.0184489</text:p>
          </table:table-cell>
          <table:table-cell office:value-type="float" office:value="0.0188099">
            <text:p>0.0188099</text:p>
          </table:table-cell>
          <table:table-cell office:value-type="float" office:value="-0.51291">
            <text:p>-0.51291</text:p>
          </table:table-cell>
          <table:table-cell office:value-type="float" office:value="0.042035">
            <text:p>0.042035</text:p>
          </table:table-cell>
          <table:table-cell office:value-type="float" office:value="0.0424461">
            <text:p>0.0424461</text:p>
          </table:table-cell>
          <table:table-cell/>
          <table:table-cell office:value-type="float" office:value="11.6336">
            <text:p>11.6336</text:p>
          </table:table-cell>
          <table:table-cell office:value-type="float" office:value="-0.0373847">
            <text:p>-0.0373847</text:p>
          </table:table-cell>
          <table:table-cell office:value-type="float" office:value="-0.00149871">
            <text:p>-0.00149871</text:p>
          </table:table-cell>
          <table:table-cell office:value-type="float" office:value="0.839864">
            <text:p>0.839864</text:p>
          </table:table-cell>
          <table:table-cell office:value-type="float" office:value="0.126635">
            <text:p>0.126635</text:p>
          </table:table-cell>
          <table:table-cell office:value-type="float" office:value="-0.359587">
            <text:p>-0.359587</text:p>
          </table:table-cell>
          <table:table-cell office:value-type="float" office:value="0.186776">
            <text:p>0.186776</text:p>
          </table:table-cell>
          <table:table-cell office:value-type="float" office:value="-0.172584">
            <text:p>-0.172584</text:p>
          </table:table-cell>
          <table:table-cell office:value-type="float" office:value="-0.058548">
            <text:p>-0.058548</text:p>
          </table:table-cell>
          <table:table-cell office:value-type="float" office:value="-0.0497339">
            <text:p>-0.0497339</text:p>
          </table:table-cell>
          <table:table-cell office:value-type="float" office:value="-0.00595323">
            <text:p>-0.00595323</text:p>
          </table:table-cell>
          <table:table-cell office:value-type="float" office:value="0.128508">
            <text:p>0.128508</text:p>
          </table:table-cell>
          <table:table-cell office:value-type="float" office:value="0.10107">
            <text:p>0.10107</text:p>
          </table:table-cell>
          <table:table-cell office:value-type="float" office:value="0.0331208">
            <text:p>0.0331208</text:p>
          </table:table-cell>
          <table:table-cell/>
          <table:table-cell office:value-type="float" office:value="12.9429">
            <text:p>12.9429</text:p>
          </table:table-cell>
          <table:table-cell office:value-type="float" office:value="0.0345044">
            <text:p>0.0345044</text:p>
          </table:table-cell>
          <table:table-cell office:value-type="float" office:value="0.114448">
            <text:p>0.114448</text:p>
          </table:table-cell>
          <table:table-cell office:value-type="float" office:value="0.861125">
            <text:p>0.861125</text:p>
          </table:table-cell>
          <table:table-cell office:value-type="float" office:value="0.125552">
            <text:p>0.125552</text:p>
          </table:table-cell>
          <table:table-cell office:value-type="float" office:value="-0.312576">
            <text:p>-0.312576</text:p>
          </table:table-cell>
          <table:table-cell office:value-type="float" office:value="0.347583">
            <text:p>0.347583</text:p>
          </table:table-cell>
          <table:table-cell office:value-type="float" office:value="-0.161677">
            <text:p>-0.161677</text:p>
          </table:table-cell>
          <table:table-cell office:value-type="float" office:value="-0.0902908">
            <text:p>-0.0902908</text:p>
          </table:table-cell>
          <table:table-cell office:value-type="float" office:value="-0.154151">
            <text:p>-0.154151</text:p>
          </table:table-cell>
          <table:table-cell office:value-type="float" office:value="0.026276">
            <text:p>0.026276</text:p>
          </table:table-cell>
          <table:table-cell office:value-type="float" office:value="0.222751">
            <text:p>0.222751</text:p>
          </table:table-cell>
          <table:table-cell office:value-type="float" office:value="0.470791">
            <text:p>0.470791</text:p>
          </table:table-cell>
          <table:table-cell office:value-type="float" office:value="-0.168706">
            <text:p>-0.168706</text:p>
          </table:table-cell>
          <table:table-cell/>
          <table:table-cell office:value-type="float" office:value="8.64533">
            <text:p>8.64533</text:p>
          </table:table-cell>
          <table:table-cell office:value-type="float" office:value="-0.0607401">
            <text:p>-0.0607401</text:p>
          </table:table-cell>
          <table:table-cell office:value-type="float" office:value="-0.0890476">
            <text:p>-0.0890476</text:p>
          </table:table-cell>
          <table:table-cell office:value-type="float" office:value="0.666383">
            <text:p>0.666383</text:p>
          </table:table-cell>
          <table:table-cell office:value-type="float" office:value="0.0611504">
            <text:p>0.0611504</text:p>
          </table:table-cell>
          <table:table-cell office:value-type="float" office:value="-0.336381">
            <text:p>-0.336381</text:p>
          </table:table-cell>
          <table:table-cell office:value-type="float" office:value="-0.0145676">
            <text:p>-0.0145676</text:p>
          </table:table-cell>
          <table:table-cell office:value-type="float" office:value="-0.101349">
            <text:p>-0.101349</text:p>
          </table:table-cell>
          <table:table-cell office:value-type="float" office:value="-0.0119669">
            <text:p>-0.0119669</text:p>
          </table:table-cell>
          <table:table-cell office:value-type="float" office:value="-0.0137729">
            <text:p>-0.0137729</text:p>
          </table:table-cell>
          <table:table-cell office:value-type="float" office:value="0.00647541">
            <text:p>0.00647541</text:p>
          </table:table-cell>
          <table:table-cell office:value-type="float" office:value="0.0961321">
            <text:p>0.0961321</text:p>
          </table:table-cell>
          <table:table-cell office:value-type="float" office:value="0.0918492">
            <text:p>0.0918492</text:p>
          </table:table-cell>
          <table:table-cell office:value-type="float" office:value="-0.0142362">
            <text:p>-0.0142362</text:p>
          </table:table-cell>
        </table:table-row>
        <table:table-row table:style-name="ro4">
          <table:table-cell office:value-type="float" office:value="8.50894">
            <text:p>8.50894</text:p>
          </table:table-cell>
          <table:table-cell office:value-type="float" office:value="-0.126475">
            <text:p>-0.126475</text:p>
          </table:table-cell>
          <table:table-cell office:value-type="float" office:value="-0.0901976">
            <text:p>-0.0901976</text:p>
          </table:table-cell>
          <table:table-cell office:value-type="float" office:value="0.639235">
            <text:p>0.639235</text:p>
          </table:table-cell>
          <table:table-cell office:value-type="float" office:value="0.0928036">
            <text:p>0.0928036</text:p>
          </table:table-cell>
          <table:table-cell office:value-type="float" office:value="-0.376021">
            <text:p>-0.376021</text:p>
          </table:table-cell>
          <table:table-cell office:value-type="float" office:value="-0.0228337">
            <text:p>-0.0228337</text:p>
          </table:table-cell>
          <table:table-cell office:value-type="float" office:value="-0.135108">
            <text:p>-0.135108</text:p>
          </table:table-cell>
          <table:table-cell table:style-name="ce1" office:value-type="string">
            <text:p>-6.70944e-05</text:p>
          </table:table-cell>
          <table:table-cell office:value-type="float" office:value="0.000363638">
            <text:p>0.000363638</text:p>
          </table:table-cell>
          <table:table-cell office:value-type="float" office:value="-0.000432962">
            <text:p>-0.000432962</text:p>
          </table:table-cell>
          <table:table-cell office:value-type="float" office:value="0.065814">
            <text:p>0.065814</text:p>
          </table:table-cell>
          <table:table-cell office:value-type="float" office:value="0.0118355">
            <text:p>0.0118355</text:p>
          </table:table-cell>
          <table:table-cell office:value-type="float" office:value="-0.189639">
            <text:p>-0.189639</text:p>
          </table:table-cell>
          <table:table-cell/>
          <table:table-cell office:value-type="float" office:value="8.67724">
            <text:p>8.67724</text:p>
          </table:table-cell>
          <table:table-cell office:value-type="float" office:value="0.0872733">
            <text:p>0.0872733</text:p>
          </table:table-cell>
          <table:table-cell office:value-type="float" office:value="-0.0844835">
            <text:p>-0.0844835</text:p>
          </table:table-cell>
          <table:table-cell office:value-type="float" office:value="0.666802">
            <text:p>0.666802</text:p>
          </table:table-cell>
          <table:table-cell office:value-type="float" office:value="0.0237164">
            <text:p>0.0237164</text:p>
          </table:table-cell>
          <table:table-cell office:value-type="float" office:value="-0.0187811">
            <text:p>-0.0187811</text:p>
          </table:table-cell>
          <table:table-cell office:value-type="float" office:value="0.00439471">
            <text:p>0.00439471</text:p>
          </table:table-cell>
          <table:table-cell office:value-type="float" office:value="-0.0148975">
            <text:p>-0.0148975</text:p>
          </table:table-cell>
          <table:table-cell office:value-type="float" office:value="0.12469">
            <text:p>0.12469</text:p>
          </table:table-cell>
          <table:table-cell office:value-type="float" office:value="-0.00576342">
            <text:p>-0.00576342</text:p>
          </table:table-cell>
          <table:table-cell office:value-type="float" office:value="0.0316194">
            <text:p>0.0316194</text:p>
          </table:table-cell>
          <table:table-cell office:value-type="float" office:value="-0.162881">
            <text:p>-0.162881</text:p>
          </table:table-cell>
          <table:table-cell office:value-type="float" office:value="0.0715618">
            <text:p>0.0715618</text:p>
          </table:table-cell>
          <table:table-cell office:value-type="float" office:value="-0.153771">
            <text:p>-0.153771</text:p>
          </table:table-cell>
          <table:table-cell/>
          <table:table-cell office:value-type="float" office:value="11.8799">
            <text:p>11.8799</text:p>
          </table:table-cell>
          <table:table-cell office:value-type="float" office:value="-0.0440091">
            <text:p>-0.0440091</text:p>
          </table:table-cell>
          <table:table-cell office:value-type="float" office:value="-0.00761692">
            <text:p>-0.00761692</text:p>
          </table:table-cell>
          <table:table-cell office:value-type="float" office:value="0.840407">
            <text:p>0.840407</text:p>
          </table:table-cell>
          <table:table-cell office:value-type="float" office:value="0.121214">
            <text:p>0.121214</text:p>
          </table:table-cell>
          <table:table-cell office:value-type="float" office:value="-0.374869">
            <text:p>-0.374869</text:p>
          </table:table-cell>
          <table:table-cell office:value-type="float" office:value="0.170396">
            <text:p>0.170396</text:p>
          </table:table-cell>
          <table:table-cell office:value-type="float" office:value="-0.166279">
            <text:p>-0.166279</text:p>
          </table:table-cell>
          <table:table-cell office:value-type="float" office:value="-0.0268933">
            <text:p>-0.0268933</text:p>
          </table:table-cell>
          <table:table-cell office:value-type="float" office:value="-0.024838">
            <text:p>-0.024838</text:p>
          </table:table-cell>
          <table:table-cell office:value-type="float" office:value="0.00220525">
            <text:p>0.00220525</text:p>
          </table:table-cell>
          <table:table-cell office:value-type="float" office:value="-0.0920509">
            <text:p>-0.0920509</text:p>
          </table:table-cell>
          <table:table-cell office:value-type="float" office:value="-0.1361">
            <text:p>-0.1361</text:p>
          </table:table-cell>
          <table:table-cell office:value-type="float" office:value="0.129394">
            <text:p>0.129394</text:p>
          </table:table-cell>
          <table:table-cell/>
          <table:table-cell office:value-type="float" office:value="13.1724">
            <text:p>13.1724</text:p>
          </table:table-cell>
          <table:table-cell office:value-type="float" office:value="0.0255146">
            <text:p>0.0255146</text:p>
          </table:table-cell>
          <table:table-cell office:value-type="float" office:value="0.103865">
            <text:p>0.103865</text:p>
          </table:table-cell>
          <table:table-cell office:value-type="float" office:value="0.858272">
            <text:p>0.858272</text:p>
          </table:table-cell>
          <table:table-cell office:value-type="float" office:value="0.121017">
            <text:p>0.121017</text:p>
          </table:table-cell>
          <table:table-cell office:value-type="float" office:value="-0.339836">
            <text:p>-0.339836</text:p>
          </table:table-cell>
          <table:table-cell office:value-type="float" office:value="0.310631">
            <text:p>0.310631</text:p>
          </table:table-cell>
          <table:table-cell office:value-type="float" office:value="-0.155254">
            <text:p>-0.155254</text:p>
          </table:table-cell>
          <table:table-cell office:value-type="float" office:value="-0.0391782">
            <text:p>-0.0391782</text:p>
          </table:table-cell>
          <table:table-cell office:value-type="float" office:value="-0.0461231">
            <text:p>-0.0461231</text:p>
          </table:table-cell>
          <table:table-cell office:value-type="float" office:value="-0.0124353">
            <text:p>-0.0124353</text:p>
          </table:table-cell>
          <table:table-cell office:value-type="float" office:value="-0.172422">
            <text:p>-0.172422</text:p>
          </table:table-cell>
          <table:table-cell office:value-type="float" office:value="-0.155097">
            <text:p>-0.155097</text:p>
          </table:table-cell>
          <table:table-cell office:value-type="float" office:value="0.0482686">
            <text:p>0.0482686</text:p>
          </table:table-cell>
          <table:table-cell/>
          <table:table-cell office:value-type="float" office:value="8.77668">
            <text:p>8.77668</text:p>
          </table:table-cell>
          <table:table-cell office:value-type="float" office:value="-0.0606534">
            <text:p>-0.0606534</text:p>
          </table:table-cell>
          <table:table-cell office:value-type="float" office:value="-0.089272">
            <text:p>-0.089272</text:p>
          </table:table-cell>
          <table:table-cell office:value-type="float" office:value="0.666988">
            <text:p>0.666988</text:p>
          </table:table-cell>
          <table:table-cell office:value-type="float" office:value="0.0586085">
            <text:p>0.0586085</text:p>
          </table:table-cell>
          <table:table-cell office:value-type="float" office:value="-0.338178">
            <text:p>-0.338178</text:p>
          </table:table-cell>
          <table:table-cell office:value-type="float" office:value="-0.0180545">
            <text:p>-0.0180545</text:p>
          </table:table-cell>
          <table:table-cell office:value-type="float" office:value="-0.0997026">
            <text:p>-0.0997026</text:p>
          </table:table-cell>
          <table:table-cell office:value-type="float" office:value="0.000660338">
            <text:p>0.000660338</text:p>
          </table:table-cell>
          <table:table-cell office:value-type="float" office:value="-0.00170817">
            <text:p>-0.00170817</text:p>
          </table:table-cell>
          <table:table-cell office:value-type="float" office:value="0.00460543">
            <text:p>0.00460543</text:p>
          </table:table-cell>
          <table:table-cell office:value-type="float" office:value="-0.00573609">
            <text:p>-0.00573609</text:p>
          </table:table-cell>
          <table:table-cell office:value-type="float" office:value="-0.0650775">
            <text:p>-0.0650775</text:p>
          </table:table-cell>
          <table:table-cell office:value-type="float" office:value="0.0310182">
            <text:p>0.0310182</text:p>
          </table:table-cell>
        </table:table-row>
        <table:table-row table:style-name="ro4">
          <table:table-cell office:value-type="float" office:value="8.57385">
            <text:p>8.57385</text:p>
          </table:table-cell>
          <table:table-cell office:value-type="float" office:value="-0.126202">
            <text:p>-0.126202</text:p>
          </table:table-cell>
          <table:table-cell office:value-type="float" office:value="-0.0901241">
            <text:p>-0.0901241</text:p>
          </table:table-cell>
          <table:table-cell office:value-type="float" office:value="0.638407">
            <text:p>0.638407</text:p>
          </table:table-cell>
          <table:table-cell office:value-type="float" office:value="0.0911357">
            <text:p>0.0911357</text:p>
          </table:table-cell>
          <table:table-cell office:value-type="float" office:value="-0.377366">
            <text:p>-0.377366</text:p>
          </table:table-cell>
          <table:table-cell office:value-type="float" office:value="-0.0231481">
            <text:p>-0.0231481</text:p>
          </table:table-cell>
          <table:table-cell office:value-type="float" office:value="-0.129497">
            <text:p>-0.129497</text:p>
          </table:table-cell>
          <table:table-cell office:value-type="float" office:value="0.00420503">
            <text:p>0.00420503</text:p>
          </table:table-cell>
          <table:table-cell office:value-type="float" office:value="0.00113191">
            <text:p>0.00113191</text:p>
          </table:table-cell>
          <table:table-cell office:value-type="float" office:value="-0.0127428">
            <text:p>-0.0127428</text:p>
          </table:table-cell>
          <table:table-cell office:value-type="float" office:value="0.00787344">
            <text:p>0.00787344</text:p>
          </table:table-cell>
          <table:table-cell office:value-type="float" office:value="-0.00242967">
            <text:p>-0.00242967</text:p>
          </table:table-cell>
          <table:table-cell office:value-type="float" office:value="0.0414535">
            <text:p>0.0414535</text:p>
          </table:table-cell>
          <table:table-cell/>
          <table:table-cell office:value-type="float" office:value="8.84319">
            <text:p>8.84319</text:p>
          </table:table-cell>
          <table:table-cell office:value-type="float" office:value="0.10348">
            <text:p>0.10348</text:p>
          </table:table-cell>
          <table:table-cell office:value-type="float" office:value="-0.0834691">
            <text:p>-0.0834691</text:p>
          </table:table-cell>
          <table:table-cell office:value-type="float" office:value="0.667815">
            <text:p>0.667815</text:p>
          </table:table-cell>
          <table:table-cell office:value-type="float" office:value="0.0220786">
            <text:p>0.0220786</text:p>
          </table:table-cell>
          <table:table-cell office:value-type="float" office:value="-0.00766122">
            <text:p>-0.00766122</text:p>
          </table:table-cell>
          <table:table-cell office:value-type="float" office:value="0.00371732">
            <text:p>0.00371732</text:p>
          </table:table-cell>
          <table:table-cell office:value-type="float" office:value="-0.0127256">
            <text:p>-0.0127256</text:p>
          </table:table-cell>
          <table:table-cell office:value-type="float" office:value="0.0976587">
            <text:p>0.0976587</text:p>
          </table:table-cell>
          <table:table-cell office:value-type="float" office:value="0.00611269">
            <text:p>0.00611269</text:p>
          </table:table-cell>
          <table:table-cell office:value-type="float" office:value="0.00610006">
            <text:p>0.00610006</text:p>
          </table:table-cell>
          <table:table-cell office:value-type="float" office:value="-0.288998">
            <text:p>-0.288998</text:p>
          </table:table-cell>
          <table:table-cell office:value-type="float" office:value="-0.0578909">
            <text:p>-0.0578909</text:p>
          </table:table-cell>
          <table:table-cell office:value-type="float" office:value="0.00521308">
            <text:p>0.00521308</text:p>
          </table:table-cell>
          <table:table-cell/>
          <table:table-cell office:value-type="float" office:value="12.0139">
            <text:p>12.0139</text:p>
          </table:table-cell>
          <table:table-cell office:value-type="float" office:value="-0.0492634">
            <text:p>-0.0492634</text:p>
          </table:table-cell>
          <table:table-cell office:value-type="float" office:value="-0.0133863">
            <text:p>-0.0133863</text:p>
          </table:table-cell>
          <table:table-cell office:value-type="float" office:value="0.843025">
            <text:p>0.843025</text:p>
          </table:table-cell>
          <table:table-cell office:value-type="float" office:value="0.118364">
            <text:p>0.118364</text:p>
          </table:table-cell>
          <table:table-cell office:value-type="float" office:value="-0.436196">
            <text:p>-0.436196</text:p>
          </table:table-cell>
          <table:table-cell office:value-type="float" office:value="0.078723">
            <text:p>0.078723</text:p>
          </table:table-cell>
          <table:table-cell office:value-type="float" office:value="-0.14302">
            <text:p>-0.14302</text:p>
          </table:table-cell>
          <table:table-cell office:value-type="float" office:value="-0.039224">
            <text:p>-0.039224</text:p>
          </table:table-cell>
          <table:table-cell office:value-type="float" office:value="-0.0430694">
            <text:p>-0.0430694</text:p>
          </table:table-cell>
          <table:table-cell office:value-type="float" office:value="0.0195384">
            <text:p>0.0195384</text:p>
          </table:table-cell>
          <table:table-cell office:value-type="float" office:value="-1.15166">
            <text:p>-1.15166</text:p>
          </table:table-cell>
          <table:table-cell office:value-type="float" office:value="-1.75941">
            <text:p>-1.75941</text:p>
          </table:table-cell>
          <table:table-cell office:value-type="float" office:value="0.497172">
            <text:p>0.497172</text:p>
          </table:table-cell>
          <table:table-cell/>
          <table:table-cell office:value-type="float" office:value="13.4071">
            <text:p>13.4071</text:p>
          </table:table-cell>
          <table:table-cell office:value-type="float" office:value="0.00681442">
            <text:p>0.00681442</text:p>
          </table:table-cell>
          <table:table-cell office:value-type="float" office:value="0.084489">
            <text:p>0.084489</text:p>
          </table:table-cell>
          <table:table-cell office:value-type="float" office:value="0.858013">
            <text:p>0.858013</text:p>
          </table:table-cell>
          <table:table-cell office:value-type="float" office:value="0.116547">
            <text:p>0.116547</text:p>
          </table:table-cell>
          <table:table-cell office:value-type="float" office:value="-0.342454">
            <text:p>-0.342454</text:p>
          </table:table-cell>
          <table:table-cell office:value-type="float" office:value="0.307516">
            <text:p>0.307516</text:p>
          </table:table-cell>
          <table:table-cell office:value-type="float" office:value="-0.156196">
            <text:p>-0.156196</text:p>
          </table:table-cell>
          <table:table-cell office:value-type="float" office:value="-0.0796562">
            <text:p>-0.0796562</text:p>
          </table:table-cell>
          <table:table-cell table:style-name="ce1" office:value-type="float" office:value="-0.0825339">
            <text:p>-0.0825339</text:p>
          </table:table-cell>
          <table:table-cell office:value-type="float" office:value="-0.0011037">
            <text:p>-0.0011037</text:p>
          </table:table-cell>
          <table:table-cell office:value-type="float" office:value="0.172928">
            <text:p>0.172928</text:p>
          </table:table-cell>
          <table:table-cell office:value-type="float" office:value="0.185916">
            <text:p>0.185916</text:p>
          </table:table-cell>
          <table:table-cell office:value-type="float" office:value="0.0140399">
            <text:p>0.0140399</text:p>
          </table:table-cell>
          <table:table-cell/>
          <table:table-cell office:value-type="float" office:value="8.91531">
            <text:p>8.91531</text:p>
          </table:table-cell>
          <table:table-cell office:value-type="float" office:value="-0.0606721">
            <text:p>-0.0606721</text:p>
          </table:table-cell>
          <table:table-cell office:value-type="float" office:value="-0.0907595">
            <text:p>-0.0907595</text:p>
          </table:table-cell>
          <table:table-cell office:value-type="float" office:value="0.668222">
            <text:p>0.668222</text:p>
          </table:table-cell>
          <table:table-cell office:value-type="float" office:value="0.0560402">
            <text:p>0.0560402</text:p>
          </table:table-cell>
          <table:table-cell office:value-type="float" office:value="-0.339501">
            <text:p>-0.339501</text:p>
          </table:table-cell>
          <table:table-cell office:value-type="float" office:value="-0.0224867">
            <text:p>-0.0224867</text:p>
          </table:table-cell>
          <table:table-cell office:value-type="float" office:value="-0.104591">
            <text:p>-0.104591</text:p>
          </table:table-cell>
          <table:table-cell office:value-type="float" office:value="-0.000134855">
            <text:p>-0.000134855</text:p>
          </table:table-cell>
          <table:table-cell office:value-type="float" office:value="-0.0107299">
            <text:p>-0.0107299</text:p>
          </table:table-cell>
          <table:table-cell office:value-type="float" office:value="0.00890549">
            <text:p>0.00890549</text:p>
          </table:table-cell>
          <table:table-cell office:value-type="float" office:value="-0.0450649">
            <text:p>-0.0450649</text:p>
          </table:table-cell>
          <table:table-cell office:value-type="float" office:value="-0.14471">
            <text:p>-0.14471</text:p>
          </table:table-cell>
          <table:table-cell office:value-type="float" office:value="-0.194517">
            <text:p>-0.194517</text:p>
          </table:table-cell>
        </table:table-row>
        <table:table-row table:style-name="ro4">
          <table:table-cell office:value-type="float" office:value="8.80909">
            <text:p>8.80909</text:p>
          </table:table-cell>
          <table:table-cell office:value-type="float" office:value="-0.124777">
            <text:p>-0.124777</text:p>
          </table:table-cell>
          <table:table-cell office:value-type="float" office:value="-0.0899923">
            <text:p>-0.0899923</text:p>
          </table:table-cell>
          <table:table-cell office:value-type="float" office:value="0.637704">
            <text:p>0.637704</text:p>
          </table:table-cell>
          <table:table-cell office:value-type="float" office:value="0.0853388">
            <text:p>0.0853388</text:p>
          </table:table-cell>
          <table:table-cell office:value-type="float" office:value="-0.375475">
            <text:p>-0.375475</text:p>
          </table:table-cell>
          <table:table-cell office:value-type="float" office:value="-0.0226606">
            <text:p>-0.0226606</text:p>
          </table:table-cell>
          <table:table-cell office:value-type="float" office:value="-0.130884">
            <text:p>-0.130884</text:p>
          </table:table-cell>
          <table:table-cell office:value-type="float" office:value="0.00605714">
            <text:p>0.00605714</text:p>
          </table:table-cell>
          <table:table-cell office:value-type="float" office:value="0.000560364">
            <text:p>0.000560364</text:p>
          </table:table-cell>
          <table:table-cell office:value-type="float" office:value="-0.00299152">
            <text:p>-0.00299152</text:p>
          </table:table-cell>
          <table:table-cell office:value-type="float" office:value="0.0264699">
            <text:p>0.0264699</text:p>
          </table:table-cell>
          <table:table-cell office:value-type="float" office:value="0.00847141">
            <text:p>0.00847141</text:p>
          </table:table-cell>
          <table:table-cell office:value-type="float" office:value="0.00270503">
            <text:p>0.00270503</text:p>
          </table:table-cell>
          <table:table-cell/>
          <table:table-cell office:value-type="float" office:value="9.11154">
            <text:p>9.11154</text:p>
          </table:table-cell>
          <table:table-cell office:value-type="float" office:value="0.108876">
            <text:p>0.108876</text:p>
          </table:table-cell>
          <table:table-cell office:value-type="float" office:value="-0.0859975">
            <text:p>-0.0859975</text:p>
          </table:table-cell>
          <table:table-cell office:value-type="float" office:value="0.669827">
            <text:p>0.669827</text:p>
          </table:table-cell>
          <table:table-cell office:value-type="float" office:value="0.0196661">
            <text:p>0.0196661</text:p>
          </table:table-cell>
          <table:table-cell office:value-type="float" office:value="-0.00507643">
            <text:p>-0.00507643</text:p>
          </table:table-cell>
          <table:table-cell office:value-type="float" office:value="0.00179455">
            <text:p>0.00179455</text:p>
          </table:table-cell>
          <table:table-cell office:value-type="float" office:value="-0.011782">
            <text:p>-0.011782</text:p>
          </table:table-cell>
          <table:table-cell office:value-type="float" office:value="0.0201067">
            <text:p>0.0201067</text:p>
          </table:table-cell>
          <table:table-cell office:value-type="float" office:value="-0.00942221">
            <text:p>-0.00942221</text:p>
          </table:table-cell>
          <table:table-cell office:value-type="float" office:value="0.00749898">
            <text:p>0.00749898</text:p>
          </table:table-cell>
          <table:table-cell office:value-type="float" office:value="-0.0975349">
            <text:p>-0.0975349</text:p>
          </table:table-cell>
          <table:table-cell office:value-type="float" office:value="0.0347525">
            <text:p>0.0347525</text:p>
          </table:table-cell>
          <table:table-cell office:value-type="float" office:value="-0.0538633">
            <text:p>-0.0538633</text:p>
          </table:table-cell>
          <table:table-cell/>
          <table:table-cell office:value-type="float" office:value="12.0512">
            <text:p>12.0512</text:p>
          </table:table-cell>
          <table:table-cell office:value-type="float" office:value="-0.0523272">
            <text:p>-0.0523272</text:p>
          </table:table-cell>
          <table:table-cell office:value-type="float" office:value="-0.0174384">
            <text:p>-0.0174384</text:p>
          </table:table-cell>
          <table:table-cell office:value-type="float" office:value="0.844444">
            <text:p>0.844444</text:p>
          </table:table-cell>
          <table:table-cell office:value-type="float" office:value="0.117583">
            <text:p>0.117583</text:p>
          </table:table-cell>
          <table:table-cell office:value-type="float" office:value="-0.372326">
            <text:p>-0.372326</text:p>
          </table:table-cell>
          <table:table-cell office:value-type="float" office:value="0.171767">
            <text:p>0.171767</text:p>
          </table:table-cell>
          <table:table-cell office:value-type="float" office:value="-0.174351">
            <text:p>-0.174351</text:p>
          </table:table-cell>
          <table:table-cell office:value-type="float" office:value="-0.082166">
            <text:p>-0.082166</text:p>
          </table:table-cell>
          <table:table-cell office:value-type="float" office:value="-0.108672">
            <text:p>-0.108672</text:p>
          </table:table-cell>
          <table:table-cell office:value-type="float" office:value="0.0380764">
            <text:p>0.0380764</text:p>
          </table:table-cell>
          <table:table-cell office:value-type="float" office:value="0.213417">
            <text:p>0.213417</text:p>
          </table:table-cell>
          <table:table-cell office:value-type="float" office:value="0.226851">
            <text:p>0.226851</text:p>
          </table:table-cell>
          <table:table-cell office:value-type="float" office:value="-0.166532">
            <text:p>-0.166532</text:p>
          </table:table-cell>
          <table:table-cell/>
          <table:table-cell office:value-type="float" office:value="13.6718">
            <text:p>13.6718</text:p>
          </table:table-cell>
          <table:table-cell office:value-type="float" office:value="-0.00215493">
            <text:p>-0.00215493</text:p>
          </table:table-cell>
          <table:table-cell office:value-type="float" office:value="0.0756677">
            <text:p>0.0756677</text:p>
          </table:table-cell>
          <table:table-cell office:value-type="float" office:value="0.858704">
            <text:p>0.858704</text:p>
          </table:table-cell>
          <table:table-cell office:value-type="float" office:value="0.111706">
            <text:p>0.111706</text:p>
          </table:table-cell>
          <table:table-cell office:value-type="float" office:value="-0.352363">
            <text:p>-0.352363</text:p>
          </table:table-cell>
          <table:table-cell office:value-type="float" office:value="0.297392">
            <text:p>0.297392</text:p>
          </table:table-cell>
          <table:table-cell office:value-type="float" office:value="-0.161166">
            <text:p>-0.161166</text:p>
          </table:table-cell>
          <table:table-cell office:value-type="float" office:value="-0.0338925">
            <text:p>-0.0338925</text:p>
          </table:table-cell>
          <table:table-cell office:value-type="float" office:value="-0.0333329">
            <text:p>-0.0333329</text:p>
          </table:table-cell>
          <table:table-cell office:value-type="float" office:value="0.00261184">
            <text:p>0.00261184</text:p>
          </table:table-cell>
          <table:table-cell office:value-type="float" office:value="0.0879044">
            <text:p>0.0879044</text:p>
          </table:table-cell>
          <table:table-cell office:value-type="float" office:value="0.0880315">
            <text:p>0.0880315</text:p>
          </table:table-cell>
          <table:table-cell office:value-type="float" office:value="-0.0953915">
            <text:p>-0.0953915</text:p>
          </table:table-cell>
          <table:table-cell/>
          <table:table-cell office:value-type="float" office:value="8.97574">
            <text:p>8.97574</text:p>
          </table:table-cell>
          <table:table-cell office:value-type="float" office:value="-0.0608448">
            <text:p>-0.0608448</text:p>
          </table:table-cell>
          <table:table-cell office:value-type="float" office:value="-0.0919364">
            <text:p>-0.0919364</text:p>
          </table:table-cell>
          <table:table-cell office:value-type="float" office:value="0.66805">
            <text:p>0.66805</text:p>
          </table:table-cell>
          <table:table-cell office:value-type="float" office:value="0.0549562">
            <text:p>0.0549562</text:p>
          </table:table-cell>
          <table:table-cell office:value-type="float" office:value="-0.340451">
            <text:p>-0.340451</text:p>
          </table:table-cell>
          <table:table-cell office:value-type="float" office:value="-0.0213831">
            <text:p>-0.0213831</text:p>
          </table:table-cell>
          <table:table-cell office:value-type="float" office:value="-0.0972255">
            <text:p>-0.0972255</text:p>
          </table:table-cell>
          <table:table-cell office:value-type="float" office:value="-0.00285827">
            <text:p>-0.00285827</text:p>
          </table:table-cell>
          <table:table-cell office:value-type="float" office:value="-0.0194752">
            <text:p>-0.0194752</text:p>
          </table:table-cell>
          <table:table-cell office:value-type="float" office:value="-0.00284981">
            <text:p>-0.00284981</text:p>
          </table:table-cell>
          <table:table-cell office:value-type="float" office:value="-0.0621443">
            <text:p>-0.0621443</text:p>
          </table:table-cell>
          <table:table-cell office:value-type="float" office:value="-0.0391706">
            <text:p>-0.0391706</text:p>
          </table:table-cell>
          <table:table-cell office:value-type="float" office:value="0.108117">
            <text:p>0.108117</text:p>
          </table:table-cell>
        </table:table-row>
        <table:table-row table:style-name="ro4">
          <table:table-cell office:value-type="float" office:value="9.10932">
            <text:p>9.10932</text:p>
          </table:table-cell>
          <table:table-cell office:value-type="float" office:value="-0.120572">
            <text:p>-0.120572</text:p>
          </table:table-cell>
          <table:table-cell office:value-type="float" office:value="-0.0890605">
            <text:p>-0.0890605</text:p>
          </table:table-cell>
          <table:table-cell office:value-type="float" office:value="0.637049">
            <text:p>0.637049</text:p>
          </table:table-cell>
          <table:table-cell office:value-type="float" office:value="0.0784726">
            <text:p>0.0784726</text:p>
          </table:table-cell>
          <table:table-cell office:value-type="float" office:value="-0.372016">
            <text:p>-0.372016</text:p>
          </table:table-cell>
          <table:table-cell office:value-type="float" office:value="-0.0223611">
            <text:p>-0.0223611</text:p>
          </table:table-cell>
          <table:table-cell office:value-type="float" office:value="-0.131108">
            <text:p>-0.131108</text:p>
          </table:table-cell>
          <table:table-cell office:value-type="float" office:value="0.0140042">
            <text:p>0.0140042</text:p>
          </table:table-cell>
          <table:table-cell office:value-type="float" office:value="0.00310374">
            <text:p>0.00310374</text:p>
          </table:table-cell>
          <table:table-cell office:value-type="float" office:value="-0.00217938">
            <text:p>-0.00217938</text:p>
          </table:table-cell>
          <table:table-cell office:value-type="float" office:value="-0.00647163">
            <text:p>-0.00647163</text:p>
          </table:table-cell>
          <table:table-cell office:value-type="float" office:value="-0.0193136">
            <text:p>-0.0193136</text:p>
          </table:table-cell>
          <table:table-cell office:value-type="float" office:value="0.0235124">
            <text:p>0.0235124</text:p>
          </table:table-cell>
          <table:table-cell/>
          <table:table-cell office:value-type="float" office:value="9.21168">
            <text:p>9.21168</text:p>
          </table:table-cell>
          <table:table-cell office:value-type="float" office:value="0.109911">
            <text:p>0.109911</text:p>
          </table:table-cell>
          <table:table-cell office:value-type="float" office:value="-0.0865925">
            <text:p>-0.0865925</text:p>
          </table:table-cell>
          <table:table-cell office:value-type="float" office:value="0.670038">
            <text:p>0.670038</text:p>
          </table:table-cell>
          <table:table-cell office:value-type="float" office:value="0.0188351">
            <text:p>0.0188351</text:p>
          </table:table-cell>
          <table:table-cell office:value-type="float" office:value="-0.00299577">
            <text:p>-0.00299577</text:p>
          </table:table-cell>
          <table:table-cell office:value-type="float" office:value="0.00134807">
            <text:p>0.00134807</text:p>
          </table:table-cell>
          <table:table-cell office:value-type="float" office:value="-0.0102866">
            <text:p>-0.0102866</text:p>
          </table:table-cell>
          <table:table-cell office:value-type="float" office:value="0.01034">
            <text:p>0.01034</text:p>
          </table:table-cell>
          <table:table-cell office:value-type="float" office:value="-0.00594223">
            <text:p>-0.00594223</text:p>
          </table:table-cell>
          <table:table-cell office:value-type="float" office:value="0.00210533">
            <text:p>0.00210533</text:p>
          </table:table-cell>
          <table:table-cell office:value-type="float" office:value="-0.00828345">
            <text:p>-0.00828345</text:p>
          </table:table-cell>
          <table:table-cell office:value-type="float" office:value="0.0268722">
            <text:p>0.0268722</text:p>
          </table:table-cell>
          <table:table-cell office:value-type="float" office:value="0.0277654">
            <text:p>0.0277654</text:p>
          </table:table-cell>
          <table:table-cell/>
          <table:table-cell office:value-type="float" office:value="12.2174">
            <text:p>12.2174</text:p>
          </table:table-cell>
          <table:table-cell office:value-type="float" office:value="-0.060088">
            <text:p>-0.060088</text:p>
          </table:table-cell>
          <table:table-cell office:value-type="float" office:value="-0.0292333">
            <text:p>-0.0292333</text:p>
          </table:table-cell>
          <table:table-cell office:value-type="float" office:value="0.846173">
            <text:p>0.846173</text:p>
          </table:table-cell>
          <table:table-cell office:value-type="float" office:value="0.114162">
            <text:p>0.114162</text:p>
          </table:table-cell>
          <table:table-cell office:value-type="float" office:value="-0.380128">
            <text:p>-0.380128</text:p>
          </table:table-cell>
          <table:table-cell office:value-type="float" office:value="0.169086">
            <text:p>0.169086</text:p>
          </table:table-cell>
          <table:table-cell office:value-type="float" office:value="-0.1782">
            <text:p>-0.1782</text:p>
          </table:table-cell>
          <table:table-cell office:value-type="float" office:value="-0.0466973">
            <text:p>-0.0466973</text:p>
          </table:table-cell>
          <table:table-cell office:value-type="float" office:value="-0.0709709">
            <text:p>-0.0709709</text:p>
          </table:table-cell>
          <table:table-cell office:value-type="float" office:value="0.0103998">
            <text:p>0.0103998</text:p>
          </table:table-cell>
          <table:table-cell office:value-type="float" office:value="0.152068">
            <text:p>0.152068</text:p>
          </table:table-cell>
          <table:table-cell office:value-type="float" office:value="0.339911">
            <text:p>0.339911</text:p>
          </table:table-cell>
          <table:table-cell office:value-type="float" office:value="-0.226855">
            <text:p>-0.226855</text:p>
          </table:table-cell>
          <table:table-cell/>
          <table:table-cell office:value-type="float" office:value="13.8391">
            <text:p>13.8391</text:p>
          </table:table-cell>
          <table:table-cell office:value-type="float" office:value="-0.00536501">
            <text:p>-0.00536501</text:p>
          </table:table-cell>
          <table:table-cell office:value-type="float" office:value="0.0725549">
            <text:p>0.0725549</text:p>
          </table:table-cell>
          <table:table-cell office:value-type="float" office:value="0.856469">
            <text:p>0.856469</text:p>
          </table:table-cell>
          <table:table-cell office:value-type="float" office:value="0.108749">
            <text:p>0.108749</text:p>
          </table:table-cell>
          <table:table-cell office:value-type="float" office:value="-0.375058">
            <text:p>-0.375058</text:p>
          </table:table-cell>
          <table:table-cell office:value-type="float" office:value="0.274562">
            <text:p>0.274562</text:p>
          </table:table-cell>
          <table:table-cell office:value-type="float" office:value="-0.156281">
            <text:p>-0.156281</text:p>
          </table:table-cell>
          <table:table-cell office:value-type="float" office:value="-0.0191814">
            <text:p>-0.0191814</text:p>
          </table:table-cell>
          <table:table-cell office:value-type="float" office:value="-0.0186005">
            <text:p>-0.0186005</text:p>
          </table:table-cell>
          <table:table-cell office:value-type="float" office:value="-0.0133523">
            <text:p>-0.0133523</text:p>
          </table:table-cell>
          <table:table-cell office:value-type="float" office:value="-0.272595">
            <text:p>-0.272595</text:p>
          </table:table-cell>
          <table:table-cell office:value-type="float" office:value="-0.277287">
            <text:p>-0.277287</text:p>
          </table:table-cell>
          <table:table-cell office:value-type="float" office:value="0.0502795">
            <text:p>0.0502795</text:p>
          </table:table-cell>
          <table:table-cell/>
          <table:table-cell office:value-type="float" office:value="9.11421">
            <text:p>9.11421</text:p>
          </table:table-cell>
          <table:table-cell office:value-type="float" office:value="-0.0624321">
            <text:p>-0.0624321</text:p>
          </table:table-cell>
          <table:table-cell office:value-type="float" office:value="-0.0953842">
            <text:p>-0.0953842</text:p>
          </table:table-cell>
          <table:table-cell office:value-type="float" office:value="0.669728">
            <text:p>0.669728</text:p>
          </table:table-cell>
          <table:table-cell office:value-type="float" office:value="0.0525507">
            <text:p>0.0525507</text:p>
          </table:table-cell>
          <table:table-cell office:value-type="float" office:value="-0.343233">
            <text:p>-0.343233</text:p>
          </table:table-cell>
          <table:table-cell office:value-type="float" office:value="-0.0247889">
            <text:p>-0.0247889</text:p>
          </table:table-cell>
          <table:table-cell office:value-type="float" office:value="-0.0978641">
            <text:p>-0.0978641</text:p>
          </table:table-cell>
          <table:table-cell office:value-type="float" office:value="-0.0114633">
            <text:p>-0.0114633</text:p>
          </table:table-cell>
          <table:table-cell office:value-type="float" office:value="-0.0248991">
            <text:p>-0.0248991</text:p>
          </table:table-cell>
          <table:table-cell office:value-type="float" office:value="0.0121211">
            <text:p>0.0121211</text:p>
          </table:table-cell>
          <table:table-cell office:value-type="float" office:value="-0.0733523">
            <text:p>-0.0733523</text:p>
          </table:table-cell>
          <table:table-cell office:value-type="float" office:value="-0.0249927">
            <text:p>-0.0249927</text:p>
          </table:table-cell>
          <table:table-cell office:value-type="float" office:value="-0.0175196">
            <text:p>-0.0175196</text:p>
          </table:table-cell>
        </table:table-row>
        <table:table-row table:style-name="ro4">
          <table:table-cell office:value-type="float" office:value="9.40989">
            <text:p>9.40989</text:p>
          </table:table-cell>
          <table:table-cell office:value-type="float" office:value="-0.116948">
            <text:p>-0.116948</text:p>
          </table:table-cell>
          <table:table-cell office:value-type="float" office:value="-0.0898724">
            <text:p>-0.0898724</text:p>
          </table:table-cell>
          <table:table-cell office:value-type="float" office:value="0.638519">
            <text:p>0.638519</text:p>
          </table:table-cell>
          <table:table-cell office:value-type="float" office:value="0.0721519">
            <text:p>0.0721519</text:p>
          </table:table-cell>
          <table:table-cell office:value-type="float" office:value="-0.343449">
            <text:p>-0.343449</text:p>
          </table:table-cell>
          <table:table-cell office:value-type="float" office:value="-0.0209899">
            <text:p>-0.0209899</text:p>
          </table:table-cell>
          <table:table-cell office:value-type="float" office:value="-0.135999">
            <text:p>-0.135999</text:p>
          </table:table-cell>
          <table:table-cell office:value-type="float" office:value="0.012059">
            <text:p>0.012059</text:p>
          </table:table-cell>
          <table:table-cell office:value-type="float" office:value="-0.00270138">
            <text:p>-0.00270138</text:p>
          </table:table-cell>
          <table:table-cell office:value-type="float" office:value="0.00488779">
            <text:p>0.00488779</text:p>
          </table:table-cell>
          <table:table-cell office:value-type="float" office:value="0.765756">
            <text:p>0.765756</text:p>
          </table:table-cell>
          <table:table-cell office:value-type="float" office:value="0.0610894">
            <text:p>0.0610894</text:p>
          </table:table-cell>
          <table:table-cell office:value-type="float" office:value="-0.179401">
            <text:p>-0.179401</text:p>
          </table:table-cell>
          <table:table-cell/>
          <table:table-cell office:value-type="float" office:value="9.41891">
            <text:p>9.41891</text:p>
          </table:table-cell>
          <table:table-cell office:value-type="float" office:value="0.111698">
            <text:p>0.111698</text:p>
          </table:table-cell>
          <table:table-cell office:value-type="float" office:value="-0.0866699">
            <text:p>-0.0866699</text:p>
          </table:table-cell>
          <table:table-cell office:value-type="float" office:value="0.671667">
            <text:p>0.671667</text:p>
          </table:table-cell>
          <table:table-cell office:value-type="float" office:value="0.017225">
            <text:p>0.017225</text:p>
          </table:table-cell>
          <table:table-cell office:value-type="float" office:value="-0.00142259">
            <text:p>-0.00142259</text:p>
          </table:table-cell>
          <table:table-cell office:value-type="float" office:value="0.00146289">
            <text:p>0.00146289</text:p>
          </table:table-cell>
          <table:table-cell office:value-type="float" office:value="-0.00883067">
            <text:p>-0.00883067</text:p>
          </table:table-cell>
          <table:table-cell office:value-type="float" office:value="0.00862335">
            <text:p>0.00862335</text:p>
          </table:table-cell>
          <table:table-cell office:value-type="float" office:value="-0.000373422">
            <text:p>-0.000373422</text:p>
          </table:table-cell>
          <table:table-cell office:value-type="float" office:value="0.00785923">
            <text:p>0.00785923</text:p>
          </table:table-cell>
          <table:table-cell office:value-type="float" office:value="-0.0122326">
            <text:p>-0.0122326</text:p>
          </table:table-cell>
          <table:table-cell office:value-type="float" office:value="0.0120434">
            <text:p>0.0120434</text:p>
          </table:table-cell>
          <table:table-cell office:value-type="float" office:value="-0.00654287">
            <text:p>-0.00654287</text:p>
          </table:table-cell>
          <table:table-cell/>
          <table:table-cell office:value-type="float" office:value="12.3193">
            <text:p>12.3193</text:p>
          </table:table-cell>
          <table:table-cell office:value-type="float" office:value="-0.0632676">
            <text:p>-0.0632676</text:p>
          </table:table-cell>
          <table:table-cell office:value-type="float" office:value="-0.0329358">
            <text:p>-0.0329358</text:p>
          </table:table-cell>
          <table:table-cell office:value-type="float" office:value="0.844877">
            <text:p>0.844877</text:p>
          </table:table-cell>
          <table:table-cell office:value-type="float" office:value="0.112114">
            <text:p>0.112114</text:p>
          </table:table-cell>
          <table:table-cell office:value-type="float" office:value="-0.389121">
            <text:p>-0.389121</text:p>
          </table:table-cell>
          <table:table-cell office:value-type="float" office:value="0.153466">
            <text:p>0.153466</text:p>
          </table:table-cell>
          <table:table-cell office:value-type="float" office:value="-0.168408">
            <text:p>-0.168408</text:p>
          </table:table-cell>
          <table:table-cell office:value-type="float" office:value="-0.0311997">
            <text:p>-0.0311997</text:p>
          </table:table-cell>
          <table:table-cell office:value-type="float" office:value="-0.0363295">
            <text:p>-0.0363295</text:p>
          </table:table-cell>
          <table:table-cell office:value-type="float" office:value="-0.0127196">
            <text:p>-0.0127196</text:p>
          </table:table-cell>
          <table:table-cell office:value-type="float" office:value="0.013601">
            <text:p>0.013601</text:p>
          </table:table-cell>
          <table:table-cell office:value-type="float" office:value="0.0517078">
            <text:p>0.0517078</text:p>
          </table:table-cell>
          <table:table-cell office:value-type="float" office:value="0.026588">
            <text:p>0.026588</text:p>
          </table:table-cell>
          <table:table-cell/>
          <table:table-cell office:value-type="float" office:value="14.047">
            <text:p>14.047</text:p>
          </table:table-cell>
          <table:table-cell office:value-type="float" office:value="-0.0211397">
            <text:p>-0.0211397</text:p>
          </table:table-cell>
          <table:table-cell office:value-type="float" office:value="0.0566981">
            <text:p>0.0566981</text:p>
          </table:table-cell>
          <table:table-cell office:value-type="float" office:value="0.855867">
            <text:p>0.855867</text:p>
          </table:table-cell>
          <table:table-cell office:value-type="float" office:value="0.105183">
            <text:p>0.105183</text:p>
          </table:table-cell>
          <table:table-cell office:value-type="float" office:value="-0.373281">
            <text:p>-0.373281</text:p>
          </table:table-cell>
          <table:table-cell office:value-type="float" office:value="0.276152">
            <text:p>0.276152</text:p>
          </table:table-cell>
          <table:table-cell office:value-type="float" office:value="-0.15918">
            <text:p>-0.15918</text:p>
          </table:table-cell>
          <table:table-cell office:value-type="float" office:value="-0.0758635">
            <text:p>-0.0758635</text:p>
          </table:table-cell>
          <table:table-cell office:value-type="float" office:value="-0.0762581">
            <text:p>-0.0762581</text:p>
          </table:table-cell>
          <table:table-cell office:value-type="float" office:value="-0.00289742">
            <text:p>-0.00289742</text:p>
          </table:table-cell>
          <table:table-cell office:value-type="float" office:value="0.123088">
            <text:p>0.123088</text:p>
          </table:table-cell>
          <table:table-cell office:value-type="float" office:value="0.117203">
            <text:p>0.117203</text:p>
          </table:table-cell>
          <table:table-cell office:value-type="float" office:value="-0.00972405">
            <text:p>-0.00972405</text:p>
          </table:table-cell>
          <table:table-cell/>
          <table:table-cell office:value-type="float" office:value="9.34809">
            <text:p>9.34809</text:p>
          </table:table-cell>
          <table:table-cell office:value-type="float" office:value="-0.0691254">
            <text:p>-0.0691254</text:p>
          </table:table-cell>
          <table:table-cell office:value-type="float" office:value="-0.102575">
            <text:p>-0.102575</text:p>
          </table:table-cell>
          <table:table-cell office:value-type="float" office:value="0.671605">
            <text:p>0.671605</text:p>
          </table:table-cell>
          <table:table-cell office:value-type="float" office:value="0.0487246">
            <text:p>0.0487246</text:p>
          </table:table-cell>
          <table:table-cell office:value-type="float" office:value="-0.348524">
            <text:p>-0.348524</text:p>
          </table:table-cell>
          <table:table-cell office:value-type="float" office:value="-0.031171">
            <text:p>-0.031171</text:p>
          </table:table-cell>
          <table:table-cell office:value-type="float" office:value="-0.0948115">
            <text:p>-0.0948115</text:p>
          </table:table-cell>
          <table:table-cell office:value-type="float" office:value="-0.0286187">
            <text:p>-0.0286187</text:p>
          </table:table-cell>
          <table:table-cell office:value-type="float" office:value="-0.0307443">
            <text:p>-0.0307443</text:p>
          </table:table-cell>
          <table:table-cell office:value-type="float" office:value="0.00802365">
            <text:p>0.00802365</text:p>
          </table:table-cell>
          <table:table-cell office:value-type="float" office:value="0.0355853">
            <text:p>0.0355853</text:p>
          </table:table-cell>
          <table:table-cell office:value-type="float" office:value="0.0148531">
            <text:p>0.0148531</text:p>
          </table:table-cell>
          <table:table-cell office:value-type="float" office:value="0.0408554">
            <text:p>0.0408554</text:p>
          </table:table-cell>
        </table:table-row>
        <table:table-row table:style-name="ro4">
          <table:table-cell office:value-type="float" office:value="9.44149">
            <text:p>9.44149</text:p>
          </table:table-cell>
          <table:table-cell office:value-type="float" office:value="-0.115802">
            <text:p>-0.115802</text:p>
          </table:table-cell>
          <table:table-cell office:value-type="float" office:value="-0.0898968">
            <text:p>-0.0898968</text:p>
          </table:table-cell>
          <table:table-cell office:value-type="float" office:value="0.638494">
            <text:p>0.638494</text:p>
          </table:table-cell>
          <table:table-cell office:value-type="float" office:value="0.0715177">
            <text:p>0.0715177</text:p>
          </table:table-cell>
          <table:table-cell office:value-type="float" office:value="-0.367315">
            <text:p>-0.367315</text:p>
          </table:table-cell>
          <table:table-cell office:value-type="float" office:value="-0.0230466">
            <text:p>-0.0230466</text:p>
          </table:table-cell>
          <table:table-cell office:value-type="float" office:value="-0.127926">
            <text:p>-0.127926</text:p>
          </table:table-cell>
          <table:table-cell office:value-type="float" office:value="0.036257">
            <text:p>0.036257</text:p>
          </table:table-cell>
          <table:table-cell office:value-type="float" office:value="-0.000770944">
            <text:p>-0.000770944</text:p>
          </table:table-cell>
          <table:table-cell office:value-type="float" office:value="-0.000781289">
            <text:p>-0.000781289</text:p>
          </table:table-cell>
          <table:table-cell office:value-type="float" office:value="-0.0575651">
            <text:p>-0.0575651</text:p>
          </table:table-cell>
          <table:table-cell office:value-type="float" office:value="-0.00595236">
            <text:p>-0.00595236</text:p>
          </table:table-cell>
          <table:table-cell office:value-type="float" office:value="0.0825258">
            <text:p>0.0825258</text:p>
          </table:table-cell>
          <table:table-cell/>
          <table:table-cell office:value-type="float" office:value="9.77559">
            <text:p>9.77559</text:p>
          </table:table-cell>
          <table:table-cell office:value-type="float" office:value="0.113218">
            <text:p>0.113218</text:p>
          </table:table-cell>
          <table:table-cell office:value-type="float" office:value="-0.085271">
            <text:p>-0.085271</text:p>
          </table:table-cell>
          <table:table-cell office:value-type="float" office:value="0.673638">
            <text:p>0.673638</text:p>
          </table:table-cell>
          <table:table-cell office:value-type="float" office:value="0.0147695">
            <text:p>0.0147695</text:p>
          </table:table-cell>
          <table:table-cell table:style-name="ce1" office:value-type="string">
            <text:p>3.12685e-05</text:p>
          </table:table-cell>
          <table:table-cell office:value-type="float" office:value="0.00255277">
            <text:p>0.00255277</text:p>
          </table:table-cell>
          <table:table-cell office:value-type="float" office:value="-0.00710708">
            <text:p>-0.00710708</text:p>
          </table:table-cell>
          <table:table-cell office:value-type="float" office:value="0.00426027">
            <text:p>0.00426027</text:p>
          </table:table-cell>
          <table:table-cell office:value-type="float" office:value="0.0039222">
            <text:p>0.0039222</text:p>
          </table:table-cell>
          <table:table-cell office:value-type="float" office:value="0.00552554">
            <text:p>0.00552554</text:p>
          </table:table-cell>
          <table:table-cell office:value-type="float" office:value="0.00124626">
            <text:p>0.00124626</text:p>
          </table:table-cell>
          <table:table-cell office:value-type="float" office:value="-0.0211899">
            <text:p>-0.0211899</text:p>
          </table:table-cell>
          <table:table-cell office:value-type="float" office:value="-0.0115858">
            <text:p>-0.0115858</text:p>
          </table:table-cell>
          <table:table-cell/>
          <table:table-cell office:value-type="float" office:value="12.6561">
            <text:p>12.6561</text:p>
          </table:table-cell>
          <table:table-cell office:value-type="float" office:value="-0.0722334">
            <text:p>-0.0722334</text:p>
          </table:table-cell>
          <table:table-cell office:value-type="float" office:value="-0.0393062">
            <text:p>-0.0393062</text:p>
          </table:table-cell>
          <table:table-cell office:value-type="float" office:value="0.843609">
            <text:p>0.843609</text:p>
          </table:table-cell>
          <table:table-cell office:value-type="float" office:value="0.105603">
            <text:p>0.105603</text:p>
          </table:table-cell>
          <table:table-cell office:value-type="float" office:value="-0.402606">
            <text:p>-0.402606</text:p>
          </table:table-cell>
          <table:table-cell office:value-type="float" office:value="0.138026">
            <text:p>0.138026</text:p>
          </table:table-cell>
          <table:table-cell office:value-type="float" office:value="-0.166939">
            <text:p>-0.166939</text:p>
          </table:table-cell>
          <table:table-cell office:value-type="float" office:value="-0.0266186">
            <text:p>-0.0266186</text:p>
          </table:table-cell>
          <table:table-cell office:value-type="float" office:value="-0.0189132">
            <text:p>-0.0189132</text:p>
          </table:table-cell>
          <table:table-cell office:value-type="float" office:value="-0.00376414">
            <text:p>-0.00376414</text:p>
          </table:table-cell>
          <table:table-cell office:value-type="float" office:value="-0.0802692">
            <text:p>-0.0802692</text:p>
          </table:table-cell>
          <table:table-cell office:value-type="float" office:value="-0.148809">
            <text:p>-0.148809</text:p>
          </table:table-cell>
          <table:table-cell office:value-type="float" office:value="0.0629791">
            <text:p>0.0629791</text:p>
          </table:table-cell>
          <table:table-cell/>
          <table:table-cell office:value-type="float" office:value="14.4756">
            <text:p>14.4756</text:p>
          </table:table-cell>
          <table:table-cell office:value-type="float" office:value="-0.0310463">
            <text:p>-0.0310463</text:p>
          </table:table-cell>
          <table:table-cell office:value-type="float" office:value="0.0455418">
            <text:p>0.0455418</text:p>
          </table:table-cell>
          <table:table-cell office:value-type="float" office:value="0.85284">
            <text:p>0.85284</text:p>
          </table:table-cell>
          <table:table-cell office:value-type="float" office:value="0.0981995">
            <text:p>0.0981995</text:p>
          </table:table-cell>
          <table:table-cell office:value-type="float" office:value="-0.413769">
            <text:p>-0.413769</text:p>
          </table:table-cell>
          <table:table-cell office:value-type="float" office:value="0.231004">
            <text:p>0.231004</text:p>
          </table:table-cell>
          <table:table-cell office:value-type="float" office:value="-0.15279">
            <text:p>-0.15279</text:p>
          </table:table-cell>
          <table:table-cell office:value-type="float" office:value="-0.0231184">
            <text:p>-0.0231184</text:p>
          </table:table-cell>
          <table:table-cell office:value-type="float" office:value="-0.0260349">
            <text:p>-0.0260349</text:p>
          </table:table-cell>
          <table:table-cell office:value-type="float" office:value="-0.00706431">
            <text:p>-0.00706431</text:p>
          </table:table-cell>
          <table:table-cell office:value-type="float" office:value="-0.487625">
            <text:p>-0.487625</text:p>
          </table:table-cell>
          <table:table-cell office:value-type="float" office:value="-0.550682">
            <text:p>-0.550682</text:p>
          </table:table-cell>
          <table:table-cell office:value-type="float" office:value="0.153338">
            <text:p>0.153338</text:p>
          </table:table-cell>
          <table:table-cell/>
          <table:table-cell office:value-type="float" office:value="9.51858">
            <text:p>9.51858</text:p>
          </table:table-cell>
          <table:table-cell office:value-type="float" office:value="-0.0729703">
            <text:p>-0.0729703</text:p>
          </table:table-cell>
          <table:table-cell office:value-type="float" office:value="-0.107384">
            <text:p>-0.107384</text:p>
          </table:table-cell>
          <table:table-cell office:value-type="float" office:value="0.674161">
            <text:p>0.674161</text:p>
          </table:table-cell>
          <table:table-cell office:value-type="float" office:value="0.0461121">
            <text:p>0.0461121</text:p>
          </table:table-cell>
          <table:table-cell office:value-type="float" office:value="-0.348343">
            <text:p>-0.348343</text:p>
          </table:table-cell>
          <table:table-cell office:value-type="float" office:value="-0.031668">
            <text:p>-0.031668</text:p>
          </table:table-cell>
          <table:table-cell office:value-type="float" office:value="-0.0949554">
            <text:p>-0.0949554</text:p>
          </table:table-cell>
          <table:table-cell office:value-type="float" office:value="-0.0225517">
            <text:p>-0.0225517</text:p>
          </table:table-cell>
          <table:table-cell office:value-type="float" office:value="-0.0282119">
            <text:p>-0.0282119</text:p>
          </table:table-cell>
          <table:table-cell office:value-type="float" office:value="0.0149892">
            <text:p>0.0149892</text:p>
          </table:table-cell>
          <table:table-cell office:value-type="float" office:value="0.161826">
            <text:p>0.161826</text:p>
          </table:table-cell>
          <table:table-cell office:value-type="float" office:value="0.153576">
            <text:p>0.153576</text:p>
          </table:table-cell>
          <table:table-cell office:value-type="float" office:value="-0.072849">
            <text:p>-0.072849</text:p>
          </table:table-cell>
        </table:table-row>
        <table:table-row table:style-name="ro4">
          <table:table-cell office:value-type="float" office:value="9.57917">
            <text:p>9.57917</text:p>
          </table:table-cell>
          <table:table-cell office:value-type="float" office:value="-0.111901">
            <text:p>-0.111901</text:p>
          </table:table-cell>
          <table:table-cell office:value-type="float" office:value="-0.0901158">
            <text:p>-0.0901158</text:p>
          </table:table-cell>
          <table:table-cell office:value-type="float" office:value="0.639951">
            <text:p>0.639951</text:p>
          </table:table-cell>
          <table:table-cell office:value-type="float" office:value="0.068819">
            <text:p>0.068819</text:p>
          </table:table-cell>
          <table:table-cell office:value-type="float" office:value="-0.356211">
            <text:p>-0.356211</text:p>
          </table:table-cell>
          <table:table-cell office:value-type="float" office:value="-0.0224207">
            <text:p>-0.0224207</text:p>
          </table:table-cell>
          <table:table-cell office:value-type="float" office:value="-0.130317">
            <text:p>-0.130317</text:p>
          </table:table-cell>
          <table:table-cell office:value-type="float" office:value="0.0283314">
            <text:p>0.0283314</text:p>
          </table:table-cell>
          <table:table-cell office:value-type="float" office:value="-0.00159047">
            <text:p>-0.00159047</text:p>
          </table:table-cell>
          <table:table-cell office:value-type="float" office:value="0.0105809">
            <text:p>0.0105809</text:p>
          </table:table-cell>
          <table:table-cell office:value-type="float" office:value="0.186843">
            <text:p>0.186843</text:p>
          </table:table-cell>
          <table:table-cell office:value-type="float" office:value="0.0212286">
            <text:p>0.0212286</text:p>
          </table:table-cell>
          <table:table-cell office:value-type="float" office:value="-0.0610884">
            <text:p>-0.0610884</text:p>
          </table:table-cell>
          <table:table-cell/>
          <table:table-cell office:value-type="float" office:value="10.0151">
            <text:p>10.0151</text:p>
          </table:table-cell>
          <table:table-cell office:value-type="float" office:value="0.11431">
            <text:p>0.11431</text:p>
          </table:table-cell>
          <table:table-cell office:value-type="float" office:value="-0.0855471">
            <text:p>-0.0855471</text:p>
          </table:table-cell>
          <table:table-cell office:value-type="float" office:value="0.674296">
            <text:p>0.674296</text:p>
          </table:table-cell>
          <table:table-cell office:value-type="float" office:value="0.0133203">
            <text:p>0.0133203</text:p>
          </table:table-cell>
          <table:table-cell office:value-type="float" office:value="0.00403927">
            <text:p>0.00403927</text:p>
          </table:table-cell>
          <table:table-cell office:value-type="float" office:value="0.00576579">
            <text:p>0.00576579</text:p>
          </table:table-cell>
          <table:table-cell office:value-type="float" office:value="-0.00227121">
            <text:p>-0.00227121</text:p>
          </table:table-cell>
          <table:table-cell office:value-type="float" office:value="0.00455875">
            <text:p>0.00455875</text:p>
          </table:table-cell>
          <table:table-cell office:value-type="float" office:value="-0.00115282">
            <text:p>-0.00115282</text:p>
          </table:table-cell>
          <table:table-cell office:value-type="float" office:value="0.00275071">
            <text:p>0.00275071</text:p>
          </table:table-cell>
          <table:table-cell office:value-type="float" office:value="0.135509">
            <text:p>0.135509</text:p>
          </table:table-cell>
          <table:table-cell office:value-type="float" office:value="0.162952">
            <text:p>0.162952</text:p>
          </table:table-cell>
          <table:table-cell office:value-type="float" office:value="0.193676">
            <text:p>0.193676</text:p>
          </table:table-cell>
          <table:table-cell/>
          <table:table-cell office:value-type="float" office:value="13.2881">
            <text:p>13.2881</text:p>
          </table:table-cell>
          <table:table-cell office:value-type="float" office:value="-0.121114">
            <text:p>-0.121114</text:p>
          </table:table-cell>
          <table:table-cell office:value-type="float" office:value="-0.110691">
            <text:p>-0.110691</text:p>
          </table:table-cell>
          <table:table-cell office:value-type="float" office:value="0.866383">
            <text:p>0.866383</text:p>
          </table:table-cell>
          <table:table-cell office:value-type="float" office:value="0.0943899">
            <text:p>0.0943899</text:p>
          </table:table-cell>
          <table:table-cell office:value-type="float" office:value="-0.442805">
            <text:p>-0.442805</text:p>
          </table:table-cell>
          <table:table-cell office:value-type="float" office:value="0.0788263">
            <text:p>0.0788263</text:p>
          </table:table-cell>
          <table:table-cell office:value-type="float" office:value="-0.144259">
            <text:p>-0.144259</text:p>
          </table:table-cell>
          <table:table-cell office:value-type="float" office:value="-0.0773461">
            <text:p>-0.0773461</text:p>
          </table:table-cell>
          <table:table-cell office:value-type="float" office:value="-0.112956">
            <text:p>-0.112956</text:p>
          </table:table-cell>
          <table:table-cell office:value-type="float" office:value="0.0360367">
            <text:p>0.0360367</text:p>
          </table:table-cell>
          <table:table-cell office:value-type="float" office:value="0.176719">
            <text:p>0.176719</text:p>
          </table:table-cell>
          <table:table-cell office:value-type="float" office:value="0.256049">
            <text:p>0.256049</text:p>
          </table:table-cell>
          <table:table-cell office:value-type="float" office:value="-0.00907996">
            <text:p>-0.00907996</text:p>
          </table:table-cell>
          <table:table-cell/>
          <table:table-cell office:value-type="float" office:value="14.5801">
            <text:p>14.5801</text:p>
          </table:table-cell>
          <table:table-cell office:value-type="float" office:value="-0.0387971">
            <text:p>-0.0387971</text:p>
          </table:table-cell>
          <table:table-cell office:value-type="float" office:value="0.0367963">
            <text:p>0.0367963</text:p>
          </table:table-cell>
          <table:table-cell office:value-type="float" office:value="0.853778">
            <text:p>0.853778</text:p>
          </table:table-cell>
          <table:table-cell office:value-type="float" office:value="0.0965668">
            <text:p>0.0965668</text:p>
          </table:table-cell>
          <table:table-cell office:value-type="float" office:value="-0.384728">
            <text:p>-0.384728</text:p>
          </table:table-cell>
          <table:table-cell office:value-type="float" office:value="0.262803">
            <text:p>0.262803</text:p>
          </table:table-cell>
          <table:table-cell office:value-type="float" office:value="-0.163044">
            <text:p>-0.163044</text:p>
          </table:table-cell>
          <table:table-cell office:value-type="float" office:value="-0.0741143">
            <text:p>-0.0741143</text:p>
          </table:table-cell>
          <table:table-cell office:value-type="float" office:value="-0.0836253">
            <text:p>-0.0836253</text:p>
          </table:table-cell>
          <table:table-cell office:value-type="float" office:value="0.0089718">
            <text:p>0.0089718</text:p>
          </table:table-cell>
          <table:table-cell office:value-type="float" office:value="0.233062">
            <text:p>0.233062</text:p>
          </table:table-cell>
          <table:table-cell office:value-type="float" office:value="0.245205">
            <text:p>0.245205</text:p>
          </table:table-cell>
          <table:table-cell office:value-type="float" office:value="-0.0681593">
            <text:p>-0.0681593</text:p>
          </table:table-cell>
          <table:table-cell/>
          <table:table-cell office:value-type="float" office:value="9.77629">
            <text:p>9.77629</text:p>
          </table:table-cell>
          <table:table-cell office:value-type="float" office:value="-0.0680346">
            <text:p>-0.0680346</text:p>
          </table:table-cell>
          <table:table-cell office:value-type="float" office:value="-0.104455">
            <text:p>-0.104455</text:p>
          </table:table-cell>
          <table:table-cell office:value-type="float" office:value="0.673185">
            <text:p>0.673185</text:p>
          </table:table-cell>
          <table:table-cell office:value-type="float" office:value="0.0424266">
            <text:p>0.0424266</text:p>
          </table:table-cell>
          <table:table-cell office:value-type="float" office:value="-0.346725">
            <text:p>-0.346725</text:p>
          </table:table-cell>
          <table:table-cell office:value-type="float" office:value="-0.0304671">
            <text:p>-0.0304671</text:p>
          </table:table-cell>
          <table:table-cell office:value-type="float" office:value="-0.0956133">
            <text:p>-0.0956133</text:p>
          </table:table-cell>
          <table:table-cell office:value-type="float" office:value="0.0191523">
            <text:p>0.0191523</text:p>
          </table:table-cell>
          <table:table-cell office:value-type="float" office:value="0.0113659">
            <text:p>0.0113659</text:p>
          </table:table-cell>
          <table:table-cell office:value-type="float" office:value="-0.00378456">
            <text:p>-0.00378456</text:p>
          </table:table-cell>
          <table:table-cell office:value-type="float" office:value="-0.0798611">
            <text:p>-0.0798611</text:p>
          </table:table-cell>
          <table:table-cell office:value-type="float" office:value="-0.0379193">
            <text:p>-0.0379193</text:p>
          </table:table-cell>
          <table:table-cell office:value-type="float" office:value="0.00130667">
            <text:p>0.00130667</text:p>
          </table:table-cell>
        </table:table-row>
        <table:table-row table:style-name="ro4">
          <table:table-cell office:value-type="float" office:value="9.8411">
            <text:p>9.8411</text:p>
          </table:table-cell>
          <table:table-cell office:value-type="float" office:value="-0.0916609">
            <text:p>-0.0916609</text:p>
          </table:table-cell>
          <table:table-cell office:value-type="float" office:value="-0.0890759">
            <text:p>-0.0890759</text:p>
          </table:table-cell>
          <table:table-cell office:value-type="float" office:value="0.638531">
            <text:p>0.638531</text:p>
          </table:table-cell>
          <table:table-cell office:value-type="float" office:value="0.0639626">
            <text:p>0.0639626</text:p>
          </table:table-cell>
          <table:table-cell office:value-type="float" office:value="-0.339912">
            <text:p>-0.339912</text:p>
          </table:table-cell>
          <table:table-cell office:value-type="float" office:value="-0.0216436">
            <text:p>-0.0216436</text:p>
          </table:table-cell>
          <table:table-cell office:value-type="float" office:value="-0.13058">
            <text:p>-0.13058</text:p>
          </table:table-cell>
          <table:table-cell office:value-type="float" office:value="0.0772721">
            <text:p>0.0772721</text:p>
          </table:table-cell>
          <table:table-cell office:value-type="float" office:value="0.00397005">
            <text:p>0.00397005</text:p>
          </table:table-cell>
          <table:table-cell office:value-type="float" office:value="-0.00542025">
            <text:p>-0.00542025</text:p>
          </table:table-cell>
          <table:table-cell office:value-type="float" office:value="-0.0575375">
            <text:p>-0.0575375</text:p>
          </table:table-cell>
          <table:table-cell office:value-type="float" office:value="-0.00303324">
            <text:p>-0.00303324</text:p>
          </table:table-cell>
          <table:table-cell office:value-type="float" office:value="0.0244473">
            <text:p>0.0244473</text:p>
          </table:table-cell>
          <table:table-cell/>
          <table:table-cell office:value-type="float" office:value="10.0831">
            <text:p>10.0831</text:p>
          </table:table-cell>
          <table:table-cell office:value-type="float" office:value="0.115247">
            <text:p>0.115247</text:p>
          </table:table-cell>
          <table:table-cell office:value-type="float" office:value="-0.0848714">
            <text:p>-0.0848714</text:p>
          </table:table-cell>
          <table:table-cell office:value-type="float" office:value="0.67538">
            <text:p>0.67538</text:p>
          </table:table-cell>
          <table:table-cell office:value-type="float" office:value="0.0129353">
            <text:p>0.0129353</text:p>
          </table:table-cell>
          <table:table-cell office:value-type="float" office:value="0.00212349">
            <text:p>0.00212349</text:p>
          </table:table-cell>
          <table:table-cell office:value-type="float" office:value="0.00346437">
            <text:p>0.00346437</text:p>
          </table:table-cell>
          <table:table-cell office:value-type="float" office:value="-0.00506002">
            <text:p>-0.00506002</text:p>
          </table:table-cell>
          <table:table-cell office:value-type="float" office:value="0.0137773">
            <text:p>0.0137773</text:p>
          </table:table-cell>
          <table:table-cell office:value-type="float" office:value="0.00993265">
            <text:p>0.00993265</text:p>
          </table:table-cell>
          <table:table-cell office:value-type="float" office:value="0.0159264">
            <text:p>0.0159264</text:p>
          </table:table-cell>
          <table:table-cell office:value-type="float" office:value="-0.0369316">
            <text:p>-0.0369316</text:p>
          </table:table-cell>
          <table:table-cell office:value-type="float" office:value="-0.0229681">
            <text:p>-0.0229681</text:p>
          </table:table-cell>
          <table:table-cell office:value-type="float" office:value="-0.0432891">
            <text:p>-0.0432891</text:p>
          </table:table-cell>
          <table:table-cell/>
          <table:table-cell office:value-type="float" office:value="13.3825">
            <text:p>13.3825</text:p>
          </table:table-cell>
          <table:table-cell office:value-type="float" office:value="-0.12684">
            <text:p>-0.12684</text:p>
          </table:table-cell>
          <table:table-cell office:value-type="float" office:value="-0.119072">
            <text:p>-0.119072</text:p>
          </table:table-cell>
          <table:table-cell office:value-type="float" office:value="0.869704">
            <text:p>0.869704</text:p>
          </table:table-cell>
          <table:table-cell office:value-type="float" office:value="0.0928204">
            <text:p>0.0928204</text:p>
          </table:table-cell>
          <table:table-cell office:value-type="float" office:value="-0.454393">
            <text:p>-0.454393</text:p>
          </table:table-cell>
          <table:table-cell office:value-type="float" office:value="0.0600826">
            <text:p>0.0600826</text:p>
          </table:table-cell>
          <table:table-cell office:value-type="float" office:value="-0.141861">
            <text:p>-0.141861</text:p>
          </table:table-cell>
          <table:table-cell office:value-type="float" office:value="-0.0606637">
            <text:p>-0.0606637</text:p>
          </table:table-cell>
          <table:table-cell office:value-type="float" office:value="-0.0887847">
            <text:p>-0.0887847</text:p>
          </table:table-cell>
          <table:table-cell office:value-type="float" office:value="0.0351795">
            <text:p>0.0351795</text:p>
          </table:table-cell>
          <table:table-cell office:value-type="float" office:value="0.0351881">
            <text:p>0.0351881</text:p>
          </table:table-cell>
          <table:table-cell office:value-type="float" office:value="0.015581">
            <text:p>0.015581</text:p>
          </table:table-cell>
          <table:table-cell office:value-type="float" office:value="-0.0256165">
            <text:p>-0.0256165</text:p>
          </table:table-cell>
          <table:table-cell/>
          <table:table-cell office:value-type="float" office:value="14.775">
            <text:p>14.775</text:p>
          </table:table-cell>
          <table:table-cell office:value-type="float" office:value="-0.0443898">
            <text:p>-0.0443898</text:p>
          </table:table-cell>
          <table:table-cell office:value-type="float" office:value="0.0298114">
            <text:p>0.0298114</text:p>
          </table:table-cell>
          <table:table-cell office:value-type="float" office:value="0.852938">
            <text:p>0.852938</text:p>
          </table:table-cell>
          <table:table-cell office:value-type="float" office:value="0.0935969">
            <text:p>0.0935969</text:p>
          </table:table-cell>
          <table:table-cell office:value-type="float" office:value="-0.404964">
            <text:p>-0.404964</text:p>
          </table:table-cell>
          <table:table-cell office:value-type="float" office:value="0.241461">
            <text:p>0.241461</text:p>
          </table:table-cell>
          <table:table-cell office:value-type="float" office:value="-0.158333">
            <text:p>-0.158333</text:p>
          </table:table-cell>
          <table:table-cell office:value-type="float" office:value="-0.0287035">
            <text:p>-0.0287035</text:p>
          </table:table-cell>
          <table:table-cell office:value-type="float" office:value="-0.0358486">
            <text:p>-0.0358486</text:p>
          </table:table-cell>
          <table:table-cell office:value-type="float" office:value="-0.00430863">
            <text:p>-0.00430863</text:p>
          </table:table-cell>
          <table:table-cell office:value-type="float" office:value="-0.0909339">
            <text:p>-0.0909339</text:p>
          </table:table-cell>
          <table:table-cell office:value-type="float" office:value="-0.0782387">
            <text:p>-0.0782387</text:p>
          </table:table-cell>
          <table:table-cell office:value-type="float" office:value="0.0460043">
            <text:p>0.0460043</text:p>
          </table:table-cell>
          <table:table-cell/>
          <table:table-cell office:value-type="float" office:value="9.91325">
            <text:p>9.91325</text:p>
          </table:table-cell>
          <table:table-cell office:value-type="float" office:value="-0.0669095">
            <text:p>-0.0669095</text:p>
          </table:table-cell>
          <table:table-cell office:value-type="float" office:value="-0.10361">
            <text:p>-0.10361</text:p>
          </table:table-cell>
          <table:table-cell office:value-type="float" office:value="0.672691">
            <text:p>0.672691</text:p>
          </table:table-cell>
          <table:table-cell office:value-type="float" office:value="0.0405894">
            <text:p>0.0405894</text:p>
          </table:table-cell>
          <table:table-cell office:value-type="float" office:value="-0.345106">
            <text:p>-0.345106</text:p>
          </table:table-cell>
          <table:table-cell office:value-type="float" office:value="-0.0297841">
            <text:p>-0.0297841</text:p>
          </table:table-cell>
          <table:table-cell office:value-type="float" office:value="-0.0953468">
            <text:p>-0.0953468</text:p>
          </table:table-cell>
          <table:table-cell office:value-type="float" office:value="0.00821442">
            <text:p>0.00821442</text:p>
          </table:table-cell>
          <table:table-cell office:value-type="float" office:value="0.00617245">
            <text:p>0.00617245</text:p>
          </table:table-cell>
          <table:table-cell office:value-type="float" office:value="-0.00360559">
            <text:p>-0.00360559</text:p>
          </table:table-cell>
          <table:table-cell office:value-type="float" office:value="-0.0253974">
            <text:p>-0.0253974</text:p>
          </table:table-cell>
          <table:table-cell office:value-type="float" office:value="-0.0306135">
            <text:p>-0.0306135</text:p>
          </table:table-cell>
          <table:table-cell office:value-type="float" office:value="0.0294637">
            <text:p>0.0294637</text:p>
          </table:table-cell>
        </table:table-row>
        <table:table-row table:style-name="ro4">
          <table:table-cell office:value-type="float" office:value="10.447">
            <text:p>10.447</text:p>
          </table:table-cell>
          <table:table-cell office:value-type="float" office:value="-0.0659645">
            <text:p>-0.0659645</text:p>
          </table:table-cell>
          <table:table-cell office:value-type="float" office:value="-0.087784">
            <text:p>-0.087784</text:p>
          </table:table-cell>
          <table:table-cell office:value-type="float" office:value="0.644222">
            <text:p>0.644222</text:p>
          </table:table-cell>
          <table:table-cell office:value-type="float" office:value="0.0540016">
            <text:p>0.0540016</text:p>
          </table:table-cell>
          <table:table-cell office:value-type="float" office:value="-0.290087">
            <text:p>-0.290087</text:p>
          </table:table-cell>
          <table:table-cell office:value-type="float" office:value="-0.00827175">
            <text:p>-0.00827175</text:p>
          </table:table-cell>
          <table:table-cell office:value-type="float" office:value="-0.130552">
            <text:p>-0.130552</text:p>
          </table:table-cell>
          <table:table-cell office:value-type="float" office:value="0.0424088">
            <text:p>0.0424088</text:p>
          </table:table-cell>
          <table:table-cell office:value-type="float" office:value="0.00213214">
            <text:p>0.00213214</text:p>
          </table:table-cell>
          <table:table-cell office:value-type="float" office:value="0.00939289">
            <text:p>0.00939289</text:p>
          </table:table-cell>
          <table:table-cell office:value-type="float" office:value="0.785248">
            <text:p>0.785248</text:p>
          </table:table-cell>
          <table:table-cell office:value-type="float" office:value="0.36591">
            <text:p>0.36591</text:p>
          </table:table-cell>
          <table:table-cell office:value-type="float" office:value="-0.173067">
            <text:p>-0.173067</text:p>
          </table:table-cell>
          <table:table-cell/>
          <table:table-cell office:value-type="float" office:value="10.2799">
            <text:p>10.2799</text:p>
          </table:table-cell>
          <table:table-cell office:value-type="float" office:value="0.116528">
            <text:p>0.116528</text:p>
          </table:table-cell>
          <table:table-cell office:value-type="float" office:value="-0.0838062">
            <text:p>-0.0838062</text:p>
          </table:table-cell>
          <table:table-cell office:value-type="float" office:value="0.676838">
            <text:p>0.676838</text:p>
          </table:table-cell>
          <table:table-cell office:value-type="float" office:value="0.0118831">
            <text:p>0.0118831</text:p>
          </table:table-cell>
          <table:table-cell office:value-type="float" office:value="0.00276599">
            <text:p>0.00276599</text:p>
          </table:table-cell>
          <table:table-cell office:value-type="float" office:value="0.00360901">
            <text:p>0.00360901</text:p>
          </table:table-cell>
          <table:table-cell office:value-type="float" office:value="-0.00337555">
            <text:p>-0.00337555</text:p>
          </table:table-cell>
          <table:table-cell office:value-type="float" office:value="0.00651046">
            <text:p>0.00651046</text:p>
          </table:table-cell>
          <table:table-cell office:value-type="float" office:value="0.00541333">
            <text:p>0.00541333</text:p>
          </table:table-cell>
          <table:table-cell office:value-type="float" office:value="0.00740858">
            <text:p>0.00740858</text:p>
          </table:table-cell>
          <table:table-cell office:value-type="float" office:value="-0.0371315">
            <text:p>-0.0371315</text:p>
          </table:table-cell>
          <table:table-cell office:value-type="float" office:value="-0.0474715">
            <text:p>-0.0474715</text:p>
          </table:table-cell>
          <table:table-cell office:value-type="float" office:value="0.00160379">
            <text:p>0.00160379</text:p>
          </table:table-cell>
          <table:table-cell/>
          <table:table-cell office:value-type="float" office:value="13.614">
            <text:p>13.614</text:p>
          </table:table-cell>
          <table:table-cell office:value-type="float" office:value="-0.138998">
            <text:p>-0.138998</text:p>
          </table:table-cell>
          <table:table-cell office:value-type="float" office:value="-0.138791">
            <text:p>-0.138791</text:p>
          </table:table-cell>
          <table:table-cell office:value-type="float" office:value="0.876475">
            <text:p>0.876475</text:p>
          </table:table-cell>
          <table:table-cell office:value-type="float" office:value="0.0890809">
            <text:p>0.0890809</text:p>
          </table:table-cell>
          <table:table-cell office:value-type="float" office:value="-0.465701">
            <text:p>-0.465701</text:p>
          </table:table-cell>
          <table:table-cell office:value-type="float" office:value="0.0455541">
            <text:p>0.0455541</text:p>
          </table:table-cell>
          <table:table-cell office:value-type="float" office:value="-0.13793">
            <text:p>-0.13793</text:p>
          </table:table-cell>
          <table:table-cell office:value-type="float" office:value="-0.0525175">
            <text:p>-0.0525175</text:p>
          </table:table-cell>
          <table:table-cell office:value-type="float" office:value="-0.0851776">
            <text:p>-0.0851776</text:p>
          </table:table-cell>
          <table:table-cell office:value-type="float" office:value="0.0292492">
            <text:p>0.0292492</text:p>
          </table:table-cell>
          <table:table-cell office:value-type="float" office:value="0.038216">
            <text:p>0.038216</text:p>
          </table:table-cell>
          <table:table-cell office:value-type="float" office:value="0.112008">
            <text:p>0.112008</text:p>
          </table:table-cell>
          <table:table-cell office:value-type="float" office:value="-0.0707102">
            <text:p>-0.0707102</text:p>
          </table:table-cell>
          <table:table-cell/>
          <table:table-cell office:value-type="float" office:value="15.1785">
            <text:p>15.1785</text:p>
          </table:table-cell>
          <table:table-cell office:value-type="float" office:value="-0.0707817">
            <text:p>-0.0707817</text:p>
          </table:table-cell>
          <table:table-cell office:value-type="float" office:value="0.00260362">
            <text:p>0.00260362</text:p>
          </table:table-cell>
          <table:table-cell office:value-type="float" office:value="0.858691">
            <text:p>0.858691</text:p>
          </table:table-cell>
          <table:table-cell office:value-type="float" office:value="0.0877331">
            <text:p>0.0877331</text:p>
          </table:table-cell>
          <table:table-cell office:value-type="float" office:value="-0.42932">
            <text:p>-0.42932</text:p>
          </table:table-cell>
          <table:table-cell office:value-type="float" office:value="0.216358">
            <text:p>0.216358</text:p>
          </table:table-cell>
          <table:table-cell office:value-type="float" office:value="-0.152975">
            <text:p>-0.152975</text:p>
          </table:table-cell>
          <table:table-cell office:value-type="float" office:value="-0.0653997">
            <text:p>-0.0653997</text:p>
          </table:table-cell>
          <table:table-cell office:value-type="float" office:value="-0.0674216">
            <text:p>-0.0674216</text:p>
          </table:table-cell>
          <table:table-cell office:value-type="float" office:value="0.0142563">
            <text:p>0.0142563</text:p>
          </table:table-cell>
          <table:table-cell office:value-type="float" office:value="0.00475642">
            <text:p>0.00475642</text:p>
          </table:table-cell>
          <table:table-cell office:value-type="float" office:value="0.00922717">
            <text:p>0.00922717</text:p>
          </table:table-cell>
          <table:table-cell office:value-type="float" office:value="0.0040551">
            <text:p>0.0040551</text:p>
          </table:table-cell>
          <table:table-cell/>
          <table:table-cell office:value-type="float" office:value="10.0864">
            <text:p>10.0864</text:p>
          </table:table-cell>
          <table:table-cell office:value-type="float" office:value="-0.0662487">
            <text:p>-0.0662487</text:p>
          </table:table-cell>
          <table:table-cell office:value-type="float" office:value="-0.103459">
            <text:p>-0.103459</text:p>
          </table:table-cell>
          <table:table-cell office:value-type="float" office:value="0.672951">
            <text:p>0.672951</text:p>
          </table:table-cell>
          <table:table-cell office:value-type="float" office:value="0.0383797">
            <text:p>0.0383797</text:p>
          </table:table-cell>
          <table:table-cell office:value-type="float" office:value="-0.343073">
            <text:p>-0.343073</text:p>
          </table:table-cell>
          <table:table-cell office:value-type="float" office:value="-0.0295047">
            <text:p>-0.0295047</text:p>
          </table:table-cell>
          <table:table-cell table:style-name="ce1" office:value-type="float" office:value="-0.0961299">
            <text:p>-0.0961299</text:p>
          </table:table-cell>
          <table:table-cell office:value-type="float" office:value="0.00381602">
            <text:p>0.00381602</text:p>
          </table:table-cell>
          <table:table-cell office:value-type="float" office:value="0.000870716">
            <text:p>0.000870716</text:p>
          </table:table-cell>
          <table:table-cell office:value-type="float" office:value="0.00149702">
            <text:p>0.00149702</text:p>
          </table:table-cell>
          <table:table-cell office:value-type="float" office:value="0.0399472">
            <text:p>0.0399472</text:p>
          </table:table-cell>
          <table:table-cell office:value-type="float" office:value="-0.0134269">
            <text:p>-0.0134269</text:p>
          </table:table-cell>
          <table:table-cell office:value-type="float" office:value="-0.0206821">
            <text:p>-0.0206821</text:p>
          </table:table-cell>
        </table:table-row>
        <table:table-row table:style-name="ro4">
          <table:table-cell office:value-type="float" office:value="10.5103">
            <text:p>10.5103</text:p>
          </table:table-cell>
          <table:table-cell office:value-type="float" office:value="-0.0601351">
            <text:p>-0.0601351</text:p>
          </table:table-cell>
          <table:table-cell office:value-type="float" office:value="-0.0861833">
            <text:p>-0.0861833</text:p>
          </table:table-cell>
          <table:table-cell office:value-type="float" office:value="0.644123">
            <text:p>0.644123</text:p>
          </table:table-cell>
          <table:table-cell office:value-type="float" office:value="0.0530551">
            <text:p>0.0530551</text:p>
          </table:table-cell>
          <table:table-cell office:value-type="float" office:value="-0.329371">
            <text:p>-0.329371</text:p>
          </table:table-cell>
          <table:table-cell office:value-type="float" office:value="-0.0271832">
            <text:p>-0.0271832</text:p>
          </table:table-cell>
          <table:table-cell office:value-type="float" office:value="-0.117574">
            <text:p>-0.117574</text:p>
          </table:table-cell>
          <table:table-cell office:value-type="float" office:value="0.092107">
            <text:p>0.092107</text:p>
          </table:table-cell>
          <table:table-cell office:value-type="float" office:value="0.0252905">
            <text:p>0.0252905</text:p>
          </table:table-cell>
          <table:table-cell office:value-type="float" office:value="-0.00156049">
            <text:p>-0.00156049</text:p>
          </table:table-cell>
          <table:table-cell office:value-type="float" office:value="-0.716508">
            <text:p>-0.716508</text:p>
          </table:table-cell>
          <table:table-cell office:value-type="float" office:value="-0.319367">
            <text:p>-0.319367</text:p>
          </table:table-cell>
          <table:table-cell office:value-type="float" office:value="0.254687">
            <text:p>0.254687</text:p>
          </table:table-cell>
          <table:table-cell/>
          <table:table-cell office:value-type="float" office:value="10.5433">
            <text:p>10.5433</text:p>
          </table:table-cell>
          <table:table-cell office:value-type="float" office:value="0.115667">
            <text:p>0.115667</text:p>
          </table:table-cell>
          <table:table-cell office:value-type="float" office:value="-0.0856734">
            <text:p>-0.0856734</text:p>
          </table:table-cell>
          <table:table-cell office:value-type="float" office:value="0.6789">
            <text:p>0.6789</text:p>
          </table:table-cell>
          <table:table-cell office:value-type="float" office:value="0.0106074">
            <text:p>0.0106074</text:p>
          </table:table-cell>
          <table:table-cell office:value-type="float" office:value="0.000921472">
            <text:p>0.000921472</text:p>
          </table:table-cell>
          <table:table-cell office:value-type="float" office:value="0.00186611">
            <text:p>0.00186611</text:p>
          </table:table-cell>
          <table:table-cell office:value-type="float" office:value="-0.00215193">
            <text:p>-0.00215193</text:p>
          </table:table-cell>
          <table:table-cell office:value-type="float" office:value="-0.00326913">
            <text:p>-0.00326913</text:p>
          </table:table-cell>
          <table:table-cell office:value-type="float" office:value="-0.00708956">
            <text:p>-0.00708956</text:p>
          </table:table-cell>
          <table:table-cell office:value-type="float" office:value="0.00783098">
            <text:p>0.00783098</text:p>
          </table:table-cell>
          <table:table-cell office:value-type="float" office:value="-0.0431161">
            <text:p>-0.0431161</text:p>
          </table:table-cell>
          <table:table-cell office:value-type="float" office:value="0.0103004">
            <text:p>0.0103004</text:p>
          </table:table-cell>
          <table:table-cell office:value-type="float" office:value="-0.0411217">
            <text:p>-0.0411217</text:p>
          </table:table-cell>
          <table:table-cell/>
          <table:table-cell office:value-type="float" office:value="13.9465">
            <text:p>13.9465</text:p>
          </table:table-cell>
          <table:table-cell office:value-type="float" office:value="-0.152236">
            <text:p>-0.152236</text:p>
          </table:table-cell>
          <table:table-cell office:value-type="float" office:value="-0.154729">
            <text:p>-0.154729</text:p>
          </table:table-cell>
          <table:table-cell office:value-type="float" office:value="0.878383">
            <text:p>0.878383</text:p>
          </table:table-cell>
          <table:table-cell office:value-type="float" office:value="0.0839719">
            <text:p>0.0839719</text:p>
          </table:table-cell>
          <table:table-cell office:value-type="float" office:value="-0.490597">
            <text:p>-0.490597</text:p>
          </table:table-cell>
          <table:table-cell office:value-type="float" office:value="0.0248675">
            <text:p>0.0248675</text:p>
          </table:table-cell>
          <table:table-cell office:value-type="float" office:value="-0.1335">
            <text:p>-0.1335</text:p>
          </table:table-cell>
          <table:table-cell office:value-type="float" office:value="-0.0398103">
            <text:p>-0.0398103</text:p>
          </table:table-cell>
          <table:table-cell office:value-type="float" office:value="-0.0479337">
            <text:p>-0.0479337</text:p>
          </table:table-cell>
          <table:table-cell office:value-type="float" office:value="0.00573732">
            <text:p>0.00573732</text:p>
          </table:table-cell>
          <table:table-cell office:value-type="float" office:value="-0.207607">
            <text:p>-0.207607</text:p>
          </table:table-cell>
          <table:table-cell office:value-type="float" office:value="-0.0403259">
            <text:p>-0.0403259</text:p>
          </table:table-cell>
          <table:table-cell office:value-type="float" office:value="0.0177682">
            <text:p>0.0177682</text:p>
          </table:table-cell>
          <table:table-cell/>
          <table:table-cell office:value-type="float" office:value="15.6069">
            <text:p>15.6069</text:p>
          </table:table-cell>
          <table:table-cell office:value-type="float" office:value="-0.0979269">
            <text:p>-0.0979269</text:p>
          </table:table-cell>
          <table:table-cell office:value-type="float" office:value="-0.0245872">
            <text:p>-0.0245872</text:p>
          </table:table-cell>
          <table:table-cell office:value-type="float" office:value="0.865543">
            <text:p>0.865543</text:p>
          </table:table-cell>
          <table:table-cell office:value-type="float" office:value="0.0819095">
            <text:p>0.0819095</text:p>
          </table:table-cell>
          <table:table-cell office:value-type="float" office:value="-0.440698">
            <text:p>-0.440698</text:p>
          </table:table-cell>
          <table:table-cell office:value-type="float" office:value="0.200059">
            <text:p>0.200059</text:p>
          </table:table-cell>
          <table:table-cell office:value-type="float" office:value="-0.144842">
            <text:p>-0.144842</text:p>
          </table:table-cell>
          <table:table-cell office:value-type="float" office:value="-0.0633619">
            <text:p>-0.0633619</text:p>
          </table:table-cell>
          <table:table-cell office:value-type="float" office:value="-0.0634685">
            <text:p>-0.0634685</text:p>
          </table:table-cell>
          <table:table-cell office:value-type="float" office:value="0.0159935">
            <text:p>0.0159935</text:p>
          </table:table-cell>
          <table:table-cell office:value-type="float" office:value="0.279151">
            <text:p>0.279151</text:p>
          </table:table-cell>
          <table:table-cell office:value-type="float" office:value="0.194328">
            <text:p>0.194328</text:p>
          </table:table-cell>
          <table:table-cell office:value-type="float" office:value="0.0175208">
            <text:p>0.0175208</text:p>
          </table:table-cell>
          <table:table-cell/>
          <table:table-cell office:value-type="float" office:value="10.3468">
            <text:p>10.3468</text:p>
          </table:table-cell>
          <table:table-cell office:value-type="float" office:value="-0.0625469">
            <text:p>-0.0625469</text:p>
          </table:table-cell>
          <table:table-cell office:value-type="float" office:value="-0.104143">
            <text:p>-0.104143</text:p>
          </table:table-cell>
          <table:table-cell office:value-type="float" office:value="0.671938">
            <text:p>0.671938</text:p>
          </table:table-cell>
          <table:table-cell office:value-type="float" office:value="0.0352819">
            <text:p>0.0352819</text:p>
          </table:table-cell>
          <table:table-cell office:value-type="float" office:value="-0.339524">
            <text:p>-0.339524</text:p>
          </table:table-cell>
          <table:table-cell office:value-type="float" office:value="-0.0294223">
            <text:p>-0.0294223</text:p>
          </table:table-cell>
          <table:table-cell office:value-type="float" office:value="-0.0955945">
            <text:p>-0.0955945</text:p>
          </table:table-cell>
          <table:table-cell office:value-type="float" office:value="0.0142172">
            <text:p>0.0142172</text:p>
          </table:table-cell>
          <table:table-cell office:value-type="float" office:value="-0.00262528">
            <text:p>-0.00262528</text:p>
          </table:table-cell>
          <table:table-cell office:value-type="float" office:value="-0.00388805">
            <text:p>-0.00388805</text:p>
          </table:table-cell>
          <table:table-cell office:value-type="float" office:value="0.00670004">
            <text:p>0.00670004</text:p>
          </table:table-cell>
          <table:table-cell office:value-type="float" office:value="0.0188676">
            <text:p>0.0188676</text:p>
          </table:table-cell>
          <table:table-cell office:value-type="float" office:value="0.0539728">
            <text:p>0.0539728</text:p>
          </table:table-cell>
        </table:table-row>
        <table:table-row table:style-name="ro4">
          <table:table-cell office:value-type="float" office:value="10.59">
            <text:p>10.59</text:p>
          </table:table-cell>
          <table:table-cell office:value-type="float" office:value="-0.0573457">
            <text:p>-0.0573457</text:p>
          </table:table-cell>
          <table:table-cell office:value-type="float" office:value="-0.0861966">
            <text:p>-0.0861966</text:p>
          </table:table-cell>
          <table:table-cell office:value-type="float" office:value="0.645617">
            <text:p>0.645617</text:p>
          </table:table-cell>
          <table:table-cell office:value-type="float" office:value="0.0518866">
            <text:p>0.0518866</text:p>
          </table:table-cell>
          <table:table-cell office:value-type="float" office:value="-0.301521">
            <text:p>-0.301521</text:p>
          </table:table-cell>
          <table:table-cell office:value-type="float" office:value="-0.0187386">
            <text:p>-0.0187386</text:p>
          </table:table-cell>
          <table:table-cell office:value-type="float" office:value="-0.123151">
            <text:p>-0.123151</text:p>
          </table:table-cell>
          <table:table-cell office:value-type="float" office:value="0.034994">
            <text:p>0.034994</text:p>
          </table:table-cell>
          <table:table-cell office:value-type="float" office:value="-0.000166241">
            <text:p>-0.000166241</text:p>
          </table:table-cell>
          <table:table-cell office:value-type="float" office:value="0.0187406">
            <text:p>0.0187406</text:p>
          </table:table-cell>
          <table:table-cell office:value-type="float" office:value="0.200556">
            <text:p>0.200556</text:p>
          </table:table-cell>
          <table:table-cell office:value-type="float" office:value="0.00596976">
            <text:p>0.00596976</text:p>
          </table:table-cell>
          <table:table-cell office:value-type="float" office:value="-0.0131591">
            <text:p>-0.0131591</text:p>
          </table:table-cell>
          <table:table-cell/>
          <table:table-cell office:value-type="float" office:value="10.6439">
            <text:p>10.6439</text:p>
          </table:table-cell>
          <table:table-cell office:value-type="float" office:value="0.114901">
            <text:p>0.114901</text:p>
          </table:table-cell>
          <table:table-cell office:value-type="float" office:value="-0.0862827">
            <text:p>-0.0862827</text:p>
          </table:table-cell>
          <table:table-cell office:value-type="float" office:value="0.679272">
            <text:p>0.679272</text:p>
          </table:table-cell>
          <table:table-cell office:value-type="float" office:value="0.0101568">
            <text:p>0.0101568</text:p>
          </table:table-cell>
          <table:table-cell office:value-type="float" office:value="-0.0198625">
            <text:p>-0.0198625</text:p>
          </table:table-cell>
          <table:table-cell office:value-type="float" office:value="-0.0238803">
            <text:p>-0.0238803</text:p>
          </table:table-cell>
          <table:table-cell office:value-type="float" office:value="0.0179451">
            <text:p>0.0179451</text:p>
          </table:table-cell>
          <table:table-cell office:value-type="float" office:value="-0.00760937">
            <text:p>-0.00760937</text:p>
          </table:table-cell>
          <table:table-cell office:value-type="float" office:value="-0.00605268">
            <text:p>-0.00605268</text:p>
          </table:table-cell>
          <table:table-cell office:value-type="float" office:value="0.00369151">
            <text:p>0.00369151</text:p>
          </table:table-cell>
          <table:table-cell office:value-type="float" office:value="-0.962428">
            <text:p>-0.962428</text:p>
          </table:table-cell>
          <table:table-cell office:value-type="float" office:value="-1.17101">
            <text:p>-1.17101</text:p>
          </table:table-cell>
          <table:table-cell office:value-type="float" office:value="0.899093">
            <text:p>0.899093</text:p>
          </table:table-cell>
          <table:table-cell/>
          <table:table-cell office:value-type="float" office:value="14.0815">
            <text:p>14.0815</text:p>
          </table:table-cell>
          <table:table-cell office:value-type="float" office:value="-0.161397">
            <text:p>-0.161397</text:p>
          </table:table-cell>
          <table:table-cell office:value-type="float" office:value="-0.161938">
            <text:p>-0.161938</text:p>
          </table:table-cell>
          <table:table-cell office:value-type="float" office:value="0.879482">
            <text:p>0.879482</text:p>
          </table:table-cell>
          <table:table-cell office:value-type="float" office:value="0.0819816">
            <text:p>0.0819816</text:p>
          </table:table-cell>
          <table:table-cell office:value-type="float" office:value="-0.485635">
            <text:p>-0.485635</text:p>
          </table:table-cell>
          <table:table-cell office:value-type="float" office:value="0.0228872">
            <text:p>0.0228872</text:p>
          </table:table-cell>
          <table:table-cell office:value-type="float" office:value="-0.12998">
            <text:p>-0.12998</text:p>
          </table:table-cell>
          <table:table-cell office:value-type="float" office:value="-0.0678451">
            <text:p>-0.0678451</text:p>
          </table:table-cell>
          <table:table-cell office:value-type="float" office:value="-0.0533792">
            <text:p>-0.0533792</text:p>
          </table:table-cell>
          <table:table-cell office:value-type="float" office:value="0.0081367">
            <text:p>0.0081367</text:p>
          </table:table-cell>
          <table:table-cell office:value-type="float" office:value="0.113503">
            <text:p>0.113503</text:p>
          </table:table-cell>
          <table:table-cell office:value-type="float" office:value="0.0712468">
            <text:p>0.0712468</text:p>
          </table:table-cell>
          <table:table-cell office:value-type="float" office:value="0.0600435">
            <text:p>0.0600435</text:p>
          </table:table-cell>
          <table:table-cell/>
          <table:table-cell office:value-type="float" office:value="15.7427">
            <text:p>15.7427</text:p>
          </table:table-cell>
          <table:table-cell office:value-type="float" office:value="-0.101384">
            <text:p>-0.101384</text:p>
          </table:table-cell>
          <table:table-cell office:value-type="float" office:value="-0.0296219">
            <text:p>-0.0296219</text:p>
          </table:table-cell>
          <table:table-cell office:value-type="float" office:value="0.868037">
            <text:p>0.868037</text:p>
          </table:table-cell>
          <table:table-cell office:value-type="float" office:value="0.0801462">
            <text:p>0.0801462</text:p>
          </table:table-cell>
          <table:table-cell office:value-type="float" office:value="-0.470163">
            <text:p>-0.470163</text:p>
          </table:table-cell>
          <table:table-cell office:value-type="float" office:value="0.164822">
            <text:p>0.164822</text:p>
          </table:table-cell>
          <table:table-cell office:value-type="float" office:value="-0.144472">
            <text:p>-0.144472</text:p>
          </table:table-cell>
          <table:table-cell office:value-type="float" office:value="-0.0254697">
            <text:p>-0.0254697</text:p>
          </table:table-cell>
          <table:table-cell office:value-type="float" office:value="-0.0370902">
            <text:p>-0.0370902</text:p>
          </table:table-cell>
          <table:table-cell office:value-type="float" office:value="0.0183718">
            <text:p>0.0183718</text:p>
          </table:table-cell>
          <table:table-cell office:value-type="float" office:value="-0.231604">
            <text:p>-0.231604</text:p>
          </table:table-cell>
          <table:table-cell office:value-type="float" office:value="-0.371967">
            <text:p>-0.371967</text:p>
          </table:table-cell>
          <table:table-cell office:value-type="float" office:value="-0.0250043">
            <text:p>-0.0250043</text:p>
          </table:table-cell>
          <table:table-cell/>
          <table:table-cell office:value-type="float" office:value="10.6442">
            <text:p>10.6442</text:p>
          </table:table-cell>
          <table:table-cell office:value-type="float" office:value="-0.0577262">
            <text:p>-0.0577262</text:p>
          </table:table-cell>
          <table:table-cell office:value-type="float" office:value="-0.103255">
            <text:p>-0.103255</text:p>
          </table:table-cell>
          <table:table-cell office:value-type="float" office:value="0.675556">
            <text:p>0.675556</text:p>
          </table:table-cell>
          <table:table-cell office:value-type="float" office:value="0.0320482">
            <text:p>0.0320482</text:p>
          </table:table-cell>
          <table:table-cell office:value-type="float" office:value="-0.321936">
            <text:p>-0.321936</text:p>
          </table:table-cell>
          <table:table-cell office:value-type="float" office:value="-0.0265119">
            <text:p>-0.0265119</text:p>
          </table:table-cell>
          <table:table-cell office:value-type="float" office:value="-0.0967865">
            <text:p>-0.0967865</text:p>
          </table:table-cell>
          <table:table-cell office:value-type="float" office:value="0.0162098">
            <text:p>0.0162098</text:p>
          </table:table-cell>
          <table:table-cell office:value-type="float" office:value="0.00298587">
            <text:p>0.00298587</text:p>
          </table:table-cell>
          <table:table-cell office:value-type="float" office:value="0.0121632">
            <text:p>0.0121632</text:p>
          </table:table-cell>
          <table:table-cell office:value-type="float" office:value="0.453451">
            <text:p>0.453451</text:p>
          </table:table-cell>
          <table:table-cell office:value-type="float" office:value="0.0664275">
            <text:p>0.0664275</text:p>
          </table:table-cell>
          <table:table-cell office:value-type="float" office:value="-0.161606">
            <text:p>-0.161606</text:p>
          </table:table-cell>
        </table:table-row>
        <table:table-row table:style-name="ro4">
          <table:table-cell office:value-type="float" office:value="10.7771">
            <text:p>10.7771</text:p>
          </table:table-cell>
          <table:table-cell office:value-type="float" office:value="-0.0437842">
            <text:p>-0.0437842</text:p>
          </table:table-cell>
          <table:table-cell office:value-type="float" office:value="-0.0860188">
            <text:p>-0.0860188</text:p>
          </table:table-cell>
          <table:table-cell office:value-type="float" office:value="0.648662">
            <text:p>0.648662</text:p>
          </table:table-cell>
          <table:table-cell office:value-type="float" office:value="0.0492449">
            <text:p>0.0492449</text:p>
          </table:table-cell>
          <table:table-cell office:value-type="float" office:value="-0.288428">
            <text:p>-0.288428</text:p>
          </table:table-cell>
          <table:table-cell office:value-type="float" office:value="-0.0182034">
            <text:p>-0.0182034</text:p>
          </table:table-cell>
          <table:table-cell office:value-type="float" office:value="-0.120454">
            <text:p>-0.120454</text:p>
          </table:table-cell>
          <table:table-cell office:value-type="float" office:value="0.0725059">
            <text:p>0.0725059</text:p>
          </table:table-cell>
          <table:table-cell office:value-type="float" office:value="0.000950337">
            <text:p>0.000950337</text:p>
          </table:table-cell>
          <table:table-cell office:value-type="float" office:value="0.0162794">
            <text:p>0.0162794</text:p>
          </table:table-cell>
          <table:table-cell office:value-type="float" office:value="0.088877">
            <text:p>0.088877</text:p>
          </table:table-cell>
          <table:table-cell office:value-type="float" office:value="0.0131281">
            <text:p>0.0131281</text:p>
          </table:table-cell>
          <table:table-cell office:value-type="float" office:value="-0.0132225">
            <text:p>-0.0132225</text:p>
          </table:table-cell>
          <table:table-cell table:number-columns-repeated="16"/>
          <table:table-cell office:value-type="float" office:value="14.314">
            <text:p>14.314</text:p>
          </table:table-cell>
          <table:table-cell office:value-type="float" office:value="-0.171035">
            <text:p>-0.171035</text:p>
          </table:table-cell>
          <table:table-cell office:value-type="float" office:value="-0.170496">
            <text:p>-0.170496</text:p>
          </table:table-cell>
          <table:table-cell office:value-type="float" office:value="0.884617">
            <text:p>0.884617</text:p>
          </table:table-cell>
          <table:table-cell office:value-type="float" office:value="0.0786656">
            <text:p>0.0786656</text:p>
          </table:table-cell>
          <table:table-cell office:value-type="float" office:value="-0.502553">
            <text:p>-0.502553</text:p>
          </table:table-cell>
          <table:table-cell office:value-type="float" office:value="0.00775019">
            <text:p>0.00775019</text:p>
          </table:table-cell>
          <table:table-cell office:value-type="float" office:value="-0.127327">
            <text:p>-0.127327</text:p>
          </table:table-cell>
          <table:table-cell office:value-type="float" office:value="-0.0414611">
            <text:p>-0.0414611</text:p>
          </table:table-cell>
          <table:table-cell office:value-type="float" office:value="-0.0368177">
            <text:p>-0.0368177</text:p>
          </table:table-cell>
          <table:table-cell office:value-type="float" office:value="0.022094">
            <text:p>0.022094</text:p>
          </table:table-cell>
          <table:table-cell office:value-type="float" office:value="-0.0718075">
            <text:p>-0.0718075</text:p>
          </table:table-cell>
          <table:table-cell office:value-type="float" office:value="-0.0819339">
            <text:p>-0.0819339</text:p>
          </table:table-cell>
          <table:table-cell office:value-type="float" office:value="-0.0123981">
            <text:p>-0.0123981</text:p>
          </table:table-cell>
          <table:table-cell/>
          <table:table-cell office:value-type="float" office:value="15.8777">
            <text:p>15.8777</text:p>
          </table:table-cell>
          <table:table-cell office:value-type="float" office:value="-0.109045">
            <text:p>-0.109045</text:p>
          </table:table-cell>
          <table:table-cell office:value-type="float" office:value="-0.0414105">
            <text:p>-0.0414105</text:p>
          </table:table-cell>
          <table:table-cell office:value-type="float" office:value="0.870062">
            <text:p>0.870062</text:p>
          </table:table-cell>
          <table:table-cell office:value-type="float" office:value="0.07843">
            <text:p>0.07843</text:p>
          </table:table-cell>
          <table:table-cell office:value-type="float" office:value="-0.462722">
            <text:p>-0.462722</text:p>
          </table:table-cell>
          <table:table-cell office:value-type="float" office:value="0.180155">
            <text:p>0.180155</text:p>
          </table:table-cell>
          <table:table-cell office:value-type="float" office:value="-0.14305">
            <text:p>-0.14305</text:p>
          </table:table-cell>
          <table:table-cell office:value-type="float" office:value="-0.0567401">
            <text:p>-0.0567401</text:p>
          </table:table-cell>
          <table:table-cell office:value-type="float" office:value="-0.0873121">
            <text:p>-0.0873121</text:p>
          </table:table-cell>
          <table:table-cell office:value-type="float" office:value="0.0149958">
            <text:p>0.0149958</text:p>
          </table:table-cell>
          <table:table-cell office:value-type="float" office:value="0.0808777">
            <text:p>0.0808777</text:p>
          </table:table-cell>
          <table:table-cell office:value-type="float" office:value="0.178816">
            <text:p>0.178816</text:p>
          </table:table-cell>
          <table:table-cell office:value-type="float" office:value="-0.0320441">
            <text:p>-0.0320441</text:p>
          </table:table-cell>
          <table:table-cell/>
          <table:table-cell office:value-type="float" office:value="10.7794">
            <text:p>10.7794</text:p>
          </table:table-cell>
          <table:table-cell office:value-type="float" office:value="-0.0472499">
            <text:p>-0.0472499</text:p>
          </table:table-cell>
          <table:table-cell office:value-type="float" office:value="-0.101637">
            <text:p>-0.101637</text:p>
          </table:table-cell>
          <table:table-cell office:value-type="float" office:value="0.674247">
            <text:p>0.674247</text:p>
          </table:table-cell>
          <table:table-cell office:value-type="float" office:value="0.0306782">
            <text:p>0.0306782</text:p>
          </table:table-cell>
          <table:table-cell office:value-type="float" office:value="-0.317708">
            <text:p>-0.317708</text:p>
          </table:table-cell>
          <table:table-cell office:value-type="float" office:value="-0.0267776">
            <text:p>-0.0267776</text:p>
          </table:table-cell>
          <table:table-cell office:value-type="float" office:value="-0.0947212">
            <text:p>-0.0947212</text:p>
          </table:table-cell>
          <table:table-cell office:value-type="float" office:value="0.0775036">
            <text:p>0.0775036</text:p>
          </table:table-cell>
          <table:table-cell office:value-type="float" office:value="0.011965">
            <text:p>0.011965</text:p>
          </table:table-cell>
          <table:table-cell office:value-type="float" office:value="-0.00968135">
            <text:p>-0.00968135</text:p>
          </table:table-cell>
          <table:table-cell office:value-type="float" office:value="0.0438939">
            <text:p>0.0438939</text:p>
          </table:table-cell>
          <table:table-cell office:value-type="float" office:value="-0.0302985">
            <text:p>-0.0302985</text:p>
          </table:table-cell>
          <table:table-cell office:value-type="float" office:value="0.0268878">
            <text:p>0.0268878</text:p>
          </table:table-cell>
        </table:table-row>
        <table:table-row table:style-name="ro4">
          <table:table-cell office:value-type="float" office:value="11.0104">
            <text:p>11.0104</text:p>
          </table:table-cell>
          <table:table-cell office:value-type="float" office:value="-0.0220278">
            <text:p>-0.0220278</text:p>
          </table:table-cell>
          <table:table-cell office:value-type="float" office:value="-0.0850824">
            <text:p>-0.0850824</text:p>
          </table:table-cell>
          <table:table-cell office:value-type="float" office:value="0.651741">
            <text:p>0.651741</text:p>
          </table:table-cell>
          <table:table-cell office:value-type="float" office:value="0.0461371">
            <text:p>0.0461371</text:p>
          </table:table-cell>
          <table:table-cell office:value-type="float" office:value="-0.264827">
            <text:p>-0.264827</text:p>
          </table:table-cell>
          <table:table-cell office:value-type="float" office:value="-0.01908">
            <text:p>-0.01908</text:p>
          </table:table-cell>
          <table:table-cell office:value-type="float" office:value="-0.116429">
            <text:p>-0.116429</text:p>
          </table:table-cell>
          <table:table-cell office:value-type="float" office:value="0.0932435">
            <text:p>0.0932435</text:p>
          </table:table-cell>
          <table:table-cell office:value-type="float" office:value="0.0040135">
            <text:p>0.0040135</text:p>
          </table:table-cell>
          <table:table-cell office:value-type="float" office:value="0.0131942">
            <text:p>0.0131942</text:p>
          </table:table-cell>
          <table:table-cell office:value-type="float" office:value="0.093653">
            <text:p>0.093653</text:p>
          </table:table-cell>
          <table:table-cell office:value-type="float" office:value="-0.0509508">
            <text:p>-0.0509508</text:p>
          </table:table-cell>
          <table:table-cell office:value-type="float" office:value="0.0283876">
            <text:p>0.0283876</text:p>
          </table:table-cell>
          <table:table-cell table:number-columns-repeated="16"/>
          <table:table-cell office:value-type="float" office:value="14.5512">
            <text:p>14.5512</text:p>
          </table:table-cell>
          <table:table-cell office:value-type="float" office:value="-0.18491">
            <text:p>-0.18491</text:p>
          </table:table-cell>
          <table:table-cell office:value-type="float" office:value="-0.18384">
            <text:p>-0.18384</text:p>
          </table:table-cell>
          <table:table-cell office:value-type="float" office:value="0.889161">
            <text:p>0.889161</text:p>
          </table:table-cell>
          <table:table-cell office:value-type="float" office:value="0.0754199">
            <text:p>0.0754199</text:p>
          </table:table-cell>
          <table:table-cell office:value-type="float" office:value="-0.512415">
            <text:p>-0.512415</text:p>
          </table:table-cell>
          <table:table-cell office:value-type="float" office:value="-0.000275611">
            <text:p>-0.000275611</text:p>
          </table:table-cell>
          <table:table-cell office:value-type="float" office:value="-0.123323">
            <text:p>-0.123323</text:p>
          </table:table-cell>
          <table:table-cell office:value-type="float" office:value="-0.0584942">
            <text:p>-0.0584942</text:p>
          </table:table-cell>
          <table:table-cell office:value-type="float" office:value="-0.0562528">
            <text:p>-0.0562528</text:p>
          </table:table-cell>
          <table:table-cell office:value-type="float" office:value="0.0191531">
            <text:p>0.0191531</text:p>
          </table:table-cell>
          <table:table-cell office:value-type="float" office:value="0.0355642">
            <text:p>0.0355642</text:p>
          </table:table-cell>
          <table:table-cell office:value-type="float" office:value="0.0563568">
            <text:p>0.0563568</text:p>
          </table:table-cell>
          <table:table-cell office:value-type="float" office:value="-0.0181767">
            <text:p>-0.0181767</text:p>
          </table:table-cell>
          <table:table-cell/>
          <table:table-cell office:value-type="float" office:value="16.0434">
            <text:p>16.0434</text:p>
          </table:table-cell>
          <table:table-cell office:value-type="float" office:value="-0.116226">
            <text:p>-0.116226</text:p>
          </table:table-cell>
          <table:table-cell office:value-type="float" office:value="-0.0509682">
            <text:p>-0.0509682</text:p>
          </table:table-cell>
          <table:table-cell office:value-type="float" office:value="0.871667">
            <text:p>0.871667</text:p>
          </table:table-cell>
          <table:table-cell office:value-type="float" office:value="0.076374">
            <text:p>0.076374</text:p>
          </table:table-cell>
          <table:table-cell office:value-type="float" office:value="-0.470916">
            <text:p>-0.470916</text:p>
          </table:table-cell>
          <table:table-cell office:value-type="float" office:value="0.169792">
            <text:p>0.169792</text:p>
          </table:table-cell>
          <table:table-cell office:value-type="float" office:value="-0.138343">
            <text:p>-0.138343</text:p>
          </table:table-cell>
          <table:table-cell office:value-type="float" office:value="-0.0433395">
            <text:p>-0.0433395</text:p>
          </table:table-cell>
          <table:table-cell office:value-type="float" office:value="-0.0576842">
            <text:p>-0.0576842</text:p>
          </table:table-cell>
          <table:table-cell office:value-type="float" office:value="0.00968643">
            <text:p>0.00968643</text:p>
          </table:table-cell>
          <table:table-cell office:value-type="float" office:value="0.043467">
            <text:p>0.043467</text:p>
          </table:table-cell>
          <table:table-cell office:value-type="float" office:value="0.119257">
            <text:p>0.119257</text:p>
          </table:table-cell>
          <table:table-cell office:value-type="float" office:value="0.0280514">
            <text:p>0.0280514</text:p>
          </table:table-cell>
          <table:table-cell/>
          <table:table-cell office:value-type="float" office:value="11.0793">
            <text:p>11.0793</text:p>
          </table:table-cell>
          <table:table-cell office:value-type="float" office:value="-0.0200565">
            <text:p>-0.0200565</text:p>
          </table:table-cell>
          <table:table-cell office:value-type="float" office:value="-0.100774">
            <text:p>-0.100774</text:p>
          </table:table-cell>
          <table:table-cell office:value-type="float" office:value="0.673762">
            <text:p>0.673762</text:p>
          </table:table-cell>
          <table:table-cell office:value-type="float" office:value="0.0278437">
            <text:p>0.0278437</text:p>
          </table:table-cell>
          <table:table-cell office:value-type="float" office:value="-0.286033">
            <text:p>-0.286033</text:p>
          </table:table-cell>
          <table:table-cell office:value-type="float" office:value="-0.0252582">
            <text:p>-0.0252582</text:p>
          </table:table-cell>
          <table:table-cell table:style-name="ce1" office:value-type="float" office:value="-0.0939089">
            <text:p>-0.0939089</text:p>
          </table:table-cell>
          <table:table-cell office:value-type="float" office:value="0.0906683">
            <text:p>0.0906683</text:p>
          </table:table-cell>
          <table:table-cell office:value-type="float" office:value="0.00287783">
            <text:p>0.00287783</text:p>
          </table:table-cell>
          <table:table-cell office:value-type="float" office:value="-0.00161711">
            <text:p>-0.00161711</text:p>
          </table:table-cell>
          <table:table-cell office:value-type="float" office:value="0.164176">
            <text:p>0.164176</text:p>
          </table:table-cell>
          <table:table-cell office:value-type="float" office:value="0.016169">
            <text:p>0.016169</text:p>
          </table:table-cell>
          <table:table-cell office:value-type="float" office:value="0.0502441">
            <text:p>0.0502441</text:p>
          </table:table-cell>
        </table:table-row>
        <table:table-row table:style-name="ro4">
          <table:table-cell office:value-type="float" office:value="11.209">
            <text:p>11.209</text:p>
          </table:table-cell>
          <table:table-cell office:value-type="float" office:value="0.000187984">
            <text:p>0.000187984</text:p>
          </table:table-cell>
          <table:table-cell office:value-type="float" office:value="-0.0862954">
            <text:p>-0.0862954</text:p>
          </table:table-cell>
          <table:table-cell office:value-type="float" office:value="0.655482">
            <text:p>0.655482</text:p>
          </table:table-cell>
          <table:table-cell office:value-type="float" office:value="0.0436465">
            <text:p>0.0436465</text:p>
          </table:table-cell>
          <table:table-cell office:value-type="float" office:value="-0.251645">
            <text:p>-0.251645</text:p>
          </table:table-cell>
          <table:table-cell office:value-type="float" office:value="-0.0183526">
            <text:p>-0.0183526</text:p>
          </table:table-cell>
          <table:table-cell office:value-type="float" office:value="-0.112546">
            <text:p>-0.112546</text:p>
          </table:table-cell>
          <table:table-cell table:style-name="ce1" office:value-type="float" office:value="0.111846">
            <text:p>0.111846</text:p>
          </table:table-cell>
          <table:table-cell office:value-type="float" office:value="-0.00610682">
            <text:p>-0.00610682</text:p>
          </table:table-cell>
          <table:table-cell office:value-type="float" office:value="0.0188328">
            <text:p>0.0188328</text:p>
          </table:table-cell>
          <table:table-cell office:value-type="float" office:value="-0.226783">
            <text:p>-0.226783</text:p>
          </table:table-cell>
          <table:table-cell office:value-type="float" office:value="0.0347476">
            <text:p>0.0347476</text:p>
          </table:table-cell>
          <table:table-cell office:value-type="float" office:value="0.0210017">
            <text:p>0.0210017</text:p>
          </table:table-cell>
          <table:table-cell table:number-columns-repeated="16"/>
          <table:table-cell office:value-type="float" office:value="14.8498">
            <text:p>14.8498</text:p>
          </table:table-cell>
          <table:table-cell office:value-type="float" office:value="-0.199207">
            <text:p>-0.199207</text:p>
          </table:table-cell>
          <table:table-cell office:value-type="float" office:value="-0.195613">
            <text:p>-0.195613</text:p>
          </table:table-cell>
          <table:table-cell office:value-type="float" office:value="0.893259">
            <text:p>0.893259</text:p>
          </table:table-cell>
          <table:table-cell office:value-type="float" office:value="0.0715234">
            <text:p>0.0715234</text:p>
          </table:table-cell>
          <table:table-cell office:value-type="float" office:value="-0.516306">
            <text:p>-0.516306</text:p>
          </table:table-cell>
          <table:table-cell office:value-type="float" office:value="-0.00423087">
            <text:p>-0.00423087</text:p>
          </table:table-cell>
          <table:table-cell office:value-type="float" office:value="-0.122334">
            <text:p>-0.122334</text:p>
          </table:table-cell>
          <table:table-cell office:value-type="float" office:value="-0.0478733">
            <text:p>-0.0478733</text:p>
          </table:table-cell>
          <table:table-cell office:value-type="float" office:value="-0.0394225">
            <text:p>-0.0394225</text:p>
          </table:table-cell>
          <table:table-cell office:value-type="float" office:value="0.0137248">
            <text:p>0.0137248</text:p>
          </table:table-cell>
          <table:table-cell office:value-type="float" office:value="0.218649">
            <text:p>0.218649</text:p>
          </table:table-cell>
          <table:table-cell office:value-type="float" office:value="0.180752">
            <text:p>0.180752</text:p>
          </table:table-cell>
          <table:table-cell office:value-type="float" office:value="-0.0693427">
            <text:p>-0.0693427</text:p>
          </table:table-cell>
          <table:table-cell/>
          <table:table-cell office:value-type="float" office:value="16.1789">
            <text:p>16.1789</text:p>
          </table:table-cell>
          <table:table-cell office:value-type="float" office:value="-0.1213">
            <text:p>-0.1213</text:p>
          </table:table-cell>
          <table:table-cell office:value-type="float" office:value="-0.0565943">
            <text:p>-0.0565943</text:p>
          </table:table-cell>
          <table:table-cell office:value-type="float" office:value="0.873494">
            <text:p>0.873494</text:p>
          </table:table-cell>
          <table:table-cell office:value-type="float" office:value="0.074733">
            <text:p>0.074733</text:p>
          </table:table-cell>
          <table:table-cell office:value-type="float" office:value="-0.494711">
            <text:p>-0.494711</text:p>
          </table:table-cell>
          <table:table-cell office:value-type="float" office:value="0.143592">
            <text:p>0.143592</text:p>
          </table:table-cell>
          <table:table-cell office:value-type="float" office:value="-0.137921">
            <text:p>-0.137921</text:p>
          </table:table-cell>
          <table:table-cell office:value-type="float" office:value="-0.0374507">
            <text:p>-0.0374507</text:p>
          </table:table-cell>
          <table:table-cell office:value-type="float" office:value="-0.0415274">
            <text:p>-0.0415274</text:p>
          </table:table-cell>
          <table:table-cell office:value-type="float" office:value="0.0134868">
            <text:p>0.0134868</text:p>
          </table:table-cell>
          <table:table-cell office:value-type="float" office:value="-0.290687">
            <text:p>-0.290687</text:p>
          </table:table-cell>
          <table:table-cell office:value-type="float" office:value="-0.263554">
            <text:p>-0.263554</text:p>
          </table:table-cell>
          <table:table-cell office:value-type="float" office:value="-0.00405394">
            <text:p>-0.00405394</text:p>
          </table:table-cell>
          <table:table-cell/>
          <table:table-cell office:value-type="float" office:value="11.3802">
            <text:p>11.3802</text:p>
          </table:table-cell>
          <table:table-cell office:value-type="float" office:value="0.0220938">
            <text:p>0.0220938</text:p>
          </table:table-cell>
          <table:table-cell office:value-type="float" office:value="-0.0984442">
            <text:p>-0.0984442</text:p>
          </table:table-cell>
          <table:table-cell office:value-type="float" office:value="0.677825">
            <text:p>0.677825</text:p>
          </table:table-cell>
          <table:table-cell office:value-type="float" office:value="0.025263">
            <text:p>0.025263</text:p>
          </table:table-cell>
          <table:table-cell office:value-type="float" office:value="-0.243548">
            <text:p>-0.243548</text:p>
          </table:table-cell>
          <table:table-cell office:value-type="float" office:value="-0.026681">
            <text:p>-0.026681</text:p>
          </table:table-cell>
          <table:table-cell office:value-type="float" office:value="-0.0880091">
            <text:p>-0.0880091</text:p>
          </table:table-cell>
          <table:table-cell office:value-type="float" office:value="0.140072">
            <text:p>0.140072</text:p>
          </table:table-cell>
          <table:table-cell office:value-type="float" office:value="0.00774337">
            <text:p>0.00774337</text:p>
          </table:table-cell>
          <table:table-cell office:value-type="float" office:value="0.0135023">
            <text:p>0.0135023</text:p>
          </table:table-cell>
          <table:table-cell office:value-type="float" office:value="0.0248344">
            <text:p>0.0248344</text:p>
          </table:table-cell>
          <table:table-cell office:value-type="float" office:value="-0.135443">
            <text:p>-0.135443</text:p>
          </table:table-cell>
          <table:table-cell office:value-type="float" office:value="0.0701061">
            <text:p>0.0701061</text:p>
          </table:table-cell>
        </table:table-row>
        <table:table-row table:style-name="ro4">
          <table:table-cell office:value-type="float" office:value="11.4121">
            <text:p>11.4121</text:p>
          </table:table-cell>
          <table:table-cell office:value-type="float" office:value="0.0135492">
            <text:p>0.0135492</text:p>
          </table:table-cell>
          <table:table-cell office:value-type="float" office:value="-0.0861023">
            <text:p>-0.0861023</text:p>
          </table:table-cell>
          <table:table-cell office:value-type="float" office:value="0.660173">
            <text:p>0.660173</text:p>
          </table:table-cell>
          <table:table-cell office:value-type="float" office:value="0.0412387">
            <text:p>0.0412387</text:p>
          </table:table-cell>
          <table:table-cell office:value-type="float" office:value="-0.226206">
            <text:p>-0.226206</text:p>
          </table:table-cell>
          <table:table-cell office:value-type="float" office:value="-0.0185193">
            <text:p>-0.0185193</text:p>
          </table:table-cell>
          <table:table-cell office:value-type="float" office:value="-0.110065">
            <text:p>-0.110065</text:p>
          </table:table-cell>
          <table:table-cell office:value-type="float" office:value="0.0657852">
            <text:p>0.0657852</text:p>
          </table:table-cell>
          <table:table-cell office:value-type="float" office:value="0.000950563">
            <text:p>0.000950563</text:p>
          </table:table-cell>
          <table:table-cell office:value-type="float" office:value="0.0230983">
            <text:p>0.0230983</text:p>
          </table:table-cell>
          <table:table-cell office:value-type="float" office:value="0.268488">
            <text:p>0.268488</text:p>
          </table:table-cell>
          <table:table-cell table:style-name="ce1" office:value-type="float" office:value="0.00408967">
            <text:p>0.00408967</text:p>
          </table:table-cell>
          <table:table-cell office:value-type="float" office:value="-0.0541">
            <text:p>-0.0541</text:p>
          </table:table-cell>
          <table:table-cell table:number-columns-repeated="16"/>
          <table:table-cell office:value-type="float" office:value="14.9501">
            <text:p>14.9501</text:p>
          </table:table-cell>
          <table:table-cell office:value-type="float" office:value="-0.201809">
            <text:p>-0.201809</text:p>
          </table:table-cell>
          <table:table-cell office:value-type="float" office:value="-0.197748">
            <text:p>-0.197748</text:p>
          </table:table-cell>
          <table:table-cell office:value-type="float" office:value="0.893938">
            <text:p>0.893938</text:p>
          </table:table-cell>
          <table:table-cell office:value-type="float" office:value="0.070261">
            <text:p>0.070261</text:p>
          </table:table-cell>
          <table:table-cell office:value-type="float" office:value="-0.530649">
            <text:p>-0.530649</text:p>
          </table:table-cell>
          <table:table-cell office:value-type="float" office:value="-0.0159689">
            <text:p>-0.0159689</text:p>
          </table:table-cell>
          <table:table-cell office:value-type="float" office:value="-0.12041">
            <text:p>-0.12041</text:p>
          </table:table-cell>
          <table:table-cell office:value-type="float" office:value="-0.025952">
            <text:p>-0.025952</text:p>
          </table:table-cell>
          <table:table-cell office:value-type="float" office:value="-0.0213006">
            <text:p>-0.0213006</text:p>
          </table:table-cell>
          <table:table-cell office:value-type="float" office:value="0.00677265">
            <text:p>0.00677265</text:p>
          </table:table-cell>
          <table:table-cell office:value-type="float" office:value="-0.0453774">
            <text:p>-0.0453774</text:p>
          </table:table-cell>
          <table:table-cell office:value-type="float" office:value="-0.034836">
            <text:p>-0.034836</text:p>
          </table:table-cell>
          <table:table-cell office:value-type="float" office:value="-0.0335283">
            <text:p>-0.0335283</text:p>
          </table:table-cell>
          <table:table-cell/>
          <table:table-cell office:value-type="float" office:value="16.3775">
            <text:p>16.3775</text:p>
          </table:table-cell>
          <table:table-cell office:value-type="float" office:value="-0.140202">
            <text:p>-0.140202</text:p>
          </table:table-cell>
          <table:table-cell office:value-type="float" office:value="-0.0752359">
            <text:p>-0.0752359</text:p>
          </table:table-cell>
          <table:table-cell office:value-type="float" office:value="0.876012">
            <text:p>0.876012</text:p>
          </table:table-cell>
          <table:table-cell office:value-type="float" office:value="0.0723911">
            <text:p>0.0723911</text:p>
          </table:table-cell>
          <table:table-cell office:value-type="float" office:value="-0.498066">
            <text:p>-0.498066</text:p>
          </table:table-cell>
          <table:table-cell office:value-type="float" office:value="0.138136">
            <text:p>0.138136</text:p>
          </table:table-cell>
          <table:table-cell office:value-type="float" office:value="-0.133787">
            <text:p>-0.133787</text:p>
          </table:table-cell>
          <table:table-cell office:value-type="float" office:value="-0.0951796">
            <text:p>-0.0951796</text:p>
          </table:table-cell>
          <table:table-cell office:value-type="float" office:value="-0.0938679">
            <text:p>-0.0938679</text:p>
          </table:table-cell>
          <table:table-cell office:value-type="float" office:value="0.0126817">
            <text:p>0.0126817</text:p>
          </table:table-cell>
          <table:table-cell office:value-type="float" office:value="0.0710681">
            <text:p>0.0710681</text:p>
          </table:table-cell>
          <table:table-cell office:value-type="float" office:value="0.0481253">
            <text:p>0.0481253</text:p>
          </table:table-cell>
          <table:table-cell office:value-type="float" office:value="0.0228613">
            <text:p>0.0228613</text:p>
          </table:table-cell>
          <table:table-cell/>
          <table:table-cell office:value-type="float" office:value="11.5202">
            <text:p>11.5202</text:p>
          </table:table-cell>
          <table:table-cell office:value-type="float" office:value="0.0421871">
            <text:p>0.0421871</text:p>
          </table:table-cell>
          <table:table-cell office:value-type="float" office:value="-0.100014">
            <text:p>-0.100014</text:p>
          </table:table-cell>
          <table:table-cell office:value-type="float" office:value="0.681089">
            <text:p>0.681089</text:p>
          </table:table-cell>
          <table:table-cell office:value-type="float" office:value="0.0241455">
            <text:p>0.0241455</text:p>
          </table:table-cell>
          <table:table-cell office:value-type="float" office:value="-0.213876">
            <text:p>-0.213876</text:p>
          </table:table-cell>
          <table:table-cell office:value-type="float" office:value="-0.0231465">
            <text:p>-0.0231465</text:p>
          </table:table-cell>
          <table:table-cell office:value-type="float" office:value="-0.0860338">
            <text:p>-0.0860338</text:p>
          </table:table-cell>
          <table:table-cell office:value-type="float" office:value="0.143548">
            <text:p>0.143548</text:p>
          </table:table-cell>
          <table:table-cell office:value-type="float" office:value="-0.0112154">
            <text:p>-0.0112154</text:p>
          </table:table-cell>
          <table:table-cell office:value-type="float" office:value="0.0233155">
            <text:p>0.0233155</text:p>
          </table:table-cell>
          <table:table-cell office:value-type="float" office:value="0.351791">
            <text:p>0.351791</text:p>
          </table:table-cell>
          <table:table-cell office:value-type="float" office:value="0.101197">
            <text:p>0.101197</text:p>
          </table:table-cell>
          <table:table-cell office:value-type="float" office:value="-0.00466928">
            <text:p>-0.00466928</text:p>
          </table:table-cell>
        </table:table-row>
        <table:table-row table:style-name="ro4">
          <table:table-cell office:value-type="float" office:value="11.5089">
            <text:p>11.5089</text:p>
          </table:table-cell>
          <table:table-cell office:value-type="float" office:value="0.0224275">
            <text:p>0.0224275</text:p>
          </table:table-cell>
          <table:table-cell office:value-type="float" office:value="-0.085972">
            <text:p>-0.085972</text:p>
          </table:table-cell>
          <table:table-cell office:value-type="float" office:value="0.661901">
            <text:p>0.661901</text:p>
          </table:table-cell>
          <table:table-cell office:value-type="float" office:value="0.0401389">
            <text:p>0.0401389</text:p>
          </table:table-cell>
          <table:table-cell office:value-type="float" office:value="-0.249915">
            <text:p>-0.249915</text:p>
          </table:table-cell>
          <table:table-cell office:value-type="float" office:value="-0.0199669">
            <text:p>-0.0199669</text:p>
          </table:table-cell>
          <table:table-cell office:value-type="float" office:value="-0.103138">
            <text:p>-0.103138</text:p>
          </table:table-cell>
          <table:table-cell office:value-type="float" office:value="0.0917622">
            <text:p>0.0917622</text:p>
          </table:table-cell>
          <table:table-cell office:value-type="float" office:value="0.00134625">
            <text:p>0.00134625</text:p>
          </table:table-cell>
          <table:table-cell office:value-type="float" office:value="0.017864">
            <text:p>0.017864</text:p>
          </table:table-cell>
          <table:table-cell office:value-type="float" office:value="-0.788674">
            <text:p>-0.788674</text:p>
          </table:table-cell>
          <table:table-cell office:value-type="float" office:value="-0.0451187">
            <text:p>-0.0451187</text:p>
          </table:table-cell>
          <table:table-cell office:value-type="float" office:value="0.119377">
            <text:p>0.119377</text:p>
          </table:table-cell>
          <table:table-cell table:number-columns-repeated="16"/>
          <table:table-cell office:value-type="float" office:value="15.1502">
            <text:p>15.1502</text:p>
          </table:table-cell>
          <table:table-cell office:value-type="float" office:value="-0.208821">
            <text:p>-0.208821</text:p>
          </table:table-cell>
          <table:table-cell office:value-type="float" office:value="-0.203407">
            <text:p>-0.203407</text:p>
          </table:table-cell>
          <table:table-cell office:value-type="float" office:value="0.893951">
            <text:p>0.893951</text:p>
          </table:table-cell>
          <table:table-cell office:value-type="float" office:value="0.0678068">
            <text:p>0.0678068</text:p>
          </table:table-cell>
          <table:table-cell office:value-type="float" office:value="-0.547183">
            <text:p>-0.547183</text:p>
          </table:table-cell>
          <table:table-cell office:value-type="float" office:value="-0.0323301">
            <text:p>-0.0323301</text:p>
          </table:table-cell>
          <table:table-cell office:value-type="float" office:value="-0.114916">
            <text:p>-0.114916</text:p>
          </table:table-cell>
          <table:table-cell office:value-type="float" office:value="-0.0350346">
            <text:p>-0.0350346</text:p>
          </table:table-cell>
          <table:table-cell office:value-type="float" office:value="-0.0282733">
            <text:p>-0.0282733</text:p>
          </table:table-cell>
          <table:table-cell table:style-name="ce1" office:value-type="string">
            <text:p>6.16862e-05</text:p>
          </table:table-cell>
          <table:table-cell office:value-type="float" office:value="-0.212875">
            <text:p>-0.212875</text:p>
          </table:table-cell>
          <table:table-cell office:value-type="float" office:value="-0.227532">
            <text:p>-0.227532</text:p>
          </table:table-cell>
          <table:table-cell office:value-type="float" office:value="0.0834202">
            <text:p>0.0834202</text:p>
          </table:table-cell>
          <table:table-cell/>
          <table:table-cell office:value-type="float" office:value="16.8131">
            <text:p>16.8131</text:p>
          </table:table-cell>
          <table:table-cell office:value-type="float" office:value="-0.168179">
            <text:p>-0.168179</text:p>
          </table:table-cell>
          <table:table-cell office:value-type="float" office:value="-0.106997">
            <text:p>-0.106997</text:p>
          </table:table-cell>
          <table:table-cell office:value-type="float" office:value="0.885877">
            <text:p>0.885877</text:p>
          </table:table-cell>
          <table:table-cell office:value-type="float" office:value="0.0675073">
            <text:p>0.0675073</text:p>
          </table:table-cell>
          <table:table-cell office:value-type="float" office:value="-0.537913">
            <text:p>-0.537913</text:p>
          </table:table-cell>
          <table:table-cell office:value-type="float" office:value="0.0988092">
            <text:p>0.0988092</text:p>
          </table:table-cell>
          <table:table-cell office:value-type="float" office:value="-0.125776">
            <text:p>-0.125776</text:p>
          </table:table-cell>
          <table:table-cell office:value-type="float" office:value="-0.0642176">
            <text:p>-0.0642176</text:p>
          </table:table-cell>
          <table:table-cell office:value-type="float" office:value="-0.0729012">
            <text:p>-0.0729012</text:p>
          </table:table-cell>
          <table:table-cell office:value-type="float" office:value="0.0226416">
            <text:p>0.0226416</text:p>
          </table:table-cell>
          <table:table-cell office:value-type="float" office:value="-0.18115">
            <text:p>-0.18115</text:p>
          </table:table-cell>
          <table:table-cell office:value-type="float" office:value="-0.114814">
            <text:p>-0.114814</text:p>
          </table:table-cell>
          <table:table-cell office:value-type="float" office:value="-0.0300427">
            <text:p>-0.0300427</text:p>
          </table:table-cell>
          <table:table-cell/>
          <table:table-cell office:value-type="float" office:value="11.6483">
            <text:p>11.6483</text:p>
          </table:table-cell>
          <table:table-cell office:value-type="float" office:value="0.0663622">
            <text:p>0.0663622</text:p>
          </table:table-cell>
          <table:table-cell office:value-type="float" office:value="-0.0997893">
            <text:p>-0.0997893</text:p>
          </table:table-cell>
          <table:table-cell office:value-type="float" office:value="0.684">
            <text:p>0.684</text:p>
          </table:table-cell>
          <table:table-cell office:value-type="float" office:value="0.0231657">
            <text:p>0.0231657</text:p>
          </table:table-cell>
          <table:table-cell office:value-type="float" office:value="-0.213055">
            <text:p>-0.213055</text:p>
          </table:table-cell>
          <table:table-cell office:value-type="float" office:value="-0.0252321">
            <text:p>-0.0252321</text:p>
          </table:table-cell>
          <table:table-cell table:style-name="ce1" office:value-type="float" office:value="-0.080519">
            <text:p>-0.080519</text:p>
          </table:table-cell>
          <table:table-cell office:value-type="float" office:value="0.188633">
            <text:p>0.188633</text:p>
          </table:table-cell>
          <table:table-cell office:value-type="float" office:value="0.00175391">
            <text:p>0.00175391</text:p>
          </table:table-cell>
          <table:table-cell office:value-type="float" office:value="0.0227171">
            <text:p>0.0227171</text:p>
          </table:table-cell>
          <table:table-cell office:value-type="float" office:value="-0.607815">
            <text:p>-0.607815</text:p>
          </table:table-cell>
          <table:table-cell office:value-type="float" office:value="-0.0223531">
            <text:p>-0.0223531</text:p>
          </table:table-cell>
          <table:table-cell office:value-type="float" office:value="0.0896596">
            <text:p>0.0896596</text:p>
          </table:table-cell>
        </table:table-row>
        <table:table-row table:style-name="ro4">
          <table:table-cell office:value-type="float" office:value="11.5772">
            <text:p>11.5772</text:p>
          </table:table-cell>
          <table:table-cell office:value-type="float" office:value="0.0250154">
            <text:p>0.0250154</text:p>
          </table:table-cell>
          <table:table-cell office:value-type="float" office:value="-0.0860907">
            <text:p>-0.0860907</text:p>
          </table:table-cell>
          <table:table-cell office:value-type="float" office:value="0.663679">
            <text:p>0.663679</text:p>
          </table:table-cell>
          <table:table-cell office:value-type="float" office:value="0.03938">
            <text:p>0.03938</text:p>
          </table:table-cell>
          <table:table-cell office:value-type="float" office:value="-0.22164">
            <text:p>-0.22164</text:p>
          </table:table-cell>
          <table:table-cell office:value-type="float" office:value="-0.018163">
            <text:p>-0.018163</text:p>
          </table:table-cell>
          <table:table-cell office:value-type="float" office:value="-0.104986">
            <text:p>-0.104986</text:p>
          </table:table-cell>
          <table:table-cell office:value-type="float" office:value="0.0378776">
            <text:p>0.0378776</text:p>
          </table:table-cell>
          <table:table-cell office:value-type="float" office:value="-0.0017364">
            <text:p>-0.0017364</text:p>
          </table:table-cell>
          <table:table-cell office:value-type="float" office:value="0.0260202">
            <text:p>0.0260202</text:p>
          </table:table-cell>
          <table:table-cell office:value-type="float" office:value="0.137954">
            <text:p>0.137954</text:p>
          </table:table-cell>
          <table:table-cell office:value-type="float" office:value="0.0213748">
            <text:p>0.0213748</text:p>
          </table:table-cell>
          <table:table-cell office:value-type="float" office:value="-0.0116212">
            <text:p>-0.0116212</text:p>
          </table:table-cell>
          <table:table-cell table:number-columns-repeated="16"/>
          <table:table-cell office:value-type="float" office:value="15.2494">
            <text:p>15.2494</text:p>
          </table:table-cell>
          <table:table-cell office:value-type="float" office:value="-0.214392">
            <text:p>-0.214392</text:p>
          </table:table-cell>
          <table:table-cell office:value-type="float" office:value="-0.208452">
            <text:p>-0.208452</text:p>
          </table:table-cell>
          <table:table-cell office:value-type="float" office:value="0.894778">
            <text:p>0.894778</text:p>
          </table:table-cell>
          <table:table-cell office:value-type="float" office:value="0.0666224">
            <text:p>0.0666224</text:p>
          </table:table-cell>
          <table:table-cell office:value-type="float" office:value="-0.545698">
            <text:p>-0.545698</text:p>
          </table:table-cell>
          <table:table-cell office:value-type="float" office:value="-0.0232198">
            <text:p>-0.0232198</text:p>
          </table:table-cell>
          <table:table-cell office:value-type="float" office:value="-0.117651">
            <text:p>-0.117651</text:p>
          </table:table-cell>
          <table:table-cell office:value-type="float" office:value="-0.0561535">
            <text:p>-0.0561535</text:p>
          </table:table-cell>
          <table:table-cell office:value-type="float" office:value="-0.0508463">
            <text:p>-0.0508463</text:p>
          </table:table-cell>
          <table:table-cell office:value-type="float" office:value="0.00833763">
            <text:p>0.00833763</text:p>
          </table:table-cell>
          <table:table-cell office:value-type="float" office:value="-0.0401524">
            <text:p>-0.0401524</text:p>
          </table:table-cell>
          <table:table-cell office:value-type="float" office:value="0.0851941">
            <text:p>0.0851941</text:p>
          </table:table-cell>
          <table:table-cell office:value-type="float" office:value="0.00027334">
            <text:p>0.00027334</text:p>
          </table:table-cell>
          <table:table-cell/>
          <table:table-cell office:value-type="float" office:value="16.9749">
            <text:p>16.9749</text:p>
          </table:table-cell>
          <table:table-cell office:value-type="float" office:value="-0.18331">
            <text:p>-0.18331</text:p>
          </table:table-cell>
          <table:table-cell office:value-type="float" office:value="-0.121796">
            <text:p>-0.121796</text:p>
          </table:table-cell>
          <table:table-cell office:value-type="float" office:value="0.888753">
            <text:p>0.888753</text:p>
          </table:table-cell>
          <table:table-cell office:value-type="float" office:value="0.0657788">
            <text:p>0.0657788</text:p>
          </table:table-cell>
          <table:table-cell office:value-type="float" office:value="-0.493714">
            <text:p>-0.493714</text:p>
          </table:table-cell>
          <table:table-cell office:value-type="float" office:value="0.130892">
            <text:p>0.130892</text:p>
          </table:table-cell>
          <table:table-cell office:value-type="float" office:value="-0.155053">
            <text:p>-0.155053</text:p>
          </table:table-cell>
          <table:table-cell office:value-type="float" office:value="-0.0935247">
            <text:p>-0.0935247</text:p>
          </table:table-cell>
          <table:table-cell office:value-type="float" office:value="-0.0914763">
            <text:p>-0.0914763</text:p>
          </table:table-cell>
          <table:table-cell office:value-type="float" office:value="0.0177812">
            <text:p>0.0177812</text:p>
          </table:table-cell>
          <table:table-cell office:value-type="float" office:value="0.898144">
            <text:p>0.898144</text:p>
          </table:table-cell>
          <table:table-cell office:value-type="float" office:value="0.730664">
            <text:p>0.730664</text:p>
          </table:table-cell>
          <table:table-cell office:value-type="float" office:value="-0.583989">
            <text:p>-0.583989</text:p>
          </table:table-cell>
          <table:table-cell/>
          <table:table-cell office:value-type="float" office:value="11.7813">
            <text:p>11.7813</text:p>
          </table:table-cell>
          <table:table-cell office:value-type="float" office:value="0.0806984">
            <text:p>0.0806984</text:p>
          </table:table-cell>
          <table:table-cell office:value-type="float" office:value="-0.0999514">
            <text:p>-0.0999514</text:p>
          </table:table-cell>
          <table:table-cell office:value-type="float" office:value="0.688607">
            <text:p>0.688607</text:p>
          </table:table-cell>
          <table:table-cell office:value-type="float" office:value="0.022191">
            <text:p>0.022191</text:p>
          </table:table-cell>
          <table:table-cell office:value-type="float" office:value="-0.149015">
            <text:p>-0.149015</text:p>
          </table:table-cell>
          <table:table-cell office:value-type="float" office:value="-0.0112491">
            <text:p>-0.0112491</text:p>
          </table:table-cell>
          <table:table-cell office:value-type="float" office:value="-0.0769249">
            <text:p>-0.0769249</text:p>
          </table:table-cell>
          <table:table-cell table:style-name="ce1" office:value-type="float" office:value="0.107804">
            <text:p>0.107804</text:p>
          </table:table-cell>
          <table:table-cell table:style-name="ce1" office:value-type="float" office:value="-0.00121868">
            <text:p>-0.00121868</text:p>
          </table:table-cell>
          <table:table-cell office:value-type="float" office:value="0.0346403">
            <text:p>0.0346403</text:p>
          </table:table-cell>
          <table:table-cell office:value-type="float" office:value="1.39168">
            <text:p>1.39168</text:p>
          </table:table-cell>
          <table:table-cell office:value-type="float" office:value="0.481638">
            <text:p>0.481638</text:p>
          </table:table-cell>
          <table:table-cell office:value-type="float" office:value="0.0177827">
            <text:p>0.0177827</text:p>
          </table:table-cell>
        </table:table-row>
        <table:table-row table:style-name="ro4">
          <table:table-cell office:value-type="float" office:value="11.9451">
            <text:p>11.9451</text:p>
          </table:table-cell>
          <table:table-cell office:value-type="float" office:value="0.0576235">
            <text:p>0.0576235</text:p>
          </table:table-cell>
          <table:table-cell office:value-type="float" office:value="-0.0838363">
            <text:p>-0.0838363</text:p>
          </table:table-cell>
          <table:table-cell office:value-type="float" office:value="0.671679">
            <text:p>0.671679</text:p>
          </table:table-cell>
          <table:table-cell office:value-type="float" office:value="0.0355333">
            <text:p>0.0355333</text:p>
          </table:table-cell>
          <table:table-cell office:value-type="float" office:value="-0.196574">
            <text:p>-0.196574</text:p>
          </table:table-cell>
          <table:table-cell office:value-type="float" office:value="-0.0171825">
            <text:p>-0.0171825</text:p>
          </table:table-cell>
          <table:table-cell office:value-type="float" office:value="-0.0967987">
            <text:p>-0.0967987</text:p>
          </table:table-cell>
          <table:table-cell office:value-type="float" office:value="0.0886316">
            <text:p>0.0886316</text:p>
          </table:table-cell>
          <table:table-cell office:value-type="float" office:value="0.0061275">
            <text:p>0.0061275</text:p>
          </table:table-cell>
          <table:table-cell office:value-type="float" office:value="0.0217447">
            <text:p>0.0217447</text:p>
          </table:table-cell>
          <table:table-cell office:value-type="float" office:value="-0.222254">
            <text:p>-0.222254</text:p>
          </table:table-cell>
          <table:table-cell office:value-type="float" office:value="-0.0395588">
            <text:p>-0.0395588</text:p>
          </table:table-cell>
          <table:table-cell office:value-type="float" office:value="0.0112362">
            <text:p>0.0112362</text:p>
          </table:table-cell>
          <table:table-cell table:number-columns-repeated="16"/>
          <table:table-cell office:value-type="float" office:value="15.451">
            <text:p>15.451</text:p>
          </table:table-cell>
          <table:table-cell office:value-type="float" office:value="-0.227339">
            <text:p>-0.227339</text:p>
          </table:table-cell>
          <table:table-cell office:value-type="float" office:value="-0.215239">
            <text:p>-0.215239</text:p>
          </table:table-cell>
          <table:table-cell office:value-type="float" office:value="0.896469">
            <text:p>0.896469</text:p>
          </table:table-cell>
          <table:table-cell office:value-type="float" office:value="0.0642797">
            <text:p>0.0642797</text:p>
          </table:table-cell>
          <table:table-cell office:value-type="float" office:value="-0.54975">
            <text:p>-0.54975</text:p>
          </table:table-cell>
          <table:table-cell office:value-type="float" office:value="-0.0291008">
            <text:p>-0.0291008</text:p>
          </table:table-cell>
          <table:table-cell office:value-type="float" office:value="-0.117221">
            <text:p>-0.117221</text:p>
          </table:table-cell>
          <table:table-cell office:value-type="float" office:value="-0.0642453">
            <text:p>-0.0642453</text:p>
          </table:table-cell>
          <table:table-cell office:value-type="float" office:value="-0.0336774">
            <text:p>-0.0336774</text:p>
          </table:table-cell>
          <table:table-cell office:value-type="float" office:value="0.00839272">
            <text:p>0.00839272</text:p>
          </table:table-cell>
          <table:table-cell office:value-type="float" office:value="0.145779">
            <text:p>0.145779</text:p>
          </table:table-cell>
          <table:table-cell office:value-type="float" office:value="0.0746457">
            <text:p>0.0746457</text:p>
          </table:table-cell>
          <table:table-cell office:value-type="float" office:value="-0.0244848">
            <text:p>-0.0244848</text:p>
          </table:table-cell>
          <table:table-cell/>
          <table:table-cell office:value-type="float" office:value="17.0449">
            <text:p>17.0449</text:p>
          </table:table-cell>
          <table:table-cell office:value-type="float" office:value="-0.185456">
            <text:p>-0.185456</text:p>
          </table:table-cell>
          <table:table-cell office:value-type="float" office:value="-0.124619">
            <text:p>-0.124619</text:p>
          </table:table-cell>
          <table:table-cell office:value-type="float" office:value="0.887136">
            <text:p>0.887136</text:p>
          </table:table-cell>
          <table:table-cell office:value-type="float" office:value="0.0650447">
            <text:p>0.0650447</text:p>
          </table:table-cell>
          <table:table-cell office:value-type="float" office:value="-0.538634">
            <text:p>-0.538634</text:p>
          </table:table-cell>
          <table:table-cell office:value-type="float" office:value="0.0930536">
            <text:p>0.0930536</text:p>
          </table:table-cell>
          <table:table-cell office:value-type="float" office:value="-0.11521">
            <text:p>-0.11521</text:p>
          </table:table-cell>
          <table:table-cell office:value-type="float" office:value="-0.0306465">
            <text:p>-0.0306465</text:p>
          </table:table-cell>
          <table:table-cell office:value-type="float" office:value="-0.0403231">
            <text:p>-0.0403231</text:p>
          </table:table-cell>
          <table:table-cell office:value-type="float" office:value="-0.0231034">
            <text:p>-0.0231034</text:p>
          </table:table-cell>
          <table:table-cell office:value-type="float" office:value="0.0560716">
            <text:p>0.0560716</text:p>
          </table:table-cell>
          <table:table-cell office:value-type="float" office:value="0.0417309">
            <text:p>0.0417309</text:p>
          </table:table-cell>
          <table:table-cell office:value-type="float" office:value="0.200573">
            <text:p>0.200573</text:p>
          </table:table-cell>
          <table:table-cell/>
          <table:table-cell office:value-type="float" office:value="11.851">
            <text:p>11.851</text:p>
          </table:table-cell>
          <table:table-cell office:value-type="float" office:value="0.094956">
            <text:p>0.094956</text:p>
          </table:table-cell>
          <table:table-cell office:value-type="float" office:value="-0.0977002">
            <text:p>-0.0977002</text:p>
          </table:table-cell>
          <table:table-cell office:value-type="float" office:value="0.691105">
            <text:p>0.691105</text:p>
          </table:table-cell>
          <table:table-cell office:value-type="float" office:value="0.0216971">
            <text:p>0.0216971</text:p>
          </table:table-cell>
          <table:table-cell office:value-type="float" office:value="-0.172127">
            <text:p>-0.172127</text:p>
          </table:table-cell>
          <table:table-cell office:value-type="float" office:value="-0.0210987">
            <text:p>-0.0210987</text:p>
          </table:table-cell>
          <table:table-cell office:value-type="float" office:value="-0.0750403">
            <text:p>-0.0750403</text:p>
          </table:table-cell>
          <table:table-cell office:value-type="float" office:value="0.204725">
            <text:p>0.204725</text:p>
          </table:table-cell>
          <table:table-cell office:value-type="float" office:value="0.032324">
            <text:p>0.032324</text:p>
          </table:table-cell>
          <table:table-cell office:value-type="float" office:value="0.0358787">
            <text:p>0.0358787</text:p>
          </table:table-cell>
          <table:table-cell office:value-type="float" office:value="-0.223249">
            <text:p>-0.223249</text:p>
          </table:table-cell>
          <table:table-cell office:value-type="float" office:value="-0.0492032">
            <text:p>-0.0492032</text:p>
          </table:table-cell>
          <table:table-cell office:value-type="float" office:value="-0.00711016">
            <text:p>-0.00711016</text:p>
          </table:table-cell>
        </table:table-row>
        <table:table-row table:style-name="ro4">
          <table:table-cell office:value-type="float" office:value="12.0779">
            <text:p>12.0779</text:p>
          </table:table-cell>
          <table:table-cell office:value-type="float" office:value="0.0654748">
            <text:p>0.0654748</text:p>
          </table:table-cell>
          <table:table-cell office:value-type="float" office:value="-0.0837204">
            <text:p>-0.0837204</text:p>
          </table:table-cell>
          <table:table-cell office:value-type="float" office:value="0.674765">
            <text:p>0.674765</text:p>
          </table:table-cell>
          <table:table-cell office:value-type="float" office:value="0.0342389">
            <text:p>0.0342389</text:p>
          </table:table-cell>
          <table:table-cell office:value-type="float" office:value="-0.182842">
            <text:p>-0.182842</text:p>
          </table:table-cell>
          <table:table-cell office:value-type="float" office:value="-0.0170072">
            <text:p>-0.0170072</text:p>
          </table:table-cell>
          <table:table-cell office:value-type="float" office:value="-0.094003">
            <text:p>-0.094003</text:p>
          </table:table-cell>
          <table:table-cell office:value-type="float" office:value="0.0591111">
            <text:p>0.0591111</text:p>
          </table:table-cell>
          <table:table-cell office:value-type="float" office:value="0.000873186">
            <text:p>0.000873186</text:p>
          </table:table-cell>
          <table:table-cell office:value-type="float" office:value="0.0232371">
            <text:p>0.0232371</text:p>
          </table:table-cell>
          <table:table-cell office:value-type="float" office:value="0.0383483">
            <text:p>0.0383483</text:p>
          </table:table-cell>
          <table:table-cell office:value-type="float" office:value="-0.0238223">
            <text:p>-0.0238223</text:p>
          </table:table-cell>
          <table:table-cell office:value-type="float" office:value="0.000249355">
            <text:p>0.000249355</text:p>
          </table:table-cell>
          <table:table-cell table:number-columns-repeated="16"/>
          <table:table-cell office:value-type="float" office:value="15.8184">
            <text:p>15.8184</text:p>
          </table:table-cell>
          <table:table-cell office:value-type="float" office:value="-0.231262">
            <text:p>-0.231262</text:p>
          </table:table-cell>
          <table:table-cell office:value-type="float" office:value="-0.217534">
            <text:p>-0.217534</text:p>
          </table:table-cell>
          <table:table-cell office:value-type="float" office:value="0.896247">
            <text:p>0.896247</text:p>
          </table:table-cell>
          <table:table-cell office:value-type="float" office:value="0.060218">
            <text:p>0.060218</text:p>
          </table:table-cell>
          <table:table-cell office:value-type="float" office:value="-0.554259">
            <text:p>-0.554259</text:p>
          </table:table-cell>
          <table:table-cell office:value-type="float" office:value="-0.0325511">
            <text:p>-0.0325511</text:p>
          </table:table-cell>
          <table:table-cell office:value-type="float" office:value="-0.115939">
            <text:p>-0.115939</text:p>
          </table:table-cell>
          <table:table-cell office:value-type="float" office:value="-0.0106756">
            <text:p>-0.0106756</text:p>
          </table:table-cell>
          <table:table-cell office:value-type="float" office:value="-0.00624724">
            <text:p>-0.00624724</text:p>
          </table:table-cell>
          <table:table-cell office:value-type="float" office:value="-0.000604746">
            <text:p>-0.000604746</text:p>
          </table:table-cell>
          <table:table-cell office:value-type="float" office:value="0.0428127">
            <text:p>0.0428127</text:p>
          </table:table-cell>
          <table:table-cell office:value-type="float" office:value="0.0078295">
            <text:p>0.0078295</text:p>
          </table:table-cell>
          <table:table-cell office:value-type="float" office:value="0.0194644">
            <text:p>0.0194644</text:p>
          </table:table-cell>
          <table:table-cell/>
          <table:table-cell office:value-type="float" office:value="17.2431">
            <text:p>17.2431</text:p>
          </table:table-cell>
          <table:table-cell office:value-type="float" office:value="-0.189327">
            <text:p>-0.189327</text:p>
          </table:table-cell>
          <table:table-cell office:value-type="float" office:value="-0.13097">
            <text:p>-0.13097</text:p>
          </table:table-cell>
          <table:table-cell office:value-type="float" office:value="0.890432">
            <text:p>0.890432</text:p>
          </table:table-cell>
          <table:table-cell office:value-type="float" office:value="0.063011">
            <text:p>0.063011</text:p>
          </table:table-cell>
          <table:table-cell office:value-type="float" office:value="-0.548327">
            <text:p>-0.548327</text:p>
          </table:table-cell>
          <table:table-cell office:value-type="float" office:value="0.0824491">
            <text:p>0.0824491</text:p>
          </table:table-cell>
          <table:table-cell office:value-type="float" office:value="-0.120343">
            <text:p>-0.120343</text:p>
          </table:table-cell>
          <table:table-cell office:value-type="float" office:value="-0.0195368">
            <text:p>-0.0195368</text:p>
          </table:table-cell>
          <table:table-cell office:value-type="float" office:value="-0.0320549">
            <text:p>-0.0320549</text:p>
          </table:table-cell>
          <table:table-cell office:value-type="float" office:value="0.0166368">
            <text:p>0.0166368</text:p>
          </table:table-cell>
          <table:table-cell office:value-type="float" office:value="-0.0614719">
            <text:p>-0.0614719</text:p>
          </table:table-cell>
          <table:table-cell office:value-type="float" office:value="-0.0445961">
            <text:p>-0.0445961</text:p>
          </table:table-cell>
          <table:table-cell office:value-type="float" office:value="-0.0101603">
            <text:p>-0.0101603</text:p>
          </table:table-cell>
          <table:table-cell/>
          <table:table-cell office:value-type="float" office:value="12.0842">
            <text:p>12.0842</text:p>
          </table:table-cell>
          <table:table-cell office:value-type="float" office:value="0.13056">
            <text:p>0.13056</text:p>
          </table:table-cell>
          <table:table-cell office:value-type="float" office:value="-0.0928378">
            <text:p>-0.0928378</text:p>
          </table:table-cell>
          <table:table-cell office:value-type="float" office:value="0.699086">
            <text:p>0.699086</text:p>
          </table:table-cell>
          <table:table-cell office:value-type="float" office:value="0.0201216">
            <text:p>0.0201216</text:p>
          </table:table-cell>
          <table:table-cell office:value-type="float" office:value="-0.13889">
            <text:p>-0.13889</text:p>
          </table:table-cell>
          <table:table-cell office:value-type="float" office:value="-0.0168418">
            <text:p>-0.0168418</text:p>
          </table:table-cell>
          <table:table-cell office:value-type="float" office:value="-0.0683251">
            <text:p>-0.0683251</text:p>
          </table:table-cell>
          <table:table-cell office:value-type="float" office:value="0.152657">
            <text:p>0.152657</text:p>
          </table:table-cell>
          <table:table-cell office:value-type="float" office:value="0.0208484">
            <text:p>0.0208484</text:p>
          </table:table-cell>
          <table:table-cell office:value-type="float" office:value="0.0342204">
            <text:p>0.0342204</text:p>
          </table:table-cell>
          <table:table-cell office:value-type="float" office:value="-0.140448">
            <text:p>-0.140448</text:p>
          </table:table-cell>
          <table:table-cell office:value-type="float" office:value="-0.0372585">
            <text:p>-0.0372585</text:p>
          </table:table-cell>
          <table:table-cell office:value-type="float" office:value="-0.0445847">
            <text:p>-0.0445847</text:p>
          </table:table-cell>
        </table:table-row>
        <table:table-row table:style-name="ro4">
          <table:table-cell office:value-type="float" office:value="12.2148">
            <text:p>12.2148</text:p>
          </table:table-cell>
          <table:table-cell office:value-type="float" office:value="0.0742839">
            <text:p>0.0742839</text:p>
          </table:table-cell>
          <table:table-cell office:value-type="float" office:value="-0.0840471">
            <text:p>-0.0840471</text:p>
          </table:table-cell>
          <table:table-cell office:value-type="float" office:value="0.677951">
            <text:p>0.677951</text:p>
          </table:table-cell>
          <table:table-cell office:value-type="float" office:value="0.0329543">
            <text:p>0.0329543</text:p>
          </table:table-cell>
          <table:table-cell office:value-type="float" office:value="-0.174942">
            <text:p>-0.174942</text:p>
          </table:table-cell>
          <table:table-cell office:value-type="float" office:value="-0.0169399">
            <text:p>-0.0169399</text:p>
          </table:table-cell>
          <table:table-cell office:value-type="float" office:value="-0.0899985">
            <text:p>-0.0899985</text:p>
          </table:table-cell>
          <table:table-cell office:value-type="float" office:value="0.0643599">
            <text:p>0.0643599</text:p>
          </table:table-cell>
          <table:table-cell office:value-type="float" office:value="-0.00238743">
            <text:p>-0.00238743</text:p>
          </table:table-cell>
          <table:table-cell office:value-type="float" office:value="0.0232712">
            <text:p>0.0232712</text:p>
          </table:table-cell>
          <table:table-cell office:value-type="float" office:value="-0.00137517">
            <text:p>-0.00137517</text:p>
          </table:table-cell>
          <table:table-cell office:value-type="float" office:value="-0.0033438">
            <text:p>-0.0033438</text:p>
          </table:table-cell>
          <table:table-cell office:value-type="float" office:value="0.026873">
            <text:p>0.026873</text:p>
          </table:table-cell>
          <table:table-cell table:number-columns-repeated="16"/>
          <table:table-cell office:value-type="float" office:value="16.0297">
            <text:p>16.0297</text:p>
          </table:table-cell>
          <table:table-cell office:value-type="float" office:value="-0.231607">
            <text:p>-0.231607</text:p>
          </table:table-cell>
          <table:table-cell office:value-type="float" office:value="-0.218505">
            <text:p>-0.218505</text:p>
          </table:table-cell>
          <table:table-cell office:value-type="float" office:value="0.896988">
            <text:p>0.896988</text:p>
          </table:table-cell>
          <table:table-cell office:value-type="float" office:value="0.0580004">
            <text:p>0.0580004</text:p>
          </table:table-cell>
          <table:table-cell office:value-type="float" office:value="-0.556188">
            <text:p>-0.556188</text:p>
          </table:table-cell>
          <table:table-cell office:value-type="float" office:value="-0.033143">
            <text:p>-0.033143</text:p>
          </table:table-cell>
          <table:table-cell office:value-type="float" office:value="-0.115886">
            <text:p>-0.115886</text:p>
          </table:table-cell>
          <table:table-cell office:value-type="float" office:value="-0.00163215">
            <text:p>-0.00163215</text:p>
          </table:table-cell>
          <table:table-cell office:value-type="float" office:value="-0.00459339">
            <text:p>-0.00459339</text:p>
          </table:table-cell>
          <table:table-cell office:value-type="float" office:value="0.00350678">
            <text:p>0.00350678</text:p>
          </table:table-cell>
          <table:table-cell office:value-type="float" office:value="-0.0029327">
            <text:p>-0.0029327</text:p>
          </table:table-cell>
          <table:table-cell office:value-type="float" office:value="0.0137854">
            <text:p>0.0137854</text:p>
          </table:table-cell>
          <table:table-cell office:value-type="float" office:value="-0.00120212">
            <text:p>-0.00120212</text:p>
          </table:table-cell>
          <table:table-cell/>
          <table:table-cell office:value-type="float" office:value="17.743">
            <text:p>17.743</text:p>
          </table:table-cell>
          <table:table-cell office:value-type="float" office:value="-0.214456">
            <text:p>-0.214456</text:p>
          </table:table-cell>
          <table:table-cell office:value-type="float" office:value="-0.15814">
            <text:p>-0.15814</text:p>
          </table:table-cell>
          <table:table-cell office:value-type="float" office:value="0.89621">
            <text:p>0.89621</text:p>
          </table:table-cell>
          <table:table-cell office:value-type="float" office:value="0.0581579">
            <text:p>0.0581579</text:p>
          </table:table-cell>
          <table:table-cell office:value-type="float" office:value="-0.571964">
            <text:p>-0.571964</text:p>
          </table:table-cell>
          <table:table-cell office:value-type="float" office:value="0.0533712">
            <text:p>0.0533712</text:p>
          </table:table-cell>
          <table:table-cell office:value-type="float" office:value="-0.113926">
            <text:p>-0.113926</text:p>
          </table:table-cell>
          <table:table-cell office:value-type="float" office:value="-0.0502677">
            <text:p>-0.0502677</text:p>
          </table:table-cell>
          <table:table-cell office:value-type="float" office:value="-0.0543492">
            <text:p>-0.0543492</text:p>
          </table:table-cell>
          <table:table-cell office:value-type="float" office:value="0.0115575">
            <text:p>0.0115575</text:p>
          </table:table-cell>
          <table:table-cell office:value-type="float" office:value="0.0149455">
            <text:p>0.0149455</text:p>
          </table:table-cell>
          <table:table-cell office:value-type="float" office:value="-0.0417053">
            <text:p>-0.0417053</text:p>
          </table:table-cell>
          <table:table-cell office:value-type="float" office:value="0.00376874">
            <text:p>0.00376874</text:p>
          </table:table-cell>
          <table:table-cell/>
          <table:table-cell office:value-type="float" office:value="12.5248">
            <text:p>12.5248</text:p>
          </table:table-cell>
          <table:table-cell office:value-type="float" office:value="0.170556">
            <text:p>0.170556</text:p>
          </table:table-cell>
          <table:table-cell office:value-type="float" office:value="-0.0908849">
            <text:p>-0.0908849</text:p>
          </table:table-cell>
          <table:table-cell office:value-type="float" office:value="0.705509">
            <text:p>0.705509</text:p>
          </table:table-cell>
          <table:table-cell office:value-type="float" office:value="0.0174507">
            <text:p>0.0174507</text:p>
          </table:table-cell>
          <table:table-cell office:value-type="float" office:value="-0.0723323">
            <text:p>-0.0723323</text:p>
          </table:table-cell>
          <table:table-cell office:value-type="float" office:value="-0.00527554">
            <text:p>-0.00527554</text:p>
          </table:table-cell>
          <table:table-cell office:value-type="float" office:value="-0.0610032">
            <text:p>-0.0610032</text:p>
          </table:table-cell>
          <table:table-cell office:value-type="float" office:value="0.090776">
            <text:p>0.090776</text:p>
          </table:table-cell>
          <table:table-cell office:value-type="float" office:value="0.0044323">
            <text:p>0.0044323</text:p>
          </table:table-cell>
          <table:table-cell office:value-type="float" office:value="0.0145763">
            <text:p>0.0145763</text:p>
          </table:table-cell>
          <table:table-cell office:value-type="float" office:value="0.990051">
            <text:p>0.990051</text:p>
          </table:table-cell>
          <table:table-cell office:value-type="float" office:value="0.346849">
            <text:p>0.346849</text:p>
          </table:table-cell>
          <table:table-cell office:value-type="float" office:value="0.0516051">
            <text:p>0.0516051</text:p>
          </table:table-cell>
        </table:table-row>
        <table:table-row table:style-name="ro4">
          <table:table-cell office:value-type="float" office:value="12.4446">
            <text:p>12.4446</text:p>
          </table:table-cell>
          <table:table-cell office:value-type="float" office:value="0.0889986">
            <text:p>0.0889986</text:p>
          </table:table-cell>
          <table:table-cell office:value-type="float" office:value="-0.0847722">
            <text:p>-0.0847722</text:p>
          </table:table-cell>
          <table:table-cell office:value-type="float" office:value="0.684716">
            <text:p>0.684716</text:p>
          </table:table-cell>
          <table:table-cell office:value-type="float" office:value="0.0309054">
            <text:p>0.0309054</text:p>
          </table:table-cell>
          <table:table-cell office:value-type="float" office:value="-0.161014">
            <text:p>-0.161014</text:p>
          </table:table-cell>
          <table:table-cell office:value-type="float" office:value="-0.0176807">
            <text:p>-0.0176807</text:p>
          </table:table-cell>
          <table:table-cell office:value-type="float" office:value="-0.0828652">
            <text:p>-0.0828652</text:p>
          </table:table-cell>
          <table:table-cell office:value-type="float" office:value="0.0640439">
            <text:p>0.0640439</text:p>
          </table:table-cell>
          <table:table-cell office:value-type="float" office:value="-0.0031557">
            <text:p>-0.0031557</text:p>
          </table:table-cell>
          <table:table-cell office:value-type="float" office:value="0.0294456">
            <text:p>0.0294456</text:p>
          </table:table-cell>
          <table:table-cell office:value-type="float" office:value="-0.0210302">
            <text:p>-0.0210302</text:p>
          </table:table-cell>
          <table:table-cell office:value-type="float" office:value="-0.00224442">
            <text:p>-0.00224442</text:p>
          </table:table-cell>
          <table:table-cell office:value-type="float" office:value="0.0242565">
            <text:p>0.0242565</text:p>
          </table:table-cell>
          <table:table-cell table:number-columns-repeated="16"/>
          <table:table-cell office:value-type="float" office:value="16.182">
            <text:p>16.182</text:p>
          </table:table-cell>
          <table:table-cell office:value-type="float" office:value="-0.231924">
            <text:p>-0.231924</text:p>
          </table:table-cell>
          <table:table-cell office:value-type="float" office:value="-0.218884">
            <text:p>-0.218884</text:p>
          </table:table-cell>
          <table:table-cell office:value-type="float" office:value="0.897494">
            <text:p>0.897494</text:p>
          </table:table-cell>
          <table:table-cell office:value-type="float" office:value="0.0564525">
            <text:p>0.0564525</text:p>
          </table:table-cell>
          <table:table-cell office:value-type="float" office:value="-0.557461">
            <text:p>-0.557461</text:p>
          </table:table-cell>
          <table:table-cell office:value-type="float" office:value="-0.0335117">
            <text:p>-0.0335117</text:p>
          </table:table-cell>
          <table:table-cell office:value-type="float" office:value="-0.117027">
            <text:p>-0.117027</text:p>
          </table:table-cell>
          <table:table-cell office:value-type="float" office:value="-0.00207877">
            <text:p>-0.00207877</text:p>
          </table:table-cell>
          <table:table-cell office:value-type="float" office:value="-0.00249399">
            <text:p>-0.00249399</text:p>
          </table:table-cell>
          <table:table-cell office:value-type="float" office:value="0.00332371">
            <text:p>0.00332371</text:p>
          </table:table-cell>
          <table:table-cell office:value-type="float" office:value="-0.0203219">
            <text:p>-0.0203219</text:p>
          </table:table-cell>
          <table:table-cell office:value-type="float" office:value="0.011434">
            <text:p>0.011434</text:p>
          </table:table-cell>
          <table:table-cell office:value-type="float" office:value="-0.0328633">
            <text:p>-0.0328633</text:p>
          </table:table-cell>
          <table:table-cell/>
          <table:table-cell office:value-type="float" office:value="18.1431">
            <text:p>18.1431</text:p>
          </table:table-cell>
          <table:table-cell office:value-type="float" office:value="-0.232176">
            <text:p>-0.232176</text:p>
          </table:table-cell>
          <table:table-cell office:value-type="float" office:value="-0.186563">
            <text:p>-0.186563</text:p>
          </table:table-cell>
          <table:table-cell office:value-type="float" office:value="0.901438">
            <text:p>0.901438</text:p>
          </table:table-cell>
          <table:table-cell office:value-type="float" office:value="0.0545443">
            <text:p>0.0545443</text:p>
          </table:table-cell>
          <table:table-cell office:value-type="float" office:value="-0.586263">
            <text:p>-0.586263</text:p>
          </table:table-cell>
          <table:table-cell office:value-type="float" office:value="0.0375501">
            <text:p>0.0375501</text:p>
          </table:table-cell>
          <table:table-cell office:value-type="float" office:value="-0.110804">
            <text:p>-0.110804</text:p>
          </table:table-cell>
          <table:table-cell office:value-type="float" office:value="-0.0442878">
            <text:p>-0.0442878</text:p>
          </table:table-cell>
          <table:table-cell office:value-type="float" office:value="-0.0710361">
            <text:p>-0.0710361</text:p>
          </table:table-cell>
          <table:table-cell office:value-type="float" office:value="0.0130654">
            <text:p>0.0130654</text:p>
          </table:table-cell>
          <table:table-cell office:value-type="float" office:value="0.0671191">
            <text:p>0.0671191</text:p>
          </table:table-cell>
          <table:table-cell office:value-type="float" office:value="0.204656">
            <text:p>0.204656</text:p>
          </table:table-cell>
          <table:table-cell office:value-type="float" office:value="-0.0390243">
            <text:p>-0.0390243</text:p>
          </table:table-cell>
          <table:table-cell/>
          <table:table-cell office:value-type="float" office:value="12.6164">
            <text:p>12.6164</text:p>
          </table:table-cell>
          <table:table-cell office:value-type="float" office:value="0.187187">
            <text:p>0.187187</text:p>
          </table:table-cell>
          <table:table-cell office:value-type="float" office:value="-0.0875664">
            <text:p>-0.0875664</text:p>
          </table:table-cell>
          <table:table-cell office:value-type="float" office:value="0.707278">
            <text:p>0.707278</text:p>
          </table:table-cell>
          <table:table-cell office:value-type="float" office:value="0.0169414">
            <text:p>0.0169414</text:p>
          </table:table-cell>
          <table:table-cell office:value-type="float" office:value="-0.10704">
            <text:p>-0.10704</text:p>
          </table:table-cell>
          <table:table-cell office:value-type="float" office:value="-0.023406">
            <text:p>-0.023406</text:p>
          </table:table-cell>
          <table:table-cell office:value-type="float" office:value="-0.0555688">
            <text:p>-0.0555688</text:p>
          </table:table-cell>
          <table:table-cell office:value-type="float" office:value="0.181498">
            <text:p>0.181498</text:p>
          </table:table-cell>
          <table:table-cell office:value-type="float" office:value="0.0362155">
            <text:p>0.0362155</text:p>
          </table:table-cell>
          <table:table-cell table:style-name="ce1" office:value-type="float" office:value="0.0193051">
            <text:p>0.0193051</text:p>
          </table:table-cell>
          <table:table-cell office:value-type="float" office:value="-1.09563">
            <text:p>-1.09563</text:p>
          </table:table-cell>
          <table:table-cell office:value-type="float" office:value="-0.506563">
            <text:p>-0.506563</text:p>
          </table:table-cell>
          <table:table-cell office:value-type="float" office:value="0.165962">
            <text:p>0.165962</text:p>
          </table:table-cell>
        </table:table-row>
        <table:table-row table:style-name="ro4">
          <table:table-cell office:value-type="float" office:value="12.7127">
            <text:p>12.7127</text:p>
          </table:table-cell>
          <table:table-cell office:value-type="float" office:value="0.10466">
            <text:p>0.10466</text:p>
          </table:table-cell>
          <table:table-cell office:value-type="float" office:value="-0.0857798">
            <text:p>-0.0857798</text:p>
          </table:table-cell>
          <table:table-cell office:value-type="float" office:value="0.694356">
            <text:p>0.694356</text:p>
          </table:table-cell>
          <table:table-cell office:value-type="float" office:value="0.0286746">
            <text:p>0.0286746</text:p>
          </table:table-cell>
          <table:table-cell office:value-type="float" office:value="-0.142424">
            <text:p>-0.142424</text:p>
          </table:table-cell>
          <table:table-cell office:value-type="float" office:value="-0.0176726">
            <text:p>-0.0176726</text:p>
          </table:table-cell>
          <table:table-cell office:value-type="float" office:value="-0.0753542">
            <text:p>-0.0753542</text:p>
          </table:table-cell>
          <table:table-cell office:value-type="float" office:value="0.0584046">
            <text:p>0.0584046</text:p>
          </table:table-cell>
          <table:table-cell office:value-type="float" office:value="-0.00375755">
            <text:p>-0.00375755</text:p>
          </table:table-cell>
          <table:table-cell office:value-type="float" office:value="0.03595">
            <text:p>0.03595</text:p>
          </table:table-cell>
          <table:table-cell office:value-type="float" office:value="0.0867726">
            <text:p>0.0867726</text:p>
          </table:table-cell>
          <table:table-cell office:value-type="float" office:value="0.0296437">
            <text:p>0.0296437</text:p>
          </table:table-cell>
          <table:table-cell office:value-type="float" office:value="-0.0547372">
            <text:p>-0.0547372</text:p>
          </table:table-cell>
          <table:table-cell table:number-columns-repeated="16"/>
          <table:table-cell office:value-type="float" office:value="16.4525">
            <text:p>16.4525</text:p>
          </table:table-cell>
          <table:table-cell office:value-type="float" office:value="-0.233974">
            <text:p>-0.233974</text:p>
          </table:table-cell>
          <table:table-cell office:value-type="float" office:value="-0.218722">
            <text:p>-0.218722</text:p>
          </table:table-cell>
          <table:table-cell office:value-type="float" office:value="0.895988">
            <text:p>0.895988</text:p>
          </table:table-cell>
          <table:table-cell office:value-type="float" office:value="0.0538038">
            <text:p>0.0538038</text:p>
          </table:table-cell>
          <table:table-cell office:value-type="float" office:value="-0.551658">
            <text:p>-0.551658</text:p>
          </table:table-cell>
          <table:table-cell office:value-type="float" office:value="-0.0360358">
            <text:p>-0.0360358</text:p>
          </table:table-cell>
          <table:table-cell office:value-type="float" office:value="-0.116024">
            <text:p>-0.116024</text:p>
          </table:table-cell>
          <table:table-cell office:value-type="float" office:value="-0.00757672">
            <text:p>-0.00757672</text:p>
          </table:table-cell>
          <table:table-cell office:value-type="float" office:value="0.000599403">
            <text:p>0.000599403</text:p>
          </table:table-cell>
          <table:table-cell office:value-type="float" office:value="-0.00556722">
            <text:p>-0.00556722</text:p>
          </table:table-cell>
          <table:table-cell office:value-type="float" office:value="0.141106">
            <text:p>0.141106</text:p>
          </table:table-cell>
          <table:table-cell office:value-type="float" office:value="-0.0439042">
            <text:p>-0.0439042</text:p>
          </table:table-cell>
          <table:table-cell office:value-type="float" office:value="0.0304839">
            <text:p>0.0304839</text:p>
          </table:table-cell>
          <table:table-cell/>
          <table:table-cell office:value-type="float" office:value="18.3128">
            <text:p>18.3128</text:p>
          </table:table-cell>
          <table:table-cell office:value-type="float" office:value="-0.23776">
            <text:p>-0.23776</text:p>
          </table:table-cell>
          <table:table-cell office:value-type="float" office:value="-0.192724">
            <text:p>-0.192724</text:p>
          </table:table-cell>
          <table:table-cell office:value-type="float" office:value="0.902531">
            <text:p>0.902531</text:p>
          </table:table-cell>
          <table:table-cell office:value-type="float" office:value="0.0530802">
            <text:p>0.0530802</text:p>
          </table:table-cell>
          <table:table-cell office:value-type="float" office:value="-0.590308">
            <text:p>-0.590308</text:p>
          </table:table-cell>
          <table:table-cell office:value-type="float" office:value="0.0233904">
            <text:p>0.0233904</text:p>
          </table:table-cell>
          <table:table-cell office:value-type="float" office:value="-0.109111">
            <text:p>-0.109111</text:p>
          </table:table-cell>
          <table:table-cell office:value-type="float" office:value="-0.0328962">
            <text:p>-0.0328962</text:p>
          </table:table-cell>
          <table:table-cell office:value-type="float" office:value="-0.0363011">
            <text:p>-0.0363011</text:p>
          </table:table-cell>
          <table:table-cell office:value-type="float" office:value="0.00644204">
            <text:p>0.00644204</text:p>
          </table:table-cell>
          <table:table-cell office:value-type="float" office:value="0.0769432">
            <text:p>0.0769432</text:p>
          </table:table-cell>
          <table:table-cell office:value-type="float" office:value="0.0117673">
            <text:p>0.0117673</text:p>
          </table:table-cell>
          <table:table-cell office:value-type="float" office:value="-0.0198254">
            <text:p>-0.0198254</text:p>
          </table:table-cell>
          <table:table-cell/>
          <table:table-cell office:value-type="float" office:value="12.6866">
            <text:p>12.6866</text:p>
          </table:table-cell>
          <table:table-cell office:value-type="float" office:value="0.194529">
            <text:p>0.194529</text:p>
          </table:table-cell>
          <table:table-cell office:value-type="float" office:value="-0.0875203">
            <text:p>-0.0875203</text:p>
          </table:table-cell>
          <table:table-cell office:value-type="float" office:value="0.709451">
            <text:p>0.709451</text:p>
          </table:table-cell>
          <table:table-cell office:value-type="float" office:value="0.0165613">
            <text:p>0.0165613</text:p>
          </table:table-cell>
          <table:table-cell office:value-type="float" office:value="-0.0738873">
            <text:p>-0.0738873</text:p>
          </table:table-cell>
          <table:table-cell office:value-type="float" office:value="-0.0063214">
            <text:p>-0.0063214</text:p>
          </table:table-cell>
          <table:table-cell office:value-type="float" office:value="-0.0546539">
            <text:p>-0.0546539</text:p>
          </table:table-cell>
          <table:table-cell office:value-type="float" office:value="0.104589">
            <text:p>0.104589</text:p>
          </table:table-cell>
          <table:table-cell office:value-type="float" office:value="0.000656651">
            <text:p>0.000656651</text:p>
          </table:table-cell>
          <table:table-cell office:value-type="float" office:value="0.030955">
            <text:p>0.030955</text:p>
          </table:table-cell>
          <table:table-cell office:value-type="float" office:value="0.0521679">
            <text:p>0.0521679</text:p>
          </table:table-cell>
          <table:table-cell office:value-type="float" office:value="0.202321">
            <text:p>0.202321</text:p>
          </table:table-cell>
          <table:table-cell office:value-type="float" office:value="0.0856651">
            <text:p>0.0856651</text:p>
          </table:table-cell>
        </table:table-row>
        <table:table-row table:style-name="ro4">
          <table:table-cell office:value-type="float" office:value="12.9135">
            <text:p>12.9135</text:p>
          </table:table-cell>
          <table:table-cell office:value-type="float" office:value="0.119881">
            <text:p>0.119881</text:p>
          </table:table-cell>
          <table:table-cell office:value-type="float" office:value="-0.0853395">
            <text:p>-0.0853395</text:p>
          </table:table-cell>
          <table:table-cell office:value-type="float" office:value="0.699367">
            <text:p>0.699367</text:p>
          </table:table-cell>
          <table:table-cell office:value-type="float" office:value="0.0271107">
            <text:p>0.0271107</text:p>
          </table:table-cell>
          <table:table-cell office:value-type="float" office:value="-0.133525">
            <text:p>-0.133525</text:p>
          </table:table-cell>
          <table:table-cell office:value-type="float" office:value="-0.0168851">
            <text:p>-0.0168851</text:p>
          </table:table-cell>
          <table:table-cell office:value-type="float" office:value="-0.0708614">
            <text:p>-0.0708614</text:p>
          </table:table-cell>
          <table:table-cell office:value-type="float" office:value="0.0758236">
            <text:p>0.0758236</text:p>
          </table:table-cell>
          <table:table-cell office:value-type="float" office:value="0.00219322">
            <text:p>0.00219322</text:p>
          </table:table-cell>
          <table:table-cell office:value-type="float" office:value="0.0249619">
            <text:p>0.0249619</text:p>
          </table:table-cell>
          <table:table-cell office:value-type="float" office:value="-0.149695">
            <text:p>-0.149695</text:p>
          </table:table-cell>
          <table:table-cell office:value-type="float" office:value="0.0236454">
            <text:p>0.0236454</text:p>
          </table:table-cell>
          <table:table-cell office:value-type="float" office:value="-0.0383721">
            <text:p>-0.0383721</text:p>
          </table:table-cell>
          <table:table-cell table:number-columns-repeated="16"/>
          <table:table-cell office:value-type="float" office:value="16.618">
            <text:p>16.618</text:p>
          </table:table-cell>
          <table:table-cell office:value-type="float" office:value="-0.231363">
            <text:p>-0.231363</text:p>
          </table:table-cell>
          <table:table-cell office:value-type="float" office:value="-0.219826">
            <text:p>-0.219826</text:p>
          </table:table-cell>
          <table:table-cell office:value-type="float" office:value="0.895901">
            <text:p>0.895901</text:p>
          </table:table-cell>
          <table:table-cell office:value-type="float" office:value="0.0522451">
            <text:p>0.0522451</text:p>
          </table:table-cell>
          <table:table-cell office:value-type="float" office:value="-0.55534">
            <text:p>-0.55534</text:p>
          </table:table-cell>
          <table:table-cell office:value-type="float" office:value="-0.0354793">
            <text:p>-0.0354793</text:p>
          </table:table-cell>
          <table:table-cell office:value-type="float" office:value="-0.117113">
            <text:p>-0.117113</text:p>
          </table:table-cell>
          <table:table-cell office:value-type="float" office:value="0.015776">
            <text:p>0.015776</text:p>
          </table:table-cell>
          <table:table-cell office:value-type="float" office:value="-0.00666665">
            <text:p>-0.00666665</text:p>
          </table:table-cell>
          <table:table-cell office:value-type="float" office:value="-0.000522192">
            <text:p>-0.000522192</text:p>
          </table:table-cell>
          <table:table-cell office:value-type="float" office:value="-0.0202661">
            <text:p>-0.0202661</text:p>
          </table:table-cell>
          <table:table-cell office:value-type="float" office:value="0.00170183">
            <text:p>0.00170183</text:p>
          </table:table-cell>
          <table:table-cell office:value-type="float" office:value="0.00221022">
            <text:p>0.00221022</text:p>
          </table:table-cell>
          <table:table-cell/>
          <table:table-cell office:value-type="float" office:value="18.5431">
            <text:p>18.5431</text:p>
          </table:table-cell>
          <table:table-cell office:value-type="float" office:value="-0.241255">
            <text:p>-0.241255</text:p>
          </table:table-cell>
          <table:table-cell office:value-type="float" office:value="-0.20046">
            <text:p>-0.20046</text:p>
          </table:table-cell>
          <table:table-cell office:value-type="float" office:value="0.902963">
            <text:p>0.902963</text:p>
          </table:table-cell>
          <table:table-cell office:value-type="float" office:value="0.0511561">
            <text:p>0.0511561</text:p>
          </table:table-cell>
          <table:table-cell office:value-type="float" office:value="-0.597021">
            <text:p>-0.597021</text:p>
          </table:table-cell>
          <table:table-cell office:value-type="float" office:value="0.0145072">
            <text:p>0.0145072</text:p>
          </table:table-cell>
          <table:table-cell office:value-type="float" office:value="-0.107736">
            <text:p>-0.107736</text:p>
          </table:table-cell>
          <table:table-cell office:value-type="float" office:value="-0.015176">
            <text:p>-0.015176</text:p>
          </table:table-cell>
          <table:table-cell office:value-type="float" office:value="-0.0335911">
            <text:p>-0.0335911</text:p>
          </table:table-cell>
          <table:table-cell office:value-type="float" office:value="0.00187622">
            <text:p>0.00187622</text:p>
          </table:table-cell>
          <table:table-cell office:value-type="float" office:value="-0.0056275">
            <text:p>-0.0056275</text:p>
          </table:table-cell>
          <table:table-cell office:value-type="float" office:value="-0.0118682">
            <text:p>-0.0118682</text:p>
          </table:table-cell>
          <table:table-cell office:value-type="float" office:value="0.00166754">
            <text:p>0.00166754</text:p>
          </table:table-cell>
          <table:table-cell/>
          <table:table-cell office:value-type="float" office:value="12.8172">
            <text:p>12.8172</text:p>
          </table:table-cell>
          <table:table-cell office:value-type="float" office:value="0.20907">
            <text:p>0.20907</text:p>
          </table:table-cell>
          <table:table-cell office:value-type="float" office:value="-0.0839876">
            <text:p>-0.0839876</text:p>
          </table:table-cell>
          <table:table-cell office:value-type="float" office:value="0.714951">
            <text:p>0.714951</text:p>
          </table:table-cell>
          <table:table-cell office:value-type="float" office:value="0.0158771">
            <text:p>0.0158771</text:p>
          </table:table-cell>
          <table:table-cell office:value-type="float" office:value="-0.0633874">
            <text:p>-0.0633874</text:p>
          </table:table-cell>
          <table:table-cell office:value-type="float" office:value="-0.00844614">
            <text:p>-0.00844614</text:p>
          </table:table-cell>
          <table:table-cell office:value-type="float" office:value="-0.0496548">
            <text:p>-0.0496548</text:p>
          </table:table-cell>
          <table:table-cell office:value-type="float" office:value="0.111398">
            <text:p>0.111398</text:p>
          </table:table-cell>
          <table:table-cell office:value-type="float" office:value="0.0270648">
            <text:p>0.0270648</text:p>
          </table:table-cell>
          <table:table-cell office:value-type="float" office:value="0.0421366">
            <text:p>0.0421366</text:p>
          </table:table-cell>
          <table:table-cell office:value-type="float" office:value="-0.109953">
            <text:p>-0.109953</text:p>
          </table:table-cell>
          <table:table-cell office:value-type="float" office:value="-0.0803412">
            <text:p>-0.0803412</text:p>
          </table:table-cell>
          <table:table-cell office:value-type="float" office:value="0.0337497">
            <text:p>0.0337497</text:p>
          </table:table-cell>
        </table:table-row>
        <table:table-row table:style-name="ro4">
          <table:table-cell office:value-type="float" office:value="13.1131">
            <text:p>13.1131</text:p>
          </table:table-cell>
          <table:table-cell office:value-type="float" office:value="0.129052">
            <text:p>0.129052</text:p>
          </table:table-cell>
          <table:table-cell office:value-type="float" office:value="-0.0839595">
            <text:p>-0.0839595</text:p>
          </table:table-cell>
          <table:table-cell office:value-type="float" office:value="0.702821">
            <text:p>0.702821</text:p>
          </table:table-cell>
          <table:table-cell office:value-type="float" office:value="0.0256401">
            <text:p>0.0256401</text:p>
          </table:table-cell>
          <table:table-cell office:value-type="float" office:value="-0.105393">
            <text:p>-0.105393</text:p>
          </table:table-cell>
          <table:table-cell office:value-type="float" office:value="-0.0139627">
            <text:p>-0.0139627</text:p>
          </table:table-cell>
          <table:table-cell office:value-type="float" office:value="-0.0626789">
            <text:p>-0.0626789</text:p>
          </table:table-cell>
          <table:table-cell office:value-type="float" office:value="0.0459419">
            <text:p>0.0459419</text:p>
          </table:table-cell>
          <table:table-cell office:value-type="float" office:value="0.00691325">
            <text:p>0.00691325</text:p>
          </table:table-cell>
          <table:table-cell office:value-type="float" office:value="0.0173022">
            <text:p>0.0173022</text:p>
          </table:table-cell>
          <table:table-cell office:value-type="float" office:value="0.508943">
            <text:p>0.508943</text:p>
          </table:table-cell>
          <table:table-cell office:value-type="float" office:value="0.0572604">
            <text:p>0.0572604</text:p>
          </table:table-cell>
          <table:table-cell office:value-type="float" office:value="0.127987">
            <text:p>0.127987</text:p>
          </table:table-cell>
          <table:table-cell table:number-columns-repeated="16"/>
          <table:table-cell office:value-type="float" office:value="17.3502">
            <text:p>17.3502</text:p>
          </table:table-cell>
          <table:table-cell office:value-type="float" office:value="-0.230676">
            <text:p>-0.230676</text:p>
          </table:table-cell>
          <table:table-cell office:value-type="float" office:value="-0.223794">
            <text:p>-0.223794</text:p>
          </table:table-cell>
          <table:table-cell office:value-type="float" office:value="0.896704">
            <text:p>0.896704</text:p>
          </table:table-cell>
          <table:table-cell office:value-type="float" office:value="0.0458739">
            <text:p>0.0458739</text:p>
          </table:table-cell>
          <table:table-cell office:value-type="float" office:value="-0.555453">
            <text:p>-0.555453</text:p>
          </table:table-cell>
          <table:table-cell office:value-type="float" office:value="-0.0412023">
            <text:p>-0.0412023</text:p>
          </table:table-cell>
          <table:table-cell office:value-type="float" office:value="-0.118038">
            <text:p>-0.118038</text:p>
          </table:table-cell>
          <table:table-cell office:value-type="float" office:value="0.000938091">
            <text:p>0.000938091</text:p>
          </table:table-cell>
          <table:table-cell office:value-type="float" office:value="-0.00542064">
            <text:p>-0.00542064</text:p>
          </table:table-cell>
          <table:table-cell office:value-type="float" office:value="0.00109604">
            <text:p>0.00109604</text:p>
          </table:table-cell>
          <table:table-cell office:value-type="float" office:value="-0.00892002">
            <text:p>-0.00892002</text:p>
          </table:table-cell>
          <table:table-cell office:value-type="float" office:value="-0.029936">
            <text:p>-0.029936</text:p>
          </table:table-cell>
          <table:table-cell office:value-type="float" office:value="-0.0347979">
            <text:p>-0.0347979</text:p>
          </table:table-cell>
          <table:table-cell/>
          <table:table-cell office:value-type="float" office:value="18.8428">
            <text:p>18.8428</text:p>
          </table:table-cell>
          <table:table-cell office:value-type="float" office:value="-0.246308">
            <text:p>-0.246308</text:p>
          </table:table-cell>
          <table:table-cell office:value-type="float" office:value="-0.211593">
            <text:p>-0.211593</text:p>
          </table:table-cell>
          <table:table-cell office:value-type="float" office:value="0.903675">
            <text:p>0.903675</text:p>
          </table:table-cell>
          <table:table-cell office:value-type="float" office:value="0.0487563">
            <text:p>0.0487563</text:p>
          </table:table-cell>
          <table:table-cell office:value-type="float" office:value="-0.636111">
            <text:p>-0.636111</text:p>
          </table:table-cell>
          <table:table-cell office:value-type="float" office:value="0.0203104">
            <text:p>0.0203104</text:p>
          </table:table-cell>
          <table:table-cell office:value-type="float" office:value="-0.101875">
            <text:p>-0.101875</text:p>
          </table:table-cell>
          <table:table-cell office:value-type="float" office:value="-0.0168625">
            <text:p>-0.0168625</text:p>
          </table:table-cell>
          <table:table-cell office:value-type="float" office:value="-0.0371478">
            <text:p>-0.0371478</text:p>
          </table:table-cell>
          <table:table-cell office:value-type="float" office:value="0.00237596">
            <text:p>0.00237596</text:p>
          </table:table-cell>
          <table:table-cell office:value-type="float" office:value="-0.594188">
            <text:p>-0.594188</text:p>
          </table:table-cell>
          <table:table-cell office:value-type="float" office:value="0.289155">
            <text:p>0.289155</text:p>
          </table:table-cell>
          <table:table-cell office:value-type="float" office:value="0.0879884">
            <text:p>0.0879884</text:p>
          </table:table-cell>
          <table:table-cell/>
          <table:table-cell office:value-type="float" office:value="13.0482">
            <text:p>13.0482</text:p>
          </table:table-cell>
          <table:table-cell office:value-type="float" office:value="0.228936">
            <text:p>0.228936</text:p>
          </table:table-cell>
          <table:table-cell office:value-type="float" office:value="-0.0820229">
            <text:p>-0.0820229</text:p>
          </table:table-cell>
          <table:table-cell office:value-type="float" office:value="0.726486">
            <text:p>0.726486</text:p>
          </table:table-cell>
          <table:table-cell office:value-type="float" office:value="0.0147347">
            <text:p>0.0147347</text:p>
          </table:table-cell>
          <table:table-cell office:value-type="float" office:value="-0.0372883">
            <text:p>-0.0372883</text:p>
          </table:table-cell>
          <table:table-cell office:value-type="float" office:value="-0.0030358">
            <text:p>-0.0030358</text:p>
          </table:table-cell>
          <table:table-cell office:value-type="float" office:value="-0.0369115">
            <text:p>-0.0369115</text:p>
          </table:table-cell>
          <table:table-cell office:value-type="float" office:value="0.0859973">
            <text:p>0.0859973</text:p>
          </table:table-cell>
          <table:table-cell office:value-type="float" office:value="0.00850453">
            <text:p>0.00850453</text:p>
          </table:table-cell>
          <table:table-cell office:value-type="float" office:value="0.0499333">
            <text:p>0.0499333</text:p>
          </table:table-cell>
          <table:table-cell office:value-type="float" office:value="0.190241">
            <text:p>0.190241</text:p>
          </table:table-cell>
          <table:table-cell office:value-type="float" office:value="0.0967891">
            <text:p>0.0967891</text:p>
          </table:table-cell>
          <table:table-cell office:value-type="float" office:value="0.0529311">
            <text:p>0.0529311</text:p>
          </table:table-cell>
        </table:table-row>
        <table:table-row table:style-name="ro4">
          <table:table-cell office:value-type="float" office:value="13.3164">
            <text:p>13.3164</text:p>
          </table:table-cell>
          <table:table-cell office:value-type="float" office:value="0.159432">
            <text:p>0.159432</text:p>
          </table:table-cell>
          <table:table-cell office:value-type="float" office:value="-0.0801868">
            <text:p>-0.0801868</text:p>
          </table:table-cell>
          <table:table-cell office:value-type="float" office:value="0.71163">
            <text:p>0.71163</text:p>
          </table:table-cell>
          <table:table-cell office:value-type="float" office:value="0.0242242">
            <text:p>0.0242242</text:p>
          </table:table-cell>
          <table:table-cell office:value-type="float" office:value="-0.0890729">
            <text:p>-0.0890729</text:p>
          </table:table-cell>
          <table:table-cell office:value-type="float" office:value="-0.0123084">
            <text:p>-0.0123084</text:p>
          </table:table-cell>
          <table:table-cell office:value-type="float" office:value="-0.0563987">
            <text:p>-0.0563987</text:p>
          </table:table-cell>
          <table:table-cell office:value-type="float" office:value="0.14942">
            <text:p>0.14942</text:p>
          </table:table-cell>
          <table:table-cell office:value-type="float" office:value="0.0185554">
            <text:p>0.0185554</text:p>
          </table:table-cell>
          <table:table-cell office:value-type="float" office:value="0.0433245">
            <text:p>0.0433245</text:p>
          </table:table-cell>
          <table:table-cell office:value-type="float" office:value="-0.195992">
            <text:p>-0.195992</text:p>
          </table:table-cell>
          <table:table-cell office:value-type="float" office:value="-0.038938">
            <text:p>-0.038938</text:p>
          </table:table-cell>
          <table:table-cell office:value-type="float" office:value="-0.0172617">
            <text:p>-0.0172617</text:p>
          </table:table-cell>
          <table:table-cell table:number-columns-repeated="16"/>
          <table:table-cell office:value-type="float" office:value="17.4182">
            <text:p>17.4182</text:p>
          </table:table-cell>
          <table:table-cell office:value-type="float" office:value="-0.230653">
            <text:p>-0.230653</text:p>
          </table:table-cell>
          <table:table-cell office:value-type="float" office:value="-0.224301">
            <text:p>-0.224301</text:p>
          </table:table-cell>
          <table:table-cell office:value-type="float" office:value="0.896617">
            <text:p>0.896617</text:p>
          </table:table-cell>
          <table:table-cell office:value-type="float" office:value="0.045323">
            <text:p>0.045323</text:p>
          </table:table-cell>
          <table:table-cell office:value-type="float" office:value="-0.553917">
            <text:p>-0.553917</text:p>
          </table:table-cell>
          <table:table-cell office:value-type="float" office:value="-0.0386054">
            <text:p>-0.0386054</text:p>
          </table:table-cell>
          <table:table-cell office:value-type="float" office:value="-0.116295">
            <text:p>-0.116295</text:p>
          </table:table-cell>
          <table:table-cell office:value-type="float" office:value="0.000331415">
            <text:p>0.000331415</text:p>
          </table:table-cell>
          <table:table-cell office:value-type="float" office:value="-0.00745667">
            <text:p>-0.00745667</text:p>
          </table:table-cell>
          <table:table-cell table:style-name="ce1" office:value-type="float" office:value="-0.00127067">
            <text:p>-0.00127067</text:p>
          </table:table-cell>
          <table:table-cell office:value-type="float" office:value="0.0214173">
            <text:p>0.0214173</text:p>
          </table:table-cell>
          <table:table-cell office:value-type="float" office:value="0.0338141">
            <text:p>0.0338141</text:p>
          </table:table-cell>
          <table:table-cell office:value-type="float" office:value="0.00448613">
            <text:p>0.00448613</text:p>
          </table:table-cell>
          <table:table-cell/>
          <table:table-cell office:value-type="float" office:value="18.8831">
            <text:p>18.8831</text:p>
          </table:table-cell>
          <table:table-cell office:value-type="float" office:value="-0.247952">
            <text:p>-0.247952</text:p>
          </table:table-cell>
          <table:table-cell office:value-type="float" office:value="-0.21262">
            <text:p>-0.21262</text:p>
          </table:table-cell>
          <table:table-cell office:value-type="float" office:value="0.903914">
            <text:p>0.903914</text:p>
          </table:table-cell>
          <table:table-cell office:value-type="float" office:value="0.0484424">
            <text:p>0.0484424</text:p>
          </table:table-cell>
          <table:table-cell office:value-type="float" office:value="-0.611239">
            <text:p>-0.611239</text:p>
          </table:table-cell>
          <table:table-cell office:value-type="float" office:value="-0.00695806">
            <text:p>-0.00695806</text:p>
          </table:table-cell>
          <table:table-cell office:value-type="float" office:value="-0.107907">
            <text:p>-0.107907</text:p>
          </table:table-cell>
          <table:table-cell office:value-type="float" office:value="-0.0408036">
            <text:p>-0.0408036</text:p>
          </table:table-cell>
          <table:table-cell office:value-type="float" office:value="-0.0254971">
            <text:p>-0.0254971</text:p>
          </table:table-cell>
          <table:table-cell office:value-type="float" office:value="0.00592119">
            <text:p>0.00592119</text:p>
          </table:table-cell>
          <table:table-cell office:value-type="float" office:value="-0.0951936">
            <text:p>-0.0951936</text:p>
          </table:table-cell>
          <table:table-cell office:value-type="float" office:value="-0.185667">
            <text:p>-0.185667</text:p>
          </table:table-cell>
          <table:table-cell office:value-type="float" office:value="-0.0270003">
            <text:p>-0.0270003</text:p>
          </table:table-cell>
          <table:table-cell/>
          <table:table-cell office:value-type="float" office:value="13.2165">
            <text:p>13.2165</text:p>
          </table:table-cell>
          <table:table-cell office:value-type="float" office:value="0.248798">
            <text:p>0.248798</text:p>
          </table:table-cell>
          <table:table-cell office:value-type="float" office:value="-0.0778502">
            <text:p>-0.0778502</text:p>
          </table:table-cell>
          <table:table-cell office:value-type="float" office:value="0.736389">
            <text:p>0.736389</text:p>
          </table:table-cell>
          <table:table-cell office:value-type="float" office:value="0.0139546">
            <text:p>0.0139546</text:p>
          </table:table-cell>
          <table:table-cell office:value-type="float" office:value="-0.0239353">
            <text:p>-0.0239353</text:p>
          </table:table-cell>
          <table:table-cell office:value-type="float" office:value="-0.000547323">
            <text:p>-0.000547323</text:p>
          </table:table-cell>
          <table:table-cell office:value-type="float" office:value="-0.030191">
            <text:p>-0.030191</text:p>
          </table:table-cell>
          <table:table-cell office:value-type="float" office:value="0.118014">
            <text:p>0.118014</text:p>
          </table:table-cell>
          <table:table-cell office:value-type="float" office:value="0.0247937">
            <text:p>0.0247937</text:p>
          </table:table-cell>
          <table:table-cell office:value-type="float" office:value="0.0588414">
            <text:p>0.0588414</text:p>
          </table:table-cell>
          <table:table-cell office:value-type="float" office:value="-0.137461">
            <text:p>-0.137461</text:p>
          </table:table-cell>
          <table:table-cell office:value-type="float" office:value="-0.0148473">
            <text:p>-0.0148473</text:p>
          </table:table-cell>
          <table:table-cell office:value-type="float" office:value="-0.0858465">
            <text:p>-0.0858465</text:p>
          </table:table-cell>
        </table:table-row>
        <table:table-row table:style-name="ro4">
          <table:table-cell office:value-type="float" office:value="13.7898">
            <text:p>13.7898</text:p>
          </table:table-cell>
          <table:table-cell office:value-type="float" office:value="0.186243">
            <text:p>0.186243</text:p>
          </table:table-cell>
          <table:table-cell office:value-type="float" office:value="-0.0801294">
            <text:p>-0.0801294</text:p>
          </table:table-cell>
          <table:table-cell office:value-type="float" office:value="0.728272">
            <text:p>0.728272</text:p>
          </table:table-cell>
          <table:table-cell office:value-type="float" office:value="0.021223">
            <text:p>0.021223</text:p>
          </table:table-cell>
          <table:table-cell office:value-type="float" office:value="-0.0530193">
            <text:p>-0.0530193</text:p>
          </table:table-cell>
          <table:table-cell office:value-type="float" office:value="-0.00556108">
            <text:p>-0.00556108</text:p>
          </table:table-cell>
          <table:table-cell office:value-type="float" office:value="-0.0404858">
            <text:p>-0.0404858</text:p>
          </table:table-cell>
          <table:table-cell office:value-type="float" office:value="0.0566329">
            <text:p>0.0566329</text:p>
          </table:table-cell>
          <table:table-cell office:value-type="float" office:value="0.000121247">
            <text:p>0.000121247</text:p>
          </table:table-cell>
          <table:table-cell office:value-type="float" office:value="0.0351524">
            <text:p>0.0351524</text:p>
          </table:table-cell>
          <table:table-cell office:value-type="float" office:value="0.341013">
            <text:p>0.341013</text:p>
          </table:table-cell>
          <table:table-cell office:value-type="float" office:value="0.213263">
            <text:p>0.213263</text:p>
          </table:table-cell>
          <table:table-cell office:value-type="float" office:value="-0.0128474">
            <text:p>-0.0128474</text:p>
          </table:table-cell>
          <table:table-cell table:number-columns-repeated="16"/>
          <table:table-cell office:value-type="float" office:value="17.588">
            <text:p>17.588</text:p>
          </table:table-cell>
          <table:table-cell office:value-type="float" office:value="-0.22998">
            <text:p>-0.22998</text:p>
          </table:table-cell>
          <table:table-cell office:value-type="float" office:value="-0.224593">
            <text:p>-0.224593</text:p>
          </table:table-cell>
          <table:table-cell office:value-type="float" office:value="0.896531">
            <text:p>0.896531</text:p>
          </table:table-cell>
          <table:table-cell office:value-type="float" office:value="0.0439765">
            <text:p>0.0439765</text:p>
          </table:table-cell>
          <table:table-cell office:value-type="float" office:value="-0.554932">
            <text:p>-0.554932</text:p>
          </table:table-cell>
          <table:table-cell office:value-type="float" office:value="-0.0414766">
            <text:p>-0.0414766</text:p>
          </table:table-cell>
          <table:table-cell office:value-type="float" office:value="-0.114363">
            <text:p>-0.114363</text:p>
          </table:table-cell>
          <table:table-cell office:value-type="float" office:value="0.00396787">
            <text:p>0.00396787</text:p>
          </table:table-cell>
          <table:table-cell office:value-type="float" office:value="-0.00171535">
            <text:p>-0.00171535</text:p>
          </table:table-cell>
          <table:table-cell office:value-type="float" office:value="-0.000508962">
            <text:p>-0.000508962</text:p>
          </table:table-cell>
          <table:table-cell office:value-type="float" office:value="-0.0171785">
            <text:p>-0.0171785</text:p>
          </table:table-cell>
          <table:table-cell office:value-type="float" office:value="-0.0249283">
            <text:p>-0.0249283</text:p>
          </table:table-cell>
          <table:table-cell office:value-type="float" office:value="0.0419116">
            <text:p>0.0419116</text:p>
          </table:table-cell>
          <table:table-cell/>
          <table:table-cell office:value-type="float" office:value="18.9811">
            <text:p>18.9811</text:p>
          </table:table-cell>
          <table:table-cell office:value-type="float" office:value="-0.252868">
            <text:p>-0.252868</text:p>
          </table:table-cell>
          <table:table-cell office:value-type="float" office:value="-0.216904">
            <text:p>-0.216904</text:p>
          </table:table-cell>
          <table:table-cell office:value-type="float" office:value="0.904235">
            <text:p>0.904235</text:p>
          </table:table-cell>
          <table:table-cell office:value-type="float" office:value="0.0476869">
            <text:p>0.0476869</text:p>
          </table:table-cell>
          <table:table-cell office:value-type="float" office:value="-0.589229">
            <text:p>-0.589229</text:p>
          </table:table-cell>
          <table:table-cell office:value-type="float" office:value="0.0165149">
            <text:p>0.0165149</text:p>
          </table:table-cell>
          <table:table-cell office:value-type="float" office:value="-0.114606">
            <text:p>-0.114606</text:p>
          </table:table-cell>
          <table:table-cell office:value-type="float" office:value="-0.0501363">
            <text:p>-0.0501363</text:p>
          </table:table-cell>
          <table:table-cell office:value-type="float" office:value="-0.0437">
            <text:p>-0.0437</text:p>
          </table:table-cell>
          <table:table-cell office:value-type="float" office:value="0.00327408">
            <text:p>0.00327408</text:p>
          </table:table-cell>
          <table:table-cell office:value-type="float" office:value="0.388432">
            <text:p>0.388432</text:p>
          </table:table-cell>
          <table:table-cell office:value-type="float" office:value="0.326054">
            <text:p>0.326054</text:p>
          </table:table-cell>
          <table:table-cell office:value-type="float" office:value="-0.145871">
            <text:p>-0.145871</text:p>
          </table:table-cell>
          <table:table-cell/>
          <table:table-cell office:value-type="float" office:value="13.4168">
            <text:p>13.4168</text:p>
          </table:table-cell>
          <table:table-cell office:value-type="float" office:value="0.266925">
            <text:p>0.266925</text:p>
          </table:table-cell>
          <table:table-cell office:value-type="float" office:value="-0.0734784">
            <text:p>-0.0734784</text:p>
          </table:table-cell>
          <table:table-cell office:value-type="float" office:value="0.744732">
            <text:p>0.744732</text:p>
          </table:table-cell>
          <table:table-cell office:value-type="float" office:value="0.0130795">
            <text:p>0.0130795</text:p>
          </table:table-cell>
          <table:table-cell office:value-type="float" office:value="-0.0119895">
            <text:p>-0.0119895</text:p>
          </table:table-cell>
          <table:table-cell office:value-type="float" office:value="0.00232359">
            <text:p>0.00232359</text:p>
          </table:table-cell>
          <table:table-cell table:style-name="ce1" office:value-type="float" office:value="-0.0238502">
            <text:p>-0.0238502</text:p>
          </table:table-cell>
          <table:table-cell office:value-type="float" office:value="0.0904708">
            <text:p>0.0904708</text:p>
          </table:table-cell>
          <table:table-cell office:value-type="float" office:value="0.0218188">
            <text:p>0.0218188</text:p>
          </table:table-cell>
          <table:table-cell office:value-type="float" office:value="0.0416403">
            <text:p>0.0416403</text:p>
          </table:table-cell>
          <table:table-cell office:value-type="float" office:value="-0.266613">
            <text:p>-0.266613</text:p>
          </table:table-cell>
          <table:table-cell office:value-type="float" office:value="-0.0597537">
            <text:p>-0.0597537</text:p>
          </table:table-cell>
          <table:table-cell office:value-type="float" office:value="-0.101165">
            <text:p>-0.101165</text:p>
          </table:table-cell>
        </table:table-row>
        <table:table-row table:style-name="ro4">
          <table:table-cell office:value-type="float" office:value="13.9169">
            <text:p>13.9169</text:p>
          </table:table-cell>
          <table:table-cell office:value-type="float" office:value="0.198946">
            <text:p>0.198946</text:p>
          </table:table-cell>
          <table:table-cell office:value-type="float" office:value="-0.0766707">
            <text:p>-0.0766707</text:p>
          </table:table-cell>
          <table:table-cell office:value-type="float" office:value="0.732531">
            <text:p>0.732531</text:p>
          </table:table-cell>
          <table:table-cell office:value-type="float" office:value="0.0204828">
            <text:p>0.0204828</text:p>
          </table:table-cell>
          <table:table-cell office:value-type="float" office:value="-0.0507675">
            <text:p>-0.0507675</text:p>
          </table:table-cell>
          <table:table-cell office:value-type="float" office:value="-0.00822577">
            <text:p>-0.00822577</text:p>
          </table:table-cell>
          <table:table-cell office:value-type="float" office:value="-0.0363068">
            <text:p>-0.0363068</text:p>
          </table:table-cell>
          <table:table-cell office:value-type="float" office:value="0.0999644">
            <text:p>0.0999644</text:p>
          </table:table-cell>
          <table:table-cell office:value-type="float" office:value="0.0272199">
            <text:p>0.0272199</text:p>
          </table:table-cell>
          <table:table-cell office:value-type="float" office:value="0.0335199">
            <text:p>0.0335199</text:p>
          </table:table-cell>
          <table:table-cell office:value-type="float" office:value="-0.0923405">
            <text:p>-0.0923405</text:p>
          </table:table-cell>
          <table:table-cell office:value-type="float" office:value="-0.0461906">
            <text:p>-0.0461906</text:p>
          </table:table-cell>
          <table:table-cell office:value-type="float" office:value="-0.00977769">
            <text:p>-0.00977769</text:p>
          </table:table-cell>
          <table:table-cell table:number-columns-repeated="16"/>
          <table:table-cell office:value-type="float" office:value="17.7891">
            <text:p>17.7891</text:p>
          </table:table-cell>
          <table:table-cell office:value-type="float" office:value="-0.229876">
            <text:p>-0.229876</text:p>
          </table:table-cell>
          <table:table-cell office:value-type="float" office:value="-0.225946">
            <text:p>-0.225946</text:p>
          </table:table-cell>
          <table:table-cell office:value-type="float" office:value="0.898123">
            <text:p>0.898123</text:p>
          </table:table-cell>
          <table:table-cell office:value-type="float" office:value="0.0424334">
            <text:p>0.0424334</text:p>
          </table:table-cell>
          <table:table-cell office:value-type="float" office:value="-0.551296">
            <text:p>-0.551296</text:p>
          </table:table-cell>
          <table:table-cell office:value-type="float" office:value="-0.0406543">
            <text:p>-0.0406543</text:p>
          </table:table-cell>
          <table:table-cell office:value-type="float" office:value="-0.115297">
            <text:p>-0.115297</text:p>
          </table:table-cell>
          <table:table-cell office:value-type="float" office:value="0.000513289">
            <text:p>0.000513289</text:p>
          </table:table-cell>
          <table:table-cell office:value-type="float" office:value="-0.0067284">
            <text:p>-0.0067284</text:p>
          </table:table-cell>
          <table:table-cell office:value-type="float" office:value="0.00791941">
            <text:p>0.00791941</text:p>
          </table:table-cell>
          <table:table-cell office:value-type="float" office:value="0.0572078">
            <text:p>0.0572078</text:p>
          </table:table-cell>
          <table:table-cell office:value-type="float" office:value="0.0267243">
            <text:p>0.0267243</text:p>
          </table:table-cell>
          <table:table-cell office:value-type="float" office:value="-0.0215784">
            <text:p>-0.0215784</text:p>
          </table:table-cell>
          <table:table-cell/>
          <table:table-cell office:value-type="float" office:value="19.0487">
            <text:p>19.0487</text:p>
          </table:table-cell>
          <table:table-cell office:value-type="float" office:value="-0.254482">
            <text:p>-0.254482</text:p>
          </table:table-cell>
          <table:table-cell office:value-type="float" office:value="-0.218368">
            <text:p>-0.218368</text:p>
          </table:table-cell>
          <table:table-cell office:value-type="float" office:value="0.90379">
            <text:p>0.90379</text:p>
          </table:table-cell>
          <table:table-cell office:value-type="float" office:value="0.0471733">
            <text:p>0.0471733</text:p>
          </table:table-cell>
          <table:table-cell office:value-type="float" office:value="-0.608755">
            <text:p>-0.608755</text:p>
          </table:table-cell>
          <table:table-cell office:value-type="float" office:value="-0.00137279">
            <text:p>-0.00137279</text:p>
          </table:table-cell>
          <table:table-cell office:value-type="float" office:value="-0.104285">
            <text:p>-0.104285</text:p>
          </table:table-cell>
          <table:table-cell office:value-type="float" office:value="-0.0238978">
            <text:p>-0.0238978</text:p>
          </table:table-cell>
          <table:table-cell office:value-type="float" office:value="-0.0216751">
            <text:p>-0.0216751</text:p>
          </table:table-cell>
          <table:table-cell office:value-type="float" office:value="-0.0065795">
            <text:p>-0.0065795</text:p>
          </table:table-cell>
          <table:table-cell office:value-type="float" office:value="0.0360584">
            <text:p>0.0360584</text:p>
          </table:table-cell>
          <table:table-cell office:value-type="float" office:value="0.00602938">
            <text:p>0.00602938</text:p>
          </table:table-cell>
          <table:table-cell office:value-type="float" office:value="0.0563254">
            <text:p>0.0563254</text:p>
          </table:table-cell>
          <table:table-cell/>
          <table:table-cell office:value-type="float" office:value="13.4827">
            <text:p>13.4827</text:p>
          </table:table-cell>
          <table:table-cell office:value-type="float" office:value="0.271729">
            <text:p>0.271729</text:p>
          </table:table-cell>
          <table:table-cell office:value-type="float" office:value="-0.0723001">
            <text:p>-0.0723001</text:p>
          </table:table-cell>
          <table:table-cell office:value-type="float" office:value="0.747037">
            <text:p>0.747037</text:p>
          </table:table-cell>
          <table:table-cell office:value-type="float" office:value="0.0128038">
            <text:p>0.0128038</text:p>
          </table:table-cell>
          <table:table-cell office:value-type="float" office:value="-0.00522596">
            <text:p>-0.00522596</text:p>
          </table:table-cell>
          <table:table-cell office:value-type="float" office:value="0.00361483">
            <text:p>0.00361483</text:p>
          </table:table-cell>
          <table:table-cell office:value-type="float" office:value="-0.0210518">
            <text:p>-0.0210518</text:p>
          </table:table-cell>
          <table:table-cell office:value-type="float" office:value="0.072902">
            <text:p>0.072902</text:p>
          </table:table-cell>
          <table:table-cell office:value-type="float" office:value="0.0178812">
            <text:p>0.0178812</text:p>
          </table:table-cell>
          <table:table-cell office:value-type="float" office:value="0.0349739">
            <text:p>0.0349739</text:p>
          </table:table-cell>
          <table:table-cell office:value-type="float" office:value="-0.142275">
            <text:p>-0.142275</text:p>
          </table:table-cell>
          <table:table-cell office:value-type="float" office:value="-0.0439257">
            <text:p>-0.0439257</text:p>
          </table:table-cell>
          <table:table-cell office:value-type="float" office:value="-0.0626092">
            <text:p>-0.0626092</text:p>
          </table:table-cell>
        </table:table-row>
        <table:table-row table:style-name="ro4">
          <table:table-cell office:value-type="float" office:value="14.2814">
            <text:p>14.2814</text:p>
          </table:table-cell>
          <table:table-cell office:value-type="float" office:value="0.223114">
            <text:p>0.223114</text:p>
          </table:table-cell>
          <table:table-cell office:value-type="float" office:value="-0.0728859">
            <text:p>-0.0728859</text:p>
          </table:table-cell>
          <table:table-cell office:value-type="float" office:value="0.74345">
            <text:p>0.74345</text:p>
          </table:table-cell>
          <table:table-cell office:value-type="float" office:value="0.0184996">
            <text:p>0.0184996</text:p>
          </table:table-cell>
          <table:table-cell office:value-type="float" office:value="-0.031473">
            <text:p>-0.031473</text:p>
          </table:table-cell>
          <table:table-cell office:value-type="float" office:value="-0.00545545">
            <text:p>-0.00545545</text:p>
          </table:table-cell>
          <table:table-cell office:value-type="float" office:value="-0.0238434">
            <text:p>-0.0238434</text:p>
          </table:table-cell>
          <table:table-cell office:value-type="float" office:value="0.0663056">
            <text:p>0.0663056</text:p>
          </table:table-cell>
          <table:table-cell office:value-type="float" office:value="0.0103831">
            <text:p>0.0103831</text:p>
          </table:table-cell>
          <table:table-cell office:value-type="float" office:value="0.0299558">
            <text:p>0.0299558</text:p>
          </table:table-cell>
          <table:table-cell office:value-type="float" office:value="-0.145636">
            <text:p>-0.145636</text:p>
          </table:table-cell>
          <table:table-cell office:value-type="float" office:value="-0.0317731">
            <text:p>-0.0317731</text:p>
          </table:table-cell>
          <table:table-cell office:value-type="float" office:value="0.0496142">
            <text:p>0.0496142</text:p>
          </table:table-cell>
          <table:table-cell table:number-columns-repeated="16"/>
          <table:table-cell office:value-type="float" office:value="18.3574">
            <text:p>18.3574</text:p>
          </table:table-cell>
          <table:table-cell office:value-type="float" office:value="-0.211106">
            <text:p>-0.211106</text:p>
          </table:table-cell>
          <table:table-cell office:value-type="float" office:value="-0.221138">
            <text:p>-0.221138</text:p>
          </table:table-cell>
          <table:table-cell office:value-type="float" office:value="0.895654">
            <text:p>0.895654</text:p>
          </table:table-cell>
          <table:table-cell office:value-type="float" office:value="0.0383587">
            <text:p>0.0383587</text:p>
          </table:table-cell>
          <table:table-cell office:value-type="float" office:value="-0.521651">
            <text:p>-0.521651</text:p>
          </table:table-cell>
          <table:table-cell office:value-type="float" office:value="-0.0385529">
            <text:p>-0.0385529</text:p>
          </table:table-cell>
          <table:table-cell office:value-type="float" office:value="-0.112121">
            <text:p>-0.112121</text:p>
          </table:table-cell>
          <table:table-cell office:value-type="float" office:value="0.0330267">
            <text:p>0.0330267</text:p>
          </table:table-cell>
          <table:table-cell office:value-type="float" office:value="0.0084601">
            <text:p>0.0084601</text:p>
          </table:table-cell>
          <table:table-cell office:value-type="float" office:value="-0.00434446">
            <text:p>-0.00434446</text:p>
          </table:table-cell>
          <table:table-cell office:value-type="float" office:value="0.211592">
            <text:p>0.211592</text:p>
          </table:table-cell>
          <table:table-cell office:value-type="float" office:value="-0.0489016">
            <text:p>-0.0489016</text:p>
          </table:table-cell>
          <table:table-cell office:value-type="float" office:value="0.107858">
            <text:p>0.107858</text:p>
          </table:table-cell>
          <table:table-cell/>
          <table:table-cell office:value-type="float" office:value="19.2788">
            <text:p>19.2788</text:p>
          </table:table-cell>
          <table:table-cell office:value-type="float" office:value="-0.258072">
            <text:p>-0.258072</text:p>
          </table:table-cell>
          <table:table-cell office:value-type="float" office:value="-0.223038">
            <text:p>-0.223038</text:p>
          </table:table-cell>
          <table:table-cell office:value-type="float" office:value="0.905259">
            <text:p>0.905259</text:p>
          </table:table-cell>
          <table:table-cell office:value-type="float" office:value="0.0454644">
            <text:p>0.0454644</text:p>
          </table:table-cell>
          <table:table-cell office:value-type="float" office:value="-0.61408">
            <text:p>-0.61408</text:p>
          </table:table-cell>
          <table:table-cell office:value-type="float" office:value="-0.00631939">
            <text:p>-0.00631939</text:p>
          </table:table-cell>
          <table:table-cell office:value-type="float" office:value="-0.105249">
            <text:p>-0.105249</text:p>
          </table:table-cell>
          <table:table-cell office:value-type="float" office:value="-0.0155992">
            <text:p>-0.0155992</text:p>
          </table:table-cell>
          <table:table-cell office:value-type="float" office:value="-0.0202874">
            <text:p>-0.0202874</text:p>
          </table:table-cell>
          <table:table-cell office:value-type="float" office:value="0.00638351">
            <text:p>0.00638351</text:p>
          </table:table-cell>
          <table:table-cell office:value-type="float" office:value="-0.00614145">
            <text:p>-0.00614145</text:p>
          </table:table-cell>
          <table:table-cell office:value-type="float" office:value="-0.000473223">
            <text:p>-0.000473223</text:p>
          </table:table-cell>
          <table:table-cell office:value-type="float" office:value="-0.00801128">
            <text:p>-0.00801128</text:p>
          </table:table-cell>
          <table:table-cell/>
          <table:table-cell office:value-type="float" office:value="13.7792">
            <text:p>13.7792</text:p>
          </table:table-cell>
          <table:table-cell office:value-type="float" office:value="0.280838">
            <text:p>0.280838</text:p>
          </table:table-cell>
          <table:table-cell office:value-type="float" office:value="-0.0708595">
            <text:p>-0.0708595</text:p>
          </table:table-cell>
          <table:table-cell office:value-type="float" office:value="0.751903">
            <text:p>0.751903</text:p>
          </table:table-cell>
          <table:table-cell office:value-type="float" office:value="0.0116339">
            <text:p>0.0116339</text:p>
          </table:table-cell>
          <table:table-cell office:value-type="float" office:value="-0.00282937">
            <text:p>-0.00282937</text:p>
          </table:table-cell>
          <table:table-cell office:value-type="float" office:value="0.00184952">
            <text:p>0.00184952</text:p>
          </table:table-cell>
          <table:table-cell office:value-type="float" office:value="-0.0147622">
            <text:p>-0.0147622</text:p>
          </table:table-cell>
          <table:table-cell office:value-type="float" office:value="0.030724">
            <text:p>0.030724</text:p>
          </table:table-cell>
          <table:table-cell office:value-type="float" office:value="0.00485925">
            <text:p>0.00485925</text:p>
          </table:table-cell>
          <table:table-cell office:value-type="float" office:value="0.0164131">
            <text:p>0.0164131</text:p>
          </table:table-cell>
          <table:table-cell office:value-type="float" office:value="-0.243628">
            <text:p>-0.243628</text:p>
          </table:table-cell>
          <table:table-cell office:value-type="float" office:value="-0.117657">
            <text:p>-0.117657</text:p>
          </table:table-cell>
          <table:table-cell office:value-type="float" office:value="0.0469182">
            <text:p>0.0469182</text:p>
          </table:table-cell>
        </table:table-row>
        <table:table-row table:style-name="ro4">
          <table:table-cell office:value-type="float" office:value="14.4146">
            <text:p>14.4146</text:p>
          </table:table-cell>
          <table:table-cell office:value-type="float" office:value="0.229362">
            <text:p>0.229362</text:p>
          </table:table-cell>
          <table:table-cell office:value-type="float" office:value="-0.0720666">
            <text:p>-0.0720666</text:p>
          </table:table-cell>
          <table:table-cell office:value-type="float" office:value="0.74832">
            <text:p>0.74832</text:p>
          </table:table-cell>
          <table:table-cell office:value-type="float" office:value="0.0178238">
            <text:p>0.0178238</text:p>
          </table:table-cell>
          <table:table-cell office:value-type="float" office:value="-0.023905">
            <text:p>-0.023905</text:p>
          </table:table-cell>
          <table:table-cell table:style-name="ce1" office:value-type="string">
            <text:p>-2.99171e-05</text:p>
          </table:table-cell>
          <table:table-cell office:value-type="float" office:value="-0.0258548">
            <text:p>-0.0258548</text:p>
          </table:table-cell>
          <table:table-cell office:value-type="float" office:value="0.0469082">
            <text:p>0.0469082</text:p>
          </table:table-cell>
          <table:table-cell office:value-type="float" office:value="0.00615122">
            <text:p>0.00615122</text:p>
          </table:table-cell>
          <table:table-cell table:style-name="ce1" office:value-type="float" office:value="0.036564">
            <text:p>0.036564</text:p>
          </table:table-cell>
          <table:table-cell office:value-type="float" office:value="-0.0518549">
            <text:p>-0.0518549</text:p>
          </table:table-cell>
          <table:table-cell office:value-type="float" office:value="0.119266">
            <text:p>0.119266</text:p>
          </table:table-cell>
          <table:table-cell office:value-type="float" office:value="-0.176074">
            <text:p>-0.176074</text:p>
          </table:table-cell>
          <table:table-cell table:number-columns-repeated="16"/>
          <table:table-cell office:value-type="float" office:value="18.6244">
            <text:p>18.6244</text:p>
          </table:table-cell>
          <table:table-cell office:value-type="float" office:value="-0.187199">
            <text:p>-0.187199</text:p>
          </table:table-cell>
          <table:table-cell office:value-type="float" office:value="-0.222365">
            <text:p>-0.222365</text:p>
          </table:table-cell>
          <table:table-cell office:value-type="float" office:value="0.902185">
            <text:p>0.902185</text:p>
          </table:table-cell>
          <table:table-cell office:value-type="float" office:value="0.0365818">
            <text:p>0.0365818</text:p>
          </table:table-cell>
          <table:table-cell office:value-type="float" office:value="-0.517065">
            <text:p>-0.517065</text:p>
          </table:table-cell>
          <table:table-cell office:value-type="float" office:value="-0.0382222">
            <text:p>-0.0382222</text:p>
          </table:table-cell>
          <table:table-cell office:value-type="float" office:value="-0.111723">
            <text:p>-0.111723</text:p>
          </table:table-cell>
          <table:table-cell office:value-type="float" office:value="0.0895286">
            <text:p>0.0895286</text:p>
          </table:table-cell>
          <table:table-cell office:value-type="float" office:value="-0.00459822">
            <text:p>-0.00459822</text:p>
          </table:table-cell>
          <table:table-cell office:value-type="float" office:value="0.0244571">
            <text:p>0.0244571</text:p>
          </table:table-cell>
          <table:table-cell office:value-type="float" office:value="-0.258175">
            <text:p>-0.258175</text:p>
          </table:table-cell>
          <table:table-cell office:value-type="float" office:value="0.00489395">
            <text:p>0.00489395</text:p>
          </table:table-cell>
          <table:table-cell office:value-type="float" office:value="-0.0603538">
            <text:p>-0.0603538</text:p>
          </table:table-cell>
          <table:table-cell/>
          <table:table-cell office:value-type="float" office:value="19.6786">
            <text:p>19.6786</text:p>
          </table:table-cell>
          <table:table-cell office:value-type="float" office:value="-0.26529">
            <text:p>-0.26529</text:p>
          </table:table-cell>
          <table:table-cell office:value-type="float" office:value="-0.231224">
            <text:p>-0.231224</text:p>
          </table:table-cell>
          <table:table-cell office:value-type="float" office:value="0.906531">
            <text:p>0.906531</text:p>
          </table:table-cell>
          <table:table-cell office:value-type="float" office:value="0.0426417">
            <text:p>0.0426417</text:p>
          </table:table-cell>
          <table:table-cell office:value-type="float" office:value="-0.61929">
            <text:p>-0.61929</text:p>
          </table:table-cell>
          <table:table-cell office:value-type="float" office:value="-0.0125334">
            <text:p>-0.0125334</text:p>
          </table:table-cell>
          <table:table-cell office:value-type="float" office:value="-0.10294">
            <text:p>-0.10294</text:p>
          </table:table-cell>
          <table:table-cell office:value-type="float" office:value="-0.0180545">
            <text:p>-0.0180545</text:p>
          </table:table-cell>
          <table:table-cell office:value-type="float" office:value="-0.0204766">
            <text:p>-0.0204766</text:p>
          </table:table-cell>
          <table:table-cell office:value-type="float" office:value="0.0031806">
            <text:p>0.0031806</text:p>
          </table:table-cell>
          <table:table-cell office:value-type="float" office:value="0.0341394">
            <text:p>0.0341394</text:p>
          </table:table-cell>
          <table:table-cell office:value-type="float" office:value="0.0349646">
            <text:p>0.0349646</text:p>
          </table:table-cell>
          <table:table-cell office:value-type="float" office:value="0.0120542">
            <text:p>0.0120542</text:p>
          </table:table-cell>
          <table:table-cell/>
          <table:table-cell office:value-type="float" office:value="13.9194">
            <text:p>13.9194</text:p>
          </table:table-cell>
          <table:table-cell office:value-type="float" office:value="0.280358">
            <text:p>0.280358</text:p>
          </table:table-cell>
          <table:table-cell office:value-type="float" office:value="-0.0724899">
            <text:p>-0.0724899</text:p>
          </table:table-cell>
          <table:table-cell office:value-type="float" office:value="0.755125">
            <text:p>0.755125</text:p>
          </table:table-cell>
          <table:table-cell office:value-type="float" office:value="0.0111186">
            <text:p>0.0111186</text:p>
          </table:table-cell>
          <table:table-cell office:value-type="float" office:value="0.000420909">
            <text:p>0.000420909</text:p>
          </table:table-cell>
          <table:table-cell office:value-type="float" office:value="0.00269489">
            <text:p>0.00269489</text:p>
          </table:table-cell>
          <table:table-cell office:value-type="float" office:value="-0.0128127">
            <text:p>-0.0128127</text:p>
          </table:table-cell>
          <table:table-cell office:value-type="float" office:value="-0.00342347">
            <text:p>-0.00342347</text:p>
          </table:table-cell>
          <table:table-cell office:value-type="float" office:value="-0.0116318">
            <text:p>-0.0116318</text:p>
          </table:table-cell>
          <table:table-cell office:value-type="float" office:value="0.0229892">
            <text:p>0.0229892</text:p>
          </table:table-cell>
          <table:table-cell office:value-type="float" office:value="-0.0047471">
            <text:p>-0.0047471</text:p>
          </table:table-cell>
          <table:table-cell office:value-type="float" office:value="0.020065">
            <text:p>0.020065</text:p>
          </table:table-cell>
          <table:table-cell office:value-type="float" office:value="-0.0178163">
            <text:p>-0.0178163</text:p>
          </table:table-cell>
        </table:table-row>
        <table:table-row table:style-name="ro4">
          <table:table-cell office:value-type="float" office:value="14.5691">
            <text:p>14.5691</text:p>
          </table:table-cell>
          <table:table-cell office:value-type="float" office:value="0.235373">
            <text:p>0.235373</text:p>
          </table:table-cell>
          <table:table-cell office:value-type="float" office:value="-0.0682675">
            <text:p>-0.0682675</text:p>
          </table:table-cell>
          <table:table-cell office:value-type="float" office:value="0.749765">
            <text:p>0.749765</text:p>
          </table:table-cell>
          <table:table-cell office:value-type="float" office:value="0.0170706">
            <text:p>0.0170706</text:p>
          </table:table-cell>
          <table:table-cell office:value-type="float" office:value="-0.0243103">
            <text:p>-0.0243103</text:p>
          </table:table-cell>
          <table:table-cell office:value-type="float" office:value="-0.00458771">
            <text:p>-0.00458771</text:p>
          </table:table-cell>
          <table:table-cell office:value-type="float" office:value="-0.0226901">
            <text:p>-0.0226901</text:p>
          </table:table-cell>
          <table:table-cell office:value-type="float" office:value="0.0388943">
            <text:p>0.0388943</text:p>
          </table:table-cell>
          <table:table-cell office:value-type="float" office:value="0.0245831">
            <text:p>0.0245831</text:p>
          </table:table-cell>
          <table:table-cell office:value-type="float" office:value="0.0093529">
            <text:p>0.0093529</text:p>
          </table:table-cell>
          <table:table-cell office:value-type="float" office:value="-0.223507">
            <text:p>-0.223507</text:p>
          </table:table-cell>
          <table:table-cell office:value-type="float" office:value="-0.184428">
            <text:p>-0.184428</text:p>
          </table:table-cell>
          <table:table-cell office:value-type="float" office:value="-0.0489994">
            <text:p>-0.0489994</text:p>
          </table:table-cell>
          <table:table-cell table:number-columns-repeated="16"/>
          <table:table-cell office:value-type="float" office:value="18.8545">
            <text:p>18.8545</text:p>
          </table:table-cell>
          <table:table-cell office:value-type="float" office:value="-0.180268">
            <text:p>-0.180268</text:p>
          </table:table-cell>
          <table:table-cell office:value-type="float" office:value="-0.223164">
            <text:p>-0.223164</text:p>
          </table:table-cell>
          <table:table-cell office:value-type="float" office:value="0.904617">
            <text:p>0.904617</text:p>
          </table:table-cell>
          <table:table-cell office:value-type="float" office:value="0.0351168">
            <text:p>0.0351168</text:p>
          </table:table-cell>
          <table:table-cell office:value-type="float" office:value="-0.484133">
            <text:p>-0.484133</text:p>
          </table:table-cell>
          <table:table-cell office:value-type="float" office:value="-0.0359506">
            <text:p>-0.0359506</text:p>
          </table:table-cell>
          <table:table-cell office:value-type="float" office:value="-0.111913">
            <text:p>-0.111913</text:p>
          </table:table-cell>
          <table:table-cell office:value-type="float" office:value="0.0301234">
            <text:p>0.0301234</text:p>
          </table:table-cell>
          <table:table-cell office:value-type="float" office:value="-0.00347214">
            <text:p>-0.00347214</text:p>
          </table:table-cell>
          <table:table-cell office:value-type="float" office:value="0.0105699">
            <text:p>0.0105699</text:p>
          </table:table-cell>
          <table:table-cell office:value-type="float" office:value="0.34602">
            <text:p>0.34602</text:p>
          </table:table-cell>
          <table:table-cell office:value-type="float" office:value="0.0631655">
            <text:p>0.0631655</text:p>
          </table:table-cell>
          <table:table-cell office:value-type="float" office:value="-0.0871646">
            <text:p>-0.0871646</text:p>
          </table:table-cell>
          <table:table-cell/>
          <table:table-cell office:value-type="float" office:value="20.0793">
            <text:p>20.0793</text:p>
          </table:table-cell>
          <table:table-cell office:value-type="float" office:value="-0.267043">
            <text:p>-0.267043</text:p>
          </table:table-cell>
          <table:table-cell office:value-type="float" office:value="-0.233815">
            <text:p>-0.233815</text:p>
          </table:table-cell>
          <table:table-cell office:value-type="float" office:value="0.909741">
            <text:p>0.909741</text:p>
          </table:table-cell>
          <table:table-cell office:value-type="float" office:value="0.0399885">
            <text:p>0.0399885</text:p>
          </table:table-cell>
          <table:table-cell office:value-type="float" office:value="-0.618545">
            <text:p>-0.618545</text:p>
          </table:table-cell>
          <table:table-cell office:value-type="float" office:value="-0.0188797">
            <text:p>-0.0188797</text:p>
          </table:table-cell>
          <table:table-cell office:value-type="float" office:value="-0.0986481">
            <text:p>-0.0986481</text:p>
          </table:table-cell>
          <table:table-cell office:value-type="float" office:value="-0.00437491">
            <text:p>-0.00437491</text:p>
          </table:table-cell>
          <table:table-cell office:value-type="float" office:value="-0.00646638">
            <text:p>-0.00646638</text:p>
          </table:table-cell>
          <table:table-cell office:value-type="float" office:value="0.00801071">
            <text:p>0.00801071</text:p>
          </table:table-cell>
          <table:table-cell office:value-type="float" office:value="0.0577381">
            <text:p>0.0577381</text:p>
          </table:table-cell>
          <table:table-cell office:value-type="float" office:value="-0.0514554">
            <text:p>-0.0514554</text:p>
          </table:table-cell>
          <table:table-cell office:value-type="float" office:value="0.020582">
            <text:p>0.020582</text:p>
          </table:table-cell>
          <table:table-cell/>
          <table:table-cell office:value-type="float" office:value="14.1195">
            <text:p>14.1195</text:p>
          </table:table-cell>
          <table:table-cell office:value-type="float" office:value="0.279482">
            <text:p>0.279482</text:p>
          </table:table-cell>
          <table:table-cell office:value-type="float" office:value="-0.0740143">
            <text:p>-0.0740143</text:p>
          </table:table-cell>
          <table:table-cell office:value-type="float" office:value="0.759013">
            <text:p>0.759013</text:p>
          </table:table-cell>
          <table:table-cell office:value-type="float" office:value="0.0104219">
            <text:p>0.0104219</text:p>
          </table:table-cell>
          <table:table-cell office:value-type="float" office:value="0.00140971">
            <text:p>0.00140971</text:p>
          </table:table-cell>
          <table:table-cell office:value-type="float" office:value="-0.00115762">
            <text:p>-0.00115762</text:p>
          </table:table-cell>
          <table:table-cell office:value-type="float" office:value="0.00578191">
            <text:p>0.00578191</text:p>
          </table:table-cell>
          <table:table-cell office:value-type="float" office:value="-0.00437378">
            <text:p>-0.00437378</text:p>
          </table:table-cell>
          <table:table-cell office:value-type="float" office:value="-0.0076151">
            <text:p>-0.0076151</text:p>
          </table:table-cell>
          <table:table-cell office:value-type="float" office:value="0.0194227">
            <text:p>0.0194227</text:p>
          </table:table-cell>
          <table:table-cell office:value-type="float" office:value="0.0647326">
            <text:p>0.0647326</text:p>
          </table:table-cell>
          <table:table-cell office:value-type="float" office:value="-0.075495">
            <text:p>-0.075495</text:p>
          </table:table-cell>
          <table:table-cell office:value-type="float" office:value="0.510261">
            <text:p>0.510261</text:p>
          </table:table-cell>
        </table:table-row>
        <table:table-row table:style-name="ro4">
          <table:table-cell office:value-type="float" office:value="14.7532">
            <text:p>14.7532</text:p>
          </table:table-cell>
          <table:table-cell office:value-type="float" office:value="0.234961">
            <text:p>0.234961</text:p>
          </table:table-cell>
          <table:table-cell office:value-type="float" office:value="-0.0699896">
            <text:p>-0.0699896</text:p>
          </table:table-cell>
          <table:table-cell office:value-type="float" office:value="0.749827">
            <text:p>0.749827</text:p>
          </table:table-cell>
          <table:table-cell office:value-type="float" office:value="0.0162151">
            <text:p>0.0162151</text:p>
          </table:table-cell>
          <table:table-cell office:value-type="float" office:value="-0.0174869">
            <text:p>-0.0174869</text:p>
          </table:table-cell>
          <table:table-cell office:value-type="float" office:value="-0.00101204">
            <text:p>-0.00101204</text:p>
          </table:table-cell>
          <table:table-cell office:value-type="float" office:value="-0.0198824">
            <text:p>-0.0198824</text:p>
          </table:table-cell>
          <table:table-cell office:value-type="float" office:value="-0.00223825">
            <text:p>-0.00223825</text:p>
          </table:table-cell>
          <table:table-cell office:value-type="float" office:value="-0.00935771">
            <text:p>-0.00935771</text:p>
          </table:table-cell>
          <table:table-cell office:value-type="float" office:value="0.000335392">
            <text:p>0.000335392</text:p>
          </table:table-cell>
          <table:table-cell office:value-type="float" office:value="0.108965">
            <text:p>0.108965</text:p>
          </table:table-cell>
          <table:table-cell office:value-type="float" office:value="0.0681487">
            <text:p>0.0681487</text:p>
          </table:table-cell>
          <table:table-cell office:value-type="float" office:value="0.060005">
            <text:p>0.060005</text:p>
          </table:table-cell>
          <table:table-cell table:number-columns-repeated="16"/>
          <table:table-cell office:value-type="float" office:value="19.0175">
            <text:p>19.0175</text:p>
          </table:table-cell>
          <table:table-cell office:value-type="float" office:value="-0.166167">
            <text:p>-0.166167</text:p>
          </table:table-cell>
          <table:table-cell office:value-type="float" office:value="-0.222052">
            <text:p>-0.222052</text:p>
          </table:table-cell>
          <table:table-cell office:value-type="float" office:value="0.904025">
            <text:p>0.904025</text:p>
          </table:table-cell>
          <table:table-cell office:value-type="float" office:value="0.0341147">
            <text:p>0.0341147</text:p>
          </table:table-cell>
          <table:table-cell office:value-type="float" office:value="-0.496649">
            <text:p>-0.496649</text:p>
          </table:table-cell>
          <table:table-cell office:value-type="float" office:value="-0.0391233">
            <text:p>-0.0391233</text:p>
          </table:table-cell>
          <table:table-cell office:value-type="float" office:value="-0.110435">
            <text:p>-0.110435</text:p>
          </table:table-cell>
          <table:table-cell office:value-type="float" office:value="0.0865171">
            <text:p>0.0865171</text:p>
          </table:table-cell>
          <table:table-cell office:value-type="float" office:value="0.00682246">
            <text:p>0.00682246</text:p>
          </table:table-cell>
          <table:table-cell office:value-type="float" office:value="-0.00363602">
            <text:p>-0.00363602</text:p>
          </table:table-cell>
          <table:table-cell office:value-type="float" office:value="-0.264393">
            <text:p>-0.264393</text:p>
          </table:table-cell>
          <table:table-cell office:value-type="float" office:value="-0.0365409">
            <text:p>-0.0365409</text:p>
          </table:table-cell>
          <table:table-cell office:value-type="float" office:value="-0.0228759">
            <text:p>-0.0228759</text:p>
          </table:table-cell>
          <table:table-cell/>
          <table:table-cell office:value-type="float" office:value="20.2481">
            <text:p>20.2481</text:p>
          </table:table-cell>
          <table:table-cell office:value-type="float" office:value="-0.266137">
            <text:p>-0.266137</text:p>
          </table:table-cell>
          <table:table-cell office:value-type="float" office:value="-0.236372">
            <text:p>-0.236372</text:p>
          </table:table-cell>
          <table:table-cell office:value-type="float" office:value="0.911679">
            <text:p>0.911679</text:p>
          </table:table-cell>
          <table:table-cell office:value-type="float" office:value="0.038921">
            <text:p>0.038921</text:p>
          </table:table-cell>
          <table:table-cell office:value-type="float" office:value="-0.622358">
            <text:p>-0.622358</text:p>
          </table:table-cell>
          <table:table-cell office:value-type="float" office:value="-0.0143284">
            <text:p>-0.0143284</text:p>
          </table:table-cell>
          <table:table-cell office:value-type="float" office:value="-0.102261">
            <text:p>-0.102261</text:p>
          </table:table-cell>
          <table:table-cell office:value-type="float" office:value="0.00536979">
            <text:p>0.00536979</text:p>
          </table:table-cell>
          <table:table-cell office:value-type="float" office:value="-0.0151507">
            <text:p>-0.0151507</text:p>
          </table:table-cell>
          <table:table-cell office:value-type="float" office:value="0.0114844">
            <text:p>0.0114844</text:p>
          </table:table-cell>
          <table:table-cell office:value-type="float" office:value="-0.0390008">
            <text:p>-0.0390008</text:p>
          </table:table-cell>
          <table:table-cell office:value-type="float" office:value="0.0861039">
            <text:p>0.0861039</text:p>
          </table:table-cell>
          <table:table-cell office:value-type="float" office:value="-0.0825719">
            <text:p>-0.0825719</text:p>
          </table:table-cell>
          <table:table-cell table:number-columns-repeated="15"/>
        </table:table-row>
        <table:table-row table:style-name="ro4">
          <table:table-cell office:value-type="float" office:value="14.9901">
            <text:p>14.9901</text:p>
          </table:table-cell>
          <table:table-cell office:value-type="float" office:value="0.240548">
            <text:p>0.240548</text:p>
          </table:table-cell>
          <table:table-cell office:value-type="float" office:value="-0.0683812">
            <text:p>-0.0683812</text:p>
          </table:table-cell>
          <table:table-cell office:value-type="float" office:value="0.753275">
            <text:p>0.753275</text:p>
          </table:table-cell>
          <table:table-cell office:value-type="float" office:value="0.0151765">
            <text:p>0.0151765</text:p>
          </table:table-cell>
          <table:table-cell office:value-type="float" office:value="-0.0120098">
            <text:p>-0.0120098</text:p>
          </table:table-cell>
          <table:table-cell office:value-type="float" office:value="0.000247091">
            <text:p>0.000247091</text:p>
          </table:table-cell>
          <table:table-cell office:value-type="float" office:value="-0.0170557">
            <text:p>-0.0170557</text:p>
          </table:table-cell>
          <table:table-cell office:value-type="float" office:value="0.0235786">
            <text:p>0.0235786</text:p>
          </table:table-cell>
          <table:table-cell office:value-type="float" office:value="0.00678863">
            <text:p>0.00678863</text:p>
          </table:table-cell>
          <table:table-cell office:value-type="float" office:value="0.0145523">
            <text:p>0.0145523</text:p>
          </table:table-cell>
          <table:table-cell office:value-type="float" office:value="0.0373027">
            <text:p>0.0373027</text:p>
          </table:table-cell>
          <table:table-cell office:value-type="float" office:value="0.0134885">
            <text:p>0.0134885</text:p>
          </table:table-cell>
          <table:table-cell office:value-type="float" office:value="0.00409805">
            <text:p>0.00409805</text:p>
          </table:table-cell>
          <table:table-cell table:number-columns-repeated="16"/>
          <table:table-cell office:value-type="float" office:value="19.1858">
            <text:p>19.1858</text:p>
          </table:table-cell>
          <table:table-cell office:value-type="float" office:value="-0.159095">
            <text:p>-0.159095</text:p>
          </table:table-cell>
          <table:table-cell office:value-type="float" office:value="-0.221939">
            <text:p>-0.221939</text:p>
          </table:table-cell>
          <table:table-cell office:value-type="float" office:value="0.902765">
            <text:p>0.902765</text:p>
          </table:table-cell>
          <table:table-cell office:value-type="float" office:value="0.0331103">
            <text:p>0.0331103</text:p>
          </table:table-cell>
          <table:table-cell office:value-type="float" office:value="-0.408273">
            <text:p>-0.408273</text:p>
          </table:table-cell>
          <table:table-cell office:value-type="float" office:value="-0.0259615">
            <text:p>-0.0259615</text:p>
          </table:table-cell>
          <table:table-cell office:value-type="float" office:value="-0.122557">
            <text:p>-0.122557</text:p>
          </table:table-cell>
          <table:table-cell office:value-type="float" office:value="0.0420345">
            <text:p>0.0420345</text:p>
          </table:table-cell>
          <table:table-cell office:value-type="float" office:value="0.000674669">
            <text:p>0.000674669</text:p>
          </table:table-cell>
          <table:table-cell office:value-type="float" office:value="-0.00748476">
            <text:p>-0.00748476</text:p>
          </table:table-cell>
          <table:table-cell office:value-type="float" office:value="1.38052">
            <text:p>1.38052</text:p>
          </table:table-cell>
          <table:table-cell office:value-type="float" office:value="0.226393">
            <text:p>0.226393</text:p>
          </table:table-cell>
          <table:table-cell office:value-type="float" office:value="-0.225871">
            <text:p>-0.225871</text:p>
          </table:table-cell>
          <table:table-cell/>
          <table:table-cell office:value-type="float" office:value="20.4791">
            <text:p>20.4791</text:p>
          </table:table-cell>
          <table:table-cell office:value-type="float" office:value="-0.266978">
            <text:p>-0.266978</text:p>
          </table:table-cell>
          <table:table-cell office:value-type="float" office:value="-0.235278">
            <text:p>-0.235278</text:p>
          </table:table-cell>
          <table:table-cell office:value-type="float" office:value="0.909926">
            <text:p>0.909926</text:p>
          </table:table-cell>
          <table:table-cell office:value-type="float" office:value="0.037506">
            <text:p>0.037506</text:p>
          </table:table-cell>
          <table:table-cell office:value-type="float" office:value="-0.618643">
            <text:p>-0.618643</text:p>
          </table:table-cell>
          <table:table-cell office:value-type="float" office:value="-0.0179273">
            <text:p>-0.0179273</text:p>
          </table:table-cell>
          <table:table-cell office:value-type="float" office:value="-0.0991444">
            <text:p>-0.0991444</text:p>
          </table:table-cell>
          <table:table-cell office:value-type="float" office:value="-0.0036392">
            <text:p>-0.0036392</text:p>
          </table:table-cell>
          <table:table-cell office:value-type="float" office:value="0.00473885">
            <text:p>0.00473885</text:p>
          </table:table-cell>
          <table:table-cell office:value-type="float" office:value="-0.00758929">
            <text:p>-0.00758929</text:p>
          </table:table-cell>
          <table:table-cell office:value-type="float" office:value="0.0550706">
            <text:p>0.0550706</text:p>
          </table:table-cell>
          <table:table-cell office:value-type="float" office:value="-0.0261569">
            <text:p>-0.0261569</text:p>
          </table:table-cell>
          <table:table-cell office:value-type="float" office:value="0.0303952">
            <text:p>0.0303952</text:p>
          </table:table-cell>
          <table:table-cell table:number-columns-repeated="15"/>
        </table:table-row>
        <table:table-row table:style-name="ro4">
          <table:table-cell office:value-type="float" office:value="15.3141">
            <text:p>15.3141</text:p>
          </table:table-cell>
          <table:table-cell office:value-type="float" office:value="0.252102">
            <text:p>0.252102</text:p>
          </table:table-cell>
          <table:table-cell office:value-type="float" office:value="-0.064766">
            <text:p>-0.064766</text:p>
          </table:table-cell>
          <table:table-cell office:value-type="float" office:value="0.75842">
            <text:p>0.75842</text:p>
          </table:table-cell>
          <table:table-cell office:value-type="float" office:value="0.0138631">
            <text:p>0.0138631</text:p>
          </table:table-cell>
          <table:table-cell office:value-type="float" office:value="-0.00677669">
            <text:p>-0.00677669</text:p>
          </table:table-cell>
          <table:table-cell office:value-type="float" office:value="0.00241106">
            <text:p>0.00241106</text:p>
          </table:table-cell>
          <table:table-cell office:value-type="float" office:value="-0.0153216">
            <text:p>-0.0153216</text:p>
          </table:table-cell>
          <table:table-cell office:value-type="float" office:value="0.0356639">
            <text:p>0.0356639</text:p>
          </table:table-cell>
          <table:table-cell office:value-type="float" office:value="0.0111586">
            <text:p>0.0111586</text:p>
          </table:table-cell>
          <table:table-cell office:value-type="float" office:value="0.0158799">
            <text:p>0.0158799</text:p>
          </table:table-cell>
          <table:table-cell office:value-type="float" office:value="-0.185084">
            <text:p>-0.185084</text:p>
          </table:table-cell>
          <table:table-cell office:value-type="float" office:value="-0.0427137">
            <text:p>-0.0427137</text:p>
          </table:table-cell>
          <table:table-cell office:value-type="float" office:value="-0.101056">
            <text:p>-0.101056</text:p>
          </table:table-cell>
          <table:table-cell table:number-columns-repeated="16"/>
          <table:table-cell office:value-type="float" office:value="19.2548">
            <text:p>19.2548</text:p>
          </table:table-cell>
          <table:table-cell office:value-type="float" office:value="-0.149618">
            <text:p>-0.149618</text:p>
          </table:table-cell>
          <table:table-cell office:value-type="float" office:value="-0.220814">
            <text:p>-0.220814</text:p>
          </table:table-cell>
          <table:table-cell office:value-type="float" office:value="0.901173">
            <text:p>0.901173</text:p>
          </table:table-cell>
          <table:table-cell office:value-type="float" office:value="0.0327069">
            <text:p>0.0327069</text:p>
          </table:table-cell>
          <table:table-cell office:value-type="float" office:value="-0.486341">
            <text:p>-0.486341</text:p>
          </table:table-cell>
          <table:table-cell office:value-type="float" office:value="-0.035584">
            <text:p>-0.035584</text:p>
          </table:table-cell>
          <table:table-cell office:value-type="float" office:value="-0.108397">
            <text:p>-0.108397</text:p>
          </table:table-cell>
          <table:table-cell office:value-type="float" office:value="0.137318">
            <text:p>0.137318</text:p>
          </table:table-cell>
          <table:table-cell office:value-type="float" office:value="0.0163003">
            <text:p>0.0163003</text:p>
          </table:table-cell>
          <table:table-cell office:value-type="float" office:value="-0.0230744">
            <text:p>-0.0230744</text:p>
          </table:table-cell>
          <table:table-cell office:value-type="float" office:value="-0.472144">
            <text:p>-0.472144</text:p>
          </table:table-cell>
          <table:table-cell office:value-type="float" office:value="-0.00755769">
            <text:p>-0.00755769</text:p>
          </table:table-cell>
          <table:table-cell office:value-type="float" office:value="0.104758">
            <text:p>0.104758</text:p>
          </table:table-cell>
          <table:table-cell/>
          <table:table-cell office:value-type="float" office:value="20.8147">
            <text:p>20.8147</text:p>
          </table:table-cell>
          <table:table-cell office:value-type="float" office:value="-0.261996">
            <text:p>-0.261996</text:p>
          </table:table-cell>
          <table:table-cell office:value-type="float" office:value="-0.236633">
            <text:p>-0.236633</text:p>
          </table:table-cell>
          <table:table-cell office:value-type="float" office:value="0.910803">
            <text:p>0.910803</text:p>
          </table:table-cell>
          <table:table-cell office:value-type="float" office:value="0.0355413">
            <text:p>0.0355413</text:p>
          </table:table-cell>
          <table:table-cell office:value-type="float" office:value="-0.612122">
            <text:p>-0.612122</text:p>
          </table:table-cell>
          <table:table-cell office:value-type="float" office:value="-0.0191546">
            <text:p>-0.0191546</text:p>
          </table:table-cell>
          <table:table-cell office:value-type="float" office:value="-0.091866">
            <text:p>-0.091866</text:p>
          </table:table-cell>
          <table:table-cell office:value-type="float" office:value="0.0148432">
            <text:p>0.0148432</text:p>
          </table:table-cell>
          <table:table-cell office:value-type="float" office:value="-0.00403977">
            <text:p>-0.00403977</text:p>
          </table:table-cell>
          <table:table-cell office:value-type="float" office:value="0.00261176">
            <text:p>0.00261176</text:p>
          </table:table-cell>
          <table:table-cell office:value-type="float" office:value="0.0541442">
            <text:p>0.0541442</text:p>
          </table:table-cell>
          <table:table-cell office:value-type="float" office:value="-0.00968951">
            <text:p>-0.00968951</text:p>
          </table:table-cell>
          <table:table-cell office:value-type="float" office:value="0.123881">
            <text:p>0.123881</text:p>
          </table:table-cell>
          <table:table-cell table:number-columns-repeated="15"/>
        </table:table-row>
        <table:table-row table:style-name="ro4">
          <table:table-cell office:value-type="float" office:value="15.5489">
            <text:p>15.5489</text:p>
          </table:table-cell>
          <table:table-cell office:value-type="float" office:value="0.250269">
            <text:p>0.250269</text:p>
          </table:table-cell>
          <table:table-cell office:value-type="float" office:value="-0.0645014">
            <text:p>-0.0645014</text:p>
          </table:table-cell>
          <table:table-cell office:value-type="float" office:value="0.756575">
            <text:p>0.756575</text:p>
          </table:table-cell>
          <table:table-cell office:value-type="float" office:value="0.0129827">
            <text:p>0.0129827</text:p>
          </table:table-cell>
          <table:table-cell office:value-type="float" office:value="-0.00467587">
            <text:p>-0.00467587</text:p>
          </table:table-cell>
          <table:table-cell office:value-type="float" office:value="0.00209997">
            <text:p>0.00209997</text:p>
          </table:table-cell>
          <table:table-cell office:value-type="float" office:value="-0.0132451">
            <text:p>-0.0132451</text:p>
          </table:table-cell>
          <table:table-cell office:value-type="float" office:value="-0.00780586">
            <text:p>-0.00780586</text:p>
          </table:table-cell>
          <table:table-cell office:value-type="float" office:value="0.00112667">
            <text:p>0.00112667</text:p>
          </table:table-cell>
          <table:table-cell office:value-type="float" office:value="-0.00785453">
            <text:p>-0.00785453</text:p>
          </table:table-cell>
          <table:table-cell office:value-type="float" office:value="0.0536335">
            <text:p>0.0536335</text:p>
          </table:table-cell>
          <table:table-cell office:value-type="float" office:value="-0.0331775">
            <text:p>-0.0331775</text:p>
          </table:table-cell>
          <table:table-cell office:value-type="float" office:value="0.083565">
            <text:p>0.083565</text:p>
          </table:table-cell>
          <table:table-cell table:number-columns-repeated="16"/>
          <table:table-cell office:value-type="float" office:value="19.3973">
            <text:p>19.3973</text:p>
          </table:table-cell>
          <table:table-cell office:value-type="float" office:value="-0.139637">
            <text:p>-0.139637</text:p>
          </table:table-cell>
          <table:table-cell office:value-type="float" office:value="-0.218644">
            <text:p>-0.218644</text:p>
          </table:table-cell>
          <table:table-cell office:value-type="float" office:value="0.900012">
            <text:p>0.900012</text:p>
          </table:table-cell>
          <table:table-cell office:value-type="float" office:value="0.0318891">
            <text:p>0.0318891</text:p>
          </table:table-cell>
          <table:table-cell office:value-type="float" office:value="-0.459924">
            <text:p>-0.459924</text:p>
          </table:table-cell>
          <table:table-cell office:value-type="float" office:value="-0.035678">
            <text:p>-0.035678</text:p>
          </table:table-cell>
          <table:table-cell office:value-type="float" office:value="-0.110322">
            <text:p>-0.110322</text:p>
          </table:table-cell>
          <table:table-cell office:value-type="float" office:value="0.0700117">
            <text:p>0.0700117</text:p>
          </table:table-cell>
          <table:table-cell office:value-type="float" office:value="0.0152229">
            <text:p>0.0152229</text:p>
          </table:table-cell>
          <table:table-cell office:value-type="float" office:value="-0.00814074">
            <text:p>-0.00814074</text:p>
          </table:table-cell>
          <table:table-cell office:value-type="float" office:value="-0.038903">
            <text:p>-0.038903</text:p>
          </table:table-cell>
          <table:table-cell office:value-type="float" office:value="-0.0488069">
            <text:p>-0.0488069</text:p>
          </table:table-cell>
          <table:table-cell office:value-type="float" office:value="0.0641318">
            <text:p>0.0641318</text:p>
          </table:table-cell>
          <table:table-cell/>
          <table:table-cell office:value-type="float" office:value="20.9499">
            <text:p>20.9499</text:p>
          </table:table-cell>
          <table:table-cell office:value-type="float" office:value="-0.259">
            <text:p>-0.259</text:p>
          </table:table-cell>
          <table:table-cell office:value-type="float" office:value="-0.237357">
            <text:p>-0.237357</text:p>
          </table:table-cell>
          <table:table-cell office:value-type="float" office:value="0.91342">
            <text:p>0.91342</text:p>
          </table:table-cell>
          <table:table-cell office:value-type="float" office:value="0.0347792">
            <text:p>0.0347792</text:p>
          </table:table-cell>
          <table:table-cell office:value-type="float" office:value="-0.546624">
            <text:p>-0.546624</text:p>
          </table:table-cell>
          <table:table-cell office:value-type="float" office:value="-0.0241419">
            <text:p>-0.0241419</text:p>
          </table:table-cell>
          <table:table-cell office:value-type="float" office:value="-0.104375">
            <text:p>-0.104375</text:p>
          </table:table-cell>
          <table:table-cell office:value-type="float" office:value="0.0221632">
            <text:p>0.0221632</text:p>
          </table:table-cell>
          <table:table-cell office:value-type="float" office:value="-0.00534972">
            <text:p>-0.00534972</text:p>
          </table:table-cell>
          <table:table-cell office:value-type="float" office:value="0.0193596">
            <text:p>0.0193596</text:p>
          </table:table-cell>
          <table:table-cell office:value-type="float" office:value="1.13111">
            <text:p>1.13111</text:p>
          </table:table-cell>
          <table:table-cell office:value-type="float" office:value="-0.0816567">
            <text:p>-0.0816567</text:p>
          </table:table-cell>
          <table:table-cell office:value-type="float" office:value="-0.166298">
            <text:p>-0.166298</text:p>
          </table:table-cell>
          <table:table-cell table:number-columns-repeated="15"/>
        </table:table-row>
        <table:table-row table:style-name="ro4">
          <table:table-cell office:value-type="float" office:value="15.7496">
            <text:p>15.7496</text:p>
          </table:table-cell>
          <table:table-cell office:value-type="float" office:value="0.250861">
            <text:p>0.250861</text:p>
          </table:table-cell>
          <table:table-cell office:value-type="float" office:value="-0.0656107">
            <text:p>-0.0656107</text:p>
          </table:table-cell>
          <table:table-cell office:value-type="float" office:value="0.758363">
            <text:p>0.758363</text:p>
          </table:table-cell>
          <table:table-cell office:value-type="float" office:value="0.012275">
            <text:p>0.012275</text:p>
          </table:table-cell>
          <table:table-cell office:value-type="float" office:value="-0.00444754">
            <text:p>-0.00444754</text:p>
          </table:table-cell>
          <table:table-cell office:value-type="float" office:value="0.00211911">
            <text:p>0.00211911</text:p>
          </table:table-cell>
          <table:table-cell office:value-type="float" office:value="-0.0135921">
            <text:p>-0.0135921</text:p>
          </table:table-cell>
          <table:table-cell office:value-type="float" office:value="0.00295392">
            <text:p>0.00295392</text:p>
          </table:table-cell>
          <table:table-cell office:value-type="float" office:value="-0.00552931">
            <text:p>-0.00552931</text:p>
          </table:table-cell>
          <table:table-cell office:value-type="float" office:value="0.00891002">
            <text:p>0.00891002</text:p>
          </table:table-cell>
          <table:table-cell office:value-type="float" office:value="0.014548">
            <text:p>0.014548</text:p>
          </table:table-cell>
          <table:table-cell office:value-type="float" office:value="0.0189348">
            <text:p>0.0189348</text:p>
          </table:table-cell>
          <table:table-cell office:value-type="float" office:value="-0.0256409">
            <text:p>-0.0256409</text:p>
          </table:table-cell>
          <table:table-cell table:number-columns-repeated="16"/>
          <table:table-cell office:value-type="float" office:value="19.8262">
            <text:p>19.8262</text:p>
          </table:table-cell>
          <table:table-cell office:value-type="float" office:value="-0.116766">
            <text:p>-0.116766</text:p>
          </table:table-cell>
          <table:table-cell office:value-type="float" office:value="-0.221093">
            <text:p>-0.221093</text:p>
          </table:table-cell>
          <table:table-cell office:value-type="float" office:value="0.908317">
            <text:p>0.908317</text:p>
          </table:table-cell>
          <table:table-cell office:value-type="float" office:value="0.02955">
            <text:p>0.02955</text:p>
          </table:table-cell>
          <table:table-cell office:value-type="float" office:value="-0.416592">
            <text:p>-0.416592</text:p>
          </table:table-cell>
          <table:table-cell office:value-type="float" office:value="-0.0355827">
            <text:p>-0.0355827</text:p>
          </table:table-cell>
          <table:table-cell office:value-type="float" office:value="-0.107211">
            <text:p>-0.107211</text:p>
          </table:table-cell>
          <table:table-cell office:value-type="float" office:value="0.0533268">
            <text:p>0.0533268</text:p>
          </table:table-cell>
          <table:table-cell office:value-type="float" office:value="-0.00570962">
            <text:p>-0.00570962</text:p>
          </table:table-cell>
          <table:table-cell office:value-type="float" office:value="0.0193644">
            <text:p>0.0193644</text:p>
          </table:table-cell>
          <table:table-cell office:value-type="float" office:value="0.38491">
            <text:p>0.38491</text:p>
          </table:table-cell>
          <table:table-cell office:value-type="float" office:value="0.0379588">
            <text:p>0.0379588</text:p>
          </table:table-cell>
          <table:table-cell office:value-type="float" office:value="-0.0838017">
            <text:p>-0.0838017</text:p>
          </table:table-cell>
          <table:table-cell/>
          <table:table-cell office:value-type="float" office:value="21.0245">
            <text:p>21.0245</text:p>
          </table:table-cell>
          <table:table-cell office:value-type="float" office:value="-0.251043">
            <text:p>-0.251043</text:p>
          </table:table-cell>
          <table:table-cell office:value-type="float" office:value="-0.238211">
            <text:p>-0.238211</text:p>
          </table:table-cell>
          <table:table-cell office:value-type="float" office:value="0.913938">
            <text:p>0.913938</text:p>
          </table:table-cell>
          <table:table-cell office:value-type="float" office:value="0.0343655">
            <text:p>0.0343655</text:p>
          </table:table-cell>
          <table:table-cell office:value-type="float" office:value="-0.636786">
            <text:p>-0.636786</text:p>
          </table:table-cell>
          <table:table-cell office:value-type="float" office:value="-0.0168635">
            <text:p>-0.0168635</text:p>
          </table:table-cell>
          <table:table-cell office:value-type="float" office:value="-0.0948096">
            <text:p>-0.0948096</text:p>
          </table:table-cell>
          <table:table-cell office:value-type="float" office:value="0.106592">
            <text:p>0.106592</text:p>
          </table:table-cell>
          <table:table-cell office:value-type="float" office:value="-0.0114448">
            <text:p>-0.0114448</text:p>
          </table:table-cell>
          <table:table-cell office:value-type="float" office:value="0.00694662">
            <text:p>0.00694662</text:p>
          </table:table-cell>
          <table:table-cell office:value-type="float" office:value="-0.708041">
            <text:p>-0.708041</text:p>
          </table:table-cell>
          <table:table-cell office:value-type="float" office:value="0.0695147">
            <text:p>0.0695147</text:p>
          </table:table-cell>
          <table:table-cell office:value-type="float" office:value="0.0100719">
            <text:p>0.0100719</text:p>
          </table:table-cell>
          <table:table-cell table:number-columns-repeated="15"/>
        </table:table-row>
        <table:table-row table:style-name="ro4">
          <table:table-cell office:value-type="float" office:value="15.9179">
            <text:p>15.9179</text:p>
          </table:table-cell>
          <table:table-cell office:value-type="float" office:value="0.251771">
            <text:p>0.251771</text:p>
          </table:table-cell>
          <table:table-cell office:value-type="float" office:value="-0.0660049">
            <text:p>-0.0660049</text:p>
          </table:table-cell>
          <table:table-cell office:value-type="float" office:value="0.759136">
            <text:p>0.759136</text:p>
          </table:table-cell>
          <table:table-cell office:value-type="float" office:value="0.0117109">
            <text:p>0.0117109</text:p>
          </table:table-cell>
          <table:table-cell office:value-type="float" office:value="-0.00309449">
            <text:p>-0.00309449</text:p>
          </table:table-cell>
          <table:table-cell office:value-type="float" office:value="0.00112199">
            <text:p>0.00112199</text:p>
          </table:table-cell>
          <table:table-cell office:value-type="float" office:value="-0.0104556">
            <text:p>-0.0104556</text:p>
          </table:table-cell>
          <table:table-cell office:value-type="float" office:value="0.00540353">
            <text:p>0.00540353</text:p>
          </table:table-cell>
          <table:table-cell table:style-name="ce1" office:value-type="float" office:value="-0.00234106">
            <text:p>-0.00234106</text:p>
          </table:table-cell>
          <table:table-cell office:value-type="float" office:value="0.00459257">
            <text:p>0.00459257</text:p>
          </table:table-cell>
          <table:table-cell office:value-type="float" office:value="0.0222685">
            <text:p>0.0222685</text:p>
          </table:table-cell>
          <table:table-cell office:value-type="float" office:value="-0.00814462">
            <text:p>-0.00814462</text:p>
          </table:table-cell>
          <table:table-cell office:value-type="float" office:value="0.0585776">
            <text:p>0.0585776</text:p>
          </table:table-cell>
          <table:table-cell table:number-columns-repeated="16"/>
          <table:table-cell office:value-type="float" office:value="20.0539">
            <text:p>20.0539</text:p>
          </table:table-cell>
          <table:table-cell office:value-type="float" office:value="-0.0846775">
            <text:p>-0.0846775</text:p>
          </table:table-cell>
          <table:table-cell office:value-type="float" office:value="-0.220425">
            <text:p>-0.220425</text:p>
          </table:table-cell>
          <table:table-cell office:value-type="float" office:value="0.908383">
            <text:p>0.908383</text:p>
          </table:table-cell>
          <table:table-cell office:value-type="float" office:value="0.0283789">
            <text:p>0.0283789</text:p>
          </table:table-cell>
          <table:table-cell office:value-type="float" office:value="-0.42295">
            <text:p>-0.42295</text:p>
          </table:table-cell>
          <table:table-cell office:value-type="float" office:value="-0.0342981">
            <text:p>-0.0342981</text:p>
          </table:table-cell>
          <table:table-cell office:value-type="float" office:value="-0.107935">
            <text:p>-0.107935</text:p>
          </table:table-cell>
          <table:table-cell office:value-type="float" office:value="0.140953">
            <text:p>0.140953</text:p>
          </table:table-cell>
          <table:table-cell office:value-type="float" office:value="0.00293184">
            <text:p>0.00293184</text:p>
          </table:table-cell>
          <table:table-cell office:value-type="float" office:value="0.000286651">
            <text:p>0.000286651</text:p>
          </table:table-cell>
          <table:table-cell office:value-type="float" office:value="-0.507485">
            <text:p>-0.507485</text:p>
          </table:table-cell>
          <table:table-cell office:value-type="float" office:value="0.0357536">
            <text:p>0.0357536</text:p>
          </table:table-cell>
          <table:table-cell office:value-type="float" office:value="-0.0662989">
            <text:p>-0.0662989</text:p>
          </table:table-cell>
          <table:table-cell/>
          <table:table-cell office:value-type="float" office:value="21.1151">
            <text:p>21.1151</text:p>
          </table:table-cell>
          <table:table-cell office:value-type="float" office:value="-0.247197">
            <text:p>-0.247197</text:p>
          </table:table-cell>
          <table:table-cell office:value-type="float" office:value="-0.238677">
            <text:p>-0.238677</text:p>
          </table:table-cell>
          <table:table-cell office:value-type="float" office:value="0.91465">
            <text:p>0.91465</text:p>
          </table:table-cell>
          <table:table-cell office:value-type="float" office:value="0.0338701">
            <text:p>0.0338701</text:p>
          </table:table-cell>
          <table:table-cell office:value-type="float" office:value="-0.600663">
            <text:p>-0.600663</text:p>
          </table:table-cell>
          <table:table-cell office:value-type="float" office:value="-0.0190754">
            <text:p>-0.0190754</text:p>
          </table:table-cell>
          <table:table-cell office:value-type="float" office:value="-0.0963814">
            <text:p>-0.0963814</text:p>
          </table:table-cell>
          <table:table-cell office:value-type="float" office:value="0.0424688">
            <text:p>0.0424688</text:p>
          </table:table-cell>
          <table:table-cell office:value-type="float" office:value="-0.00514923">
            <text:p>-0.00514923</text:p>
          </table:table-cell>
          <table:table-cell office:value-type="float" office:value="0.00785878">
            <text:p>0.00785878</text:p>
          </table:table-cell>
          <table:table-cell office:value-type="float" office:value="-0.0461028">
            <text:p>-0.0461028</text:p>
          </table:table-cell>
          <table:table-cell office:value-type="float" office:value="0.0294712">
            <text:p>0.0294712</text:p>
          </table:table-cell>
          <table:table-cell office:value-type="float" office:value="-0.0316187">
            <text:p>-0.0316187</text:p>
          </table:table-cell>
          <table:table-cell table:number-columns-repeated="9"/>
          <table:table-cell table:style-name="ce1"/>
          <table:table-cell table:number-columns-repeated="5"/>
        </table:table-row>
        <table:table-row table:style-name="ro4">
          <table:table-cell office:value-type="float" office:value="16.0507">
            <text:p>16.0507</text:p>
          </table:table-cell>
          <table:table-cell office:value-type="float" office:value="0.252881">
            <text:p>0.252881</text:p>
          </table:table-cell>
          <table:table-cell office:value-type="float" office:value="-0.0664592">
            <text:p>-0.0664592</text:p>
          </table:table-cell>
          <table:table-cell office:value-type="float" office:value="0.760778">
            <text:p>0.760778</text:p>
          </table:table-cell>
          <table:table-cell office:value-type="float" office:value="0.0112846">
            <text:p>0.0112846</text:p>
          </table:table-cell>
          <table:table-cell office:value-type="float" office:value="-0.00348319">
            <text:p>-0.00348319</text:p>
          </table:table-cell>
          <table:table-cell office:value-type="float" office:value="0.00124779">
            <text:p>0.00124779</text:p>
          </table:table-cell>
          <table:table-cell office:value-type="float" office:value="-0.0103589">
            <text:p>-0.0103589</text:p>
          </table:table-cell>
          <table:table-cell office:value-type="float" office:value="0.0083597">
            <text:p>0.0083597</text:p>
          </table:table-cell>
          <table:table-cell table:style-name="ce1" office:value-type="float" office:value="-0.00342226">
            <text:p>-0.00342226</text:p>
          </table:table-cell>
          <table:table-cell office:value-type="float" office:value="0.0123688">
            <text:p>0.0123688</text:p>
          </table:table-cell>
          <table:table-cell office:value-type="float" office:value="-0.0305085">
            <text:p>-0.0305085</text:p>
          </table:table-cell>
          <table:table-cell office:value-type="float" office:value="0.0122797">
            <text:p>0.0122797</text:p>
          </table:table-cell>
          <table:table-cell office:value-type="float" office:value="-0.00877596">
            <text:p>-0.00877596</text:p>
          </table:table-cell>
          <table:table-cell table:number-columns-repeated="16"/>
          <table:table-cell office:value-type="float" office:value="20.2221">
            <text:p>20.2221</text:p>
          </table:table-cell>
          <table:table-cell office:value-type="float" office:value="-0.0753261">
            <text:p>-0.0753261</text:p>
          </table:table-cell>
          <table:table-cell office:value-type="float" office:value="-0.218921">
            <text:p>-0.218921</text:p>
          </table:table-cell>
          <table:table-cell office:value-type="float" office:value="0.906556">
            <text:p>0.906556</text:p>
          </table:table-cell>
          <table:table-cell office:value-type="float" office:value="0.0275436">
            <text:p>0.0275436</text:p>
          </table:table-cell>
          <table:table-cell office:value-type="float" office:value="-0.384683">
            <text:p>-0.384683</text:p>
          </table:table-cell>
          <table:table-cell office:value-type="float" office:value="-0.0329933">
            <text:p>-0.0329933</text:p>
          </table:table-cell>
          <table:table-cell office:value-type="float" office:value="-0.105103">
            <text:p>-0.105103</text:p>
          </table:table-cell>
          <table:table-cell office:value-type="float" office:value="0.0556011">
            <text:p>0.0556011</text:p>
          </table:table-cell>
          <table:table-cell office:value-type="float" office:value="0.0089451">
            <text:p>0.0089451</text:p>
          </table:table-cell>
          <table:table-cell office:value-type="float" office:value="-0.0108639">
            <text:p>-0.0108639</text:p>
          </table:table-cell>
          <table:table-cell office:value-type="float" office:value="0.197544">
            <text:p>0.197544</text:p>
          </table:table-cell>
          <table:table-cell office:value-type="float" office:value="0.0221004">
            <text:p>0.0221004</text:p>
          </table:table-cell>
          <table:table-cell office:value-type="float" office:value="0.0426855">
            <text:p>0.0426855</text:p>
          </table:table-cell>
          <table:table-cell/>
          <table:table-cell office:value-type="float" office:value="21.2795">
            <text:p>21.2795</text:p>
          </table:table-cell>
          <table:table-cell office:value-type="float" office:value="-0.241462">
            <text:p>-0.241462</text:p>
          </table:table-cell>
          <table:table-cell office:value-type="float" office:value="-0.238727">
            <text:p>-0.238727</text:p>
          </table:table-cell>
          <table:table-cell office:value-type="float" office:value="0.915088">
            <text:p>0.915088</text:p>
          </table:table-cell>
          <table:table-cell office:value-type="float" office:value="0.0329892">
            <text:p>0.0329892</text:p>
          </table:table-cell>
          <table:table-cell office:value-type="float" office:value="-0.563272">
            <text:p>-0.563272</text:p>
          </table:table-cell>
          <table:table-cell office:value-type="float" office:value="-0.0182717">
            <text:p>-0.0182717</text:p>
          </table:table-cell>
          <table:table-cell office:value-type="float" office:value="-0.0999733">
            <text:p>-0.0999733</text:p>
          </table:table-cell>
          <table:table-cell office:value-type="float" office:value="0.0348911">
            <text:p>0.0348911</text:p>
          </table:table-cell>
          <table:table-cell office:value-type="float" office:value="-0.000305136">
            <text:p>-0.000305136</text:p>
          </table:table-cell>
          <table:table-cell office:value-type="float" office:value="0.0026617">
            <text:p>0.0026617</text:p>
          </table:table-cell>
          <table:table-cell office:value-type="float" office:value="0.517191">
            <text:p>0.517191</text:p>
          </table:table-cell>
          <table:table-cell office:value-type="float" office:value="0.037044">
            <text:p>0.037044</text:p>
          </table:table-cell>
          <table:table-cell office:value-type="float" office:value="-0.0945936">
            <text:p>-0.0945936</text:p>
          </table:table-cell>
          <table:table-cell table:number-columns-repeated="15"/>
        </table:table-row>
        <table:table-row table:style-name="ro4">
          <table:table-cell office:value-type="float" office:value="16.217">
            <text:p>16.217</text:p>
          </table:table-cell>
          <table:table-cell office:value-type="float" office:value="0.253427">
            <text:p>0.253427</text:p>
          </table:table-cell>
          <table:table-cell office:value-type="float" office:value="-0.0666887">
            <text:p>-0.0666887</text:p>
          </table:table-cell>
          <table:table-cell office:value-type="float" office:value="0.762593">
            <text:p>0.762593</text:p>
          </table:table-cell>
          <table:table-cell office:value-type="float" office:value="0.0107721">
            <text:p>0.0107721</text:p>
          </table:table-cell>
          <table:table-cell office:value-type="float" office:value="-0.00129003">
            <text:p>-0.00129003</text:p>
          </table:table-cell>
          <table:table-cell office:value-type="float" office:value="0.000500447">
            <text:p>0.000500447</text:p>
          </table:table-cell>
          <table:table-cell office:value-type="float" office:value="-0.00515448">
            <text:p>-0.00515448</text:p>
          </table:table-cell>
          <table:table-cell office:value-type="float" office:value="0.00328425">
            <text:p>0.00328425</text:p>
          </table:table-cell>
          <table:table-cell office:value-type="float" office:value="-0.00137938">
            <text:p>-0.00137938</text:p>
          </table:table-cell>
          <table:table-cell office:value-type="float" office:value="0.0109088">
            <text:p>0.0109088</text:p>
          </table:table-cell>
          <table:table-cell office:value-type="float" office:value="0.0340536">
            <text:p>0.0340536</text:p>
          </table:table-cell>
          <table:table-cell office:value-type="float" office:value="-0.00909885">
            <text:p>-0.00909885</text:p>
          </table:table-cell>
          <table:table-cell office:value-type="float" office:value="0.0987501">
            <text:p>0.0987501</text:p>
          </table:table-cell>
          <table:table-cell table:number-columns-repeated="16"/>
          <table:table-cell office:value-type="float" office:value="20.5219">
            <text:p>20.5219</text:p>
          </table:table-cell>
          <table:table-cell office:value-type="float" office:value="-0.0408872">
            <text:p>-0.0408872</text:p>
          </table:table-cell>
          <table:table-cell office:value-type="float" office:value="-0.214251">
            <text:p>-0.214251</text:p>
          </table:table-cell>
          <table:table-cell office:value-type="float" office:value="0.907136">
            <text:p>0.907136</text:p>
          </table:table-cell>
          <table:table-cell office:value-type="float" office:value="0.0261148">
            <text:p>0.0261148</text:p>
          </table:table-cell>
          <table:table-cell office:value-type="float" office:value="-0.351317">
            <text:p>-0.351317</text:p>
          </table:table-cell>
          <table:table-cell office:value-type="float" office:value="-0.0291049">
            <text:p>-0.0291049</text:p>
          </table:table-cell>
          <table:table-cell office:value-type="float" office:value="-0.104344">
            <text:p>-0.104344</text:p>
          </table:table-cell>
          <table:table-cell office:value-type="float" office:value="0.114841">
            <text:p>0.114841</text:p>
          </table:table-cell>
          <table:table-cell office:value-type="float" office:value="0.0155726">
            <text:p>0.0155726</text:p>
          </table:table-cell>
          <table:table-cell office:value-type="float" office:value="0.00193677">
            <text:p>0.00193677</text:p>
          </table:table-cell>
          <table:table-cell office:value-type="float" office:value="0.0749421">
            <text:p>0.0749421</text:p>
          </table:table-cell>
          <table:table-cell office:value-type="float" office:value="-0.00343127">
            <text:p>-0.00343127</text:p>
          </table:table-cell>
          <table:table-cell office:value-type="float" office:value="0.0238391">
            <text:p>0.0238391</text:p>
          </table:table-cell>
          <table:table-cell/>
          <table:table-cell office:value-type="float" office:value="21.4471">
            <text:p>21.4471</text:p>
          </table:table-cell>
          <table:table-cell office:value-type="float" office:value="-0.221087">
            <text:p>-0.221087</text:p>
          </table:table-cell>
          <table:table-cell office:value-type="float" office:value="-0.237738">
            <text:p>-0.237738</text:p>
          </table:table-cell>
          <table:table-cell office:value-type="float" office:value="0.912877">
            <text:p>0.912877</text:p>
          </table:table-cell>
          <table:table-cell office:value-type="float" office:value="0.0321146">
            <text:p>0.0321146</text:p>
          </table:table-cell>
          <table:table-cell office:value-type="float" office:value="-0.580927">
            <text:p>-0.580927</text:p>
          </table:table-cell>
          <table:table-cell office:value-type="float" office:value="-0.0220377">
            <text:p>-0.0220377</text:p>
          </table:table-cell>
          <table:table-cell office:value-type="float" office:value="-0.0936241">
            <text:p>-0.0936241</text:p>
          </table:table-cell>
          <table:table-cell office:value-type="float" office:value="0.121571">
            <text:p>0.121571</text:p>
          </table:table-cell>
          <table:table-cell office:value-type="float" office:value="0.00590336">
            <text:p>0.00590336</text:p>
          </table:table-cell>
          <table:table-cell office:value-type="float" office:value="-0.013192">
            <text:p>-0.013192</text:p>
          </table:table-cell>
          <table:table-cell office:value-type="float" office:value="-0.279278">
            <text:p>-0.279278</text:p>
          </table:table-cell>
          <table:table-cell office:value-type="float" office:value="-0.0551483">
            <text:p>-0.0551483</text:p>
          </table:table-cell>
          <table:table-cell office:value-type="float" office:value="0.0781731">
            <text:p>0.0781731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21.0058">
            <text:p>21.0058</text:p>
          </table:table-cell>
          <table:table-cell office:value-type="float" office:value="0.0322223">
            <text:p>0.0322223</text:p>
          </table:table-cell>
          <table:table-cell office:value-type="float" office:value="-0.207519">
            <text:p>-0.207519</text:p>
          </table:table-cell>
          <table:table-cell office:value-type="float" office:value="0.913654">
            <text:p>0.913654</text:p>
          </table:table-cell>
          <table:table-cell office:value-type="float" office:value="0.0239642">
            <text:p>0.0239642</text:p>
          </table:table-cell>
          <table:table-cell office:value-type="float" office:value="-0.306153">
            <text:p>-0.306153</text:p>
          </table:table-cell>
          <table:table-cell office:value-type="float" office:value="-0.0259834">
            <text:p>-0.0259834</text:p>
          </table:table-cell>
          <table:table-cell office:value-type="float" office:value="-0.0931291">
            <text:p>-0.0931291</text:p>
          </table:table-cell>
          <table:table-cell office:value-type="float" office:value="0.151101">
            <text:p>0.151101</text:p>
          </table:table-cell>
          <table:table-cell office:value-type="float" office:value="0.0139124">
            <text:p>0.0139124</text:p>
          </table:table-cell>
          <table:table-cell office:value-type="float" office:value="0.0134712">
            <text:p>0.0134712</text:p>
          </table:table-cell>
          <table:table-cell office:value-type="float" office:value="-0.526162">
            <text:p>-0.526162</text:p>
          </table:table-cell>
          <table:table-cell office:value-type="float" office:value="-0.0687222">
            <text:p>-0.0687222</text:p>
          </table:table-cell>
          <table:table-cell office:value-type="float" office:value="0.0942116">
            <text:p>0.0942116</text:p>
          </table:table-cell>
          <table:table-cell/>
          <table:table-cell office:value-type="float" office:value="21.6168">
            <text:p>21.6168</text:p>
          </table:table-cell>
          <table:table-cell office:value-type="float" office:value="-0.2085">
            <text:p>-0.2085</text:p>
          </table:table-cell>
          <table:table-cell office:value-type="float" office:value="-0.238324">
            <text:p>-0.238324</text:p>
          </table:table-cell>
          <table:table-cell office:value-type="float" office:value="0.912889">
            <text:p>0.912889</text:p>
          </table:table-cell>
          <table:table-cell office:value-type="float" office:value="0.0312528">
            <text:p>0.0312528</text:p>
          </table:table-cell>
          <table:table-cell office:value-type="float" office:value="-0.558822">
            <text:p>-0.558822</text:p>
          </table:table-cell>
          <table:table-cell office:value-type="float" office:value="-0.0210862">
            <text:p>-0.0210862</text:p>
          </table:table-cell>
          <table:table-cell office:value-type="float" office:value="-0.0968177">
            <text:p>-0.0968177</text:p>
          </table:table-cell>
          <table:table-cell office:value-type="float" office:value="0.0741822">
            <text:p>0.0741822</text:p>
          </table:table-cell>
          <table:table-cell office:value-type="float" office:value="-0.00345443">
            <text:p>-0.00345443</text:p>
          </table:table-cell>
          <table:table-cell table:style-name="ce1" office:value-type="string">
            <text:p>7.27299e-05</text:p>
          </table:table-cell>
          <table:table-cell office:value-type="float" office:value="-0.0393613">
            <text:p>-0.0393613</text:p>
          </table:table-cell>
          <table:table-cell office:value-type="float" office:value="-0.0135656">
            <text:p>-0.0135656</text:p>
          </table:table-cell>
          <table:table-cell office:value-type="float" office:value="0.000809091">
            <text:p>0.000809091</text:p>
          </table:table-cell>
          <table:table-cell table:number-columns-repeated="15"/>
        </table:table-row>
        <table:table-row table:style-name="ro4">
          <table:table-cell table:number-columns-repeated="8"/>
          <table:table-cell table:style-name="ce1"/>
          <table:table-cell table:number-columns-repeated="21"/>
          <table:table-cell office:value-type="float" office:value="21.09">
            <text:p>21.09</text:p>
          </table:table-cell>
          <table:table-cell office:value-type="float" office:value="0.0412153">
            <text:p>0.0412153</text:p>
          </table:table-cell>
          <table:table-cell office:value-type="float" office:value="-0.206835">
            <text:p>-0.206835</text:p>
          </table:table-cell>
          <table:table-cell office:value-type="float" office:value="0.915457">
            <text:p>0.915457</text:p>
          </table:table-cell>
          <table:table-cell office:value-type="float" office:value="0.0236084">
            <text:p>0.0236084</text:p>
          </table:table-cell>
          <table:table-cell office:value-type="float" office:value="-0.270821">
            <text:p>-0.270821</text:p>
          </table:table-cell>
          <table:table-cell office:value-type="float" office:value="-0.0216868">
            <text:p>-0.0216868</text:p>
          </table:table-cell>
          <table:table-cell office:value-type="float" office:value="-0.0962123">
            <text:p>-0.0962123</text:p>
          </table:table-cell>
          <table:table-cell office:value-type="float" office:value="0.106794">
            <text:p>0.106794</text:p>
          </table:table-cell>
          <table:table-cell office:value-type="float" office:value="0.0081254">
            <text:p>0.0081254</text:p>
          </table:table-cell>
          <table:table-cell office:value-type="float" office:value="0.0214047">
            <text:p>0.0214047</text:p>
          </table:table-cell>
          <table:table-cell office:value-type="float" office:value="0.0582973">
            <text:p>0.0582973</text:p>
          </table:table-cell>
          <table:table-cell office:value-type="float" office:value="0.0111688">
            <text:p>0.0111688</text:p>
          </table:table-cell>
          <table:table-cell office:value-type="float" office:value="-0.0137458">
            <text:p>-0.0137458</text:p>
          </table:table-cell>
          <table:table-cell/>
          <table:table-cell office:value-type="float" office:value="22.0831">
            <text:p>22.0831</text:p>
          </table:table-cell>
          <table:table-cell office:value-type="float" office:value="-0.182465">
            <text:p>-0.182465</text:p>
          </table:table-cell>
          <table:table-cell office:value-type="float" office:value="-0.242885">
            <text:p>-0.242885</text:p>
          </table:table-cell>
          <table:table-cell office:value-type="float" office:value="0.913099">
            <text:p>0.913099</text:p>
          </table:table-cell>
          <table:table-cell office:value-type="float" office:value="0.0290013">
            <text:p>0.0290013</text:p>
          </table:table-cell>
          <table:table-cell office:value-type="float" office:value="-0.52136">
            <text:p>-0.52136</text:p>
          </table:table-cell>
          <table:table-cell office:value-type="float" office:value="-0.0259755">
            <text:p>-0.0259755</text:p>
          </table:table-cell>
          <table:table-cell office:value-type="float" office:value="-0.096886">
            <text:p>-0.096886</text:p>
          </table:table-cell>
          <table:table-cell office:value-type="float" office:value="0.0558261">
            <text:p>0.0558261</text:p>
          </table:table-cell>
          <table:table-cell office:value-type="float" office:value="-0.00978073">
            <text:p>-0.00978073</text:p>
          </table:table-cell>
          <table:table-cell office:value-type="float" office:value="0.000450049">
            <text:p>0.000450049</text:p>
          </table:table-cell>
          <table:table-cell office:value-type="float" office:value="0.189327">
            <text:p>0.189327</text:p>
          </table:table-cell>
          <table:table-cell office:value-type="float" office:value="-0.00878277">
            <text:p>-0.00878277</text:p>
          </table:table-cell>
          <table:table-cell office:value-type="float" office:value="-0.00698968">
            <text:p>-0.00698968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21.3226">
            <text:p>21.3226</text:p>
          </table:table-cell>
          <table:table-cell office:value-type="float" office:value="0.0692054">
            <text:p>0.0692054</text:p>
          </table:table-cell>
          <table:table-cell office:value-type="float" office:value="-0.204341">
            <text:p>-0.204341</text:p>
          </table:table-cell>
          <table:table-cell office:value-type="float" office:value="0.919691">
            <text:p>0.919691</text:p>
          </table:table-cell>
          <table:table-cell office:value-type="float" office:value="0.022653">
            <text:p>0.022653</text:p>
          </table:table-cell>
          <table:table-cell office:value-type="float" office:value="0.494159">
            <text:p>0.494159</text:p>
          </table:table-cell>
          <table:table-cell office:value-type="float" office:value="0.117299">
            <text:p>0.117299</text:p>
          </table:table-cell>
          <table:table-cell office:value-type="float" office:value="0.0965424">
            <text:p>0.0965424</text:p>
          </table:table-cell>
          <table:table-cell office:value-type="float" office:value="0.120352">
            <text:p>0.120352</text:p>
          </table:table-cell>
          <table:table-cell office:value-type="float" office:value="0.0107229">
            <text:p>0.0107229</text:p>
          </table:table-cell>
          <table:table-cell office:value-type="float" office:value="0.0182078">
            <text:p>0.0182078</text:p>
          </table:table-cell>
          <table:table-cell office:value-type="float" office:value="14.2484">
            <text:p>14.2484</text:p>
          </table:table-cell>
          <table:table-cell office:value-type="float" office:value="2.63968">
            <text:p>2.63968</text:p>
          </table:table-cell>
          <table:table-cell office:value-type="float" office:value="3.62736">
            <text:p>3.62736</text:p>
          </table:table-cell>
          <table:table-cell/>
          <table:table-cell office:value-type="float" office:value="22.315">
            <text:p>22.315</text:p>
          </table:table-cell>
          <table:table-cell office:value-type="float" office:value="-0.159333">
            <text:p>-0.159333</text:p>
          </table:table-cell>
          <table:table-cell office:value-type="float" office:value="-0.245626">
            <text:p>-0.245626</text:p>
          </table:table-cell>
          <table:table-cell office:value-type="float" office:value="0.912827">
            <text:p>0.912827</text:p>
          </table:table-cell>
          <table:table-cell office:value-type="float" office:value="0.0279428">
            <text:p>0.0279428</text:p>
          </table:table-cell>
          <table:table-cell office:value-type="float" office:value="-0.517898">
            <text:p>-0.517898</text:p>
          </table:table-cell>
          <table:table-cell office:value-type="float" office:value="-0.0263058">
            <text:p>-0.0263058</text:p>
          </table:table-cell>
          <table:table-cell office:value-type="float" office:value="-0.0993081">
            <text:p>-0.0993081</text:p>
          </table:table-cell>
          <table:table-cell office:value-type="float" office:value="0.0997366">
            <text:p>0.0997366</text:p>
          </table:table-cell>
          <table:table-cell office:value-type="float" office:value="-0.0118177">
            <text:p>-0.0118177</text:p>
          </table:table-cell>
          <table:table-cell office:value-type="float" office:value="-0.00117107">
            <text:p>-0.00117107</text:p>
          </table:table-cell>
          <table:table-cell office:value-type="float" office:value="-0.220862">
            <text:p>-0.220862</text:p>
          </table:table-cell>
          <table:table-cell office:value-type="float" office:value="0.0366514">
            <text:p>0.0366514</text:p>
          </table:table-cell>
          <table:table-cell office:value-type="float" office:value="-0.043013">
            <text:p>-0.043013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21.3543">
            <text:p>21.3543</text:p>
          </table:table-cell>
          <table:table-cell office:value-type="float" office:value="0.0873735">
            <text:p>0.0873735</text:p>
          </table:table-cell>
          <table:table-cell office:value-type="float" office:value="-0.201343">
            <text:p>-0.201343</text:p>
          </table:table-cell>
          <table:table-cell office:value-type="float" office:value="0.923922">
            <text:p>0.923922</text:p>
          </table:table-cell>
          <table:table-cell office:value-type="float" office:value="0.0225256">
            <text:p>0.0225256</text:p>
          </table:table-cell>
          <table:table-cell office:value-type="float" office:value="-0.236381">
            <text:p>-0.236381</text:p>
          </table:table-cell>
          <table:table-cell office:value-type="float" office:value="-0.0186296">
            <text:p>-0.0186296</text:p>
          </table:table-cell>
          <table:table-cell office:value-type="float" office:value="-0.0886137">
            <text:p>-0.0886137</text:p>
          </table:table-cell>
          <table:table-cell office:value-type="float" office:value="0.572511">
            <text:p>0.572511</text:p>
          </table:table-cell>
          <table:table-cell office:value-type="float" office:value="0.0944906">
            <text:p>0.0944906</text:p>
          </table:table-cell>
          <table:table-cell office:value-type="float" office:value="0.133318">
            <text:p>0.133318</text:p>
          </table:table-cell>
          <table:table-cell office:value-type="float" office:value="-0.970836">
            <text:p>-0.970836</text:p>
          </table:table-cell>
          <table:table-cell office:value-type="float" office:value="-0.184033">
            <text:p>-0.184033</text:p>
          </table:table-cell>
          <table:table-cell office:value-type="float" office:value="-0.223662">
            <text:p>-0.223662</text:p>
          </table:table-cell>
          <table:table-cell/>
          <table:table-cell office:value-type="float" office:value="22.4836">
            <text:p>22.4836</text:p>
          </table:table-cell>
          <table:table-cell office:value-type="float" office:value="-0.148796">
            <text:p>-0.148796</text:p>
          </table:table-cell>
          <table:table-cell office:value-type="float" office:value="-0.246577">
            <text:p>-0.246577</text:p>
          </table:table-cell>
          <table:table-cell office:value-type="float" office:value="0.911407">
            <text:p>0.911407</text:p>
          </table:table-cell>
          <table:table-cell office:value-type="float" office:value="0.0271977">
            <text:p>0.0271977</text:p>
          </table:table-cell>
          <table:table-cell office:value-type="float" office:value="-0.500749">
            <text:p>-0.500749</text:p>
          </table:table-cell>
          <table:table-cell office:value-type="float" office:value="-0.0287087">
            <text:p>-0.0287087</text:p>
          </table:table-cell>
          <table:table-cell office:value-type="float" office:value="-0.0917077">
            <text:p>-0.0917077</text:p>
          </table:table-cell>
          <table:table-cell office:value-type="float" office:value="0.0625046">
            <text:p>0.0625046</text:p>
          </table:table-cell>
          <table:table-cell office:value-type="float" office:value="-0.00563917">
            <text:p>-0.00563917</text:p>
          </table:table-cell>
          <table:table-cell office:value-type="float" office:value="-0.00842203">
            <text:p>-0.00842203</text:p>
          </table:table-cell>
          <table:table-cell office:value-type="float" office:value="-0.0473967">
            <text:p>-0.0473967</text:p>
          </table:table-cell>
          <table:table-cell office:value-type="float" office:value="0.0019662">
            <text:p>0.0019662</text:p>
          </table:table-cell>
          <table:table-cell office:value-type="float" office:value="0.124504">
            <text:p>0.124504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21.8546">
            <text:p>21.8546</text:p>
          </table:table-cell>
          <table:table-cell office:value-type="float" office:value="0.130815">
            <text:p>0.130815</text:p>
          </table:table-cell>
          <table:table-cell office:value-type="float" office:value="-0.200129">
            <text:p>-0.200129</text:p>
          </table:table-cell>
          <table:table-cell office:value-type="float" office:value="0.934642">
            <text:p>0.934642</text:p>
          </table:table-cell>
          <table:table-cell office:value-type="float" office:value="0.0206104">
            <text:p>0.0206104</text:p>
          </table:table-cell>
          <table:table-cell office:value-type="float" office:value="-0.185746">
            <text:p>-0.185746</text:p>
          </table:table-cell>
          <table:table-cell office:value-type="float" office:value="-0.0160899">
            <text:p>-0.0160899</text:p>
          </table:table-cell>
          <table:table-cell office:value-type="float" office:value="-0.0742492">
            <text:p>-0.0742492</text:p>
          </table:table-cell>
          <table:table-cell office:value-type="float" office:value="0.0868364">
            <text:p>0.0868364</text:p>
          </table:table-cell>
          <table:table-cell office:value-type="float" office:value="0.00242527">
            <text:p>0.00242527</text:p>
          </table:table-cell>
          <table:table-cell office:value-type="float" office:value="0.0214285">
            <text:p>0.0214285</text:p>
          </table:table-cell>
          <table:table-cell office:value-type="float" office:value="0.00602639">
            <text:p>0.00602639</text:p>
          </table:table-cell>
          <table:table-cell office:value-type="float" office:value="0.00166062">
            <text:p>0.00166062</text:p>
          </table:table-cell>
          <table:table-cell office:value-type="float" office:value="0.0393585">
            <text:p>0.0393585</text:p>
          </table:table-cell>
          <table:table-cell/>
          <table:table-cell office:value-type="float" office:value="22.6148">
            <text:p>22.6148</text:p>
          </table:table-cell>
          <table:table-cell office:value-type="float" office:value="-0.141414">
            <text:p>-0.141414</text:p>
          </table:table-cell>
          <table:table-cell office:value-type="float" office:value="-0.247283">
            <text:p>-0.247283</text:p>
          </table:table-cell>
          <table:table-cell office:value-type="float" office:value="0.912444">
            <text:p>0.912444</text:p>
          </table:table-cell>
          <table:table-cell office:value-type="float" office:value="0.0266318">
            <text:p>0.0266318</text:p>
          </table:table-cell>
          <table:table-cell office:value-type="float" office:value="-0.400465">
            <text:p>-0.400465</text:p>
          </table:table-cell>
          <table:table-cell office:value-type="float" office:value="-0.0218141">
            <text:p>-0.0218141</text:p>
          </table:table-cell>
          <table:table-cell office:value-type="float" office:value="-0.0987541">
            <text:p>-0.0987541</text:p>
          </table:table-cell>
          <table:table-cell office:value-type="float" office:value="0.0562884">
            <text:p>0.0562884</text:p>
          </table:table-cell>
          <table:table-cell office:value-type="float" office:value="-0.0053813">
            <text:p>-0.0053813</text:p>
          </table:table-cell>
          <table:table-cell office:value-type="float" office:value="0.00790708">
            <text:p>0.00790708</text:p>
          </table:table-cell>
          <table:table-cell office:value-type="float" office:value="1.57971">
            <text:p>1.57971</text:p>
          </table:table-cell>
          <table:table-cell office:value-type="float" office:value="0.134024">
            <text:p>0.134024</text:p>
          </table:table-cell>
          <table:table-cell office:value-type="float" office:value="-0.0422205">
            <text:p>-0.0422205</text:p>
          </table:table-cell>
          <table:table-cell table:number-columns-repeated="15"/>
        </table:table-row>
        <table:table-row table:style-name="ro4">
          <table:table-cell table:number-columns-repeated="7"/>
          <table:table-cell table:style-name="ce1"/>
          <table:table-cell table:number-columns-repeated="22"/>
          <table:table-cell office:value-type="float" office:value="22.4257">
            <text:p>22.4257</text:p>
          </table:table-cell>
          <table:table-cell office:value-type="float" office:value="0.182371">
            <text:p>0.182371</text:p>
          </table:table-cell>
          <table:table-cell office:value-type="float" office:value="-0.198203">
            <text:p>-0.198203</text:p>
          </table:table-cell>
          <table:table-cell office:value-type="float" office:value="0.959716">
            <text:p>0.959716</text:p>
          </table:table-cell>
          <table:table-cell office:value-type="float" office:value="0.0186222">
            <text:p>0.0186222</text:p>
          </table:table-cell>
          <table:table-cell office:value-type="float" office:value="-0.132999">
            <text:p>-0.132999</text:p>
          </table:table-cell>
          <table:table-cell office:value-type="float" office:value="-0.013082">
            <text:p>-0.013082</text:p>
          </table:table-cell>
          <table:table-cell office:value-type="float" office:value="-0.0489505">
            <text:p>-0.0489505</text:p>
          </table:table-cell>
          <table:table-cell office:value-type="float" office:value="0.090278">
            <text:p>0.090278</text:p>
          </table:table-cell>
          <table:table-cell office:value-type="float" office:value="0.00337363">
            <text:p>0.00337363</text:p>
          </table:table-cell>
          <table:table-cell office:value-type="float" office:value="0.0439057">
            <text:p>0.0439057</text:p>
          </table:table-cell>
          <table:table-cell office:value-type="float" office:value="0.023402">
            <text:p>0.023402</text:p>
          </table:table-cell>
          <table:table-cell office:value-type="float" office:value="0.0222321">
            <text:p>0.0222321</text:p>
          </table:table-cell>
          <table:table-cell office:value-type="float" office:value="0.00463559">
            <text:p>0.00463559</text:p>
          </table:table-cell>
          <table:table-cell/>
          <table:table-cell office:value-type="float" office:value="22.6468">
            <text:p>22.6468</text:p>
          </table:table-cell>
          <table:table-cell office:value-type="float" office:value="-0.137993">
            <text:p>-0.137993</text:p>
          </table:table-cell>
          <table:table-cell office:value-type="float" office:value="-0.247318">
            <text:p>-0.247318</text:p>
          </table:table-cell>
          <table:table-cell office:value-type="float" office:value="0.912654">
            <text:p>0.912654</text:p>
          </table:table-cell>
          <table:table-cell office:value-type="float" office:value="0.0264954">
            <text:p>0.0264954</text:p>
          </table:table-cell>
          <table:table-cell office:value-type="float" office:value="-0.510394">
            <text:p>-0.510394</text:p>
          </table:table-cell>
          <table:table-cell office:value-type="float" office:value="-0.0328746">
            <text:p>-0.0328746</text:p>
          </table:table-cell>
          <table:table-cell office:value-type="float" office:value="-0.0922717">
            <text:p>-0.0922717</text:p>
          </table:table-cell>
          <table:table-cell office:value-type="float" office:value="0.106865">
            <text:p>0.106865</text:p>
          </table:table-cell>
          <table:table-cell office:value-type="float" office:value="-0.00109036">
            <text:p>-0.00109036</text:p>
          </table:table-cell>
          <table:table-cell office:value-type="float" office:value="0.00655535">
            <text:p>0.00655535</text:p>
          </table:table-cell>
          <table:table-cell office:value-type="float" office:value="-0.472026">
            <text:p>-0.472026</text:p>
          </table:table-cell>
          <table:table-cell office:value-type="float" office:value="-0.0645374">
            <text:p>-0.0645374</text:p>
          </table:table-cell>
          <table:table-cell office:value-type="float" office:value="0.0689245">
            <text:p>0.0689245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22.5947">
            <text:p>22.5947</text:p>
          </table:table-cell>
          <table:table-cell office:value-type="float" office:value="0.198303">
            <text:p>0.198303</text:p>
          </table:table-cell>
          <table:table-cell office:value-type="float" office:value="-0.196997">
            <text:p>-0.196997</text:p>
          </table:table-cell>
          <table:table-cell office:value-type="float" office:value="0.967272">
            <text:p>0.967272</text:p>
          </table:table-cell>
          <table:table-cell office:value-type="float" office:value="0.0180712">
            <text:p>0.0180712</text:p>
          </table:table-cell>
          <table:table-cell office:value-type="float" office:value="-0.123427">
            <text:p>-0.123427</text:p>
          </table:table-cell>
          <table:table-cell office:value-type="float" office:value="-0.0144807">
            <text:p>-0.0144807</text:p>
          </table:table-cell>
          <table:table-cell office:value-type="float" office:value="-0.0454274">
            <text:p>-0.0454274</text:p>
          </table:table-cell>
          <table:table-cell office:value-type="float" office:value="0.0942345">
            <text:p>0.0942345</text:p>
          </table:table-cell>
          <table:table-cell office:value-type="float" office:value="0.00713237">
            <text:p>0.00713237</text:p>
          </table:table-cell>
          <table:table-cell office:value-type="float" office:value="0.0446894">
            <text:p>0.0446894</text:p>
          </table:table-cell>
          <table:table-cell office:value-type="float" office:value="-0.105975">
            <text:p>-0.105975</text:p>
          </table:table-cell>
          <table:table-cell office:value-type="float" office:value="-0.0341057">
            <text:p>-0.0341057</text:p>
          </table:table-cell>
          <table:table-cell office:value-type="float" office:value="-0.0745638">
            <text:p>-0.0745638</text:p>
          </table:table-cell>
          <table:table-cell/>
          <table:table-cell office:value-type="float" office:value="22.7468">
            <text:p>22.7468</text:p>
          </table:table-cell>
          <table:table-cell office:value-type="float" office:value="-0.132026">
            <text:p>-0.132026</text:p>
          </table:table-cell>
          <table:table-cell office:value-type="float" office:value="-0.248073">
            <text:p>-0.248073</text:p>
          </table:table-cell>
          <table:table-cell office:value-type="float" office:value="0.914">
            <text:p>0.914</text:p>
          </table:table-cell>
          <table:table-cell office:value-type="float" office:value="0.0260738">
            <text:p>0.0260738</text:p>
          </table:table-cell>
          <table:table-cell office:value-type="float" office:value="-0.479559">
            <text:p>-0.479559</text:p>
          </table:table-cell>
          <table:table-cell office:value-type="float" office:value="-0.0305899">
            <text:p>-0.0305899</text:p>
          </table:table-cell>
          <table:table-cell office:value-type="float" office:value="-0.0951576">
            <text:p>-0.0951576</text:p>
          </table:table-cell>
          <table:table-cell office:value-type="float" office:value="0.0596411">
            <text:p>0.0596411</text:p>
          </table:table-cell>
          <table:table-cell office:value-type="float" office:value="-0.00754695">
            <text:p>-0.00754695</text:p>
          </table:table-cell>
          <table:table-cell office:value-type="float" office:value="0.0134508">
            <text:p>0.0134508</text:p>
          </table:table-cell>
          <table:table-cell office:value-type="float" office:value="0.0345883">
            <text:p>0.0345883</text:p>
          </table:table-cell>
          <table:table-cell office:value-type="float" office:value="-0.00145185">
            <text:p>-0.00145185</text:p>
          </table:table-cell>
          <table:table-cell office:value-type="float" office:value="-0.0159131">
            <text:p>-0.0159131</text:p>
          </table:table-cell>
          <table:table-cell table:number-columns-repeated="15"/>
        </table:table-row>
        <table:table-row table:style-name="ro4">
          <table:table-cell table:number-columns-repeated="5"/>
          <table:table-cell table:style-name="ce1"/>
          <table:table-cell table:number-columns-repeated="24"/>
          <table:table-cell office:value-type="float" office:value="22.8898">
            <text:p>22.8898</text:p>
          </table:table-cell>
          <table:table-cell office:value-type="float" office:value="0.216882">
            <text:p>0.216882</text:p>
          </table:table-cell>
          <table:table-cell office:value-type="float" office:value="-0.197861">
            <text:p>-0.197861</text:p>
          </table:table-cell>
          <table:table-cell office:value-type="float" office:value="0.973966">
            <text:p>0.973966</text:p>
          </table:table-cell>
          <table:table-cell office:value-type="float" office:value="0.0171485">
            <text:p>0.0171485</text:p>
          </table:table-cell>
          <table:table-cell office:value-type="float" office:value="-0.0997777">
            <text:p>-0.0997777</text:p>
          </table:table-cell>
          <table:table-cell office:value-type="float" office:value="-0.0131304">
            <text:p>-0.0131304</text:p>
          </table:table-cell>
          <table:table-cell office:value-type="float" office:value="-0.0373666">
            <text:p>-0.0373666</text:p>
          </table:table-cell>
          <table:table-cell office:value-type="float" office:value="0.0629669">
            <text:p>0.0629669</text:p>
          </table:table-cell>
          <table:table-cell office:value-type="float" office:value="-0.00293041">
            <text:p>-0.00293041</text:p>
          </table:table-cell>
          <table:table-cell office:value-type="float" office:value="0.0226896">
            <text:p>0.0226896</text:p>
          </table:table-cell>
          <table:table-cell office:value-type="float" office:value="0.0459224">
            <text:p>0.0459224</text:p>
          </table:table-cell>
          <table:table-cell office:value-type="float" office:value="0.0265959">
            <text:p>0.0265959</text:p>
          </table:table-cell>
          <table:table-cell office:value-type="float" office:value="-0.0103972">
            <text:p>-0.0103972</text:p>
          </table:table-cell>
          <table:table-cell/>
          <table:table-cell office:value-type="float" office:value="23.3547">
            <text:p>23.3547</text:p>
          </table:table-cell>
          <table:table-cell office:value-type="float" office:value="-0.08299">
            <text:p>-0.08299</text:p>
          </table:table-cell>
          <table:table-cell office:value-type="float" office:value="-0.253197">
            <text:p>-0.253197</text:p>
          </table:table-cell>
          <table:table-cell office:value-type="float" office:value="0.916296">
            <text:p>0.916296</text:p>
          </table:table-cell>
          <table:table-cell office:value-type="float" office:value="0.0236527">
            <text:p>0.0236527</text:p>
          </table:table-cell>
          <table:table-cell office:value-type="float" office:value="-0.425586">
            <text:p>-0.425586</text:p>
          </table:table-cell>
          <table:table-cell office:value-type="float" office:value="-0.0314942">
            <text:p>-0.0314942</text:p>
          </table:table-cell>
          <table:table-cell office:value-type="float" office:value="-0.0978643">
            <text:p>-0.0978643</text:p>
          </table:table-cell>
          <table:table-cell office:value-type="float" office:value="0.0806667">
            <text:p>0.0806667</text:p>
          </table:table-cell>
          <table:table-cell office:value-type="float" office:value="-0.0084295">
            <text:p>-0.0084295</text:p>
          </table:table-cell>
          <table:table-cell office:value-type="float" office:value="0.00377754">
            <text:p>0.00377754</text:p>
          </table:table-cell>
          <table:table-cell office:value-type="float" office:value="0.0890917">
            <text:p>0.0890917</text:p>
          </table:table-cell>
          <table:table-cell office:value-type="float" office:value="0.0740691">
            <text:p>0.0740691</text:p>
          </table:table-cell>
          <table:table-cell office:value-type="float" office:value="-0.0904873">
            <text:p>-0.0904873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23.295">
            <text:p>23.295</text:p>
          </table:table-cell>
          <table:table-cell office:value-type="float" office:value="0.249938">
            <text:p>0.249938</text:p>
          </table:table-cell>
          <table:table-cell office:value-type="float" office:value="-0.194682">
            <text:p>-0.194682</text:p>
          </table:table-cell>
          <table:table-cell office:value-type="float" office:value="0.981453">
            <text:p>0.981453</text:p>
          </table:table-cell>
          <table:table-cell office:value-type="float" office:value="0.0159576">
            <text:p>0.0159576</text:p>
          </table:table-cell>
          <table:table-cell office:value-type="float" office:value="-0.0805067">
            <text:p>-0.0805067</text:p>
          </table:table-cell>
          <table:table-cell office:value-type="float" office:value="-0.010652">
            <text:p>-0.010652</text:p>
          </table:table-cell>
          <table:table-cell office:value-type="float" office:value="-0.0265915">
            <text:p>-0.0265915</text:p>
          </table:table-cell>
          <table:table-cell office:value-type="float" office:value="0.0815756">
            <text:p>0.0815756</text:p>
          </table:table-cell>
          <table:table-cell office:value-type="float" office:value="0.00784677">
            <text:p>0.00784677</text:p>
          </table:table-cell>
          <table:table-cell office:value-type="float" office:value="0.0184764">
            <text:p>0.0184764</text:p>
          </table:table-cell>
          <table:table-cell office:value-type="float" office:value="-0.25181">
            <text:p>-0.25181</text:p>
          </table:table-cell>
          <table:table-cell office:value-type="float" office:value="-0.00470642">
            <text:p>-0.00470642</text:p>
          </table:table-cell>
          <table:table-cell office:value-type="float" office:value="0.0601141">
            <text:p>0.0601141</text:p>
          </table:table-cell>
          <table:table-cell/>
          <table:table-cell office:value-type="float" office:value="23.5507">
            <text:p>23.5507</text:p>
          </table:table-cell>
          <table:table-cell office:value-type="float" office:value="-0.0637609">
            <text:p>-0.0637609</text:p>
          </table:table-cell>
          <table:table-cell office:value-type="float" office:value="-0.252004">
            <text:p>-0.252004</text:p>
          </table:table-cell>
          <table:table-cell office:value-type="float" office:value="0.913562">
            <text:p>0.913562</text:p>
          </table:table-cell>
          <table:table-cell office:value-type="float" office:value="0.0229211">
            <text:p>0.0229211</text:p>
          </table:table-cell>
          <table:table-cell office:value-type="float" office:value="-0.405887">
            <text:p>-0.405887</text:p>
          </table:table-cell>
          <table:table-cell office:value-type="float" office:value="-0.0312251">
            <text:p>-0.0312251</text:p>
          </table:table-cell>
          <table:table-cell office:value-type="float" office:value="-0.0950143">
            <text:p>-0.0950143</text:p>
          </table:table-cell>
          <table:table-cell office:value-type="float" office:value="0.0981256">
            <text:p>0.0981256</text:p>
          </table:table-cell>
          <table:table-cell office:value-type="float" office:value="0.00608545">
            <text:p>0.00608545</text:p>
          </table:table-cell>
          <table:table-cell office:value-type="float" office:value="-0.0139548">
            <text:p>-0.0139548</text:p>
          </table:table-cell>
          <table:table-cell office:value-type="float" office:value="0.0704727">
            <text:p>0.0704727</text:p>
          </table:table-cell>
          <table:table-cell office:value-type="float" office:value="0.0356057">
            <text:p>0.0356057</text:p>
          </table:table-cell>
          <table:table-cell office:value-type="float" office:value="0.0335622">
            <text:p>0.0335622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23.4234">
            <text:p>23.4234</text:p>
          </table:table-cell>
          <table:table-cell office:value-type="float" office:value="0.25626">
            <text:p>0.25626</text:p>
          </table:table-cell>
          <table:table-cell office:value-type="float" office:value="-0.193752">
            <text:p>-0.193752</text:p>
          </table:table-cell>
          <table:table-cell office:value-type="float" office:value="0.984815">
            <text:p>0.984815</text:p>
          </table:table-cell>
          <table:table-cell office:value-type="float" office:value="0.0155979">
            <text:p>0.0155979</text:p>
          </table:table-cell>
          <table:table-cell office:value-type="float" office:value="-0.0644806">
            <text:p>-0.0644806</text:p>
          </table:table-cell>
          <table:table-cell office:value-type="float" office:value="-0.0095889">
            <text:p>-0.0095889</text:p>
          </table:table-cell>
          <table:table-cell office:value-type="float" office:value="-0.0259942">
            <text:p>-0.0259942</text:p>
          </table:table-cell>
          <table:table-cell office:value-type="float" office:value="0.049252">
            <text:p>0.049252</text:p>
          </table:table-cell>
          <table:table-cell office:value-type="float" office:value="0.00724263">
            <text:p>0.00724263</text:p>
          </table:table-cell>
          <table:table-cell office:value-type="float" office:value="0.026193">
            <text:p>0.026193</text:p>
          </table:table-cell>
          <table:table-cell office:value-type="float" office:value="-0.00884168">
            <text:p>-0.00884168</text:p>
          </table:table-cell>
          <table:table-cell office:value-type="float" office:value="-0.000846224">
            <text:p>-0.000846224</text:p>
          </table:table-cell>
          <table:table-cell office:value-type="float" office:value="-0.00657314">
            <text:p>-0.00657314</text:p>
          </table:table-cell>
          <table:table-cell/>
          <table:table-cell office:value-type="float" office:value="23.8829">
            <text:p>23.8829</text:p>
          </table:table-cell>
          <table:table-cell office:value-type="float" office:value="-0.0233873">
            <text:p>-0.0233873</text:p>
          </table:table-cell>
          <table:table-cell office:value-type="float" office:value="-0.246053">
            <text:p>-0.246053</text:p>
          </table:table-cell>
          <table:table-cell office:value-type="float" office:value="0.91263">
            <text:p>0.91263</text:p>
          </table:table-cell>
          <table:table-cell office:value-type="float" office:value="0.0217323">
            <text:p>0.0217323</text:p>
          </table:table-cell>
          <table:table-cell office:value-type="float" office:value="-0.383077">
            <text:p>-0.383077</text:p>
          </table:table-cell>
          <table:table-cell office:value-type="float" office:value="-0.0290666">
            <text:p>-0.0290666</text:p>
          </table:table-cell>
          <table:table-cell office:value-type="float" office:value="-0.0964278">
            <text:p>-0.0964278</text:p>
          </table:table-cell>
          <table:table-cell office:value-type="float" office:value="0.121536">
            <text:p>0.121536</text:p>
          </table:table-cell>
          <table:table-cell office:value-type="float" office:value="0.0179134">
            <text:p>0.0179134</text:p>
          </table:table-cell>
          <table:table-cell office:value-type="float" office:value="-0.00280562">
            <text:p>-0.00280562</text:p>
          </table:table-cell>
          <table:table-cell office:value-type="float" office:value="-0.271065">
            <text:p>-0.271065</text:p>
          </table:table-cell>
          <table:table-cell office:value-type="float" office:value="-0.0484793">
            <text:p>-0.0484793</text:p>
          </table:table-cell>
          <table:table-cell office:value-type="float" office:value="0.00657093">
            <text:p>0.00657093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25.7941">
            <text:p>25.7941</text:p>
          </table:table-cell>
          <table:table-cell office:value-type="float" office:value="0.32333">
            <text:p>0.32333</text:p>
          </table:table-cell>
          <table:table-cell office:value-type="float" office:value="-0.181338">
            <text:p>-0.181338</text:p>
          </table:table-cell>
          <table:table-cell office:value-type="float" office:value="1.00997">
            <text:p>1.00997</text:p>
          </table:table-cell>
          <table:table-cell office:value-type="float" office:value="0.0102371">
            <text:p>0.0102371</text:p>
          </table:table-cell>
          <table:table-cell office:value-type="float" office:value="-0.00551044">
            <text:p>-0.00551044</text:p>
          </table:table-cell>
          <table:table-cell office:value-type="float" office:value="-0.00453261">
            <text:p>-0.00453261</text:p>
          </table:table-cell>
          <table:table-cell office:value-type="float" office:value="0.00210101">
            <text:p>0.00210101</text:p>
          </table:table-cell>
          <table:table-cell office:value-type="float" office:value="0.0282904">
            <text:p>0.0282904</text:p>
          </table:table-cell>
          <table:table-cell office:value-type="float" office:value="0.00523643">
            <text:p>0.00523643</text:p>
          </table:table-cell>
          <table:table-cell office:value-type="float" office:value="0.0106096">
            <text:p>0.0106096</text:p>
          </table:table-cell>
          <table:table-cell office:value-type="float" office:value="-0.12791">
            <text:p>-0.12791</text:p>
          </table:table-cell>
          <table:table-cell office:value-type="float" office:value="-0.135637">
            <text:p>-0.135637</text:p>
          </table:table-cell>
          <table:table-cell office:value-type="float" office:value="0.0762886">
            <text:p>0.0762886</text:p>
          </table:table-cell>
          <table:table-cell/>
          <table:table-cell office:value-type="float" office:value="24.1513">
            <text:p>24.1513</text:p>
          </table:table-cell>
          <table:table-cell office:value-type="float" office:value="-0.0102952">
            <text:p>-0.0102952</text:p>
          </table:table-cell>
          <table:table-cell office:value-type="float" office:value="-0.244738">
            <text:p>-0.244738</text:p>
          </table:table-cell>
          <table:table-cell office:value-type="float" office:value="0.91235">
            <text:p>0.91235</text:p>
          </table:table-cell>
          <table:table-cell office:value-type="float" office:value="0.0208168">
            <text:p>0.0208168</text:p>
          </table:table-cell>
          <table:table-cell office:value-type="float" office:value="-0.33062">
            <text:p>-0.33062</text:p>
          </table:table-cell>
          <table:table-cell office:value-type="float" office:value="0.0150562">
            <text:p>0.0150562</text:p>
          </table:table-cell>
          <table:table-cell office:value-type="float" office:value="-0.128827">
            <text:p>-0.128827</text:p>
          </table:table-cell>
          <table:table-cell office:value-type="float" office:value="0.0487697">
            <text:p>0.0487697</text:p>
          </table:table-cell>
          <table:table-cell office:value-type="float" office:value="0.0048993">
            <text:p>0.0048993</text:p>
          </table:table-cell>
          <table:table-cell office:value-type="float" office:value="-0.00104167">
            <text:p>-0.00104167</text:p>
          </table:table-cell>
          <table:table-cell office:value-type="float" office:value="0.527945">
            <text:p>0.527945</text:p>
          </table:table-cell>
          <table:table-cell office:value-type="float" office:value="0.717185">
            <text:p>0.717185</text:p>
          </table:table-cell>
          <table:table-cell office:value-type="float" office:value="-0.556228">
            <text:p>-0.556228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8.5857">
            <text:p>18.5857</text:p>
          </table:table-cell>
          <table:table-cell office:value-type="float" office:value="-0.106846">
            <text:p>-0.106846</text:p>
          </table:table-cell>
          <table:table-cell office:value-type="float" office:value="0.0713359">
            <text:p>0.0713359</text:p>
          </table:table-cell>
          <table:table-cell office:value-type="float" office:value="0.789432">
            <text:p>0.789432</text:p>
          </table:table-cell>
          <table:table-cell office:value-type="float" office:value="0.0148087">
            <text:p>0.0148087</text:p>
          </table:table-cell>
          <table:table-cell office:value-type="float" office:value="-0.00822821">
            <text:p>-0.00822821</text:p>
          </table:table-cell>
          <table:table-cell office:value-type="float" office:value="-0.0225291">
            <text:p>-0.0225291</text:p>
          </table:table-cell>
          <table:table-cell office:value-type="float" office:value="0.00712517">
            <text:p>0.00712517</text:p>
          </table:table-cell>
          <table:table-cell office:value-type="float" office:value="0.0378781">
            <text:p>0.0378781</text:p>
          </table:table-cell>
          <table:table-cell office:value-type="float" office:value="0.0554248">
            <text:p>0.0554248</text:p>
          </table:table-cell>
          <table:table-cell office:value-type="float" office:value="-0.0376488">
            <text:p>-0.0376488</text:p>
          </table:table-cell>
          <table:table-cell office:value-type="float" office:value="-0.158412">
            <text:p>-0.158412</text:p>
          </table:table-cell>
          <table:table-cell office:value-type="float" office:value="-0.0971775">
            <text:p>-0.0971775</text:p>
          </table:table-cell>
          <table:table-cell office:value-type="float" office:value="0.129014">
            <text:p>0.129014</text:p>
          </table:table-cell>
          <table:table-cell/>
          <table:table-cell office:value-type="float" office:value="24.1831">
            <text:p>24.1831</text:p>
          </table:table-cell>
          <table:table-cell office:value-type="float" office:value="-0.00820748">
            <text:p>-0.00820748</text:p>
          </table:table-cell>
          <table:table-cell office:value-type="float" office:value="-0.243855">
            <text:p>-0.243855</text:p>
          </table:table-cell>
          <table:table-cell office:value-type="float" office:value="0.911753">
            <text:p>0.911753</text:p>
          </table:table-cell>
          <table:table-cell office:value-type="float" office:value="0.0207108">
            <text:p>0.0207108</text:p>
          </table:table-cell>
          <table:table-cell office:value-type="float" office:value="-0.374372">
            <text:p>-0.374372</text:p>
          </table:table-cell>
          <table:table-cell office:value-type="float" office:value="-0.0383033">
            <text:p>-0.0383033</text:p>
          </table:table-cell>
          <table:table-cell office:value-type="float" office:value="-0.0911232">
            <text:p>-0.0911232</text:p>
          </table:table-cell>
          <table:table-cell office:value-type="float" office:value="0.0655773">
            <text:p>0.0655773</text:p>
          </table:table-cell>
          <table:table-cell office:value-type="float" office:value="0.0277315">
            <text:p>0.0277315</text:p>
          </table:table-cell>
          <table:table-cell office:value-type="float" office:value="-0.0187497">
            <text:p>-0.0187497</text:p>
          </table:table-cell>
          <table:table-cell office:value-type="float" office:value="-0.2961">
            <text:p>-0.2961</text:p>
          </table:table-cell>
          <table:table-cell office:value-type="float" office:value="-0.262517">
            <text:p>-0.262517</text:p>
          </table:table-cell>
          <table:table-cell office:value-type="float" office:value="0.137914">
            <text:p>0.137914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8.8183">
            <text:p>18.8183</text:p>
          </table:table-cell>
          <table:table-cell office:value-type="float" office:value="-0.106605">
            <text:p>-0.106605</text:p>
          </table:table-cell>
          <table:table-cell office:value-type="float" office:value="0.0789698">
            <text:p>0.0789698</text:p>
          </table:table-cell>
          <table:table-cell office:value-type="float" office:value="0.787654">
            <text:p>0.787654</text:p>
          </table:table-cell>
          <table:table-cell office:value-type="float" office:value="0.0140483">
            <text:p>0.0140483</text:p>
          </table:table-cell>
          <table:table-cell office:value-type="float" office:value="0.00158256">
            <text:p>0.00158256</text:p>
          </table:table-cell>
          <table:table-cell office:value-type="float" office:value="0.00138952">
            <text:p>0.00138952</text:p>
          </table:table-cell>
          <table:table-cell office:value-type="float" office:value="0.00129122">
            <text:p>0.00129122</text:p>
          </table:table-cell>
          <table:table-cell office:value-type="float" office:value="0.0010364">
            <text:p>0.0010364</text:p>
          </table:table-cell>
          <table:table-cell office:value-type="float" office:value="0.0328243">
            <text:p>0.0328243</text:p>
          </table:table-cell>
          <table:table-cell office:value-type="float" office:value="-0.0076441">
            <text:p>-0.0076441</text:p>
          </table:table-cell>
          <table:table-cell office:value-type="float" office:value="0.151721">
            <text:p>0.151721</text:p>
          </table:table-cell>
          <table:table-cell office:value-type="float" office:value="0.352593">
            <text:p>0.352593</text:p>
          </table:table-cell>
          <table:table-cell office:value-type="float" office:value="-0.0365453">
            <text:p>-0.0365453</text:p>
          </table:table-cell>
          <table:table-cell/>
          <table:table-cell office:value-type="float" office:value="24.2831">
            <text:p>24.2831</text:p>
          </table:table-cell>
          <table:table-cell office:value-type="float" office:value="-0.00461111">
            <text:p>-0.00461111</text:p>
          </table:table-cell>
          <table:table-cell office:value-type="float" office:value="-0.243706">
            <text:p>-0.243706</text:p>
          </table:table-cell>
          <table:table-cell office:value-type="float" office:value="0.911257">
            <text:p>0.911257</text:p>
          </table:table-cell>
          <table:table-cell office:value-type="float" office:value="0.0203816">
            <text:p>0.0203816</text:p>
          </table:table-cell>
          <table:table-cell office:value-type="float" office:value="-0.33989">
            <text:p>-0.33989</text:p>
          </table:table-cell>
          <table:table-cell office:value-type="float" office:value="-0.0230691">
            <text:p>-0.0230691</text:p>
          </table:table-cell>
          <table:table-cell office:value-type="float" office:value="-0.0939388">
            <text:p>-0.0939388</text:p>
          </table:table-cell>
          <table:table-cell office:value-type="float" office:value="0.0359842">
            <text:p>0.0359842</text:p>
          </table:table-cell>
          <table:table-cell office:value-type="float" office:value="0.0014948">
            <text:p>0.0014948</text:p>
          </table:table-cell>
          <table:table-cell office:value-type="float" office:value="-0.00496613">
            <text:p>-0.00496613</text:p>
          </table:table-cell>
          <table:table-cell office:value-type="float" office:value="0.28777">
            <text:p>0.28777</text:p>
          </table:table-cell>
          <table:table-cell office:value-type="float" office:value="0.0410035">
            <text:p>0.0410035</text:p>
          </table:table-cell>
          <table:table-cell office:value-type="float" office:value="0.0757362">
            <text:p>0.0757362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8.8855">
            <text:p>18.8855</text:p>
          </table:table-cell>
          <table:table-cell office:value-type="float" office:value="-0.10585">
            <text:p>-0.10585</text:p>
          </table:table-cell>
          <table:table-cell office:value-type="float" office:value="0.0827697">
            <text:p>0.0827697</text:p>
          </table:table-cell>
          <table:table-cell office:value-type="float" office:value="0.786975">
            <text:p>0.786975</text:p>
          </table:table-cell>
          <table:table-cell office:value-type="float" office:value="0.0138359">
            <text:p>0.0138359</text:p>
          </table:table-cell>
          <table:table-cell office:value-type="float" office:value="-0.0036563">
            <text:p>-0.0036563</text:p>
          </table:table-cell>
          <table:table-cell office:value-type="float" office:value="-0.0101022">
            <text:p>-0.0101022</text:p>
          </table:table-cell>
          <table:table-cell office:value-type="float" office:value="0.00261798">
            <text:p>0.00261798</text:p>
          </table:table-cell>
          <table:table-cell office:value-type="float" office:value="0.0112355">
            <text:p>0.0112355</text:p>
          </table:table-cell>
          <table:table-cell office:value-type="float" office:value="0.0565267">
            <text:p>0.0565267</text:p>
          </table:table-cell>
          <table:table-cell office:value-type="float" office:value="-0.0101008">
            <text:p>-0.0101008</text:p>
          </table:table-cell>
          <table:table-cell office:value-type="float" office:value="-0.0200408">
            <text:p>-0.0200408</text:p>
          </table:table-cell>
          <table:table-cell office:value-type="float" office:value="-0.0760859">
            <text:p>-0.0760859</text:p>
          </table:table-cell>
          <table:table-cell office:value-type="float" office:value="0.0183053">
            <text:p>0.0183053</text:p>
          </table:table-cell>
          <table:table-cell/>
          <table:table-cell office:value-type="float" office:value="24.5509">
            <text:p>24.5509</text:p>
          </table:table-cell>
          <table:table-cell office:value-type="float" office:value="0.0256615">
            <text:p>0.0256615</text:p>
          </table:table-cell>
          <table:table-cell office:value-type="float" office:value="-0.240365">
            <text:p>-0.240365</text:p>
          </table:table-cell>
          <table:table-cell office:value-type="float" office:value="0.915358">
            <text:p>0.915358</text:p>
          </table:table-cell>
          <table:table-cell office:value-type="float" office:value="0.0195251">
            <text:p>0.0195251</text:p>
          </table:table-cell>
          <table:table-cell office:value-type="float" office:value="-0.327267">
            <text:p>-0.327267</text:p>
          </table:table-cell>
          <table:table-cell office:value-type="float" office:value="-0.0220141">
            <text:p>-0.0220141</text:p>
          </table:table-cell>
          <table:table-cell office:value-type="float" office:value="-0.0931823">
            <text:p>-0.0931823</text:p>
          </table:table-cell>
          <table:table-cell office:value-type="float" office:value="0.113046">
            <text:p>0.113046</text:p>
          </table:table-cell>
          <table:table-cell office:value-type="float" office:value="0.0124751">
            <text:p>0.0124751</text:p>
          </table:table-cell>
          <table:table-cell office:value-type="float" office:value="0.0153153">
            <text:p>0.0153153</text:p>
          </table:table-cell>
          <table:table-cell office:value-type="float" office:value="-0.138977">
            <text:p>-0.138977</text:p>
          </table:table-cell>
          <table:table-cell office:value-type="float" office:value="-0.0156322">
            <text:p>-0.0156322</text:p>
          </table:table-cell>
          <table:table-cell office:value-type="float" office:value="-0.014963">
            <text:p>-0.014963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9.5183">
            <text:p>19.5183</text:p>
          </table:table-cell>
          <table:table-cell office:value-type="float" office:value="-0.106765">
            <text:p>-0.106765</text:p>
          </table:table-cell>
          <table:table-cell office:value-type="float" office:value="0.0880724">
            <text:p>0.0880724</text:p>
          </table:table-cell>
          <table:table-cell office:value-type="float" office:value="0.787914">
            <text:p>0.787914</text:p>
          </table:table-cell>
          <table:table-cell office:value-type="float" office:value="0.0119872">
            <text:p>0.0119872</text:p>
          </table:table-cell>
          <table:table-cell office:value-type="float" office:value="-0.00393091">
            <text:p>-0.00393091</text:p>
          </table:table-cell>
          <table:table-cell office:value-type="float" office:value="-0.00633982">
            <text:p>-0.00633982</text:p>
          </table:table-cell>
          <table:table-cell office:value-type="float" office:value="0.00273417">
            <text:p>0.00273417</text:p>
          </table:table-cell>
          <table:table-cell office:value-type="float" office:value="-0.00144621">
            <text:p>-0.00144621</text:p>
          </table:table-cell>
          <table:table-cell office:value-type="float" office:value="0.00837982">
            <text:p>0.00837982</text:p>
          </table:table-cell>
          <table:table-cell office:value-type="float" office:value="0.00148274">
            <text:p>0.00148274</text:p>
          </table:table-cell>
          <table:table-cell office:value-type="float" office:value="0.00793479">
            <text:p>0.00793479</text:p>
          </table:table-cell>
          <table:table-cell office:value-type="float" office:value="-0.00977099">
            <text:p>-0.00977099</text:p>
          </table:table-cell>
          <table:table-cell office:value-type="float" office:value="-0.0266912">
            <text:p>-0.0266912</text:p>
          </table:table-cell>
          <table:table-cell/>
          <table:table-cell office:value-type="float" office:value="24.9234">
            <text:p>24.9234</text:p>
          </table:table-cell>
          <table:table-cell office:value-type="float" office:value="0.0484878">
            <text:p>0.0484878</text:p>
          </table:table-cell>
          <table:table-cell office:value-type="float" office:value="-0.237887">
            <text:p>-0.237887</text:p>
          </table:table-cell>
          <table:table-cell office:value-type="float" office:value="0.918987">
            <text:p>0.918987</text:p>
          </table:table-cell>
          <table:table-cell office:value-type="float" office:value="0.018393">
            <text:p>0.018393</text:p>
          </table:table-cell>
          <table:table-cell office:value-type="float" office:value="-0.218475">
            <text:p>-0.218475</text:p>
          </table:table-cell>
          <table:table-cell office:value-type="float" office:value="-0.0463041">
            <text:p>-0.0463041</text:p>
          </table:table-cell>
          <table:table-cell office:value-type="float" office:value="-0.12608">
            <text:p>-0.12608</text:p>
          </table:table-cell>
          <table:table-cell office:value-type="float" office:value="0.0612686">
            <text:p>0.0612686</text:p>
          </table:table-cell>
          <table:table-cell office:value-type="float" office:value="0.00665116">
            <text:p>0.00665116</text:p>
          </table:table-cell>
          <table:table-cell office:value-type="float" office:value="0.00974062">
            <text:p>0.00974062</text:p>
          </table:table-cell>
          <table:table-cell office:value-type="float" office:value="1.43863">
            <text:p>1.43863</text:p>
          </table:table-cell>
          <table:table-cell office:value-type="float" office:value="-0.472186">
            <text:p>-0.472186</text:p>
          </table:table-cell>
          <table:table-cell office:value-type="float" office:value="-0.643284">
            <text:p>-0.643284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9.8859">
            <text:p>19.8859</text:p>
          </table:table-cell>
          <table:table-cell office:value-type="float" office:value="-0.106225">
            <text:p>-0.106225</text:p>
          </table:table-cell>
          <table:table-cell office:value-type="float" office:value="0.0898325">
            <text:p>0.0898325</text:p>
          </table:table-cell>
          <table:table-cell office:value-type="float" office:value="0.784852">
            <text:p>0.784852</text:p>
          </table:table-cell>
          <table:table-cell office:value-type="float" office:value="0.0110289">
            <text:p>0.0110289</text:p>
          </table:table-cell>
          <table:table-cell office:value-type="float" office:value="-0.0045247">
            <text:p>-0.0045247</text:p>
          </table:table-cell>
          <table:table-cell office:value-type="float" office:value="0.00307616">
            <text:p>0.00307616</text:p>
          </table:table-cell>
          <table:table-cell office:value-type="float" office:value="0.00126896">
            <text:p>0.00126896</text:p>
          </table:table-cell>
          <table:table-cell office:value-type="float" office:value="0.00147062">
            <text:p>0.00147062</text:p>
          </table:table-cell>
          <table:table-cell office:value-type="float" office:value="0.004788">
            <text:p>0.004788</text:p>
          </table:table-cell>
          <table:table-cell office:value-type="float" office:value="-0.00832894">
            <text:p>-0.00832894</text:p>
          </table:table-cell>
          <table:table-cell office:value-type="float" office:value="-0.0345397">
            <text:p>-0.0345397</text:p>
          </table:table-cell>
          <table:table-cell office:value-type="float" office:value="0.185628">
            <text:p>0.185628</text:p>
          </table:table-cell>
          <table:table-cell office:value-type="float" office:value="0.0345715">
            <text:p>0.0345715</text:p>
          </table:table-cell>
          <table:table-cell/>
          <table:table-cell office:value-type="float" office:value="24.9518">
            <text:p>24.9518</text:p>
          </table:table-cell>
          <table:table-cell office:value-type="float" office:value="0.0513782">
            <text:p>0.0513782</text:p>
          </table:table-cell>
          <table:table-cell office:value-type="float" office:value="-0.238078">
            <text:p>-0.238078</text:p>
          </table:table-cell>
          <table:table-cell office:value-type="float" office:value="0.918747">
            <text:p>0.918747</text:p>
          </table:table-cell>
          <table:table-cell office:value-type="float" office:value="0.0183097">
            <text:p>0.0183097</text:p>
          </table:table-cell>
          <table:table-cell office:value-type="float" office:value="-0.357146">
            <text:p>-0.357146</text:p>
          </table:table-cell>
          <table:table-cell office:value-type="float" office:value="-0.0170144">
            <text:p>-0.0170144</text:p>
          </table:table-cell>
          <table:table-cell office:value-type="float" office:value="-0.0689529">
            <text:p>-0.0689529</text:p>
          </table:table-cell>
          <table:table-cell office:value-type="float" office:value="0.102025">
            <text:p>0.102025</text:p>
          </table:table-cell>
          <table:table-cell office:value-type="float" office:value="-0.00672587">
            <text:p>-0.00672587</text:p>
          </table:table-cell>
          <table:table-cell office:value-type="float" office:value="-0.00848361">
            <text:p>-0.00848361</text:p>
          </table:table-cell>
          <table:table-cell office:value-type="float" office:value="-1.0889">
            <text:p>-1.0889</text:p>
          </table:table-cell>
          <table:table-cell office:value-type="float" office:value="0.0618215">
            <text:p>0.0618215</text:p>
          </table:table-cell>
          <table:table-cell office:value-type="float" office:value="0.383581">
            <text:p>0.383581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20.0214">
            <text:p>20.0214</text:p>
          </table:table-cell>
          <table:table-cell office:value-type="float" office:value="-0.106659">
            <text:p>-0.106659</text:p>
          </table:table-cell>
          <table:table-cell office:value-type="float" office:value="0.0938897">
            <text:p>0.0938897</text:p>
          </table:table-cell>
          <table:table-cell office:value-type="float" office:value="0.784358">
            <text:p>0.784358</text:p>
          </table:table-cell>
          <table:table-cell office:value-type="float" office:value="0.0106953">
            <text:p>0.0106953</text:p>
          </table:table-cell>
          <table:table-cell office:value-type="float" office:value="-0.00347461">
            <text:p>-0.00347461</text:p>
          </table:table-cell>
          <table:table-cell office:value-type="float" office:value="-0.0020588">
            <text:p>-0.0020588</text:p>
          </table:table-cell>
          <table:table-cell office:value-type="float" office:value="0.000311783">
            <text:p>0.000311783</text:p>
          </table:table-cell>
          <table:table-cell office:value-type="float" office:value="-0.00320965">
            <text:p>-0.00320965</text:p>
          </table:table-cell>
          <table:table-cell office:value-type="float" office:value="0.0299413">
            <text:p>0.0299413</text:p>
          </table:table-cell>
          <table:table-cell office:value-type="float" office:value="-0.00364437">
            <text:p>-0.00364437</text:p>
          </table:table-cell>
          <table:table-cell office:value-type="float" office:value="0.00947299">
            <text:p>0.00947299</text:p>
          </table:table-cell>
          <table:table-cell office:value-type="float" office:value="-0.0962592">
            <text:p>-0.0962592</text:p>
          </table:table-cell>
          <table:table-cell office:value-type="float" office:value="0.0129897">
            <text:p>0.0129897</text:p>
          </table:table-cell>
          <table:table-cell/>
          <table:table-cell office:value-type="float" office:value="25.0231">
            <text:p>25.0231</text:p>
          </table:table-cell>
          <table:table-cell office:value-type="float" office:value="0.053118">
            <text:p>0.053118</text:p>
          </table:table-cell>
          <table:table-cell office:value-type="float" office:value="-0.238243">
            <text:p>-0.238243</text:p>
          </table:table-cell>
          <table:table-cell office:value-type="float" office:value="0.920091">
            <text:p>0.920091</text:p>
          </table:table-cell>
          <table:table-cell office:value-type="float" office:value="0.0181016">
            <text:p>0.0181016</text:p>
          </table:table-cell>
          <table:table-cell office:value-type="float" office:value="-0.296029">
            <text:p>-0.296029</text:p>
          </table:table-cell>
          <table:table-cell office:value-type="float" office:value="-0.0191295">
            <text:p>-0.0191295</text:p>
          </table:table-cell>
          <table:table-cell office:value-type="float" office:value="-0.0888151">
            <text:p>-0.0888151</text:p>
          </table:table-cell>
          <table:table-cell office:value-type="float" office:value="0.0244073">
            <text:p>0.0244073</text:p>
          </table:table-cell>
          <table:table-cell office:value-type="float" office:value="-0.00231918">
            <text:p>-0.00231918</text:p>
          </table:table-cell>
          <table:table-cell office:value-type="float" office:value="0.0188584">
            <text:p>0.0188584</text:p>
          </table:table-cell>
          <table:table-cell office:value-type="float" office:value="0.065625">
            <text:p>0.065625</text:p>
          </table:table-cell>
          <table:table-cell office:value-type="float" office:value="0.0210793">
            <text:p>0.0210793</text:p>
          </table:table-cell>
          <table:table-cell office:value-type="float" office:value="-0.0283424">
            <text:p>-0.0283424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5.4587">
            <text:p>25.4587</text:p>
          </table:table-cell>
          <table:table-cell office:value-type="float" office:value="0.0762045">
            <text:p>0.0762045</text:p>
          </table:table-cell>
          <table:table-cell office:value-type="float" office:value="-0.235253">
            <text:p>-0.235253</text:p>
          </table:table-cell>
          <table:table-cell office:value-type="float" office:value="0.922928">
            <text:p>0.922928</text:p>
          </table:table-cell>
          <table:table-cell office:value-type="float" office:value="0.0168805">
            <text:p>0.0168805</text:p>
          </table:table-cell>
          <table:table-cell office:value-type="float" office:value="-0.265086">
            <text:p>-0.265086</text:p>
          </table:table-cell>
          <table:table-cell office:value-type="float" office:value="-0.0166242">
            <text:p>-0.0166242</text:p>
          </table:table-cell>
          <table:table-cell office:value-type="float" office:value="-0.0826894">
            <text:p>-0.0826894</text:p>
          </table:table-cell>
          <table:table-cell office:value-type="float" office:value="0.0529956">
            <text:p>0.0529956</text:p>
          </table:table-cell>
          <table:table-cell office:value-type="float" office:value="0.00686364">
            <text:p>0.00686364</text:p>
          </table:table-cell>
          <table:table-cell office:value-type="float" office:value="0.00651155">
            <text:p>0.00651155</text:p>
          </table:table-cell>
          <table:table-cell office:value-type="float" office:value="0.158517">
            <text:p>0.158517</text:p>
          </table:table-cell>
          <table:table-cell office:value-type="float" office:value="-0.00130488">
            <text:p>-0.00130488</text:p>
          </table:table-cell>
          <table:table-cell office:value-type="float" office:value="0.0468473">
            <text:p>0.0468473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5.5925">
            <text:p>25.5925</text:p>
          </table:table-cell>
          <table:table-cell office:value-type="float" office:value="0.0861334">
            <text:p>0.0861334</text:p>
          </table:table-cell>
          <table:table-cell office:value-type="float" office:value="-0.234358">
            <text:p>-0.234358</text:p>
          </table:table-cell>
          <table:table-cell office:value-type="float" office:value="0.924638">
            <text:p>0.924638</text:p>
          </table:table-cell>
          <table:table-cell office:value-type="float" office:value="0.0165223">
            <text:p>0.0165223</text:p>
          </table:table-cell>
          <table:table-cell office:value-type="float" office:value="-0.264916">
            <text:p>-0.264916</text:p>
          </table:table-cell>
          <table:table-cell office:value-type="float" office:value="-0.0160719">
            <text:p>-0.0160719</text:p>
          </table:table-cell>
          <table:table-cell office:value-type="float" office:value="-0.0848946">
            <text:p>-0.0848946</text:p>
          </table:table-cell>
          <table:table-cell office:value-type="float" office:value="0.0742055">
            <text:p>0.0742055</text:p>
          </table:table-cell>
          <table:table-cell office:value-type="float" office:value="0.00668904">
            <text:p>0.00668904</text:p>
          </table:table-cell>
          <table:table-cell office:value-type="float" office:value="0.0127798">
            <text:p>0.0127798</text:p>
          </table:table-cell>
          <table:table-cell office:value-type="float" office:value="-0.0441806">
            <text:p>-0.0441806</text:p>
          </table:table-cell>
          <table:table-cell office:value-type="float" office:value="-0.00689485">
            <text:p>-0.00689485</text:p>
          </table:table-cell>
          <table:table-cell office:value-type="float" office:value="-0.03144">
            <text:p>-0.03144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5.8225">
            <text:p>25.8225</text:p>
          </table:table-cell>
          <table:table-cell office:value-type="float" office:value="0.100867">
            <text:p>0.100867</text:p>
          </table:table-cell>
          <table:table-cell office:value-type="float" office:value="-0.233184">
            <text:p>-0.233184</text:p>
          </table:table-cell>
          <table:table-cell office:value-type="float" office:value="0.925914">
            <text:p>0.925914</text:p>
          </table:table-cell>
          <table:table-cell office:value-type="float" office:value="0.015924">
            <text:p>0.015924</text:p>
          </table:table-cell>
          <table:table-cell office:value-type="float" office:value="-0.245312">
            <text:p>-0.245312</text:p>
          </table:table-cell>
          <table:table-cell office:value-type="float" office:value="-0.0146709">
            <text:p>-0.0146709</text:p>
          </table:table-cell>
          <table:table-cell office:value-type="float" office:value="-0.0825728">
            <text:p>-0.0825728</text:p>
          </table:table-cell>
          <table:table-cell office:value-type="float" office:value="0.0640414">
            <text:p>0.0640414</text:p>
          </table:table-cell>
          <table:table-cell office:value-type="float" office:value="0.00510283">
            <text:p>0.00510283</text:p>
          </table:table-cell>
          <table:table-cell office:value-type="float" office:value="0.0055468">
            <text:p>0.0055468</text:p>
          </table:table-cell>
          <table:table-cell office:value-type="float" office:value="0.0567429">
            <text:p>0.0567429</text:p>
          </table:table-cell>
          <table:table-cell office:value-type="float" office:value="-0.000303015">
            <text:p>-0.000303015</text:p>
          </table:table-cell>
          <table:table-cell office:value-type="float" office:value="-0.0026055">
            <text:p>-0.0026055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6.2876">
            <text:p>26.2876</text:p>
          </table:table-cell>
          <table:table-cell office:value-type="float" office:value="0.142919">
            <text:p>0.142919</text:p>
          </table:table-cell>
          <table:table-cell office:value-type="float" office:value="-0.230877">
            <text:p>-0.230877</text:p>
          </table:table-cell>
          <table:table-cell office:value-type="float" office:value="0.92793">
            <text:p>0.92793</text:p>
          </table:table-cell>
          <table:table-cell office:value-type="float" office:value="0.0147799">
            <text:p>0.0147799</text:p>
          </table:table-cell>
          <table:table-cell office:value-type="float" office:value="-0.223341">
            <text:p>-0.223341</text:p>
          </table:table-cell>
          <table:table-cell office:value-type="float" office:value="-0.0167787">
            <text:p>-0.0167787</text:p>
          </table:table-cell>
          <table:table-cell office:value-type="float" office:value="-0.0645019">
            <text:p>-0.0645019</text:p>
          </table:table-cell>
          <table:table-cell office:value-type="float" office:value="0.0904289">
            <text:p>0.0904289</text:p>
          </table:table-cell>
          <table:table-cell office:value-type="float" office:value="0.00496192">
            <text:p>0.00496192</text:p>
          </table:table-cell>
          <table:table-cell office:value-type="float" office:value="0.00433515">
            <text:p>0.00433515</text:p>
          </table:table-cell>
          <table:table-cell office:value-type="float" office:value="-0.333287">
            <text:p>-0.333287</text:p>
          </table:table-cell>
          <table:table-cell office:value-type="float" office:value="-0.0766117">
            <text:p>-0.0766117</text:p>
          </table:table-cell>
          <table:table-cell office:value-type="float" office:value="0.277541">
            <text:p>0.277541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6.5243">
            <text:p>26.5243</text:p>
          </table:table-cell>
          <table:table-cell office:value-type="float" office:value="0.145649">
            <text:p>0.145649</text:p>
          </table:table-cell>
          <table:table-cell office:value-type="float" office:value="-0.233995">
            <text:p>-0.233995</text:p>
          </table:table-cell>
          <table:table-cell office:value-type="float" office:value="0.944509">
            <text:p>0.944509</text:p>
          </table:table-cell>
          <table:table-cell office:value-type="float" office:value="0.0142295">
            <text:p>0.0142295</text:p>
          </table:table-cell>
          <table:table-cell office:value-type="float" office:value="-0.197427">
            <text:p>-0.197427</text:p>
          </table:table-cell>
          <table:table-cell office:value-type="float" office:value="-0.0136347">
            <text:p>-0.0136347</text:p>
          </table:table-cell>
          <table:table-cell office:value-type="float" office:value="-0.0639439">
            <text:p>-0.0639439</text:p>
          </table:table-cell>
          <table:table-cell office:value-type="float" office:value="0.0115302">
            <text:p>0.0115302</text:p>
          </table:table-cell>
          <table:table-cell office:value-type="float" office:value="-0.0131743">
            <text:p>-0.0131743</text:p>
          </table:table-cell>
          <table:table-cell office:value-type="float" office:value="0.0700372">
            <text:p>0.0700372</text:p>
          </table:table-cell>
          <table:table-cell office:value-type="float" office:value="0.193414">
            <text:p>0.193414</text:p>
          </table:table-cell>
          <table:table-cell office:value-type="float" office:value="0.0607972">
            <text:p>0.0607972</text:p>
          </table:table-cell>
          <table:table-cell office:value-type="float" office:value="-0.104218">
            <text:p>-0.104218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6.8546">
            <text:p>26.8546</text:p>
          </table:table-cell>
          <table:table-cell office:value-type="float" office:value="0.170559">
            <text:p>0.170559</text:p>
          </table:table-cell>
          <table:table-cell office:value-type="float" office:value="-0.231714">
            <text:p>-0.231714</text:p>
          </table:table-cell>
          <table:table-cell office:value-type="float" office:value="0.956273">
            <text:p>0.956273</text:p>
          </table:table-cell>
          <table:table-cell office:value-type="float" office:value="0.0134956">
            <text:p>0.0134956</text:p>
          </table:table-cell>
          <table:table-cell office:value-type="float" office:value="-0.0622077">
            <text:p>-0.0622077</text:p>
          </table:table-cell>
          <table:table-cell office:value-type="float" office:value="0.0216585">
            <text:p>0.0216585</text:p>
          </table:table-cell>
          <table:table-cell office:value-type="float" office:value="-0.0898224">
            <text:p>-0.0898224</text:p>
          </table:table-cell>
          <table:table-cell office:value-type="float" office:value="0.0754163">
            <text:p>0.0754163</text:p>
          </table:table-cell>
          <table:table-cell office:value-type="float" office:value="0.00690749">
            <text:p>0.00690749</text:p>
          </table:table-cell>
          <table:table-cell office:value-type="float" office:value="0.0356131">
            <text:p>0.0356131</text:p>
          </table:table-cell>
          <table:table-cell office:value-type="float" office:value="2.01446">
            <text:p>2.01446</text:p>
          </table:table-cell>
          <table:table-cell office:value-type="float" office:value="0.604367">
            <text:p>0.604367</text:p>
          </table:table-cell>
          <table:table-cell office:value-type="float" office:value="-0.706619">
            <text:p>-0.706619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6.9553">
            <text:p>26.9553</text:p>
          </table:table-cell>
          <table:table-cell office:value-type="float" office:value="0.198591">
            <text:p>0.198591</text:p>
          </table:table-cell>
          <table:table-cell office:value-type="float" office:value="-0.224887">
            <text:p>-0.224887</text:p>
          </table:table-cell>
          <table:table-cell office:value-type="float" office:value="0.952691">
            <text:p>0.952691</text:p>
          </table:table-cell>
          <table:table-cell office:value-type="float" office:value="0.0132794">
            <text:p>0.0132794</text:p>
          </table:table-cell>
          <table:table-cell office:value-type="float" office:value="-0.173573">
            <text:p>-0.173573</text:p>
          </table:table-cell>
          <table:table-cell office:value-type="float" office:value="-0.0120878">
            <text:p>-0.0120878</text:p>
          </table:table-cell>
          <table:table-cell office:value-type="float" office:value="-0.0466973">
            <text:p>-0.0466973</text:p>
          </table:table-cell>
          <table:table-cell office:value-type="float" office:value="0.278313">
            <text:p>0.278313</text:p>
          </table:table-cell>
          <table:table-cell office:value-type="float" office:value="0.0677794">
            <text:p>0.0677794</text:p>
          </table:table-cell>
          <table:table-cell office:value-type="float" office:value="-0.0355576">
            <text:p>-0.0355576</text:p>
          </table:table-cell>
          <table:table-cell office:value-type="float" office:value="-0.727762">
            <text:p>-0.727762</text:p>
          </table:table-cell>
          <table:table-cell office:value-type="float" office:value="-0.19659">
            <text:p>-0.19659</text:p>
          </table:table-cell>
          <table:table-cell office:value-type="float" office:value="0.21697">
            <text:p>0.21697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7.2547">
            <text:p>27.2547</text:p>
          </table:table-cell>
          <table:table-cell office:value-type="float" office:value="0.216695">
            <text:p>0.216695</text:p>
          </table:table-cell>
          <table:table-cell office:value-type="float" office:value="-0.222212">
            <text:p>-0.222212</text:p>
          </table:table-cell>
          <table:table-cell office:value-type="float" office:value="0.961487">
            <text:p>0.961487</text:p>
          </table:table-cell>
          <table:table-cell office:value-type="float" office:value="0.0126572">
            <text:p>0.0126572</text:p>
          </table:table-cell>
          <table:table-cell office:value-type="float" office:value="-0.147282">
            <text:p>-0.147282</text:p>
          </table:table-cell>
          <table:table-cell office:value-type="float" office:value="-0.0102837">
            <text:p>-0.0102837</text:p>
          </table:table-cell>
          <table:table-cell office:value-type="float" office:value="-0.0368072">
            <text:p>-0.0368072</text:p>
          </table:table-cell>
          <table:table-cell office:value-type="float" office:value="0.0604842">
            <text:p>0.0604842</text:p>
          </table:table-cell>
          <table:table-cell office:value-type="float" office:value="0.0089374">
            <text:p>0.0089374</text:p>
          </table:table-cell>
          <table:table-cell office:value-type="float" office:value="0.0293844">
            <text:p>0.0293844</text:p>
          </table:table-cell>
          <table:table-cell office:value-type="float" office:value="-0.245776">
            <text:p>-0.245776</text:p>
          </table:table-cell>
          <table:table-cell office:value-type="float" office:value="-0.119961">
            <text:p>-0.119961</text:p>
          </table:table-cell>
          <table:table-cell office:value-type="float" office:value="0.134267">
            <text:p>0.134267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7.4644">
            <text:p>27.4644</text:p>
          </table:table-cell>
          <table:table-cell office:value-type="float" office:value="0.218568">
            <text:p>0.218568</text:p>
          </table:table-cell>
          <table:table-cell office:value-type="float" office:value="-0.225615">
            <text:p>-0.225615</text:p>
          </table:table-cell>
          <table:table-cell office:value-type="float" office:value="0.973557">
            <text:p>0.973557</text:p>
          </table:table-cell>
          <table:table-cell office:value-type="float" office:value="0.0122386">
            <text:p>0.0122386</text:p>
          </table:table-cell>
          <table:table-cell office:value-type="float" office:value="-0.0802553">
            <text:p>-0.0802553</text:p>
          </table:table-cell>
          <table:table-cell office:value-type="float" office:value="0.00120604">
            <text:p>0.00120604</text:p>
          </table:table-cell>
          <table:table-cell office:value-type="float" office:value="-0.0428336">
            <text:p>-0.0428336</text:p>
          </table:table-cell>
          <table:table-cell office:value-type="float" office:value="0.00893138">
            <text:p>0.00893138</text:p>
          </table:table-cell>
          <table:table-cell office:value-type="float" office:value="-0.0162249">
            <text:p>-0.0162249</text:p>
          </table:table-cell>
          <table:table-cell office:value-type="float" office:value="0.0575475">
            <text:p>0.0575475</text:p>
          </table:table-cell>
          <table:table-cell office:value-type="float" office:value="0.968814">
            <text:p>0.968814</text:p>
          </table:table-cell>
          <table:table-cell office:value-type="float" office:value="0.178573">
            <text:p>0.178573</text:p>
          </table:table-cell>
          <table:table-cell office:value-type="float" office:value="-0.225037">
            <text:p>-0.225037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7.6567">
            <text:p>27.6567</text:p>
          </table:table-cell>
          <table:table-cell office:value-type="float" office:value="0.256118">
            <text:p>0.256118</text:p>
          </table:table-cell>
          <table:table-cell office:value-type="float" office:value="-0.222131">
            <text:p>-0.222131</text:p>
          </table:table-cell>
          <table:table-cell office:value-type="float" office:value="0.976302">
            <text:p>0.976302</text:p>
          </table:table-cell>
          <table:table-cell office:value-type="float" office:value="0.0118671">
            <text:p>0.0118671</text:p>
          </table:table-cell>
          <table:table-cell office:value-type="float" office:value="-0.087199">
            <text:p>-0.087199</text:p>
          </table:table-cell>
          <table:table-cell office:value-type="float" office:value="-0.00326013">
            <text:p>-0.00326013</text:p>
          </table:table-cell>
          <table:table-cell office:value-type="float" office:value="-0.0301867">
            <text:p>-0.0301867</text:p>
          </table:table-cell>
          <table:table-cell office:value-type="float" office:value="0.19525">
            <text:p>0.19525</text:p>
          </table:table-cell>
          <table:table-cell office:value-type="float" office:value="0.0181176">
            <text:p>0.0181176</text:p>
          </table:table-cell>
          <table:table-cell office:value-type="float" office:value="0.0142693">
            <text:p>0.0142693</text:p>
          </table:table-cell>
          <table:table-cell office:value-type="float" office:value="-0.0955543">
            <text:p>-0.0955543</text:p>
          </table:table-cell>
          <table:table-cell office:value-type="float" office:value="-0.0131803">
            <text:p>-0.0131803</text:p>
          </table:table-cell>
          <table:table-cell office:value-type="float" office:value="0.0143263">
            <text:p>0.0143263</text:p>
          </table:table-cell>
          <table:table-cell table:number-columns-repeated="7"/>
          <table:table-cell table:style-name="ce1"/>
          <table:table-cell table:number-columns-repeated="7"/>
        </table:table-row>
        <table:table-row table:style-name="ro4" table:number-rows-repeated="10">
          <table:table-cell table:number-columns-repeated="74"/>
        </table:table-row>
        <table:table-row table:style-name="ro4">
          <table:table-cell table:number-columns-repeated="24"/>
          <table:table-cell table:style-name="ce1"/>
          <table:table-cell table:number-columns-repeated="49"/>
        </table:table-row>
        <table:table-row table:style-name="ro4">
          <table:table-cell table:number-columns-repeated="74"/>
        </table:table-row>
        <table:table-row table:style-name="ro4">
          <table:table-cell table:number-columns-repeated="25"/>
          <table:table-cell table:style-name="ce1"/>
          <table:table-cell table:number-columns-repeated="48"/>
        </table:table-row>
        <table:table-row table:style-name="ro4" table:number-rows-repeated="1048454">
          <table:table-cell table:number-columns-repeated="74"/>
        </table:table-row>
        <table:table-row table:style-name="ro4">
          <table:table-cell table:number-columns-repeated="7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Jorgensen</meta:initial-creator>
    <meta:creation-date>2015-11-23T15:58:47</meta:creation-date>
    <dc:date>2015-11-23T23:28:01</dc:date>
    <dc:creator>Steven Jorgensen</dc:creator>
    <meta:editing-duration>PT20M19S</meta:editing-duration>
    <meta:editing-cycles>7</meta:editing-cycles>
    <meta:generator>LibreOffice/3.5$Linux_X86_64 LibreOffice_project/350m1$Build-2</meta:generator>
    <meta:document-statistic meta:table-count="3" meta:cell-count="57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B2:Sheet1.C95 Sheet1.C1:Sheet1.C1 Sheet1.R2:Sheet1.R127 Sheet1.AG2:Sheet1.AG89 Sheet1.BK2:Sheet1.BK89 Sheet1.AV2:Sheet1.AV89" chart:data-source-has-labels="row" svg:x="0.77cm" svg:y="0.855cm" svg:width="12.062cm" svg:height="7.545cm">
          <chartooo:coordinate-region svg:x="1.061cm" svg:y="1.055cm" svg:width="11.531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95" chart:label-cell-address="Sheet1.C1:Sheet1.C1" chart:class="chart:scatter">
            <chart:domain table:cell-range-address="Sheet1.B2:Sheet1.B95"/>
            <chart:data-point chart:repeated="94"/>
          </chart:series>
          <chart:series chart:style-name="ch7" chart:values-cell-range-address="Sheet1.R2:Sheet1.R127" chart:class="chart:scatter">
            <chart:domain table:cell-range-address="Sheet1.Q2:Sheet1.Q127"/>
            <chart:data-point chart:repeated="126"/>
          </chart:series>
          <chart:series chart:style-name="ch8" chart:values-cell-range-address="Sheet1.AG2:Sheet1.AG89" chart:class="chart:scatter">
            <chart:domain table:cell-range-address="Sheet1.AF2:Sheet1.AF89"/>
            <chart:data-point chart:repeated="88"/>
          </chart:series>
          <chart:series chart:style-name="ch9" chart:values-cell-range-address="Sheet1.BK2:Sheet1.BK89" chart:class="chart:scatter">
            <chart:domain table:cell-range-address="Sheet1.BJ2:Sheet1.BJ89"/>
            <chart:data-point chart:repeated="88"/>
          </chart:series>
          <chart:series chart:style-name="ch10" chart:values-cell-range-address="Sheet1.AV2:Sheet1.AV89" chart:class="chart:scatter">
            <chart:domain table:cell-range-address="Sheet1.AU2:Sheet1.AU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2792">
                <text:p>0.202792</text:p>
                <draw:g>
                  <svg:desc>Sheet1.B2:Sheet1.B95</svg:desc>
                </draw:g>
              </table:table-cell>
              <table:table-cell office:value-type="float" office:value="-0.0595181">
                <text:p>-0.0595181</text:p>
                <draw:g>
                  <svg:desc>Sheet1.C2:Sheet1.C95</svg:desc>
                </draw:g>
              </table:table-cell>
              <table:table-cell office:value-type="float" office:value="0.128301">
                <text:p>0.128301</text:p>
                <draw:g>
                  <svg:desc>Sheet1.Q2:Sheet1.Q127</svg:desc>
                </draw:g>
              </table:table-cell>
              <table:table-cell office:value-type="float" office:value="-0.0812766">
                <text:p>-0.0812766</text:p>
                <draw:g>
                  <svg:desc>Sheet1.R2:Sheet1.R127</svg:desc>
                </draw:g>
              </table:table-cell>
              <table:table-cell office:value-type="float" office:value="0.315308">
                <text:p>0.315308</text:p>
                <draw:g>
                  <svg:desc>Sheet1.AF2:Sheet1.AF89</svg:desc>
                </draw:g>
              </table:table-cell>
              <table:table-cell office:value-type="float" office:value="-0.218343">
                <text:p>-0.218343</text:p>
                <draw:g>
                  <svg:desc>Sheet1.AG2:Sheet1.AG89</svg:desc>
                </draw:g>
              </table:table-cell>
              <table:table-cell office:value-type="float" office:value="0.236292">
                <text:p>0.236292</text:p>
                <draw:g>
                  <svg:desc>Sheet1.BJ2:Sheet1.BJ89</svg:desc>
                </draw:g>
              </table:table-cell>
              <table:table-cell office:value-type="float" office:value="-0.0250796">
                <text:p>-0.0250796</text:p>
                <draw:g>
                  <svg:desc>Sheet1.BK2:Sheet1.BK89</svg:desc>
                </draw:g>
              </table:table-cell>
              <table:table-cell office:value-type="float" office:value="0.324963">
                <text:p>0.324963</text:p>
                <draw:g>
                  <svg:desc>Sheet1.AU2:Sheet1.AU89</svg:desc>
                </draw:g>
              </table:table-cell>
              <table:table-cell office:value-type="float" office:value="-0.234251">
                <text:p>-0.234251</text:p>
                <draw:g>
                  <svg:desc>Sheet1.AV2:Sheet1.A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56">
                <text:p>0.203956</text:p>
              </table:table-cell>
              <table:table-cell office:value-type="float" office:value="-0.0589876">
                <text:p>-0.0589876</text:p>
              </table:table-cell>
              <table:table-cell office:value-type="float" office:value="0.127568">
                <text:p>0.127568</text:p>
              </table:table-cell>
              <table:table-cell office:value-type="float" office:value="-0.0818254">
                <text:p>-0.0818254</text:p>
              </table:table-cell>
              <table:table-cell office:value-type="float" office:value="0.321271">
                <text:p>0.321271</text:p>
              </table:table-cell>
              <table:table-cell office:value-type="float" office:value="-0.213838">
                <text:p>-0.213838</text:p>
              </table:table-cell>
              <table:table-cell office:value-type="float" office:value="0.233867">
                <text:p>0.233867</text:p>
              </table:table-cell>
              <table:table-cell office:value-type="float" office:value="-0.00806451">
                <text:p>-0.00806451</text:p>
              </table:table-cell>
              <table:table-cell office:value-type="float" office:value="0.309002">
                <text:p>0.309002</text:p>
              </table:table-cell>
              <table:table-cell office:value-type="float" office:value="-0.235721">
                <text:p>-0.235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4597">
                <text:p>0.204597</text:p>
              </table:table-cell>
              <table:table-cell office:value-type="float" office:value="-0.0596456">
                <text:p>-0.0596456</text:p>
              </table:table-cell>
              <table:table-cell office:value-type="float" office:value="0.128321">
                <text:p>0.128321</text:p>
              </table:table-cell>
              <table:table-cell office:value-type="float" office:value="-0.0811764">
                <text:p>-0.0811764</text:p>
              </table:table-cell>
              <table:table-cell office:value-type="float" office:value="0.310687">
                <text:p>0.310687</text:p>
              </table:table-cell>
              <table:table-cell office:value-type="float" office:value="-0.215719">
                <text:p>-0.215719</text:p>
              </table:table-cell>
              <table:table-cell office:value-type="float" office:value="0.237583">
                <text:p>0.237583</text:p>
              </table:table-cell>
              <table:table-cell office:value-type="float" office:value="-0.00814008">
                <text:p>-0.00814008</text:p>
              </table:table-cell>
              <table:table-cell office:value-type="float" office:value="0.307821">
                <text:p>0.307821</text:p>
              </table:table-cell>
              <table:table-cell office:value-type="float" office:value="-0.235647">
                <text:p>-0.235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3718">
                <text:p>0.203718</text:p>
              </table:table-cell>
              <table:table-cell office:value-type="float" office:value="-0.060392">
                <text:p>-0.060392</text:p>
              </table:table-cell>
              <table:table-cell office:value-type="float" office:value="0.130068">
                <text:p>0.130068</text:p>
              </table:table-cell>
              <table:table-cell office:value-type="float" office:value="-0.0799276">
                <text:p>-0.0799276</text:p>
              </table:table-cell>
              <table:table-cell office:value-type="float" office:value="0.309946">
                <text:p>0.309946</text:p>
              </table:table-cell>
              <table:table-cell office:value-type="float" office:value="-0.214235">
                <text:p>-0.214235</text:p>
              </table:table-cell>
              <table:table-cell office:value-type="float" office:value="0.234938">
                <text:p>0.234938</text:p>
              </table:table-cell>
              <table:table-cell office:value-type="float" office:value="-0.00523171">
                <text:p>-0.00523171</text:p>
              </table:table-cell>
              <table:table-cell office:value-type="float" office:value="0.308481">
                <text:p>0.308481</text:p>
              </table:table-cell>
              <table:table-cell office:value-type="float" office:value="-0.235353">
                <text:p>-0.235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4657">
                <text:p>0.204657</text:p>
              </table:table-cell>
              <table:table-cell office:value-type="float" office:value="-0.0584856">
                <text:p>-0.0584856</text:p>
              </table:table-cell>
              <table:table-cell office:value-type="float" office:value="0.129318">
                <text:p>0.129318</text:p>
              </table:table-cell>
              <table:table-cell office:value-type="float" office:value="-0.0796642">
                <text:p>-0.0796642</text:p>
              </table:table-cell>
              <table:table-cell office:value-type="float" office:value="0.30902">
                <text:p>0.30902</text:p>
              </table:table-cell>
              <table:table-cell office:value-type="float" office:value="-0.216675">
                <text:p>-0.216675</text:p>
              </table:table-cell>
              <table:table-cell office:value-type="float" office:value="0.23335">
                <text:p>0.23335</text:p>
              </table:table-cell>
              <table:table-cell office:value-type="float" office:value="-0.00629541">
                <text:p>-0.00629541</text:p>
              </table:table-cell>
              <table:table-cell office:value-type="float" office:value="0.306284">
                <text:p>0.306284</text:p>
              </table:table-cell>
              <table:table-cell office:value-type="float" office:value="-0.236214">
                <text:p>-0.236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4952">
                <text:p>0.204952</text:p>
              </table:table-cell>
              <table:table-cell office:value-type="float" office:value="-0.0581525">
                <text:p>-0.0581525</text:p>
              </table:table-cell>
              <table:table-cell office:value-type="float" office:value="0.128482">
                <text:p>0.128482</text:p>
              </table:table-cell>
              <table:table-cell office:value-type="float" office:value="-0.079787">
                <text:p>-0.079787</text:p>
              </table:table-cell>
              <table:table-cell office:value-type="float" office:value="0.306065">
                <text:p>0.306065</text:p>
              </table:table-cell>
              <table:table-cell office:value-type="float" office:value="-0.214924">
                <text:p>-0.214924</text:p>
              </table:table-cell>
              <table:table-cell office:value-type="float" office:value="0.228756">
                <text:p>0.228756</text:p>
              </table:table-cell>
              <table:table-cell office:value-type="float" office:value="-0.00925075">
                <text:p>-0.00925075</text:p>
              </table:table-cell>
              <table:table-cell office:value-type="float" office:value="0.304252">
                <text:p>0.304252</text:p>
              </table:table-cell>
              <table:table-cell office:value-type="float" office:value="-0.238782">
                <text:p>-0.238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4703">
                <text:p>0.204703</text:p>
              </table:table-cell>
              <table:table-cell office:value-type="float" office:value="-0.0588115">
                <text:p>-0.0588115</text:p>
              </table:table-cell>
              <table:table-cell office:value-type="float" office:value="0.129191">
                <text:p>0.129191</text:p>
              </table:table-cell>
              <table:table-cell office:value-type="float" office:value="-0.0800419">
                <text:p>-0.0800419</text:p>
              </table:table-cell>
              <table:table-cell office:value-type="float" office:value="0.306173">
                <text:p>0.306173</text:p>
              </table:table-cell>
              <table:table-cell office:value-type="float" office:value="-0.213035">
                <text:p>-0.213035</text:p>
              </table:table-cell>
              <table:table-cell office:value-type="float" office:value="0.229066">
                <text:p>0.229066</text:p>
              </table:table-cell>
              <table:table-cell office:value-type="float" office:value="-0.0108993">
                <text:p>-0.0108993</text:p>
              </table:table-cell>
              <table:table-cell office:value-type="float" office:value="0.303097">
                <text:p>0.303097</text:p>
              </table:table-cell>
              <table:table-cell office:value-type="float" office:value="-0.239982">
                <text:p>-0.239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5137">
                <text:p>0.205137</text:p>
              </table:table-cell>
              <table:table-cell office:value-type="float" office:value="-0.0586067">
                <text:p>-0.0586067</text:p>
              </table:table-cell>
              <table:table-cell office:value-type="float" office:value="0.128305">
                <text:p>0.128305</text:p>
              </table:table-cell>
              <table:table-cell office:value-type="float" office:value="-0.0799504">
                <text:p>-0.0799504</text:p>
              </table:table-cell>
              <table:table-cell office:value-type="float" office:value="0.302464">
                <text:p>0.302464</text:p>
              </table:table-cell>
              <table:table-cell office:value-type="float" office:value="-0.205361">
                <text:p>-0.205361</text:p>
              </table:table-cell>
              <table:table-cell office:value-type="float" office:value="0.227057">
                <text:p>0.227057</text:p>
              </table:table-cell>
              <table:table-cell office:value-type="float" office:value="-0.00905996">
                <text:p>-0.00905996</text:p>
              </table:table-cell>
              <table:table-cell office:value-type="float" office:value="0.304158">
                <text:p>0.304158</text:p>
              </table:table-cell>
              <table:table-cell office:value-type="float" office:value="-0.239279">
                <text:p>-0.239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3702">
                <text:p>0.203702</text:p>
              </table:table-cell>
              <table:table-cell office:value-type="float" office:value="-0.0587667">
                <text:p>-0.0587667</text:p>
              </table:table-cell>
              <table:table-cell office:value-type="float" office:value="0.12863">
                <text:p>0.12863</text:p>
              </table:table-cell>
              <table:table-cell office:value-type="float" office:value="-0.0799911">
                <text:p>-0.0799911</text:p>
              </table:table-cell>
              <table:table-cell office:value-type="float" office:value="0.275415">
                <text:p>0.275415</text:p>
              </table:table-cell>
              <table:table-cell office:value-type="float" office:value="-0.190315">
                <text:p>-0.190315</text:p>
              </table:table-cell>
              <table:table-cell office:value-type="float" office:value="0.222785">
                <text:p>0.222785</text:p>
              </table:table-cell>
              <table:table-cell office:value-type="float" office:value="0.0121508">
                <text:p>0.0121508</text:p>
              </table:table-cell>
              <table:table-cell office:value-type="float" office:value="0.24641">
                <text:p>0.24641</text:p>
              </table:table-cell>
              <table:table-cell office:value-type="float" office:value="-0.129347">
                <text:p>-0.129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5863">
                <text:p>0.185863</text:p>
              </table:table-cell>
              <table:table-cell office:value-type="float" office:value="-0.0363852">
                <text:p>-0.0363852</text:p>
              </table:table-cell>
              <table:table-cell office:value-type="float" office:value="0.126121">
                <text:p>0.126121</text:p>
              </table:table-cell>
              <table:table-cell office:value-type="float" office:value="-0.078419">
                <text:p>-0.078419</text:p>
              </table:table-cell>
              <table:table-cell office:value-type="float" office:value="0.272737">
                <text:p>0.272737</text:p>
              </table:table-cell>
              <table:table-cell office:value-type="float" office:value="-0.187694">
                <text:p>-0.187694</text:p>
              </table:table-cell>
              <table:table-cell office:value-type="float" office:value="0.213667">
                <text:p>0.213667</text:p>
              </table:table-cell>
              <table:table-cell office:value-type="float" office:value="0.0197538">
                <text:p>0.0197538</text:p>
              </table:table-cell>
              <table:table-cell office:value-type="float" office:value="0.245857">
                <text:p>0.245857</text:p>
              </table:table-cell>
              <table:table-cell office:value-type="float" office:value="-0.117796">
                <text:p>-0.117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3135">
                <text:p>0.163135</text:p>
              </table:table-cell>
              <table:table-cell office:value-type="float" office:value="-0.0135976">
                <text:p>-0.0135976</text:p>
              </table:table-cell>
              <table:table-cell office:value-type="float" office:value="0.0980514">
                <text:p>0.0980514</text:p>
              </table:table-cell>
              <table:table-cell office:value-type="float" office:value="-0.0533773">
                <text:p>-0.0533773</text:p>
              </table:table-cell>
              <table:table-cell office:value-type="float" office:value="0.268039">
                <text:p>0.268039</text:p>
              </table:table-cell>
              <table:table-cell office:value-type="float" office:value="-0.180639">
                <text:p>-0.180639</text:p>
              </table:table-cell>
              <table:table-cell office:value-type="float" office:value="0.200286">
                <text:p>0.200286</text:p>
              </table:table-cell>
              <table:table-cell office:value-type="float" office:value="0.0349044">
                <text:p>0.0349044</text:p>
              </table:table-cell>
              <table:table-cell office:value-type="float" office:value="0.236082">
                <text:p>0.236082</text:p>
              </table:table-cell>
              <table:table-cell office:value-type="float" office:value="-0.104916">
                <text:p>-0.104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0528">
                <text:p>0.150528</text:p>
              </table:table-cell>
              <table:table-cell office:value-type="float" office:value="0.00968476">
                <text:p>0.00968476</text:p>
              </table:table-cell>
              <table:table-cell office:value-type="float" office:value="0.0803483">
                <text:p>0.0803483</text:p>
              </table:table-cell>
              <table:table-cell office:value-type="float" office:value="-0.0142334">
                <text:p>-0.0142334</text:p>
              </table:table-cell>
              <table:table-cell office:value-type="float" office:value="0.236049">
                <text:p>0.236049</text:p>
              </table:table-cell>
              <table:table-cell office:value-type="float" office:value="-0.135787">
                <text:p>-0.135787</text:p>
              </table:table-cell>
              <table:table-cell office:value-type="float" office:value="0.180592">
                <text:p>0.180592</text:p>
              </table:table-cell>
              <table:table-cell office:value-type="float" office:value="0.0596632">
                <text:p>0.0596632</text:p>
              </table:table-cell>
              <table:table-cell office:value-type="float" office:value="0.232692">
                <text:p>0.232692</text:p>
              </table:table-cell>
              <table:table-cell office:value-type="float" office:value="-0.108009">
                <text:p>-0.1080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1406">
                <text:p>0.141406</text:p>
              </table:table-cell>
              <table:table-cell office:value-type="float" office:value="0.0180322">
                <text:p>0.0180322</text:p>
              </table:table-cell>
              <table:table-cell office:value-type="float" office:value="0.0685579">
                <text:p>0.0685579</text:p>
              </table:table-cell>
              <table:table-cell office:value-type="float" office:value="0.00632791">
                <text:p>0.00632791</text:p>
              </table:table-cell>
              <table:table-cell office:value-type="float" office:value="0.219261">
                <text:p>0.219261</text:p>
              </table:table-cell>
              <table:table-cell office:value-type="float" office:value="-0.113885">
                <text:p>-0.113885</text:p>
              </table:table-cell>
              <table:table-cell office:value-type="float" office:value="0.172387">
                <text:p>0.172387</text:p>
              </table:table-cell>
              <table:table-cell office:value-type="float" office:value="0.0716522">
                <text:p>0.0716522</text:p>
              </table:table-cell>
              <table:table-cell office:value-type="float" office:value="0.227137">
                <text:p>0.227137</text:p>
              </table:table-cell>
              <table:table-cell office:value-type="float" office:value="-0.109132">
                <text:p>-0.1091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8709">
                <text:p>0.128709</text:p>
              </table:table-cell>
              <table:table-cell office:value-type="float" office:value="0.0347633">
                <text:p>0.0347633</text:p>
              </table:table-cell>
              <table:table-cell office:value-type="float" office:value="0.0603281">
                <text:p>0.0603281</text:p>
              </table:table-cell>
              <table:table-cell office:value-type="float" office:value="0.017984">
                <text:p>0.017984</text:p>
              </table:table-cell>
              <table:table-cell office:value-type="float" office:value="0.21169">
                <text:p>0.21169</text:p>
              </table:table-cell>
              <table:table-cell office:value-type="float" office:value="-0.0947628">
                <text:p>-0.0947628</text:p>
              </table:table-cell>
              <table:table-cell office:value-type="float" office:value="0.168461">
                <text:p>0.168461</text:p>
              </table:table-cell>
              <table:table-cell office:value-type="float" office:value="0.0784869">
                <text:p>0.0784869</text:p>
              </table:table-cell>
              <table:table-cell office:value-type="float" office:value="0.209949">
                <text:p>0.209949</text:p>
              </table:table-cell>
              <table:table-cell office:value-type="float" office:value="-0.102912">
                <text:p>-0.102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454">
                <text:p>0.10454</text:p>
              </table:table-cell>
              <table:table-cell office:value-type="float" office:value="0.0733068">
                <text:p>0.0733068</text:p>
              </table:table-cell>
              <table:table-cell office:value-type="float" office:value="0.0552088">
                <text:p>0.0552088</text:p>
              </table:table-cell>
              <table:table-cell office:value-type="float" office:value="0.0243889">
                <text:p>0.0243889</text:p>
              </table:table-cell>
              <table:table-cell office:value-type="float" office:value="0.204724">
                <text:p>0.204724</text:p>
              </table:table-cell>
              <table:table-cell office:value-type="float" office:value="-0.0845907">
                <text:p>-0.0845907</text:p>
              </table:table-cell>
              <table:table-cell office:value-type="float" office:value="0.162787">
                <text:p>0.162787</text:p>
              </table:table-cell>
              <table:table-cell office:value-type="float" office:value="0.0996882">
                <text:p>0.0996882</text:p>
              </table:table-cell>
              <table:table-cell office:value-type="float" office:value="0.208395">
                <text:p>0.208395</text:p>
              </table:table-cell>
              <table:table-cell office:value-type="float" office:value="-0.102131">
                <text:p>-0.102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98273">
                <text:p>0.0998273</text:p>
              </table:table-cell>
              <table:table-cell office:value-type="float" office:value="0.082749">
                <text:p>0.082749</text:p>
              </table:table-cell>
              <table:table-cell office:value-type="float" office:value="0.0527477">
                <text:p>0.0527477</text:p>
              </table:table-cell>
              <table:table-cell office:value-type="float" office:value="0.0299706">
                <text:p>0.0299706</text:p>
              </table:table-cell>
              <table:table-cell office:value-type="float" office:value="0.189564">
                <text:p>0.189564</text:p>
              </table:table-cell>
              <table:table-cell office:value-type="float" office:value="-0.0692492">
                <text:p>-0.0692492</text:p>
              </table:table-cell>
              <table:table-cell office:value-type="float" office:value="0.142508">
                <text:p>0.142508</text:p>
              </table:table-cell>
              <table:table-cell office:value-type="float" office:value="0.11573">
                <text:p>0.11573</text:p>
              </table:table-cell>
              <table:table-cell office:value-type="float" office:value="0.206778">
                <text:p>0.206778</text:p>
              </table:table-cell>
              <table:table-cell office:value-type="float" office:value="-0.0963227">
                <text:p>-0.09632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1132">
                <text:p>0.0901132</text:p>
              </table:table-cell>
              <table:table-cell office:value-type="float" office:value="0.109776">
                <text:p>0.109776</text:p>
              </table:table-cell>
              <table:table-cell office:value-type="float" office:value="0.0474214">
                <text:p>0.0474214</text:p>
              </table:table-cell>
              <table:table-cell office:value-type="float" office:value="0.0378457">
                <text:p>0.0378457</text:p>
              </table:table-cell>
              <table:table-cell office:value-type="float" office:value="0.180783">
                <text:p>0.180783</text:p>
              </table:table-cell>
              <table:table-cell office:value-type="float" office:value="-0.0584998">
                <text:p>-0.0584998</text:p>
              </table:table-cell>
              <table:table-cell office:value-type="float" office:value="0.122208">
                <text:p>0.122208</text:p>
              </table:table-cell>
              <table:table-cell office:value-type="float" office:value="0.126375">
                <text:p>0.126375</text:p>
              </table:table-cell>
              <table:table-cell office:value-type="float" office:value="0.201959">
                <text:p>0.201959</text:p>
              </table:table-cell>
              <table:table-cell office:value-type="float" office:value="-0.0866801">
                <text:p>-0.08668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73328">
                <text:p>0.0773328</text:p>
              </table:table-cell>
              <table:table-cell office:value-type="float" office:value="0.118317">
                <text:p>0.118317</text:p>
              </table:table-cell>
              <table:table-cell office:value-type="float" office:value="0.0438038">
                <text:p>0.0438038</text:p>
              </table:table-cell>
              <table:table-cell office:value-type="float" office:value="0.0425566">
                <text:p>0.0425566</text:p>
              </table:table-cell>
              <table:table-cell office:value-type="float" office:value="0.153598">
                <text:p>0.153598</text:p>
              </table:table-cell>
              <table:table-cell office:value-type="float" office:value="-0.00232201">
                <text:p>-0.00232201</text:p>
              </table:table-cell>
              <table:table-cell office:value-type="float" office:value="0.120163">
                <text:p>0.120163</text:p>
              </table:table-cell>
              <table:table-cell office:value-type="float" office:value="0.124928">
                <text:p>0.124928</text:p>
              </table:table-cell>
              <table:table-cell office:value-type="float" office:value="0.190762">
                <text:p>0.190762</text:p>
              </table:table-cell>
              <table:table-cell office:value-type="float" office:value="-0.0730162">
                <text:p>-0.0730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5854">
                <text:p>0.0735854</text:p>
              </table:table-cell>
              <table:table-cell office:value-type="float" office:value="0.118736">
                <text:p>0.118736</text:p>
              </table:table-cell>
              <table:table-cell office:value-type="float" office:value="0.0386342">
                <text:p>0.0386342</text:p>
              </table:table-cell>
              <table:table-cell office:value-type="float" office:value="0.0520949">
                <text:p>0.0520949</text:p>
              </table:table-cell>
              <table:table-cell office:value-type="float" office:value="0.127016">
                <text:p>0.127016</text:p>
              </table:table-cell>
              <table:table-cell office:value-type="float" office:value="0.0285949">
                <text:p>0.0285949</text:p>
              </table:table-cell>
              <table:table-cell office:value-type="float" office:value="0.118124">
                <text:p>0.118124</text:p>
              </table:table-cell>
              <table:table-cell office:value-type="float" office:value="0.124698">
                <text:p>0.124698</text:p>
              </table:table-cell>
              <table:table-cell office:value-type="float" office:value="0.175615">
                <text:p>0.175615</text:p>
              </table:table-cell>
              <table:table-cell office:value-type="float" office:value="-0.0469047">
                <text:p>-0.0469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84966">
                <text:p>0.0684966</text:p>
              </table:table-cell>
              <table:table-cell office:value-type="float" office:value="0.124027">
                <text:p>0.124027</text:p>
              </table:table-cell>
              <table:table-cell office:value-type="float" office:value="0.0348574">
                <text:p>0.0348574</text:p>
              </table:table-cell>
              <table:table-cell office:value-type="float" office:value="0.0584442">
                <text:p>0.0584442</text:p>
              </table:table-cell>
              <table:table-cell office:value-type="float" office:value="0.12462">
                <text:p>0.12462</text:p>
              </table:table-cell>
              <table:table-cell office:value-type="float" office:value="0.0305993">
                <text:p>0.0305993</text:p>
              </table:table-cell>
              <table:table-cell office:value-type="float" office:value="0.116442">
                <text:p>0.116442</text:p>
              </table:table-cell>
              <table:table-cell office:value-type="float" office:value="0.124126">
                <text:p>0.124126</text:p>
              </table:table-cell>
              <table:table-cell office:value-type="float" office:value="0.174982">
                <text:p>0.174982</text:p>
              </table:table-cell>
              <table:table-cell office:value-type="float" office:value="-0.0445827">
                <text:p>-0.04458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56407">
                <text:p>0.0656407</text:p>
              </table:table-cell>
              <table:table-cell office:value-type="float" office:value="0.125901">
                <text:p>0.125901</text:p>
              </table:table-cell>
              <table:table-cell office:value-type="float" office:value="0.0301976">
                <text:p>0.0301976</text:p>
              </table:table-cell>
              <table:table-cell office:value-type="float" office:value="0.0667739">
                <text:p>0.0667739</text:p>
              </table:table-cell>
              <table:table-cell office:value-type="float" office:value="0.121426">
                <text:p>0.121426</text:p>
              </table:table-cell>
              <table:table-cell office:value-type="float" office:value="0.0320625">
                <text:p>0.0320625</text:p>
              </table:table-cell>
              <table:table-cell office:value-type="float" office:value="0.112024">
                <text:p>0.112024</text:p>
              </table:table-cell>
              <table:table-cell office:value-type="float" office:value="0.125263">
                <text:p>0.125263</text:p>
              </table:table-cell>
              <table:table-cell office:value-type="float" office:value="0.16297">
                <text:p>0.16297</text:p>
              </table:table-cell>
              <table:table-cell office:value-type="float" office:value="-0.026478">
                <text:p>-0.026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15689">
                <text:p>0.0615689</text:p>
              </table:table-cell>
              <table:table-cell office:value-type="float" office:value="0.124944">
                <text:p>0.124944</text:p>
              </table:table-cell>
              <table:table-cell office:value-type="float" office:value="0.0260805">
                <text:p>0.0260805</text:p>
              </table:table-cell>
              <table:table-cell office:value-type="float" office:value="0.0698909">
                <text:p>0.0698909</text:p>
              </table:table-cell>
              <table:table-cell office:value-type="float" office:value="0.111288">
                <text:p>0.111288</text:p>
              </table:table-cell>
              <table:table-cell office:value-type="float" office:value="0.0495288">
                <text:p>0.0495288</text:p>
              </table:table-cell>
              <table:table-cell office:value-type="float" office:value="0.107617">
                <text:p>0.107617</text:p>
              </table:table-cell>
              <table:table-cell office:value-type="float" office:value="0.128967">
                <text:p>0.128967</text:p>
              </table:table-cell>
              <table:table-cell office:value-type="float" office:value="0.161796">
                <text:p>0.161796</text:p>
              </table:table-cell>
              <table:table-cell office:value-type="float" office:value="-0.0245983">
                <text:p>-0.02459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62902">
                <text:p>0.0562902</text:p>
              </table:table-cell>
              <table:table-cell office:value-type="float" office:value="0.124196">
                <text:p>0.124196</text:p>
              </table:table-cell>
              <table:table-cell office:value-type="float" office:value="0.0248536">
                <text:p>0.0248536</text:p>
              </table:table-cell>
              <table:table-cell office:value-type="float" office:value="0.0705143">
                <text:p>0.0705143</text:p>
              </table:table-cell>
              <table:table-cell office:value-type="float" office:value="0.107448">
                <text:p>0.107448</text:p>
              </table:table-cell>
              <table:table-cell office:value-type="float" office:value="0.0588037">
                <text:p>0.0588037</text:p>
              </table:table-cell>
              <table:table-cell office:value-type="float" office:value="0.104857">
                <text:p>0.104857</text:p>
              </table:table-cell>
              <table:table-cell office:value-type="float" office:value="0.130168">
                <text:p>0.130168</text:p>
              </table:table-cell>
              <table:table-cell office:value-type="float" office:value="0.158611">
                <text:p>0.158611</text:p>
              </table:table-cell>
              <table:table-cell office:value-type="float" office:value="-0.0192661">
                <text:p>-0.01926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12894">
                <text:p>0.0512894</text:p>
              </table:table-cell>
              <table:table-cell office:value-type="float" office:value="0.124317">
                <text:p>0.124317</text:p>
              </table:table-cell>
              <table:table-cell office:value-type="float" office:value="0.0168744">
                <text:p>0.0168744</text:p>
              </table:table-cell>
              <table:table-cell office:value-type="float" office:value="0.0769562">
                <text:p>0.0769562</text:p>
              </table:table-cell>
              <table:table-cell office:value-type="float" office:value="0.0856218">
                <text:p>0.0856218</text:p>
              </table:table-cell>
              <table:table-cell office:value-type="float" office:value="0.0951679">
                <text:p>0.0951679</text:p>
              </table:table-cell>
              <table:table-cell office:value-type="float" office:value="0.103119">
                <text:p>0.103119</text:p>
              </table:table-cell>
              <table:table-cell office:value-type="float" office:value="0.13043">
                <text:p>0.13043</text:p>
              </table:table-cell>
              <table:table-cell office:value-type="float" office:value="0.154527">
                <text:p>0.154527</text:p>
              </table:table-cell>
              <table:table-cell office:value-type="float" office:value="-0.015776">
                <text:p>-0.015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15571">
                <text:p>0.0515571</text:p>
              </table:table-cell>
              <table:table-cell office:value-type="float" office:value="0.124274">
                <text:p>0.124274</text:p>
              </table:table-cell>
              <table:table-cell office:value-type="float" office:value="0.0115484">
                <text:p>0.0115484</text:p>
              </table:table-cell>
              <table:table-cell office:value-type="float" office:value="0.0821031">
                <text:p>0.0821031</text:p>
              </table:table-cell>
              <table:table-cell office:value-type="float" office:value="0.0836227">
                <text:p>0.0836227</text:p>
              </table:table-cell>
              <table:table-cell office:value-type="float" office:value="0.097938">
                <text:p>0.097938</text:p>
              </table:table-cell>
              <table:table-cell office:value-type="float" office:value="0.103538">
                <text:p>0.103538</text:p>
              </table:table-cell>
              <table:table-cell office:value-type="float" office:value="0.128502">
                <text:p>0.128502</text:p>
              </table:table-cell>
              <table:table-cell office:value-type="float" office:value="0.151949">
                <text:p>0.151949</text:p>
              </table:table-cell>
              <table:table-cell office:value-type="float" office:value="-0.00965419">
                <text:p>-0.00965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08439">
                <text:p>0.0508439</text:p>
              </table:table-cell>
              <table:table-cell office:value-type="float" office:value="0.122884">
                <text:p>0.122884</text:p>
              </table:table-cell>
              <table:table-cell office:value-type="float" office:value="-0.055097">
                <text:p>-0.055097</text:p>
              </table:table-cell>
              <table:table-cell office:value-type="float" office:value="0.013729">
                <text:p>0.013729</text:p>
              </table:table-cell>
              <table:table-cell office:value-type="float" office:value="0.0779367">
                <text:p>0.0779367</text:p>
              </table:table-cell>
              <table:table-cell office:value-type="float" office:value="0.109229">
                <text:p>0.109229</text:p>
              </table:table-cell>
              <table:table-cell office:value-type="float" office:value="0.0630456">
                <text:p>0.0630456</text:p>
              </table:table-cell>
              <table:table-cell office:value-type="float" office:value="0.0747815">
                <text:p>0.0747815</text:p>
              </table:table-cell>
              <table:table-cell office:value-type="float" office:value="0.146739">
                <text:p>0.146739</text:p>
              </table:table-cell>
              <table:table-cell office:value-type="float" office:value="0.00932655">
                <text:p>0.00932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8499">
                <text:p>0.048499</text:p>
              </table:table-cell>
              <table:table-cell office:value-type="float" office:value="0.121868">
                <text:p>0.121868</text:p>
              </table:table-cell>
              <table:table-cell office:value-type="float" office:value="-0.0635793">
                <text:p>-0.0635793</text:p>
              </table:table-cell>
              <table:table-cell office:value-type="float" office:value="0.00420897">
                <text:p>0.00420897</text:p>
              </table:table-cell>
              <table:table-cell office:value-type="float" office:value="0.0741799">
                <text:p>0.0741799</text:p>
              </table:table-cell>
              <table:table-cell office:value-type="float" office:value="0.121605">
                <text:p>0.121605</text:p>
              </table:table-cell>
              <table:table-cell office:value-type="float" office:value="0.0134222">
                <text:p>0.0134222</text:p>
              </table:table-cell>
              <table:table-cell office:value-type="float" office:value="0.0162703">
                <text:p>0.0162703</text:p>
              </table:table-cell>
              <table:table-cell office:value-type="float" office:value="0.139887">
                <text:p>0.139887</text:p>
              </table:table-cell>
              <table:table-cell office:value-type="float" office:value="0.0368343">
                <text:p>0.0368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2846">
                <text:p>0.0222846</text:p>
              </table:table-cell>
              <table:table-cell office:value-type="float" office:value="0.0971493">
                <text:p>0.0971493</text:p>
              </table:table-cell>
              <table:table-cell office:value-type="float" office:value="-0.0730435">
                <text:p>-0.0730435</text:p>
              </table:table-cell>
              <table:table-cell office:value-type="float" office:value="-0.00847973">
                <text:p>-0.00847973</text:p>
              </table:table-cell>
              <table:table-cell office:value-type="float" office:value="0.0730353">
                <text:p>0.0730353</text:p>
              </table:table-cell>
              <table:table-cell office:value-type="float" office:value="0.123083">
                <text:p>0.123083</text:p>
              </table:table-cell>
              <table:table-cell office:value-type="float" office:value="0.00938576">
                <text:p>0.00938576</text:p>
              </table:table-cell>
              <table:table-cell office:value-type="float" office:value="0.00930462">
                <text:p>0.00930462</text:p>
              </table:table-cell>
              <table:table-cell office:value-type="float" office:value="0.137164">
                <text:p>0.137164</text:p>
              </table:table-cell>
              <table:table-cell office:value-type="float" office:value="0.040031">
                <text:p>0.0400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38039">
                <text:p>0.00338039</text:p>
              </table:table-cell>
              <table:table-cell office:value-type="float" office:value="0.0740636">
                <text:p>0.0740636</text:p>
              </table:table-cell>
              <table:table-cell office:value-type="float" office:value="-0.0761312">
                <text:p>-0.0761312</text:p>
              </table:table-cell>
              <table:table-cell office:value-type="float" office:value="-0.0128589">
                <text:p>-0.0128589</text:p>
              </table:table-cell>
              <table:table-cell office:value-type="float" office:value="0.0729496">
                <text:p>0.0729496</text:p>
              </table:table-cell>
              <table:table-cell office:value-type="float" office:value="0.123646">
                <text:p>0.123646</text:p>
              </table:table-cell>
              <table:table-cell office:value-type="float" office:value="0.00303727">
                <text:p>0.00303727</text:p>
              </table:table-cell>
              <table:table-cell office:value-type="float" office:value="0.00234955">
                <text:p>0.00234955</text:p>
              </table:table-cell>
              <table:table-cell office:value-type="float" office:value="0.126549">
                <text:p>0.126549</text:p>
              </table:table-cell>
              <table:table-cell office:value-type="float" office:value="0.0497223">
                <text:p>0.0497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343116">
                <text:p>-0.0343116</text:p>
              </table:table-cell>
              <table:table-cell office:value-type="float" office:value="0.0312063">
                <text:p>0.0312063</text:p>
              </table:table-cell>
              <table:table-cell office:value-type="float" office:value="-0.0924846">
                <text:p>-0.0924846</text:p>
              </table:table-cell>
              <table:table-cell office:value-type="float" office:value="-0.041957">
                <text:p>-0.041957</text:p>
              </table:table-cell>
              <table:table-cell office:value-type="float" office:value="0.072744">
                <text:p>0.072744</text:p>
              </table:table-cell>
              <table:table-cell office:value-type="float" office:value="0.124519">
                <text:p>0.124519</text:p>
              </table:table-cell>
              <table:table-cell office:value-type="float" office:value="-0.00339937">
                <text:p>-0.00339937</text:p>
              </table:table-cell>
              <table:table-cell office:value-type="float" office:value="-0.0072662">
                <text:p>-0.0072662</text:p>
              </table:table-cell>
              <table:table-cell office:value-type="float" office:value="0.117029">
                <text:p>0.117029</text:p>
              </table:table-cell>
              <table:table-cell office:value-type="float" office:value="0.0707746">
                <text:p>0.0707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0387">
                <text:p>-0.10387</text:p>
              </table:table-cell>
              <table:table-cell office:value-type="float" office:value="-0.0482121">
                <text:p>-0.0482121</text:p>
              </table:table-cell>
              <table:table-cell office:value-type="float" office:value="-0.0881209">
                <text:p>-0.0881209</text:p>
              </table:table-cell>
              <table:table-cell office:value-type="float" office:value="-0.0425706">
                <text:p>-0.0425706</text:p>
              </table:table-cell>
              <table:table-cell office:value-type="float" office:value="0.0704581">
                <text:p>0.0704581</text:p>
              </table:table-cell>
              <table:table-cell office:value-type="float" office:value="0.124312">
                <text:p>0.124312</text:p>
              </table:table-cell>
              <table:table-cell office:value-type="float" office:value="-0.00758388">
                <text:p>-0.00758388</text:p>
              </table:table-cell>
              <table:table-cell office:value-type="float" office:value="-0.0129868">
                <text:p>-0.0129868</text:p>
              </table:table-cell>
              <table:table-cell office:value-type="float" office:value="0.111632">
                <text:p>0.111632</text:p>
              </table:table-cell>
              <table:table-cell office:value-type="float" office:value="0.0746472">
                <text:p>0.07464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08949">
                <text:p>-0.108949</text:p>
              </table:table-cell>
              <table:table-cell office:value-type="float" office:value="-0.0573499">
                <text:p>-0.0573499</text:p>
              </table:table-cell>
              <table:table-cell office:value-type="float" office:value="-0.0880744">
                <text:p>-0.0880744</text:p>
              </table:table-cell>
              <table:table-cell office:value-type="float" office:value="-0.0429137">
                <text:p>-0.0429137</text:p>
              </table:table-cell>
              <table:table-cell office:value-type="float" office:value="0.0671194">
                <text:p>0.0671194</text:p>
              </table:table-cell>
              <table:table-cell office:value-type="float" office:value="0.122994">
                <text:p>0.122994</text:p>
              </table:table-cell>
              <table:table-cell office:value-type="float" office:value="-0.0201189">
                <text:p>-0.0201189</text:p>
              </table:table-cell>
              <table:table-cell office:value-type="float" office:value="-0.0292151">
                <text:p>-0.0292151</text:p>
              </table:table-cell>
              <table:table-cell office:value-type="float" office:value="0.102155">
                <text:p>0.102155</text:p>
              </table:table-cell>
              <table:table-cell office:value-type="float" office:value="0.0761437">
                <text:p>0.0761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10721">
                <text:p>-0.110721</text:p>
              </table:table-cell>
              <table:table-cell office:value-type="float" office:value="-0.0602627">
                <text:p>-0.0602627</text:p>
              </table:table-cell>
              <table:table-cell office:value-type="float" office:value="-0.0879636">
                <text:p>-0.0879636</text:p>
              </table:table-cell>
              <table:table-cell office:value-type="float" office:value="-0.0467184">
                <text:p>-0.0467184</text:p>
              </table:table-cell>
              <table:table-cell office:value-type="float" office:value="0.0655373">
                <text:p>0.0655373</text:p>
              </table:table-cell>
              <table:table-cell office:value-type="float" office:value="0.121039">
                <text:p>0.121039</text:p>
              </table:table-cell>
              <table:table-cell office:value-type="float" office:value="-0.0249566">
                <text:p>-0.0249566</text:p>
              </table:table-cell>
              <table:table-cell office:value-type="float" office:value="-0.0349487">
                <text:p>-0.0349487</text:p>
              </table:table-cell>
              <table:table-cell office:value-type="float" office:value="0.0974971">
                <text:p>0.0974971</text:p>
              </table:table-cell>
              <table:table-cell office:value-type="float" office:value="0.0824713">
                <text:p>0.0824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3163">
                <text:p>-0.113163</text:p>
              </table:table-cell>
              <table:table-cell office:value-type="float" office:value="-0.062972">
                <text:p>-0.062972</text:p>
              </table:table-cell>
              <table:table-cell office:value-type="float" office:value="-0.0900622">
                <text:p>-0.0900622</text:p>
              </table:table-cell>
              <table:table-cell office:value-type="float" office:value="-0.0496187">
                <text:p>-0.0496187</text:p>
              </table:table-cell>
              <table:table-cell office:value-type="float" office:value="0.0414536">
                <text:p>0.0414536</text:p>
              </table:table-cell>
              <table:table-cell office:value-type="float" office:value="0.0915445">
                <text:p>0.0915445</text:p>
              </table:table-cell>
              <table:table-cell office:value-type="float" office:value="-0.0262702">
                <text:p>-0.0262702</text:p>
              </table:table-cell>
              <table:table-cell office:value-type="float" office:value="-0.0375771">
                <text:p>-0.0375771</text:p>
              </table:table-cell>
              <table:table-cell office:value-type="float" office:value="0.0939716">
                <text:p>0.0939716</text:p>
              </table:table-cell>
              <table:table-cell office:value-type="float" office:value="0.0879815">
                <text:p>0.087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22176">
                <text:p>-0.122176</text:p>
              </table:table-cell>
              <table:table-cell office:value-type="float" office:value="-0.0723229">
                <text:p>-0.0723229</text:p>
              </table:table-cell>
              <table:table-cell office:value-type="float" office:value="-0.0995073">
                <text:p>-0.0995073</text:p>
              </table:table-cell>
              <table:table-cell office:value-type="float" office:value="-0.0607967">
                <text:p>-0.0607967</text:p>
              </table:table-cell>
              <table:table-cell office:value-type="float" office:value="0.0392578">
                <text:p>0.0392578</text:p>
              </table:table-cell>
              <table:table-cell office:value-type="float" office:value="0.0879182">
                <text:p>0.0879182</text:p>
              </table:table-cell>
              <table:table-cell office:value-type="float" office:value="-0.031711">
                <text:p>-0.031711</text:p>
              </table:table-cell>
              <table:table-cell office:value-type="float" office:value="-0.0449997">
                <text:p>-0.0449997</text:p>
              </table:table-cell>
              <table:table-cell office:value-type="float" office:value="0.088968">
                <text:p>0.088968</text:p>
              </table:table-cell>
              <table:table-cell office:value-type="float" office:value="0.0946917">
                <text:p>0.09469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2336">
                <text:p>-0.12336</text:p>
              </table:table-cell>
              <table:table-cell office:value-type="float" office:value="-0.0792453">
                <text:p>-0.0792453</text:p>
              </table:table-cell>
              <table:table-cell office:value-type="float" office:value="-0.102022">
                <text:p>-0.102022</text:p>
              </table:table-cell>
              <table:table-cell office:value-type="float" office:value="-0.0618641">
                <text:p>-0.0618641</text:p>
              </table:table-cell>
              <table:table-cell office:value-type="float" office:value="0.0256304">
                <text:p>0.0256304</text:p>
              </table:table-cell>
              <table:table-cell office:value-type="float" office:value="0.0683954">
                <text:p>0.0683954</text:p>
              </table:table-cell>
              <table:table-cell office:value-type="float" office:value="-0.0418318">
                <text:p>-0.0418318</text:p>
              </table:table-cell>
              <table:table-cell office:value-type="float" office:value="-0.0621347">
                <text:p>-0.0621347</text:p>
              </table:table-cell>
              <table:table-cell office:value-type="float" office:value="0.0510555">
                <text:p>0.0510555</text:p>
              </table:table-cell>
              <table:table-cell office:value-type="float" office:value="0.127223">
                <text:p>0.127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25564">
                <text:p>-0.125564</text:p>
              </table:table-cell>
              <table:table-cell office:value-type="float" office:value="-0.0834817">
                <text:p>-0.0834817</text:p>
              </table:table-cell>
              <table:table-cell office:value-type="float" office:value="-0.10005">
                <text:p>-0.10005</text:p>
              </table:table-cell>
              <table:table-cell office:value-type="float" office:value="-0.0615668">
                <text:p>-0.0615668</text:p>
              </table:table-cell>
              <table:table-cell office:value-type="float" office:value="0.0153059">
                <text:p>0.0153059</text:p>
              </table:table-cell>
              <table:table-cell office:value-type="float" office:value="0.0540219">
                <text:p>0.0540219</text:p>
              </table:table-cell>
              <table:table-cell office:value-type="float" office:value="-0.0427974">
                <text:p>-0.0427974</text:p>
              </table:table-cell>
              <table:table-cell office:value-type="float" office:value="-0.0634624">
                <text:p>-0.0634624</text:p>
              </table:table-cell>
              <table:table-cell office:value-type="float" office:value="0.0477553">
                <text:p>0.0477553</text:p>
              </table:table-cell>
              <table:table-cell office:value-type="float" office:value="0.124036">
                <text:p>0.1240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27276">
                <text:p>-0.127276</text:p>
              </table:table-cell>
              <table:table-cell office:value-type="float" office:value="-0.0878009">
                <text:p>-0.0878009</text:p>
              </table:table-cell>
              <table:table-cell office:value-type="float" office:value="-0.0884149">
                <text:p>-0.0884149</text:p>
              </table:table-cell>
              <table:table-cell office:value-type="float" office:value="-0.064978">
                <text:p>-0.064978</text:p>
              </table:table-cell>
              <table:table-cell office:value-type="float" office:value="0.0063059">
                <text:p>0.0063059</text:p>
              </table:table-cell>
              <table:table-cell office:value-type="float" office:value="0.0468074">
                <text:p>0.0468074</text:p>
              </table:table-cell>
              <table:table-cell office:value-type="float" office:value="-0.0451056">
                <text:p>-0.0451056</text:p>
              </table:table-cell>
              <table:table-cell office:value-type="float" office:value="-0.0675635">
                <text:p>-0.0675635</text:p>
              </table:table-cell>
              <table:table-cell office:value-type="float" office:value="0.0475003">
                <text:p>0.047500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27337">
                <text:p>-0.127337</text:p>
              </table:table-cell>
              <table:table-cell office:value-type="float" office:value="-0.0893392">
                <text:p>-0.0893392</text:p>
              </table:table-cell>
              <table:table-cell office:value-type="float" office:value="-0.0688413">
                <text:p>-0.0688413</text:p>
              </table:table-cell>
              <table:table-cell office:value-type="float" office:value="-0.0693989">
                <text:p>-0.0693989</text:p>
              </table:table-cell>
              <table:table-cell office:value-type="float" office:value="-0.00833702">
                <text:p>-0.00833702</text:p>
              </table:table-cell>
              <table:table-cell office:value-type="float" office:value="0.0279441">
                <text:p>0.0279441</text:p>
              </table:table-cell>
              <table:table-cell office:value-type="float" office:value="-0.0480102">
                <text:p>-0.0480102</text:p>
              </table:table-cell>
              <table:table-cell office:value-type="float" office:value="-0.0724978">
                <text:p>-0.0724978</text:p>
              </table:table-cell>
              <table:table-cell office:value-type="float" office:value="0.0427387">
                <text:p>0.0427387</text:p>
              </table:table-cell>
              <table:table-cell office:value-type="float" office:value="0.12527">
                <text:p>0.125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6886">
                <text:p>-0.126886</text:p>
              </table:table-cell>
              <table:table-cell office:value-type="float" office:value="-0.0903138">
                <text:p>-0.0903138</text:p>
              </table:table-cell>
              <table:table-cell office:value-type="float" office:value="-0.0506493">
                <text:p>-0.0506493</text:p>
              </table:table-cell>
              <table:table-cell office:value-type="float" office:value="-0.0741589">
                <text:p>-0.0741589</text:p>
              </table:table-cell>
              <table:table-cell office:value-type="float" office:value="-0.0122413">
                <text:p>-0.0122413</text:p>
              </table:table-cell>
              <table:table-cell office:value-type="float" office:value="0.022356">
                <text:p>0.022356</text:p>
              </table:table-cell>
              <table:table-cell office:value-type="float" office:value="-0.0513982">
                <text:p>-0.0513982</text:p>
              </table:table-cell>
              <table:table-cell office:value-type="float" office:value="-0.0783251">
                <text:p>-0.0783251</text:p>
              </table:table-cell>
              <table:table-cell office:value-type="float" office:value="0.0414086">
                <text:p>0.0414086</text:p>
              </table:table-cell>
              <table:table-cell office:value-type="float" office:value="0.123549">
                <text:p>0.1235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26505">
                <text:p>-0.126505</text:p>
              </table:table-cell>
              <table:table-cell office:value-type="float" office:value="-0.0903813">
                <text:p>-0.0903813</text:p>
              </table:table-cell>
              <table:table-cell office:value-type="float" office:value="-0.0341996">
                <text:p>-0.0341996</text:p>
              </table:table-cell>
              <table:table-cell office:value-type="float" office:value="-0.0772095">
                <text:p>-0.0772095</text:p>
              </table:table-cell>
              <table:table-cell office:value-type="float" office:value="-0.0184438">
                <text:p>-0.0184438</text:p>
              </table:table-cell>
              <table:table-cell office:value-type="float" office:value="0.0145907">
                <text:p>0.0145907</text:p>
              </table:table-cell>
              <table:table-cell office:value-type="float" office:value="-0.0567018">
                <text:p>-0.0567018</text:p>
              </table:table-cell>
              <table:table-cell office:value-type="float" office:value="-0.0843998">
                <text:p>-0.0843998</text:p>
              </table:table-cell>
              <table:table-cell office:value-type="float" office:value="0.0377339">
                <text:p>0.0377339</text:p>
              </table:table-cell>
              <table:table-cell office:value-type="float" office:value="0.119962">
                <text:p>0.1199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26461">
                <text:p>-0.126461</text:p>
              </table:table-cell>
              <table:table-cell office:value-type="float" office:value="-0.0902702">
                <text:p>-0.0902702</text:p>
              </table:table-cell>
              <table:table-cell office:value-type="float" office:value="0.0496441">
                <text:p>0.0496441</text:p>
              </table:table-cell>
              <table:table-cell office:value-type="float" office:value="-0.0827442">
                <text:p>-0.0827442</text:p>
              </table:table-cell>
              <table:table-cell office:value-type="float" office:value="-0.0373847">
                <text:p>-0.0373847</text:p>
              </table:table-cell>
              <table:table-cell office:value-type="float" office:value="-0.00149871">
                <text:p>-0.00149871</text:p>
              </table:table-cell>
              <table:table-cell office:value-type="float" office:value="-0.0607401">
                <text:p>-0.0607401</text:p>
              </table:table-cell>
              <table:table-cell office:value-type="float" office:value="-0.0890476">
                <text:p>-0.0890476</text:p>
              </table:table-cell>
              <table:table-cell office:value-type="float" office:value="0.0345044">
                <text:p>0.0345044</text:p>
              </table:table-cell>
              <table:table-cell office:value-type="float" office:value="0.114448">
                <text:p>0.114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26475">
                <text:p>-0.126475</text:p>
              </table:table-cell>
              <table:table-cell office:value-type="float" office:value="-0.0901976">
                <text:p>-0.0901976</text:p>
              </table:table-cell>
              <table:table-cell office:value-type="float" office:value="0.0872733">
                <text:p>0.0872733</text:p>
              </table:table-cell>
              <table:table-cell office:value-type="float" office:value="-0.0844835">
                <text:p>-0.0844835</text:p>
              </table:table-cell>
              <table:table-cell office:value-type="float" office:value="-0.0440091">
                <text:p>-0.0440091</text:p>
              </table:table-cell>
              <table:table-cell office:value-type="float" office:value="-0.00761692">
                <text:p>-0.00761692</text:p>
              </table:table-cell>
              <table:table-cell office:value-type="float" office:value="-0.0606534">
                <text:p>-0.0606534</text:p>
              </table:table-cell>
              <table:table-cell office:value-type="float" office:value="-0.089272">
                <text:p>-0.089272</text:p>
              </table:table-cell>
              <table:table-cell office:value-type="float" office:value="0.0255146">
                <text:p>0.0255146</text:p>
              </table:table-cell>
              <table:table-cell office:value-type="float" office:value="0.103865">
                <text:p>0.1038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26202">
                <text:p>-0.126202</text:p>
              </table:table-cell>
              <table:table-cell office:value-type="float" office:value="-0.0901241">
                <text:p>-0.0901241</text:p>
              </table:table-cell>
              <table:table-cell office:value-type="float" office:value="0.10348">
                <text:p>0.10348</text:p>
              </table:table-cell>
              <table:table-cell office:value-type="float" office:value="-0.0834691">
                <text:p>-0.0834691</text:p>
              </table:table-cell>
              <table:table-cell office:value-type="float" office:value="-0.0492634">
                <text:p>-0.0492634</text:p>
              </table:table-cell>
              <table:table-cell office:value-type="float" office:value="-0.0133863">
                <text:p>-0.0133863</text:p>
              </table:table-cell>
              <table:table-cell office:value-type="float" office:value="-0.0606721">
                <text:p>-0.0606721</text:p>
              </table:table-cell>
              <table:table-cell office:value-type="float" office:value="-0.0907595">
                <text:p>-0.0907595</text:p>
              </table:table-cell>
              <table:table-cell office:value-type="float" office:value="0.00681442">
                <text:p>0.00681442</text:p>
              </table:table-cell>
              <table:table-cell office:value-type="float" office:value="0.084489">
                <text:p>0.084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24777">
                <text:p>-0.124777</text:p>
              </table:table-cell>
              <table:table-cell office:value-type="float" office:value="-0.0899923">
                <text:p>-0.0899923</text:p>
              </table:table-cell>
              <table:table-cell office:value-type="float" office:value="0.108876">
                <text:p>0.108876</text:p>
              </table:table-cell>
              <table:table-cell office:value-type="float" office:value="-0.0859975">
                <text:p>-0.0859975</text:p>
              </table:table-cell>
              <table:table-cell office:value-type="float" office:value="-0.0523272">
                <text:p>-0.0523272</text:p>
              </table:table-cell>
              <table:table-cell office:value-type="float" office:value="-0.0174384">
                <text:p>-0.0174384</text:p>
              </table:table-cell>
              <table:table-cell office:value-type="float" office:value="-0.0608448">
                <text:p>-0.0608448</text:p>
              </table:table-cell>
              <table:table-cell office:value-type="float" office:value="-0.0919364">
                <text:p>-0.0919364</text:p>
              </table:table-cell>
              <table:table-cell office:value-type="float" office:value="-0.00215493">
                <text:p>-0.00215493</text:p>
              </table:table-cell>
              <table:table-cell office:value-type="float" office:value="0.0756677">
                <text:p>0.07566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20572">
                <text:p>-0.120572</text:p>
              </table:table-cell>
              <table:table-cell office:value-type="float" office:value="-0.0890605">
                <text:p>-0.0890605</text:p>
              </table:table-cell>
              <table:table-cell office:value-type="float" office:value="0.109911">
                <text:p>0.109911</text:p>
              </table:table-cell>
              <table:table-cell office:value-type="float" office:value="-0.0865925">
                <text:p>-0.0865925</text:p>
              </table:table-cell>
              <table:table-cell office:value-type="float" office:value="-0.060088">
                <text:p>-0.060088</text:p>
              </table:table-cell>
              <table:table-cell office:value-type="float" office:value="-0.0292333">
                <text:p>-0.0292333</text:p>
              </table:table-cell>
              <table:table-cell office:value-type="float" office:value="-0.0624321">
                <text:p>-0.0624321</text:p>
              </table:table-cell>
              <table:table-cell office:value-type="float" office:value="-0.0953842">
                <text:p>-0.0953842</text:p>
              </table:table-cell>
              <table:table-cell office:value-type="float" office:value="-0.00536501">
                <text:p>-0.00536501</text:p>
              </table:table-cell>
              <table:table-cell office:value-type="float" office:value="0.0725549">
                <text:p>0.07255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16948">
                <text:p>-0.116948</text:p>
              </table:table-cell>
              <table:table-cell office:value-type="float" office:value="-0.0898724">
                <text:p>-0.0898724</text:p>
              </table:table-cell>
              <table:table-cell office:value-type="float" office:value="0.111698">
                <text:p>0.111698</text:p>
              </table:table-cell>
              <table:table-cell office:value-type="float" office:value="-0.0866699">
                <text:p>-0.0866699</text:p>
              </table:table-cell>
              <table:table-cell office:value-type="float" office:value="-0.0632676">
                <text:p>-0.0632676</text:p>
              </table:table-cell>
              <table:table-cell office:value-type="float" office:value="-0.0329358">
                <text:p>-0.0329358</text:p>
              </table:table-cell>
              <table:table-cell office:value-type="float" office:value="-0.0691254">
                <text:p>-0.0691254</text:p>
              </table:table-cell>
              <table:table-cell office:value-type="float" office:value="-0.102575">
                <text:p>-0.102575</text:p>
              </table:table-cell>
              <table:table-cell office:value-type="float" office:value="-0.0211397">
                <text:p>-0.0211397</text:p>
              </table:table-cell>
              <table:table-cell office:value-type="float" office:value="0.0566981">
                <text:p>0.0566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15802">
                <text:p>-0.115802</text:p>
              </table:table-cell>
              <table:table-cell office:value-type="float" office:value="-0.0898968">
                <text:p>-0.0898968</text:p>
              </table:table-cell>
              <table:table-cell office:value-type="float" office:value="0.113218">
                <text:p>0.113218</text:p>
              </table:table-cell>
              <table:table-cell office:value-type="float" office:value="-0.085271">
                <text:p>-0.085271</text:p>
              </table:table-cell>
              <table:table-cell office:value-type="float" office:value="-0.0722334">
                <text:p>-0.0722334</text:p>
              </table:table-cell>
              <table:table-cell office:value-type="float" office:value="-0.0393062">
                <text:p>-0.0393062</text:p>
              </table:table-cell>
              <table:table-cell office:value-type="float" office:value="-0.0729703">
                <text:p>-0.0729703</text:p>
              </table:table-cell>
              <table:table-cell office:value-type="float" office:value="-0.107384">
                <text:p>-0.107384</text:p>
              </table:table-cell>
              <table:table-cell office:value-type="float" office:value="-0.0310463">
                <text:p>-0.0310463</text:p>
              </table:table-cell>
              <table:table-cell office:value-type="float" office:value="0.0455418">
                <text:p>0.04554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11901">
                <text:p>-0.111901</text:p>
              </table:table-cell>
              <table:table-cell office:value-type="float" office:value="-0.0901158">
                <text:p>-0.0901158</text:p>
              </table:table-cell>
              <table:table-cell office:value-type="float" office:value="0.11431">
                <text:p>0.11431</text:p>
              </table:table-cell>
              <table:table-cell office:value-type="float" office:value="-0.0855471">
                <text:p>-0.0855471</text:p>
              </table:table-cell>
              <table:table-cell office:value-type="float" office:value="-0.121114">
                <text:p>-0.121114</text:p>
              </table:table-cell>
              <table:table-cell office:value-type="float" office:value="-0.110691">
                <text:p>-0.110691</text:p>
              </table:table-cell>
              <table:table-cell office:value-type="float" office:value="-0.0680346">
                <text:p>-0.0680346</text:p>
              </table:table-cell>
              <table:table-cell office:value-type="float" office:value="-0.104455">
                <text:p>-0.104455</text:p>
              </table:table-cell>
              <table:table-cell office:value-type="float" office:value="-0.0387971">
                <text:p>-0.0387971</text:p>
              </table:table-cell>
              <table:table-cell office:value-type="float" office:value="0.0367963">
                <text:p>0.03679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916609">
                <text:p>-0.0916609</text:p>
              </table:table-cell>
              <table:table-cell office:value-type="float" office:value="-0.0890759">
                <text:p>-0.0890759</text:p>
              </table:table-cell>
              <table:table-cell office:value-type="float" office:value="0.115247">
                <text:p>0.115247</text:p>
              </table:table-cell>
              <table:table-cell office:value-type="float" office:value="-0.0848714">
                <text:p>-0.0848714</text:p>
              </table:table-cell>
              <table:table-cell office:value-type="float" office:value="-0.12684">
                <text:p>-0.12684</text:p>
              </table:table-cell>
              <table:table-cell office:value-type="float" office:value="-0.119072">
                <text:p>-0.119072</text:p>
              </table:table-cell>
              <table:table-cell office:value-type="float" office:value="-0.0669095">
                <text:p>-0.0669095</text:p>
              </table:table-cell>
              <table:table-cell office:value-type="float" office:value="-0.10361">
                <text:p>-0.10361</text:p>
              </table:table-cell>
              <table:table-cell office:value-type="float" office:value="-0.0443898">
                <text:p>-0.0443898</text:p>
              </table:table-cell>
              <table:table-cell office:value-type="float" office:value="0.0298114">
                <text:p>0.0298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659645">
                <text:p>-0.0659645</text:p>
              </table:table-cell>
              <table:table-cell office:value-type="float" office:value="-0.087784">
                <text:p>-0.087784</text:p>
              </table:table-cell>
              <table:table-cell office:value-type="float" office:value="0.116528">
                <text:p>0.116528</text:p>
              </table:table-cell>
              <table:table-cell office:value-type="float" office:value="-0.0838062">
                <text:p>-0.0838062</text:p>
              </table:table-cell>
              <table:table-cell office:value-type="float" office:value="-0.138998">
                <text:p>-0.138998</text:p>
              </table:table-cell>
              <table:table-cell office:value-type="float" office:value="-0.138791">
                <text:p>-0.138791</text:p>
              </table:table-cell>
              <table:table-cell office:value-type="float" office:value="-0.0662487">
                <text:p>-0.0662487</text:p>
              </table:table-cell>
              <table:table-cell office:value-type="float" office:value="-0.103459">
                <text:p>-0.103459</text:p>
              </table:table-cell>
              <table:table-cell office:value-type="float" office:value="-0.0707817">
                <text:p>-0.0707817</text:p>
              </table:table-cell>
              <table:table-cell office:value-type="float" office:value="0.00260362">
                <text:p>0.00260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601351">
                <text:p>-0.0601351</text:p>
              </table:table-cell>
              <table:table-cell office:value-type="float" office:value="-0.0861833">
                <text:p>-0.0861833</text:p>
              </table:table-cell>
              <table:table-cell office:value-type="float" office:value="0.115667">
                <text:p>0.115667</text:p>
              </table:table-cell>
              <table:table-cell office:value-type="float" office:value="-0.0856734">
                <text:p>-0.0856734</text:p>
              </table:table-cell>
              <table:table-cell office:value-type="float" office:value="-0.152236">
                <text:p>-0.152236</text:p>
              </table:table-cell>
              <table:table-cell office:value-type="float" office:value="-0.154729">
                <text:p>-0.154729</text:p>
              </table:table-cell>
              <table:table-cell office:value-type="float" office:value="-0.0625469">
                <text:p>-0.0625469</text:p>
              </table:table-cell>
              <table:table-cell office:value-type="float" office:value="-0.104143">
                <text:p>-0.104143</text:p>
              </table:table-cell>
              <table:table-cell office:value-type="float" office:value="-0.0979269">
                <text:p>-0.0979269</text:p>
              </table:table-cell>
              <table:table-cell office:value-type="float" office:value="-0.0245872">
                <text:p>-0.0245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573457">
                <text:p>-0.0573457</text:p>
              </table:table-cell>
              <table:table-cell office:value-type="float" office:value="-0.0861966">
                <text:p>-0.0861966</text:p>
              </table:table-cell>
              <table:table-cell office:value-type="float" office:value="0.114901">
                <text:p>0.114901</text:p>
              </table:table-cell>
              <table:table-cell office:value-type="float" office:value="-0.0862827">
                <text:p>-0.0862827</text:p>
              </table:table-cell>
              <table:table-cell office:value-type="float" office:value="-0.161397">
                <text:p>-0.161397</text:p>
              </table:table-cell>
              <table:table-cell office:value-type="float" office:value="-0.161938">
                <text:p>-0.161938</text:p>
              </table:table-cell>
              <table:table-cell office:value-type="float" office:value="-0.0577262">
                <text:p>-0.0577262</text:p>
              </table:table-cell>
              <table:table-cell office:value-type="float" office:value="-0.103255">
                <text:p>-0.103255</text:p>
              </table:table-cell>
              <table:table-cell office:value-type="float" office:value="-0.101384">
                <text:p>-0.101384</text:p>
              </table:table-cell>
              <table:table-cell office:value-type="float" office:value="-0.0296219">
                <text:p>-0.02962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437842">
                <text:p>-0.0437842</text:p>
              </table:table-cell>
              <table:table-cell office:value-type="float" office:value="-0.0860188">
                <text:p>-0.086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1035">
                <text:p>-0.171035</text:p>
              </table:table-cell>
              <table:table-cell office:value-type="float" office:value="-0.170496">
                <text:p>-0.170496</text:p>
              </table:table-cell>
              <table:table-cell office:value-type="float" office:value="-0.0472499">
                <text:p>-0.0472499</text:p>
              </table:table-cell>
              <table:table-cell office:value-type="float" office:value="-0.101637">
                <text:p>-0.101637</text:p>
              </table:table-cell>
              <table:table-cell office:value-type="float" office:value="-0.109045">
                <text:p>-0.109045</text:p>
              </table:table-cell>
              <table:table-cell office:value-type="float" office:value="-0.0414105">
                <text:p>-0.0414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220278">
                <text:p>-0.0220278</text:p>
              </table:table-cell>
              <table:table-cell office:value-type="float" office:value="-0.0850824">
                <text:p>-0.0850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8491">
                <text:p>-0.18491</text:p>
              </table:table-cell>
              <table:table-cell office:value-type="float" office:value="-0.18384">
                <text:p>-0.18384</text:p>
              </table:table-cell>
              <table:table-cell office:value-type="float" office:value="-0.0200565">
                <text:p>-0.0200565</text:p>
              </table:table-cell>
              <table:table-cell office:value-type="float" office:value="-0.100774">
                <text:p>-0.100774</text:p>
              </table:table-cell>
              <table:table-cell office:value-type="float" office:value="-0.116226">
                <text:p>-0.116226</text:p>
              </table:table-cell>
              <table:table-cell office:value-type="float" office:value="-0.0509682">
                <text:p>-0.05096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87984">
                <text:p>0.000187984</text:p>
              </table:table-cell>
              <table:table-cell office:value-type="float" office:value="-0.0862954">
                <text:p>-0.086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207">
                <text:p>-0.199207</text:p>
              </table:table-cell>
              <table:table-cell office:value-type="float" office:value="-0.195613">
                <text:p>-0.195613</text:p>
              </table:table-cell>
              <table:table-cell office:value-type="float" office:value="0.0220938">
                <text:p>0.0220938</text:p>
              </table:table-cell>
              <table:table-cell office:value-type="float" office:value="-0.0984442">
                <text:p>-0.0984442</text:p>
              </table:table-cell>
              <table:table-cell office:value-type="float" office:value="-0.1213">
                <text:p>-0.1213</text:p>
              </table:table-cell>
              <table:table-cell office:value-type="float" office:value="-0.0565943">
                <text:p>-0.05659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35492">
                <text:p>0.0135492</text:p>
              </table:table-cell>
              <table:table-cell office:value-type="float" office:value="-0.0861023">
                <text:p>-0.086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1809">
                <text:p>-0.201809</text:p>
              </table:table-cell>
              <table:table-cell office:value-type="float" office:value="-0.197748">
                <text:p>-0.197748</text:p>
              </table:table-cell>
              <table:table-cell office:value-type="float" office:value="0.0421871">
                <text:p>0.0421871</text:p>
              </table:table-cell>
              <table:table-cell office:value-type="float" office:value="-0.100014">
                <text:p>-0.100014</text:p>
              </table:table-cell>
              <table:table-cell office:value-type="float" office:value="-0.140202">
                <text:p>-0.140202</text:p>
              </table:table-cell>
              <table:table-cell office:value-type="float" office:value="-0.0752359">
                <text:p>-0.07523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24275">
                <text:p>0.0224275</text:p>
              </table:table-cell>
              <table:table-cell office:value-type="float" office:value="-0.085972">
                <text:p>-0.08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8821">
                <text:p>-0.208821</text:p>
              </table:table-cell>
              <table:table-cell office:value-type="float" office:value="-0.203407">
                <text:p>-0.203407</text:p>
              </table:table-cell>
              <table:table-cell office:value-type="float" office:value="0.0663622">
                <text:p>0.0663622</text:p>
              </table:table-cell>
              <table:table-cell office:value-type="float" office:value="-0.0997893">
                <text:p>-0.0997893</text:p>
              </table:table-cell>
              <table:table-cell office:value-type="float" office:value="-0.168179">
                <text:p>-0.168179</text:p>
              </table:table-cell>
              <table:table-cell office:value-type="float" office:value="-0.106997">
                <text:p>-0.106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50154">
                <text:p>0.0250154</text:p>
              </table:table-cell>
              <table:table-cell office:value-type="float" office:value="-0.0860907">
                <text:p>-0.0860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14392">
                <text:p>-0.214392</text:p>
              </table:table-cell>
              <table:table-cell office:value-type="float" office:value="-0.208452">
                <text:p>-0.208452</text:p>
              </table:table-cell>
              <table:table-cell office:value-type="float" office:value="0.0806984">
                <text:p>0.0806984</text:p>
              </table:table-cell>
              <table:table-cell office:value-type="float" office:value="-0.0999514">
                <text:p>-0.0999514</text:p>
              </table:table-cell>
              <table:table-cell office:value-type="float" office:value="-0.18331">
                <text:p>-0.18331</text:p>
              </table:table-cell>
              <table:table-cell office:value-type="float" office:value="-0.121796">
                <text:p>-0.121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76235">
                <text:p>0.0576235</text:p>
              </table:table-cell>
              <table:table-cell office:value-type="float" office:value="-0.0838363">
                <text:p>-0.0838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7339">
                <text:p>-0.227339</text:p>
              </table:table-cell>
              <table:table-cell office:value-type="float" office:value="-0.215239">
                <text:p>-0.215239</text:p>
              </table:table-cell>
              <table:table-cell office:value-type="float" office:value="0.094956">
                <text:p>0.094956</text:p>
              </table:table-cell>
              <table:table-cell office:value-type="float" office:value="-0.0977002">
                <text:p>-0.0977002</text:p>
              </table:table-cell>
              <table:table-cell office:value-type="float" office:value="-0.185456">
                <text:p>-0.185456</text:p>
              </table:table-cell>
              <table:table-cell office:value-type="float" office:value="-0.124619">
                <text:p>-0.1246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54748">
                <text:p>0.0654748</text:p>
              </table:table-cell>
              <table:table-cell office:value-type="float" office:value="-0.0837204">
                <text:p>-0.083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31262">
                <text:p>-0.231262</text:p>
              </table:table-cell>
              <table:table-cell office:value-type="float" office:value="-0.217534">
                <text:p>-0.217534</text:p>
              </table:table-cell>
              <table:table-cell office:value-type="float" office:value="0.13056">
                <text:p>0.13056</text:p>
              </table:table-cell>
              <table:table-cell office:value-type="float" office:value="-0.0928378">
                <text:p>-0.0928378</text:p>
              </table:table-cell>
              <table:table-cell office:value-type="float" office:value="-0.189327">
                <text:p>-0.189327</text:p>
              </table:table-cell>
              <table:table-cell office:value-type="float" office:value="-0.13097">
                <text:p>-0.130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42839">
                <text:p>0.0742839</text:p>
              </table:table-cell>
              <table:table-cell office:value-type="float" office:value="-0.0840471">
                <text:p>-0.084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31607">
                <text:p>-0.231607</text:p>
              </table:table-cell>
              <table:table-cell office:value-type="float" office:value="-0.218505">
                <text:p>-0.218505</text:p>
              </table:table-cell>
              <table:table-cell office:value-type="float" office:value="0.170556">
                <text:p>0.170556</text:p>
              </table:table-cell>
              <table:table-cell office:value-type="float" office:value="-0.0908849">
                <text:p>-0.0908849</text:p>
              </table:table-cell>
              <table:table-cell office:value-type="float" office:value="-0.214456">
                <text:p>-0.214456</text:p>
              </table:table-cell>
              <table:table-cell office:value-type="float" office:value="-0.15814">
                <text:p>-0.158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89986">
                <text:p>0.0889986</text:p>
              </table:table-cell>
              <table:table-cell office:value-type="float" office:value="-0.0847722">
                <text:p>-0.0847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31924">
                <text:p>-0.231924</text:p>
              </table:table-cell>
              <table:table-cell office:value-type="float" office:value="-0.218884">
                <text:p>-0.218884</text:p>
              </table:table-cell>
              <table:table-cell office:value-type="float" office:value="0.187187">
                <text:p>0.187187</text:p>
              </table:table-cell>
              <table:table-cell office:value-type="float" office:value="-0.0875664">
                <text:p>-0.0875664</text:p>
              </table:table-cell>
              <table:table-cell office:value-type="float" office:value="-0.232176">
                <text:p>-0.232176</text:p>
              </table:table-cell>
              <table:table-cell office:value-type="float" office:value="-0.186563">
                <text:p>-0.186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466">
                <text:p>0.10466</text:p>
              </table:table-cell>
              <table:table-cell office:value-type="float" office:value="-0.0857798">
                <text:p>-0.0857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33974">
                <text:p>-0.233974</text:p>
              </table:table-cell>
              <table:table-cell office:value-type="float" office:value="-0.218722">
                <text:p>-0.218722</text:p>
              </table:table-cell>
              <table:table-cell office:value-type="float" office:value="0.194529">
                <text:p>0.194529</text:p>
              </table:table-cell>
              <table:table-cell office:value-type="float" office:value="-0.0875203">
                <text:p>-0.0875203</text:p>
              </table:table-cell>
              <table:table-cell office:value-type="float" office:value="-0.23776">
                <text:p>-0.23776</text:p>
              </table:table-cell>
              <table:table-cell office:value-type="float" office:value="-0.192724">
                <text:p>-0.1927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9881">
                <text:p>0.119881</text:p>
              </table:table-cell>
              <table:table-cell office:value-type="float" office:value="-0.0853395">
                <text:p>-0.0853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31363">
                <text:p>-0.231363</text:p>
              </table:table-cell>
              <table:table-cell office:value-type="float" office:value="-0.219826">
                <text:p>-0.219826</text:p>
              </table:table-cell>
              <table:table-cell office:value-type="float" office:value="0.20907">
                <text:p>0.20907</text:p>
              </table:table-cell>
              <table:table-cell office:value-type="float" office:value="-0.0839876">
                <text:p>-0.0839876</text:p>
              </table:table-cell>
              <table:table-cell office:value-type="float" office:value="-0.241255">
                <text:p>-0.241255</text:p>
              </table:table-cell>
              <table:table-cell office:value-type="float" office:value="-0.20046">
                <text:p>-0.200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9052">
                <text:p>0.129052</text:p>
              </table:table-cell>
              <table:table-cell office:value-type="float" office:value="-0.0839595">
                <text:p>-0.0839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30676">
                <text:p>-0.230676</text:p>
              </table:table-cell>
              <table:table-cell office:value-type="float" office:value="-0.223794">
                <text:p>-0.223794</text:p>
              </table:table-cell>
              <table:table-cell office:value-type="float" office:value="0.228936">
                <text:p>0.228936</text:p>
              </table:table-cell>
              <table:table-cell office:value-type="float" office:value="-0.0820229">
                <text:p>-0.0820229</text:p>
              </table:table-cell>
              <table:table-cell office:value-type="float" office:value="-0.246308">
                <text:p>-0.246308</text:p>
              </table:table-cell>
              <table:table-cell office:value-type="float" office:value="-0.211593">
                <text:p>-0.211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9432">
                <text:p>0.159432</text:p>
              </table:table-cell>
              <table:table-cell office:value-type="float" office:value="-0.0801868">
                <text:p>-0.080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30653">
                <text:p>-0.230653</text:p>
              </table:table-cell>
              <table:table-cell office:value-type="float" office:value="-0.224301">
                <text:p>-0.224301</text:p>
              </table:table-cell>
              <table:table-cell office:value-type="float" office:value="0.248798">
                <text:p>0.248798</text:p>
              </table:table-cell>
              <table:table-cell office:value-type="float" office:value="-0.0778502">
                <text:p>-0.0778502</text:p>
              </table:table-cell>
              <table:table-cell office:value-type="float" office:value="-0.247952">
                <text:p>-0.247952</text:p>
              </table:table-cell>
              <table:table-cell office:value-type="float" office:value="-0.21262">
                <text:p>-0.212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86243">
                <text:p>0.186243</text:p>
              </table:table-cell>
              <table:table-cell office:value-type="float" office:value="-0.0801294">
                <text:p>-0.080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998">
                <text:p>-0.22998</text:p>
              </table:table-cell>
              <table:table-cell office:value-type="float" office:value="-0.224593">
                <text:p>-0.224593</text:p>
              </table:table-cell>
              <table:table-cell office:value-type="float" office:value="0.266925">
                <text:p>0.266925</text:p>
              </table:table-cell>
              <table:table-cell office:value-type="float" office:value="-0.0734784">
                <text:p>-0.0734784</text:p>
              </table:table-cell>
              <table:table-cell office:value-type="float" office:value="-0.252868">
                <text:p>-0.252868</text:p>
              </table:table-cell>
              <table:table-cell office:value-type="float" office:value="-0.216904">
                <text:p>-0.2169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98946">
                <text:p>0.198946</text:p>
              </table:table-cell>
              <table:table-cell office:value-type="float" office:value="-0.0766707">
                <text:p>-0.076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9876">
                <text:p>-0.229876</text:p>
              </table:table-cell>
              <table:table-cell office:value-type="float" office:value="-0.225946">
                <text:p>-0.225946</text:p>
              </table:table-cell>
              <table:table-cell office:value-type="float" office:value="0.271729">
                <text:p>0.271729</text:p>
              </table:table-cell>
              <table:table-cell office:value-type="float" office:value="-0.0723001">
                <text:p>-0.0723001</text:p>
              </table:table-cell>
              <table:table-cell office:value-type="float" office:value="-0.254482">
                <text:p>-0.254482</text:p>
              </table:table-cell>
              <table:table-cell office:value-type="float" office:value="-0.218368">
                <text:p>-0.218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23114">
                <text:p>0.223114</text:p>
              </table:table-cell>
              <table:table-cell office:value-type="float" office:value="-0.0728859">
                <text:p>-0.0728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11106">
                <text:p>-0.211106</text:p>
              </table:table-cell>
              <table:table-cell office:value-type="float" office:value="-0.221138">
                <text:p>-0.221138</text:p>
              </table:table-cell>
              <table:table-cell office:value-type="float" office:value="0.280838">
                <text:p>0.280838</text:p>
              </table:table-cell>
              <table:table-cell office:value-type="float" office:value="-0.0708595">
                <text:p>-0.0708595</text:p>
              </table:table-cell>
              <table:table-cell office:value-type="float" office:value="-0.258072">
                <text:p>-0.258072</text:p>
              </table:table-cell>
              <table:table-cell office:value-type="float" office:value="-0.223038">
                <text:p>-0.2230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29362">
                <text:p>0.229362</text:p>
              </table:table-cell>
              <table:table-cell office:value-type="float" office:value="-0.0720666">
                <text:p>-0.072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87199">
                <text:p>-0.187199</text:p>
              </table:table-cell>
              <table:table-cell office:value-type="float" office:value="-0.222365">
                <text:p>-0.222365</text:p>
              </table:table-cell>
              <table:table-cell office:value-type="float" office:value="0.280358">
                <text:p>0.280358</text:p>
              </table:table-cell>
              <table:table-cell office:value-type="float" office:value="-0.0724899">
                <text:p>-0.0724899</text:p>
              </table:table-cell>
              <table:table-cell office:value-type="float" office:value="-0.26529">
                <text:p>-0.26529</text:p>
              </table:table-cell>
              <table:table-cell office:value-type="float" office:value="-0.231224">
                <text:p>-0.2312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35373">
                <text:p>0.235373</text:p>
              </table:table-cell>
              <table:table-cell office:value-type="float" office:value="-0.0682675">
                <text:p>-0.068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80268">
                <text:p>-0.180268</text:p>
              </table:table-cell>
              <table:table-cell office:value-type="float" office:value="-0.223164">
                <text:p>-0.223164</text:p>
              </table:table-cell>
              <table:table-cell office:value-type="float" office:value="0.279482">
                <text:p>0.279482</text:p>
              </table:table-cell>
              <table:table-cell office:value-type="float" office:value="-0.0740143">
                <text:p>-0.0740143</text:p>
              </table:table-cell>
              <table:table-cell office:value-type="float" office:value="-0.267043">
                <text:p>-0.267043</text:p>
              </table:table-cell>
              <table:table-cell office:value-type="float" office:value="-0.233815">
                <text:p>-0.2338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4961">
                <text:p>0.234961</text:p>
              </table:table-cell>
              <table:table-cell office:value-type="float" office:value="-0.0699896">
                <text:p>-0.069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66167">
                <text:p>-0.166167</text:p>
              </table:table-cell>
              <table:table-cell office:value-type="float" office:value="-0.222052">
                <text:p>-0.22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66137">
                <text:p>-0.266137</text:p>
              </table:table-cell>
              <table:table-cell office:value-type="float" office:value="-0.236372">
                <text:p>-0.2363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40548">
                <text:p>0.240548</text:p>
              </table:table-cell>
              <table:table-cell office:value-type="float" office:value="-0.0683812">
                <text:p>-0.0683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59095">
                <text:p>-0.159095</text:p>
              </table:table-cell>
              <table:table-cell office:value-type="float" office:value="-0.221939">
                <text:p>-0.22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66978">
                <text:p>-0.266978</text:p>
              </table:table-cell>
              <table:table-cell office:value-type="float" office:value="-0.235278">
                <text:p>-0.235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2102">
                <text:p>0.252102</text:p>
              </table:table-cell>
              <table:table-cell office:value-type="float" office:value="-0.064766">
                <text:p>-0.06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9618">
                <text:p>-0.149618</text:p>
              </table:table-cell>
              <table:table-cell office:value-type="float" office:value="-0.220814">
                <text:p>-0.220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61996">
                <text:p>-0.261996</text:p>
              </table:table-cell>
              <table:table-cell office:value-type="float" office:value="-0.236633">
                <text:p>-0.2366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0269">
                <text:p>0.250269</text:p>
              </table:table-cell>
              <table:table-cell office:value-type="float" office:value="-0.0645014">
                <text:p>-0.064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9637">
                <text:p>-0.139637</text:p>
              </table:table-cell>
              <table:table-cell office:value-type="float" office:value="-0.218644">
                <text:p>-0.21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59">
                <text:p>-0.259</text:p>
              </table:table-cell>
              <table:table-cell office:value-type="float" office:value="-0.237357">
                <text:p>-0.237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0861">
                <text:p>0.250861</text:p>
              </table:table-cell>
              <table:table-cell office:value-type="float" office:value="-0.0656107">
                <text:p>-0.0656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6766">
                <text:p>-0.116766</text:p>
              </table:table-cell>
              <table:table-cell office:value-type="float" office:value="-0.221093">
                <text:p>-0.22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51043">
                <text:p>-0.251043</text:p>
              </table:table-cell>
              <table:table-cell office:value-type="float" office:value="-0.238211">
                <text:p>-0.2382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1771">
                <text:p>0.251771</text:p>
              </table:table-cell>
              <table:table-cell office:value-type="float" office:value="-0.0660049">
                <text:p>-0.066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46775">
                <text:p>-0.0846775</text:p>
              </table:table-cell>
              <table:table-cell office:value-type="float" office:value="-0.220425">
                <text:p>-0.22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7197">
                <text:p>-0.247197</text:p>
              </table:table-cell>
              <table:table-cell office:value-type="float" office:value="-0.238677">
                <text:p>-0.2386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2881">
                <text:p>0.252881</text:p>
              </table:table-cell>
              <table:table-cell office:value-type="float" office:value="-0.0664592">
                <text:p>-0.0664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3261">
                <text:p>-0.0753261</text:p>
              </table:table-cell>
              <table:table-cell office:value-type="float" office:value="-0.218921">
                <text:p>-0.218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1462">
                <text:p>-0.241462</text:p>
              </table:table-cell>
              <table:table-cell office:value-type="float" office:value="-0.238727">
                <text:p>-0.2387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3427">
                <text:p>0.253427</text:p>
              </table:table-cell>
              <table:table-cell office:value-type="float" office:value="-0.0666887">
                <text:p>-0.0666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08872">
                <text:p>-0.0408872</text:p>
              </table:table-cell>
              <table:table-cell office:value-type="float" office:value="-0.214251">
                <text:p>-0.21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1087">
                <text:p>-0.221087</text:p>
              </table:table-cell>
              <table:table-cell office:value-type="float" office:value="-0.237738">
                <text:p>-0.2377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22223">
                <text:p>0.0322223</text:p>
              </table:table-cell>
              <table:table-cell office:value-type="float" office:value="-0.207519">
                <text:p>-0.207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85">
                <text:p>-0.2085</text:p>
              </table:table-cell>
              <table:table-cell office:value-type="float" office:value="-0.238324">
                <text:p>-0.2383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2153">
                <text:p>0.0412153</text:p>
              </table:table-cell>
              <table:table-cell office:value-type="float" office:value="-0.206835">
                <text:p>-0.206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82465">
                <text:p>-0.182465</text:p>
              </table:table-cell>
              <table:table-cell office:value-type="float" office:value="-0.242885">
                <text:p>-0.2428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2054">
                <text:p>0.0692054</text:p>
              </table:table-cell>
              <table:table-cell office:value-type="float" office:value="-0.204341">
                <text:p>-0.20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59333">
                <text:p>-0.159333</text:p>
              </table:table-cell>
              <table:table-cell office:value-type="float" office:value="-0.245626">
                <text:p>-0.2456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73735">
                <text:p>0.0873735</text:p>
              </table:table-cell>
              <table:table-cell office:value-type="float" office:value="-0.201343">
                <text:p>-0.20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8796">
                <text:p>-0.148796</text:p>
              </table:table-cell>
              <table:table-cell office:value-type="float" office:value="-0.246577">
                <text:p>-0.2465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815">
                <text:p>0.130815</text:p>
              </table:table-cell>
              <table:table-cell office:value-type="float" office:value="-0.200129">
                <text:p>-0.2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414">
                <text:p>-0.141414</text:p>
              </table:table-cell>
              <table:table-cell office:value-type="float" office:value="-0.247283">
                <text:p>-0.2472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2371">
                <text:p>0.182371</text:p>
              </table:table-cell>
              <table:table-cell office:value-type="float" office:value="-0.198203">
                <text:p>-0.19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7993">
                <text:p>-0.137993</text:p>
              </table:table-cell>
              <table:table-cell office:value-type="float" office:value="-0.247318">
                <text:p>-0.2473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8303">
                <text:p>0.198303</text:p>
              </table:table-cell>
              <table:table-cell office:value-type="float" office:value="-0.196997">
                <text:p>-0.196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2026">
                <text:p>-0.132026</text:p>
              </table:table-cell>
              <table:table-cell office:value-type="float" office:value="-0.248073">
                <text:p>-0.2480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6882">
                <text:p>0.216882</text:p>
              </table:table-cell>
              <table:table-cell office:value-type="float" office:value="-0.197861">
                <text:p>-0.197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299">
                <text:p>-0.08299</text:p>
              </table:table-cell>
              <table:table-cell office:value-type="float" office:value="-0.253197">
                <text:p>-0.2531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9cm" svg:y="3.205cm" style:legend-expansion="high" chart:style-name="ch2"/>
        <chart:plot-area chart:style-name="ch3" table:cell-range-address="Sheet1.E2:Sheet1.F89 Sheet1.F1:Sheet1.F1 Sheet1.AY2:Sheet1.AY89 Sheet1.AJ2:Sheet1.AJ89 Sheet1.BN2:Sheet1.BN89 Sheet1.U2:Sheet1.U127" chart:data-source-has-labels="row" svg:x="0.77cm" svg:y="0.855cm" svg:width="12.089cm" svg:height="7.545cm">
          <chartooo:coordinate-region svg:x="1.603cm" svg:y="1.054cm" svg:width="11.016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9" chart:label-cell-address="Sheet1.F1:Sheet1.F1" chart:class="chart:scatter">
            <chart:domain table:cell-range-address="Sheet1.E2:Sheet1.E89"/>
            <chart:data-point chart:repeated="88"/>
          </chart:series>
          <chart:series chart:style-name="ch7" chart:values-cell-range-address="Sheet1.AY2:Sheet1.AY89" chart:class="chart:scatter">
            <chart:domain table:cell-range-address="Sheet1.AX2:Sheet1.AX89"/>
            <chart:data-point chart:repeated="88"/>
          </chart:series>
          <chart:series chart:style-name="ch8" chart:values-cell-range-address="Sheet1.AJ2:Sheet1.AJ89" chart:class="chart:scatter">
            <chart:domain table:cell-range-address="Sheet1.AI2:Sheet1.AI89"/>
            <chart:data-point chart:repeated="88"/>
          </chart:series>
          <chart:series chart:style-name="ch9" chart:values-cell-range-address="Sheet1.BN2:Sheet1.BN89" chart:class="chart:scatter">
            <chart:domain table:cell-range-address="Sheet1.BM2:Sheet1.BM89"/>
            <chart:data-point chart:repeated="88"/>
          </chart:series>
          <chart:series chart:style-name="ch10" chart:values-cell-range-address="Sheet1.U2:Sheet1.U127" chart:class="chart:scatter">
            <chart:domain table:cell-range-address="Sheet1.T2:Sheet1.T127"/>
            <chart:data-point chart:repeated="1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x</text:p>
                <draw:g>
                  <svg:desc>Sheet1.F1:Sheet1.F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0.00131245">
                <text:p>0.00131245</text:p>
                <draw:g>
                  <svg:desc>Sheet1.F2:Sheet1.F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-0.0059527">
                <text:p>-0.0059527</text:p>
                <draw:g>
                  <svg:desc>Sheet1.AY2:Sheet1.AY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0.00275368">
                <text:p>0.00275368</text:p>
                <draw:g>
                  <svg:desc>Sheet1.AJ2:Sheet1.AJ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-0.0017374">
                <text:p>-0.0017374</text:p>
                <draw:g>
                  <svg:desc>Sheet1.BN2:Sheet1.BN89</svg:desc>
                </draw:g>
              </table:table-cell>
              <table:table-cell office:value-type="float" office:value="1">
                <text:p>1</text:p>
                <draw:g>
                  <svg:desc>Sheet1.T2:Sheet1.T127</svg:desc>
                </draw:g>
              </table:table-cell>
              <table:table-cell office:value-type="float" office:value="-0.00474514">
                <text:p>-0.00474514</text:p>
                <draw:g>
                  <svg:desc>Sheet1.U2:Sheet1.U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3342">
                <text:p>0.953342</text:p>
              </table:table-cell>
              <table:table-cell office:value-type="float" office:value="-0.000754693">
                <text:p>-0.000754693</text:p>
              </table:table-cell>
              <table:table-cell office:value-type="float" office:value="0.939016">
                <text:p>0.939016</text:p>
              </table:table-cell>
              <table:table-cell office:value-type="float" office:value="-0.0137497">
                <text:p>-0.0137497</text:p>
              </table:table-cell>
              <table:table-cell office:value-type="float" office:value="0.942216">
                <text:p>0.942216</text:p>
              </table:table-cell>
              <table:table-cell office:value-type="float" office:value="0.0054697">
                <text:p>0.0054697</text:p>
              </table:table-cell>
              <table:table-cell office:value-type="float" office:value="0.937582">
                <text:p>0.937582</text:p>
              </table:table-cell>
              <table:table-cell office:value-type="float" office:value="-0.0019696">
                <text:p>-0.0019696</text:p>
              </table:table-cell>
              <table:table-cell office:value-type="float" office:value="0.975541">
                <text:p>0.975541</text:p>
              </table:table-cell>
              <table:table-cell office:value-type="float" office:value="0.184144">
                <text:p>0.184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8484">
                <text:p>0.928484</text:p>
              </table:table-cell>
              <table:table-cell office:value-type="float" office:value="-0.00558615">
                <text:p>-0.00558615</text:p>
              </table:table-cell>
              <table:table-cell office:value-type="float" office:value="0.899226">
                <text:p>0.899226</text:p>
              </table:table-cell>
              <table:table-cell office:value-type="float" office:value="-0.0176926">
                <text:p>-0.0176926</text:p>
              </table:table-cell>
              <table:table-cell office:value-type="float" office:value="0.793084">
                <text:p>0.793084</text:p>
              </table:table-cell>
              <table:table-cell office:value-type="float" office:value="-0.0078767">
                <text:p>-0.0078767</text:p>
              </table:table-cell>
              <table:table-cell office:value-type="float" office:value="0.877982">
                <text:p>0.877982</text:p>
              </table:table-cell>
              <table:table-cell office:value-type="float" office:value="-0.00603873">
                <text:p>-0.00603873</text:p>
              </table:table-cell>
              <table:table-cell office:value-type="float" office:value="0.971315">
                <text:p>0.97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9169">
                <text:p>0.899169</text:p>
              </table:table-cell>
              <table:table-cell office:value-type="float" office:value="-0.00474647">
                <text:p>-0.00474647</text:p>
              </table:table-cell>
              <table:table-cell office:value-type="float" office:value="0.875848">
                <text:p>0.875848</text:p>
              </table:table-cell>
              <table:table-cell office:value-type="float" office:value="-0.0289295">
                <text:p>-0.0289295</text:p>
              </table:table-cell>
              <table:table-cell office:value-type="float" office:value="0.783902">
                <text:p>0.783902</text:p>
              </table:table-cell>
              <table:table-cell office:value-type="float" office:value="-0.00673308">
                <text:p>-0.00673308</text:p>
              </table:table-cell>
              <table:table-cell office:value-type="float" office:value="0.81441">
                <text:p>0.81441</text:p>
              </table:table-cell>
              <table:table-cell office:value-type="float" office:value="-0.0164653">
                <text:p>-0.0164653</text:p>
              </table:table-cell>
              <table:table-cell office:value-type="float" office:value="0.891021">
                <text:p>0.891021</text:p>
              </table:table-cell>
              <table:table-cell office:value-type="float" office:value="0.00346807">
                <text:p>0.00346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6446">
                <text:p>0.746446</text:p>
              </table:table-cell>
              <table:table-cell office:value-type="float" office:value="0.00107202">
                <text:p>0.00107202</text:p>
              </table:table-cell>
              <table:table-cell office:value-type="float" office:value="0.857514">
                <text:p>0.857514</text:p>
              </table:table-cell>
              <table:table-cell office:value-type="float" office:value="-0.0259245">
                <text:p>-0.0259245</text:p>
              </table:table-cell>
              <table:table-cell office:value-type="float" office:value="0.765455">
                <text:p>0.765455</text:p>
              </table:table-cell>
              <table:table-cell office:value-type="float" office:value="-0.009138">
                <text:p>-0.009138</text:p>
              </table:table-cell>
              <table:table-cell office:value-type="float" office:value="0.797741">
                <text:p>0.797741</text:p>
              </table:table-cell>
              <table:table-cell office:value-type="float" office:value="-0.0133519">
                <text:p>-0.0133519</text:p>
              </table:table-cell>
              <table:table-cell office:value-type="float" office:value="0.772188">
                <text:p>0.772188</text:p>
              </table:table-cell>
              <table:table-cell office:value-type="float" office:value="0.00410865">
                <text:p>0.00410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1073">
                <text:p>0.741073</text:p>
              </table:table-cell>
              <table:table-cell office:value-type="float" office:value="-0.0134503">
                <text:p>-0.0134503</text:p>
              </table:table-cell>
              <table:table-cell office:value-type="float" office:value="0.843084">
                <text:p>0.843084</text:p>
              </table:table-cell>
              <table:table-cell office:value-type="float" office:value="-0.0229381">
                <text:p>-0.0229381</text:p>
              </table:table-cell>
              <table:table-cell office:value-type="float" office:value="0.709265">
                <text:p>0.709265</text:p>
              </table:table-cell>
              <table:table-cell office:value-type="float" office:value="-0.010708">
                <text:p>-0.010708</text:p>
              </table:table-cell>
              <table:table-cell office:value-type="float" office:value="0.739156">
                <text:p>0.739156</text:p>
              </table:table-cell>
              <table:table-cell office:value-type="float" office:value="-0.0176763">
                <text:p>-0.0176763</text:p>
              </table:table-cell>
              <table:table-cell office:value-type="float" office:value="0.695995">
                <text:p>0.695995</text:p>
              </table:table-cell>
              <table:table-cell office:value-type="float" office:value="0.00592326">
                <text:p>0.00592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8639">
                <text:p>0.708639</text:p>
              </table:table-cell>
              <table:table-cell office:value-type="float" office:value="-0.0120033">
                <text:p>-0.0120033</text:p>
              </table:table-cell>
              <table:table-cell office:value-type="float" office:value="0.830118">
                <text:p>0.830118</text:p>
              </table:table-cell>
              <table:table-cell office:value-type="float" office:value="-0.0241849">
                <text:p>-0.0241849</text:p>
              </table:table-cell>
              <table:table-cell office:value-type="float" office:value="0.684463">
                <text:p>0.684463</text:p>
              </table:table-cell>
              <table:table-cell office:value-type="float" office:value="-0.0138823">
                <text:p>-0.0138823</text:p>
              </table:table-cell>
              <table:table-cell office:value-type="float" office:value="0.69292">
                <text:p>0.69292</text:p>
              </table:table-cell>
              <table:table-cell office:value-type="float" office:value="-0.0227845">
                <text:p>-0.0227845</text:p>
              </table:table-cell>
              <table:table-cell office:value-type="float" office:value="0.658784">
                <text:p>0.658784</text:p>
              </table:table-cell>
              <table:table-cell office:value-type="float" office:value="0.0051286">
                <text:p>0.0051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9065">
                <text:p>0.689065</text:p>
              </table:table-cell>
              <table:table-cell office:value-type="float" office:value="-0.0165604">
                <text:p>-0.0165604</text:p>
              </table:table-cell>
              <table:table-cell office:value-type="float" office:value="0.799061">
                <text:p>0.799061</text:p>
              </table:table-cell>
              <table:table-cell office:value-type="float" office:value="-0.0270022">
                <text:p>-0.0270022</text:p>
              </table:table-cell>
              <table:table-cell office:value-type="float" office:value="0.644829">
                <text:p>0.644829</text:p>
              </table:table-cell>
              <table:table-cell office:value-type="float" office:value="-0.0198261">
                <text:p>-0.0198261</text:p>
              </table:table-cell>
              <table:table-cell office:value-type="float" office:value="0.656219">
                <text:p>0.656219</text:p>
              </table:table-cell>
              <table:table-cell office:value-type="float" office:value="-0.026118">
                <text:p>-0.026118</text:p>
              </table:table-cell>
              <table:table-cell office:value-type="float" office:value="0.612199">
                <text:p>0.612199</text:p>
              </table:table-cell>
              <table:table-cell office:value-type="float" office:value="0.00637189">
                <text:p>0.00637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7474">
                <text:p>0.657474</text:p>
              </table:table-cell>
              <table:table-cell office:value-type="float" office:value="-0.0278457">
                <text:p>-0.0278457</text:p>
              </table:table-cell>
              <table:table-cell office:value-type="float" office:value="0.486384">
                <text:p>0.486384</text:p>
              </table:table-cell>
              <table:table-cell office:value-type="float" office:value="-0.0898868">
                <text:p>-0.0898868</text:p>
              </table:table-cell>
              <table:table-cell office:value-type="float" office:value="0.576404">
                <text:p>0.576404</text:p>
              </table:table-cell>
              <table:table-cell office:value-type="float" office:value="-0.0445088">
                <text:p>-0.0445088</text:p>
              </table:table-cell>
              <table:table-cell office:value-type="float" office:value="0.608811">
                <text:p>0.608811</text:p>
              </table:table-cell>
              <table:table-cell office:value-type="float" office:value="-0.0382078">
                <text:p>-0.0382078</text:p>
              </table:table-cell>
              <table:table-cell office:value-type="float" office:value="0.57372">
                <text:p>0.57372</text:p>
              </table:table-cell>
              <table:table-cell office:value-type="float" office:value="0.00508203">
                <text:p>0.00508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5836">
                <text:p>0.615836</text:p>
              </table:table-cell>
              <table:table-cell office:value-type="float" office:value="-0.0560591">
                <text:p>-0.0560591</text:p>
              </table:table-cell>
              <table:table-cell office:value-type="float" office:value="0.475748">
                <text:p>0.475748</text:p>
              </table:table-cell>
              <table:table-cell office:value-type="float" office:value="-0.0967417">
                <text:p>-0.0967417</text:p>
              </table:table-cell>
              <table:table-cell office:value-type="float" office:value="0.569319">
                <text:p>0.569319</text:p>
              </table:table-cell>
              <table:table-cell office:value-type="float" office:value="-0.0490562">
                <text:p>-0.0490562</text:p>
              </table:table-cell>
              <table:table-cell office:value-type="float" office:value="0.576386">
                <text:p>0.576386</text:p>
              </table:table-cell>
              <table:table-cell office:value-type="float" office:value="-0.050738">
                <text:p>-0.050738</text:p>
              </table:table-cell>
              <table:table-cell office:value-type="float" office:value="0.529586">
                <text:p>0.529586</text:p>
              </table:table-cell>
              <table:table-cell office:value-type="float" office:value="0.00204762">
                <text:p>0.00204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76">
                <text:p>0.5876</text:p>
              </table:table-cell>
              <table:table-cell office:value-type="float" office:value="-0.0621536">
                <text:p>-0.0621536</text:p>
              </table:table-cell>
              <table:table-cell office:value-type="float" office:value="0.432279">
                <text:p>0.432279</text:p>
              </table:table-cell>
              <table:table-cell office:value-type="float" office:value="-0.106784">
                <text:p>-0.106784</text:p>
              </table:table-cell>
              <table:table-cell office:value-type="float" office:value="0.556195">
                <text:p>0.556195</text:p>
              </table:table-cell>
              <table:table-cell office:value-type="float" office:value="-0.0546868">
                <text:p>-0.0546868</text:p>
              </table:table-cell>
              <table:table-cell office:value-type="float" office:value="0.546581">
                <text:p>0.546581</text:p>
              </table:table-cell>
              <table:table-cell office:value-type="float" office:value="-0.0611697">
                <text:p>-0.0611697</text:p>
              </table:table-cell>
              <table:table-cell office:value-type="float" office:value="0.421297">
                <text:p>0.421297</text:p>
              </table:table-cell>
              <table:table-cell office:value-type="float" office:value="-0.0302004">
                <text:p>-0.0302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0481">
                <text:p>0.560481</text:p>
              </table:table-cell>
              <table:table-cell office:value-type="float" office:value="-0.0778941">
                <text:p>-0.0778941</text:p>
              </table:table-cell>
              <table:table-cell office:value-type="float" office:value="0.4117">
                <text:p>0.4117</text:p>
              </table:table-cell>
              <table:table-cell office:value-type="float" office:value="-0.111331">
                <text:p>-0.111331</text:p>
              </table:table-cell>
              <table:table-cell office:value-type="float" office:value="0.474091">
                <text:p>0.474091</text:p>
              </table:table-cell>
              <table:table-cell office:value-type="float" office:value="-0.095154">
                <text:p>-0.095154</text:p>
              </table:table-cell>
              <table:table-cell office:value-type="float" office:value="0.490437">
                <text:p>0.490437</text:p>
              </table:table-cell>
              <table:table-cell office:value-type="float" office:value="-0.0803028">
                <text:p>-0.0803028</text:p>
              </table:table-cell>
              <table:table-cell office:value-type="float" office:value="0.386623">
                <text:p>0.386623</text:p>
              </table:table-cell>
              <table:table-cell office:value-type="float" office:value="-0.0432386">
                <text:p>-0.0432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0351">
                <text:p>0.530351</text:p>
              </table:table-cell>
              <table:table-cell office:value-type="float" office:value="-0.0920872">
                <text:p>-0.0920872</text:p>
              </table:table-cell>
              <table:table-cell office:value-type="float" office:value="0.380259">
                <text:p>0.380259</text:p>
              </table:table-cell>
              <table:table-cell office:value-type="float" office:value="-0.119778">
                <text:p>-0.119778</text:p>
              </table:table-cell>
              <table:table-cell office:value-type="float" office:value="0.454537">
                <text:p>0.454537</text:p>
              </table:table-cell>
              <table:table-cell office:value-type="float" office:value="-0.0997069">
                <text:p>-0.0997069</text:p>
              </table:table-cell>
              <table:table-cell office:value-type="float" office:value="0.440108">
                <text:p>0.440108</text:p>
              </table:table-cell>
              <table:table-cell office:value-type="float" office:value="-0.0916869">
                <text:p>-0.0916869</text:p>
              </table:table-cell>
              <table:table-cell office:value-type="float" office:value="0.349708">
                <text:p>0.349708</text:p>
              </table:table-cell>
              <table:table-cell office:value-type="float" office:value="-0.0538541">
                <text:p>-0.05385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7167">
                <text:p>0.497167</text:p>
              </table:table-cell>
              <table:table-cell office:value-type="float" office:value="-0.105881">
                <text:p>-0.105881</text:p>
              </table:table-cell>
              <table:table-cell office:value-type="float" office:value="0.347174">
                <text:p>0.347174</text:p>
              </table:table-cell>
              <table:table-cell office:value-type="float" office:value="-0.1297">
                <text:p>-0.1297</text:p>
              </table:table-cell>
              <table:table-cell office:value-type="float" office:value="0.430913">
                <text:p>0.430913</text:p>
              </table:table-cell>
              <table:table-cell office:value-type="float" office:value="-0.116362">
                <text:p>-0.116362</text:p>
              </table:table-cell>
              <table:table-cell office:value-type="float" office:value="0.421718">
                <text:p>0.421718</text:p>
              </table:table-cell>
              <table:table-cell office:value-type="float" office:value="-0.0979774">
                <text:p>-0.0979774</text:p>
              </table:table-cell>
              <table:table-cell office:value-type="float" office:value="0.322894">
                <text:p>0.322894</text:p>
              </table:table-cell>
              <table:table-cell office:value-type="float" office:value="-0.0599191">
                <text:p>-0.0599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6283">
                <text:p>0.436283</text:p>
              </table:table-cell>
              <table:table-cell office:value-type="float" office:value="-0.131764">
                <text:p>-0.131764</text:p>
              </table:table-cell>
              <table:table-cell office:value-type="float" office:value="0.339915">
                <text:p>0.339915</text:p>
              </table:table-cell>
              <table:table-cell office:value-type="float" office:value="-0.137767">
                <text:p>-0.137767</text:p>
              </table:table-cell>
              <table:table-cell office:value-type="float" office:value="0.418277">
                <text:p>0.418277</text:p>
              </table:table-cell>
              <table:table-cell office:value-type="float" office:value="-0.125252">
                <text:p>-0.125252</text:p>
              </table:table-cell>
              <table:table-cell office:value-type="float" office:value="0.403103">
                <text:p>0.403103</text:p>
              </table:table-cell>
              <table:table-cell office:value-type="float" office:value="-0.106019">
                <text:p>-0.106019</text:p>
              </table:table-cell>
              <table:table-cell office:value-type="float" office:value="0.298425">
                <text:p>0.298425</text:p>
              </table:table-cell>
              <table:table-cell office:value-type="float" office:value="-0.0678297">
                <text:p>-0.0678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426">
                <text:p>0.42426</text:p>
              </table:table-cell>
              <table:table-cell office:value-type="float" office:value="-0.386969">
                <text:p>-0.386969</text:p>
              </table:table-cell>
              <table:table-cell office:value-type="float" office:value="0.332343">
                <text:p>0.332343</text:p>
              </table:table-cell>
              <table:table-cell office:value-type="float" office:value="-0.143441">
                <text:p>-0.143441</text:p>
              </table:table-cell>
              <table:table-cell office:value-type="float" office:value="0.401468">
                <text:p>0.401468</text:p>
              </table:table-cell>
              <table:table-cell office:value-type="float" office:value="-0.137642">
                <text:p>-0.137642</text:p>
              </table:table-cell>
              <table:table-cell office:value-type="float" office:value="0.366762">
                <text:p>0.366762</text:p>
              </table:table-cell>
              <table:table-cell office:value-type="float" office:value="-0.126556">
                <text:p>-0.126556</text:p>
              </table:table-cell>
              <table:table-cell office:value-type="float" office:value="0.289882">
                <text:p>0.289882</text:p>
              </table:table-cell>
              <table:table-cell office:value-type="float" office:value="-0.0671637">
                <text:p>-0.0671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0379">
                <text:p>0.420379</text:p>
              </table:table-cell>
              <table:table-cell office:value-type="float" office:value="-0.136612">
                <text:p>-0.136612</text:p>
              </table:table-cell>
              <table:table-cell office:value-type="float" office:value="0.32197">
                <text:p>0.32197</text:p>
              </table:table-cell>
              <table:table-cell office:value-type="float" office:value="-0.147653">
                <text:p>-0.147653</text:p>
              </table:table-cell>
              <table:table-cell office:value-type="float" office:value="0.392158">
                <text:p>0.392158</text:p>
              </table:table-cell>
              <table:table-cell office:value-type="float" office:value="-0.144893">
                <text:p>-0.144893</text:p>
              </table:table-cell>
              <table:table-cell office:value-type="float" office:value="0.325657">
                <text:p>0.325657</text:p>
              </table:table-cell>
              <table:table-cell office:value-type="float" office:value="-0.141183">
                <text:p>-0.141183</text:p>
              </table:table-cell>
              <table:table-cell office:value-type="float" office:value="0.265936">
                <text:p>0.265936</text:p>
              </table:table-cell>
              <table:table-cell office:value-type="float" office:value="-0.0713923">
                <text:p>-0.0713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3603">
                <text:p>0.393603</text:p>
              </table:table-cell>
              <table:table-cell office:value-type="float" office:value="-0.156539">
                <text:p>-0.156539</text:p>
              </table:table-cell>
              <table:table-cell office:value-type="float" office:value="0.305366">
                <text:p>0.305366</text:p>
              </table:table-cell>
              <table:table-cell office:value-type="float" office:value="-0.158356">
                <text:p>-0.158356</text:p>
              </table:table-cell>
              <table:table-cell office:value-type="float" office:value="0.357951">
                <text:p>0.357951</text:p>
              </table:table-cell>
              <table:table-cell office:value-type="float" office:value="-0.175811">
                <text:p>-0.175811</text:p>
              </table:table-cell>
              <table:table-cell office:value-type="float" office:value="0.308449">
                <text:p>0.308449</text:p>
              </table:table-cell>
              <table:table-cell office:value-type="float" office:value="-0.146964">
                <text:p>-0.146964</text:p>
              </table:table-cell>
              <table:table-cell office:value-type="float" office:value="0.243979">
                <text:p>0.243979</text:p>
              </table:table-cell>
              <table:table-cell office:value-type="float" office:value="-0.0745545">
                <text:p>-0.07455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8986">
                <text:p>0.378986</text:p>
              </table:table-cell>
              <table:table-cell office:value-type="float" office:value="-0.164275">
                <text:p>-0.164275</text:p>
              </table:table-cell>
              <table:table-cell office:value-type="float" office:value="0.283245">
                <text:p>0.283245</text:p>
              </table:table-cell>
              <table:table-cell office:value-type="float" office:value="-0.15215">
                <text:p>-0.15215</text:p>
              </table:table-cell>
              <table:table-cell office:value-type="float" office:value="0.33614">
                <text:p>0.33614</text:p>
              </table:table-cell>
              <table:table-cell office:value-type="float" office:value="-0.189518">
                <text:p>-0.189518</text:p>
              </table:table-cell>
              <table:table-cell office:value-type="float" office:value="0.284055">
                <text:p>0.284055</text:p>
              </table:table-cell>
              <table:table-cell office:value-type="float" office:value="-0.154518">
                <text:p>-0.154518</text:p>
              </table:table-cell>
              <table:table-cell office:value-type="float" office:value="0.205331">
                <text:p>0.205331</text:p>
              </table:table-cell>
              <table:table-cell office:value-type="float" office:value="-0.0804168">
                <text:p>-0.0804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4346">
                <text:p>0.354346</text:p>
              </table:table-cell>
              <table:table-cell office:value-type="float" office:value="-0.169962">
                <text:p>-0.169962</text:p>
              </table:table-cell>
              <table:table-cell office:value-type="float" office:value="0.281834">
                <text:p>0.281834</text:p>
              </table:table-cell>
              <table:table-cell office:value-type="float" office:value="-0.175774">
                <text:p>-0.175774</text:p>
              </table:table-cell>
              <table:table-cell office:value-type="float" office:value="0.33401">
                <text:p>0.33401</text:p>
              </table:table-cell>
              <table:table-cell office:value-type="float" office:value="-0.187134">
                <text:p>-0.187134</text:p>
              </table:table-cell>
              <table:table-cell office:value-type="float" office:value="0.276629">
                <text:p>0.276629</text:p>
              </table:table-cell>
              <table:table-cell office:value-type="float" office:value="-0.154283">
                <text:p>-0.154283</text:p>
              </table:table-cell>
              <table:table-cell office:value-type="float" office:value="0.191729">
                <text:p>0.191729</text:p>
              </table:table-cell>
              <table:table-cell office:value-type="float" office:value="-0.0829785">
                <text:p>-0.0829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6268">
                <text:p>0.336268</text:p>
              </table:table-cell>
              <table:table-cell office:value-type="float" office:value="-0.176066">
                <text:p>-0.176066</text:p>
              </table:table-cell>
              <table:table-cell office:value-type="float" office:value="0.26571">
                <text:p>0.26571</text:p>
              </table:table-cell>
              <table:table-cell office:value-type="float" office:value="-0.189593">
                <text:p>-0.189593</text:p>
              </table:table-cell>
              <table:table-cell office:value-type="float" office:value="0.325338">
                <text:p>0.325338</text:p>
              </table:table-cell>
              <table:table-cell office:value-type="float" office:value="-0.2083">
                <text:p>-0.2083</text:p>
              </table:table-cell>
              <table:table-cell office:value-type="float" office:value="0.262046">
                <text:p>0.262046</text:p>
              </table:table-cell>
              <table:table-cell office:value-type="float" office:value="-0.158305">
                <text:p>-0.158305</text:p>
              </table:table-cell>
              <table:table-cell office:value-type="float" office:value="0.170398">
                <text:p>0.170398</text:p>
              </table:table-cell>
              <table:table-cell office:value-type="float" office:value="-0.089205">
                <text:p>-0.0892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084">
                <text:p>0.32084</text:p>
              </table:table-cell>
              <table:table-cell office:value-type="float" office:value="-0.205951">
                <text:p>-0.205951</text:p>
              </table:table-cell>
              <table:table-cell office:value-type="float" office:value="0.264241">
                <text:p>0.264241</text:p>
              </table:table-cell>
              <table:table-cell office:value-type="float" office:value="-0.187938">
                <text:p>-0.187938</text:p>
              </table:table-cell>
              <table:table-cell office:value-type="float" office:value="0.313072">
                <text:p>0.313072</text:p>
              </table:table-cell>
              <table:table-cell office:value-type="float" office:value="-0.209018">
                <text:p>-0.209018</text:p>
              </table:table-cell>
              <table:table-cell office:value-type="float" office:value="0.245979">
                <text:p>0.245979</text:p>
              </table:table-cell>
              <table:table-cell office:value-type="float" office:value="-0.162331">
                <text:p>-0.162331</text:p>
              </table:table-cell>
              <table:table-cell office:value-type="float" office:value="0.160526">
                <text:p>0.160526</text:p>
              </table:table-cell>
              <table:table-cell office:value-type="float" office:value="-0.0894596">
                <text:p>-0.08945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4806">
                <text:p>0.314806</text:p>
              </table:table-cell>
              <table:table-cell office:value-type="float" office:value="-0.185062">
                <text:p>-0.185062</text:p>
              </table:table-cell>
              <table:table-cell office:value-type="float" office:value="0.260124">
                <text:p>0.260124</text:p>
              </table:table-cell>
              <table:table-cell office:value-type="float" office:value="-0.190944">
                <text:p>-0.190944</text:p>
              </table:table-cell>
              <table:table-cell office:value-type="float" office:value="0.306953">
                <text:p>0.306953</text:p>
              </table:table-cell>
              <table:table-cell office:value-type="float" office:value="-0.217562">
                <text:p>-0.217562</text:p>
              </table:table-cell>
              <table:table-cell office:value-type="float" office:value="0.225698">
                <text:p>0.225698</text:p>
              </table:table-cell>
              <table:table-cell office:value-type="float" office:value="-0.165905">
                <text:p>-0.165905</text:p>
              </table:table-cell>
              <table:table-cell office:value-type="float" office:value="0.149515">
                <text:p>0.149515</text:p>
              </table:table-cell>
              <table:table-cell office:value-type="float" office:value="-0.0950186">
                <text:p>-0.0950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1251">
                <text:p>0.281251</text:p>
              </table:table-cell>
              <table:table-cell office:value-type="float" office:value="-0.189073">
                <text:p>-0.189073</text:p>
              </table:table-cell>
              <table:table-cell office:value-type="float" office:value="0.254529">
                <text:p>0.254529</text:p>
              </table:table-cell>
              <table:table-cell office:value-type="float" office:value="-0.191139">
                <text:p>-0.191139</text:p>
              </table:table-cell>
              <table:table-cell office:value-type="float" office:value="0.274455">
                <text:p>0.274455</text:p>
              </table:table-cell>
              <table:table-cell office:value-type="float" office:value="-0.232611">
                <text:p>-0.232611</text:p>
              </table:table-cell>
              <table:table-cell office:value-type="float" office:value="0.210855">
                <text:p>0.210855</text:p>
              </table:table-cell>
              <table:table-cell office:value-type="float" office:value="-0.165953">
                <text:p>-0.165953</text:p>
              </table:table-cell>
              <table:table-cell office:value-type="float" office:value="0.137362">
                <text:p>0.137362</text:p>
              </table:table-cell>
              <table:table-cell office:value-type="float" office:value="-0.100532">
                <text:p>-0.1005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6148">
                <text:p>0.266148</text:p>
              </table:table-cell>
              <table:table-cell office:value-type="float" office:value="-0.191775">
                <text:p>-0.191775</text:p>
              </table:table-cell>
              <table:table-cell office:value-type="float" office:value="0.246064">
                <text:p>0.246064</text:p>
              </table:table-cell>
              <table:table-cell office:value-type="float" office:value="-0.20019">
                <text:p>-0.20019</text:p>
              </table:table-cell>
              <table:table-cell office:value-type="float" office:value="0.266546">
                <text:p>0.266546</text:p>
              </table:table-cell>
              <table:table-cell office:value-type="float" office:value="-0.240797">
                <text:p>-0.240797</text:p>
              </table:table-cell>
              <table:table-cell office:value-type="float" office:value="0.201958">
                <text:p>0.201958</text:p>
              </table:table-cell>
              <table:table-cell office:value-type="float" office:value="-0.176514">
                <text:p>-0.176514</text:p>
              </table:table-cell>
              <table:table-cell office:value-type="float" office:value="0.122033">
                <text:p>0.122033</text:p>
              </table:table-cell>
              <table:table-cell office:value-type="float" office:value="-0.109645">
                <text:p>-0.109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3889">
                <text:p>0.253889</text:p>
              </table:table-cell>
              <table:table-cell office:value-type="float" office:value="-0.193412">
                <text:p>-0.193412</text:p>
              </table:table-cell>
              <table:table-cell office:value-type="float" office:value="0.23749">
                <text:p>0.23749</text:p>
              </table:table-cell>
              <table:table-cell office:value-type="float" office:value="-0.202947">
                <text:p>-0.202947</text:p>
              </table:table-cell>
              <table:table-cell office:value-type="float" office:value="0.252267">
                <text:p>0.252267</text:p>
              </table:table-cell>
              <table:table-cell office:value-type="float" office:value="-0.24584">
                <text:p>-0.24584</text:p>
              </table:table-cell>
              <table:table-cell office:value-type="float" office:value="0.179801">
                <text:p>0.179801</text:p>
              </table:table-cell>
              <table:table-cell office:value-type="float" office:value="-0.218283">
                <text:p>-0.218283</text:p>
              </table:table-cell>
              <table:table-cell office:value-type="float" office:value="0.0970459">
                <text:p>0.0970459</text:p>
              </table:table-cell>
              <table:table-cell office:value-type="float" office:value="-0.268764">
                <text:p>-0.2687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8073">
                <text:p>0.238073</text:p>
              </table:table-cell>
              <table:table-cell office:value-type="float" office:value="-0.210356">
                <text:p>-0.210356</text:p>
              </table:table-cell>
              <table:table-cell office:value-type="float" office:value="0.223783">
                <text:p>0.223783</text:p>
              </table:table-cell>
              <table:table-cell office:value-type="float" office:value="-0.209094">
                <text:p>-0.209094</text:p>
              </table:table-cell>
              <table:table-cell office:value-type="float" office:value="0.242605">
                <text:p>0.242605</text:p>
              </table:table-cell>
              <table:table-cell office:value-type="float" office:value="-0.246566">
                <text:p>-0.246566</text:p>
              </table:table-cell>
              <table:table-cell office:value-type="float" office:value="0.152397">
                <text:p>0.152397</text:p>
              </table:table-cell>
              <table:table-cell office:value-type="float" office:value="-0.252">
                <text:p>-0.252</text:p>
              </table:table-cell>
              <table:table-cell office:value-type="float" office:value="0.0956878">
                <text:p>0.0956878</text:p>
              </table:table-cell>
              <table:table-cell office:value-type="float" office:value="-0.171272">
                <text:p>-0.1712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2869">
                <text:p>0.222869</text:p>
              </table:table-cell>
              <table:table-cell office:value-type="float" office:value="-0.229365">
                <text:p>-0.229365</text:p>
              </table:table-cell>
              <table:table-cell office:value-type="float" office:value="0.21654">
                <text:p>0.21654</text:p>
              </table:table-cell>
              <table:table-cell office:value-type="float" office:value="-0.219102">
                <text:p>-0.219102</text:p>
              </table:table-cell>
              <table:table-cell office:value-type="float" office:value="0.236973">
                <text:p>0.236973</text:p>
              </table:table-cell>
              <table:table-cell office:value-type="float" office:value="-0.246463">
                <text:p>-0.246463</text:p>
              </table:table-cell>
              <table:table-cell office:value-type="float" office:value="0.148182">
                <text:p>0.148182</text:p>
              </table:table-cell>
              <table:table-cell office:value-type="float" office:value="-0.266926">
                <text:p>-0.266926</text:p>
              </table:table-cell>
              <table:table-cell office:value-type="float" office:value="0.0903741">
                <text:p>0.0903741</text:p>
              </table:table-cell>
              <table:table-cell office:value-type="float" office:value="-0.187327">
                <text:p>-0.1873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0507">
                <text:p>0.210507</text:p>
              </table:table-cell>
              <table:table-cell office:value-type="float" office:value="-0.355065">
                <text:p>-0.355065</text:p>
              </table:table-cell>
              <table:table-cell office:value-type="float" office:value="0.207689">
                <text:p>0.207689</text:p>
              </table:table-cell>
              <table:table-cell office:value-type="float" office:value="-0.224658">
                <text:p>-0.224658</text:p>
              </table:table-cell>
              <table:table-cell office:value-type="float" office:value="0.232573">
                <text:p>0.232573</text:p>
              </table:table-cell>
              <table:table-cell office:value-type="float" office:value="-0.249721">
                <text:p>-0.249721</text:p>
              </table:table-cell>
              <table:table-cell office:value-type="float" office:value="0.140533">
                <text:p>0.140533</text:p>
              </table:table-cell>
              <table:table-cell office:value-type="float" office:value="-0.272612">
                <text:p>-0.272612</text:p>
              </table:table-cell>
              <table:table-cell office:value-type="float" office:value="0.0841728">
                <text:p>0.0841728</text:p>
              </table:table-cell>
              <table:table-cell office:value-type="float" office:value="-0.218731">
                <text:p>-0.2187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4976">
                <text:p>0.204976</text:p>
              </table:table-cell>
              <table:table-cell office:value-type="float" office:value="-0.298488">
                <text:p>-0.298488</text:p>
              </table:table-cell>
              <table:table-cell office:value-type="float" office:value="0.19796">
                <text:p>0.19796</text:p>
              </table:table-cell>
              <table:table-cell office:value-type="float" office:value="-0.23854">
                <text:p>-0.23854</text:p>
              </table:table-cell>
              <table:table-cell office:value-type="float" office:value="0.220454">
                <text:p>0.220454</text:p>
              </table:table-cell>
              <table:table-cell office:value-type="float" office:value="-0.250459">
                <text:p>-0.250459</text:p>
              </table:table-cell>
              <table:table-cell office:value-type="float" office:value="0.125564">
                <text:p>0.125564</text:p>
              </table:table-cell>
              <table:table-cell office:value-type="float" office:value="-0.283366">
                <text:p>-0.283366</text:p>
              </table:table-cell>
              <table:table-cell office:value-type="float" office:value="0.0803462">
                <text:p>0.0803462</text:p>
              </table:table-cell>
              <table:table-cell office:value-type="float" office:value="-0.209903">
                <text:p>-0.2099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8113">
                <text:p>0.178113</text:p>
              </table:table-cell>
              <table:table-cell office:value-type="float" office:value="-0.341605">
                <text:p>-0.341605</text:p>
              </table:table-cell>
              <table:table-cell office:value-type="float" office:value="0.193652">
                <text:p>0.193652</text:p>
              </table:table-cell>
              <table:table-cell office:value-type="float" office:value="-0.255988">
                <text:p>-0.255988</text:p>
              </table:table-cell>
              <table:table-cell office:value-type="float" office:value="0.201782">
                <text:p>0.201782</text:p>
              </table:table-cell>
              <table:table-cell office:value-type="float" office:value="-0.253814">
                <text:p>-0.253814</text:p>
              </table:table-cell>
              <table:table-cell office:value-type="float" office:value="0.120757">
                <text:p>0.120757</text:p>
              </table:table-cell>
              <table:table-cell office:value-type="float" office:value="-0.292262">
                <text:p>-0.292262</text:p>
              </table:table-cell>
              <table:table-cell office:value-type="float" office:value="0.0697278">
                <text:p>0.0697278</text:p>
              </table:table-cell>
              <table:table-cell office:value-type="float" office:value="-0.203352">
                <text:p>-0.2033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0219">
                <text:p>0.170219</text:p>
              </table:table-cell>
              <table:table-cell office:value-type="float" office:value="-0.354808">
                <text:p>-0.354808</text:p>
              </table:table-cell>
              <table:table-cell office:value-type="float" office:value="0.18962">
                <text:p>0.18962</text:p>
              </table:table-cell>
              <table:table-cell office:value-type="float" office:value="-0.238069">
                <text:p>-0.238069</text:p>
              </table:table-cell>
              <table:table-cell office:value-type="float" office:value="0.190636">
                <text:p>0.190636</text:p>
              </table:table-cell>
              <table:table-cell office:value-type="float" office:value="-0.261116">
                <text:p>-0.261116</text:p>
              </table:table-cell>
              <table:table-cell office:value-type="float" office:value="0.114405">
                <text:p>0.114405</text:p>
              </table:table-cell>
              <table:table-cell office:value-type="float" office:value="-0.294588">
                <text:p>-0.294588</text:p>
              </table:table-cell>
              <table:table-cell office:value-type="float" office:value="0.0657015">
                <text:p>0.0657015</text:p>
              </table:table-cell>
              <table:table-cell office:value-type="float" office:value="-0.202354">
                <text:p>-0.2023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5534">
                <text:p>0.165534</text:p>
              </table:table-cell>
              <table:table-cell office:value-type="float" office:value="-0.359479">
                <text:p>-0.359479</text:p>
              </table:table-cell>
              <table:table-cell office:value-type="float" office:value="0.185662">
                <text:p>0.185662</text:p>
              </table:table-cell>
              <table:table-cell office:value-type="float" office:value="-0.251813">
                <text:p>-0.251813</text:p>
              </table:table-cell>
              <table:table-cell office:value-type="float" office:value="0.187647">
                <text:p>0.187647</text:p>
              </table:table-cell>
              <table:table-cell office:value-type="float" office:value="-0.261908">
                <text:p>-0.261908</text:p>
              </table:table-cell>
              <table:table-cell office:value-type="float" office:value="0.107213">
                <text:p>0.107213</text:p>
              </table:table-cell>
              <table:table-cell office:value-type="float" office:value="-0.299265">
                <text:p>-0.299265</text:p>
              </table:table-cell>
              <table:table-cell office:value-type="float" office:value="0.0612479">
                <text:p>0.0612479</text:p>
              </table:table-cell>
              <table:table-cell office:value-type="float" office:value="-0.203975">
                <text:p>-0.2039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7979">
                <text:p>0.157979</text:p>
              </table:table-cell>
              <table:table-cell office:value-type="float" office:value="-0.370264">
                <text:p>-0.370264</text:p>
              </table:table-cell>
              <table:table-cell office:value-type="float" office:value="0.181761">
                <text:p>0.181761</text:p>
              </table:table-cell>
              <table:table-cell office:value-type="float" office:value="-0.256781">
                <text:p>-0.256781</text:p>
              </table:table-cell>
              <table:table-cell office:value-type="float" office:value="0.17101">
                <text:p>0.17101</text:p>
              </table:table-cell>
              <table:table-cell office:value-type="float" office:value="-0.274732">
                <text:p>-0.274732</text:p>
              </table:table-cell>
              <table:table-cell office:value-type="float" office:value="0.103394">
                <text:p>0.103394</text:p>
              </table:table-cell>
              <table:table-cell office:value-type="float" office:value="-0.310852">
                <text:p>-0.310852</text:p>
              </table:table-cell>
              <table:table-cell office:value-type="float" office:value="0.0571004">
                <text:p>0.0571004</text:p>
              </table:table-cell>
              <table:table-cell office:value-type="float" office:value="-0.205768">
                <text:p>-0.205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0711">
                <text:p>0.150711</text:p>
              </table:table-cell>
              <table:table-cell office:value-type="float" office:value="-0.370096">
                <text:p>-0.370096</text:p>
              </table:table-cell>
              <table:table-cell office:value-type="float" office:value="0.174109">
                <text:p>0.174109</text:p>
              </table:table-cell>
              <table:table-cell office:value-type="float" office:value="-0.26665">
                <text:p>-0.26665</text:p>
              </table:table-cell>
              <table:table-cell office:value-type="float" office:value="0.168852">
                <text:p>0.168852</text:p>
              </table:table-cell>
              <table:table-cell office:value-type="float" office:value="-0.293232">
                <text:p>-0.293232</text:p>
              </table:table-cell>
              <table:table-cell office:value-type="float" office:value="0.0994775">
                <text:p>0.0994775</text:p>
              </table:table-cell>
              <table:table-cell office:value-type="float" office:value="-0.310029">
                <text:p>-0.310029</text:p>
              </table:table-cell>
              <table:table-cell office:value-type="float" office:value="0.0466153">
                <text:p>0.0466153</text:p>
              </table:table-cell>
              <table:table-cell office:value-type="float" office:value="-0.214577">
                <text:p>-0.214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8614">
                <text:p>0.138614</text:p>
              </table:table-cell>
              <table:table-cell office:value-type="float" office:value="-0.376085">
                <text:p>-0.376085</text:p>
              </table:table-cell>
              <table:table-cell office:value-type="float" office:value="0.157122">
                <text:p>0.157122</text:p>
              </table:table-cell>
              <table:table-cell office:value-type="float" office:value="-0.292707">
                <text:p>-0.292707</text:p>
              </table:table-cell>
              <table:table-cell office:value-type="float" office:value="0.16212">
                <text:p>0.16212</text:p>
              </table:table-cell>
              <table:table-cell office:value-type="float" office:value="-0.298653">
                <text:p>-0.298653</text:p>
              </table:table-cell>
              <table:table-cell office:value-type="float" office:value="0.0827933">
                <text:p>0.0827933</text:p>
              </table:table-cell>
              <table:table-cell office:value-type="float" office:value="-0.324898">
                <text:p>-0.324898</text:p>
              </table:table-cell>
              <table:table-cell office:value-type="float" office:value="0.042805">
                <text:p>0.042805</text:p>
              </table:table-cell>
              <table:table-cell office:value-type="float" office:value="-0.215569">
                <text:p>-0.2155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356">
                <text:p>0.13356</text:p>
              </table:table-cell>
              <table:table-cell office:value-type="float" office:value="-0.375544">
                <text:p>-0.375544</text:p>
              </table:table-cell>
              <table:table-cell office:value-type="float" office:value="0.152227">
                <text:p>0.152227</text:p>
              </table:table-cell>
              <table:table-cell office:value-type="float" office:value="-0.302855">
                <text:p>-0.302855</text:p>
              </table:table-cell>
              <table:table-cell office:value-type="float" office:value="0.153738">
                <text:p>0.153738</text:p>
              </table:table-cell>
              <table:table-cell office:value-type="float" office:value="-0.313616">
                <text:p>-0.313616</text:p>
              </table:table-cell>
              <table:table-cell office:value-type="float" office:value="0.0817579">
                <text:p>0.0817579</text:p>
              </table:table-cell>
              <table:table-cell office:value-type="float" office:value="-0.321105">
                <text:p>-0.321105</text:p>
              </table:table-cell>
              <table:table-cell office:value-type="float" office:value="0.03814">
                <text:p>0.03814</text:p>
              </table:table-cell>
              <table:table-cell office:value-type="float" office:value="-0.209398">
                <text:p>-0.2093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9475">
                <text:p>0.119475</text:p>
              </table:table-cell>
              <table:table-cell office:value-type="float" office:value="-0.377164">
                <text:p>-0.377164</text:p>
              </table:table-cell>
              <table:table-cell office:value-type="float" office:value="0.140537">
                <text:p>0.140537</text:p>
              </table:table-cell>
              <table:table-cell office:value-type="float" office:value="-0.305533">
                <text:p>-0.305533</text:p>
              </table:table-cell>
              <table:table-cell office:value-type="float" office:value="0.148277">
                <text:p>0.148277</text:p>
              </table:table-cell>
              <table:table-cell office:value-type="float" office:value="-0.321042">
                <text:p>-0.321042</text:p>
              </table:table-cell>
              <table:table-cell office:value-type="float" office:value="0.0792248">
                <text:p>0.0792248</text:p>
              </table:table-cell>
              <table:table-cell office:value-type="float" office:value="-0.322434">
                <text:p>-0.322434</text:p>
              </table:table-cell>
              <table:table-cell office:value-type="float" office:value="0.0345082">
                <text:p>0.0345082</text:p>
              </table:table-cell>
              <table:table-cell office:value-type="float" office:value="-0.131177">
                <text:p>-0.131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3981">
                <text:p>0.113981</text:p>
              </table:table-cell>
              <table:table-cell office:value-type="float" office:value="-0.377815">
                <text:p>-0.377815</text:p>
              </table:table-cell>
              <table:table-cell office:value-type="float" office:value="0.13183">
                <text:p>0.13183</text:p>
              </table:table-cell>
              <table:table-cell office:value-type="float" office:value="-0.31072">
                <text:p>-0.31072</text:p>
              </table:table-cell>
              <table:table-cell office:value-type="float" office:value="0.13977">
                <text:p>0.13977</text:p>
              </table:table-cell>
              <table:table-cell office:value-type="float" office:value="-0.333091">
                <text:p>-0.333091</text:p>
              </table:table-cell>
              <table:table-cell office:value-type="float" office:value="0.0742459">
                <text:p>0.0742459</text:p>
              </table:table-cell>
              <table:table-cell office:value-type="float" office:value="-0.327829">
                <text:p>-0.327829</text:p>
              </table:table-cell>
              <table:table-cell office:value-type="float" office:value="0.0334594">
                <text:p>0.0334594</text:p>
              </table:table-cell>
              <table:table-cell office:value-type="float" office:value="-0.177907">
                <text:p>-0.1779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1926">
                <text:p>0.101926</text:p>
              </table:table-cell>
              <table:table-cell office:value-type="float" office:value="-0.377113">
                <text:p>-0.377113</text:p>
              </table:table-cell>
              <table:table-cell office:value-type="float" office:value="0.129733">
                <text:p>0.129733</text:p>
              </table:table-cell>
              <table:table-cell office:value-type="float" office:value="-0.314353">
                <text:p>-0.314353</text:p>
              </table:table-cell>
              <table:table-cell office:value-type="float" office:value="0.137295">
                <text:p>0.137295</text:p>
              </table:table-cell>
              <table:table-cell office:value-type="float" office:value="-0.342542">
                <text:p>-0.342542</text:p>
              </table:table-cell>
              <table:table-cell office:value-type="float" office:value="0.0708664">
                <text:p>0.0708664</text:p>
              </table:table-cell>
              <table:table-cell office:value-type="float" office:value="-0.335462">
                <text:p>-0.335462</text:p>
              </table:table-cell>
              <table:table-cell office:value-type="float" office:value="0.0320401">
                <text:p>0.0320401</text:p>
              </table:table-cell>
              <table:table-cell office:value-type="float" office:value="-0.150403">
                <text:p>-0.150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9128">
                <text:p>0.099128</text:p>
              </table:table-cell>
              <table:table-cell office:value-type="float" office:value="-0.379898">
                <text:p>-0.379898</text:p>
              </table:table-cell>
              <table:table-cell office:value-type="float" office:value="0.126274">
                <text:p>0.126274</text:p>
              </table:table-cell>
              <table:table-cell office:value-type="float" office:value="-0.426">
                <text:p>-0.426</text:p>
              </table:table-cell>
              <table:table-cell office:value-type="float" office:value="0.134126">
                <text:p>0.134126</text:p>
              </table:table-cell>
              <table:table-cell office:value-type="float" office:value="-0.348044">
                <text:p>-0.348044</text:p>
              </table:table-cell>
              <table:table-cell office:value-type="float" office:value="0.0681978">
                <text:p>0.0681978</text:p>
              </table:table-cell>
              <table:table-cell office:value-type="float" office:value="-0.334937">
                <text:p>-0.334937</text:p>
              </table:table-cell>
              <table:table-cell office:value-type="float" office:value="0.0307428">
                <text:p>0.0307428</text:p>
              </table:table-cell>
              <table:table-cell office:value-type="float" office:value="-0.125003">
                <text:p>-0.125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81257">
                <text:p>0.0981257</text:p>
              </table:table-cell>
              <table:table-cell office:value-type="float" office:value="-0.377987">
                <text:p>-0.377987</text:p>
              </table:table-cell>
              <table:table-cell office:value-type="float" office:value="0.125552">
                <text:p>0.125552</text:p>
              </table:table-cell>
              <table:table-cell office:value-type="float" office:value="-0.312576">
                <text:p>-0.312576</text:p>
              </table:table-cell>
              <table:table-cell office:value-type="float" office:value="0.126635">
                <text:p>0.126635</text:p>
              </table:table-cell>
              <table:table-cell office:value-type="float" office:value="-0.359587">
                <text:p>-0.359587</text:p>
              </table:table-cell>
              <table:table-cell office:value-type="float" office:value="0.0611504">
                <text:p>0.0611504</text:p>
              </table:table-cell>
              <table:table-cell office:value-type="float" office:value="-0.336381">
                <text:p>-0.336381</text:p>
              </table:table-cell>
              <table:table-cell office:value-type="float" office:value="0.0270124">
                <text:p>0.0270124</text:p>
              </table:table-cell>
              <table:table-cell office:value-type="float" office:value="-0.0500916">
                <text:p>-0.0500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28036">
                <text:p>0.0928036</text:p>
              </table:table-cell>
              <table:table-cell office:value-type="float" office:value="-0.376021">
                <text:p>-0.376021</text:p>
              </table:table-cell>
              <table:table-cell office:value-type="float" office:value="0.121017">
                <text:p>0.121017</text:p>
              </table:table-cell>
              <table:table-cell office:value-type="float" office:value="-0.339836">
                <text:p>-0.339836</text:p>
              </table:table-cell>
              <table:table-cell office:value-type="float" office:value="0.121214">
                <text:p>0.121214</text:p>
              </table:table-cell>
              <table:table-cell office:value-type="float" office:value="-0.374869">
                <text:p>-0.374869</text:p>
              </table:table-cell>
              <table:table-cell office:value-type="float" office:value="0.0586085">
                <text:p>0.0586085</text:p>
              </table:table-cell>
              <table:table-cell office:value-type="float" office:value="-0.338178">
                <text:p>-0.338178</text:p>
              </table:table-cell>
              <table:table-cell office:value-type="float" office:value="0.0237164">
                <text:p>0.0237164</text:p>
              </table:table-cell>
              <table:table-cell office:value-type="float" office:value="-0.0187811">
                <text:p>-0.01878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11357">
                <text:p>0.0911357</text:p>
              </table:table-cell>
              <table:table-cell office:value-type="float" office:value="-0.377366">
                <text:p>-0.377366</text:p>
              </table:table-cell>
              <table:table-cell office:value-type="float" office:value="0.116547">
                <text:p>0.116547</text:p>
              </table:table-cell>
              <table:table-cell office:value-type="float" office:value="-0.342454">
                <text:p>-0.342454</text:p>
              </table:table-cell>
              <table:table-cell office:value-type="float" office:value="0.118364">
                <text:p>0.118364</text:p>
              </table:table-cell>
              <table:table-cell office:value-type="float" office:value="-0.436196">
                <text:p>-0.436196</text:p>
              </table:table-cell>
              <table:table-cell office:value-type="float" office:value="0.0560402">
                <text:p>0.0560402</text:p>
              </table:table-cell>
              <table:table-cell office:value-type="float" office:value="-0.339501">
                <text:p>-0.339501</text:p>
              </table:table-cell>
              <table:table-cell office:value-type="float" office:value="0.0220786">
                <text:p>0.0220786</text:p>
              </table:table-cell>
              <table:table-cell office:value-type="float" office:value="-0.00766122">
                <text:p>-0.007661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53388">
                <text:p>0.0853388</text:p>
              </table:table-cell>
              <table:table-cell office:value-type="float" office:value="-0.375475">
                <text:p>-0.375475</text:p>
              </table:table-cell>
              <table:table-cell office:value-type="float" office:value="0.111706">
                <text:p>0.111706</text:p>
              </table:table-cell>
              <table:table-cell office:value-type="float" office:value="-0.352363">
                <text:p>-0.352363</text:p>
              </table:table-cell>
              <table:table-cell office:value-type="float" office:value="0.117583">
                <text:p>0.117583</text:p>
              </table:table-cell>
              <table:table-cell office:value-type="float" office:value="-0.372326">
                <text:p>-0.372326</text:p>
              </table:table-cell>
              <table:table-cell office:value-type="float" office:value="0.0549562">
                <text:p>0.0549562</text:p>
              </table:table-cell>
              <table:table-cell office:value-type="float" office:value="-0.340451">
                <text:p>-0.340451</text:p>
              </table:table-cell>
              <table:table-cell office:value-type="float" office:value="0.0196661">
                <text:p>0.0196661</text:p>
              </table:table-cell>
              <table:table-cell office:value-type="float" office:value="-0.00507643">
                <text:p>-0.00507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84726">
                <text:p>0.0784726</text:p>
              </table:table-cell>
              <table:table-cell office:value-type="float" office:value="-0.372016">
                <text:p>-0.372016</text:p>
              </table:table-cell>
              <table:table-cell office:value-type="float" office:value="0.108749">
                <text:p>0.108749</text:p>
              </table:table-cell>
              <table:table-cell office:value-type="float" office:value="-0.375058">
                <text:p>-0.375058</text:p>
              </table:table-cell>
              <table:table-cell office:value-type="float" office:value="0.114162">
                <text:p>0.114162</text:p>
              </table:table-cell>
              <table:table-cell office:value-type="float" office:value="-0.380128">
                <text:p>-0.380128</text:p>
              </table:table-cell>
              <table:table-cell office:value-type="float" office:value="0.0525507">
                <text:p>0.0525507</text:p>
              </table:table-cell>
              <table:table-cell office:value-type="float" office:value="-0.343233">
                <text:p>-0.343233</text:p>
              </table:table-cell>
              <table:table-cell office:value-type="float" office:value="0.0188351">
                <text:p>0.0188351</text:p>
              </table:table-cell>
              <table:table-cell office:value-type="float" office:value="-0.00299577">
                <text:p>-0.002995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21519">
                <text:p>0.0721519</text:p>
              </table:table-cell>
              <table:table-cell office:value-type="float" office:value="-0.343449">
                <text:p>-0.343449</text:p>
              </table:table-cell>
              <table:table-cell office:value-type="float" office:value="0.105183">
                <text:p>0.105183</text:p>
              </table:table-cell>
              <table:table-cell office:value-type="float" office:value="-0.373281">
                <text:p>-0.373281</text:p>
              </table:table-cell>
              <table:table-cell office:value-type="float" office:value="0.112114">
                <text:p>0.112114</text:p>
              </table:table-cell>
              <table:table-cell office:value-type="float" office:value="-0.389121">
                <text:p>-0.389121</text:p>
              </table:table-cell>
              <table:table-cell office:value-type="float" office:value="0.0487246">
                <text:p>0.0487246</text:p>
              </table:table-cell>
              <table:table-cell office:value-type="float" office:value="-0.348524">
                <text:p>-0.348524</text:p>
              </table:table-cell>
              <table:table-cell office:value-type="float" office:value="0.017225">
                <text:p>0.017225</text:p>
              </table:table-cell>
              <table:table-cell office:value-type="float" office:value="-0.00142259">
                <text:p>-0.00142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15177">
                <text:p>0.0715177</text:p>
              </table:table-cell>
              <table:table-cell office:value-type="float" office:value="-0.367315">
                <text:p>-0.367315</text:p>
              </table:table-cell>
              <table:table-cell office:value-type="float" office:value="0.0981995">
                <text:p>0.0981995</text:p>
              </table:table-cell>
              <table:table-cell office:value-type="float" office:value="-0.413769">
                <text:p>-0.413769</text:p>
              </table:table-cell>
              <table:table-cell office:value-type="float" office:value="0.105603">
                <text:p>0.105603</text:p>
              </table:table-cell>
              <table:table-cell office:value-type="float" office:value="-0.402606">
                <text:p>-0.402606</text:p>
              </table:table-cell>
              <table:table-cell office:value-type="float" office:value="0.0461121">
                <text:p>0.0461121</text:p>
              </table:table-cell>
              <table:table-cell office:value-type="float" office:value="-0.348343">
                <text:p>-0.348343</text:p>
              </table:table-cell>
              <table:table-cell office:value-type="float" office:value="0.0147695">
                <text:p>0.0147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8819">
                <text:p>0.068819</text:p>
              </table:table-cell>
              <table:table-cell office:value-type="float" office:value="-0.356211">
                <text:p>-0.356211</text:p>
              </table:table-cell>
              <table:table-cell office:value-type="float" office:value="0.0965668">
                <text:p>0.0965668</text:p>
              </table:table-cell>
              <table:table-cell office:value-type="float" office:value="-0.384728">
                <text:p>-0.384728</text:p>
              </table:table-cell>
              <table:table-cell office:value-type="float" office:value="0.0943899">
                <text:p>0.0943899</text:p>
              </table:table-cell>
              <table:table-cell office:value-type="float" office:value="-0.442805">
                <text:p>-0.442805</text:p>
              </table:table-cell>
              <table:table-cell office:value-type="float" office:value="0.0424266">
                <text:p>0.0424266</text:p>
              </table:table-cell>
              <table:table-cell office:value-type="float" office:value="-0.346725">
                <text:p>-0.346725</text:p>
              </table:table-cell>
              <table:table-cell office:value-type="float" office:value="0.0133203">
                <text:p>0.0133203</text:p>
              </table:table-cell>
              <table:table-cell office:value-type="float" office:value="0.00403927">
                <text:p>0.004039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39626">
                <text:p>0.0639626</text:p>
              </table:table-cell>
              <table:table-cell office:value-type="float" office:value="-0.339912">
                <text:p>-0.339912</text:p>
              </table:table-cell>
              <table:table-cell office:value-type="float" office:value="0.0935969">
                <text:p>0.0935969</text:p>
              </table:table-cell>
              <table:table-cell office:value-type="float" office:value="-0.404964">
                <text:p>-0.404964</text:p>
              </table:table-cell>
              <table:table-cell office:value-type="float" office:value="0.0928204">
                <text:p>0.0928204</text:p>
              </table:table-cell>
              <table:table-cell office:value-type="float" office:value="-0.454393">
                <text:p>-0.454393</text:p>
              </table:table-cell>
              <table:table-cell office:value-type="float" office:value="0.0405894">
                <text:p>0.0405894</text:p>
              </table:table-cell>
              <table:table-cell office:value-type="float" office:value="-0.345106">
                <text:p>-0.345106</text:p>
              </table:table-cell>
              <table:table-cell office:value-type="float" office:value="0.0129353">
                <text:p>0.0129353</text:p>
              </table:table-cell>
              <table:table-cell office:value-type="float" office:value="0.00212349">
                <text:p>0.002123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40016">
                <text:p>0.0540016</text:p>
              </table:table-cell>
              <table:table-cell office:value-type="float" office:value="-0.290087">
                <text:p>-0.290087</text:p>
              </table:table-cell>
              <table:table-cell office:value-type="float" office:value="0.0877331">
                <text:p>0.0877331</text:p>
              </table:table-cell>
              <table:table-cell office:value-type="float" office:value="-0.42932">
                <text:p>-0.42932</text:p>
              </table:table-cell>
              <table:table-cell office:value-type="float" office:value="0.0890809">
                <text:p>0.0890809</text:p>
              </table:table-cell>
              <table:table-cell office:value-type="float" office:value="-0.465701">
                <text:p>-0.465701</text:p>
              </table:table-cell>
              <table:table-cell office:value-type="float" office:value="0.0383797">
                <text:p>0.0383797</text:p>
              </table:table-cell>
              <table:table-cell office:value-type="float" office:value="-0.343073">
                <text:p>-0.343073</text:p>
              </table:table-cell>
              <table:table-cell office:value-type="float" office:value="0.0118831">
                <text:p>0.0118831</text:p>
              </table:table-cell>
              <table:table-cell office:value-type="float" office:value="0.00276599">
                <text:p>0.002765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30551">
                <text:p>0.0530551</text:p>
              </table:table-cell>
              <table:table-cell office:value-type="float" office:value="-0.329371">
                <text:p>-0.329371</text:p>
              </table:table-cell>
              <table:table-cell office:value-type="float" office:value="0.0819095">
                <text:p>0.0819095</text:p>
              </table:table-cell>
              <table:table-cell office:value-type="float" office:value="-0.440698">
                <text:p>-0.440698</text:p>
              </table:table-cell>
              <table:table-cell office:value-type="float" office:value="0.0839719">
                <text:p>0.0839719</text:p>
              </table:table-cell>
              <table:table-cell office:value-type="float" office:value="-0.490597">
                <text:p>-0.490597</text:p>
              </table:table-cell>
              <table:table-cell office:value-type="float" office:value="0.0352819">
                <text:p>0.0352819</text:p>
              </table:table-cell>
              <table:table-cell office:value-type="float" office:value="-0.339524">
                <text:p>-0.339524</text:p>
              </table:table-cell>
              <table:table-cell office:value-type="float" office:value="0.0106074">
                <text:p>0.0106074</text:p>
              </table:table-cell>
              <table:table-cell office:value-type="float" office:value="0.000921472">
                <text:p>0.000921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18866">
                <text:p>0.0518866</text:p>
              </table:table-cell>
              <table:table-cell office:value-type="float" office:value="-0.301521">
                <text:p>-0.301521</text:p>
              </table:table-cell>
              <table:table-cell office:value-type="float" office:value="0.0801462">
                <text:p>0.0801462</text:p>
              </table:table-cell>
              <table:table-cell office:value-type="float" office:value="-0.470163">
                <text:p>-0.470163</text:p>
              </table:table-cell>
              <table:table-cell office:value-type="float" office:value="0.0819816">
                <text:p>0.0819816</text:p>
              </table:table-cell>
              <table:table-cell office:value-type="float" office:value="-0.485635">
                <text:p>-0.485635</text:p>
              </table:table-cell>
              <table:table-cell office:value-type="float" office:value="0.0320482">
                <text:p>0.0320482</text:p>
              </table:table-cell>
              <table:table-cell office:value-type="float" office:value="-0.321936">
                <text:p>-0.321936</text:p>
              </table:table-cell>
              <table:table-cell office:value-type="float" office:value="0.0101568">
                <text:p>0.0101568</text:p>
              </table:table-cell>
              <table:table-cell office:value-type="float" office:value="-0.0198625">
                <text:p>-0.0198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92449">
                <text:p>0.0492449</text:p>
              </table:table-cell>
              <table:table-cell office:value-type="float" office:value="-0.288428">
                <text:p>-0.288428</text:p>
              </table:table-cell>
              <table:table-cell office:value-type="float" office:value="0.07843">
                <text:p>0.07843</text:p>
              </table:table-cell>
              <table:table-cell office:value-type="float" office:value="-0.462722">
                <text:p>-0.462722</text:p>
              </table:table-cell>
              <table:table-cell office:value-type="float" office:value="0.0786656">
                <text:p>0.0786656</text:p>
              </table:table-cell>
              <table:table-cell office:value-type="float" office:value="-0.502553">
                <text:p>-0.502553</text:p>
              </table:table-cell>
              <table:table-cell office:value-type="float" office:value="0.0306782">
                <text:p>0.0306782</text:p>
              </table:table-cell>
              <table:table-cell office:value-type="float" office:value="-0.317708">
                <text:p>-0.31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61371">
                <text:p>0.0461371</text:p>
              </table:table-cell>
              <table:table-cell office:value-type="float" office:value="-0.264827">
                <text:p>-0.264827</text:p>
              </table:table-cell>
              <table:table-cell office:value-type="float" office:value="0.076374">
                <text:p>0.076374</text:p>
              </table:table-cell>
              <table:table-cell office:value-type="float" office:value="-0.470916">
                <text:p>-0.470916</text:p>
              </table:table-cell>
              <table:table-cell office:value-type="float" office:value="0.0754199">
                <text:p>0.0754199</text:p>
              </table:table-cell>
              <table:table-cell office:value-type="float" office:value="-0.512415">
                <text:p>-0.512415</text:p>
              </table:table-cell>
              <table:table-cell office:value-type="float" office:value="0.0278437">
                <text:p>0.0278437</text:p>
              </table:table-cell>
              <table:table-cell office:value-type="float" office:value="-0.286033">
                <text:p>-0.286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36465">
                <text:p>0.0436465</text:p>
              </table:table-cell>
              <table:table-cell office:value-type="float" office:value="-0.251645">
                <text:p>-0.251645</text:p>
              </table:table-cell>
              <table:table-cell office:value-type="float" office:value="0.074733">
                <text:p>0.074733</text:p>
              </table:table-cell>
              <table:table-cell office:value-type="float" office:value="-0.494711">
                <text:p>-0.494711</text:p>
              </table:table-cell>
              <table:table-cell office:value-type="float" office:value="0.0715234">
                <text:p>0.0715234</text:p>
              </table:table-cell>
              <table:table-cell office:value-type="float" office:value="-0.516306">
                <text:p>-0.516306</text:p>
              </table:table-cell>
              <table:table-cell office:value-type="float" office:value="0.025263">
                <text:p>0.025263</text:p>
              </table:table-cell>
              <table:table-cell office:value-type="float" office:value="-0.243548">
                <text:p>-0.243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12387">
                <text:p>0.0412387</text:p>
              </table:table-cell>
              <table:table-cell office:value-type="float" office:value="-0.226206">
                <text:p>-0.226206</text:p>
              </table:table-cell>
              <table:table-cell office:value-type="float" office:value="0.0723911">
                <text:p>0.0723911</text:p>
              </table:table-cell>
              <table:table-cell office:value-type="float" office:value="-0.498066">
                <text:p>-0.498066</text:p>
              </table:table-cell>
              <table:table-cell office:value-type="float" office:value="0.070261">
                <text:p>0.070261</text:p>
              </table:table-cell>
              <table:table-cell office:value-type="float" office:value="-0.530649">
                <text:p>-0.530649</text:p>
              </table:table-cell>
              <table:table-cell office:value-type="float" office:value="0.0241455">
                <text:p>0.0241455</text:p>
              </table:table-cell>
              <table:table-cell office:value-type="float" office:value="-0.213876">
                <text:p>-0.213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01389">
                <text:p>0.0401389</text:p>
              </table:table-cell>
              <table:table-cell office:value-type="float" office:value="-0.249915">
                <text:p>-0.249915</text:p>
              </table:table-cell>
              <table:table-cell office:value-type="float" office:value="0.0675073">
                <text:p>0.0675073</text:p>
              </table:table-cell>
              <table:table-cell office:value-type="float" office:value="-0.537913">
                <text:p>-0.537913</text:p>
              </table:table-cell>
              <table:table-cell office:value-type="float" office:value="0.0678068">
                <text:p>0.0678068</text:p>
              </table:table-cell>
              <table:table-cell office:value-type="float" office:value="-0.547183">
                <text:p>-0.547183</text:p>
              </table:table-cell>
              <table:table-cell office:value-type="float" office:value="0.0231657">
                <text:p>0.0231657</text:p>
              </table:table-cell>
              <table:table-cell office:value-type="float" office:value="-0.213055">
                <text:p>-0.213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938">
                <text:p>0.03938</text:p>
              </table:table-cell>
              <table:table-cell office:value-type="float" office:value="-0.22164">
                <text:p>-0.22164</text:p>
              </table:table-cell>
              <table:table-cell office:value-type="float" office:value="0.0657788">
                <text:p>0.0657788</text:p>
              </table:table-cell>
              <table:table-cell office:value-type="float" office:value="-0.493714">
                <text:p>-0.493714</text:p>
              </table:table-cell>
              <table:table-cell office:value-type="float" office:value="0.0666224">
                <text:p>0.0666224</text:p>
              </table:table-cell>
              <table:table-cell office:value-type="float" office:value="-0.545698">
                <text:p>-0.545698</text:p>
              </table:table-cell>
              <table:table-cell office:value-type="float" office:value="0.022191">
                <text:p>0.022191</text:p>
              </table:table-cell>
              <table:table-cell office:value-type="float" office:value="-0.149015">
                <text:p>-0.14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55333">
                <text:p>0.0355333</text:p>
              </table:table-cell>
              <table:table-cell office:value-type="float" office:value="-0.196574">
                <text:p>-0.196574</text:p>
              </table:table-cell>
              <table:table-cell office:value-type="float" office:value="0.0650447">
                <text:p>0.0650447</text:p>
              </table:table-cell>
              <table:table-cell office:value-type="float" office:value="-0.538634">
                <text:p>-0.538634</text:p>
              </table:table-cell>
              <table:table-cell office:value-type="float" office:value="0.0642797">
                <text:p>0.0642797</text:p>
              </table:table-cell>
              <table:table-cell office:value-type="float" office:value="-0.54975">
                <text:p>-0.54975</text:p>
              </table:table-cell>
              <table:table-cell office:value-type="float" office:value="0.0216971">
                <text:p>0.0216971</text:p>
              </table:table-cell>
              <table:table-cell office:value-type="float" office:value="-0.172127">
                <text:p>-0.172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42389">
                <text:p>0.0342389</text:p>
              </table:table-cell>
              <table:table-cell office:value-type="float" office:value="-0.182842">
                <text:p>-0.182842</text:p>
              </table:table-cell>
              <table:table-cell office:value-type="float" office:value="0.063011">
                <text:p>0.063011</text:p>
              </table:table-cell>
              <table:table-cell office:value-type="float" office:value="-0.548327">
                <text:p>-0.548327</text:p>
              </table:table-cell>
              <table:table-cell office:value-type="float" office:value="0.060218">
                <text:p>0.060218</text:p>
              </table:table-cell>
              <table:table-cell office:value-type="float" office:value="-0.554259">
                <text:p>-0.554259</text:p>
              </table:table-cell>
              <table:table-cell office:value-type="float" office:value="0.0201216">
                <text:p>0.0201216</text:p>
              </table:table-cell>
              <table:table-cell office:value-type="float" office:value="-0.13889">
                <text:p>-0.1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29543">
                <text:p>0.0329543</text:p>
              </table:table-cell>
              <table:table-cell office:value-type="float" office:value="-0.174942">
                <text:p>-0.174942</text:p>
              </table:table-cell>
              <table:table-cell office:value-type="float" office:value="0.0581579">
                <text:p>0.0581579</text:p>
              </table:table-cell>
              <table:table-cell office:value-type="float" office:value="-0.571964">
                <text:p>-0.571964</text:p>
              </table:table-cell>
              <table:table-cell office:value-type="float" office:value="0.0580004">
                <text:p>0.0580004</text:p>
              </table:table-cell>
              <table:table-cell office:value-type="float" office:value="-0.556188">
                <text:p>-0.556188</text:p>
              </table:table-cell>
              <table:table-cell office:value-type="float" office:value="0.0174507">
                <text:p>0.0174507</text:p>
              </table:table-cell>
              <table:table-cell office:value-type="float" office:value="-0.0723323">
                <text:p>-0.0723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09054">
                <text:p>0.0309054</text:p>
              </table:table-cell>
              <table:table-cell office:value-type="float" office:value="-0.161014">
                <text:p>-0.161014</text:p>
              </table:table-cell>
              <table:table-cell office:value-type="float" office:value="0.0545443">
                <text:p>0.0545443</text:p>
              </table:table-cell>
              <table:table-cell office:value-type="float" office:value="-0.586263">
                <text:p>-0.586263</text:p>
              </table:table-cell>
              <table:table-cell office:value-type="float" office:value="0.0564525">
                <text:p>0.0564525</text:p>
              </table:table-cell>
              <table:table-cell office:value-type="float" office:value="-0.557461">
                <text:p>-0.557461</text:p>
              </table:table-cell>
              <table:table-cell office:value-type="float" office:value="0.0169414">
                <text:p>0.0169414</text:p>
              </table:table-cell>
              <table:table-cell office:value-type="float" office:value="-0.10704">
                <text:p>-0.1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86746">
                <text:p>0.0286746</text:p>
              </table:table-cell>
              <table:table-cell office:value-type="float" office:value="-0.142424">
                <text:p>-0.142424</text:p>
              </table:table-cell>
              <table:table-cell office:value-type="float" office:value="0.0530802">
                <text:p>0.0530802</text:p>
              </table:table-cell>
              <table:table-cell office:value-type="float" office:value="-0.590308">
                <text:p>-0.590308</text:p>
              </table:table-cell>
              <table:table-cell office:value-type="float" office:value="0.0538038">
                <text:p>0.0538038</text:p>
              </table:table-cell>
              <table:table-cell office:value-type="float" office:value="-0.551658">
                <text:p>-0.551658</text:p>
              </table:table-cell>
              <table:table-cell office:value-type="float" office:value="0.0165613">
                <text:p>0.0165613</text:p>
              </table:table-cell>
              <table:table-cell office:value-type="float" office:value="-0.0738873">
                <text:p>-0.0738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71107">
                <text:p>0.0271107</text:p>
              </table:table-cell>
              <table:table-cell office:value-type="float" office:value="-0.133525">
                <text:p>-0.133525</text:p>
              </table:table-cell>
              <table:table-cell office:value-type="float" office:value="0.0511561">
                <text:p>0.0511561</text:p>
              </table:table-cell>
              <table:table-cell office:value-type="float" office:value="-0.597021">
                <text:p>-0.597021</text:p>
              </table:table-cell>
              <table:table-cell office:value-type="float" office:value="0.0522451">
                <text:p>0.0522451</text:p>
              </table:table-cell>
              <table:table-cell office:value-type="float" office:value="-0.55534">
                <text:p>-0.55534</text:p>
              </table:table-cell>
              <table:table-cell office:value-type="float" office:value="0.0158771">
                <text:p>0.0158771</text:p>
              </table:table-cell>
              <table:table-cell office:value-type="float" office:value="-0.0633874">
                <text:p>-0.0633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56401">
                <text:p>0.0256401</text:p>
              </table:table-cell>
              <table:table-cell office:value-type="float" office:value="-0.105393">
                <text:p>-0.105393</text:p>
              </table:table-cell>
              <table:table-cell office:value-type="float" office:value="0.0487563">
                <text:p>0.0487563</text:p>
              </table:table-cell>
              <table:table-cell office:value-type="float" office:value="-0.636111">
                <text:p>-0.636111</text:p>
              </table:table-cell>
              <table:table-cell office:value-type="float" office:value="0.0458739">
                <text:p>0.0458739</text:p>
              </table:table-cell>
              <table:table-cell office:value-type="float" office:value="-0.555453">
                <text:p>-0.555453</text:p>
              </table:table-cell>
              <table:table-cell office:value-type="float" office:value="0.0147347">
                <text:p>0.0147347</text:p>
              </table:table-cell>
              <table:table-cell office:value-type="float" office:value="-0.0372883">
                <text:p>-0.037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42242">
                <text:p>0.0242242</text:p>
              </table:table-cell>
              <table:table-cell office:value-type="float" office:value="-0.0890729">
                <text:p>-0.0890729</text:p>
              </table:table-cell>
              <table:table-cell office:value-type="float" office:value="0.0484424">
                <text:p>0.0484424</text:p>
              </table:table-cell>
              <table:table-cell office:value-type="float" office:value="-0.611239">
                <text:p>-0.611239</text:p>
              </table:table-cell>
              <table:table-cell office:value-type="float" office:value="0.045323">
                <text:p>0.045323</text:p>
              </table:table-cell>
              <table:table-cell office:value-type="float" office:value="-0.553917">
                <text:p>-0.553917</text:p>
              </table:table-cell>
              <table:table-cell office:value-type="float" office:value="0.0139546">
                <text:p>0.0139546</text:p>
              </table:table-cell>
              <table:table-cell office:value-type="float" office:value="-0.0239353">
                <text:p>-0.0239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1223">
                <text:p>0.021223</text:p>
              </table:table-cell>
              <table:table-cell office:value-type="float" office:value="-0.0530193">
                <text:p>-0.0530193</text:p>
              </table:table-cell>
              <table:table-cell office:value-type="float" office:value="0.0476869">
                <text:p>0.0476869</text:p>
              </table:table-cell>
              <table:table-cell office:value-type="float" office:value="-0.589229">
                <text:p>-0.589229</text:p>
              </table:table-cell>
              <table:table-cell office:value-type="float" office:value="0.0439765">
                <text:p>0.0439765</text:p>
              </table:table-cell>
              <table:table-cell office:value-type="float" office:value="-0.554932">
                <text:p>-0.554932</text:p>
              </table:table-cell>
              <table:table-cell office:value-type="float" office:value="0.0130795">
                <text:p>0.0130795</text:p>
              </table:table-cell>
              <table:table-cell office:value-type="float" office:value="-0.0119895">
                <text:p>-0.0119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04828">
                <text:p>0.0204828</text:p>
              </table:table-cell>
              <table:table-cell office:value-type="float" office:value="-0.0507675">
                <text:p>-0.0507675</text:p>
              </table:table-cell>
              <table:table-cell office:value-type="float" office:value="0.0471733">
                <text:p>0.0471733</text:p>
              </table:table-cell>
              <table:table-cell office:value-type="float" office:value="-0.608755">
                <text:p>-0.608755</text:p>
              </table:table-cell>
              <table:table-cell office:value-type="float" office:value="0.0424334">
                <text:p>0.0424334</text:p>
              </table:table-cell>
              <table:table-cell office:value-type="float" office:value="-0.551296">
                <text:p>-0.551296</text:p>
              </table:table-cell>
              <table:table-cell office:value-type="float" office:value="0.0128038">
                <text:p>0.0128038</text:p>
              </table:table-cell>
              <table:table-cell office:value-type="float" office:value="-0.00522596">
                <text:p>-0.00522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84996">
                <text:p>0.0184996</text:p>
              </table:table-cell>
              <table:table-cell office:value-type="float" office:value="-0.031473">
                <text:p>-0.031473</text:p>
              </table:table-cell>
              <table:table-cell office:value-type="float" office:value="0.0454644">
                <text:p>0.0454644</text:p>
              </table:table-cell>
              <table:table-cell office:value-type="float" office:value="-0.61408">
                <text:p>-0.61408</text:p>
              </table:table-cell>
              <table:table-cell office:value-type="float" office:value="0.0383587">
                <text:p>0.0383587</text:p>
              </table:table-cell>
              <table:table-cell office:value-type="float" office:value="-0.521651">
                <text:p>-0.521651</text:p>
              </table:table-cell>
              <table:table-cell office:value-type="float" office:value="0.0116339">
                <text:p>0.0116339</text:p>
              </table:table-cell>
              <table:table-cell office:value-type="float" office:value="-0.00282937">
                <text:p>-0.0028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78238">
                <text:p>0.0178238</text:p>
              </table:table-cell>
              <table:table-cell office:value-type="float" office:value="-0.023905">
                <text:p>-0.023905</text:p>
              </table:table-cell>
              <table:table-cell office:value-type="float" office:value="0.0426417">
                <text:p>0.0426417</text:p>
              </table:table-cell>
              <table:table-cell office:value-type="float" office:value="-0.61929">
                <text:p>-0.61929</text:p>
              </table:table-cell>
              <table:table-cell office:value-type="float" office:value="0.0365818">
                <text:p>0.0365818</text:p>
              </table:table-cell>
              <table:table-cell office:value-type="float" office:value="-0.517065">
                <text:p>-0.517065</text:p>
              </table:table-cell>
              <table:table-cell office:value-type="float" office:value="0.0111186">
                <text:p>0.0111186</text:p>
              </table:table-cell>
              <table:table-cell office:value-type="float" office:value="0.000420909">
                <text:p>0.00042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70706">
                <text:p>0.0170706</text:p>
              </table:table-cell>
              <table:table-cell office:value-type="float" office:value="-0.0243103">
                <text:p>-0.0243103</text:p>
              </table:table-cell>
              <table:table-cell office:value-type="float" office:value="0.0399885">
                <text:p>0.0399885</text:p>
              </table:table-cell>
              <table:table-cell office:value-type="float" office:value="-0.618545">
                <text:p>-0.618545</text:p>
              </table:table-cell>
              <table:table-cell office:value-type="float" office:value="0.0351168">
                <text:p>0.0351168</text:p>
              </table:table-cell>
              <table:table-cell office:value-type="float" office:value="-0.484133">
                <text:p>-0.484133</text:p>
              </table:table-cell>
              <table:table-cell office:value-type="float" office:value="0.0104219">
                <text:p>0.0104219</text:p>
              </table:table-cell>
              <table:table-cell office:value-type="float" office:value="0.00140971">
                <text:p>0.0014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62151">
                <text:p>0.0162151</text:p>
              </table:table-cell>
              <table:table-cell office:value-type="float" office:value="-0.0174869">
                <text:p>-0.0174869</text:p>
              </table:table-cell>
              <table:table-cell office:value-type="float" office:value="0.038921">
                <text:p>0.038921</text:p>
              </table:table-cell>
              <table:table-cell office:value-type="float" office:value="-0.622358">
                <text:p>-0.622358</text:p>
              </table:table-cell>
              <table:table-cell office:value-type="float" office:value="0.0341147">
                <text:p>0.0341147</text:p>
              </table:table-cell>
              <table:table-cell office:value-type="float" office:value="-0.496649">
                <text:p>-0.496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51765">
                <text:p>0.0151765</text:p>
              </table:table-cell>
              <table:table-cell office:value-type="float" office:value="-0.0120098">
                <text:p>-0.0120098</text:p>
              </table:table-cell>
              <table:table-cell office:value-type="float" office:value="0.037506">
                <text:p>0.037506</text:p>
              </table:table-cell>
              <table:table-cell office:value-type="float" office:value="-0.618643">
                <text:p>-0.618643</text:p>
              </table:table-cell>
              <table:table-cell office:value-type="float" office:value="0.0331103">
                <text:p>0.0331103</text:p>
              </table:table-cell>
              <table:table-cell office:value-type="float" office:value="-0.408273">
                <text:p>-0.408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38631">
                <text:p>0.0138631</text:p>
              </table:table-cell>
              <table:table-cell office:value-type="float" office:value="-0.00677669">
                <text:p>-0.00677669</text:p>
              </table:table-cell>
              <table:table-cell office:value-type="float" office:value="0.0355413">
                <text:p>0.0355413</text:p>
              </table:table-cell>
              <table:table-cell office:value-type="float" office:value="-0.612122">
                <text:p>-0.612122</text:p>
              </table:table-cell>
              <table:table-cell office:value-type="float" office:value="0.0327069">
                <text:p>0.0327069</text:p>
              </table:table-cell>
              <table:table-cell office:value-type="float" office:value="-0.486341">
                <text:p>-0.486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9827">
                <text:p>0.0129827</text:p>
              </table:table-cell>
              <table:table-cell office:value-type="float" office:value="-0.00467587">
                <text:p>-0.00467587</text:p>
              </table:table-cell>
              <table:table-cell office:value-type="float" office:value="0.0347792">
                <text:p>0.0347792</text:p>
              </table:table-cell>
              <table:table-cell office:value-type="float" office:value="-0.546624">
                <text:p>-0.546624</text:p>
              </table:table-cell>
              <table:table-cell office:value-type="float" office:value="0.0318891">
                <text:p>0.0318891</text:p>
              </table:table-cell>
              <table:table-cell office:value-type="float" office:value="-0.459924">
                <text:p>-0.459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275">
                <text:p>0.012275</text:p>
              </table:table-cell>
              <table:table-cell office:value-type="float" office:value="-0.00444754">
                <text:p>-0.00444754</text:p>
              </table:table-cell>
              <table:table-cell office:value-type="float" office:value="0.0343655">
                <text:p>0.0343655</text:p>
              </table:table-cell>
              <table:table-cell office:value-type="float" office:value="-0.636786">
                <text:p>-0.636786</text:p>
              </table:table-cell>
              <table:table-cell office:value-type="float" office:value="0.02955">
                <text:p>0.02955</text:p>
              </table:table-cell>
              <table:table-cell office:value-type="float" office:value="-0.416592">
                <text:p>-0.416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7109">
                <text:p>0.0117109</text:p>
              </table:table-cell>
              <table:table-cell office:value-type="float" office:value="-0.00309449">
                <text:p>-0.00309449</text:p>
              </table:table-cell>
              <table:table-cell office:value-type="float" office:value="0.0338701">
                <text:p>0.0338701</text:p>
              </table:table-cell>
              <table:table-cell office:value-type="float" office:value="-0.600663">
                <text:p>-0.600663</text:p>
              </table:table-cell>
              <table:table-cell office:value-type="float" office:value="0.0283789">
                <text:p>0.0283789</text:p>
              </table:table-cell>
              <table:table-cell office:value-type="float" office:value="-0.42295">
                <text:p>-0.4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2846">
                <text:p>0.0112846</text:p>
              </table:table-cell>
              <table:table-cell office:value-type="float" office:value="-0.00348319">
                <text:p>-0.00348319</text:p>
              </table:table-cell>
              <table:table-cell office:value-type="float" office:value="0.0329892">
                <text:p>0.0329892</text:p>
              </table:table-cell>
              <table:table-cell office:value-type="float" office:value="-0.563272">
                <text:p>-0.563272</text:p>
              </table:table-cell>
              <table:table-cell office:value-type="float" office:value="0.0275436">
                <text:p>0.0275436</text:p>
              </table:table-cell>
              <table:table-cell office:value-type="float" office:value="-0.384683">
                <text:p>-0.384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7721">
                <text:p>0.0107721</text:p>
              </table:table-cell>
              <table:table-cell office:value-type="float" office:value="-0.00129003">
                <text:p>-0.00129003</text:p>
              </table:table-cell>
              <table:table-cell office:value-type="float" office:value="0.0321146">
                <text:p>0.0321146</text:p>
              </table:table-cell>
              <table:table-cell office:value-type="float" office:value="-0.580927">
                <text:p>-0.580927</text:p>
              </table:table-cell>
              <table:table-cell office:value-type="float" office:value="0.0261148">
                <text:p>0.0261148</text:p>
              </table:table-cell>
              <table:table-cell office:value-type="float" office:value="-0.351317">
                <text:p>-0.35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2528">
                <text:p>0.0312528</text:p>
              </table:table-cell>
              <table:table-cell office:value-type="float" office:value="-0.558822">
                <text:p>-0.558822</text:p>
              </table:table-cell>
              <table:table-cell office:value-type="float" office:value="0.0239642">
                <text:p>0.0239642</text:p>
              </table:table-cell>
              <table:table-cell office:value-type="float" office:value="-0.306153">
                <text:p>-0.306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0013">
                <text:p>0.0290013</text:p>
              </table:table-cell>
              <table:table-cell office:value-type="float" office:value="-0.52136">
                <text:p>-0.52136</text:p>
              </table:table-cell>
              <table:table-cell office:value-type="float" office:value="0.0236084">
                <text:p>0.0236084</text:p>
              </table:table-cell>
              <table:table-cell office:value-type="float" office:value="-0.270821">
                <text:p>-0.270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9428">
                <text:p>0.0279428</text:p>
              </table:table-cell>
              <table:table-cell office:value-type="float" office:value="-0.517898">
                <text:p>-0.517898</text:p>
              </table:table-cell>
              <table:table-cell office:value-type="float" office:value="0.022653">
                <text:p>0.022653</text:p>
              </table:table-cell>
              <table:table-cell office:value-type="float" office:value="0.494159">
                <text:p>0.494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1977">
                <text:p>0.0271977</text:p>
              </table:table-cell>
              <table:table-cell office:value-type="float" office:value="-0.500749">
                <text:p>-0.500749</text:p>
              </table:table-cell>
              <table:table-cell office:value-type="float" office:value="0.0225256">
                <text:p>0.0225256</text:p>
              </table:table-cell>
              <table:table-cell office:value-type="float" office:value="-0.236381">
                <text:p>-0.236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318">
                <text:p>0.0266318</text:p>
              </table:table-cell>
              <table:table-cell office:value-type="float" office:value="-0.400465">
                <text:p>-0.400465</text:p>
              </table:table-cell>
              <table:table-cell office:value-type="float" office:value="0.0206104">
                <text:p>0.0206104</text:p>
              </table:table-cell>
              <table:table-cell office:value-type="float" office:value="-0.185746">
                <text:p>-0.18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4954">
                <text:p>0.0264954</text:p>
              </table:table-cell>
              <table:table-cell office:value-type="float" office:value="-0.510394">
                <text:p>-0.510394</text:p>
              </table:table-cell>
              <table:table-cell office:value-type="float" office:value="0.0186222">
                <text:p>0.0186222</text:p>
              </table:table-cell>
              <table:table-cell office:value-type="float" office:value="-0.132999">
                <text:p>-0.13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0738">
                <text:p>0.0260738</text:p>
              </table:table-cell>
              <table:table-cell office:value-type="float" office:value="-0.479559">
                <text:p>-0.479559</text:p>
              </table:table-cell>
              <table:table-cell office:value-type="float" office:value="0.0180712">
                <text:p>0.0180712</text:p>
              </table:table-cell>
              <table:table-cell office:value-type="float" office:value="-0.123427">
                <text:p>-0.12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6527">
                <text:p>0.0236527</text:p>
              </table:table-cell>
              <table:table-cell office:value-type="float" office:value="-0.425586">
                <text:p>-0.425586</text:p>
              </table:table-cell>
              <table:table-cell office:value-type="float" office:value="0.0171485">
                <text:p>0.0171485</text:p>
              </table:table-cell>
              <table:table-cell office:value-type="float" office:value="-0.0997777">
                <text:p>-0.099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E2:Sheet1.E95 Sheet1.G1:Sheet1.G95 Sheet1.AZ2:Sheet1.AZ100 Sheet1.AK2:Sheet1.AK89 Sheet1.BO2:Sheet1.BO89 Sheet1.V2:Sheet1.V89" chart:data-source-has-labels="row" svg:x="0.77cm" svg:y="0.855cm" svg:width="12.062cm" svg:height="7.545cm">
          <chartooo:coordinate-region svg:x="1.603cm" svg:y="1.055cm" svg:width="10.989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95" chart:label-cell-address="Sheet1.G1:Sheet1.G1" chart:class="chart:scatter">
            <chart:domain table:cell-range-address="Sheet1.E2:Sheet1.E95"/>
            <chart:data-point chart:repeated="94"/>
          </chart:series>
          <chart:series chart:style-name="ch7" chart:values-cell-range-address="Sheet1.AZ2:Sheet1.AZ100" chart:class="chart:scatter">
            <chart:domain table:cell-range-address="Sheet1.AX2:Sheet1.AX100"/>
            <chart:data-point chart:repeated="99"/>
          </chart:series>
          <chart:series chart:style-name="ch8" chart:values-cell-range-address="Sheet1.AK2:Sheet1.AK89" chart:class="chart:scatter">
            <chart:domain table:cell-range-address="Sheet1.AI2:Sheet1.AI89"/>
            <chart:data-point chart:repeated="88"/>
          </chart:series>
          <chart:series chart:style-name="ch9" chart:values-cell-range-address="Sheet1.BO2:Sheet1.BO89" chart:class="chart:scatter">
            <chart:domain table:cell-range-address="Sheet1.BM2:Sheet1.BM89"/>
            <chart:data-point chart:repeated="88"/>
          </chart:series>
          <chart:series chart:style-name="ch10" chart:values-cell-range-address="Sheet1.V2:Sheet1.V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y</text:p>
                <draw:g>
                  <svg:desc>Sheet1.G1:Sheet1.G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Z</text:p>
              </table:table-cell>
              <table:table-cell office:value-type="string">
                <text:p>Column AI</text:p>
              </table:table-cell>
              <table:table-cell office:value-type="string">
                <text:p>Column AK</text:p>
              </table:table-cell>
              <table:table-cell office:value-type="string">
                <text:p>Column BM</text:p>
              </table:table-cell>
              <table:table-cell office:value-type="string">
                <text:p>Column BO</text:p>
              </table:table-cell>
              <table:table-cell office:value-type="string">
                <text:p>Column T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95</svg:desc>
                </draw:g>
              </table:table-cell>
              <table:table-cell office:value-type="float" office:value="0.000597973">
                <text:p>0.000597973</text:p>
                <draw:g>
                  <svg:desc>Sheet1.G2:Sheet1.G95</svg:desc>
                </draw:g>
              </table:table-cell>
              <table:table-cell office:value-type="float" office:value="1">
                <text:p>1</text:p>
                <draw:g>
                  <svg:desc>Sheet1.AX2:Sheet1.AX100</svg:desc>
                </draw:g>
              </table:table-cell>
              <table:table-cell office:value-type="float" office:value="-0.000548228">
                <text:p>-0.000548228</text:p>
                <draw:g>
                  <svg:desc>Sheet1.AZ2:Sheet1.AZ100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0.00208028">
                <text:p>0.00208028</text:p>
                <draw:g>
                  <svg:desc>Sheet1.AK2:Sheet1.AK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0.0121942">
                <text:p>0.0121942</text:p>
                <draw:g>
                  <svg:desc>Sheet1.BO2:Sheet1.BO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-0.00355449">
                <text:p>-0.00355449</text:p>
                <draw:g>
                  <svg:desc>Sheet1.V2:Sheet1.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3342">
                <text:p>0.953342</text:p>
              </table:table-cell>
              <table:table-cell office:value-type="float" office:value="-0.00231765">
                <text:p>-0.00231765</text:p>
              </table:table-cell>
              <table:table-cell office:value-type="float" office:value="0.939016">
                <text:p>0.939016</text:p>
              </table:table-cell>
              <table:table-cell office:value-type="float" office:value="-0.00195258">
                <text:p>-0.00195258</text:p>
              </table:table-cell>
              <table:table-cell office:value-type="float" office:value="0.942216">
                <text:p>0.942216</text:p>
              </table:table-cell>
              <table:table-cell office:value-type="float" office:value="0.00284318">
                <text:p>0.00284318</text:p>
              </table:table-cell>
              <table:table-cell office:value-type="float" office:value="0.937582">
                <text:p>0.937582</text:p>
              </table:table-cell>
              <table:table-cell office:value-type="float" office:value="0.0158209">
                <text:p>0.0158209</text:p>
              </table:table-cell>
              <table:table-cell office:value-type="float" office:value="0.975541">
                <text:p>0.975541</text:p>
              </table:table-cell>
              <table:table-cell office:value-type="float" office:value="0.155801">
                <text:p>0.155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8484">
                <text:p>0.928484</text:p>
              </table:table-cell>
              <table:table-cell office:value-type="float" office:value="NaN">
                <text:p>NaN</text:p>
              </table:table-cell>
              <table:table-cell office:value-type="float" office:value="0.899226">
                <text:p>0.899226</text:p>
              </table:table-cell>
              <table:table-cell office:value-type="float" office:value="-0.00249833">
                <text:p>-0.00249833</text:p>
              </table:table-cell>
              <table:table-cell office:value-type="float" office:value="0.793084">
                <text:p>0.793084</text:p>
              </table:table-cell>
              <table:table-cell office:value-type="float" office:value="0.014579">
                <text:p>0.014579</text:p>
              </table:table-cell>
              <table:table-cell office:value-type="float" office:value="0.877982">
                <text:p>0.877982</text:p>
              </table:table-cell>
              <table:table-cell office:value-type="float" office:value="0.0247247">
                <text:p>0.0247247</text:p>
              </table:table-cell>
              <table:table-cell office:value-type="float" office:value="0.971315">
                <text:p>0.971315</text:p>
              </table:table-cell>
              <table:table-cell office:value-type="float" office:value="-0.000155446">
                <text:p>-0.000155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9169">
                <text:p>0.899169</text:p>
              </table:table-cell>
              <table:table-cell office:value-type="float" office:value="-0.000167022">
                <text:p>-0.000167022</text:p>
              </table:table-cell>
              <table:table-cell office:value-type="float" office:value="0.875848">
                <text:p>0.875848</text:p>
              </table:table-cell>
              <table:table-cell office:value-type="float" office:value="-0.00660066">
                <text:p>-0.00660066</text:p>
              </table:table-cell>
              <table:table-cell office:value-type="float" office:value="0.783902">
                <text:p>0.783902</text:p>
              </table:table-cell>
              <table:table-cell office:value-type="float" office:value="-0.0172979">
                <text:p>-0.0172979</text:p>
              </table:table-cell>
              <table:table-cell office:value-type="float" office:value="0.81441">
                <text:p>0.81441</text:p>
              </table:table-cell>
              <table:table-cell office:value-type="float" office:value="0.017483">
                <text:p>0.017483</text:p>
              </table:table-cell>
              <table:table-cell office:value-type="float" office:value="0.891021">
                <text:p>0.891021</text:p>
              </table:table-cell>
              <table:table-cell office:value-type="float" office:value="0.00229213">
                <text:p>0.00229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6446">
                <text:p>0.746446</text:p>
              </table:table-cell>
              <table:table-cell office:value-type="float" office:value="0.016138">
                <text:p>0.016138</text:p>
              </table:table-cell>
              <table:table-cell office:value-type="float" office:value="0.857514">
                <text:p>0.857514</text:p>
              </table:table-cell>
              <table:table-cell office:value-type="float" office:value="-0.0145198">
                <text:p>-0.0145198</text:p>
              </table:table-cell>
              <table:table-cell office:value-type="float" office:value="0.765455">
                <text:p>0.765455</text:p>
              </table:table-cell>
              <table:table-cell office:value-type="float" office:value="-0.00555599">
                <text:p>-0.00555599</text:p>
              </table:table-cell>
              <table:table-cell office:value-type="float" office:value="0.797741">
                <text:p>0.797741</text:p>
              </table:table-cell>
              <table:table-cell office:value-type="float" office:value="0.0281365">
                <text:p>0.0281365</text:p>
              </table:table-cell>
              <table:table-cell office:value-type="float" office:value="0.772188">
                <text:p>0.772188</text:p>
              </table:table-cell>
              <table:table-cell office:value-type="float" office:value="0.00310524">
                <text:p>0.00310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1073">
                <text:p>0.741073</text:p>
              </table:table-cell>
              <table:table-cell office:value-type="float" office:value="0.00113859">
                <text:p>0.00113859</text:p>
              </table:table-cell>
              <table:table-cell office:value-type="float" office:value="0.843084">
                <text:p>0.843084</text:p>
              </table:table-cell>
              <table:table-cell office:value-type="float" office:value="-0.0022353">
                <text:p>-0.0022353</text:p>
              </table:table-cell>
              <table:table-cell office:value-type="float" office:value="0.709265">
                <text:p>0.709265</text:p>
              </table:table-cell>
              <table:table-cell office:value-type="float" office:value="-0.00510496">
                <text:p>-0.00510496</text:p>
              </table:table-cell>
              <table:table-cell office:value-type="float" office:value="0.739156">
                <text:p>0.739156</text:p>
              </table:table-cell>
              <table:table-cell office:value-type="float" office:value="0.0286584">
                <text:p>0.0286584</text:p>
              </table:table-cell>
              <table:table-cell office:value-type="float" office:value="0.695995">
                <text:p>0.695995</text:p>
              </table:table-cell>
              <table:table-cell office:value-type="float" office:value="0.00324573">
                <text:p>0.00324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08639">
                <text:p>0.708639</text:p>
              </table:table-cell>
              <table:table-cell office:value-type="float" office:value="0.00474749">
                <text:p>0.00474749</text:p>
              </table:table-cell>
              <table:table-cell office:value-type="float" office:value="0.830118">
                <text:p>0.830118</text:p>
              </table:table-cell>
              <table:table-cell office:value-type="float" office:value="-0.005922">
                <text:p>-0.005922</text:p>
              </table:table-cell>
              <table:table-cell office:value-type="float" office:value="0.684463">
                <text:p>0.684463</text:p>
              </table:table-cell>
              <table:table-cell office:value-type="float" office:value="-0.00292533">
                <text:p>-0.00292533</text:p>
              </table:table-cell>
              <table:table-cell office:value-type="float" office:value="0.69292">
                <text:p>0.69292</text:p>
              </table:table-cell>
              <table:table-cell office:value-type="float" office:value="0.0323924">
                <text:p>0.0323924</text:p>
              </table:table-cell>
              <table:table-cell office:value-type="float" office:value="0.658784">
                <text:p>0.658784</text:p>
              </table:table-cell>
              <table:table-cell office:value-type="float" office:value="0.00367728">
                <text:p>0.00367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9065">
                <text:p>0.689065</text:p>
              </table:table-cell>
              <table:table-cell office:value-type="float" office:value="0.00305048">
                <text:p>0.00305048</text:p>
              </table:table-cell>
              <table:table-cell office:value-type="float" office:value="0.799061">
                <text:p>0.799061</text:p>
              </table:table-cell>
              <table:table-cell office:value-type="float" office:value="-0.00746289">
                <text:p>-0.00746289</text:p>
              </table:table-cell>
              <table:table-cell office:value-type="float" office:value="0.644829">
                <text:p>0.644829</text:p>
              </table:table-cell>
              <table:table-cell office:value-type="float" office:value="0.00255584">
                <text:p>0.00255584</text:p>
              </table:table-cell>
              <table:table-cell office:value-type="float" office:value="0.656219">
                <text:p>0.656219</text:p>
              </table:table-cell>
              <table:table-cell office:value-type="float" office:value="0.0444665">
                <text:p>0.0444665</text:p>
              </table:table-cell>
              <table:table-cell office:value-type="float" office:value="0.612199">
                <text:p>0.612199</text:p>
              </table:table-cell>
              <table:table-cell office:value-type="float" office:value="0.0038768">
                <text:p>0.0038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7474">
                <text:p>0.657474</text:p>
              </table:table-cell>
              <table:table-cell office:value-type="float" office:value="0.0170579">
                <text:p>0.0170579</text:p>
              </table:table-cell>
              <table:table-cell office:value-type="float" office:value="0.486384">
                <text:p>0.486384</text:p>
              </table:table-cell>
              <table:table-cell office:value-type="float" office:value="0.119736">
                <text:p>0.119736</text:p>
              </table:table-cell>
              <table:table-cell office:value-type="float" office:value="0.576404">
                <text:p>0.576404</text:p>
              </table:table-cell>
              <table:table-cell office:value-type="float" office:value="0.0254896">
                <text:p>0.0254896</text:p>
              </table:table-cell>
              <table:table-cell office:value-type="float" office:value="0.608811">
                <text:p>0.608811</text:p>
              </table:table-cell>
              <table:table-cell office:value-type="float" office:value="0.0575846">
                <text:p>0.0575846</text:p>
              </table:table-cell>
              <table:table-cell office:value-type="float" office:value="0.57372">
                <text:p>0.57372</text:p>
              </table:table-cell>
              <table:table-cell office:value-type="float" office:value="0.00514363">
                <text:p>0.00514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5836">
                <text:p>0.615836</text:p>
              </table:table-cell>
              <table:table-cell office:value-type="float" office:value="0.0426892">
                <text:p>0.0426892</text:p>
              </table:table-cell>
              <table:table-cell office:value-type="float" office:value="0.475748">
                <text:p>0.475748</text:p>
              </table:table-cell>
              <table:table-cell office:value-type="float" office:value="0.109349">
                <text:p>0.109349</text:p>
              </table:table-cell>
              <table:table-cell office:value-type="float" office:value="0.569319">
                <text:p>0.569319</text:p>
              </table:table-cell>
              <table:table-cell office:value-type="float" office:value="0.0251479">
                <text:p>0.0251479</text:p>
              </table:table-cell>
              <table:table-cell office:value-type="float" office:value="0.576386">
                <text:p>0.576386</text:p>
              </table:table-cell>
              <table:table-cell office:value-type="float" office:value="0.0787246">
                <text:p>0.0787246</text:p>
              </table:table-cell>
              <table:table-cell office:value-type="float" office:value="0.529586">
                <text:p>0.529586</text:p>
              </table:table-cell>
              <table:table-cell office:value-type="float" office:value="0.0083492">
                <text:p>0.0083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76">
                <text:p>0.5876</text:p>
              </table:table-cell>
              <table:table-cell office:value-type="float" office:value="0.06182">
                <text:p>0.06182</text:p>
              </table:table-cell>
              <table:table-cell office:value-type="float" office:value="0.432279">
                <text:p>0.432279</text:p>
              </table:table-cell>
              <table:table-cell office:value-type="float" office:value="0.115941">
                <text:p>0.115941</text:p>
              </table:table-cell>
              <table:table-cell office:value-type="float" office:value="0.556195">
                <text:p>0.556195</text:p>
              </table:table-cell>
              <table:table-cell office:value-type="float" office:value="0.0266056">
                <text:p>0.0266056</text:p>
              </table:table-cell>
              <table:table-cell office:value-type="float" office:value="0.546581">
                <text:p>0.546581</text:p>
              </table:table-cell>
              <table:table-cell office:value-type="float" office:value="0.0898592">
                <text:p>0.0898592</text:p>
              </table:table-cell>
              <table:table-cell office:value-type="float" office:value="0.421297">
                <text:p>0.421297</text:p>
              </table:table-cell>
              <table:table-cell office:value-type="float" office:value="0.0520387">
                <text:p>0.0520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0481">
                <text:p>0.560481</text:p>
              </table:table-cell>
              <table:table-cell office:value-type="float" office:value="0.0692011">
                <text:p>0.0692011</text:p>
              </table:table-cell>
              <table:table-cell office:value-type="float" office:value="0.4117">
                <text:p>0.4117</text:p>
              </table:table-cell>
              <table:table-cell office:value-type="float" office:value="0.116578">
                <text:p>0.116578</text:p>
              </table:table-cell>
              <table:table-cell office:value-type="float" office:value="0.474091">
                <text:p>0.474091</text:p>
              </table:table-cell>
              <table:table-cell office:value-type="float" office:value="0.0777252">
                <text:p>0.0777252</text:p>
              </table:table-cell>
              <table:table-cell office:value-type="float" office:value="0.490437">
                <text:p>0.490437</text:p>
              </table:table-cell>
              <table:table-cell office:value-type="float" office:value="0.114171">
                <text:p>0.114171</text:p>
              </table:table-cell>
              <table:table-cell office:value-type="float" office:value="0.386623">
                <text:p>0.386623</text:p>
              </table:table-cell>
              <table:table-cell office:value-type="float" office:value="0.0788319">
                <text:p>0.0788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0351">
                <text:p>0.530351</text:p>
              </table:table-cell>
              <table:table-cell office:value-type="float" office:value="0.0894646">
                <text:p>0.0894646</text:p>
              </table:table-cell>
              <table:table-cell office:value-type="float" office:value="0.380259">
                <text:p>0.380259</text:p>
              </table:table-cell>
              <table:table-cell office:value-type="float" office:value="0.116067">
                <text:p>0.116067</text:p>
              </table:table-cell>
              <table:table-cell office:value-type="float" office:value="0.454537">
                <text:p>0.454537</text:p>
              </table:table-cell>
              <table:table-cell office:value-type="float" office:value="0.0884884">
                <text:p>0.0884884</text:p>
              </table:table-cell>
              <table:table-cell office:value-type="float" office:value="0.440108">
                <text:p>0.440108</text:p>
              </table:table-cell>
              <table:table-cell office:value-type="float" office:value="0.132013">
                <text:p>0.132013</text:p>
              </table:table-cell>
              <table:table-cell office:value-type="float" office:value="0.349708">
                <text:p>0.349708</text:p>
              </table:table-cell>
              <table:table-cell office:value-type="float" office:value="0.0969691">
                <text:p>0.09696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7167">
                <text:p>0.497167</text:p>
              </table:table-cell>
              <table:table-cell office:value-type="float" office:value="0.105578">
                <text:p>0.105578</text:p>
              </table:table-cell>
              <table:table-cell office:value-type="float" office:value="0.347174">
                <text:p>0.347174</text:p>
              </table:table-cell>
              <table:table-cell office:value-type="float" office:value="0.119397">
                <text:p>0.119397</text:p>
              </table:table-cell>
              <table:table-cell office:value-type="float" office:value="0.430913">
                <text:p>0.430913</text:p>
              </table:table-cell>
              <table:table-cell office:value-type="float" office:value="0.108256">
                <text:p>0.108256</text:p>
              </table:table-cell>
              <table:table-cell office:value-type="float" office:value="0.421718">
                <text:p>0.421718</text:p>
              </table:table-cell>
              <table:table-cell office:value-type="float" office:value="0.158183">
                <text:p>0.158183</text:p>
              </table:table-cell>
              <table:table-cell office:value-type="float" office:value="0.322894">
                <text:p>0.322894</text:p>
              </table:table-cell>
              <table:table-cell office:value-type="float" office:value="0.106198">
                <text:p>0.1061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6283">
                <text:p>0.436283</text:p>
              </table:table-cell>
              <table:table-cell office:value-type="float" office:value="0.148755">
                <text:p>0.148755</text:p>
              </table:table-cell>
              <table:table-cell office:value-type="float" office:value="0.339915">
                <text:p>0.339915</text:p>
              </table:table-cell>
              <table:table-cell office:value-type="float" office:value="0.136273">
                <text:p>0.136273</text:p>
              </table:table-cell>
              <table:table-cell office:value-type="float" office:value="0.418277">
                <text:p>0.418277</text:p>
              </table:table-cell>
              <table:table-cell office:value-type="float" office:value="0.119914">
                <text:p>0.119914</text:p>
              </table:table-cell>
              <table:table-cell office:value-type="float" office:value="0.403103">
                <text:p>0.403103</text:p>
              </table:table-cell>
              <table:table-cell office:value-type="float" office:value="0.159424">
                <text:p>0.159424</text:p>
              </table:table-cell>
              <table:table-cell office:value-type="float" office:value="0.298425">
                <text:p>0.298425</text:p>
              </table:table-cell>
              <table:table-cell office:value-type="float" office:value="0.128701">
                <text:p>0.128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426">
                <text:p>0.42426</text:p>
              </table:table-cell>
              <table:table-cell office:value-type="float" office:value="0.884269">
                <text:p>0.884269</text:p>
              </table:table-cell>
              <table:table-cell office:value-type="float" office:value="0.332343">
                <text:p>0.332343</text:p>
              </table:table-cell>
              <table:table-cell office:value-type="float" office:value="0.132805">
                <text:p>0.132805</text:p>
              </table:table-cell>
              <table:table-cell office:value-type="float" office:value="0.401468">
                <text:p>0.401468</text:p>
              </table:table-cell>
              <table:table-cell office:value-type="float" office:value="0.139753">
                <text:p>0.139753</text:p>
              </table:table-cell>
              <table:table-cell office:value-type="float" office:value="0.366762">
                <text:p>0.366762</text:p>
              </table:table-cell>
              <table:table-cell office:value-type="float" office:value="0.176094">
                <text:p>0.176094</text:p>
              </table:table-cell>
              <table:table-cell office:value-type="float" office:value="0.289882">
                <text:p>0.289882</text:p>
              </table:table-cell>
              <table:table-cell office:value-type="float" office:value="0.118806">
                <text:p>0.1188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0379">
                <text:p>0.420379</text:p>
              </table:table-cell>
              <table:table-cell office:value-type="float" office:value="0.137615">
                <text:p>0.137615</text:p>
              </table:table-cell>
              <table:table-cell office:value-type="float" office:value="0.32197">
                <text:p>0.32197</text:p>
              </table:table-cell>
              <table:table-cell office:value-type="float" office:value="0.139502">
                <text:p>0.139502</text:p>
              </table:table-cell>
              <table:table-cell office:value-type="float" office:value="0.392158">
                <text:p>0.392158</text:p>
              </table:table-cell>
              <table:table-cell office:value-type="float" office:value="0.148465">
                <text:p>0.148465</text:p>
              </table:table-cell>
              <table:table-cell office:value-type="float" office:value="0.325657">
                <text:p>0.325657</text:p>
              </table:table-cell>
              <table:table-cell office:value-type="float" office:value="0.182159">
                <text:p>0.182159</text:p>
              </table:table-cell>
              <table:table-cell office:value-type="float" office:value="0.265936">
                <text:p>0.265936</text:p>
              </table:table-cell>
              <table:table-cell office:value-type="float" office:value="0.125909">
                <text:p>0.125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3603">
                <text:p>0.393603</text:p>
              </table:table-cell>
              <table:table-cell office:value-type="float" office:value="0.177967">
                <text:p>0.177967</text:p>
              </table:table-cell>
              <table:table-cell office:value-type="float" office:value="0.305366">
                <text:p>0.305366</text:p>
              </table:table-cell>
              <table:table-cell office:value-type="float" office:value="0.155268">
                <text:p>0.155268</text:p>
              </table:table-cell>
              <table:table-cell office:value-type="float" office:value="0.357951">
                <text:p>0.357951</text:p>
              </table:table-cell>
              <table:table-cell office:value-type="float" office:value="0.199893">
                <text:p>0.199893</text:p>
              </table:table-cell>
              <table:table-cell office:value-type="float" office:value="0.308449">
                <text:p>0.308449</text:p>
              </table:table-cell>
              <table:table-cell office:value-type="float" office:value="0.185467">
                <text:p>0.185467</text:p>
              </table:table-cell>
              <table:table-cell office:value-type="float" office:value="0.243979">
                <text:p>0.243979</text:p>
              </table:table-cell>
              <table:table-cell office:value-type="float" office:value="0.131058">
                <text:p>0.1310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8986">
                <text:p>0.378986</text:p>
              </table:table-cell>
              <table:table-cell office:value-type="float" office:value="0.186201">
                <text:p>0.186201</text:p>
              </table:table-cell>
              <table:table-cell office:value-type="float" office:value="0.283245">
                <text:p>0.283245</text:p>
              </table:table-cell>
              <table:table-cell office:value-type="float" office:value="0.215296">
                <text:p>0.215296</text:p>
              </table:table-cell>
              <table:table-cell office:value-type="float" office:value="0.33614">
                <text:p>0.33614</text:p>
              </table:table-cell>
              <table:table-cell office:value-type="float" office:value="0.185876">
                <text:p>0.185876</text:p>
              </table:table-cell>
              <table:table-cell office:value-type="float" office:value="0.284055">
                <text:p>0.284055</text:p>
              </table:table-cell>
              <table:table-cell office:value-type="float" office:value="0.184199">
                <text:p>0.184199</text:p>
              </table:table-cell>
              <table:table-cell office:value-type="float" office:value="0.205331">
                <text:p>0.205331</text:p>
              </table:table-cell>
              <table:table-cell office:value-type="float" office:value="0.14303">
                <text:p>0.14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4346">
                <text:p>0.354346</text:p>
              </table:table-cell>
              <table:table-cell office:value-type="float" office:value="0.188686">
                <text:p>0.188686</text:p>
              </table:table-cell>
              <table:table-cell office:value-type="float" office:value="0.281834">
                <text:p>0.281834</text:p>
              </table:table-cell>
              <table:table-cell office:value-type="float" office:value="0.18058">
                <text:p>0.18058</text:p>
              </table:table-cell>
              <table:table-cell office:value-type="float" office:value="0.33401">
                <text:p>0.33401</text:p>
              </table:table-cell>
              <table:table-cell office:value-type="float" office:value="0.214271">
                <text:p>0.214271</text:p>
              </table:table-cell>
              <table:table-cell office:value-type="float" office:value="0.276629">
                <text:p>0.276629</text:p>
              </table:table-cell>
              <table:table-cell office:value-type="float" office:value="0.187918">
                <text:p>0.187918</text:p>
              </table:table-cell>
              <table:table-cell office:value-type="float" office:value="0.191729">
                <text:p>0.191729</text:p>
              </table:table-cell>
              <table:table-cell office:value-type="float" office:value="0.148007">
                <text:p>0.148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6268">
                <text:p>0.336268</text:p>
              </table:table-cell>
              <table:table-cell office:value-type="float" office:value="0.188667">
                <text:p>0.188667</text:p>
              </table:table-cell>
              <table:table-cell office:value-type="float" office:value="0.26571">
                <text:p>0.26571</text:p>
              </table:table-cell>
              <table:table-cell office:value-type="float" office:value="0.2086">
                <text:p>0.2086</text:p>
              </table:table-cell>
              <table:table-cell office:value-type="float" office:value="0.325338">
                <text:p>0.325338</text:p>
              </table:table-cell>
              <table:table-cell office:value-type="float" office:value="0.244429">
                <text:p>0.244429</text:p>
              </table:table-cell>
              <table:table-cell office:value-type="float" office:value="0.262046">
                <text:p>0.262046</text:p>
              </table:table-cell>
              <table:table-cell office:value-type="float" office:value="0.190457">
                <text:p>0.190457</text:p>
              </table:table-cell>
              <table:table-cell office:value-type="float" office:value="0.170398">
                <text:p>0.170398</text:p>
              </table:table-cell>
              <table:table-cell office:value-type="float" office:value="0.155149">
                <text:p>0.155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084">
                <text:p>0.32084</text:p>
              </table:table-cell>
              <table:table-cell office:value-type="float" office:value="0.186932">
                <text:p>0.186932</text:p>
              </table:table-cell>
              <table:table-cell office:value-type="float" office:value="0.264241">
                <text:p>0.264241</text:p>
              </table:table-cell>
              <table:table-cell office:value-type="float" office:value="0.20246">
                <text:p>0.20246</text:p>
              </table:table-cell>
              <table:table-cell office:value-type="float" office:value="0.313072">
                <text:p>0.313072</text:p>
              </table:table-cell>
              <table:table-cell office:value-type="float" office:value="0.2521">
                <text:p>0.2521</text:p>
              </table:table-cell>
              <table:table-cell office:value-type="float" office:value="0.245979">
                <text:p>0.245979</text:p>
              </table:table-cell>
              <table:table-cell office:value-type="float" office:value="0.192759">
                <text:p>0.192759</text:p>
              </table:table-cell>
              <table:table-cell office:value-type="float" office:value="0.160526">
                <text:p>0.160526</text:p>
              </table:table-cell>
              <table:table-cell office:value-type="float" office:value="0.156419">
                <text:p>0.1564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4806">
                <text:p>0.314806</text:p>
              </table:table-cell>
              <table:table-cell office:value-type="float" office:value="0.18926">
                <text:p>0.18926</text:p>
              </table:table-cell>
              <table:table-cell office:value-type="float" office:value="0.260124">
                <text:p>0.260124</text:p>
              </table:table-cell>
              <table:table-cell office:value-type="float" office:value="0.195531">
                <text:p>0.195531</text:p>
              </table:table-cell>
              <table:table-cell office:value-type="float" office:value="0.306953">
                <text:p>0.306953</text:p>
              </table:table-cell>
              <table:table-cell office:value-type="float" office:value="0.258004">
                <text:p>0.258004</text:p>
              </table:table-cell>
              <table:table-cell office:value-type="float" office:value="0.225698">
                <text:p>0.225698</text:p>
              </table:table-cell>
              <table:table-cell office:value-type="float" office:value="0.194809">
                <text:p>0.194809</text:p>
              </table:table-cell>
              <table:table-cell office:value-type="float" office:value="0.149515">
                <text:p>0.149515</text:p>
              </table:table-cell>
              <table:table-cell office:value-type="float" office:value="0.161018">
                <text:p>0.1610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1251">
                <text:p>0.281251</text:p>
              </table:table-cell>
              <table:table-cell office:value-type="float" office:value="0.189657">
                <text:p>0.189657</text:p>
              </table:table-cell>
              <table:table-cell office:value-type="float" office:value="0.254529">
                <text:p>0.254529</text:p>
              </table:table-cell>
              <table:table-cell office:value-type="float" office:value="0.209417">
                <text:p>0.209417</text:p>
              </table:table-cell>
              <table:table-cell office:value-type="float" office:value="0.274455">
                <text:p>0.274455</text:p>
              </table:table-cell>
              <table:table-cell office:value-type="float" office:value="0.280156">
                <text:p>0.280156</text:p>
              </table:table-cell>
              <table:table-cell office:value-type="float" office:value="0.210855">
                <text:p>0.210855</text:p>
              </table:table-cell>
              <table:table-cell office:value-type="float" office:value="0.192624">
                <text:p>0.192624</text:p>
              </table:table-cell>
              <table:table-cell office:value-type="float" office:value="0.137362">
                <text:p>0.137362</text:p>
              </table:table-cell>
              <table:table-cell office:value-type="float" office:value="0.165895">
                <text:p>0.1658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6148">
                <text:p>0.266148</text:p>
              </table:table-cell>
              <table:table-cell office:value-type="float" office:value="0.188211">
                <text:p>0.188211</text:p>
              </table:table-cell>
              <table:table-cell office:value-type="float" office:value="0.246064">
                <text:p>0.246064</text:p>
              </table:table-cell>
              <table:table-cell office:value-type="float" office:value="0.229548">
                <text:p>0.229548</text:p>
              </table:table-cell>
              <table:table-cell office:value-type="float" office:value="0.266546">
                <text:p>0.266546</text:p>
              </table:table-cell>
              <table:table-cell office:value-type="float" office:value="0.295148">
                <text:p>0.295148</text:p>
              </table:table-cell>
              <table:table-cell office:value-type="float" office:value="0.201958">
                <text:p>0.201958</text:p>
              </table:table-cell>
              <table:table-cell office:value-type="float" office:value="0.182405">
                <text:p>0.182405</text:p>
              </table:table-cell>
              <table:table-cell office:value-type="float" office:value="0.122033">
                <text:p>0.122033</text:p>
              </table:table-cell>
              <table:table-cell office:value-type="float" office:value="0.165055">
                <text:p>0.165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3889">
                <text:p>0.253889</text:p>
              </table:table-cell>
              <table:table-cell office:value-type="float" office:value="0.188318">
                <text:p>0.188318</text:p>
              </table:table-cell>
              <table:table-cell office:value-type="float" office:value="0.23749">
                <text:p>0.23749</text:p>
              </table:table-cell>
              <table:table-cell office:value-type="float" office:value="0.236917">
                <text:p>0.236917</text:p>
              </table:table-cell>
              <table:table-cell office:value-type="float" office:value="0.252267">
                <text:p>0.252267</text:p>
              </table:table-cell>
              <table:table-cell office:value-type="float" office:value="0.309095">
                <text:p>0.309095</text:p>
              </table:table-cell>
              <table:table-cell office:value-type="float" office:value="0.179801">
                <text:p>0.179801</text:p>
              </table:table-cell>
              <table:table-cell office:value-type="float" office:value="0.130396">
                <text:p>0.130396</text:p>
              </table:table-cell>
              <table:table-cell office:value-type="float" office:value="0.0970459">
                <text:p>0.0970459</text:p>
              </table:table-cell>
              <table:table-cell office:value-type="float" office:value="-0.0166597">
                <text:p>-0.0166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8073">
                <text:p>0.238073</text:p>
              </table:table-cell>
              <table:table-cell office:value-type="float" office:value="0.173237">
                <text:p>0.173237</text:p>
              </table:table-cell>
              <table:table-cell office:value-type="float" office:value="0.223783">
                <text:p>0.223783</text:p>
              </table:table-cell>
              <table:table-cell office:value-type="float" office:value="0.248554">
                <text:p>0.248554</text:p>
              </table:table-cell>
              <table:table-cell office:value-type="float" office:value="0.242605">
                <text:p>0.242605</text:p>
              </table:table-cell>
              <table:table-cell office:value-type="float" office:value="0.300532">
                <text:p>0.300532</text:p>
              </table:table-cell>
              <table:table-cell office:value-type="float" office:value="0.152397">
                <text:p>0.152397</text:p>
              </table:table-cell>
              <table:table-cell office:value-type="float" office:value="0.0856634">
                <text:p>0.0856634</text:p>
              </table:table-cell>
              <table:table-cell office:value-type="float" office:value="0.0956878">
                <text:p>0.0956878</text:p>
              </table:table-cell>
              <table:table-cell office:value-type="float" office:value="0.0970533">
                <text:p>0.0970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22869">
                <text:p>0.222869</text:p>
              </table:table-cell>
              <table:table-cell office:value-type="float" office:value="0.152314">
                <text:p>0.152314</text:p>
              </table:table-cell>
              <table:table-cell office:value-type="float" office:value="0.21654">
                <text:p>0.21654</text:p>
              </table:table-cell>
              <table:table-cell office:value-type="float" office:value="0.267575">
                <text:p>0.267575</text:p>
              </table:table-cell>
              <table:table-cell office:value-type="float" office:value="0.236973">
                <text:p>0.236973</text:p>
              </table:table-cell>
              <table:table-cell office:value-type="float" office:value="0.312592">
                <text:p>0.312592</text:p>
              </table:table-cell>
              <table:table-cell office:value-type="float" office:value="0.148182">
                <text:p>0.148182</text:p>
              </table:table-cell>
              <table:table-cell office:value-type="float" office:value="0.0773478">
                <text:p>0.0773478</text:p>
              </table:table-cell>
              <table:table-cell office:value-type="float" office:value="0.0903741">
                <text:p>0.0903741</text:p>
              </table:table-cell>
              <table:table-cell office:value-type="float" office:value="0.0793363">
                <text:p>0.07933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0507">
                <text:p>0.210507</text:p>
              </table:table-cell>
              <table:table-cell office:value-type="float" office:value="0.0134606">
                <text:p>0.0134606</text:p>
              </table:table-cell>
              <table:table-cell office:value-type="float" office:value="0.207689">
                <text:p>0.207689</text:p>
              </table:table-cell>
              <table:table-cell office:value-type="float" office:value="0.280638">
                <text:p>0.280638</text:p>
              </table:table-cell>
              <table:table-cell office:value-type="float" office:value="0.232573">
                <text:p>0.232573</text:p>
              </table:table-cell>
              <table:table-cell office:value-type="float" office:value="0.31493">
                <text:p>0.31493</text:p>
              </table:table-cell>
              <table:table-cell office:value-type="float" office:value="0.140533">
                <text:p>0.140533</text:p>
              </table:table-cell>
              <table:table-cell office:value-type="float" office:value="0.0688025">
                <text:p>0.0688025</text:p>
              </table:table-cell>
              <table:table-cell office:value-type="float" office:value="0.0841728">
                <text:p>0.0841728</text:p>
              </table:table-cell>
              <table:table-cell office:value-type="float" office:value="0.0240981">
                <text:p>0.02409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4976">
                <text:p>0.204976</text:p>
              </table:table-cell>
              <table:table-cell office:value-type="float" office:value="0.0761354">
                <text:p>0.0761354</text:p>
              </table:table-cell>
              <table:table-cell office:value-type="float" office:value="0.19796">
                <text:p>0.19796</text:p>
              </table:table-cell>
              <table:table-cell office:value-type="float" office:value="0.280496">
                <text:p>0.280496</text:p>
              </table:table-cell>
              <table:table-cell office:value-type="float" office:value="0.220454">
                <text:p>0.220454</text:p>
              </table:table-cell>
              <table:table-cell office:value-type="float" office:value="0.315231">
                <text:p>0.315231</text:p>
              </table:table-cell>
              <table:table-cell office:value-type="float" office:value="0.125564">
                <text:p>0.125564</text:p>
              </table:table-cell>
              <table:table-cell office:value-type="float" office:value="0.0553981">
                <text:p>0.0553981</text:p>
              </table:table-cell>
              <table:table-cell office:value-type="float" office:value="0.0803462">
                <text:p>0.0803462</text:p>
              </table:table-cell>
              <table:table-cell office:value-type="float" office:value="0.0388073">
                <text:p>0.0388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8113">
                <text:p>0.178113</text:p>
              </table:table-cell>
              <table:table-cell office:value-type="float" office:value="0.0245535">
                <text:p>0.0245535</text:p>
              </table:table-cell>
              <table:table-cell office:value-type="float" office:value="0.193652">
                <text:p>0.193652</text:p>
              </table:table-cell>
              <table:table-cell office:value-type="float" office:value="0.290807">
                <text:p>0.290807</text:p>
              </table:table-cell>
              <table:table-cell office:value-type="float" office:value="0.201782">
                <text:p>0.201782</text:p>
              </table:table-cell>
              <table:table-cell office:value-type="float" office:value="0.313813">
                <text:p>0.313813</text:p>
              </table:table-cell>
              <table:table-cell office:value-type="float" office:value="0.120757">
                <text:p>0.120757</text:p>
              </table:table-cell>
              <table:table-cell office:value-type="float" office:value="0.0443511">
                <text:p>0.0443511</text:p>
              </table:table-cell>
              <table:table-cell office:value-type="float" office:value="0.0697278">
                <text:p>0.0697278</text:p>
              </table:table-cell>
              <table:table-cell office:value-type="float" office:value="0.0447209">
                <text:p>0.04472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0219">
                <text:p>0.170219</text:p>
              </table:table-cell>
              <table:table-cell office:value-type="float" office:value="0.0128841">
                <text:p>0.0128841</text:p>
              </table:table-cell>
              <table:table-cell office:value-type="float" office:value="0.18962">
                <text:p>0.18962</text:p>
              </table:table-cell>
              <table:table-cell office:value-type="float" office:value="0.314118">
                <text:p>0.314118</text:p>
              </table:table-cell>
              <table:table-cell office:value-type="float" office:value="0.190636">
                <text:p>0.190636</text:p>
              </table:table-cell>
              <table:table-cell office:value-type="float" office:value="0.301963">
                <text:p>0.301963</text:p>
              </table:table-cell>
              <table:table-cell office:value-type="float" office:value="0.114405">
                <text:p>0.114405</text:p>
              </table:table-cell>
              <table:table-cell office:value-type="float" office:value="0.0421947">
                <text:p>0.0421947</text:p>
              </table:table-cell>
              <table:table-cell office:value-type="float" office:value="0.0657015">
                <text:p>0.0657015</text:p>
              </table:table-cell>
              <table:table-cell office:value-type="float" office:value="0.0417051">
                <text:p>0.04170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5534">
                <text:p>0.165534</text:p>
              </table:table-cell>
              <table:table-cell office:value-type="float" office:value="0.00602935">
                <text:p>0.00602935</text:p>
              </table:table-cell>
              <table:table-cell office:value-type="float" office:value="0.185662">
                <text:p>0.185662</text:p>
              </table:table-cell>
              <table:table-cell office:value-type="float" office:value="0.304816">
                <text:p>0.304816</text:p>
              </table:table-cell>
              <table:table-cell office:value-type="float" office:value="0.187647">
                <text:p>0.187647</text:p>
              </table:table-cell>
              <table:table-cell office:value-type="float" office:value="0.305294">
                <text:p>0.305294</text:p>
              </table:table-cell>
              <table:table-cell office:value-type="float" office:value="0.107213">
                <text:p>0.107213</text:p>
              </table:table-cell>
              <table:table-cell office:value-type="float" office:value="0.0345376">
                <text:p>0.0345376</text:p>
              </table:table-cell>
              <table:table-cell office:value-type="float" office:value="0.0612479">
                <text:p>0.0612479</text:p>
              </table:table-cell>
              <table:table-cell office:value-type="float" office:value="0.0395303">
                <text:p>0.0395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7979">
                <text:p>0.157979</text:p>
              </table:table-cell>
              <table:table-cell office:value-type="float" office:value="-0.00569199">
                <text:p>-0.00569199</text:p>
              </table:table-cell>
              <table:table-cell office:value-type="float" office:value="0.181761">
                <text:p>0.181761</text:p>
              </table:table-cell>
              <table:table-cell office:value-type="float" office:value="0.308952">
                <text:p>0.308952</text:p>
              </table:table-cell>
              <table:table-cell office:value-type="float" office:value="0.17101">
                <text:p>0.17101</text:p>
              </table:table-cell>
              <table:table-cell office:value-type="float" office:value="0.279685">
                <text:p>0.279685</text:p>
              </table:table-cell>
              <table:table-cell office:value-type="float" office:value="0.103394">
                <text:p>0.103394</text:p>
              </table:table-cell>
              <table:table-cell office:value-type="float" office:value="0.022029">
                <text:p>0.022029</text:p>
              </table:table-cell>
              <table:table-cell office:value-type="float" office:value="0.0571004">
                <text:p>0.0571004</text:p>
              </table:table-cell>
              <table:table-cell office:value-type="float" office:value="0.0361571">
                <text:p>0.0361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0711">
                <text:p>0.150711</text:p>
              </table:table-cell>
              <table:table-cell office:value-type="float" office:value="-0.00725524">
                <text:p>-0.00725524</text:p>
              </table:table-cell>
              <table:table-cell office:value-type="float" office:value="0.174109">
                <text:p>0.174109</text:p>
              </table:table-cell>
              <table:table-cell office:value-type="float" office:value="0.319917">
                <text:p>0.319917</text:p>
              </table:table-cell>
              <table:table-cell office:value-type="float" office:value="0.168852">
                <text:p>0.168852</text:p>
              </table:table-cell>
              <table:table-cell office:value-type="float" office:value="0.264543">
                <text:p>0.264543</text:p>
              </table:table-cell>
              <table:table-cell office:value-type="float" office:value="0.0994775">
                <text:p>0.0994775</text:p>
              </table:table-cell>
              <table:table-cell office:value-type="float" office:value="0.0221811">
                <text:p>0.0221811</text:p>
              </table:table-cell>
              <table:table-cell office:value-type="float" office:value="0.0466153">
                <text:p>0.0466153</text:p>
              </table:table-cell>
              <table:table-cell office:value-type="float" office:value="0.026772">
                <text:p>0.0267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8614">
                <text:p>0.138614</text:p>
              </table:table-cell>
              <table:table-cell office:value-type="float" office:value="-0.0169163">
                <text:p>-0.0169163</text:p>
              </table:table-cell>
              <table:table-cell office:value-type="float" office:value="0.157122">
                <text:p>0.157122</text:p>
              </table:table-cell>
              <table:table-cell office:value-type="float" office:value="0.332676">
                <text:p>0.332676</text:p>
              </table:table-cell>
              <table:table-cell office:value-type="float" office:value="0.16212">
                <text:p>0.16212</text:p>
              </table:table-cell>
              <table:table-cell office:value-type="float" office:value="0.255953">
                <text:p>0.255953</text:p>
              </table:table-cell>
              <table:table-cell office:value-type="float" office:value="0.0827933">
                <text:p>0.0827933</text:p>
              </table:table-cell>
              <table:table-cell office:value-type="float" office:value="0.0042795">
                <text:p>0.0042795</text:p>
              </table:table-cell>
              <table:table-cell office:value-type="float" office:value="0.042805">
                <text:p>0.042805</text:p>
              </table:table-cell>
              <table:table-cell office:value-type="float" office:value="0.025909">
                <text:p>0.0259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356">
                <text:p>0.13356</text:p>
              </table:table-cell>
              <table:table-cell office:value-type="float" office:value="-0.0179854">
                <text:p>-0.0179854</text:p>
              </table:table-cell>
              <table:table-cell office:value-type="float" office:value="0.152227">
                <text:p>0.152227</text:p>
              </table:table-cell>
              <table:table-cell office:value-type="float" office:value="0.344991">
                <text:p>0.344991</text:p>
              </table:table-cell>
              <table:table-cell office:value-type="float" office:value="0.153738">
                <text:p>0.153738</text:p>
              </table:table-cell>
              <table:table-cell office:value-type="float" office:value="0.241384">
                <text:p>0.241384</text:p>
              </table:table-cell>
              <table:table-cell office:value-type="float" office:value="0.0817579">
                <text:p>0.0817579</text:p>
              </table:table-cell>
              <table:table-cell office:value-type="float" office:value="0.00318112">
                <text:p>0.00318112</text:p>
              </table:table-cell>
              <table:table-cell office:value-type="float" office:value="0.03814">
                <text:p>0.03814</text:p>
              </table:table-cell>
              <table:table-cell office:value-type="float" office:value="0.0248452">
                <text:p>0.02484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9475">
                <text:p>0.119475</text:p>
              </table:table-cell>
              <table:table-cell office:value-type="float" office:value="-0.0217142">
                <text:p>-0.0217142</text:p>
              </table:table-cell>
              <table:table-cell office:value-type="float" office:value="0.140537">
                <text:p>0.140537</text:p>
              </table:table-cell>
              <table:table-cell office:value-type="float" office:value="0.345115">
                <text:p>0.345115</text:p>
              </table:table-cell>
              <table:table-cell office:value-type="float" office:value="0.148277">
                <text:p>0.148277</text:p>
              </table:table-cell>
              <table:table-cell office:value-type="float" office:value="0.228569">
                <text:p>0.228569</text:p>
              </table:table-cell>
              <table:table-cell office:value-type="float" office:value="0.0792248">
                <text:p>0.0792248</text:p>
              </table:table-cell>
              <table:table-cell office:value-type="float" office:value="0.00332947">
                <text:p>0.00332947</text:p>
              </table:table-cell>
              <table:table-cell office:value-type="float" office:value="0.0345082">
                <text:p>0.0345082</text:p>
              </table:table-cell>
              <table:table-cell office:value-type="float" office:value="0.00745478">
                <text:p>0.00745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3981">
                <text:p>0.113981</text:p>
              </table:table-cell>
              <table:table-cell office:value-type="float" office:value="-0.0228363">
                <text:p>-0.0228363</text:p>
              </table:table-cell>
              <table:table-cell office:value-type="float" office:value="0.13183">
                <text:p>0.13183</text:p>
              </table:table-cell>
              <table:table-cell office:value-type="float" office:value="0.335038">
                <text:p>0.335038</text:p>
              </table:table-cell>
              <table:table-cell office:value-type="float" office:value="0.13977">
                <text:p>0.13977</text:p>
              </table:table-cell>
              <table:table-cell office:value-type="float" office:value="0.21142">
                <text:p>0.21142</text:p>
              </table:table-cell>
              <table:table-cell office:value-type="float" office:value="0.0742459">
                <text:p>0.0742459</text:p>
              </table:table-cell>
              <table:table-cell office:value-type="float" office:value="-0.00540619">
                <text:p>-0.00540619</text:p>
              </table:table-cell>
              <table:table-cell office:value-type="float" office:value="0.0334594">
                <text:p>0.0334594</text:p>
              </table:table-cell>
              <table:table-cell office:value-type="float" office:value="0.0159383">
                <text:p>0.01593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1926">
                <text:p>0.101926</text:p>
              </table:table-cell>
              <table:table-cell office:value-type="float" office:value="-0.0230833">
                <text:p>-0.0230833</text:p>
              </table:table-cell>
              <table:table-cell office:value-type="float" office:value="0.129733">
                <text:p>0.129733</text:p>
              </table:table-cell>
              <table:table-cell office:value-type="float" office:value="0.340566">
                <text:p>0.340566</text:p>
              </table:table-cell>
              <table:table-cell office:value-type="float" office:value="0.137295">
                <text:p>0.137295</text:p>
              </table:table-cell>
              <table:table-cell office:value-type="float" office:value="0.203858">
                <text:p>0.203858</text:p>
              </table:table-cell>
              <table:table-cell office:value-type="float" office:value="0.0708664">
                <text:p>0.0708664</text:p>
              </table:table-cell>
              <table:table-cell office:value-type="float" office:value="-0.011917">
                <text:p>-0.011917</text:p>
              </table:table-cell>
              <table:table-cell office:value-type="float" office:value="0.0320401">
                <text:p>0.0320401</text:p>
              </table:table-cell>
              <table:table-cell office:value-type="float" office:value="0.012875">
                <text:p>0.012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9128">
                <text:p>0.099128</text:p>
              </table:table-cell>
              <table:table-cell office:value-type="float" office:value="-0.0201704">
                <text:p>-0.0201704</text:p>
              </table:table-cell>
              <table:table-cell office:value-type="float" office:value="0.126274">
                <text:p>0.126274</text:p>
              </table:table-cell>
              <table:table-cell office:value-type="float" office:value="0.124535">
                <text:p>0.124535</text:p>
              </table:table-cell>
              <table:table-cell office:value-type="float" office:value="0.134126">
                <text:p>0.134126</text:p>
              </table:table-cell>
              <table:table-cell office:value-type="float" office:value="0.198551">
                <text:p>0.198551</text:p>
              </table:table-cell>
              <table:table-cell office:value-type="float" office:value="0.0681978">
                <text:p>0.0681978</text:p>
              </table:table-cell>
              <table:table-cell office:value-type="float" office:value="-0.0130845">
                <text:p>-0.0130845</text:p>
              </table:table-cell>
              <table:table-cell office:value-type="float" office:value="0.0307428">
                <text:p>0.0307428</text:p>
              </table:table-cell>
              <table:table-cell office:value-type="float" office:value="0.0087141">
                <text:p>0.00871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81257">
                <text:p>0.0981257</text:p>
              </table:table-cell>
              <table:table-cell office:value-type="float" office:value="-0.0235437">
                <text:p>-0.0235437</text:p>
              </table:table-cell>
              <table:table-cell office:value-type="float" office:value="0.125552">
                <text:p>0.125552</text:p>
              </table:table-cell>
              <table:table-cell office:value-type="float" office:value="0.347583">
                <text:p>0.347583</text:p>
              </table:table-cell>
              <table:table-cell office:value-type="float" office:value="0.126635">
                <text:p>0.126635</text:p>
              </table:table-cell>
              <table:table-cell office:value-type="float" office:value="0.186776">
                <text:p>0.186776</text:p>
              </table:table-cell>
              <table:table-cell office:value-type="float" office:value="0.0611504">
                <text:p>0.0611504</text:p>
              </table:table-cell>
              <table:table-cell office:value-type="float" office:value="-0.0145676">
                <text:p>-0.0145676</text:p>
              </table:table-cell>
              <table:table-cell office:value-type="float" office:value="0.0270124">
                <text:p>0.0270124</text:p>
              </table:table-cell>
              <table:table-cell office:value-type="float" office:value="0.00434646">
                <text:p>0.004346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28036">
                <text:p>0.0928036</text:p>
              </table:table-cell>
              <table:table-cell office:value-type="float" office:value="-0.0228337">
                <text:p>-0.0228337</text:p>
              </table:table-cell>
              <table:table-cell office:value-type="float" office:value="0.121017">
                <text:p>0.121017</text:p>
              </table:table-cell>
              <table:table-cell office:value-type="float" office:value="0.310631">
                <text:p>0.310631</text:p>
              </table:table-cell>
              <table:table-cell office:value-type="float" office:value="0.121214">
                <text:p>0.121214</text:p>
              </table:table-cell>
              <table:table-cell office:value-type="float" office:value="0.170396">
                <text:p>0.170396</text:p>
              </table:table-cell>
              <table:table-cell office:value-type="float" office:value="0.0586085">
                <text:p>0.0586085</text:p>
              </table:table-cell>
              <table:table-cell office:value-type="float" office:value="-0.0180545">
                <text:p>-0.0180545</text:p>
              </table:table-cell>
              <table:table-cell office:value-type="float" office:value="0.0237164">
                <text:p>0.0237164</text:p>
              </table:table-cell>
              <table:table-cell office:value-type="float" office:value="0.00439471">
                <text:p>0.00439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11357">
                <text:p>0.0911357</text:p>
              </table:table-cell>
              <table:table-cell office:value-type="float" office:value="-0.0231481">
                <text:p>-0.0231481</text:p>
              </table:table-cell>
              <table:table-cell office:value-type="float" office:value="0.116547">
                <text:p>0.116547</text:p>
              </table:table-cell>
              <table:table-cell office:value-type="float" office:value="0.307516">
                <text:p>0.307516</text:p>
              </table:table-cell>
              <table:table-cell office:value-type="float" office:value="0.118364">
                <text:p>0.118364</text:p>
              </table:table-cell>
              <table:table-cell office:value-type="float" office:value="0.078723">
                <text:p>0.078723</text:p>
              </table:table-cell>
              <table:table-cell office:value-type="float" office:value="0.0560402">
                <text:p>0.0560402</text:p>
              </table:table-cell>
              <table:table-cell office:value-type="float" office:value="-0.0224867">
                <text:p>-0.0224867</text:p>
              </table:table-cell>
              <table:table-cell office:value-type="float" office:value="0.0220786">
                <text:p>0.0220786</text:p>
              </table:table-cell>
              <table:table-cell office:value-type="float" office:value="0.00371732">
                <text:p>0.003717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53388">
                <text:p>0.0853388</text:p>
              </table:table-cell>
              <table:table-cell office:value-type="float" office:value="-0.0226606">
                <text:p>-0.0226606</text:p>
              </table:table-cell>
              <table:table-cell office:value-type="float" office:value="0.111706">
                <text:p>0.111706</text:p>
              </table:table-cell>
              <table:table-cell office:value-type="float" office:value="0.297392">
                <text:p>0.297392</text:p>
              </table:table-cell>
              <table:table-cell office:value-type="float" office:value="0.117583">
                <text:p>0.117583</text:p>
              </table:table-cell>
              <table:table-cell office:value-type="float" office:value="0.171767">
                <text:p>0.171767</text:p>
              </table:table-cell>
              <table:table-cell office:value-type="float" office:value="0.0549562">
                <text:p>0.0549562</text:p>
              </table:table-cell>
              <table:table-cell office:value-type="float" office:value="-0.0213831">
                <text:p>-0.0213831</text:p>
              </table:table-cell>
              <table:table-cell office:value-type="float" office:value="0.0196661">
                <text:p>0.0196661</text:p>
              </table:table-cell>
              <table:table-cell office:value-type="float" office:value="0.00179455">
                <text:p>0.00179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84726">
                <text:p>0.0784726</text:p>
              </table:table-cell>
              <table:table-cell office:value-type="float" office:value="-0.0223611">
                <text:p>-0.0223611</text:p>
              </table:table-cell>
              <table:table-cell office:value-type="float" office:value="0.108749">
                <text:p>0.108749</text:p>
              </table:table-cell>
              <table:table-cell office:value-type="float" office:value="0.274562">
                <text:p>0.274562</text:p>
              </table:table-cell>
              <table:table-cell office:value-type="float" office:value="0.114162">
                <text:p>0.114162</text:p>
              </table:table-cell>
              <table:table-cell office:value-type="float" office:value="0.169086">
                <text:p>0.169086</text:p>
              </table:table-cell>
              <table:table-cell office:value-type="float" office:value="0.0525507">
                <text:p>0.0525507</text:p>
              </table:table-cell>
              <table:table-cell office:value-type="float" office:value="-0.0247889">
                <text:p>-0.0247889</text:p>
              </table:table-cell>
              <table:table-cell office:value-type="float" office:value="0.0188351">
                <text:p>0.0188351</text:p>
              </table:table-cell>
              <table:table-cell office:value-type="float" office:value="0.00134807">
                <text:p>0.001348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21519">
                <text:p>0.0721519</text:p>
              </table:table-cell>
              <table:table-cell office:value-type="float" office:value="-0.0209899">
                <text:p>-0.0209899</text:p>
              </table:table-cell>
              <table:table-cell office:value-type="float" office:value="0.105183">
                <text:p>0.105183</text:p>
              </table:table-cell>
              <table:table-cell office:value-type="float" office:value="0.276152">
                <text:p>0.276152</text:p>
              </table:table-cell>
              <table:table-cell office:value-type="float" office:value="0.112114">
                <text:p>0.112114</text:p>
              </table:table-cell>
              <table:table-cell office:value-type="float" office:value="0.153466">
                <text:p>0.153466</text:p>
              </table:table-cell>
              <table:table-cell office:value-type="float" office:value="0.0487246">
                <text:p>0.0487246</text:p>
              </table:table-cell>
              <table:table-cell office:value-type="float" office:value="-0.031171">
                <text:p>-0.031171</text:p>
              </table:table-cell>
              <table:table-cell office:value-type="float" office:value="0.017225">
                <text:p>0.017225</text:p>
              </table:table-cell>
              <table:table-cell office:value-type="float" office:value="0.00146289">
                <text:p>0.001462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15177">
                <text:p>0.0715177</text:p>
              </table:table-cell>
              <table:table-cell office:value-type="float" office:value="-0.0230466">
                <text:p>-0.0230466</text:p>
              </table:table-cell>
              <table:table-cell office:value-type="float" office:value="0.0981995">
                <text:p>0.0981995</text:p>
              </table:table-cell>
              <table:table-cell office:value-type="float" office:value="0.231004">
                <text:p>0.231004</text:p>
              </table:table-cell>
              <table:table-cell office:value-type="float" office:value="0.105603">
                <text:p>0.105603</text:p>
              </table:table-cell>
              <table:table-cell office:value-type="float" office:value="0.138026">
                <text:p>0.138026</text:p>
              </table:table-cell>
              <table:table-cell office:value-type="float" office:value="0.0461121">
                <text:p>0.0461121</text:p>
              </table:table-cell>
              <table:table-cell office:value-type="float" office:value="-0.031668">
                <text:p>-0.031668</text:p>
              </table:table-cell>
              <table:table-cell office:value-type="float" office:value="0.0147695">
                <text:p>0.0147695</text:p>
              </table:table-cell>
              <table:table-cell office:value-type="float" office:value="0.00255277">
                <text:p>0.00255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8819">
                <text:p>0.068819</text:p>
              </table:table-cell>
              <table:table-cell office:value-type="float" office:value="-0.0224207">
                <text:p>-0.0224207</text:p>
              </table:table-cell>
              <table:table-cell office:value-type="float" office:value="0.0965668">
                <text:p>0.0965668</text:p>
              </table:table-cell>
              <table:table-cell office:value-type="float" office:value="0.262803">
                <text:p>0.262803</text:p>
              </table:table-cell>
              <table:table-cell office:value-type="float" office:value="0.0943899">
                <text:p>0.0943899</text:p>
              </table:table-cell>
              <table:table-cell office:value-type="float" office:value="0.0788263">
                <text:p>0.0788263</text:p>
              </table:table-cell>
              <table:table-cell office:value-type="float" office:value="0.0424266">
                <text:p>0.0424266</text:p>
              </table:table-cell>
              <table:table-cell office:value-type="float" office:value="-0.0304671">
                <text:p>-0.0304671</text:p>
              </table:table-cell>
              <table:table-cell office:value-type="float" office:value="0.0133203">
                <text:p>0.0133203</text:p>
              </table:table-cell>
              <table:table-cell office:value-type="float" office:value="0.00576579">
                <text:p>0.005765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39626">
                <text:p>0.0639626</text:p>
              </table:table-cell>
              <table:table-cell office:value-type="float" office:value="-0.0216436">
                <text:p>-0.0216436</text:p>
              </table:table-cell>
              <table:table-cell office:value-type="float" office:value="0.0935969">
                <text:p>0.0935969</text:p>
              </table:table-cell>
              <table:table-cell office:value-type="float" office:value="0.241461">
                <text:p>0.241461</text:p>
              </table:table-cell>
              <table:table-cell office:value-type="float" office:value="0.0928204">
                <text:p>0.0928204</text:p>
              </table:table-cell>
              <table:table-cell office:value-type="float" office:value="0.0600826">
                <text:p>0.0600826</text:p>
              </table:table-cell>
              <table:table-cell office:value-type="float" office:value="0.0405894">
                <text:p>0.0405894</text:p>
              </table:table-cell>
              <table:table-cell office:value-type="float" office:value="-0.0297841">
                <text:p>-0.0297841</text:p>
              </table:table-cell>
              <table:table-cell office:value-type="float" office:value="0.0129353">
                <text:p>0.0129353</text:p>
              </table:table-cell>
              <table:table-cell office:value-type="float" office:value="0.00346437">
                <text:p>0.003464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40016">
                <text:p>0.0540016</text:p>
              </table:table-cell>
              <table:table-cell office:value-type="float" office:value="-0.00827175">
                <text:p>-0.00827175</text:p>
              </table:table-cell>
              <table:table-cell office:value-type="float" office:value="0.0877331">
                <text:p>0.0877331</text:p>
              </table:table-cell>
              <table:table-cell office:value-type="float" office:value="0.216358">
                <text:p>0.216358</text:p>
              </table:table-cell>
              <table:table-cell office:value-type="float" office:value="0.0890809">
                <text:p>0.0890809</text:p>
              </table:table-cell>
              <table:table-cell office:value-type="float" office:value="0.0455541">
                <text:p>0.0455541</text:p>
              </table:table-cell>
              <table:table-cell office:value-type="float" office:value="0.0383797">
                <text:p>0.0383797</text:p>
              </table:table-cell>
              <table:table-cell office:value-type="float" office:value="-0.0295047">
                <text:p>-0.0295047</text:p>
              </table:table-cell>
              <table:table-cell office:value-type="float" office:value="0.0118831">
                <text:p>0.0118831</text:p>
              </table:table-cell>
              <table:table-cell office:value-type="float" office:value="0.00360901">
                <text:p>0.003609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30551">
                <text:p>0.0530551</text:p>
              </table:table-cell>
              <table:table-cell office:value-type="float" office:value="-0.0271832">
                <text:p>-0.0271832</text:p>
              </table:table-cell>
              <table:table-cell office:value-type="float" office:value="0.0819095">
                <text:p>0.0819095</text:p>
              </table:table-cell>
              <table:table-cell office:value-type="float" office:value="0.200059">
                <text:p>0.200059</text:p>
              </table:table-cell>
              <table:table-cell office:value-type="float" office:value="0.0839719">
                <text:p>0.0839719</text:p>
              </table:table-cell>
              <table:table-cell office:value-type="float" office:value="0.0248675">
                <text:p>0.0248675</text:p>
              </table:table-cell>
              <table:table-cell office:value-type="float" office:value="0.0352819">
                <text:p>0.0352819</text:p>
              </table:table-cell>
              <table:table-cell office:value-type="float" office:value="-0.0294223">
                <text:p>-0.0294223</text:p>
              </table:table-cell>
              <table:table-cell office:value-type="float" office:value="0.0106074">
                <text:p>0.0106074</text:p>
              </table:table-cell>
              <table:table-cell office:value-type="float" office:value="0.00186611">
                <text:p>0.001866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18866">
                <text:p>0.0518866</text:p>
              </table:table-cell>
              <table:table-cell office:value-type="float" office:value="-0.0187386">
                <text:p>-0.0187386</text:p>
              </table:table-cell>
              <table:table-cell office:value-type="float" office:value="0.0801462">
                <text:p>0.0801462</text:p>
              </table:table-cell>
              <table:table-cell office:value-type="float" office:value="0.164822">
                <text:p>0.164822</text:p>
              </table:table-cell>
              <table:table-cell office:value-type="float" office:value="0.0819816">
                <text:p>0.0819816</text:p>
              </table:table-cell>
              <table:table-cell office:value-type="float" office:value="0.0228872">
                <text:p>0.0228872</text:p>
              </table:table-cell>
              <table:table-cell office:value-type="float" office:value="0.0320482">
                <text:p>0.0320482</text:p>
              </table:table-cell>
              <table:table-cell office:value-type="float" office:value="-0.0265119">
                <text:p>-0.0265119</text:p>
              </table:table-cell>
              <table:table-cell office:value-type="float" office:value="0.0101568">
                <text:p>0.0101568</text:p>
              </table:table-cell>
              <table:table-cell office:value-type="float" office:value="-0.0238803">
                <text:p>-0.02388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92449">
                <text:p>0.0492449</text:p>
              </table:table-cell>
              <table:table-cell office:value-type="float" office:value="-0.0182034">
                <text:p>-0.0182034</text:p>
              </table:table-cell>
              <table:table-cell office:value-type="float" office:value="0.07843">
                <text:p>0.07843</text:p>
              </table:table-cell>
              <table:table-cell office:value-type="float" office:value="0.180155">
                <text:p>0.180155</text:p>
              </table:table-cell>
              <table:table-cell office:value-type="float" office:value="0.0786656">
                <text:p>0.0786656</text:p>
              </table:table-cell>
              <table:table-cell office:value-type="float" office:value="0.00775019">
                <text:p>0.00775019</text:p>
              </table:table-cell>
              <table:table-cell office:value-type="float" office:value="0.0306782">
                <text:p>0.0306782</text:p>
              </table:table-cell>
              <table:table-cell office:value-type="float" office:value="-0.0267776">
                <text:p>-0.026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61371">
                <text:p>0.0461371</text:p>
              </table:table-cell>
              <table:table-cell office:value-type="float" office:value="-0.01908">
                <text:p>-0.01908</text:p>
              </table:table-cell>
              <table:table-cell office:value-type="float" office:value="0.076374">
                <text:p>0.076374</text:p>
              </table:table-cell>
              <table:table-cell office:value-type="float" office:value="0.169792">
                <text:p>0.169792</text:p>
              </table:table-cell>
              <table:table-cell office:value-type="float" office:value="0.0754199">
                <text:p>0.0754199</text:p>
              </table:table-cell>
              <table:table-cell office:value-type="float" office:value="-0.000275611">
                <text:p>-0.000275611</text:p>
              </table:table-cell>
              <table:table-cell office:value-type="float" office:value="0.0278437">
                <text:p>0.0278437</text:p>
              </table:table-cell>
              <table:table-cell office:value-type="float" office:value="-0.0252582">
                <text:p>-0.0252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36465">
                <text:p>0.0436465</text:p>
              </table:table-cell>
              <table:table-cell office:value-type="float" office:value="-0.0183526">
                <text:p>-0.0183526</text:p>
              </table:table-cell>
              <table:table-cell office:value-type="float" office:value="0.074733">
                <text:p>0.074733</text:p>
              </table:table-cell>
              <table:table-cell office:value-type="float" office:value="0.143592">
                <text:p>0.143592</text:p>
              </table:table-cell>
              <table:table-cell office:value-type="float" office:value="0.0715234">
                <text:p>0.0715234</text:p>
              </table:table-cell>
              <table:table-cell office:value-type="float" office:value="-0.00423087">
                <text:p>-0.00423087</text:p>
              </table:table-cell>
              <table:table-cell office:value-type="float" office:value="0.025263">
                <text:p>0.025263</text:p>
              </table:table-cell>
              <table:table-cell office:value-type="float" office:value="-0.026681">
                <text:p>-0.026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12387">
                <text:p>0.0412387</text:p>
              </table:table-cell>
              <table:table-cell office:value-type="float" office:value="-0.0185193">
                <text:p>-0.0185193</text:p>
              </table:table-cell>
              <table:table-cell office:value-type="float" office:value="0.0723911">
                <text:p>0.0723911</text:p>
              </table:table-cell>
              <table:table-cell office:value-type="float" office:value="0.138136">
                <text:p>0.138136</text:p>
              </table:table-cell>
              <table:table-cell office:value-type="float" office:value="0.070261">
                <text:p>0.070261</text:p>
              </table:table-cell>
              <table:table-cell office:value-type="float" office:value="-0.0159689">
                <text:p>-0.0159689</text:p>
              </table:table-cell>
              <table:table-cell office:value-type="float" office:value="0.0241455">
                <text:p>0.0241455</text:p>
              </table:table-cell>
              <table:table-cell office:value-type="float" office:value="-0.0231465">
                <text:p>-0.023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01389">
                <text:p>0.0401389</text:p>
              </table:table-cell>
              <table:table-cell office:value-type="float" office:value="-0.0199669">
                <text:p>-0.0199669</text:p>
              </table:table-cell>
              <table:table-cell office:value-type="float" office:value="0.0675073">
                <text:p>0.0675073</text:p>
              </table:table-cell>
              <table:table-cell office:value-type="float" office:value="0.0988092">
                <text:p>0.0988092</text:p>
              </table:table-cell>
              <table:table-cell office:value-type="float" office:value="0.0678068">
                <text:p>0.0678068</text:p>
              </table:table-cell>
              <table:table-cell office:value-type="float" office:value="-0.0323301">
                <text:p>-0.0323301</text:p>
              </table:table-cell>
              <table:table-cell office:value-type="float" office:value="0.0231657">
                <text:p>0.0231657</text:p>
              </table:table-cell>
              <table:table-cell office:value-type="float" office:value="-0.0252321">
                <text:p>-0.0252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938">
                <text:p>0.03938</text:p>
              </table:table-cell>
              <table:table-cell office:value-type="float" office:value="-0.018163">
                <text:p>-0.018163</text:p>
              </table:table-cell>
              <table:table-cell office:value-type="float" office:value="0.0657788">
                <text:p>0.0657788</text:p>
              </table:table-cell>
              <table:table-cell office:value-type="float" office:value="0.130892">
                <text:p>0.130892</text:p>
              </table:table-cell>
              <table:table-cell office:value-type="float" office:value="0.0666224">
                <text:p>0.0666224</text:p>
              </table:table-cell>
              <table:table-cell office:value-type="float" office:value="-0.0232198">
                <text:p>-0.0232198</text:p>
              </table:table-cell>
              <table:table-cell office:value-type="float" office:value="0.022191">
                <text:p>0.022191</text:p>
              </table:table-cell>
              <table:table-cell office:value-type="float" office:value="-0.0112491">
                <text:p>-0.011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55333">
                <text:p>0.0355333</text:p>
              </table:table-cell>
              <table:table-cell office:value-type="float" office:value="-0.0171825">
                <text:p>-0.0171825</text:p>
              </table:table-cell>
              <table:table-cell office:value-type="float" office:value="0.0650447">
                <text:p>0.0650447</text:p>
              </table:table-cell>
              <table:table-cell office:value-type="float" office:value="0.0930536">
                <text:p>0.0930536</text:p>
              </table:table-cell>
              <table:table-cell office:value-type="float" office:value="0.0642797">
                <text:p>0.0642797</text:p>
              </table:table-cell>
              <table:table-cell office:value-type="float" office:value="-0.0291008">
                <text:p>-0.0291008</text:p>
              </table:table-cell>
              <table:table-cell office:value-type="float" office:value="0.0216971">
                <text:p>0.0216971</text:p>
              </table:table-cell>
              <table:table-cell office:value-type="float" office:value="-0.0210987">
                <text:p>-0.021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42389">
                <text:p>0.0342389</text:p>
              </table:table-cell>
              <table:table-cell office:value-type="float" office:value="-0.0170072">
                <text:p>-0.0170072</text:p>
              </table:table-cell>
              <table:table-cell office:value-type="float" office:value="0.063011">
                <text:p>0.063011</text:p>
              </table:table-cell>
              <table:table-cell office:value-type="float" office:value="0.0824491">
                <text:p>0.0824491</text:p>
              </table:table-cell>
              <table:table-cell office:value-type="float" office:value="0.060218">
                <text:p>0.060218</text:p>
              </table:table-cell>
              <table:table-cell office:value-type="float" office:value="-0.0325511">
                <text:p>-0.0325511</text:p>
              </table:table-cell>
              <table:table-cell office:value-type="float" office:value="0.0201216">
                <text:p>0.0201216</text:p>
              </table:table-cell>
              <table:table-cell office:value-type="float" office:value="-0.0168418">
                <text:p>-0.016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29543">
                <text:p>0.0329543</text:p>
              </table:table-cell>
              <table:table-cell office:value-type="float" office:value="-0.0169399">
                <text:p>-0.0169399</text:p>
              </table:table-cell>
              <table:table-cell office:value-type="float" office:value="0.0581579">
                <text:p>0.0581579</text:p>
              </table:table-cell>
              <table:table-cell office:value-type="float" office:value="0.0533712">
                <text:p>0.0533712</text:p>
              </table:table-cell>
              <table:table-cell office:value-type="float" office:value="0.0580004">
                <text:p>0.0580004</text:p>
              </table:table-cell>
              <table:table-cell office:value-type="float" office:value="-0.033143">
                <text:p>-0.033143</text:p>
              </table:table-cell>
              <table:table-cell office:value-type="float" office:value="0.0174507">
                <text:p>0.0174507</text:p>
              </table:table-cell>
              <table:table-cell office:value-type="float" office:value="-0.00527554">
                <text:p>-0.00527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09054">
                <text:p>0.0309054</text:p>
              </table:table-cell>
              <table:table-cell office:value-type="float" office:value="-0.0176807">
                <text:p>-0.0176807</text:p>
              </table:table-cell>
              <table:table-cell office:value-type="float" office:value="0.0545443">
                <text:p>0.0545443</text:p>
              </table:table-cell>
              <table:table-cell office:value-type="float" office:value="0.0375501">
                <text:p>0.0375501</text:p>
              </table:table-cell>
              <table:table-cell office:value-type="float" office:value="0.0564525">
                <text:p>0.0564525</text:p>
              </table:table-cell>
              <table:table-cell office:value-type="float" office:value="-0.0335117">
                <text:p>-0.0335117</text:p>
              </table:table-cell>
              <table:table-cell office:value-type="float" office:value="0.0169414">
                <text:p>0.0169414</text:p>
              </table:table-cell>
              <table:table-cell office:value-type="float" office:value="-0.023406">
                <text:p>-0.023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86746">
                <text:p>0.0286746</text:p>
              </table:table-cell>
              <table:table-cell office:value-type="float" office:value="-0.0176726">
                <text:p>-0.0176726</text:p>
              </table:table-cell>
              <table:table-cell office:value-type="float" office:value="0.0530802">
                <text:p>0.0530802</text:p>
              </table:table-cell>
              <table:table-cell office:value-type="float" office:value="0.0233904">
                <text:p>0.0233904</text:p>
              </table:table-cell>
              <table:table-cell office:value-type="float" office:value="0.0538038">
                <text:p>0.0538038</text:p>
              </table:table-cell>
              <table:table-cell office:value-type="float" office:value="-0.0360358">
                <text:p>-0.0360358</text:p>
              </table:table-cell>
              <table:table-cell office:value-type="float" office:value="0.0165613">
                <text:p>0.0165613</text:p>
              </table:table-cell>
              <table:table-cell office:value-type="float" office:value="-0.0063214">
                <text:p>-0.0063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71107">
                <text:p>0.0271107</text:p>
              </table:table-cell>
              <table:table-cell office:value-type="float" office:value="-0.0168851">
                <text:p>-0.0168851</text:p>
              </table:table-cell>
              <table:table-cell office:value-type="float" office:value="0.0511561">
                <text:p>0.0511561</text:p>
              </table:table-cell>
              <table:table-cell office:value-type="float" office:value="0.0145072">
                <text:p>0.0145072</text:p>
              </table:table-cell>
              <table:table-cell office:value-type="float" office:value="0.0522451">
                <text:p>0.0522451</text:p>
              </table:table-cell>
              <table:table-cell office:value-type="float" office:value="-0.0354793">
                <text:p>-0.0354793</text:p>
              </table:table-cell>
              <table:table-cell office:value-type="float" office:value="0.0158771">
                <text:p>0.0158771</text:p>
              </table:table-cell>
              <table:table-cell office:value-type="float" office:value="-0.00844614">
                <text:p>-0.00844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56401">
                <text:p>0.0256401</text:p>
              </table:table-cell>
              <table:table-cell office:value-type="float" office:value="-0.0139627">
                <text:p>-0.0139627</text:p>
              </table:table-cell>
              <table:table-cell office:value-type="float" office:value="0.0487563">
                <text:p>0.0487563</text:p>
              </table:table-cell>
              <table:table-cell office:value-type="float" office:value="0.0203104">
                <text:p>0.0203104</text:p>
              </table:table-cell>
              <table:table-cell office:value-type="float" office:value="0.0458739">
                <text:p>0.0458739</text:p>
              </table:table-cell>
              <table:table-cell office:value-type="float" office:value="-0.0412023">
                <text:p>-0.0412023</text:p>
              </table:table-cell>
              <table:table-cell office:value-type="float" office:value="0.0147347">
                <text:p>0.0147347</text:p>
              </table:table-cell>
              <table:table-cell office:value-type="float" office:value="-0.0030358">
                <text:p>-0.003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42242">
                <text:p>0.0242242</text:p>
              </table:table-cell>
              <table:table-cell office:value-type="float" office:value="-0.0123084">
                <text:p>-0.0123084</text:p>
              </table:table-cell>
              <table:table-cell office:value-type="float" office:value="0.0484424">
                <text:p>0.0484424</text:p>
              </table:table-cell>
              <table:table-cell office:value-type="float" office:value="-0.00695806">
                <text:p>-0.00695806</text:p>
              </table:table-cell>
              <table:table-cell office:value-type="float" office:value="0.045323">
                <text:p>0.045323</text:p>
              </table:table-cell>
              <table:table-cell office:value-type="float" office:value="-0.0386054">
                <text:p>-0.0386054</text:p>
              </table:table-cell>
              <table:table-cell office:value-type="float" office:value="0.0139546">
                <text:p>0.0139546</text:p>
              </table:table-cell>
              <table:table-cell office:value-type="float" office:value="-0.000547323">
                <text:p>-0.000547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1223">
                <text:p>0.021223</text:p>
              </table:table-cell>
              <table:table-cell office:value-type="float" office:value="-0.00556108">
                <text:p>-0.00556108</text:p>
              </table:table-cell>
              <table:table-cell office:value-type="float" office:value="0.0476869">
                <text:p>0.0476869</text:p>
              </table:table-cell>
              <table:table-cell office:value-type="float" office:value="0.0165149">
                <text:p>0.0165149</text:p>
              </table:table-cell>
              <table:table-cell office:value-type="float" office:value="0.0439765">
                <text:p>0.0439765</text:p>
              </table:table-cell>
              <table:table-cell office:value-type="float" office:value="-0.0414766">
                <text:p>-0.0414766</text:p>
              </table:table-cell>
              <table:table-cell office:value-type="float" office:value="0.0130795">
                <text:p>0.0130795</text:p>
              </table:table-cell>
              <table:table-cell office:value-type="float" office:value="0.00232359">
                <text:p>0.0023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04828">
                <text:p>0.0204828</text:p>
              </table:table-cell>
              <table:table-cell office:value-type="float" office:value="-0.00822577">
                <text:p>-0.00822577</text:p>
              </table:table-cell>
              <table:table-cell office:value-type="float" office:value="0.0471733">
                <text:p>0.0471733</text:p>
              </table:table-cell>
              <table:table-cell office:value-type="float" office:value="-0.00137279">
                <text:p>-0.00137279</text:p>
              </table:table-cell>
              <table:table-cell office:value-type="float" office:value="0.0424334">
                <text:p>0.0424334</text:p>
              </table:table-cell>
              <table:table-cell office:value-type="float" office:value="-0.0406543">
                <text:p>-0.0406543</text:p>
              </table:table-cell>
              <table:table-cell office:value-type="float" office:value="0.0128038">
                <text:p>0.0128038</text:p>
              </table:table-cell>
              <table:table-cell office:value-type="float" office:value="0.00361483">
                <text:p>0.0036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84996">
                <text:p>0.0184996</text:p>
              </table:table-cell>
              <table:table-cell office:value-type="float" office:value="-0.00545545">
                <text:p>-0.00545545</text:p>
              </table:table-cell>
              <table:table-cell office:value-type="float" office:value="0.0454644">
                <text:p>0.0454644</text:p>
              </table:table-cell>
              <table:table-cell office:value-type="float" office:value="-0.00631939">
                <text:p>-0.00631939</text:p>
              </table:table-cell>
              <table:table-cell office:value-type="float" office:value="0.0383587">
                <text:p>0.0383587</text:p>
              </table:table-cell>
              <table:table-cell office:value-type="float" office:value="-0.0385529">
                <text:p>-0.0385529</text:p>
              </table:table-cell>
              <table:table-cell office:value-type="float" office:value="0.0116339">
                <text:p>0.0116339</text:p>
              </table:table-cell>
              <table:table-cell office:value-type="float" office:value="0.00184952">
                <text:p>0.00184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78238">
                <text:p>0.0178238</text:p>
              </table:table-cell>
              <table:table-cell office:value-type="float" office:value="NaN">
                <text:p>NaN</text:p>
              </table:table-cell>
              <table:table-cell office:value-type="float" office:value="0.0426417">
                <text:p>0.0426417</text:p>
              </table:table-cell>
              <table:table-cell office:value-type="float" office:value="-0.0125334">
                <text:p>-0.0125334</text:p>
              </table:table-cell>
              <table:table-cell office:value-type="float" office:value="0.0365818">
                <text:p>0.0365818</text:p>
              </table:table-cell>
              <table:table-cell office:value-type="float" office:value="-0.0382222">
                <text:p>-0.0382222</text:p>
              </table:table-cell>
              <table:table-cell office:value-type="float" office:value="0.0111186">
                <text:p>0.0111186</text:p>
              </table:table-cell>
              <table:table-cell office:value-type="float" office:value="0.00269489">
                <text:p>0.0026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70706">
                <text:p>0.0170706</text:p>
              </table:table-cell>
              <table:table-cell office:value-type="float" office:value="-0.00458771">
                <text:p>-0.00458771</text:p>
              </table:table-cell>
              <table:table-cell office:value-type="float" office:value="0.0399885">
                <text:p>0.0399885</text:p>
              </table:table-cell>
              <table:table-cell office:value-type="float" office:value="-0.0188797">
                <text:p>-0.0188797</text:p>
              </table:table-cell>
              <table:table-cell office:value-type="float" office:value="0.0351168">
                <text:p>0.0351168</text:p>
              </table:table-cell>
              <table:table-cell office:value-type="float" office:value="-0.0359506">
                <text:p>-0.0359506</text:p>
              </table:table-cell>
              <table:table-cell office:value-type="float" office:value="0.0104219">
                <text:p>0.0104219</text:p>
              </table:table-cell>
              <table:table-cell office:value-type="float" office:value="-0.00115762">
                <text:p>-0.00115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62151">
                <text:p>0.0162151</text:p>
              </table:table-cell>
              <table:table-cell office:value-type="float" office:value="-0.00101204">
                <text:p>-0.00101204</text:p>
              </table:table-cell>
              <table:table-cell office:value-type="float" office:value="0.038921">
                <text:p>0.038921</text:p>
              </table:table-cell>
              <table:table-cell office:value-type="float" office:value="-0.0143284">
                <text:p>-0.0143284</text:p>
              </table:table-cell>
              <table:table-cell office:value-type="float" office:value="0.0341147">
                <text:p>0.0341147</text:p>
              </table:table-cell>
              <table:table-cell office:value-type="float" office:value="-0.0391233">
                <text:p>-0.039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51765">
                <text:p>0.0151765</text:p>
              </table:table-cell>
              <table:table-cell office:value-type="float" office:value="0.000247091">
                <text:p>0.000247091</text:p>
              </table:table-cell>
              <table:table-cell office:value-type="float" office:value="0.037506">
                <text:p>0.037506</text:p>
              </table:table-cell>
              <table:table-cell office:value-type="float" office:value="-0.0179273">
                <text:p>-0.0179273</text:p>
              </table:table-cell>
              <table:table-cell office:value-type="float" office:value="0.0331103">
                <text:p>0.0331103</text:p>
              </table:table-cell>
              <table:table-cell office:value-type="float" office:value="-0.0259615">
                <text:p>-0.0259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38631">
                <text:p>0.0138631</text:p>
              </table:table-cell>
              <table:table-cell office:value-type="float" office:value="0.00241106">
                <text:p>0.00241106</text:p>
              </table:table-cell>
              <table:table-cell office:value-type="float" office:value="0.0355413">
                <text:p>0.0355413</text:p>
              </table:table-cell>
              <table:table-cell office:value-type="float" office:value="-0.0191546">
                <text:p>-0.0191546</text:p>
              </table:table-cell>
              <table:table-cell office:value-type="float" office:value="0.0327069">
                <text:p>0.0327069</text:p>
              </table:table-cell>
              <table:table-cell office:value-type="float" office:value="-0.035584">
                <text:p>-0.035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9827">
                <text:p>0.0129827</text:p>
              </table:table-cell>
              <table:table-cell office:value-type="float" office:value="0.00209997">
                <text:p>0.00209997</text:p>
              </table:table-cell>
              <table:table-cell office:value-type="float" office:value="0.0347792">
                <text:p>0.0347792</text:p>
              </table:table-cell>
              <table:table-cell office:value-type="float" office:value="-0.0241419">
                <text:p>-0.0241419</text:p>
              </table:table-cell>
              <table:table-cell office:value-type="float" office:value="0.0318891">
                <text:p>0.0318891</text:p>
              </table:table-cell>
              <table:table-cell office:value-type="float" office:value="-0.035678">
                <text:p>-0.03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275">
                <text:p>0.012275</text:p>
              </table:table-cell>
              <table:table-cell office:value-type="float" office:value="0.00211911">
                <text:p>0.00211911</text:p>
              </table:table-cell>
              <table:table-cell office:value-type="float" office:value="0.0343655">
                <text:p>0.0343655</text:p>
              </table:table-cell>
              <table:table-cell office:value-type="float" office:value="-0.0168635">
                <text:p>-0.0168635</text:p>
              </table:table-cell>
              <table:table-cell office:value-type="float" office:value="0.02955">
                <text:p>0.02955</text:p>
              </table:table-cell>
              <table:table-cell office:value-type="float" office:value="-0.0355827">
                <text:p>-0.035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7109">
                <text:p>0.0117109</text:p>
              </table:table-cell>
              <table:table-cell office:value-type="float" office:value="0.00112199">
                <text:p>0.00112199</text:p>
              </table:table-cell>
              <table:table-cell office:value-type="float" office:value="0.0338701">
                <text:p>0.0338701</text:p>
              </table:table-cell>
              <table:table-cell office:value-type="float" office:value="-0.0190754">
                <text:p>-0.0190754</text:p>
              </table:table-cell>
              <table:table-cell office:value-type="float" office:value="0.0283789">
                <text:p>0.0283789</text:p>
              </table:table-cell>
              <table:table-cell office:value-type="float" office:value="-0.0342981">
                <text:p>-0.034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2846">
                <text:p>0.0112846</text:p>
              </table:table-cell>
              <table:table-cell office:value-type="float" office:value="0.00124779">
                <text:p>0.00124779</text:p>
              </table:table-cell>
              <table:table-cell office:value-type="float" office:value="0.0329892">
                <text:p>0.0329892</text:p>
              </table:table-cell>
              <table:table-cell office:value-type="float" office:value="-0.0182717">
                <text:p>-0.0182717</text:p>
              </table:table-cell>
              <table:table-cell office:value-type="float" office:value="0.0275436">
                <text:p>0.0275436</text:p>
              </table:table-cell>
              <table:table-cell office:value-type="float" office:value="-0.0329933">
                <text:p>-0.0329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07721">
                <text:p>0.0107721</text:p>
              </table:table-cell>
              <table:table-cell office:value-type="float" office:value="0.000500447">
                <text:p>0.000500447</text:p>
              </table:table-cell>
              <table:table-cell office:value-type="float" office:value="0.0321146">
                <text:p>0.0321146</text:p>
              </table:table-cell>
              <table:table-cell office:value-type="float" office:value="-0.0220377">
                <text:p>-0.0220377</text:p>
              </table:table-cell>
              <table:table-cell office:value-type="float" office:value="0.0261148">
                <text:p>0.0261148</text:p>
              </table:table-cell>
              <table:table-cell office:value-type="float" office:value="-0.0291049">
                <text:p>-0.029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2528">
                <text:p>0.0312528</text:p>
              </table:table-cell>
              <table:table-cell office:value-type="float" office:value="-0.0210862">
                <text:p>-0.0210862</text:p>
              </table:table-cell>
              <table:table-cell office:value-type="float" office:value="0.0239642">
                <text:p>0.0239642</text:p>
              </table:table-cell>
              <table:table-cell office:value-type="float" office:value="-0.0259834">
                <text:p>-0.0259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0013">
                <text:p>0.0290013</text:p>
              </table:table-cell>
              <table:table-cell office:value-type="float" office:value="-0.0259755">
                <text:p>-0.0259755</text:p>
              </table:table-cell>
              <table:table-cell office:value-type="float" office:value="0.0236084">
                <text:p>0.0236084</text:p>
              </table:table-cell>
              <table:table-cell office:value-type="float" office:value="-0.0216868">
                <text:p>-0.021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9428">
                <text:p>0.0279428</text:p>
              </table:table-cell>
              <table:table-cell office:value-type="float" office:value="-0.0263058">
                <text:p>-0.0263058</text:p>
              </table:table-cell>
              <table:table-cell office:value-type="float" office:value="0.022653">
                <text:p>0.022653</text:p>
              </table:table-cell>
              <table:table-cell office:value-type="float" office:value="0.117299">
                <text:p>0.117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1977">
                <text:p>0.0271977</text:p>
              </table:table-cell>
              <table:table-cell office:value-type="float" office:value="-0.0287087">
                <text:p>-0.0287087</text:p>
              </table:table-cell>
              <table:table-cell office:value-type="float" office:value="0.0225256">
                <text:p>0.0225256</text:p>
              </table:table-cell>
              <table:table-cell office:value-type="float" office:value="-0.0186296">
                <text:p>-0.018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318">
                <text:p>0.0266318</text:p>
              </table:table-cell>
              <table:table-cell office:value-type="float" office:value="-0.0218141">
                <text:p>-0.0218141</text:p>
              </table:table-cell>
              <table:table-cell office:value-type="float" office:value="0.0206104">
                <text:p>0.0206104</text:p>
              </table:table-cell>
              <table:table-cell office:value-type="float" office:value="-0.0160899">
                <text:p>-0.0160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4954">
                <text:p>0.0264954</text:p>
              </table:table-cell>
              <table:table-cell office:value-type="float" office:value="-0.0328746">
                <text:p>-0.0328746</text:p>
              </table:table-cell>
              <table:table-cell office:value-type="float" office:value="0.0186222">
                <text:p>0.0186222</text:p>
              </table:table-cell>
              <table:table-cell office:value-type="float" office:value="-0.013082">
                <text:p>-0.013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0738">
                <text:p>0.0260738</text:p>
              </table:table-cell>
              <table:table-cell office:value-type="float" office:value="-0.0305899">
                <text:p>-0.0305899</text:p>
              </table:table-cell>
              <table:table-cell office:value-type="float" office:value="0.0180712">
                <text:p>0.0180712</text:p>
              </table:table-cell>
              <table:table-cell office:value-type="float" office:value="-0.0144807">
                <text:p>-0.0144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6527">
                <text:p>0.0236527</text:p>
              </table:table-cell>
              <table:table-cell office:value-type="float" office:value="-0.0314942">
                <text:p>-0.0314942</text:p>
              </table:table-cell>
              <table:table-cell office:value-type="float" office:value="0.0171485">
                <text:p>0.0171485</text:p>
              </table:table-cell>
              <table:table-cell office:value-type="float" office:value="-0.0131304">
                <text:p>-0.013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9211">
                <text:p>0.0229211</text:p>
              </table:table-cell>
              <table:table-cell office:value-type="float" office:value="-0.0312251">
                <text:p>-0.031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7323">
                <text:p>0.0217323</text:p>
              </table:table-cell>
              <table:table-cell office:value-type="float" office:value="-0.0290666">
                <text:p>-0.029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8168">
                <text:p>0.0208168</text:p>
              </table:table-cell>
              <table:table-cell office:value-type="float" office:value="0.0150562">
                <text:p>0.015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7108">
                <text:p>0.0207108</text:p>
              </table:table-cell>
              <table:table-cell office:value-type="float" office:value="-0.0383033">
                <text:p>-0.038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3816">
                <text:p>0.0203816</text:p>
              </table:table-cell>
              <table:table-cell office:value-type="float" office:value="-0.0230691">
                <text:p>-0.0230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5251">
                <text:p>0.0195251</text:p>
              </table:table-cell>
              <table:table-cell office:value-type="float" office:value="-0.0220141">
                <text:p>-0.022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93">
                <text:p>0.018393</text:p>
              </table:table-cell>
              <table:table-cell office:value-type="float" office:value="-0.0463041">
                <text:p>-0.0463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097">
                <text:p>0.0183097</text:p>
              </table:table-cell>
              <table:table-cell office:value-type="float" office:value="-0.0170144">
                <text:p>-0.0170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1016">
                <text:p>0.0181016</text:p>
              </table:table-cell>
              <table:table-cell office:value-type="float" office:value="-0.0191295">
                <text:p>-0.019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8805">
                <text:p>0.0168805</text:p>
              </table:table-cell>
              <table:table-cell office:value-type="float" office:value="-0.0166242">
                <text:p>-0.0166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65223">
                <text:p>0.0165223</text:p>
              </table:table-cell>
              <table:table-cell office:value-type="float" office:value="-0.0160719">
                <text:p>-0.0160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